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79cm"/>
    </style:style>
    <style:style style:name="co3" style:family="table-column">
      <style:table-column-properties fo:break-before="auto" style:column-width="0.714cm"/>
    </style:style>
    <style:style style:name="co4" style:family="table-column">
      <style:table-column-properties fo:break-before="auto" style:column-width="4.318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3.671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3.433cm"/>
    </style:style>
    <style:style style:name="co10" style:family="table-column">
      <style:table-column-properties fo:break-before="auto" style:column-width="3.535cm"/>
    </style:style>
    <style:style style:name="co11" style:family="table-column">
      <style:table-column-properties fo:break-before="auto" style:column-width="3.126cm"/>
    </style:style>
    <style:style style:name="co12" style:family="table-column">
      <style:table-column-properties fo:break-before="auto" style:column-width="3.33cm"/>
    </style:style>
    <style:style style:name="co13" style:family="table-column">
      <style:table-column-properties fo:break-before="auto" style:column-width="1.492cm"/>
    </style:style>
    <style:style style:name="co14" style:family="table-column">
      <style:table-column-properties fo:break-before="auto" style:column-width="1.254cm"/>
    </style:style>
    <style:style style:name="co15" style:family="table-column">
      <style:table-column-properties fo:break-before="auto" style:column-width="1.356cm"/>
    </style:style>
    <style:style style:name="co16" style:family="table-column">
      <style:table-column-properties fo:break-before="auto" style:column-width="1.697cm"/>
    </style:style>
    <style:style style:name="co17" style:family="table-column">
      <style:table-column-properties fo:break-before="auto" style:column-width="2.342cm"/>
    </style:style>
    <style:style style:name="co18" style:family="table-column">
      <style:table-column-properties fo:break-before="auto" style:column-width="2.207cm"/>
    </style:style>
    <style:style style:name="co19" style:family="table-column">
      <style:table-column-properties fo:break-before="auto" style:column-width="2.173cm"/>
    </style:style>
    <style:style style:name="co20" style:family="table-column">
      <style:table-column-properties fo:break-before="auto" style:column-width="2.071cm"/>
    </style:style>
    <style:style style:name="co21" style:family="table-column">
      <style:table-column-properties fo:break-before="auto" style:column-width="2.24cm"/>
    </style:style>
    <style:style style:name="co22" style:family="table-column">
      <style:table-column-properties fo:break-before="auto" style:column-width="1.628cm"/>
    </style:style>
    <style:style style:name="co23" style:family="table-column">
      <style:table-column-properties fo:break-before="auto" style:column-width="0.743cm"/>
    </style:style>
    <style:style style:name="co24" style:family="table-column">
      <style:table-column-properties fo:break-before="auto" style:column-width="1.764cm"/>
    </style:style>
    <style:style style:name="co25" style:family="table-column">
      <style:table-column-properties fo:break-before="auto" style:column-width="0.499cm"/>
    </style:style>
    <style:style style:name="co26" style:family="table-column">
      <style:table-column-properties fo:break-before="auto" style:column-width="1.459cm"/>
    </style:style>
    <style:style style:name="co27" style:family="table-column">
      <style:table-column-properties fo:break-before="auto" style:column-width="2.037cm"/>
    </style:style>
    <style:style style:name="co28" style:family="table-column">
      <style:table-column-properties fo:break-before="auto" style:column-width="0.573cm"/>
    </style:style>
    <style:style style:name="co29" style:family="table-column">
      <style:table-column-properties fo:break-before="auto" style:column-width="0.543cm"/>
    </style:style>
    <style:style style:name="co30" style:family="table-column">
      <style:table-column-properties fo:break-before="auto" style:column-width="0.6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pi-C" table:style-name="ta1"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ranks</text:p>
          </table:table-cell>
          <table:table-cell table:style-name="Default" office:value-type="string" calcext:value-type="string">
            <text:p>args+readpts</text:p>
          </table:table-cell>
          <table:table-cell table:style-name="Default" office:value-type="string" calcext:value-type="string">
            <text:p>sort</text:p>
          </table:table-cell>
          <table:table-cell table:style-name="Default" office:value-type="string" calcext:value-type="string">
            <text:p>getclosest</text:p>
          </table:table-cell>
          <table:table-cell table:style-name="Default" office:value-type="string" calcext:value-type="string">
            <text:p>writeFile</text:p>
          </table:table-cell>
          <table:table-cell table:style-name="Default" office:value-type="string" calcext:value-type="string">
            <text:p>total</text:p>
          </table:table-cell>
          <table:table-cell table:style-name="Default"/>
          <table:table-cell table:style-name="Default" office:value-type="string" calcext:value-type="string">
            <text:p>init</text:p>
          </table:table-cell>
          <table:table-cell table:style-name="Default" office:value-type="string" calcext:value-type="string">
            <text:p>bcast</text:p>
          </table:table-cell>
          <table:table-cell table:style-name="Default" office:value-type="string" calcext:value-type="string">
            <text:p>scatter1</text:p>
          </table:table-cell>
          <table:table-cell table:style-name="Default" office:value-type="string" calcext:value-type="string">
            <text:p>allreduce1</text:p>
          </table:table-cell>
          <table:table-cell table:style-name="Default" office:value-type="string" calcext:value-type="string">
            <text:p>scatter2</text:p>
          </table:table-cell>
          <table:table-cell table:style-name="Default" office:value-type="string" calcext:value-type="string">
            <text:p>allreduce2</text:p>
          </table:table-cell>
          <table:table-cell table:style-name="Default" office:value-type="string" calcext:value-type="string">
            <text:p>total</text:p>
          </table:table-cell>
          <table:table-cell table:number-columns-repeated="11"/>
          <table:table-cell office:value-type="string" calcext:value-type="string">
            <text:p>init</text:p>
          </table:table-cell>
          <table:table-cell office:value-type="string" calcext:value-type="string">
            <text:p>bcast</text:p>
          </table:table-cell>
          <table:table-cell office:value-type="string" calcext:value-type="string">
            <text:p>scatter1</text:p>
          </table:table-cell>
          <table:table-cell office:value-type="string" calcext:value-type="string">
            <text:p>allreduce1</text:p>
          </table:table-cell>
          <table:table-cell office:value-type="string" calcext:value-type="string">
            <text:p>scatter2</text:p>
          </table:table-cell>
          <table:table-cell office:value-type="string" calcext:value-type="string">
            <text:p>allreduce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Seq</text:p>
          </table:table-cell>
          <table:table-cell table:formula="of:=[$'C-sequential'.F28]" office:value-type="float" office:value="0" calcext:value-type="float">
            <text:p>0.00</text:p>
          </table:table-cell>
          <table:table-cell table:style-name="Default" office:value-type="float" office:value="0" calcext:value-type="float">
            <text:p>0</text:p>
          </table:table-cell>
          <table:table-cell table:formula="of:=[$'C-sequential'.G28]" office:value-type="float" office:value="436" calcext:value-type="float">
            <text:p>436.00</text:p>
          </table:table-cell>
          <table:table-cell table:formula="of:=[$'C-sequential'.I28]" office:value-type="float" office:value="0" calcext:value-type="float">
            <text:p>0.00</text:p>
          </table:table-cell>
          <table:table-cell table:formula="of:=[$'C-sequential'.J28]" office:value-type="float" office:value="436" calcext:value-type="float">
            <text:p>436.00</text:p>
          </table:table-cell>
          <table:table-cell/>
          <table:table-cell table:number-columns-repeated="7" office:value-type="float" office:value="0" calcext:value-type="float">
            <text:p>0.00</text:p>
          </table:table-cell>
          <table:table-cell table:number-columns-repeated="2"/>
          <table:table-cell table:style-name="ce1" table:formula="of:=[.G2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$'C-parallel'.S2:$'C-parallel'.S6])" office:value-type="float" office:value="16" calcext:value-type="float">
            <text:p>16.00</text:p>
          </table:table-cell>
          <table:table-cell table:formula="of:=AVERAGE([$'C-parallel'.T2:$'C-parallel'.T6])" office:value-type="float" office:value="2" calcext:value-type="float">
            <text:p>2.00</text:p>
          </table:table-cell>
          <table:table-cell table:formula="of:=AVERAGE([$'C-parallel'.U2:$'C-parallel'.U6])" office:value-type="float" office:value="466" calcext:value-type="float">
            <text:p>466.00</text:p>
          </table:table-cell>
          <table:table-cell table:formula="of:=AVERAGE([$'C-parallel'.V2:$'C-parallel'.V6])" office:value-type="float" office:value="0" calcext:value-type="float">
            <text:p>0.00</text:p>
          </table:table-cell>
          <table:table-cell table:formula="of:=AVERAGE([$'C-parallel'.W2:$'C-parallel'.W6])" office:value-type="float" office:value="508" calcext:value-type="float">
            <text:p>508.00</text:p>
          </table:table-cell>
          <table:table-cell/>
          <table:table-cell table:formula="of:=AVERAGE([$'C-parallel'.Y2:$'C-parallel'.Y6])" office:value-type="float" office:value="24" calcext:value-type="float">
            <text:p>24.00</text:p>
          </table:table-cell>
          <table:table-cell table:number-columns-repeated="8"/>
          <table:table-cell table:style-name="ce1" table:formula="of:=[.G3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$'C-parallel'.S7:$'C-parallel'.S11])" office:value-type="float" office:value="14" calcext:value-type="float">
            <text:p>14.00</text:p>
          </table:table-cell>
          <table:table-cell table:formula="of:=AVERAGE([$'C-parallel'.T7:$'C-parallel'.T11])" office:value-type="float" office:value="2" calcext:value-type="float">
            <text:p>2.00</text:p>
          </table:table-cell>
          <table:table-cell table:formula="of:=AVERAGE([$'C-parallel'.U7:$'C-parallel'.U11])" office:value-type="float" office:value="132" calcext:value-type="float">
            <text:p>132.00</text:p>
          </table:table-cell>
          <table:table-cell table:formula="of:=AVERAGE([$'C-parallel'.V7:$'C-parallel'.V11])" office:value-type="float" office:value="0" calcext:value-type="float">
            <text:p>0.00</text:p>
          </table:table-cell>
          <table:table-cell table:formula="of:=AVERAGE([$'C-parallel'.W7:$'C-parallel'.W11])" office:value-type="float" office:value="178" calcext:value-type="float">
            <text:p>178.00</text:p>
          </table:table-cell>
          <table:table-cell/>
          <table:table-cell table:formula="of:=AVERAGE([$'C-parallel'.Y7:$'C-parallel'.Y11])" office:value-type="float" office:value="30" calcext:value-type="float">
            <text:p>30.00</text:p>
          </table:table-cell>
          <table:table-cell table:number-columns-repeated="8"/>
          <table:table-cell table:style-name="ce1" table:formula="of:=[.G4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$'C-parallel'.S12:$'C-parallel'.S16])" office:value-type="float" office:value="12" calcext:value-type="float">
            <text:p>12.00</text:p>
          </table:table-cell>
          <table:table-cell table:formula="of:=AVERAGE([$'C-parallel'.T12:$'C-parallel'.T16])" office:value-type="float" office:value="0" calcext:value-type="float">
            <text:p>0.00</text:p>
          </table:table-cell>
          <table:table-cell table:formula="of:=AVERAGE([$'C-parallel'.U12:$'C-parallel'.U16])" office:value-type="float" office:value="46" calcext:value-type="float">
            <text:p>46.00</text:p>
          </table:table-cell>
          <table:table-cell table:formula="of:=AVERAGE([$'C-parallel'.V12:$'C-parallel'.V16])" office:value-type="float" office:value="0" calcext:value-type="float">
            <text:p>0.00</text:p>
          </table:table-cell>
          <table:table-cell table:formula="of:=AVERAGE([$'C-parallel'.W12:$'C-parallel'.W16])" office:value-type="float" office:value="88" calcext:value-type="float">
            <text:p>88.00</text:p>
          </table:table-cell>
          <table:table-cell/>
          <table:table-cell table:formula="of:=AVERAGE([$'C-parallel'.Y12:$'C-parallel'.Y16])" office:value-type="float" office:value="30" calcext:value-type="float">
            <text:p>30.00</text:p>
          </table:table-cell>
          <table:table-cell table:number-columns-repeated="8"/>
          <table:table-cell table:style-name="ce1" table:formula="of:=[.G5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VERAGE([$'C-parallel'.S17:$'C-parallel'.S21])" office:value-type="float" office:value="14" calcext:value-type="float">
            <text:p>14.00</text:p>
          </table:table-cell>
          <table:table-cell table:formula="of:=AVERAGE([$'C-parallel'.T17:$'C-parallel'.T21])" office:value-type="float" office:value="0" calcext:value-type="float">
            <text:p>0.00</text:p>
          </table:table-cell>
          <table:table-cell table:formula="of:=AVERAGE([$'C-parallel'.U17:$'C-parallel'.U21])" office:value-type="float" office:value="16" calcext:value-type="float">
            <text:p>16.00</text:p>
          </table:table-cell>
          <table:table-cell table:formula="of:=AVERAGE([$'C-parallel'.V17:$'C-parallel'.V21])" office:value-type="float" office:value="0" calcext:value-type="float">
            <text:p>0.00</text:p>
          </table:table-cell>
          <table:table-cell table:formula="of:=AVERAGE([$'C-parallel'.W17:$'C-parallel'.W21])" office:value-type="float" office:value="56" calcext:value-type="float">
            <text:p>56.00</text:p>
          </table:table-cell>
          <table:table-cell/>
          <table:table-cell table:formula="of:=AVERAGE([$'C-parallel'.Y17:$'C-parallel'.Y21])" office:value-type="float" office:value="26" calcext:value-type="float">
            <text:p>26.00</text:p>
          </table:table-cell>
          <table:table-cell table:number-columns-repeated="8"/>
          <table:table-cell table:style-name="ce1" table:formula="of:=[.G6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VERAGE([$'C-parallel'.S22:$'C-parallel'.S26])" office:value-type="float" office:value="12" calcext:value-type="float">
            <text:p>12.00</text:p>
          </table:table-cell>
          <table:table-cell table:formula="of:=AVERAGE([$'C-parallel'.T22:$'C-parallel'.T26])" office:value-type="float" office:value="0" calcext:value-type="float">
            <text:p>0.00</text:p>
          </table:table-cell>
          <table:table-cell table:formula="of:=AVERAGE([$'C-parallel'.U22:$'C-parallel'.U26])" office:value-type="float" office:value="4" calcext:value-type="float">
            <text:p>4.00</text:p>
          </table:table-cell>
          <table:table-cell table:formula="of:=AVERAGE([$'C-parallel'.V22:$'C-parallel'.V26])" office:value-type="float" office:value="0" calcext:value-type="float">
            <text:p>0.00</text:p>
          </table:table-cell>
          <table:table-cell table:formula="of:=AVERAGE([$'C-parallel'.W22:$'C-parallel'.W26])" office:value-type="float" office:value="48" calcext:value-type="float">
            <text:p>48.00</text:p>
          </table:table-cell>
          <table:table-cell/>
          <table:table-cell table:formula="of:=AVERAGE([$'C-parallel'.Y22:$'C-parallel'.Y26])" office:value-type="float" office:value="32" calcext:value-type="float">
            <text:p>32.00</text:p>
          </table:table-cell>
          <table:table-cell table:number-columns-repeated="8"/>
          <table:table-cell table:style-name="ce1" table:formula="of:=[.G7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AVERAGE([$'C-parallel'.S27:$'C-parallel'.S31])" office:value-type="float" office:value="16" calcext:value-type="float">
            <text:p>16.00</text:p>
          </table:table-cell>
          <table:table-cell table:formula="of:=AVERAGE([$'C-parallel'.T27:$'C-parallel'.T31])" office:value-type="float" office:value="2" calcext:value-type="float">
            <text:p>2.00</text:p>
          </table:table-cell>
          <table:table-cell table:formula="of:=AVERAGE([$'C-parallel'.U27:$'C-parallel'.U31])" office:value-type="float" office:value="0" calcext:value-type="float">
            <text:p>0.00</text:p>
          </table:table-cell>
          <table:table-cell table:formula="of:=AVERAGE([$'C-parallel'.V27:$'C-parallel'.V31])" office:value-type="float" office:value="0" calcext:value-type="float">
            <text:p>0.00</text:p>
          </table:table-cell>
          <table:table-cell table:formula="of:=AVERAGE([$'C-parallel'.W27:$'C-parallel'.W31])" office:value-type="float" office:value="54" calcext:value-type="float">
            <text:p>54.00</text:p>
          </table:table-cell>
          <table:table-cell/>
          <table:table-cell table:formula="of:=AVERAGE([$'C-parallel'.Y27:$'C-parallel'.Y31])" office:value-type="float" office:value="36" calcext:value-type="float">
            <text:p>36.00</text:p>
          </table:table-cell>
          <table:table-cell table:number-columns-repeated="8"/>
          <table:table-cell table:style-name="ce1" table:formula="of:=[.G8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Seq</text:p>
          </table:table-cell>
          <table:table-cell table:formula="of:=[$'C-sequential'.F29]" office:value-type="float" office:value="72" calcext:value-type="float">
            <text:p>72.00</text:p>
          </table:table-cell>
          <table:table-cell table:style-name="Default" office:value-type="float" office:value="0" calcext:value-type="float">
            <text:p>0</text:p>
          </table:table-cell>
          <table:table-cell table:formula="of:=[$'C-sequential'.G29]" office:value-type="float" office:value="44604" calcext:value-type="float">
            <text:p>44604.00</text:p>
          </table:table-cell>
          <table:table-cell table:formula="of:=[$'C-sequential'.I29]" office:value-type="float" office:value="0" calcext:value-type="float">
            <text:p>0.00</text:p>
          </table:table-cell>
          <table:table-cell table:formula="of:=[$'C-sequential'.J29]" office:value-type="float" office:value="44676" calcext:value-type="float">
            <text:p>44676.00</text:p>
          </table:table-cell>
          <table:table-cell table:number-columns-repeated="10"/>
          <table:table-cell table:style-name="ce1" table:formula="of:=[.G9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$'C-parallel'.S32:$'C-parallel'.S36])" office:value-type="float" office:value="94" calcext:value-type="float">
            <text:p>94.00</text:p>
          </table:table-cell>
          <table:table-cell table:formula="of:=AVERAGE([$'C-parallel'.T32:$'C-parallel'.T36])" office:value-type="float" office:value="34" calcext:value-type="float">
            <text:p>34.00</text:p>
          </table:table-cell>
          <table:table-cell table:formula="of:=AVERAGE([$'C-parallel'.U32:$'C-parallel'.U36])" office:value-type="float" office:value="46826" calcext:value-type="float">
            <text:p>46826.00</text:p>
          </table:table-cell>
          <table:table-cell table:formula="of:=AVERAGE([$'C-parallel'.V32:$'C-parallel'.V36])" office:value-type="float" office:value="0" calcext:value-type="float">
            <text:p>0.00</text:p>
          </table:table-cell>
          <table:table-cell table:formula="of:=AVERAGE([$'C-parallel'.W32:$'C-parallel'.W36])" office:value-type="float" office:value="46978" calcext:value-type="float">
            <text:p>46978.00</text:p>
          </table:table-cell>
          <table:table-cell/>
          <table:table-cell table:formula="of:=AVERAGE([$'C-parallel'.Y32:$'C-parallel'.Y36])" office:value-type="float" office:value="24" calcext:value-type="float">
            <text:p>24.00</text:p>
          </table:table-cell>
          <table:table-cell table:number-columns-repeated="8"/>
          <table:table-cell table:style-name="ce1" table:formula="of:=[.G10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$'C-parallel'.S37:$'C-parallel'.S41])" office:value-type="float" office:value="102" calcext:value-type="float">
            <text:p>102.00</text:p>
          </table:table-cell>
          <table:table-cell table:formula="of:=AVERAGE([$'C-parallel'.T37:$'C-parallel'.T41])" office:value-type="float" office:value="20" calcext:value-type="float">
            <text:p>20.00</text:p>
          </table:table-cell>
          <table:table-cell table:formula="of:=AVERAGE([$'C-parallel'.U37:$'C-parallel'.U41])" office:value-type="float" office:value="12028" calcext:value-type="float">
            <text:p>12028.00</text:p>
          </table:table-cell>
          <table:table-cell table:formula="of:=AVERAGE([$'C-parallel'.V37:$'C-parallel'.V41])" office:value-type="float" office:value="0" calcext:value-type="float">
            <text:p>0.00</text:p>
          </table:table-cell>
          <table:table-cell table:formula="of:=AVERAGE([$'C-parallel'.W37:$'C-parallel'.W41])" office:value-type="float" office:value="12176" calcext:value-type="float">
            <text:p>12176.00</text:p>
          </table:table-cell>
          <table:table-cell/>
          <table:table-cell table:formula="of:=AVERAGE([$'C-parallel'.Y37:$'C-parallel'.Y41])" office:value-type="float" office:value="26" calcext:value-type="float">
            <text:p>26.00</text:p>
          </table:table-cell>
          <table:table-cell table:number-columns-repeated="8"/>
          <table:table-cell table:style-name="ce1" table:formula="of:=[.G11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$'C-parallel'.S42:$'C-parallel'.S46])" office:value-type="float" office:value="92" calcext:value-type="float">
            <text:p>92.00</text:p>
          </table:table-cell>
          <table:table-cell table:formula="of:=AVERAGE([$'C-parallel'.T42:$'C-parallel'.T46])" office:value-type="float" office:value="16" calcext:value-type="float">
            <text:p>16.00</text:p>
          </table:table-cell>
          <table:table-cell table:formula="of:=AVERAGE([$'C-parallel'.U42:$'C-parallel'.U46])" office:value-type="float" office:value="3066" calcext:value-type="float">
            <text:p>3066.00</text:p>
          </table:table-cell>
          <table:table-cell table:formula="of:=AVERAGE([$'C-parallel'.V42:$'C-parallel'.V46])" office:value-type="float" office:value="0" calcext:value-type="float">
            <text:p>0.00</text:p>
          </table:table-cell>
          <table:table-cell table:formula="of:=AVERAGE([$'C-parallel'.W42:$'C-parallel'.W46])" office:value-type="float" office:value="3202" calcext:value-type="float">
            <text:p>3202.00</text:p>
          </table:table-cell>
          <table:table-cell/>
          <table:table-cell table:formula="of:=AVERAGE([$'C-parallel'.Y42:$'C-parallel'.Y46])" office:value-type="float" office:value="28" calcext:value-type="float">
            <text:p>28.00</text:p>
          </table:table-cell>
          <table:table-cell table:number-columns-repeated="8"/>
          <table:table-cell table:style-name="ce1" table:formula="of:=[.G12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VERAGE([$'C-parallel'.S47:$'C-parallel'.S51])" office:value-type="float" office:value="102" calcext:value-type="float">
            <text:p>102.00</text:p>
          </table:table-cell>
          <table:table-cell table:formula="of:=AVERAGE([$'C-parallel'.T47:$'C-parallel'.T51])" office:value-type="float" office:value="8" calcext:value-type="float">
            <text:p>8.00</text:p>
          </table:table-cell>
          <table:table-cell table:formula="of:=AVERAGE([$'C-parallel'.U47:$'C-parallel'.U51])" office:value-type="float" office:value="822" calcext:value-type="float">
            <text:p>822.00</text:p>
          </table:table-cell>
          <table:table-cell table:formula="of:=AVERAGE([$'C-parallel'.V47:$'C-parallel'.V51])" office:value-type="float" office:value="0" calcext:value-type="float">
            <text:p>0.00</text:p>
          </table:table-cell>
          <table:table-cell table:formula="of:=AVERAGE([$'C-parallel'.W47:$'C-parallel'.W51])" office:value-type="float" office:value="960" calcext:value-type="float">
            <text:p>960.00</text:p>
          </table:table-cell>
          <table:table-cell/>
          <table:table-cell table:formula="of:=AVERAGE([$'C-parallel'.Y47:$'C-parallel'.Y51])" office:value-type="float" office:value="28" calcext:value-type="float">
            <text:p>28.00</text:p>
          </table:table-cell>
          <table:table-cell table:number-columns-repeated="8"/>
          <table:table-cell table:style-name="ce1" table:formula="of:=[.G13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VERAGE([$'C-parallel'.S52:$'C-parallel'.S56])" office:value-type="float" office:value="98" calcext:value-type="float">
            <text:p>98.00</text:p>
          </table:table-cell>
          <table:table-cell table:formula="of:=AVERAGE([$'C-parallel'.T52:$'C-parallel'.T56])" office:value-type="float" office:value="12" calcext:value-type="float">
            <text:p>12.00</text:p>
          </table:table-cell>
          <table:table-cell table:formula="of:=AVERAGE([$'C-parallel'.U52:$'C-parallel'.U56])" office:value-type="float" office:value="226" calcext:value-type="float">
            <text:p>226.00</text:p>
          </table:table-cell>
          <table:table-cell table:formula="of:=AVERAGE([$'C-parallel'.V52:$'C-parallel'.V56])" office:value-type="float" office:value="0" calcext:value-type="float">
            <text:p>0.00</text:p>
          </table:table-cell>
          <table:table-cell table:formula="of:=AVERAGE([$'C-parallel'.W52:$'C-parallel'.W56])" office:value-type="float" office:value="364" calcext:value-type="float">
            <text:p>364.00</text:p>
          </table:table-cell>
          <table:table-cell/>
          <table:table-cell table:formula="of:=AVERAGE([$'C-parallel'.Y52:$'C-parallel'.Y56])" office:value-type="float" office:value="28" calcext:value-type="float">
            <text:p>28.00</text:p>
          </table:table-cell>
          <table:table-cell table:number-columns-repeated="8"/>
          <table:table-cell table:style-name="ce1" table:formula="of:=[.G14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AVERAGE([$'C-parallel'.S57:$'C-parallel'.S61])" office:value-type="float" office:value="124" calcext:value-type="float">
            <text:p>124.00</text:p>
          </table:table-cell>
          <table:table-cell table:formula="of:=AVERAGE([$'C-parallel'.T57:$'C-parallel'.T61])" office:value-type="float" office:value="12" calcext:value-type="float">
            <text:p>12.00</text:p>
          </table:table-cell>
          <table:table-cell table:formula="of:=AVERAGE([$'C-parallel'.U57:$'C-parallel'.U61])" office:value-type="float" office:value="82" calcext:value-type="float">
            <text:p>82.00</text:p>
          </table:table-cell>
          <table:table-cell table:formula="of:=AVERAGE([$'C-parallel'.V57:$'C-parallel'.V61])" office:value-type="float" office:value="0" calcext:value-type="float">
            <text:p>0.00</text:p>
          </table:table-cell>
          <table:table-cell table:formula="of:=AVERAGE([$'C-parallel'.W57:$'C-parallel'.W61])" office:value-type="float" office:value="260" calcext:value-type="float">
            <text:p>260.00</text:p>
          </table:table-cell>
          <table:table-cell/>
          <table:table-cell table:formula="of:=AVERAGE([$'C-parallel'.Y57:$'C-parallel'.Y61])" office:value-type="float" office:value="42" calcext:value-type="float">
            <text:p>42.00</text:p>
          </table:table-cell>
          <table:table-cell table:number-columns-repeated="8"/>
          <table:table-cell table:style-name="ce1" table:formula="of:=[.G15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Seq</text:p>
          </table:table-cell>
          <table:table-cell table:formula="of:=[$'C-sequential'.F30]" office:value-type="float" office:value="822" calcext:value-type="float">
            <text:p>822.00</text:p>
          </table:table-cell>
          <table:table-cell table:style-name="Default" office:value-type="float" office:value="0" calcext:value-type="float">
            <text:p>0</text:p>
          </table:table-cell>
          <table:table-cell table:formula="of:=[$'C-sequential'.G30]" office:value-type="float" office:value="4631426" calcext:value-type="float">
            <text:p>4631426.00</text:p>
          </table:table-cell>
          <table:table-cell table:formula="of:=[$'C-sequential'.I30]" office:value-type="float" office:value="6" calcext:value-type="float">
            <text:p>6.00</text:p>
          </table:table-cell>
          <table:table-cell table:formula="of:=[$'C-sequential'.J30]" office:value-type="float" office:value="4632254" calcext:value-type="float">
            <text:p>4632254.00</text:p>
          </table:table-cell>
          <table:table-cell table:number-columns-repeated="10"/>
          <table:table-cell table:style-name="ce1" table:formula="of:=[.G16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table:style-name="ce1" table:formula="of:=[.G17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5"/>
          <table:table-cell table:style-name="ce1" table:formula="of:=[.G18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table:style-name="ce1" table:formula="of:=[.G19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table:style-name="ce1" table:formula="of:=[.G20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5"/>
          <table:table-cell table:style-name="ce1" table:formula="of:=[.G21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5"/>
          <table:table-cell table:style-name="ce1" table:formula="of:=[.G22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Default" table:number-columns-repeated="13"/>
          <table:table-cell table:number-columns-repeated="18"/>
        </table:table-row>
        <table:table-row table:style-name="ro1">
          <table:table-cell office:value-type="string" calcext:value-type="string">
            <text:p>std</text:p>
          </table:table-cell>
          <table:table-cell/>
          <table:table-cell table:style-name="Default" table:number-columns-repeated="13"/>
          <table:table-cell table:number-columns-repeated="18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ranks</text:p>
          </table:table-cell>
          <table:table-cell table:style-name="Default" office:value-type="string" calcext:value-type="string">
            <text:p>args+readpts</text:p>
          </table:table-cell>
          <table:table-cell table:style-name="Default" office:value-type="string" calcext:value-type="string">
            <text:p>sort</text:p>
          </table:table-cell>
          <table:table-cell table:style-name="Default" office:value-type="string" calcext:value-type="string">
            <text:p>getclosest</text:p>
          </table:table-cell>
          <table:table-cell table:style-name="Default" office:value-type="string" calcext:value-type="string">
            <text:p>writeFile</text:p>
          </table:table-cell>
          <table:table-cell table:style-name="Default" office:value-type="string" calcext:value-type="string">
            <text:p>total</text:p>
          </table:table-cell>
          <table:table-cell table:style-name="Default"/>
          <table:table-cell table:style-name="Default" office:value-type="string" calcext:value-type="string">
            <text:p>init</text:p>
          </table:table-cell>
          <table:table-cell table:style-name="Default" office:value-type="string" calcext:value-type="string">
            <text:p>bcast</text:p>
          </table:table-cell>
          <table:table-cell table:style-name="Default" office:value-type="string" calcext:value-type="string">
            <text:p>scatter1</text:p>
          </table:table-cell>
          <table:table-cell table:style-name="Default" office:value-type="string" calcext:value-type="string">
            <text:p>allreduce1</text:p>
          </table:table-cell>
          <table:table-cell table:style-name="Default" office:value-type="string" calcext:value-type="string">
            <text:p>scatter2</text:p>
          </table:table-cell>
          <table:table-cell table:style-name="Default" office:value-type="string" calcext:value-type="string">
            <text:p>allreduce2</text:p>
          </table:table-cell>
          <table:table-cell table:style-name="Default"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Seq</text:p>
          </table:table-cell>
          <table:table-cell table:formula="of:=[$'f90-sequential'.O8]" office:value-type="float" office:value="0.648342270718176" calcext:value-type="float">
            <text:p>0.65</text:p>
          </table:table-cell>
          <table:table-cell office:value-type="float" office:value="0" calcext:value-type="float">
            <text:p>0.00</text:p>
          </table:table-cell>
          <table:table-cell table:formula="of:=[$'f90-sequential'.P8]" office:value-type="float" office:value="14.6398027582341" calcext:value-type="float">
            <text:p>14.64</text:p>
          </table:table-cell>
          <table:table-cell table:formula="of:=[$'f90-sequential'.R8]" office:value-type="float" office:value="0.0296816441593117" calcext:value-type="float">
            <text:p>0.03</text:p>
          </table:table-cell>
          <table:table-cell table:formula="of:=[$'f90-sequential'.S8]" office:value-type="float" office:value="15.2809649826181" calcext:value-type="float">
            <text:p>15.28</text:p>
          </table:table-cell>
          <table:table-cell/>
          <table:table-cell table:number-columns-repeated="7" office:value-type="float" office:value="0" calcext:value-type="float">
            <text:p>0.0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TDEV([$fortran_bf_mpi.C27:$fortran_bf_mpi.C31])" office:value-type="float" office:value="1.23776318413499" calcext:value-type="float">
            <text:p>1.24</text:p>
          </table:table-cell>
          <table:table-cell table:formula="of:=STDEV([$fortran_bf_mpi.D27:$fortran_bf_mpi.D31])" office:value-type="float" office:value="0.0638686151407716" calcext:value-type="float">
            <text:p>0.06</text:p>
          </table:table-cell>
          <table:table-cell table:formula="of:=STDEV([$fortran_bf_mpi.E27:$fortran_bf_mpi.E31])" office:value-type="float" office:value="4.58134207410885" calcext:value-type="float">
            <text:p>4.58</text:p>
          </table:table-cell>
          <table:table-cell table:formula="of:=STDEV([$fortran_bf_mpi.I27:$fortran_bf_mpi.I31])" office:value-type="float" office:value="0.0139570770578943" calcext:value-type="float">
            <text:p>0.01</text:p>
          </table:table-cell>
          <table:table-cell table:formula="of:=STDEV([$fortran_bf_mpi.J27:$fortran_bf_mpi.J31])" office:value-type="float" office:value="4.11687323098489" calcext:value-type="float">
            <text:p>4.12</text:p>
          </table:table-cell>
          <table:table-cell/>
          <table:table-cell table:formula="of:=STDEV([$fortran_bf_mpi.L27:$fortran_bf_mpi.L31])" office:value-type="float" office:value="0.685096708501799" calcext:value-type="float">
            <text:p>0.69</text:p>
          </table:table-cell>
          <table:table-cell table:formula="of:=STDEV([$fortran_bf_mpi.M27:$fortran_bf_mpi.M31])" office:value-type="float" office:value="0.000547722557505166" calcext:value-type="float">
            <text:p>0.00</text:p>
          </table:table-cell>
          <table:table-cell table:formula="of:=STDEV([$fortran_bf_mpi.N27:$fortran_bf_mpi.N31])" office:value-type="float" office:value="0.00594138031100518" calcext:value-type="float">
            <text:p>0.01</text:p>
          </table:table-cell>
          <table:table-cell table:formula="of:=STDEV([$fortran_bf_mpi.O27:$fortran_bf_mpi.O31])" office:value-type="float" office:value="0.000894427190999916" calcext:value-type="float">
            <text:p>0.00</text:p>
          </table:table-cell>
          <table:table-cell table:formula="of:=STDEV([$fortran_bf_mpi.P27:$fortran_bf_mpi.P31])" office:value-type="float" office:value="0.000547722557505166" calcext:value-type="float">
            <text:p>0.00</text:p>
          </table:table-cell>
          <table:table-cell table:formula="of:=STDEV([$fortran_bf_mpi.Q27:$fortran_bf_mpi.Q31])" office:value-type="float" office:value="0" calcext:value-type="float">
            <text:p>0.00</text:p>
          </table:table-cell>
          <table:table-cell table:formula="of:=STDEV([$fortran_bf_mpi.R27:$fortran_bf_mpi.R31])" office:value-type="float" office:value="0.68503992584374" calcext:value-type="float">
            <text:p>0.6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TDEV([$fortran_bf_mpi.C2:$fortran_bf_mpi.C6])" office:value-type="float" office:value="0.650140600178146" calcext:value-type="float">
            <text:p>0.65</text:p>
          </table:table-cell>
          <table:table-cell table:formula="of:=STDEV([$fortran_bf_mpi.D2:$fortran_bf_mpi.D6])" office:value-type="float" office:value="0.0396042926966257" calcext:value-type="float">
            <text:p>0.04</text:p>
          </table:table-cell>
          <table:table-cell table:formula="of:=STDEV([$fortran_bf_mpi.E2:$fortran_bf_mpi.E6])" office:value-type="float" office:value="1.22359029090623" calcext:value-type="float">
            <text:p>1.22</text:p>
          </table:table-cell>
          <table:table-cell table:formula="of:=STDEV([$fortran_bf_mpi.I2:$fortran_bf_mpi.I6])" office:value-type="float" office:value="0.0146355731011806" calcext:value-type="float">
            <text:p>0.01</text:p>
          </table:table-cell>
          <table:table-cell table:formula="of:=STDEV([$fortran_bf_mpi.J2:$fortran_bf_mpi.J6])" office:value-type="float" office:value="2.63633745943116" calcext:value-type="float">
            <text:p>2.64</text:p>
          </table:table-cell>
          <table:table-cell/>
          <table:table-cell table:formula="of:=STDEV([$fortran_bf_mpi.L2:$fortran_bf_mpi.L6])" office:value-type="float" office:value="0.835007185597824" calcext:value-type="float">
            <text:p>0.84</text:p>
          </table:table-cell>
          <table:table-cell table:formula="of:=STDEV([$fortran_bf_mpi.M2:$fortran_bf_mpi.M6])" office:value-type="float" office:value="0.000707106781186547" calcext:value-type="float">
            <text:p>0.00</text:p>
          </table:table-cell>
          <table:table-cell table:formula="of:=STDEV([$fortran_bf_mpi.N2:$fortran_bf_mpi.N6])" office:value-type="float" office:value="0.0547978101752251" calcext:value-type="float">
            <text:p>0.05</text:p>
          </table:table-cell>
          <table:table-cell table:formula="of:=STDEV([$fortran_bf_mpi.O2:$fortran_bf_mpi.O6])" office:value-type="float" office:value="1.63914267225278" calcext:value-type="float">
            <text:p>1.64</text:p>
          </table:table-cell>
          <table:table-cell table:formula="of:=STDEV([$fortran_bf_mpi.P2:$fortran_bf_mpi.P6])" office:value-type="float" office:value="0.00178885438199983" calcext:value-type="float">
            <text:p>0.00</text:p>
          </table:table-cell>
          <table:table-cell table:formula="of:=STDEV([$fortran_bf_mpi.Q2:$fortran_bf_mpi.Q6])" office:value-type="float" office:value="0.000836660026534076" calcext:value-type="float">
            <text:p>0.00</text:p>
          </table:table-cell>
          <table:table-cell table:formula="of:=STDEV([$fortran_bf_mpi.R2:$fortran_bf_mpi.R6])" office:value-type="float" office:value="1.31144652960005" calcext:value-type="float">
            <text:p>1.3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TDEV([$fortran_bf_mpi.C7:$fortran_bf_mpi.C11])" office:value-type="float" office:value="0.665069018974722" calcext:value-type="float">
            <text:p>0.67</text:p>
          </table:table-cell>
          <table:table-cell table:formula="of:=STDEV([$fortran_bf_mpi.D7:$fortran_bf_mpi.D11])" office:value-type="float" office:value="0.0460434577328854" calcext:value-type="float">
            <text:p>0.05</text:p>
          </table:table-cell>
          <table:table-cell table:formula="of:=STDEV([$fortran_bf_mpi.E7:$fortran_bf_mpi.E11])" office:value-type="float" office:value="0.602512406511267" calcext:value-type="float">
            <text:p>0.60</text:p>
          </table:table-cell>
          <table:table-cell table:formula="of:=STDEV([$fortran_bf_mpi.I7:$fortran_bf_mpi.I11])" office:value-type="float" office:value="0.00832466215530696" calcext:value-type="float">
            <text:p>0.01</text:p>
          </table:table-cell>
          <table:table-cell table:formula="of:=STDEV([$fortran_bf_mpi.J7:$fortran_bf_mpi.J11])" office:value-type="float" office:value="1.79317252376898" calcext:value-type="float">
            <text:p>1.79</text:p>
          </table:table-cell>
          <table:table-cell/>
          <table:table-cell table:formula="of:=STDEV([$fortran_bf_mpi.L7:$fortran_bf_mpi.L11])" office:value-type="float" office:value="1.13591777871464" calcext:value-type="float">
            <text:p>1.14</text:p>
          </table:table-cell>
          <table:table-cell table:formula="of:=STDEV([$fortran_bf_mpi.M7:$fortran_bf_mpi.M11])" office:value-type="float" office:value="0.00384707681233427" calcext:value-type="float">
            <text:p>0.00</text:p>
          </table:table-cell>
          <table:table-cell table:formula="of:=STDEV([$fortran_bf_mpi.N7:$fortran_bf_mpi.N11])" office:value-type="float" office:value="0.0487103685060993" calcext:value-type="float">
            <text:p>0.05</text:p>
          </table:table-cell>
          <table:table-cell table:formula="of:=STDEV([$fortran_bf_mpi.O7:$fortran_bf_mpi.O11])" office:value-type="float" office:value="4.27594506512888" calcext:value-type="float">
            <text:p>4.28</text:p>
          </table:table-cell>
          <table:table-cell table:formula="of:=STDEV([$fortran_bf_mpi.P7:$fortran_bf_mpi.P11])" office:value-type="float" office:value="0.0139391534893623" calcext:value-type="float">
            <text:p>0.01</text:p>
          </table:table-cell>
          <table:table-cell table:formula="of:=STDEV([$fortran_bf_mpi.Q7:$fortran_bf_mpi.Q11])" office:value-type="float" office:value="0.00545893762558247" calcext:value-type="float">
            <text:p>0.01</text:p>
          </table:table-cell>
          <table:table-cell table:formula="of:=STDEV([$fortran_bf_mpi.R7:$fortran_bf_mpi.R11])" office:value-type="float" office:value="1.85598079192647" calcext:value-type="float">
            <text:p>1.8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STDEV([$fortran_bf_mpi.C12:$fortran_bf_mpi.C16])" office:value-type="float" office:value="2.01799385529292" calcext:value-type="float">
            <text:p>2.02</text:p>
          </table:table-cell>
          <table:table-cell table:formula="of:=STDEV([$fortran_bf_mpi.D12:$fortran_bf_mpi.D16])" office:value-type="float" office:value="0.185136976317536" calcext:value-type="float">
            <text:p>0.19</text:p>
          </table:table-cell>
          <table:table-cell table:formula="of:=STDEV([$fortran_bf_mpi.E12:$fortran_bf_mpi.E16])" office:value-type="float" office:value="0.284031160262391" calcext:value-type="float">
            <text:p>0.28</text:p>
          </table:table-cell>
          <table:table-cell table:formula="of:=STDEV([$fortran_bf_mpi.I12:$fortran_bf_mpi.I16])" office:value-type="float" office:value="0.0324006172780705" calcext:value-type="float">
            <text:p>0.03</text:p>
          </table:table-cell>
          <table:table-cell table:formula="of:=STDEV([$fortran_bf_mpi.J12:$fortran_bf_mpi.J16])" office:value-type="float" office:value="2.42996271576335" calcext:value-type="float">
            <text:p>2.43</text:p>
          </table:table-cell>
          <table:table-cell/>
          <table:table-cell table:formula="of:=STDEV([$fortran_bf_mpi.L12:$fortran_bf_mpi.L16])" office:value-type="float" office:value="0.293556979136929" calcext:value-type="float">
            <text:p>0.29</text:p>
          </table:table-cell>
          <table:table-cell table:formula="of:=STDEV([$fortran_bf_mpi.M12:$fortran_bf_mpi.M16])" office:value-type="float" office:value="0.00167332005306815" calcext:value-type="float">
            <text:p>0.00</text:p>
          </table:table-cell>
          <table:table-cell table:formula="of:=STDEV([$fortran_bf_mpi.N12:$fortran_bf_mpi.N16])" office:value-type="float" office:value="0.206722761204469" calcext:value-type="float">
            <text:p>0.21</text:p>
          </table:table-cell>
          <table:table-cell table:formula="of:=STDEV([$fortran_bf_mpi.O12:$fortran_bf_mpi.O16])" office:value-type="float" office:value="0.678454641077795" calcext:value-type="float">
            <text:p>0.68</text:p>
          </table:table-cell>
          <table:table-cell table:formula="of:=STDEV([$fortran_bf_mpi.P12:$fortran_bf_mpi.P16])" office:value-type="float" office:value="0.0326603735434854" calcext:value-type="float">
            <text:p>0.03</text:p>
          </table:table-cell>
          <table:table-cell table:formula="of:=STDEV([$fortran_bf_mpi.Q12:$fortran_bf_mpi.Q16])" office:value-type="float" office:value="0.0119373363863133" calcext:value-type="float">
            <text:p>0.01</text:p>
          </table:table-cell>
          <table:table-cell table:formula="of:=STDEV([$fortran_bf_mpi.R12:$fortran_bf_mpi.R16])" office:value-type="float" office:value="0.495118672643236" calcext:value-type="float">
            <text:p>0.5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STDEV([$fortran_bf_mpi.C17:$fortran_bf_mpi.C21])" office:value-type="float" office:value="3.4669846697094" calcext:value-type="float">
            <text:p>3.47</text:p>
          </table:table-cell>
          <table:table-cell table:formula="of:=STDEV([$fortran_bf_mpi.D17:$fortran_bf_mpi.D21])" office:value-type="float" office:value="0.43623124601523" calcext:value-type="float">
            <text:p>0.44</text:p>
          </table:table-cell>
          <table:table-cell table:formula="of:=STDEV([$fortran_bf_mpi.E17:$fortran_bf_mpi.E21])" office:value-type="float" office:value="0.626930857431663" calcext:value-type="float">
            <text:p>0.63</text:p>
          </table:table-cell>
          <table:table-cell table:formula="of:=STDEV([$fortran_bf_mpi.I17:$fortran_bf_mpi.I21])" office:value-type="float" office:value="0.016798809481627" calcext:value-type="float">
            <text:p>0.02</text:p>
          </table:table-cell>
          <table:table-cell table:formula="of:=STDEV([$fortran_bf_mpi.J17:$fortran_bf_mpi.J21])" office:value-type="float" office:value="7.60083284910279" calcext:value-type="float">
            <text:p>7.60</text:p>
          </table:table-cell>
          <table:table-cell/>
          <table:table-cell table:formula="of:=STDEV([$fortran_bf_mpi.L17:$fortran_bf_mpi.L21])" office:value-type="float" office:value="4.37074155035504" calcext:value-type="float">
            <text:p>4.37</text:p>
          </table:table-cell>
          <table:table-cell table:formula="of:=STDEV([$fortran_bf_mpi.M17:$fortran_bf_mpi.M21])" office:value-type="float" office:value="0.0232099116758337" calcext:value-type="float">
            <text:p>0.02</text:p>
          </table:table-cell>
          <table:table-cell table:formula="of:=STDEV([$fortran_bf_mpi.N17:$fortran_bf_mpi.N21])" office:value-type="float" office:value="0.454933841343992" calcext:value-type="float">
            <text:p>0.45</text:p>
          </table:table-cell>
          <table:table-cell table:formula="of:=STDEV([$fortran_bf_mpi.O17:$fortran_bf_mpi.O21])" office:value-type="float" office:value="0.639617463801607" calcext:value-type="float">
            <text:p>0.64</text:p>
          </table:table-cell>
          <table:table-cell table:formula="of:=STDEV([$fortran_bf_mpi.P17:$fortran_bf_mpi.P21])" office:value-type="float" office:value="0.0521085405667823" calcext:value-type="float">
            <text:p>0.05</text:p>
          </table:table-cell>
          <table:table-cell table:formula="of:=STDEV([$fortran_bf_mpi.Q17:$fortran_bf_mpi.Q21])" office:value-type="float" office:value="0.0176550276125527" calcext:value-type="float">
            <text:p>0.02</text:p>
          </table:table-cell>
          <table:table-cell table:formula="of:=STDEV([$fortran_bf_mpi.R17:$fortran_bf_mpi.R21])" office:value-type="float" office:value="4.37472436846026" calcext:value-type="float">
            <text:p>4.3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STDEV([$fortran_bf_mpi.C22:$fortran_bf_mpi.C26])" office:value-type="float" office:value="5.07180950943546" calcext:value-type="float">
            <text:p>5.07</text:p>
          </table:table-cell>
          <table:table-cell table:formula="of:=STDEV([$fortran_bf_mpi.D22:$fortran_bf_mpi.D26])" office:value-type="float" office:value="0.348169068126392" calcext:value-type="float">
            <text:p>0.35</text:p>
          </table:table-cell>
          <table:table-cell table:formula="of:=STDEV([$fortran_bf_mpi.E22:$fortran_bf_mpi.E26])" office:value-type="float" office:value="0.103296660158981" calcext:value-type="float">
            <text:p>0.10</text:p>
          </table:table-cell>
          <table:table-cell table:formula="of:=STDEV([$fortran_bf_mpi.I22:$fortran_bf_mpi.I26])" office:value-type="float" office:value="0.0335514530236769" calcext:value-type="float">
            <text:p>0.03</text:p>
          </table:table-cell>
          <table:table-cell table:formula="of:=STDEV([$fortran_bf_mpi.J22:$fortran_bf_mpi.J26])" office:value-type="float" office:value="4.72942811553363" calcext:value-type="float">
            <text:p>4.73</text:p>
          </table:table-cell>
          <table:table-cell/>
          <table:table-cell table:formula="of:=STDEV([$fortran_bf_mpi.L22:$fortran_bf_mpi.L26])" office:value-type="float" office:value="1.06503037515369" calcext:value-type="float">
            <text:p>1.07</text:p>
          </table:table-cell>
          <table:table-cell table:formula="of:=STDEV([$fortran_bf_mpi.M22:$fortran_bf_mpi.M26])" office:value-type="float" office:value="0.00494974746830583" calcext:value-type="float">
            <text:p>0.00</text:p>
          </table:table-cell>
          <table:table-cell table:formula="of:=STDEV([$fortran_bf_mpi.N22:$fortran_bf_mpi.N26])" office:value-type="float" office:value="0.368652546444481" calcext:value-type="float">
            <text:p>0.37</text:p>
          </table:table-cell>
          <table:table-cell table:formula="of:=STDEV([$fortran_bf_mpi.O22:$fortran_bf_mpi.O26])" office:value-type="float" office:value="0.091325242950676" calcext:value-type="float">
            <text:p>0.09</text:p>
          </table:table-cell>
          <table:table-cell table:formula="of:=STDEV([$fortran_bf_mpi.P22:$fortran_bf_mpi.P26])" office:value-type="float" office:value="0.106889194963757" calcext:value-type="float">
            <text:p>0.11</text:p>
          </table:table-cell>
          <table:table-cell table:formula="of:=STDEV([$fortran_bf_mpi.Q22:$fortran_bf_mpi.Q26])" office:value-type="float" office:value="0.0297875813049667" calcext:value-type="float">
            <text:p>0.03</text:p>
          </table:table-cell>
          <table:table-cell table:formula="of:=STDEV([$fortran_bf_mpi.R22:$fortran_bf_mpi.R26])" office:value-type="float" office:value="1.06193394333169" calcext:value-type="float">
            <text:p>1.06</text:p>
          </table:table-cell>
          <table:table-cell table:number-columns-repeated="1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Seq</text:p>
          </table:table-cell>
          <table:table-cell table:formula="of:=[$'f90-sequential'.O9]" office:value-type="float" office:value="9.26346162619569" calcext:value-type="float">
            <text:p>9.26</text:p>
          </table:table-cell>
          <table:table-cell office:value-type="float" office:value="0" calcext:value-type="float">
            <text:p>0.00</text:p>
          </table:table-cell>
          <table:table-cell table:formula="of:=[$'f90-sequential'.P9]" office:value-type="float" office:value="2834.45185727006" calcext:value-type="float">
            <text:p>2834.45</text:p>
          </table:table-cell>
          <table:table-cell table:formula="of:=[$'f90-sequential'.R9]" office:value-type="float" office:value="0.0322381761270702" calcext:value-type="float">
            <text:p>0.03</text:p>
          </table:table-cell>
          <table:table-cell table:formula="of:=[$'f90-sequential'.S9]" office:value-type="float" office:value="2842.0824324462" calcext:value-type="float">
            <text:p>2842.08</text:p>
          </table:table-cell>
          <table:table-cell/>
          <table:table-cell table:number-columns-repeated="7" office:value-type="float" office:value="0" calcext:value-type="float">
            <text:p>0.0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TDEV([$fortran_bf_mpi.C57:$fortran_bf_mpi.C61])" office:value-type="float" office:value="6.82481219521827" calcext:value-type="float">
            <text:p>6.82</text:p>
          </table:table-cell>
          <table:table-cell table:formula="of:=STDEV([$fortran_bf_mpi.D57:$fortran_bf_mpi.D61])" office:value-type="float" office:value="0.656519839761145" calcext:value-type="float">
            <text:p>0.66</text:p>
          </table:table-cell>
          <table:table-cell table:formula="of:=STDEV([$fortran_bf_mpi.E57:$fortran_bf_mpi.E61])" office:value-type="float" office:value="322.217056972936" calcext:value-type="float">
            <text:p>322.22</text:p>
          </table:table-cell>
          <table:table-cell table:formula="of:=STDEV([$fortran_bf_mpi.I57:$fortran_bf_mpi.I61])" office:value-type="float" office:value="0.0066858058601787" calcext:value-type="float">
            <text:p>0.01</text:p>
          </table:table-cell>
          <table:table-cell table:formula="of:=STDEV([$fortran_bf_mpi.J57:$fortran_bf_mpi.J61])" office:value-type="float" office:value="317.38944581019" calcext:value-type="float">
            <text:p>317.39</text:p>
          </table:table-cell>
          <table:table-cell/>
          <table:table-cell table:formula="of:=STDEV([$fortran_bf_mpi.L57:$fortran_bf_mpi.L61])" office:value-type="float" office:value="2.95763836531784" calcext:value-type="float">
            <text:p>2.96</text:p>
          </table:table-cell>
          <table:table-cell table:formula="of:=STDEV([$fortran_bf_mpi.M57:$fortran_bf_mpi.M61])" office:value-type="float" office:value="0.00109544511501033" calcext:value-type="float">
            <text:p>0.00</text:p>
          </table:table-cell>
          <table:table-cell table:formula="of:=STDEV([$fortran_bf_mpi.N57:$fortran_bf_mpi.N61])" office:value-type="float" office:value="0.0246333107803235" calcext:value-type="float">
            <text:p>0.02</text:p>
          </table:table-cell>
          <table:table-cell table:formula="of:=STDEV([$fortran_bf_mpi.O57:$fortran_bf_mpi.O61])" office:value-type="float" office:value="0.00178885438199983" calcext:value-type="float">
            <text:p>0.00</text:p>
          </table:table-cell>
          <table:table-cell table:formula="of:=STDEV([$fortran_bf_mpi.P57:$fortran_bf_mpi.P61])" office:value-type="float" office:value="0.00219089023002066" calcext:value-type="float">
            <text:p>0.00</text:p>
          </table:table-cell>
          <table:table-cell table:formula="of:=STDEV([$fortran_bf_mpi.Q57:$fortran_bf_mpi.Q61])" office:value-type="float" office:value="0" calcext:value-type="float">
            <text:p>0.00</text:p>
          </table:table-cell>
          <table:table-cell table:formula="of:=STDEV([$fortran_bf_mpi.R57:$fortran_bf_mpi.R61])" office:value-type="float" office:value="2.9428372703906" calcext:value-type="float">
            <text:p>2.9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TDEV([$fortran_bf_mpi.C32:$fortran_bf_mpi.C36])" office:value-type="float" office:value="3.01209025429186" calcext:value-type="float">
            <text:p>3.01</text:p>
          </table:table-cell>
          <table:table-cell table:formula="of:=STDEV([$fortran_bf_mpi.D32:$fortran_bf_mpi.D36])" office:value-type="float" office:value="0.66815439832422" calcext:value-type="float">
            <text:p>0.67</text:p>
          </table:table-cell>
          <table:table-cell table:formula="of:=STDEV([$fortran_bf_mpi.E32:$fortran_bf_mpi.E36])" office:value-type="float" office:value="149.294667956695" calcext:value-type="float">
            <text:p>149.29</text:p>
          </table:table-cell>
          <table:table-cell table:formula="of:=STDEV([$fortran_bf_mpi.I32:$fortran_bf_mpi.I36])" office:value-type="float" office:value="0.0416353215431321" calcext:value-type="float">
            <text:p>0.04</text:p>
          </table:table-cell>
          <table:table-cell table:formula="of:=STDEV([$fortran_bf_mpi.J32:$fortran_bf_mpi.J36])" office:value-type="float" office:value="150.12529338789" calcext:value-type="float">
            <text:p>150.13</text:p>
          </table:table-cell>
          <table:table-cell/>
          <table:table-cell table:formula="of:=STDEV([$fortran_bf_mpi.L32:$fortran_bf_mpi.L36])" office:value-type="float" office:value="0.655873615874278" calcext:value-type="float">
            <text:p>0.66</text:p>
          </table:table-cell>
          <table:table-cell table:formula="of:=STDEV([$fortran_bf_mpi.M32:$fortran_bf_mpi.M36])" office:value-type="float" office:value="0.00114017542509914" calcext:value-type="float">
            <text:p>0.00</text:p>
          </table:table-cell>
          <table:table-cell table:formula="of:=STDEV([$fortran_bf_mpi.N32:$fortran_bf_mpi.N36])" office:value-type="float" office:value="0.682604936987713" calcext:value-type="float">
            <text:p>0.68</text:p>
          </table:table-cell>
          <table:table-cell table:formula="of:=STDEV([$fortran_bf_mpi.O32:$fortran_bf_mpi.O36])" office:value-type="float" office:value="10.4117710645212" calcext:value-type="float">
            <text:p>10.41</text:p>
          </table:table-cell>
          <table:table-cell table:formula="of:=STDEV([$fortran_bf_mpi.P32:$fortran_bf_mpi.P36])" office:value-type="float" office:value="0.02137054047047" calcext:value-type="float">
            <text:p>0.02</text:p>
          </table:table-cell>
          <table:table-cell table:formula="of:=STDEV([$fortran_bf_mpi.Q32:$fortran_bf_mpi.Q36])" office:value-type="float" office:value="0.000447213595499958" calcext:value-type="float">
            <text:p>0.00</text:p>
          </table:table-cell>
          <table:table-cell table:formula="of:=STDEV([$fortran_bf_mpi.R32:$fortran_bf_mpi.R36])" office:value-type="float" office:value="10.6202165702965" calcext:value-type="float">
            <text:p>10.6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TDEV([$fortran_bf_mpi.C37:$fortran_bf_mpi.C41])" office:value-type="float" office:value="10.7548820914039" calcext:value-type="float">
            <text:p>10.75</text:p>
          </table:table-cell>
          <table:table-cell table:formula="of:=STDEV([$fortran_bf_mpi.D37:$fortran_bf_mpi.D41])" office:value-type="float" office:value="0.755110256849951" calcext:value-type="float">
            <text:p>0.76</text:p>
          </table:table-cell>
          <table:table-cell table:formula="of:=STDEV([$fortran_bf_mpi.E37:$fortran_bf_mpi.E41])" office:value-type="float" office:value="31.8282079168778" calcext:value-type="float">
            <text:p>31.83</text:p>
          </table:table-cell>
          <table:table-cell table:formula="of:=STDEV([$fortran_bf_mpi.I37:$fortran_bf_mpi.I41])" office:value-type="float" office:value="0.0285096474899287" calcext:value-type="float">
            <text:p>0.03</text:p>
          </table:table-cell>
          <table:table-cell table:formula="of:=STDEV([$fortran_bf_mpi.J37:$fortran_bf_mpi.J41])" office:value-type="float" office:value="29.6214442642489" calcext:value-type="float">
            <text:p>29.62</text:p>
          </table:table-cell>
          <table:table-cell/>
          <table:table-cell table:formula="of:=STDEV([$fortran_bf_mpi.L37:$fortran_bf_mpi.L41])" office:value-type="float" office:value="0.527203186636805" calcext:value-type="float">
            <text:p>0.53</text:p>
          </table:table-cell>
          <table:table-cell table:formula="of:=STDEV([$fortran_bf_mpi.M37:$fortran_bf_mpi.M41])" office:value-type="float" office:value="0.00122474487139159" calcext:value-type="float">
            <text:p>0.00</text:p>
          </table:table-cell>
          <table:table-cell table:formula="of:=STDEV([$fortran_bf_mpi.N37:$fortran_bf_mpi.N41])" office:value-type="float" office:value="0.764226602520482" calcext:value-type="float">
            <text:p>0.76</text:p>
          </table:table-cell>
          <table:table-cell table:formula="of:=STDEV([$fortran_bf_mpi.O37:$fortran_bf_mpi.O41])" office:value-type="float" office:value="21.8311711825087" calcext:value-type="float">
            <text:p>21.83</text:p>
          </table:table-cell>
          <table:table-cell table:formula="of:=STDEV([$fortran_bf_mpi.P37:$fortran_bf_mpi.P41])" office:value-type="float" office:value="0.0295330323536206" calcext:value-type="float">
            <text:p>0.03</text:p>
          </table:table-cell>
          <table:table-cell table:formula="of:=STDEV([$fortran_bf_mpi.Q37:$fortran_bf_mpi.Q41])" office:value-type="float" office:value="0.00549545266561363" calcext:value-type="float">
            <text:p>0.01</text:p>
          </table:table-cell>
          <table:table-cell table:formula="of:=STDEV([$fortran_bf_mpi.R37:$fortran_bf_mpi.R41])" office:value-type="float" office:value="22.4462279525982" calcext:value-type="float">
            <text:p>22.4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STDEV([$fortran_bf_mpi.C42:$fortran_bf_mpi.C46])" office:value-type="float" office:value="10.6485498543229" calcext:value-type="float">
            <text:p>10.65</text:p>
          </table:table-cell>
          <table:table-cell table:formula="of:=STDEV([$fortran_bf_mpi.D42:$fortran_bf_mpi.D46])" office:value-type="float" office:value="0.321601150495455" calcext:value-type="float">
            <text:p>0.32</text:p>
          </table:table-cell>
          <table:table-cell table:formula="of:=STDEV([$fortran_bf_mpi.E42:$fortran_bf_mpi.E46])" office:value-type="float" office:value="3.09237813017751" calcext:value-type="float">
            <text:p>3.09</text:p>
          </table:table-cell>
          <table:table-cell table:formula="of:=STDEV([$fortran_bf_mpi.I42:$fortran_bf_mpi.I46])" office:value-type="float" office:value="0.034311805548528" calcext:value-type="float">
            <text:p>0.03</text:p>
          </table:table-cell>
          <table:table-cell table:formula="of:=STDEV([$fortran_bf_mpi.J42:$fortran_bf_mpi.J46])" office:value-type="float" office:value="13.1210506248547" calcext:value-type="float">
            <text:p>13.12</text:p>
          </table:table-cell>
          <table:table-cell/>
          <table:table-cell table:formula="of:=STDEV([$fortran_bf_mpi.L42:$fortran_bf_mpi.L46])" office:value-type="float" office:value="1.16374932867865" calcext:value-type="float">
            <text:p>1.16</text:p>
          </table:table-cell>
          <table:table-cell table:formula="of:=STDEV([$fortran_bf_mpi.M42:$fortran_bf_mpi.M46])" office:value-type="float" office:value="0.00634822809924155" calcext:value-type="float">
            <text:p>0.01</text:p>
          </table:table-cell>
          <table:table-cell table:formula="of:=STDEV([$fortran_bf_mpi.N42:$fortran_bf_mpi.N46])" office:value-type="float" office:value="0.319228288220201" calcext:value-type="float">
            <text:p>0.32</text:p>
          </table:table-cell>
          <table:table-cell table:formula="of:=STDEV([$fortran_bf_mpi.O42:$fortran_bf_mpi.O46])" office:value-type="float" office:value="4.07515355538905" calcext:value-type="float">
            <text:p>4.08</text:p>
          </table:table-cell>
          <table:table-cell table:formula="of:=STDEV([$fortran_bf_mpi.P42:$fortran_bf_mpi.P46])" office:value-type="float" office:value="0.0288565417193398" calcext:value-type="float">
            <text:p>0.03</text:p>
          </table:table-cell>
          <table:table-cell table:formula="of:=STDEV([$fortran_bf_mpi.Q42:$fortran_bf_mpi.Q46])" office:value-type="float" office:value="0.0107004672795163" calcext:value-type="float">
            <text:p>0.01</text:p>
          </table:table-cell>
          <table:table-cell table:formula="of:=STDEV([$fortran_bf_mpi.R42:$fortran_bf_mpi.R46])" office:value-type="float" office:value="4.42284521546933" calcext:value-type="float">
            <text:p>4.4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STDEV([$fortran_bf_mpi.C47:$fortran_bf_mpi.C51])" office:value-type="float" office:value="3.60603704917184" calcext:value-type="float">
            <text:p>3.61</text:p>
          </table:table-cell>
          <table:table-cell table:formula="of:=STDEV([$fortran_bf_mpi.D47:$fortran_bf_mpi.D51])" office:value-type="float" office:value="0.152873477097893" calcext:value-type="float">
            <text:p>0.15</text:p>
          </table:table-cell>
          <table:table-cell table:formula="of:=STDEV([$fortran_bf_mpi.E47:$fortran_bf_mpi.E51])" office:value-type="float" office:value="4.15227892849217" calcext:value-type="float">
            <text:p>4.15</text:p>
          </table:table-cell>
          <table:table-cell table:formula="of:=STDEV([$fortran_bf_mpi.I47:$fortran_bf_mpi.I51])" office:value-type="float" office:value="0.029593918294136" calcext:value-type="float">
            <text:p>0.03</text:p>
          </table:table-cell>
          <table:table-cell table:formula="of:=STDEV([$fortran_bf_mpi.J47:$fortran_bf_mpi.J51])" office:value-type="float" office:value="2.81525927757996" calcext:value-type="float">
            <text:p>2.82</text:p>
          </table:table-cell>
          <table:table-cell/>
          <table:table-cell table:formula="of:=STDEV([$fortran_bf_mpi.L47:$fortran_bf_mpi.L51])" office:value-type="float" office:value="0.87272034466947" calcext:value-type="float">
            <text:p>0.87</text:p>
          </table:table-cell>
          <table:table-cell table:formula="of:=STDEV([$fortran_bf_mpi.M47:$fortran_bf_mpi.M51])" office:value-type="float" office:value="0.0128179561553315" calcext:value-type="float">
            <text:p>0.01</text:p>
          </table:table-cell>
          <table:table-cell table:formula="of:=STDEV([$fortran_bf_mpi.N47:$fortran_bf_mpi.N51])" office:value-type="float" office:value="0.157047763435205" calcext:value-type="float">
            <text:p>0.16</text:p>
          </table:table-cell>
          <table:table-cell table:formula="of:=STDEV([$fortran_bf_mpi.O47:$fortran_bf_mpi.O51])" office:value-type="float" office:value="4.00713710771169" calcext:value-type="float">
            <text:p>4.01</text:p>
          </table:table-cell>
          <table:table-cell table:formula="of:=STDEV([$fortran_bf_mpi.P47:$fortran_bf_mpi.P51])" office:value-type="float" office:value="0.0107935165724614" calcext:value-type="float">
            <text:p>0.01</text:p>
          </table:table-cell>
          <table:table-cell table:formula="of:=STDEV([$fortran_bf_mpi.Q47:$fortran_bf_mpi.Q51])" office:value-type="float" office:value="0.00311448230047949" calcext:value-type="float">
            <text:p>0.00</text:p>
          </table:table-cell>
          <table:table-cell table:formula="of:=STDEV([$fortran_bf_mpi.R47:$fortran_bf_mpi.R51])" office:value-type="float" office:value="3.78325511960269" calcext:value-type="float">
            <text:p>3.7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STDEV([$fortran_bf_mpi.C52:$fortran_bf_mpi.C56])" office:value-type="float" office:value="31.0520690212424" calcext:value-type="float">
            <text:p>31.05</text:p>
          </table:table-cell>
          <table:table-cell table:formula="of:=STDEV([$fortran_bf_mpi.D52:$fortran_bf_mpi.D56])" office:value-type="float" office:value="0.214133836653622" calcext:value-type="float">
            <text:p>0.21</text:p>
          </table:table-cell>
          <table:table-cell table:formula="of:=STDEV([$fortran_bf_mpi.E52:$fortran_bf_mpi.E56])" office:value-type="float" office:value="7.55352960542288" calcext:value-type="float">
            <text:p>7.55</text:p>
          </table:table-cell>
          <table:table-cell table:formula="of:=STDEV([$fortran_bf_mpi.I52:$fortran_bf_mpi.I56])" office:value-type="float" office:value="0.0442797922307682" calcext:value-type="float">
            <text:p>0.04</text:p>
          </table:table-cell>
          <table:table-cell table:formula="of:=STDEV([$fortran_bf_mpi.J52:$fortran_bf_mpi.J56])" office:value-type="float" office:value="28.8914701996974" calcext:value-type="float">
            <text:p>28.89</text:p>
          </table:table-cell>
          <table:table-cell/>
          <table:table-cell table:formula="of:=STDEV([$fortran_bf_mpi.L52:$fortran_bf_mpi.L56])" office:value-type="float" office:value="2.00851930535905" calcext:value-type="float">
            <text:p>2.01</text:p>
          </table:table-cell>
          <table:table-cell table:formula="of:=STDEV([$fortran_bf_mpi.M52:$fortran_bf_mpi.M56])" office:value-type="float" office:value="0.0454180580826614" calcext:value-type="float">
            <text:p>0.05</text:p>
          </table:table-cell>
          <table:table-cell table:formula="of:=STDEV([$fortran_bf_mpi.N52:$fortran_bf_mpi.N56])" office:value-type="float" office:value="0.216679486800204" calcext:value-type="float">
            <text:p>0.22</text:p>
          </table:table-cell>
          <table:table-cell table:formula="of:=STDEV([$fortran_bf_mpi.O52:$fortran_bf_mpi.O56])" office:value-type="float" office:value="7.40142822028289" calcext:value-type="float">
            <text:p>7.40</text:p>
          </table:table-cell>
          <table:table-cell table:formula="of:=STDEV([$fortran_bf_mpi.P52:$fortran_bf_mpi.P56])" office:value-type="float" office:value="0.0190131533418315" calcext:value-type="float">
            <text:p>0.02</text:p>
          </table:table-cell>
          <table:table-cell table:formula="of:=STDEV([$fortran_bf_mpi.Q52:$fortran_bf_mpi.Q56])" office:value-type="float" office:value="0.00810555365166378" calcext:value-type="float">
            <text:p>0.01</text:p>
          </table:table-cell>
          <table:table-cell table:formula="of:=STDEV([$fortran_bf_mpi.R52:$fortran_bf_mpi.R56])" office:value-type="float" office:value="5.68712675258781" calcext:value-type="float">
            <text:p>5.69</text:p>
          </table:table-cell>
          <table:table-cell table:number-columns-repeated="18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Seq</text:p>
          </table:table-cell>
          <table:table-cell table:formula="of:=[$'f90-sequential'.O10]" office:value-type="float" office:value="72.7503774574401" calcext:value-type="float">
            <text:p>72.75</text:p>
          </table:table-cell>
          <table:table-cell/>
          <table:table-cell table:formula="of:=[$'f90-sequential'.P10]" office:value-type="float" office:value="180268.476248761" calcext:value-type="float">
            <text:p>180268.48</text:p>
          </table:table-cell>
          <table:table-cell table:formula="of:=[$'f90-sequential'.R10]" office:value-type="float" office:value="0" calcext:value-type="float">
            <text:p>0.00</text:p>
          </table:table-cell>
          <table:table-cell table:formula="of:=[$'f90-sequential'.S10]" office:value-type="float" office:value="180336.520276191" calcext:value-type="float">
            <text:p>180336.52</text:p>
          </table:table-cell>
          <table:table-cell/>
          <table:table-cell table:number-columns-repeated="7" office:value-type="float" office:value="0" calcext:value-type="float">
            <text:p>0.0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TDEV([$fortran_bf_mpi.C87:$fortran_bf_mpi.C91])" office:value-type="float" office:value="74.0609047048442" calcext:value-type="float">
            <text:p>74.06</text:p>
          </table:table-cell>
          <table:table-cell table:formula="of:=STDEV([$fortran_bf_mpi.D87:$fortran_bf_mpi.D91])" office:value-type="float" office:value="15.2728865739257" calcext:value-type="float">
            <text:p>15.27</text:p>
          </table:table-cell>
          <table:table-cell table:formula="of:=STDEV([$fortran_bf_mpi.E87:$fortran_bf_mpi.E91])" office:value-type="float" office:value="11517.0411844254" calcext:value-type="float">
            <text:p>11517.04</text:p>
          </table:table-cell>
          <table:table-cell table:formula="of:=STDEV([$fortran_bf_mpi.I87:$fortran_bf_mpi.I91])" office:value-type="float" office:value="0.133644304031261" calcext:value-type="float">
            <text:p>0.13</text:p>
          </table:table-cell>
          <table:table-cell table:formula="of:=STDEV([$fortran_bf_mpi.J87:$fortran_bf_mpi.J91])" office:value-type="float" office:value="11566.8105335373" calcext:value-type="float">
            <text:p>11566.81</text:p>
          </table:table-cell>
          <table:table-cell/>
          <table:table-cell table:formula="of:=STDEV([$fortran_bf_mpi.L87:$fortran_bf_mpi.L91])" office:value-type="float" office:value="2.01129020780195" calcext:value-type="float">
            <text:p>2.01</text:p>
          </table:table-cell>
          <table:table-cell table:formula="of:=STDEV([$fortran_bf_mpi.M87:$fortran_bf_mpi.M91])" office:value-type="float" office:value="0.000547722557505166" calcext:value-type="float">
            <text:p>0.00</text:p>
          </table:table-cell>
          <table:table-cell table:formula="of:=STDEV([$fortran_bf_mpi.N87:$fortran_bf_mpi.N91])" office:value-type="float" office:value="0.32490998753501" calcext:value-type="float">
            <text:p>0.32</text:p>
          </table:table-cell>
          <table:table-cell table:formula="of:=STDEV([$fortran_bf_mpi.O87:$fortran_bf_mpi.O91])" office:value-type="float" office:value="0" calcext:value-type="float">
            <text:p>0.00</text:p>
          </table:table-cell>
          <table:table-cell table:formula="of:=STDEV([$fortran_bf_mpi.P87:$fortran_bf_mpi.P91])" office:value-type="float" office:value="0" calcext:value-type="float">
            <text:p>0.00</text:p>
          </table:table-cell>
          <table:table-cell table:formula="of:=STDEV([$fortran_bf_mpi.Q87:$fortran_bf_mpi.Q91])" office:value-type="float" office:value="0" calcext:value-type="float">
            <text:p>0.00</text:p>
          </table:table-cell>
          <table:table-cell table:formula="of:=STDEV([$fortran_bf_mpi.R87:$fortran_bf_mpi.R91])" office:value-type="float" office:value="1.84440003795272" calcext:value-type="float">
            <text:p>1.8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TDEV([$fortran_bf_mpi.C62:$fortran_bf_mpi.C66])" office:value-type="float" office:value="86.3370917815744" calcext:value-type="float">
            <text:p>86.34</text:p>
          </table:table-cell>
          <table:table-cell table:formula="of:=STDEV([$fortran_bf_mpi.D62:$fortran_bf_mpi.D66])" office:value-type="float" office:value="0.8197949743686" calcext:value-type="float">
            <text:p>0.82</text:p>
          </table:table-cell>
          <table:table-cell table:formula="of:=STDEV([$fortran_bf_mpi.E62:$fortran_bf_mpi.E66])" office:value-type="float" office:value="7483.18257592924" calcext:value-type="float">
            <text:p>7483.18</text:p>
          </table:table-cell>
          <table:table-cell table:formula="of:=STDEV([$fortran_bf_mpi.I62:$fortran_bf_mpi.I66])" office:value-type="float" office:value="0.0668221520156303" calcext:value-type="float">
            <text:p>0.07</text:p>
          </table:table-cell>
          <table:table-cell table:formula="of:=STDEV([$fortran_bf_mpi.J62:$fortran_bf_mpi.J66])" office:value-type="float" office:value="7480.07003246794" calcext:value-type="float">
            <text:p>7480.07</text:p>
          </table:table-cell>
          <table:table-cell/>
          <table:table-cell table:formula="of:=STDEV([$fortran_bf_mpi.L62:$fortran_bf_mpi.L66])" office:value-type="float" office:value="0.872519512675792" calcext:value-type="float">
            <text:p>0.87</text:p>
          </table:table-cell>
          <table:table-cell table:formula="of:=STDEV([$fortran_bf_mpi.M62:$fortran_bf_mpi.M66])" office:value-type="float" office:value="0.00516720427310553" calcext:value-type="float">
            <text:p>0.01</text:p>
          </table:table-cell>
          <table:table-cell table:formula="of:=STDEV([$fortran_bf_mpi.N62:$fortran_bf_mpi.N66])" office:value-type="float" office:value="0.909622723990554" calcext:value-type="float">
            <text:p>0.91</text:p>
          </table:table-cell>
          <table:table-cell table:formula="of:=STDEV([$fortran_bf_mpi.O62:$fortran_bf_mpi.O66])" office:value-type="float" office:value="3050.52640509032" calcext:value-type="float">
            <text:p>3050.53</text:p>
          </table:table-cell>
          <table:table-cell table:formula="of:=STDEV([$fortran_bf_mpi.P62:$fortran_bf_mpi.P66])" office:value-type="float" office:value="0.316310764913242" calcext:value-type="float">
            <text:p>0.32</text:p>
          </table:table-cell>
          <table:table-cell table:formula="of:=STDEV([$fortran_bf_mpi.Q62:$fortran_bf_mpi.Q66])" office:value-type="float" office:value="0.0668221520156303" calcext:value-type="float">
            <text:p>0.07</text:p>
          </table:table-cell>
          <table:table-cell table:formula="of:=STDEV([$fortran_bf_mpi.R62:$fortran_bf_mpi.R66])" office:value-type="float" office:value="3050.24699534157" calcext:value-type="float">
            <text:p>3050.2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TDEV([$fortran_bf_mpi.C67:$fortran_bf_mpi.C71])" office:value-type="float" office:value="71.4732108884161" calcext:value-type="float">
            <text:p>71.47</text:p>
          </table:table-cell>
          <table:table-cell table:formula="of:=STDEV([$fortran_bf_mpi.D67:$fortran_bf_mpi.D71])" office:value-type="float" office:value="10.4123411776603" calcext:value-type="float">
            <text:p>10.41</text:p>
          </table:table-cell>
          <table:table-cell table:formula="of:=STDEV([$fortran_bf_mpi.E67:$fortran_bf_mpi.E71])" office:value-type="float" office:value="1007.1586634303" calcext:value-type="float">
            <text:p>1007.16</text:p>
          </table:table-cell>
          <table:table-cell table:formula="of:=STDEV([$fortran_bf_mpi.I67:$fortran_bf_mpi.I71])" office:value-type="float" office:value="0.0167092788593643" calcext:value-type="float">
            <text:p>0.02</text:p>
          </table:table-cell>
          <table:table-cell table:formula="of:=STDEV([$fortran_bf_mpi.J67:$fortran_bf_mpi.J71])" office:value-type="float" office:value="986.939292574374" calcext:value-type="float">
            <text:p>986.94</text:p>
          </table:table-cell>
          <table:table-cell/>
          <table:table-cell table:formula="of:=STDEV([$fortran_bf_mpi.L67:$fortran_bf_mpi.L71])" office:value-type="float" office:value="0.905416092191872" calcext:value-type="float">
            <text:p>0.91</text:p>
          </table:table-cell>
          <table:table-cell table:formula="of:=STDEV([$fortran_bf_mpi.M67:$fortran_bf_mpi.M71])" office:value-type="float" office:value="0.0207797978815964" calcext:value-type="float">
            <text:p>0.02</text:p>
          </table:table-cell>
          <table:table-cell table:formula="of:=STDEV([$fortran_bf_mpi.N67:$fortran_bf_mpi.N71])" office:value-type="float" office:value="10.6326116500134" calcext:value-type="float">
            <text:p>10.63</text:p>
          </table:table-cell>
          <table:table-cell table:formula="of:=STDEV([$fortran_bf_mpi.O67:$fortran_bf_mpi.O71])" office:value-type="float" office:value="1833.04765190769" calcext:value-type="float">
            <text:p>1833.05</text:p>
          </table:table-cell>
          <table:table-cell table:formula="of:=STDEV([$fortran_bf_mpi.P67:$fortran_bf_mpi.P71])" office:value-type="float" office:value="0.478394502476774" calcext:value-type="float">
            <text:p>0.48</text:p>
          </table:table-cell>
          <table:table-cell table:formula="of:=STDEV([$fortran_bf_mpi.Q67:$fortran_bf_mpi.Q71])" office:value-type="float" office:value="0.016431676725155" calcext:value-type="float">
            <text:p>0.02</text:p>
          </table:table-cell>
          <table:table-cell table:formula="of:=STDEV([$fortran_bf_mpi.R67:$fortran_bf_mpi.R71])" office:value-type="float" office:value="1838.43594598235" calcext:value-type="float">
            <text:p>1838.4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STDEV([$fortran_bf_mpi.C72:$fortran_bf_mpi.C76])" office:value-type="float" office:value="44.0446222199715" calcext:value-type="float">
            <text:p>44.04</text:p>
          </table:table-cell>
          <table:table-cell table:formula="of:=STDEV([$fortran_bf_mpi.D72:$fortran_bf_mpi.D76])" office:value-type="float" office:value="3.46440026555825" calcext:value-type="float">
            <text:p>3.46</text:p>
          </table:table-cell>
          <table:table-cell table:formula="of:=STDEV([$fortran_bf_mpi.E72:$fortran_bf_mpi.E76])" office:value-type="float" office:value="60.3603960598347" calcext:value-type="float">
            <text:p>60.36</text:p>
          </table:table-cell>
          <table:table-cell table:formula="of:=STDEV([$fortran_bf_mpi.I72:$fortran_bf_mpi.I76])" office:value-type="float" office:value="0.0400898989771738" calcext:value-type="float">
            <text:p>0.04</text:p>
          </table:table-cell>
          <table:table-cell table:formula="of:=STDEV([$fortran_bf_mpi.J72:$fortran_bf_mpi.J76])" office:value-type="float" office:value="63.9313023698109" calcext:value-type="float">
            <text:p>63.93</text:p>
          </table:table-cell>
          <table:table-cell/>
          <table:table-cell table:formula="of:=STDEV([$fortran_bf_mpi.L72:$fortran_bf_mpi.L76])" office:value-type="float" office:value="0.633915846149944" calcext:value-type="float">
            <text:p>0.63</text:p>
          </table:table-cell>
          <table:table-cell table:formula="of:=STDEV([$fortran_bf_mpi.M72:$fortran_bf_mpi.M76])" office:value-type="float" office:value="0.0109544511501033" calcext:value-type="float">
            <text:p>0.01</text:p>
          </table:table-cell>
          <table:table-cell table:formula="of:=STDEV([$fortran_bf_mpi.N72:$fortran_bf_mpi.N76])" office:value-type="float" office:value="3.59647524668249" calcext:value-type="float">
            <text:p>3.60</text:p>
          </table:table-cell>
          <table:table-cell table:formula="of:=STDEV([$fortran_bf_mpi.O72:$fortran_bf_mpi.O76])" office:value-type="float" office:value="194.299310934187" calcext:value-type="float">
            <text:p>194.30</text:p>
          </table:table-cell>
          <table:table-cell table:formula="of:=STDEV([$fortran_bf_mpi.P72:$fortran_bf_mpi.P76])" office:value-type="float" office:value="0.0802602018437534" calcext:value-type="float">
            <text:p>0.08</text:p>
          </table:table-cell>
          <table:table-cell table:formula="of:=STDEV([$fortran_bf_mpi.Q72:$fortran_bf_mpi.Q76])" office:value-type="float" office:value="0.00913783344124853" calcext:value-type="float">
            <text:p>0.01</text:p>
          </table:table-cell>
          <table:table-cell table:formula="of:=STDEV([$fortran_bf_mpi.R72:$fortran_bf_mpi.R76])" office:value-type="float" office:value="194.05659114212" calcext:value-type="float">
            <text:p>194.0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STDEV([$fortran_bf_mpi.C77:$fortran_bf_mpi.C81])" office:value-type="float" office:value="63.8284832837191" calcext:value-type="float">
            <text:p>63.83</text:p>
          </table:table-cell>
          <table:table-cell table:formula="of:=STDEV([$fortran_bf_mpi.D77:$fortran_bf_mpi.D81])" office:value-type="float" office:value="0.832580926997506" calcext:value-type="float">
            <text:p>0.83</text:p>
          </table:table-cell>
          <table:table-cell table:formula="of:=STDEV([$fortran_bf_mpi.E77:$fortran_bf_mpi.E81])" office:value-type="float" office:value="5.70025830116527" calcext:value-type="float">
            <text:p>5.70</text:p>
          </table:table-cell>
          <table:table-cell table:formula="of:=STDEV([$fortran_bf_mpi.I77:$fortran_bf_mpi.I81])" office:value-type="float" office:value="0.0387143384290627" calcext:value-type="float">
            <text:p>0.04</text:p>
          </table:table-cell>
          <table:table-cell table:formula="of:=STDEV([$fortran_bf_mpi.J77:$fortran_bf_mpi.J81])" office:value-type="float" office:value="62.4876761713858" calcext:value-type="float">
            <text:p>62.49</text:p>
          </table:table-cell>
          <table:table-cell/>
          <table:table-cell table:formula="of:=STDEV([$fortran_bf_mpi.L77:$fortran_bf_mpi.L81])" office:value-type="float" office:value="1.91849641646785" calcext:value-type="float">
            <text:p>1.92</text:p>
          </table:table-cell>
          <table:table-cell table:formula="of:=STDEV([$fortran_bf_mpi.M77:$fortran_bf_mpi.M81])" office:value-type="float" office:value="0.00752994023880668" calcext:value-type="float">
            <text:p>0.01</text:p>
          </table:table-cell>
          <table:table-cell table:formula="of:=STDEV([$fortran_bf_mpi.N77:$fortran_bf_mpi.N81])" office:value-type="float" office:value="0.882839056680202" calcext:value-type="float">
            <text:p>0.88</text:p>
          </table:table-cell>
          <table:table-cell table:formula="of:=STDEV([$fortran_bf_mpi.O77:$fortran_bf_mpi.O81])" office:value-type="float" office:value="6.68108238236889" calcext:value-type="float">
            <text:p>6.68</text:p>
          </table:table-cell>
          <table:table-cell table:formula="of:=STDEV([$fortran_bf_mpi.P77:$fortran_bf_mpi.P81])" office:value-type="float" office:value="0.0964432475604176" calcext:value-type="float">
            <text:p>0.10</text:p>
          </table:table-cell>
          <table:table-cell table:formula="of:=STDEV([$fortran_bf_mpi.Q77:$fortran_bf_mpi.Q81])" office:value-type="float" office:value="0.0124779806058513" calcext:value-type="float">
            <text:p>0.01</text:p>
          </table:table-cell>
          <table:table-cell table:formula="of:=STDEV([$fortran_bf_mpi.R77:$fortran_bf_mpi.R81])" office:value-type="float" office:value="6.5021894620197" calcext:value-type="float">
            <text:p>6.5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STDEV([$fortran_bf_mpi.C82:$fortran_bf_mpi.C86])" office:value-type="float" office:value="39.0086367680286" calcext:value-type="float">
            <text:p>39.01</text:p>
          </table:table-cell>
          <table:table-cell table:formula="of:=STDEV([$fortran_bf_mpi.D82:$fortran_bf_mpi.D86])" office:value-type="float" office:value="0.661534579595061" calcext:value-type="float">
            <text:p>0.66</text:p>
          </table:table-cell>
          <table:table-cell table:formula="of:=STDEV([$fortran_bf_mpi.E82:$fortran_bf_mpi.E86])" office:value-type="float" office:value="11.8182892670639" calcext:value-type="float">
            <text:p>11.82</text:p>
          </table:table-cell>
          <table:table-cell table:formula="of:=STDEV([$fortran_bf_mpi.I82:$fortran_bf_mpi.I86])" office:value-type="float" office:value="0.0363689427946428" calcext:value-type="float">
            <text:p>0.04</text:p>
          </table:table-cell>
          <table:table-cell table:formula="of:=STDEV([$fortran_bf_mpi.J82:$fortran_bf_mpi.J86])" office:value-type="float" office:value="41.8562797642121" calcext:value-type="float">
            <text:p>41.86</text:p>
          </table:table-cell>
          <table:table-cell/>
          <table:table-cell table:formula="of:=STDEV([$fortran_bf_mpi.L82:$fortran_bf_mpi.L86])" office:value-type="float" office:value="1.35164891891349" calcext:value-type="float">
            <text:p>1.35</text:p>
          </table:table-cell>
          <table:table-cell table:formula="of:=STDEV([$fortran_bf_mpi.M82:$fortran_bf_mpi.M86])" office:value-type="float" office:value="0.00204939015319192" calcext:value-type="float">
            <text:p>0.00</text:p>
          </table:table-cell>
          <table:table-cell table:formula="of:=STDEV([$fortran_bf_mpi.N82:$fortran_bf_mpi.N86])" office:value-type="float" office:value="0.453431692760883" calcext:value-type="float">
            <text:p>0.45</text:p>
          </table:table-cell>
          <table:table-cell table:formula="of:=STDEV([$fortran_bf_mpi.O82:$fortran_bf_mpi.O86])" office:value-type="float" office:value="11.9110079422356" calcext:value-type="float">
            <text:p>11.91</text:p>
          </table:table-cell>
          <table:table-cell table:formula="of:=STDEV([$fortran_bf_mpi.P82:$fortran_bf_mpi.P86])" office:value-type="float" office:value="0.220625927760088" calcext:value-type="float">
            <text:p>0.22</text:p>
          </table:table-cell>
          <table:table-cell table:formula="of:=STDEV([$fortran_bf_mpi.Q82:$fortran_bf_mpi.Q86])" office:value-type="float" office:value="0.0397303410506379" calcext:value-type="float">
            <text:p>0.04</text:p>
          </table:table-cell>
          <table:table-cell table:formula="of:=STDEV([$fortran_bf_mpi.R82:$fortran_bf_mpi.R86])" office:value-type="float" office:value="10.2511172464273" calcext:value-type="float">
            <text:p>10.25</text:p>
          </table:table-cell>
          <table:table-cell table:number-columns-repeated="18"/>
        </table:table-row>
      </table:table>
      <table:table table:name="brute-force-f90" table:style-name="ta1">
        <table:table-column table:style-name="co1" table:number-columns-repeated="2" table:default-cell-style-name="Default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ranks</text:p>
          </table:table-cell>
          <table:table-cell table:style-name="Default" office:value-type="string" calcext:value-type="string">
            <text:p>args+readpts</text:p>
          </table:table-cell>
          <table:table-cell table:style-name="Default" office:value-type="string" calcext:value-type="string">
            <text:p>sort</text:p>
          </table:table-cell>
          <table:table-cell table:style-name="Default" office:value-type="string" calcext:value-type="string">
            <text:p>getclosest</text:p>
          </table:table-cell>
          <table:table-cell table:style-name="Default" office:value-type="string" calcext:value-type="string">
            <text:p>strip_alloc</text:p>
          </table:table-cell>
          <table:table-cell table:style-name="Default" office:value-type="string" calcext:value-type="string">
            <text:p>strip_calc</text:p>
          </table:table-cell>
          <table:table-cell table:style-name="Default" office:value-type="string" calcext:value-type="string">
            <text:p>writeStd</text:p>
          </table:table-cell>
          <table:table-cell table:style-name="Default" office:value-type="string" calcext:value-type="string">
            <text:p>writeFile</text:p>
          </table:table-cell>
          <table:table-cell table:style-name="Default" office:value-type="string" calcext:value-type="string">
            <text:p>total</text:p>
          </table:table-cell>
          <table:table-cell table:style-name="Default"/>
          <table:table-cell table:style-name="Default" office:value-type="string" calcext:value-type="string">
            <text:p>init</text:p>
          </table:table-cell>
          <table:table-cell table:style-name="Default" office:value-type="string" calcext:value-type="string">
            <text:p>bcast</text:p>
          </table:table-cell>
          <table:table-cell table:style-name="Default" office:value-type="string" calcext:value-type="string">
            <text:p>scatter1</text:p>
          </table:table-cell>
          <table:table-cell table:style-name="Default" office:value-type="string" calcext:value-type="string">
            <text:p>allreduce1</text:p>
          </table:table-cell>
          <table:table-cell table:style-name="Default" office:value-type="string" calcext:value-type="string">
            <text:p>scatter2</text:p>
          </table:table-cell>
          <table:table-cell table:style-name="Default" office:value-type="string" calcext:value-type="string">
            <text:p>allreduce2</text:p>
          </table:table-cell>
          <table:table-cell table:style-name="Default" office:value-type="string" calcext:value-type="string">
            <text:p>total</text:p>
          </table:table-cell>
          <table:table-cell table:number-columns-repeated="11"/>
          <table:table-cell office:value-type="string" calcext:value-type="string">
            <text:p>init</text:p>
          </table:table-cell>
          <table:table-cell office:value-type="string" calcext:value-type="string">
            <text:p>bcast</text:p>
          </table:table-cell>
          <table:table-cell office:value-type="string" calcext:value-type="string">
            <text:p>scatter1</text:p>
          </table:table-cell>
          <table:table-cell office:value-type="string" calcext:value-type="string">
            <text:p>allreduce1</text:p>
          </table:table-cell>
          <table:table-cell office:value-type="string" calcext:value-type="string">
            <text:p>scatter2</text:p>
          </table:table-cell>
          <table:table-cell office:value-type="string" calcext:value-type="string">
            <text:p>allreduce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Seq</text:p>
          </table:table-cell>
          <table:table-cell table:formula="of:=[$'f90-sequential'.O2]" office:value-type="float" office:value="13.6612" calcext:value-type="float">
            <text:p>13.66</text:p>
          </table:table-cell>
          <table:table-cell office:value-type="float" office:value="0" calcext:value-type="float">
            <text:p>0.00</text:p>
          </table:table-cell>
          <table:table-cell table:formula="of:=[$'f90-sequential'.P2]" office:value-type="float" office:value="469.0664" calcext:value-type="float">
            <text:p>469.07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$'f90-sequential'.Q2]" office:value-type="float" office:value="0.0736" calcext:value-type="float">
            <text:p>0.07</text:p>
          </table:table-cell>
          <table:table-cell table:formula="of:=[$'f90-sequential'.R2]" office:value-type="float" office:value="0.065" calcext:value-type="float">
            <text:p>0.07</text:p>
          </table:table-cell>
          <table:table-cell table:formula="of:=[$'f90-sequential'.S2]" office:value-type="float" office:value="482.8674" calcext:value-type="float">
            <text:p>482.87</text:p>
          </table:table-cell>
          <table:table-cell/>
          <table:table-cell table:number-columns-repeated="7" office:value-type="float" office:value="0" calcext:value-type="float">
            <text:p>0.00</text:p>
          </table:table-cell>
          <table:table-cell table:number-columns-repeated="2"/>
          <table:table-cell table:style-name="ce1" table:formula="of:=[.J2]-[.H2]" office:value-type="float" office:value="482.7938" calcext:value-type="float">
            <text:p>482.7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$fortran_bf_mpi.C27:$fortran_bf_mpi.C31])" office:value-type="float" office:value="23.7452" calcext:value-type="float">
            <text:p>23.75</text:p>
          </table:table-cell>
          <table:table-cell table:formula="of:=AVERAGE([$fortran_bf_mpi.D27:$fortran_bf_mpi.D31])" office:value-type="float" office:value="2.3962" calcext:value-type="float">
            <text:p>2.40</text:p>
          </table:table-cell>
          <table:table-cell table:formula="of:=AVERAGE([$fortran_bf_mpi.E27:$fortran_bf_mpi.E31])" office:value-type="float" office:value="398.0908" calcext:value-type="float">
            <text:p>398.09</text:p>
          </table:table-cell>
          <table:table-cell table:formula="of:=AVERAGE([$fortran_bf_mpi.F27:$fortran_bf_mpi.F31])" office:value-type="float" office:value="0.0154" calcext:value-type="float">
            <text:p>0.02</text:p>
          </table:table-cell>
          <table:table-cell table:formula="of:=AVERAGE([$fortran_bf_mpi.G27:$fortran_bf_mpi.G31])" office:value-type="float" office:value="0.0008" calcext:value-type="float">
            <text:p>0.00</text:p>
          </table:table-cell>
          <table:table-cell table:formula="of:=AVERAGE([$fortran_bf_mpi.H27:$fortran_bf_mpi.H31])" office:value-type="float" office:value="0.0502" calcext:value-type="float">
            <text:p>0.05</text:p>
          </table:table-cell>
          <table:table-cell table:formula="of:=AVERAGE([$fortran_bf_mpi.I27:$fortran_bf_mpi.I31])" office:value-type="float" office:value="0.0814" calcext:value-type="float">
            <text:p>0.08</text:p>
          </table:table-cell>
          <table:table-cell table:formula="of:=AVERAGE([$fortran_bf_mpi.J27:$fortran_bf_mpi.J31])" office:value-type="float" office:value="457.6408" calcext:value-type="float">
            <text:p>457.64</text:p>
          </table:table-cell>
          <table:table-cell/>
          <table:table-cell table:formula="of:=AVERAGE([$fortran_bf_mpi.L27:$fortran_bf_mpi.L31])" office:value-type="float" office:value="33.12" calcext:value-type="float">
            <text:p>33.12</text:p>
          </table:table-cell>
          <table:table-cell table:formula="of:=AVERAGE([$fortran_bf_mpi.M27:$fortran_bf_mpi.M31])" office:value-type="float" office:value="0.0064" calcext:value-type="float">
            <text:p>0.01</text:p>
          </table:table-cell>
          <table:table-cell table:formula="of:=AVERAGE([$fortran_bf_mpi.N27:$fortran_bf_mpi.N31])" office:value-type="float" office:value="0.1056" calcext:value-type="float">
            <text:p>0.11</text:p>
          </table:table-cell>
          <table:table-cell table:formula="of:=AVERAGE([$fortran_bf_mpi.O27:$fortran_bf_mpi.O31])" office:value-type="float" office:value="0.0076" calcext:value-type="float">
            <text:p>0.01</text:p>
          </table:table-cell>
          <table:table-cell table:formula="of:=AVERAGE([$fortran_bf_mpi.P27:$fortran_bf_mpi.P31])" office:value-type="float" office:value="0.0016" calcext:value-type="float">
            <text:p>0.00</text:p>
          </table:table-cell>
          <table:table-cell table:formula="of:=AVERAGE([$fortran_bf_mpi.Q27:$fortran_bf_mpi.Q31])" office:value-type="float" office:value="0.001" calcext:value-type="float">
            <text:p>0.00</text:p>
          </table:table-cell>
          <table:table-cell table:formula="of:=AVERAGE([$fortran_bf_mpi.R27:$fortran_bf_mpi.R31])" office:value-type="float" office:value="33.2422" calcext:value-type="float">
            <text:p>33.24</text:p>
          </table:table-cell>
          <table:table-cell table:number-columns-repeated="2"/>
          <table:table-cell table:style-name="ce1" table:formula="of:=[.J3]-[.H3]" office:value-type="float" office:value="457.5906" calcext:value-type="float">
            <text:p>457.5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$fortran_bf_mpi.C2:$fortran_bf_mpi.C6])" office:value-type="float" office:value="24.3644" calcext:value-type="float">
            <text:p>24.36</text:p>
          </table:table-cell>
          <table:table-cell table:formula="of:=AVERAGE([$fortran_bf_mpi.D2:$fortran_bf_mpi.D6])" office:value-type="float" office:value="2.399" calcext:value-type="float">
            <text:p>2.40</text:p>
          </table:table-cell>
          <table:table-cell table:formula="of:=AVERAGE([$fortran_bf_mpi.E2:$fortran_bf_mpi.E6])" office:value-type="float" office:value="108.0292" calcext:value-type="float">
            <text:p>108.03</text:p>
          </table:table-cell>
          <table:table-cell table:formula="of:=AVERAGE([$fortran_bf_mpi.F2:$fortran_bf_mpi.F6])" office:value-type="float" office:value="0.0726" calcext:value-type="float">
            <text:p>0.07</text:p>
          </table:table-cell>
          <table:table-cell table:formula="of:=AVERAGE([$fortran_bf_mpi.G2:$fortran_bf_mpi.G6])" office:value-type="float" office:value="0.0012" calcext:value-type="float">
            <text:p>0.00</text:p>
          </table:table-cell>
          <table:table-cell table:formula="of:=AVERAGE([$fortran_bf_mpi.H2:$fortran_bf_mpi.H6])" office:value-type="float" office:value="0.0538" calcext:value-type="float">
            <text:p>0.05</text:p>
          </table:table-cell>
          <table:table-cell table:formula="of:=AVERAGE([$fortran_bf_mpi.I2:$fortran_bf_mpi.I6])" office:value-type="float" office:value="0.0752" calcext:value-type="float">
            <text:p>0.08</text:p>
          </table:table-cell>
          <table:table-cell table:formula="of:=AVERAGE([$fortran_bf_mpi.J2:$fortran_bf_mpi.J6])" office:value-type="float" office:value="169.6232" calcext:value-type="float">
            <text:p>169.62</text:p>
          </table:table-cell>
          <table:table-cell/>
          <table:table-cell table:formula="of:=AVERAGE([$fortran_bf_mpi.L2:$fortran_bf_mpi.L6])" office:value-type="float" office:value="34.602" calcext:value-type="float">
            <text:p>34.60</text:p>
          </table:table-cell>
          <table:table-cell table:formula="of:=AVERAGE([$fortran_bf_mpi.M2:$fortran_bf_mpi.M6])" office:value-type="float" office:value="0.021" calcext:value-type="float">
            <text:p>0.02</text:p>
          </table:table-cell>
          <table:table-cell table:formula="of:=AVERAGE([$fortran_bf_mpi.N2:$fortran_bf_mpi.N6])" office:value-type="float" office:value="2.5446" calcext:value-type="float">
            <text:p>2.54</text:p>
          </table:table-cell>
          <table:table-cell table:formula="of:=AVERAGE([$fortran_bf_mpi.O2:$fortran_bf_mpi.O6])" office:value-type="float" office:value="3.9742" calcext:value-type="float">
            <text:p>3.97</text:p>
          </table:table-cell>
          <table:table-cell table:formula="of:=AVERAGE([$fortran_bf_mpi.P2:$fortran_bf_mpi.P6])" office:value-type="float" office:value="0.0832" calcext:value-type="float">
            <text:p>0.08</text:p>
          </table:table-cell>
          <table:table-cell table:formula="of:=AVERAGE([$fortran_bf_mpi.Q2:$fortran_bf_mpi.Q6])" office:value-type="float" office:value="0.0072" calcext:value-type="float">
            <text:p>0.01</text:p>
          </table:table-cell>
          <table:table-cell table:formula="of:=AVERAGE([$fortran_bf_mpi.R2:$fortran_bf_mpi.R6])" office:value-type="float" office:value="39.762" calcext:value-type="float">
            <text:p>39.76</text:p>
          </table:table-cell>
          <table:table-cell table:number-columns-repeated="2"/>
          <table:table-cell table:style-name="ce1" table:formula="of:=[.J4]-[.H4]" office:value-type="float" office:value="169.5694" calcext:value-type="float">
            <text:p>169.5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$fortran_bf_mpi.C7:$fortran_bf_mpi.C11])" office:value-type="float" office:value="24.4516" calcext:value-type="float">
            <text:p>24.45</text:p>
          </table:table-cell>
          <table:table-cell table:formula="of:=AVERAGE([$fortran_bf_mpi.D7:$fortran_bf_mpi.D11])" office:value-type="float" office:value="2.379" calcext:value-type="float">
            <text:p>2.38</text:p>
          </table:table-cell>
          <table:table-cell table:formula="of:=AVERAGE([$fortran_bf_mpi.E7:$fortran_bf_mpi.E11])" office:value-type="float" office:value="33.3158" calcext:value-type="float">
            <text:p>33.32</text:p>
          </table:table-cell>
          <table:table-cell table:formula="of:=AVERAGE([$fortran_bf_mpi.F7:$fortran_bf_mpi.F11])" office:value-type="float" office:value="0.098" calcext:value-type="float">
            <text:p>0.10</text:p>
          </table:table-cell>
          <table:table-cell table:formula="of:=AVERAGE([$fortran_bf_mpi.G7:$fortran_bf_mpi.G11])" office:value-type="float" office:value="0.0012" calcext:value-type="float">
            <text:p>0.00</text:p>
          </table:table-cell>
          <table:table-cell table:formula="of:=AVERAGE([$fortran_bf_mpi.H7:$fortran_bf_mpi.H11])" office:value-type="float" office:value="0.0776" calcext:value-type="float">
            <text:p>0.08</text:p>
          </table:table-cell>
          <table:table-cell table:formula="of:=AVERAGE([$fortran_bf_mpi.I7:$fortran_bf_mpi.I11])" office:value-type="float" office:value="0.0804" calcext:value-type="float">
            <text:p>0.08</text:p>
          </table:table-cell>
          <table:table-cell table:formula="of:=AVERAGE([$fortran_bf_mpi.J7:$fortran_bf_mpi.J11])" office:value-type="float" office:value="97.8782" calcext:value-type="float">
            <text:p>97.88</text:p>
          </table:table-cell>
          <table:table-cell/>
          <table:table-cell table:formula="of:=AVERAGE([$fortran_bf_mpi.L7:$fortran_bf_mpi.L11])" office:value-type="float" office:value="37.3302" calcext:value-type="float">
            <text:p>37.33</text:p>
          </table:table-cell>
          <table:table-cell table:formula="of:=AVERAGE([$fortran_bf_mpi.M7:$fortran_bf_mpi.M11])" office:value-type="float" office:value="0.0316" calcext:value-type="float">
            <text:p>0.03</text:p>
          </table:table-cell>
          <table:table-cell table:formula="of:=AVERAGE([$fortran_bf_mpi.N7:$fortran_bf_mpi.N11])" office:value-type="float" office:value="2.6158" calcext:value-type="float">
            <text:p>2.62</text:p>
          </table:table-cell>
          <table:table-cell table:formula="of:=AVERAGE([$fortran_bf_mpi.O7:$fortran_bf_mpi.O11])" office:value-type="float" office:value="6.2428" calcext:value-type="float">
            <text:p>6.24</text:p>
          </table:table-cell>
          <table:table-cell table:formula="of:=AVERAGE([$fortran_bf_mpi.P7:$fortran_bf_mpi.P11])" office:value-type="float" office:value="0.1084" calcext:value-type="float">
            <text:p>0.11</text:p>
          </table:table-cell>
          <table:table-cell table:formula="of:=AVERAGE([$fortran_bf_mpi.Q7:$fortran_bf_mpi.Q11])" office:value-type="float" office:value="0.0116" calcext:value-type="float">
            <text:p>0.01</text:p>
          </table:table-cell>
          <table:table-cell table:formula="of:=AVERAGE([$fortran_bf_mpi.R7:$fortran_bf_mpi.R11])" office:value-type="float" office:value="41.2992" calcext:value-type="float">
            <text:p>41.30</text:p>
          </table:table-cell>
          <table:table-cell table:number-columns-repeated="2"/>
          <table:table-cell table:style-name="ce1" table:formula="of:=[.J5]-[.H5]" office:value-type="float" office:value="97.8006" calcext:value-type="float">
            <text:p>97.8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VERAGE([$fortran_bf_mpi.C12:$fortran_bf_mpi.C16])" office:value-type="float" office:value="23.9298" calcext:value-type="float">
            <text:p>23.93</text:p>
          </table:table-cell>
          <table:table-cell table:formula="of:=AVERAGE([$fortran_bf_mpi.D12:$fortran_bf_mpi.D16])" office:value-type="float" office:value="2.3502" calcext:value-type="float">
            <text:p>2.35</text:p>
          </table:table-cell>
          <table:table-cell table:formula="of:=AVERAGE([$fortran_bf_mpi.E12:$fortran_bf_mpi.E16])" office:value-type="float" office:value="8.6108" calcext:value-type="float">
            <text:p>8.61</text:p>
          </table:table-cell>
          <table:table-cell table:formula="of:=AVERAGE([$fortran_bf_mpi.F12:$fortran_bf_mpi.F16])" office:value-type="float" office:value="0.1806" calcext:value-type="float">
            <text:p>0.18</text:p>
          </table:table-cell>
          <table:table-cell table:formula="of:=AVERAGE([$fortran_bf_mpi.G12:$fortran_bf_mpi.G16])" office:value-type="float" office:value="0.002" calcext:value-type="float">
            <text:p>0.00</text:p>
          </table:table-cell>
          <table:table-cell table:formula="of:=AVERAGE([$fortran_bf_mpi.H12:$fortran_bf_mpi.H16])" office:value-type="float" office:value="0.0998" calcext:value-type="float">
            <text:p>0.10</text:p>
          </table:table-cell>
          <table:table-cell table:formula="of:=AVERAGE([$fortran_bf_mpi.I12:$fortran_bf_mpi.I16])" office:value-type="float" office:value="0.1216" calcext:value-type="float">
            <text:p>0.12</text:p>
          </table:table-cell>
          <table:table-cell table:formula="of:=AVERAGE([$fortran_bf_mpi.J12:$fortran_bf_mpi.J16])" office:value-type="float" office:value="73.1856" calcext:value-type="float">
            <text:p>73.19</text:p>
          </table:table-cell>
          <table:table-cell/>
          <table:table-cell table:formula="of:=AVERAGE([$fortran_bf_mpi.L12:$fortran_bf_mpi.L16])" office:value-type="float" office:value="37.7562" calcext:value-type="float">
            <text:p>37.76</text:p>
          </table:table-cell>
          <table:table-cell table:formula="of:=AVERAGE([$fortran_bf_mpi.M12:$fortran_bf_mpi.M16])" office:value-type="float" office:value="0.0384" calcext:value-type="float">
            <text:p>0.04</text:p>
          </table:table-cell>
          <table:table-cell table:formula="of:=AVERAGE([$fortran_bf_mpi.N12:$fortran_bf_mpi.N16])" office:value-type="float" office:value="2.6834" calcext:value-type="float">
            <text:p>2.68</text:p>
          </table:table-cell>
          <table:table-cell table:formula="of:=AVERAGE([$fortran_bf_mpi.O12:$fortran_bf_mpi.O16])" office:value-type="float" office:value="1.5292" calcext:value-type="float">
            <text:p>1.53</text:p>
          </table:table-cell>
          <table:table-cell table:formula="of:=AVERAGE([$fortran_bf_mpi.P12:$fortran_bf_mpi.P16])" office:value-type="float" office:value="0.2068" calcext:value-type="float">
            <text:p>0.21</text:p>
          </table:table-cell>
          <table:table-cell table:formula="of:=AVERAGE([$fortran_bf_mpi.Q12:$fortran_bf_mpi.Q16])" office:value-type="float" office:value="0.03" calcext:value-type="float">
            <text:p>0.03</text:p>
          </table:table-cell>
          <table:table-cell table:formula="of:=AVERAGE([$fortran_bf_mpi.R12:$fortran_bf_mpi.R16])" office:value-type="float" office:value="41.017" calcext:value-type="float">
            <text:p>41.02</text:p>
          </table:table-cell>
          <table:table-cell table:number-columns-repeated="2"/>
          <table:table-cell table:style-name="ce1" table:formula="of:=[.J6]-[.H6]" office:value-type="float" office:value="73.0858" calcext:value-type="float">
            <text:p>73.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VERAGE([$fortran_bf_mpi.C17:$fortran_bf_mpi.C21])" office:value-type="float" office:value="21.9688" calcext:value-type="float">
            <text:p>21.97</text:p>
          </table:table-cell>
          <table:table-cell table:formula="of:=AVERAGE([$fortran_bf_mpi.D17:$fortran_bf_mpi.D21])" office:value-type="float" office:value="2.1088" calcext:value-type="float">
            <text:p>2.11</text:p>
          </table:table-cell>
          <table:table-cell table:formula="of:=AVERAGE([$fortran_bf_mpi.E17:$fortran_bf_mpi.E21])" office:value-type="float" office:value="2.9924" calcext:value-type="float">
            <text:p>2.99</text:p>
          </table:table-cell>
          <table:table-cell table:formula="of:=AVERAGE([$fortran_bf_mpi.F17:$fortran_bf_mpi.F21])" office:value-type="float" office:value="0.2384" calcext:value-type="float">
            <text:p>0.24</text:p>
          </table:table-cell>
          <table:table-cell table:formula="of:=AVERAGE([$fortran_bf_mpi.G17:$fortran_bf_mpi.G21])" office:value-type="float" office:value="0.0024" calcext:value-type="float">
            <text:p>0.00</text:p>
          </table:table-cell>
          <table:table-cell table:formula="of:=AVERAGE([$fortran_bf_mpi.H17:$fortran_bf_mpi.H21])" office:value-type="float" office:value="0.1044" calcext:value-type="float">
            <text:p>0.10</text:p>
          </table:table-cell>
          <table:table-cell table:formula="of:=AVERAGE([$fortran_bf_mpi.I17:$fortran_bf_mpi.I21])" office:value-type="float" office:value="0.1182" calcext:value-type="float">
            <text:p>0.12</text:p>
          </table:table-cell>
          <table:table-cell table:formula="of:=AVERAGE([$fortran_bf_mpi.J17:$fortran_bf_mpi.J21])" office:value-type="float" office:value="71.847" calcext:value-type="float">
            <text:p>71.85</text:p>
          </table:table-cell>
          <table:table-cell/>
          <table:table-cell table:formula="of:=AVERAGE([$fortran_bf_mpi.L17:$fortran_bf_mpi.L21])" office:value-type="float" office:value="44.0198" calcext:value-type="float">
            <text:p>44.02</text:p>
          </table:table-cell>
          <table:table-cell table:formula="of:=AVERAGE([$fortran_bf_mpi.M17:$fortran_bf_mpi.M21])" office:value-type="float" office:value="0.0768" calcext:value-type="float">
            <text:p>0.08</text:p>
          </table:table-cell>
          <table:table-cell table:formula="of:=AVERAGE([$fortran_bf_mpi.N17:$fortran_bf_mpi.N21])" office:value-type="float" office:value="2.5874" calcext:value-type="float">
            <text:p>2.59</text:p>
          </table:table-cell>
          <table:table-cell table:formula="of:=AVERAGE([$fortran_bf_mpi.O17:$fortran_bf_mpi.O21])" office:value-type="float" office:value="1.629" calcext:value-type="float">
            <text:p>1.63</text:p>
          </table:table-cell>
          <table:table-cell table:formula="of:=AVERAGE([$fortran_bf_mpi.P17:$fortran_bf_mpi.P21])" office:value-type="float" office:value="0.2736" calcext:value-type="float">
            <text:p>0.27</text:p>
          </table:table-cell>
          <table:table-cell table:formula="of:=AVERAGE([$fortran_bf_mpi.Q17:$fortran_bf_mpi.Q21])" office:value-type="float" office:value="0.0518" calcext:value-type="float">
            <text:p>0.05</text:p>
          </table:table-cell>
          <table:table-cell table:formula="of:=AVERAGE([$fortran_bf_mpi.R17:$fortran_bf_mpi.R21])" office:value-type="float" office:value="47.2836" calcext:value-type="float">
            <text:p>47.28</text:p>
          </table:table-cell>
          <table:table-cell table:number-columns-repeated="2"/>
          <table:table-cell table:style-name="ce1" table:formula="of:=[.J7]-[.H7]" office:value-type="float" office:value="71.7426" calcext:value-type="float">
            <text:p>71.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AVERAGE([$fortran_bf_mpi.C22:$fortran_bf_mpi.C26])" office:value-type="float" office:value="23.9522" calcext:value-type="float">
            <text:p>23.95</text:p>
          </table:table-cell>
          <table:table-cell table:formula="of:=AVERAGE([$fortran_bf_mpi.D22:$fortran_bf_mpi.D26])" office:value-type="float" office:value="2.1428" calcext:value-type="float">
            <text:p>2.14</text:p>
          </table:table-cell>
          <table:table-cell table:formula="of:=AVERAGE([$fortran_bf_mpi.E22:$fortran_bf_mpi.E26])" office:value-type="float" office:value="0.8648" calcext:value-type="float">
            <text:p>0.86</text:p>
          </table:table-cell>
          <table:table-cell table:formula="of:=AVERAGE([$fortran_bf_mpi.F22:$fortran_bf_mpi.F26])" office:value-type="float" office:value="0.4224" calcext:value-type="float">
            <text:p>0.42</text:p>
          </table:table-cell>
          <table:table-cell table:formula="of:=AVERAGE([$fortran_bf_mpi.G22:$fortran_bf_mpi.G26])" office:value-type="float" office:value="0.0034" calcext:value-type="float">
            <text:p>0.00</text:p>
          </table:table-cell>
          <table:table-cell table:formula="of:=AVERAGE([$fortran_bf_mpi.H22:$fortran_bf_mpi.H26])" office:value-type="float" office:value="0.1298" calcext:value-type="float">
            <text:p>0.13</text:p>
          </table:table-cell>
          <table:table-cell table:formula="of:=AVERAGE([$fortran_bf_mpi.I22:$fortran_bf_mpi.I26])" office:value-type="float" office:value="0.1252" calcext:value-type="float">
            <text:p>0.13</text:p>
          </table:table-cell>
          <table:table-cell table:formula="of:=AVERAGE([$fortran_bf_mpi.J22:$fortran_bf_mpi.J26])" office:value-type="float" office:value="79.6384" calcext:value-type="float">
            <text:p>79.64</text:p>
          </table:table-cell>
          <table:table-cell/>
          <table:table-cell table:formula="of:=AVERAGE([$fortran_bf_mpi.L22:$fortran_bf_mpi.L26])" office:value-type="float" office:value="51.9188" calcext:value-type="float">
            <text:p>51.92</text:p>
          </table:table-cell>
          <table:table-cell table:formula="of:=AVERAGE([$fortran_bf_mpi.M22:$fortran_bf_mpi.M26])" office:value-type="float" office:value="0.058" calcext:value-type="float">
            <text:p>0.06</text:p>
          </table:table-cell>
          <table:table-cell table:formula="of:=AVERAGE([$fortran_bf_mpi.N22:$fortran_bf_mpi.N26])" office:value-type="float" office:value="2.5202" calcext:value-type="float">
            <text:p>2.52</text:p>
          </table:table-cell>
          <table:table-cell table:formula="of:=AVERAGE([$fortran_bf_mpi.O22:$fortran_bf_mpi.O26])" office:value-type="float" office:value="0.5856" calcext:value-type="float">
            <text:p>0.59</text:p>
          </table:table-cell>
          <table:table-cell table:formula="of:=AVERAGE([$fortran_bf_mpi.P22:$fortran_bf_mpi.P26])" office:value-type="float" office:value="0.5004" calcext:value-type="float">
            <text:p>0.50</text:p>
          </table:table-cell>
          <table:table-cell table:formula="of:=AVERAGE([$fortran_bf_mpi.Q22:$fortran_bf_mpi.Q26])" office:value-type="float" office:value="0.1266" calcext:value-type="float">
            <text:p>0.13</text:p>
          </table:table-cell>
          <table:table-cell table:formula="of:=AVERAGE([$fortran_bf_mpi.R22:$fortran_bf_mpi.R26])" office:value-type="float" office:value="55.2888" calcext:value-type="float">
            <text:p>55.29</text:p>
          </table:table-cell>
          <table:table-cell table:number-columns-repeated="2"/>
          <table:table-cell table:style-name="ce1" table:formula="of:=[.J8]-[.H8]" office:value-type="float" office:value="79.5086" calcext:value-type="float">
            <text:p>79.51</text:p>
          </table:table-cell>
          <table:table-cell table:number-columns-repeated="1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Seq</text:p>
          </table:table-cell>
          <table:table-cell table:formula="of:=[$'f90-sequential'.O3]" office:value-type="float" office:value="136.8286" calcext:value-type="float">
            <text:p>136.83</text:p>
          </table:table-cell>
          <table:table-cell office:value-type="float" office:value="0" calcext:value-type="float">
            <text:p>0.00</text:p>
          </table:table-cell>
          <table:table-cell table:formula="of:=[$'f90-sequential'.P3]" office:value-type="float" office:value="48535.0818" calcext:value-type="float">
            <text:p>48535.08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$'f90-sequential'.Q3]" office:value-type="float" office:value="0.2382" calcext:value-type="float">
            <text:p>0.24</text:p>
          </table:table-cell>
          <table:table-cell table:formula="of:=[$'f90-sequential'.R3]" office:value-type="float" office:value="0.0844" calcext:value-type="float">
            <text:p>0.08</text:p>
          </table:table-cell>
          <table:table-cell table:formula="of:=[$'f90-sequential'.S3]" office:value-type="float" office:value="48672.2344" calcext:value-type="float">
            <text:p>48672.23</text:p>
          </table:table-cell>
          <table:table-cell/>
          <table:table-cell table:number-columns-repeated="7" office:value-type="float" office:value="0" calcext:value-type="float">
            <text:p>0.00</text:p>
          </table:table-cell>
          <table:table-cell table:number-columns-repeated="2"/>
          <table:table-cell table:style-name="ce1" table:formula="of:=[.J9]-[.H9]" office:value-type="float" office:value="48671.9962" calcext:value-type="float">
            <text:p>4867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$fortran_bf_mpi.C57:$fortran_bf_mpi.C61])" office:value-type="float" office:value="161.828" calcext:value-type="float">
            <text:p>161.83</text:p>
          </table:table-cell>
          <table:table-cell table:formula="of:=AVERAGE([$fortran_bf_mpi.D57:$fortran_bf_mpi.D61])" office:value-type="float" office:value="19.1254" calcext:value-type="float">
            <text:p>19.13</text:p>
          </table:table-cell>
          <table:table-cell table:formula="of:=AVERAGE([$fortran_bf_mpi.E57:$fortran_bf_mpi.E61])" office:value-type="float" office:value="39263.4366" calcext:value-type="float">
            <text:p>39263.44</text:p>
          </table:table-cell>
          <table:table-cell table:formula="of:=AVERAGE([$fortran_bf_mpi.F57:$fortran_bf_mpi.F61])" office:value-type="float" office:value="0.3534" calcext:value-type="float">
            <text:p>0.35</text:p>
          </table:table-cell>
          <table:table-cell table:formula="of:=AVERAGE([$fortran_bf_mpi.G57:$fortran_bf_mpi.G61])" office:value-type="float" office:value="0.0008" calcext:value-type="float">
            <text:p>0.00</text:p>
          </table:table-cell>
          <table:table-cell table:formula="of:=AVERAGE([$fortran_bf_mpi.H57:$fortran_bf_mpi.H61])" office:value-type="float" office:value="0.065" calcext:value-type="float">
            <text:p>0.07</text:p>
          </table:table-cell>
          <table:table-cell table:formula="of:=AVERAGE([$fortran_bf_mpi.I57:$fortran_bf_mpi.I61])" office:value-type="float" office:value="0.1382" calcext:value-type="float">
            <text:p>0.14</text:p>
          </table:table-cell>
          <table:table-cell table:formula="of:=AVERAGE([$fortran_bf_mpi.J57:$fortran_bf_mpi.J61])" office:value-type="float" office:value="39478.5078" calcext:value-type="float">
            <text:p>39478.51</text:p>
          </table:table-cell>
          <table:table-cell/>
          <table:table-cell table:formula="of:=AVERAGE([$fortran_bf_mpi.L57:$fortran_bf_mpi.L61])" office:value-type="float" office:value="32.7952" calcext:value-type="float">
            <text:p>32.80</text:p>
          </table:table-cell>
          <table:table-cell table:formula="of:=AVERAGE([$fortran_bf_mpi.M57:$fortran_bf_mpi.M61])" office:value-type="float" office:value="0.0048" calcext:value-type="float">
            <text:p>0.00</text:p>
          </table:table-cell>
          <table:table-cell table:formula="of:=AVERAGE([$fortran_bf_mpi.N57:$fortran_bf_mpi.N61])" office:value-type="float" office:value="0.5984" calcext:value-type="float">
            <text:p>0.60</text:p>
          </table:table-cell>
          <table:table-cell table:formula="of:=AVERAGE([$fortran_bf_mpi.O57:$fortran_bf_mpi.O61])" office:value-type="float" office:value="0.0372" calcext:value-type="float">
            <text:p>0.04</text:p>
          </table:table-cell>
          <table:table-cell table:formula="of:=AVERAGE([$fortran_bf_mpi.P57:$fortran_bf_mpi.P61])" office:value-type="float" office:value="0.0056" calcext:value-type="float">
            <text:p>0.01</text:p>
          </table:table-cell>
          <table:table-cell table:formula="of:=AVERAGE([$fortran_bf_mpi.Q57:$fortran_bf_mpi.Q61])" office:value-type="float" office:value="0" calcext:value-type="float">
            <text:p>0.00</text:p>
          </table:table-cell>
          <table:table-cell table:formula="of:=AVERAGE([$fortran_bf_mpi.R57:$fortran_bf_mpi.R61])" office:value-type="float" office:value="33.4412" calcext:value-type="float">
            <text:p>33.44</text:p>
          </table:table-cell>
          <table:table-cell table:number-columns-repeated="2"/>
          <table:table-cell table:style-name="ce1" table:formula="of:=[.J10]-[.H10]" office:value-type="float" office:value="39478.4428" calcext:value-type="float">
            <text:p>39478.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$fortran_bf_mpi.C32:$fortran_bf_mpi.C36])" office:value-type="float" office:value="159.6592" calcext:value-type="float">
            <text:p>159.66</text:p>
          </table:table-cell>
          <table:table-cell table:formula="of:=AVERAGE([$fortran_bf_mpi.D32:$fortran_bf_mpi.D36])" office:value-type="float" office:value="19.3114" calcext:value-type="float">
            <text:p>19.31</text:p>
          </table:table-cell>
          <table:table-cell table:formula="of:=AVERAGE([$fortran_bf_mpi.E32:$fortran_bf_mpi.E36])" office:value-type="float" office:value="10118.2904" calcext:value-type="float">
            <text:p>10118.29</text:p>
          </table:table-cell>
          <table:table-cell table:formula="of:=AVERAGE([$fortran_bf_mpi.F32:$fortran_bf_mpi.F36])" office:value-type="float" office:value="0.7134" calcext:value-type="float">
            <text:p>0.71</text:p>
          </table:table-cell>
          <table:table-cell table:formula="of:=AVERAGE([$fortran_bf_mpi.G32:$fortran_bf_mpi.G36])" office:value-type="float" office:value="0.0012" calcext:value-type="float">
            <text:p>0.00</text:p>
          </table:table-cell>
          <table:table-cell table:formula="of:=AVERAGE([$fortran_bf_mpi.H32:$fortran_bf_mpi.H36])" office:value-type="float" office:value="0.0676" calcext:value-type="float">
            <text:p>0.07</text:p>
          </table:table-cell>
          <table:table-cell table:formula="of:=AVERAGE([$fortran_bf_mpi.I32:$fortran_bf_mpi.I36])" office:value-type="float" office:value="0.117" calcext:value-type="float">
            <text:p>0.12</text:p>
          </table:table-cell>
          <table:table-cell table:formula="of:=AVERAGE([$fortran_bf_mpi.J32:$fortran_bf_mpi.J36])" office:value-type="float" office:value="10333.8014" calcext:value-type="float">
            <text:p>10333.80</text:p>
          </table:table-cell>
          <table:table-cell/>
          <table:table-cell table:formula="of:=AVERAGE([$fortran_bf_mpi.L32:$fortran_bf_mpi.L36])" office:value-type="float" office:value="34.9442" calcext:value-type="float">
            <text:p>34.94</text:p>
          </table:table-cell>
          <table:table-cell table:formula="of:=AVERAGE([$fortran_bf_mpi.M32:$fortran_bf_mpi.M36])" office:value-type="float" office:value="0.0154" calcext:value-type="float">
            <text:p>0.02</text:p>
          </table:table-cell>
          <table:table-cell table:formula="of:=AVERAGE([$fortran_bf_mpi.N32:$fortran_bf_mpi.N36])" office:value-type="float" office:value="20.033" calcext:value-type="float">
            <text:p>20.03</text:p>
          </table:table-cell>
          <table:table-cell table:formula="of:=AVERAGE([$fortran_bf_mpi.O32:$fortran_bf_mpi.O36])" office:value-type="float" office:value="72.1002" calcext:value-type="float">
            <text:p>72.10</text:p>
          </table:table-cell>
          <table:table-cell table:formula="of:=AVERAGE([$fortran_bf_mpi.P32:$fortran_bf_mpi.P36])" office:value-type="float" office:value="0.6808" calcext:value-type="float">
            <text:p>0.68</text:p>
          </table:table-cell>
          <table:table-cell table:formula="of:=AVERAGE([$fortran_bf_mpi.Q32:$fortran_bf_mpi.Q36])" office:value-type="float" office:value="0.0118" calcext:value-type="float">
            <text:p>0.01</text:p>
          </table:table-cell>
          <table:table-cell table:formula="of:=AVERAGE([$fortran_bf_mpi.R32:$fortran_bf_mpi.R36])" office:value-type="float" office:value="127.242" calcext:value-type="float">
            <text:p>127.24</text:p>
          </table:table-cell>
          <table:table-cell table:number-columns-repeated="2"/>
          <table:table-cell table:style-name="ce1" table:formula="of:=[.J11]-[.H11]" office:value-type="float" office:value="10333.7338" calcext:value-type="float">
            <text:p>10333.7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$fortran_bf_mpi.C37:$fortran_bf_mpi.C41])" office:value-type="float" office:value="169.6926" calcext:value-type="float">
            <text:p>169.69</text:p>
          </table:table-cell>
          <table:table-cell table:formula="of:=AVERAGE([$fortran_bf_mpi.D37:$fortran_bf_mpi.D41])" office:value-type="float" office:value="20.287" calcext:value-type="float">
            <text:p>20.29</text:p>
          </table:table-cell>
          <table:table-cell table:formula="of:=AVERAGE([$fortran_bf_mpi.E37:$fortran_bf_mpi.E41])" office:value-type="float" office:value="2317.1608" calcext:value-type="float">
            <text:p>2317.16</text:p>
          </table:table-cell>
          <table:table-cell table:formula="of:=AVERAGE([$fortran_bf_mpi.F37:$fortran_bf_mpi.F41])" office:value-type="float" office:value="1.0192" calcext:value-type="float">
            <text:p>1.02</text:p>
          </table:table-cell>
          <table:table-cell table:formula="of:=AVERAGE([$fortran_bf_mpi.G37:$fortran_bf_mpi.G41])" office:value-type="float" office:value="0.001" calcext:value-type="float">
            <text:p>0.00</text:p>
          </table:table-cell>
          <table:table-cell table:formula="of:=AVERAGE([$fortran_bf_mpi.H37:$fortran_bf_mpi.H41])" office:value-type="float" office:value="0.089" calcext:value-type="float">
            <text:p>0.09</text:p>
          </table:table-cell>
          <table:table-cell table:formula="of:=AVERAGE([$fortran_bf_mpi.I37:$fortran_bf_mpi.I41])" office:value-type="float" office:value="0.1704" calcext:value-type="float">
            <text:p>0.17</text:p>
          </table:table-cell>
          <table:table-cell table:formula="of:=AVERAGE([$fortran_bf_mpi.J37:$fortran_bf_mpi.J41])" office:value-type="float" office:value="2546.5516" calcext:value-type="float">
            <text:p>2546.55</text:p>
          </table:table-cell>
          <table:table-cell/>
          <table:table-cell table:formula="of:=AVERAGE([$fortran_bf_mpi.L37:$fortran_bf_mpi.L41])" office:value-type="float" office:value="37.5662" calcext:value-type="float">
            <text:p>37.57</text:p>
          </table:table-cell>
          <table:table-cell table:formula="of:=AVERAGE([$fortran_bf_mpi.M37:$fortran_bf_mpi.M41])" office:value-type="float" office:value="0.025" calcext:value-type="float">
            <text:p>0.03</text:p>
          </table:table-cell>
          <table:table-cell table:formula="of:=AVERAGE([$fortran_bf_mpi.N37:$fortran_bf_mpi.N41])" office:value-type="float" office:value="21.0726" calcext:value-type="float">
            <text:p>21.07</text:p>
          </table:table-cell>
          <table:table-cell table:formula="of:=AVERAGE([$fortran_bf_mpi.O37:$fortran_bf_mpi.O41])" office:value-type="float" office:value="102.6172" calcext:value-type="float">
            <text:p>102.62</text:p>
          </table:table-cell>
          <table:table-cell table:formula="of:=AVERAGE([$fortran_bf_mpi.P37:$fortran_bf_mpi.P41])" office:value-type="float" office:value="1.0098" calcext:value-type="float">
            <text:p>1.01</text:p>
          </table:table-cell>
          <table:table-cell table:formula="of:=AVERAGE([$fortran_bf_mpi.Q37:$fortran_bf_mpi.Q41])" office:value-type="float" office:value="0.0212" calcext:value-type="float">
            <text:p>0.02</text:p>
          </table:table-cell>
          <table:table-cell table:formula="of:=AVERAGE([$fortran_bf_mpi.R37:$fortran_bf_mpi.R41])" office:value-type="float" office:value="161.6336" calcext:value-type="float">
            <text:p>161.63</text:p>
          </table:table-cell>
          <table:table-cell table:number-columns-repeated="2"/>
          <table:table-cell table:style-name="ce1" table:formula="of:=[.J12]-[.H12]" office:value-type="float" office:value="2546.4626" calcext:value-type="float">
            <text:p>2546.4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VERAGE([$fortran_bf_mpi.C42:$fortran_bf_mpi.C46])" office:value-type="float" office:value="182.497" calcext:value-type="float">
            <text:p>182.50</text:p>
          </table:table-cell>
          <table:table-cell table:formula="of:=AVERAGE([$fortran_bf_mpi.D42:$fortran_bf_mpi.D46])" office:value-type="float" office:value="21.6334" calcext:value-type="float">
            <text:p>21.63</text:p>
          </table:table-cell>
          <table:table-cell table:formula="of:=AVERAGE([$fortran_bf_mpi.E42:$fortran_bf_mpi.E46])" office:value-type="float" office:value="578.247" calcext:value-type="float">
            <text:p>578.25</text:p>
          </table:table-cell>
          <table:table-cell table:formula="of:=AVERAGE([$fortran_bf_mpi.F42:$fortran_bf_mpi.F46])" office:value-type="float" office:value="1.2772" calcext:value-type="float">
            <text:p>1.28</text:p>
          </table:table-cell>
          <table:table-cell table:formula="of:=AVERAGE([$fortran_bf_mpi.G42:$fortran_bf_mpi.G46])" office:value-type="float" office:value="0.0014" calcext:value-type="float">
            <text:p>0.00</text:p>
          </table:table-cell>
          <table:table-cell table:formula="of:=AVERAGE([$fortran_bf_mpi.H42:$fortran_bf_mpi.H46])" office:value-type="float" office:value="0.0906" calcext:value-type="float">
            <text:p>0.09</text:p>
          </table:table-cell>
          <table:table-cell table:formula="of:=AVERAGE([$fortran_bf_mpi.I42:$fortran_bf_mpi.I46])" office:value-type="float" office:value="0.1394" calcext:value-type="float">
            <text:p>0.14</text:p>
          </table:table-cell>
          <table:table-cell table:formula="of:=AVERAGE([$fortran_bf_mpi.J42:$fortran_bf_mpi.J46])" office:value-type="float" office:value="823.32" calcext:value-type="float">
            <text:p>823.32</text:p>
          </table:table-cell>
          <table:table-cell/>
          <table:table-cell table:formula="of:=AVERAGE([$fortran_bf_mpi.L42:$fortran_bf_mpi.L46])" office:value-type="float" office:value="38.548" calcext:value-type="float">
            <text:p>38.55</text:p>
          </table:table-cell>
          <table:table-cell table:formula="of:=AVERAGE([$fortran_bf_mpi.M42:$fortran_bf_mpi.M46])" office:value-type="float" office:value="0.0314" calcext:value-type="float">
            <text:p>0.03</text:p>
          </table:table-cell>
          <table:table-cell table:formula="of:=AVERAGE([$fortran_bf_mpi.N42:$fortran_bf_mpi.N46])" office:value-type="float" office:value="22.6508" calcext:value-type="float">
            <text:p>22.65</text:p>
          </table:table-cell>
          <table:table-cell table:formula="of:=AVERAGE([$fortran_bf_mpi.O42:$fortran_bf_mpi.O46])" office:value-type="float" office:value="12.26" calcext:value-type="float">
            <text:p>12.26</text:p>
          </table:table-cell>
          <table:table-cell table:formula="of:=AVERAGE([$fortran_bf_mpi.P42:$fortran_bf_mpi.P46])" office:value-type="float" office:value="1.2762" calcext:value-type="float">
            <text:p>1.28</text:p>
          </table:table-cell>
          <table:table-cell table:formula="of:=AVERAGE([$fortran_bf_mpi.Q42:$fortran_bf_mpi.Q46])" office:value-type="float" office:value="0.029" calcext:value-type="float">
            <text:p>0.03</text:p>
          </table:table-cell>
          <table:table-cell table:formula="of:=AVERAGE([$fortran_bf_mpi.R42:$fortran_bf_mpi.R46])" office:value-type="float" office:value="73.3574" calcext:value-type="float">
            <text:p>73.36</text:p>
          </table:table-cell>
          <table:table-cell table:number-columns-repeated="2"/>
          <table:table-cell table:style-name="ce1" table:formula="of:=[.J13]-[.H13]" office:value-type="float" office:value="823.2294" calcext:value-type="float">
            <text:p>823.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VERAGE([$fortran_bf_mpi.C47:$fortran_bf_mpi.C51])" office:value-type="float" office:value="165.8038" calcext:value-type="float">
            <text:p>165.80</text:p>
          </table:table-cell>
          <table:table-cell table:formula="of:=AVERAGE([$fortran_bf_mpi.D47:$fortran_bf_mpi.D51])" office:value-type="float" office:value="21.8724" calcext:value-type="float">
            <text:p>21.87</text:p>
          </table:table-cell>
          <table:table-cell table:formula="of:=AVERAGE([$fortran_bf_mpi.E47:$fortran_bf_mpi.E51])" office:value-type="float" office:value="145.0724" calcext:value-type="float">
            <text:p>145.07</text:p>
          </table:table-cell>
          <table:table-cell table:formula="of:=AVERAGE([$fortran_bf_mpi.F47:$fortran_bf_mpi.F51])" office:value-type="float" office:value="1.9396" calcext:value-type="float">
            <text:p>1.94</text:p>
          </table:table-cell>
          <table:table-cell table:formula="of:=AVERAGE([$fortran_bf_mpi.G47:$fortran_bf_mpi.G51])" office:value-type="float" office:value="0.002" calcext:value-type="float">
            <text:p>0.00</text:p>
          </table:table-cell>
          <table:table-cell table:formula="of:=AVERAGE([$fortran_bf_mpi.H47:$fortran_bf_mpi.H51])" office:value-type="float" office:value="0.091" calcext:value-type="float">
            <text:p>0.09</text:p>
          </table:table-cell>
          <table:table-cell table:formula="of:=AVERAGE([$fortran_bf_mpi.I47:$fortran_bf_mpi.I51])" office:value-type="float" office:value="0.1584" calcext:value-type="float">
            <text:p>0.16</text:p>
          </table:table-cell>
          <table:table-cell table:formula="of:=AVERAGE([$fortran_bf_mpi.J47:$fortran_bf_mpi.J51])" office:value-type="float" office:value="383.6126" calcext:value-type="float">
            <text:p>383.61</text:p>
          </table:table-cell>
          <table:table-cell/>
          <table:table-cell table:formula="of:=AVERAGE([$fortran_bf_mpi.L47:$fortran_bf_mpi.L51])" office:value-type="float" office:value="47.8554" calcext:value-type="float">
            <text:p>47.86</text:p>
          </table:table-cell>
          <table:table-cell table:formula="of:=AVERAGE([$fortran_bf_mpi.M47:$fortran_bf_mpi.M51])" office:value-type="float" office:value="0.0734" calcext:value-type="float">
            <text:p>0.07</text:p>
          </table:table-cell>
          <table:table-cell table:formula="of:=AVERAGE([$fortran_bf_mpi.N47:$fortran_bf_mpi.N51])" office:value-type="float" office:value="23.22" calcext:value-type="float">
            <text:p>23.22</text:p>
          </table:table-cell>
          <table:table-cell table:formula="of:=AVERAGE([$fortran_bf_mpi.O47:$fortran_bf_mpi.O51])" office:value-type="float" office:value="4.4186" calcext:value-type="float">
            <text:p>4.42</text:p>
          </table:table-cell>
          <table:table-cell table:formula="of:=AVERAGE([$fortran_bf_mpi.P47:$fortran_bf_mpi.P51])" office:value-type="float" office:value="1.966" calcext:value-type="float">
            <text:p>1.97</text:p>
          </table:table-cell>
          <table:table-cell table:formula="of:=AVERAGE([$fortran_bf_mpi.Q47:$fortran_bf_mpi.Q51])" office:value-type="float" office:value="0.0418" calcext:value-type="float">
            <text:p>0.04</text:p>
          </table:table-cell>
          <table:table-cell table:formula="of:=AVERAGE([$fortran_bf_mpi.R47:$fortran_bf_mpi.R51])" office:value-type="float" office:value="76.9144" calcext:value-type="float">
            <text:p>76.91</text:p>
          </table:table-cell>
          <table:table-cell table:number-columns-repeated="2"/>
          <table:table-cell table:style-name="ce1" table:formula="of:=[.J14]-[.H14]" office:value-type="float" office:value="383.5216" calcext:value-type="float">
            <text:p>383.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AVERAGE([$fortran_bf_mpi.C52:$fortran_bf_mpi.C56])" office:value-type="float" office:value="189.132" calcext:value-type="float">
            <text:p>189.13</text:p>
          </table:table-cell>
          <table:table-cell table:formula="of:=AVERAGE([$fortran_bf_mpi.D52:$fortran_bf_mpi.D56])" office:value-type="float" office:value="21.9474" calcext:value-type="float">
            <text:p>21.95</text:p>
          </table:table-cell>
          <table:table-cell table:formula="of:=AVERAGE([$fortran_bf_mpi.E52:$fortran_bf_mpi.E56])" office:value-type="float" office:value="44.133" calcext:value-type="float">
            <text:p>44.13</text:p>
          </table:table-cell>
          <table:table-cell table:formula="of:=AVERAGE([$fortran_bf_mpi.F52:$fortran_bf_mpi.F56])" office:value-type="float" office:value="3.2014" calcext:value-type="float">
            <text:p>3.20</text:p>
          </table:table-cell>
          <table:table-cell table:formula="of:=AVERAGE([$fortran_bf_mpi.G52:$fortran_bf_mpi.G56])" office:value-type="float" office:value="0.002" calcext:value-type="float">
            <text:p>0.00</text:p>
          </table:table-cell>
          <table:table-cell table:formula="of:=AVERAGE([$fortran_bf_mpi.H52:$fortran_bf_mpi.H56])" office:value-type="float" office:value="0.1188" calcext:value-type="float">
            <text:p>0.12</text:p>
          </table:table-cell>
          <table:table-cell table:formula="of:=AVERAGE([$fortran_bf_mpi.I52:$fortran_bf_mpi.I56])" office:value-type="float" office:value="0.1598" calcext:value-type="float">
            <text:p>0.16</text:p>
          </table:table-cell>
          <table:table-cell table:formula="of:=AVERAGE([$fortran_bf_mpi.J52:$fortran_bf_mpi.J56])" office:value-type="float" office:value="311.7936" calcext:value-type="float">
            <text:p>311.79</text:p>
          </table:table-cell>
          <table:table-cell/>
          <table:table-cell table:formula="of:=AVERAGE([$fortran_bf_mpi.L52:$fortran_bf_mpi.L56])" office:value-type="float" office:value="51.8474" calcext:value-type="float">
            <text:p>51.85</text:p>
          </table:table-cell>
          <table:table-cell table:formula="of:=AVERAGE([$fortran_bf_mpi.M52:$fortran_bf_mpi.M56])" office:value-type="float" office:value="0.0904" calcext:value-type="float">
            <text:p>0.09</text:p>
          </table:table-cell>
          <table:table-cell table:formula="of:=AVERAGE([$fortran_bf_mpi.N52:$fortran_bf_mpi.N56])" office:value-type="float" office:value="23.657" calcext:value-type="float">
            <text:p>23.66</text:p>
          </table:table-cell>
          <table:table-cell table:formula="of:=AVERAGE([$fortran_bf_mpi.O52:$fortran_bf_mpi.O56])" office:value-type="float" office:value="9.9888" calcext:value-type="float">
            <text:p>9.99</text:p>
          </table:table-cell>
          <table:table-cell table:formula="of:=AVERAGE([$fortran_bf_mpi.P52:$fortran_bf_mpi.P56])" office:value-type="float" office:value="3.262" calcext:value-type="float">
            <text:p>3.26</text:p>
          </table:table-cell>
          <table:table-cell table:formula="of:=AVERAGE([$fortran_bf_mpi.Q52:$fortran_bf_mpi.Q56])" office:value-type="float" office:value="0.0902" calcext:value-type="float">
            <text:p>0.09</text:p>
          </table:table-cell>
          <table:table-cell table:formula="of:=AVERAGE([$fortran_bf_mpi.R52:$fortran_bf_mpi.R56])" office:value-type="float" office:value="87.4492" calcext:value-type="float">
            <text:p>87.45</text:p>
          </table:table-cell>
          <table:table-cell table:number-columns-repeated="2"/>
          <table:table-cell table:style-name="ce1" table:formula="of:=[.J15]-[.H15]" office:value-type="float" office:value="311.6748" calcext:value-type="float">
            <text:p>311.67</text:p>
          </table:table-cell>
          <table:table-cell table:number-columns-repeated="1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Seq</text:p>
          </table:table-cell>
          <table:table-cell table:formula="of:=[$'f90-sequential'.O4]" office:value-type="float" office:value="1402.6858" calcext:value-type="float">
            <text:p>1402.69</text:p>
          </table:table-cell>
          <table:table-cell office:value-type="float" office:value="0" calcext:value-type="float">
            <text:p>0.00</text:p>
          </table:table-cell>
          <table:table-cell table:formula="of:=[$'f90-sequential'.P4]" office:value-type="float" office:value="4987073.1" calcext:value-type="float">
            <text:p>4987073.1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$'f90-sequential'.Q4]" office:value-type="float" office:value="2" calcext:value-type="float">
            <text:p>2.00</text:p>
          </table:table-cell>
          <table:table-cell table:formula="of:=[$'f90-sequential'.R4]" office:value-type="float" office:value="0" calcext:value-type="float">
            <text:p>0.00</text:p>
          </table:table-cell>
          <table:table-cell table:formula="of:=[$'f90-sequential'.S4]" office:value-type="float" office:value="4988477.8" calcext:value-type="float">
            <text:p>4988477.80</text:p>
          </table:table-cell>
          <table:table-cell/>
          <table:table-cell table:number-columns-repeated="7" office:value-type="float" office:value="0" calcext:value-type="float">
            <text:p>0.00</text:p>
          </table:table-cell>
          <table:table-cell table:number-columns-repeated="2"/>
          <table:table-cell table:style-name="ce1" table:formula="of:=[.J16]-[.H16]" office:value-type="float" office:value="4988475.8" calcext:value-type="float">
            <text:p>4988475.8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$fortran_bf_mpi.C87:$fortran_bf_mpi.C91])" office:value-type="float" office:value="1494.1638" calcext:value-type="float">
            <text:p>1494.16</text:p>
          </table:table-cell>
          <table:table-cell table:formula="of:=AVERAGE([$fortran_bf_mpi.D87:$fortran_bf_mpi.D91])" office:value-type="float" office:value="238.6556" calcext:value-type="float">
            <text:p>238.66</text:p>
          </table:table-cell>
          <table:table-cell table:formula="of:=AVERAGE([$fortran_bf_mpi.E87:$fortran_bf_mpi.E91])" office:value-type="float" office:value="3931893.9" calcext:value-type="float">
            <text:p>3931893.90</text:p>
          </table:table-cell>
          <table:table-cell table:formula="of:=AVERAGE([$fortran_bf_mpi.F87:$fortran_bf_mpi.F91])" office:value-type="float" office:value="4.297" calcext:value-type="float">
            <text:p>4.30</text:p>
          </table:table-cell>
          <table:table-cell table:formula="of:=AVERAGE([$fortran_bf_mpi.G87:$fortran_bf_mpi.G91])" office:value-type="float" office:value="0" calcext:value-type="float">
            <text:p>0.00</text:p>
          </table:table-cell>
          <table:table-cell table:formula="of:=AVERAGE([$fortran_bf_mpi.H87:$fortran_bf_mpi.H91])" office:value-type="float" office:value="0.0976" calcext:value-type="float">
            <text:p>0.10</text:p>
          </table:table-cell>
          <table:table-cell table:formula="of:=AVERAGE([$fortran_bf_mpi.I87:$fortran_bf_mpi.I91])" office:value-type="float" office:value="0.1464" calcext:value-type="float">
            <text:p>0.15</text:p>
          </table:table-cell>
          <table:table-cell table:formula="of:=AVERAGE([$fortran_bf_mpi.J87:$fortran_bf_mpi.J91])" office:value-type="float" office:value="3933674.3" calcext:value-type="float">
            <text:p>3933674.30</text:p>
          </table:table-cell>
          <table:table-cell/>
          <table:table-cell table:formula="of:=AVERAGE([$fortran_bf_mpi.L87:$fortran_bf_mpi.L91])" office:value-type="float" office:value="33.7614" calcext:value-type="float">
            <text:p>33.76</text:p>
          </table:table-cell>
          <table:table-cell table:formula="of:=AVERAGE([$fortran_bf_mpi.M87:$fortran_bf_mpi.M91])" office:value-type="float" office:value="0.0106" calcext:value-type="float">
            <text:p>0.01</text:p>
          </table:table-cell>
          <table:table-cell table:formula="of:=AVERAGE([$fortran_bf_mpi.N87:$fortran_bf_mpi.N91])" office:value-type="float" office:value="7.63" calcext:value-type="float">
            <text:p>7.63</text:p>
          </table:table-cell>
          <table:table-cell table:formula="of:=AVERAGE([$fortran_bf_mpi.O87:$fortran_bf_mpi.O91])" office:value-type="float" office:value="0" calcext:value-type="float">
            <text:p>0.00</text:p>
          </table:table-cell>
          <table:table-cell table:formula="of:=AVERAGE([$fortran_bf_mpi.P87:$fortran_bf_mpi.P91])" office:value-type="float" office:value="0" calcext:value-type="float">
            <text:p>0.00</text:p>
          </table:table-cell>
          <table:table-cell table:formula="of:=AVERAGE([$fortran_bf_mpi.Q87:$fortran_bf_mpi.Q91])" office:value-type="float" office:value="0" calcext:value-type="float">
            <text:p>0.00</text:p>
          </table:table-cell>
          <table:table-cell table:formula="of:=AVERAGE([$fortran_bf_mpi.R87:$fortran_bf_mpi.R91])" office:value-type="float" office:value="41.402" calcext:value-type="float">
            <text:p>41.40</text:p>
          </table:table-cell>
          <table:table-cell table:number-columns-repeated="2"/>
          <table:table-cell table:style-name="ce1" table:formula="of:=[.J17]-[.H17]" office:value-type="float" office:value="3933674.2024" calcext:value-type="float">
            <text:p>3933674.2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$fortran_bf_mpi.C62:$fortran_bf_mpi.C66])" office:value-type="float" office:value="1480.2946" calcext:value-type="float">
            <text:p>1480.29</text:p>
          </table:table-cell>
          <table:table-cell table:formula="of:=AVERAGE([$fortran_bf_mpi.D62:$fortran_bf_mpi.D66])" office:value-type="float" office:value="232.5306" calcext:value-type="float">
            <text:p>232.53</text:p>
          </table:table-cell>
          <table:table-cell table:formula="of:=AVERAGE([$fortran_bf_mpi.E62:$fortran_bf_mpi.E66])" office:value-type="float" office:value="1026980.3626" calcext:value-type="float">
            <text:p>1026980.36</text:p>
          </table:table-cell>
          <table:table-cell table:formula="of:=AVERAGE([$fortran_bf_mpi.F62:$fortran_bf_mpi.F66])" office:value-type="float" office:value="8.4108" calcext:value-type="float">
            <text:p>8.41</text:p>
          </table:table-cell>
          <table:table-cell table:formula="of:=AVERAGE([$fortran_bf_mpi.G62:$fortran_bf_mpi.G66])" office:value-type="float" office:value="0" calcext:value-type="float">
            <text:p>0.00</text:p>
          </table:table-cell>
          <table:table-cell table:formula="of:=AVERAGE([$fortran_bf_mpi.H62:$fortran_bf_mpi.H66])" office:value-type="float" office:value="0.061" calcext:value-type="float">
            <text:p>0.06</text:p>
          </table:table-cell>
          <table:table-cell table:formula="of:=AVERAGE([$fortran_bf_mpi.I62:$fortran_bf_mpi.I66])" office:value-type="float" office:value="0.1708" calcext:value-type="float">
            <text:p>0.17</text:p>
          </table:table-cell>
          <table:table-cell table:formula="of:=AVERAGE([$fortran_bf_mpi.J62:$fortran_bf_mpi.J66])" office:value-type="float" office:value="1028746.025" calcext:value-type="float">
            <text:p>1028746.03</text:p>
          </table:table-cell>
          <table:table-cell/>
          <table:table-cell table:formula="of:=AVERAGE([$fortran_bf_mpi.L62:$fortran_bf_mpi.L66])" office:value-type="float" office:value="35.3286" calcext:value-type="float">
            <text:p>35.33</text:p>
          </table:table-cell>
          <table:table-cell table:formula="of:=AVERAGE([$fortran_bf_mpi.M62:$fortran_bf_mpi.M66])" office:value-type="float" office:value="0.0342" calcext:value-type="float">
            <text:p>0.03</text:p>
          </table:table-cell>
          <table:table-cell table:formula="of:=AVERAGE([$fortran_bf_mpi.N62:$fortran_bf_mpi.N66])" office:value-type="float" office:value="240.352" calcext:value-type="float">
            <text:p>240.35</text:p>
          </table:table-cell>
          <table:table-cell table:formula="of:=AVERAGE([$fortran_bf_mpi.O62:$fortran_bf_mpi.O66])" office:value-type="float" office:value="5802.0754" calcext:value-type="float">
            <text:p>5802.08</text:p>
          </table:table-cell>
          <table:table-cell table:formula="of:=AVERAGE([$fortran_bf_mpi.P62:$fortran_bf_mpi.P66])" office:value-type="float" office:value="7.837" calcext:value-type="float">
            <text:p>7.84</text:p>
          </table:table-cell>
          <table:table-cell table:formula="of:=AVERAGE([$fortran_bf_mpi.Q62:$fortran_bf_mpi.Q66])" office:value-type="float" office:value="0.0732" calcext:value-type="float">
            <text:p>0.07</text:p>
          </table:table-cell>
          <table:table-cell table:formula="of:=AVERAGE([$fortran_bf_mpi.R62:$fortran_bf_mpi.R66])" office:value-type="float" office:value="6085.4796" calcext:value-type="float">
            <text:p>6085.48</text:p>
          </table:table-cell>
          <table:table-cell table:number-columns-repeated="2"/>
          <table:table-cell table:style-name="ce1" table:formula="of:=[.J18]-[.H18]" office:value-type="float" office:value="1028745.964" calcext:value-type="float">
            <text:p>1028745.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$fortran_bf_mpi.C67:$fortran_bf_mpi.C71])" office:value-type="float" office:value="1563.9128" calcext:value-type="float">
            <text:p>1563.91</text:p>
          </table:table-cell>
          <table:table-cell table:formula="of:=AVERAGE([$fortran_bf_mpi.D67:$fortran_bf_mpi.D71])" office:value-type="float" office:value="252.1406" calcext:value-type="float">
            <text:p>252.14</text:p>
          </table:table-cell>
          <table:table-cell table:formula="of:=AVERAGE([$fortran_bf_mpi.E67:$fortran_bf_mpi.E71])" office:value-type="float" office:value="236964.8002" calcext:value-type="float">
            <text:p>236964.80</text:p>
          </table:table-cell>
          <table:table-cell table:formula="of:=AVERAGE([$fortran_bf_mpi.F67:$fortran_bf_mpi.F71])" office:value-type="float" office:value="12.4208" calcext:value-type="float">
            <text:p>12.42</text:p>
          </table:table-cell>
          <table:table-cell table:formula="of:=AVERAGE([$fortran_bf_mpi.G67:$fortran_bf_mpi.G71])" office:value-type="float" office:value="0.003" calcext:value-type="float">
            <text:p>0.00</text:p>
          </table:table-cell>
          <table:table-cell table:formula="of:=AVERAGE([$fortran_bf_mpi.H67:$fortran_bf_mpi.H71])" office:value-type="float" office:value="0.113" calcext:value-type="float">
            <text:p>0.11</text:p>
          </table:table-cell>
          <table:table-cell table:formula="of:=AVERAGE([$fortran_bf_mpi.I67:$fortran_bf_mpi.I71])" office:value-type="float" office:value="0.0948" calcext:value-type="float">
            <text:p>0.09</text:p>
          </table:table-cell>
          <table:table-cell table:formula="of:=AVERAGE([$fortran_bf_mpi.J67:$fortran_bf_mpi.J71])" office:value-type="float" office:value="238844.4718" calcext:value-type="float">
            <text:p>238844.47</text:p>
          </table:table-cell>
          <table:table-cell/>
          <table:table-cell table:formula="of:=AVERAGE([$fortran_bf_mpi.L67:$fortran_bf_mpi.L71])" office:value-type="float" office:value="38.0416" calcext:value-type="float">
            <text:p>38.04</text:p>
          </table:table-cell>
          <table:table-cell table:formula="of:=AVERAGE([$fortran_bf_mpi.M67:$fortran_bf_mpi.M71])" office:value-type="float" office:value="0.0746" calcext:value-type="float">
            <text:p>0.07</text:p>
          </table:table-cell>
          <table:table-cell table:formula="of:=AVERAGE([$fortran_bf_mpi.N67:$fortran_bf_mpi.N71])" office:value-type="float" office:value="259.592" calcext:value-type="float">
            <text:p>259.59</text:p>
          </table:table-cell>
          <table:table-cell table:formula="of:=AVERAGE([$fortran_bf_mpi.O67:$fortran_bf_mpi.O71])" office:value-type="float" office:value="9155.8656" calcext:value-type="float">
            <text:p>9155.87</text:p>
          </table:table-cell>
          <table:table-cell table:formula="of:=AVERAGE([$fortran_bf_mpi.P67:$fortran_bf_mpi.P71])" office:value-type="float" office:value="12.1124" calcext:value-type="float">
            <text:p>12.11</text:p>
          </table:table-cell>
          <table:table-cell table:formula="of:=AVERAGE([$fortran_bf_mpi.Q67:$fortran_bf_mpi.Q71])" office:value-type="float" office:value="0.043" calcext:value-type="float">
            <text:p>0.04</text:p>
          </table:table-cell>
          <table:table-cell table:formula="of:=AVERAGE([$fortran_bf_mpi.R67:$fortran_bf_mpi.R71])" office:value-type="float" office:value="9463.438" calcext:value-type="float">
            <text:p>9463.44</text:p>
          </table:table-cell>
          <table:table-cell table:number-columns-repeated="2"/>
          <table:table-cell table:style-name="ce1" table:formula="of:=[.J19]-[.H19]" office:value-type="float" office:value="238844.3588" calcext:value-type="float">
            <text:p>238844.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VERAGE([$fortran_bf_mpi.C72:$fortran_bf_mpi.C76])" office:value-type="float" office:value="1638.589" calcext:value-type="float">
            <text:p>1638.59</text:p>
          </table:table-cell>
          <table:table-cell table:formula="of:=AVERAGE([$fortran_bf_mpi.D72:$fortran_bf_mpi.D76])" office:value-type="float" office:value="262.1358" calcext:value-type="float">
            <text:p>262.14</text:p>
          </table:table-cell>
          <table:table-cell table:formula="of:=AVERAGE([$fortran_bf_mpi.E72:$fortran_bf_mpi.E76])" office:value-type="float" office:value="58550.782" calcext:value-type="float">
            <text:p>58550.78</text:p>
          </table:table-cell>
          <table:table-cell table:formula="of:=AVERAGE([$fortran_bf_mpi.F72:$fortran_bf_mpi.F76])" office:value-type="float" office:value="15.902" calcext:value-type="float">
            <text:p>15.90</text:p>
          </table:table-cell>
          <table:table-cell table:formula="of:=AVERAGE([$fortran_bf_mpi.G72:$fortran_bf_mpi.G76])" office:value-type="float" office:value="0.0024" calcext:value-type="float">
            <text:p>0.00</text:p>
          </table:table-cell>
          <table:table-cell table:formula="of:=AVERAGE([$fortran_bf_mpi.H72:$fortran_bf_mpi.H76])" office:value-type="float" office:value="0.1106" calcext:value-type="float">
            <text:p>0.11</text:p>
          </table:table-cell>
          <table:table-cell table:formula="of:=AVERAGE([$fortran_bf_mpi.I72:$fortran_bf_mpi.I76])" office:value-type="float" office:value="0.1382" calcext:value-type="float">
            <text:p>0.14</text:p>
          </table:table-cell>
          <table:table-cell table:formula="of:=AVERAGE([$fortran_bf_mpi.J72:$fortran_bf_mpi.J76])" office:value-type="float" office:value="60513.9462" calcext:value-type="float">
            <text:p>60513.95</text:p>
          </table:table-cell>
          <table:table-cell/>
          <table:table-cell table:formula="of:=AVERAGE([$fortran_bf_mpi.L72:$fortran_bf_mpi.L76])" office:value-type="float" office:value="38.6084" calcext:value-type="float">
            <text:p>38.61</text:p>
          </table:table-cell>
          <table:table-cell table:formula="of:=AVERAGE([$fortran_bf_mpi.M72:$fortran_bf_mpi.M76])" office:value-type="float" office:value="0.05" calcext:value-type="float">
            <text:p>0.05</text:p>
          </table:table-cell>
          <table:table-cell table:formula="of:=AVERAGE([$fortran_bf_mpi.N72:$fortran_bf_mpi.N76])" office:value-type="float" office:value="271.1082" calcext:value-type="float">
            <text:p>271.11</text:p>
          </table:table-cell>
          <table:table-cell table:formula="of:=AVERAGE([$fortran_bf_mpi.O72:$fortran_bf_mpi.O76])" office:value-type="float" office:value="1170.807" calcext:value-type="float">
            <text:p>1170.81</text:p>
          </table:table-cell>
          <table:table-cell table:formula="of:=AVERAGE([$fortran_bf_mpi.P72:$fortran_bf_mpi.P76])" office:value-type="float" office:value="15.7172" calcext:value-type="float">
            <text:p>15.72</text:p>
          </table:table-cell>
          <table:table-cell table:formula="of:=AVERAGE([$fortran_bf_mpi.Q72:$fortran_bf_mpi.Q76])" office:value-type="float" office:value="0.032" calcext:value-type="float">
            <text:p>0.03</text:p>
          </table:table-cell>
          <table:table-cell table:formula="of:=AVERAGE([$fortran_bf_mpi.R72:$fortran_bf_mpi.R76])" office:value-type="float" office:value="1493.6478" calcext:value-type="float">
            <text:p>1493.65</text:p>
          </table:table-cell>
          <table:table-cell table:number-columns-repeated="2"/>
          <table:table-cell table:style-name="ce1" table:formula="of:=[.J20]-[.H20]" office:value-type="float" office:value="60513.8356" calcext:value-type="float">
            <text:p>60513.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VERAGE([$fortran_bf_mpi.C77:$fortran_bf_mpi.C81])" office:value-type="float" office:value="1681.4534" calcext:value-type="float">
            <text:p>1681.45</text:p>
          </table:table-cell>
          <table:table-cell table:formula="of:=AVERAGE([$fortran_bf_mpi.D77:$fortran_bf_mpi.D81])" office:value-type="float" office:value="263.391" calcext:value-type="float">
            <text:p>263.39</text:p>
          </table:table-cell>
          <table:table-cell table:formula="of:=AVERAGE([$fortran_bf_mpi.E77:$fortran_bf_mpi.E81])" office:value-type="float" office:value="14173.7562" calcext:value-type="float">
            <text:p>14173.76</text:p>
          </table:table-cell>
          <table:table-cell table:formula="of:=AVERAGE([$fortran_bf_mpi.F77:$fortran_bf_mpi.F81])" office:value-type="float" office:value="22.4522" calcext:value-type="float">
            <text:p>22.45</text:p>
          </table:table-cell>
          <table:table-cell table:formula="of:=AVERAGE([$fortran_bf_mpi.G77:$fortran_bf_mpi.G81])" office:value-type="float" office:value="0.004" calcext:value-type="float">
            <text:p>0.00</text:p>
          </table:table-cell>
          <table:table-cell table:formula="of:=AVERAGE([$fortran_bf_mpi.H77:$fortran_bf_mpi.H81])" office:value-type="float" office:value="0.1206" calcext:value-type="float">
            <text:p>0.12</text:p>
          </table:table-cell>
          <table:table-cell table:formula="of:=AVERAGE([$fortran_bf_mpi.I77:$fortran_bf_mpi.I81])" office:value-type="float" office:value="0.1726" calcext:value-type="float">
            <text:p>0.17</text:p>
          </table:table-cell>
          <table:table-cell table:formula="of:=AVERAGE([$fortran_bf_mpi.J77:$fortran_bf_mpi.J81])" office:value-type="float" office:value="16195.0376" calcext:value-type="float">
            <text:p>16195.04</text:p>
          </table:table-cell>
          <table:table-cell/>
          <table:table-cell table:formula="of:=AVERAGE([$fortran_bf_mpi.L77:$fortran_bf_mpi.L81])" office:value-type="float" office:value="45.572" calcext:value-type="float">
            <text:p>45.57</text:p>
          </table:table-cell>
          <table:table-cell table:formula="of:=AVERAGE([$fortran_bf_mpi.M77:$fortran_bf_mpi.M81])" office:value-type="float" office:value="0.1012" calcext:value-type="float">
            <text:p>0.10</text:p>
          </table:table-cell>
          <table:table-cell table:formula="of:=AVERAGE([$fortran_bf_mpi.N77:$fortran_bf_mpi.N81])" office:value-type="float" office:value="273.1026" calcext:value-type="float">
            <text:p>273.10</text:p>
          </table:table-cell>
          <table:table-cell table:formula="of:=AVERAGE([$fortran_bf_mpi.O77:$fortran_bf_mpi.O81])" office:value-type="float" office:value="33.6046" calcext:value-type="float">
            <text:p>33.60</text:p>
          </table:table-cell>
          <table:table-cell table:formula="of:=AVERAGE([$fortran_bf_mpi.P77:$fortran_bf_mpi.P81])" office:value-type="float" office:value="22.3334" calcext:value-type="float">
            <text:p>22.33</text:p>
          </table:table-cell>
          <table:table-cell table:formula="of:=AVERAGE([$fortran_bf_mpi.Q77:$fortran_bf_mpi.Q81])" office:value-type="float" office:value="0.0602" calcext:value-type="float">
            <text:p>0.06</text:p>
          </table:table-cell>
          <table:table-cell table:formula="of:=AVERAGE([$fortran_bf_mpi.R77:$fortran_bf_mpi.R81])" office:value-type="float" office:value="366.3894" calcext:value-type="float">
            <text:p>366.39</text:p>
          </table:table-cell>
          <table:table-cell table:number-columns-repeated="2"/>
          <table:table-cell table:style-name="ce1" table:formula="of:=[.J21]-[.H21]" office:value-type="float" office:value="16194.917" calcext:value-type="float">
            <text:p>16194.9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AVERAGE([$fortran_bf_mpi.C82:$fortran_bf_mpi.C86])" office:value-type="float" office:value="1658.041" calcext:value-type="float">
            <text:p>1658.04</text:p>
          </table:table-cell>
          <table:table-cell table:formula="of:=AVERAGE([$fortran_bf_mpi.D82:$fortran_bf_mpi.D86])" office:value-type="float" office:value="263.467" calcext:value-type="float">
            <text:p>263.47</text:p>
          </table:table-cell>
          <table:table-cell table:formula="of:=AVERAGE([$fortran_bf_mpi.E82:$fortran_bf_mpi.E86])" office:value-type="float" office:value="3505.4228" calcext:value-type="float">
            <text:p>3505.42</text:p>
          </table:table-cell>
          <table:table-cell table:formula="of:=AVERAGE([$fortran_bf_mpi.F82:$fortran_bf_mpi.F86])" office:value-type="float" office:value="35.7506" calcext:value-type="float">
            <text:p>35.75</text:p>
          </table:table-cell>
          <table:table-cell table:formula="of:=AVERAGE([$fortran_bf_mpi.G82:$fortran_bf_mpi.G86])" office:value-type="float" office:value="0.002" calcext:value-type="float">
            <text:p>0.00</text:p>
          </table:table-cell>
          <table:table-cell table:formula="of:=AVERAGE([$fortran_bf_mpi.H82:$fortran_bf_mpi.H86])" office:value-type="float" office:value="0.1564" calcext:value-type="float">
            <text:p>0.16</text:p>
          </table:table-cell>
          <table:table-cell table:formula="of:=AVERAGE([$fortran_bf_mpi.I82:$fortran_bf_mpi.I86])" office:value-type="float" office:value="0.1322" calcext:value-type="float">
            <text:p>0.13</text:p>
          </table:table-cell>
          <table:table-cell table:formula="of:=AVERAGE([$fortran_bf_mpi.J82:$fortran_bf_mpi.J86])" office:value-type="float" office:value="5524.9708" calcext:value-type="float">
            <text:p>5524.97</text:p>
          </table:table-cell>
          <table:table-cell/>
          <table:table-cell table:formula="of:=AVERAGE([$fortran_bf_mpi.L82:$fortran_bf_mpi.L86])" office:value-type="float" office:value="52.4164" calcext:value-type="float">
            <text:p>52.42</text:p>
          </table:table-cell>
          <table:table-cell table:formula="of:=AVERAGE([$fortran_bf_mpi.M82:$fortran_bf_mpi.M86])" office:value-type="float" office:value="0.0968" calcext:value-type="float">
            <text:p>0.10</text:p>
          </table:table-cell>
          <table:table-cell table:formula="of:=AVERAGE([$fortran_bf_mpi.N82:$fortran_bf_mpi.N86])" office:value-type="float" office:value="274.3606" calcext:value-type="float">
            <text:p>274.36</text:p>
          </table:table-cell>
          <table:table-cell table:formula="of:=AVERAGE([$fortran_bf_mpi.O82:$fortran_bf_mpi.O86])" office:value-type="float" office:value="35.5448" calcext:value-type="float">
            <text:p>35.54</text:p>
          </table:table-cell>
          <table:table-cell table:formula="of:=AVERAGE([$fortran_bf_mpi.P82:$fortran_bf_mpi.P86])" office:value-type="float" office:value="35.7294" calcext:value-type="float">
            <text:p>35.73</text:p>
          </table:table-cell>
          <table:table-cell table:formula="of:=AVERAGE([$fortran_bf_mpi.Q82:$fortran_bf_mpi.Q86])" office:value-type="float" office:value="0.117" calcext:value-type="float">
            <text:p>0.12</text:p>
          </table:table-cell>
          <table:table-cell table:formula="of:=AVERAGE([$fortran_bf_mpi.R82:$fortran_bf_mpi.R86])" office:value-type="float" office:value="390.5514" calcext:value-type="float">
            <text:p>390.55</text:p>
          </table:table-cell>
          <table:table-cell table:number-columns-repeated="2"/>
          <table:table-cell table:style-name="ce1" table:formula="of:=[.J22]-[.H22]" office:value-type="float" office:value="5524.8144" calcext:value-type="float">
            <text:p>5524.81</text:p>
          </table:table-cell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Default" table:number-columns-repeated="16"/>
          <table:table-cell table:number-columns-repeated="18"/>
        </table:table-row>
        <table:table-row table:style-name="ro1">
          <table:table-cell office:value-type="string" calcext:value-type="string">
            <text:p>std</text:p>
          </table:table-cell>
          <table:table-cell/>
          <table:table-cell table:style-name="Default" table:number-columns-repeated="16"/>
          <table:table-cell table:number-columns-repeated="18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ranks</text:p>
          </table:table-cell>
          <table:table-cell table:style-name="Default" office:value-type="string" calcext:value-type="string">
            <text:p>args+readpts</text:p>
          </table:table-cell>
          <table:table-cell table:style-name="Default" office:value-type="string" calcext:value-type="string">
            <text:p>sort</text:p>
          </table:table-cell>
          <table:table-cell table:style-name="Default" office:value-type="string" calcext:value-type="string">
            <text:p>getclosest</text:p>
          </table:table-cell>
          <table:table-cell table:style-name="Default" office:value-type="string" calcext:value-type="string">
            <text:p>strip_alloc</text:p>
          </table:table-cell>
          <table:table-cell table:style-name="Default" office:value-type="string" calcext:value-type="string">
            <text:p>strip_calc</text:p>
          </table:table-cell>
          <table:table-cell table:style-name="Default" office:value-type="string" calcext:value-type="string">
            <text:p>writeStd</text:p>
          </table:table-cell>
          <table:table-cell table:style-name="Default" office:value-type="string" calcext:value-type="string">
            <text:p>writeFile</text:p>
          </table:table-cell>
          <table:table-cell table:style-name="Default" office:value-type="string" calcext:value-type="string">
            <text:p>total</text:p>
          </table:table-cell>
          <table:table-cell table:style-name="Default"/>
          <table:table-cell table:style-name="Default" office:value-type="string" calcext:value-type="string">
            <text:p>init</text:p>
          </table:table-cell>
          <table:table-cell table:style-name="Default" office:value-type="string" calcext:value-type="string">
            <text:p>bcast</text:p>
          </table:table-cell>
          <table:table-cell table:style-name="Default" office:value-type="string" calcext:value-type="string">
            <text:p>scatter1</text:p>
          </table:table-cell>
          <table:table-cell table:style-name="Default" office:value-type="string" calcext:value-type="string">
            <text:p>allreduce1</text:p>
          </table:table-cell>
          <table:table-cell table:style-name="Default" office:value-type="string" calcext:value-type="string">
            <text:p>scatter2</text:p>
          </table:table-cell>
          <table:table-cell table:style-name="Default" office:value-type="string" calcext:value-type="string">
            <text:p>allreduce2</text:p>
          </table:table-cell>
          <table:table-cell table:style-name="Default"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Seq</text:p>
          </table:table-cell>
          <table:table-cell table:formula="of:=[$'f90-sequential'.O8]" office:value-type="float" office:value="0.648342270718176" calcext:value-type="float">
            <text:p>0.65</text:p>
          </table:table-cell>
          <table:table-cell office:value-type="float" office:value="0" calcext:value-type="float">
            <text:p>0.00</text:p>
          </table:table-cell>
          <table:table-cell table:formula="of:=[$'f90-sequential'.P8]" office:value-type="float" office:value="14.6398027582341" calcext:value-type="float">
            <text:p>14.64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$'f90-sequential'.Q8]" office:value-type="float" office:value="0.00134164078649988" calcext:value-type="float">
            <text:p>0.00</text:p>
          </table:table-cell>
          <table:table-cell table:formula="of:=[$'f90-sequential'.R8]" office:value-type="float" office:value="0.0296816441593117" calcext:value-type="float">
            <text:p>0.03</text:p>
          </table:table-cell>
          <table:table-cell table:formula="of:=[$'f90-sequential'.S8]" office:value-type="float" office:value="15.2809649826181" calcext:value-type="float">
            <text:p>15.28</text:p>
          </table:table-cell>
          <table:table-cell/>
          <table:table-cell table:number-columns-repeated="7" office:value-type="float" office:value="0" calcext:value-type="float">
            <text:p>0.0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TDEV([$fortran_bf_mpi.C27:$fortran_bf_mpi.C31])" office:value-type="float" office:value="1.23776318413499" calcext:value-type="float">
            <text:p>1.24</text:p>
          </table:table-cell>
          <table:table-cell table:formula="of:=STDEV([$fortran_bf_mpi.D27:$fortran_bf_mpi.D31])" office:value-type="float" office:value="0.0638686151407716" calcext:value-type="float">
            <text:p>0.06</text:p>
          </table:table-cell>
          <table:table-cell table:formula="of:=STDEV([$fortran_bf_mpi.E27:$fortran_bf_mpi.E31])" office:value-type="float" office:value="4.58134207410885" calcext:value-type="float">
            <text:p>4.58</text:p>
          </table:table-cell>
          <table:table-cell table:formula="of:=STDEV([$fortran_bf_mpi.F27:$fortran_bf_mpi.F31])" office:value-type="float" office:value="0.00207364413533277" calcext:value-type="float">
            <text:p>0.00</text:p>
          </table:table-cell>
          <table:table-cell table:formula="of:=STDEV([$fortran_bf_mpi.G27:$fortran_bf_mpi.G31])" office:value-type="float" office:value="0.000447213595499958" calcext:value-type="float">
            <text:p>0.00</text:p>
          </table:table-cell>
          <table:table-cell table:formula="of:=STDEV([$fortran_bf_mpi.H27:$fortran_bf_mpi.H31])" office:value-type="float" office:value="0.00414728827066554" calcext:value-type="float">
            <text:p>0.00</text:p>
          </table:table-cell>
          <table:table-cell table:formula="of:=STDEV([$fortran_bf_mpi.I27:$fortran_bf_mpi.I31])" office:value-type="float" office:value="0.0139570770578943" calcext:value-type="float">
            <text:p>0.01</text:p>
          </table:table-cell>
          <table:table-cell table:formula="of:=STDEV([$fortran_bf_mpi.J27:$fortran_bf_mpi.J31])" office:value-type="float" office:value="4.11687323098489" calcext:value-type="float">
            <text:p>4.12</text:p>
          </table:table-cell>
          <table:table-cell/>
          <table:table-cell table:formula="of:=STDEV([$fortran_bf_mpi.L27:$fortran_bf_mpi.L31])" office:value-type="float" office:value="0.685096708501799" calcext:value-type="float">
            <text:p>0.69</text:p>
          </table:table-cell>
          <table:table-cell table:formula="of:=STDEV([$fortran_bf_mpi.M27:$fortran_bf_mpi.M31])" office:value-type="float" office:value="0.000547722557505166" calcext:value-type="float">
            <text:p>0.00</text:p>
          </table:table-cell>
          <table:table-cell table:formula="of:=STDEV([$fortran_bf_mpi.N27:$fortran_bf_mpi.N31])" office:value-type="float" office:value="0.00594138031100518" calcext:value-type="float">
            <text:p>0.01</text:p>
          </table:table-cell>
          <table:table-cell table:formula="of:=STDEV([$fortran_bf_mpi.O27:$fortran_bf_mpi.O31])" office:value-type="float" office:value="0.000894427190999916" calcext:value-type="float">
            <text:p>0.00</text:p>
          </table:table-cell>
          <table:table-cell table:formula="of:=STDEV([$fortran_bf_mpi.P27:$fortran_bf_mpi.P31])" office:value-type="float" office:value="0.000547722557505166" calcext:value-type="float">
            <text:p>0.00</text:p>
          </table:table-cell>
          <table:table-cell table:formula="of:=STDEV([$fortran_bf_mpi.Q27:$fortran_bf_mpi.Q31])" office:value-type="float" office:value="0" calcext:value-type="float">
            <text:p>0.00</text:p>
          </table:table-cell>
          <table:table-cell table:formula="of:=STDEV([$fortran_bf_mpi.R27:$fortran_bf_mpi.R31])" office:value-type="float" office:value="0.68503992584374" calcext:value-type="float">
            <text:p>0.6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TDEV([$fortran_bf_mpi.C2:$fortran_bf_mpi.C6])" office:value-type="float" office:value="0.650140600178146" calcext:value-type="float">
            <text:p>0.65</text:p>
          </table:table-cell>
          <table:table-cell table:formula="of:=STDEV([$fortran_bf_mpi.D2:$fortran_bf_mpi.D6])" office:value-type="float" office:value="0.0396042926966257" calcext:value-type="float">
            <text:p>0.04</text:p>
          </table:table-cell>
          <table:table-cell table:formula="of:=STDEV([$fortran_bf_mpi.E2:$fortran_bf_mpi.E6])" office:value-type="float" office:value="1.22359029090623" calcext:value-type="float">
            <text:p>1.22</text:p>
          </table:table-cell>
          <table:table-cell table:formula="of:=STDEV([$fortran_bf_mpi.F2:$fortran_bf_mpi.F6])" office:value-type="float" office:value="0.00194935886896179" calcext:value-type="float">
            <text:p>0.00</text:p>
          </table:table-cell>
          <table:table-cell table:formula="of:=STDEV([$fortran_bf_mpi.G2:$fortran_bf_mpi.G6])" office:value-type="float" office:value="0.000447213595499958" calcext:value-type="float">
            <text:p>0.00</text:p>
          </table:table-cell>
          <table:table-cell table:formula="of:=STDEV([$fortran_bf_mpi.H2:$fortran_bf_mpi.H6])" office:value-type="float" office:value="0.00694262198308391" calcext:value-type="float">
            <text:p>0.01</text:p>
          </table:table-cell>
          <table:table-cell table:formula="of:=STDEV([$fortran_bf_mpi.I2:$fortran_bf_mpi.I6])" office:value-type="float" office:value="0.0146355731011806" calcext:value-type="float">
            <text:p>0.01</text:p>
          </table:table-cell>
          <table:table-cell table:formula="of:=STDEV([$fortran_bf_mpi.J2:$fortran_bf_mpi.J6])" office:value-type="float" office:value="2.63633745943116" calcext:value-type="float">
            <text:p>2.64</text:p>
          </table:table-cell>
          <table:table-cell/>
          <table:table-cell table:formula="of:=STDEV([$fortran_bf_mpi.L2:$fortran_bf_mpi.L6])" office:value-type="float" office:value="0.835007185597824" calcext:value-type="float">
            <text:p>0.84</text:p>
          </table:table-cell>
          <table:table-cell table:formula="of:=STDEV([$fortran_bf_mpi.M2:$fortran_bf_mpi.M6])" office:value-type="float" office:value="0.000707106781186547" calcext:value-type="float">
            <text:p>0.00</text:p>
          </table:table-cell>
          <table:table-cell table:formula="of:=STDEV([$fortran_bf_mpi.N2:$fortran_bf_mpi.N6])" office:value-type="float" office:value="0.0547978101752251" calcext:value-type="float">
            <text:p>0.05</text:p>
          </table:table-cell>
          <table:table-cell table:formula="of:=STDEV([$fortran_bf_mpi.O2:$fortran_bf_mpi.O6])" office:value-type="float" office:value="1.63914267225278" calcext:value-type="float">
            <text:p>1.64</text:p>
          </table:table-cell>
          <table:table-cell table:formula="of:=STDEV([$fortran_bf_mpi.P2:$fortran_bf_mpi.P6])" office:value-type="float" office:value="0.00178885438199983" calcext:value-type="float">
            <text:p>0.00</text:p>
          </table:table-cell>
          <table:table-cell table:formula="of:=STDEV([$fortran_bf_mpi.Q2:$fortran_bf_mpi.Q6])" office:value-type="float" office:value="0.000836660026534076" calcext:value-type="float">
            <text:p>0.00</text:p>
          </table:table-cell>
          <table:table-cell table:formula="of:=STDEV([$fortran_bf_mpi.R2:$fortran_bf_mpi.R6])" office:value-type="float" office:value="1.31144652960005" calcext:value-type="float">
            <text:p>1.3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TDEV([$fortran_bf_mpi.C7:$fortran_bf_mpi.C11])" office:value-type="float" office:value="0.665069018974722" calcext:value-type="float">
            <text:p>0.67</text:p>
          </table:table-cell>
          <table:table-cell table:formula="of:=STDEV([$fortran_bf_mpi.D7:$fortran_bf_mpi.D11])" office:value-type="float" office:value="0.0460434577328854" calcext:value-type="float">
            <text:p>0.05</text:p>
          </table:table-cell>
          <table:table-cell table:formula="of:=STDEV([$fortran_bf_mpi.E7:$fortran_bf_mpi.E11])" office:value-type="float" office:value="0.602512406511267" calcext:value-type="float">
            <text:p>0.60</text:p>
          </table:table-cell>
          <table:table-cell table:formula="of:=STDEV([$fortran_bf_mpi.F7:$fortran_bf_mpi.F11])" office:value-type="float" office:value="0.0119791485507109" calcext:value-type="float">
            <text:p>0.01</text:p>
          </table:table-cell>
          <table:table-cell table:formula="of:=STDEV([$fortran_bf_mpi.G7:$fortran_bf_mpi.G11])" office:value-type="float" office:value="0.000447213595499958" calcext:value-type="float">
            <text:p>0.00</text:p>
          </table:table-cell>
          <table:table-cell table:formula="of:=STDEV([$fortran_bf_mpi.H7:$fortran_bf_mpi.H11])" office:value-type="float" office:value="0.0155499196139401" calcext:value-type="float">
            <text:p>0.02</text:p>
          </table:table-cell>
          <table:table-cell table:formula="of:=STDEV([$fortran_bf_mpi.I7:$fortran_bf_mpi.I11])" office:value-type="float" office:value="0.00832466215530696" calcext:value-type="float">
            <text:p>0.01</text:p>
          </table:table-cell>
          <table:table-cell table:formula="of:=STDEV([$fortran_bf_mpi.J7:$fortran_bf_mpi.J11])" office:value-type="float" office:value="1.79317252376898" calcext:value-type="float">
            <text:p>1.79</text:p>
          </table:table-cell>
          <table:table-cell/>
          <table:table-cell table:formula="of:=STDEV([$fortran_bf_mpi.L7:$fortran_bf_mpi.L11])" office:value-type="float" office:value="1.13591777871464" calcext:value-type="float">
            <text:p>1.14</text:p>
          </table:table-cell>
          <table:table-cell table:formula="of:=STDEV([$fortran_bf_mpi.M7:$fortran_bf_mpi.M11])" office:value-type="float" office:value="0.00384707681233427" calcext:value-type="float">
            <text:p>0.00</text:p>
          </table:table-cell>
          <table:table-cell table:formula="of:=STDEV([$fortran_bf_mpi.N7:$fortran_bf_mpi.N11])" office:value-type="float" office:value="0.0487103685060993" calcext:value-type="float">
            <text:p>0.05</text:p>
          </table:table-cell>
          <table:table-cell table:formula="of:=STDEV([$fortran_bf_mpi.O7:$fortran_bf_mpi.O11])" office:value-type="float" office:value="4.27594506512888" calcext:value-type="float">
            <text:p>4.28</text:p>
          </table:table-cell>
          <table:table-cell table:formula="of:=STDEV([$fortran_bf_mpi.P7:$fortran_bf_mpi.P11])" office:value-type="float" office:value="0.0139391534893623" calcext:value-type="float">
            <text:p>0.01</text:p>
          </table:table-cell>
          <table:table-cell table:formula="of:=STDEV([$fortran_bf_mpi.Q7:$fortran_bf_mpi.Q11])" office:value-type="float" office:value="0.00545893762558247" calcext:value-type="float">
            <text:p>0.01</text:p>
          </table:table-cell>
          <table:table-cell table:formula="of:=STDEV([$fortran_bf_mpi.R7:$fortran_bf_mpi.R11])" office:value-type="float" office:value="1.85598079192647" calcext:value-type="float">
            <text:p>1.8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STDEV([$fortran_bf_mpi.C12:$fortran_bf_mpi.C16])" office:value-type="float" office:value="2.01799385529292" calcext:value-type="float">
            <text:p>2.02</text:p>
          </table:table-cell>
          <table:table-cell table:formula="of:=STDEV([$fortran_bf_mpi.D12:$fortran_bf_mpi.D16])" office:value-type="float" office:value="0.185136976317536" calcext:value-type="float">
            <text:p>0.19</text:p>
          </table:table-cell>
          <table:table-cell table:formula="of:=STDEV([$fortran_bf_mpi.E12:$fortran_bf_mpi.E16])" office:value-type="float" office:value="0.284031160262391" calcext:value-type="float">
            <text:p>0.28</text:p>
          </table:table-cell>
          <table:table-cell table:formula="of:=STDEV([$fortran_bf_mpi.F12:$fortran_bf_mpi.F16])" office:value-type="float" office:value="0.0254027557560199" calcext:value-type="float">
            <text:p>0.03</text:p>
          </table:table-cell>
          <table:table-cell table:formula="of:=STDEV([$fortran_bf_mpi.G12:$fortran_bf_mpi.G16])" office:value-type="float" office:value="0" calcext:value-type="float">
            <text:p>0.00</text:p>
          </table:table-cell>
          <table:table-cell table:formula="of:=STDEV([$fortran_bf_mpi.H12:$fortran_bf_mpi.H16])" office:value-type="float" office:value="0.00697853852894716" calcext:value-type="float">
            <text:p>0.01</text:p>
          </table:table-cell>
          <table:table-cell table:formula="of:=STDEV([$fortran_bf_mpi.I12:$fortran_bf_mpi.I16])" office:value-type="float" office:value="0.0324006172780705" calcext:value-type="float">
            <text:p>0.03</text:p>
          </table:table-cell>
          <table:table-cell table:formula="of:=STDEV([$fortran_bf_mpi.J12:$fortran_bf_mpi.J16])" office:value-type="float" office:value="2.42996271576335" calcext:value-type="float">
            <text:p>2.43</text:p>
          </table:table-cell>
          <table:table-cell/>
          <table:table-cell table:formula="of:=STDEV([$fortran_bf_mpi.L12:$fortran_bf_mpi.L16])" office:value-type="float" office:value="0.293556979136929" calcext:value-type="float">
            <text:p>0.29</text:p>
          </table:table-cell>
          <table:table-cell table:formula="of:=STDEV([$fortran_bf_mpi.M12:$fortran_bf_mpi.M16])" office:value-type="float" office:value="0.00167332005306815" calcext:value-type="float">
            <text:p>0.00</text:p>
          </table:table-cell>
          <table:table-cell table:formula="of:=STDEV([$fortran_bf_mpi.N12:$fortran_bf_mpi.N16])" office:value-type="float" office:value="0.206722761204469" calcext:value-type="float">
            <text:p>0.21</text:p>
          </table:table-cell>
          <table:table-cell table:formula="of:=STDEV([$fortran_bf_mpi.O12:$fortran_bf_mpi.O16])" office:value-type="float" office:value="0.678454641077795" calcext:value-type="float">
            <text:p>0.68</text:p>
          </table:table-cell>
          <table:table-cell table:formula="of:=STDEV([$fortran_bf_mpi.P12:$fortran_bf_mpi.P16])" office:value-type="float" office:value="0.0326603735434854" calcext:value-type="float">
            <text:p>0.03</text:p>
          </table:table-cell>
          <table:table-cell table:formula="of:=STDEV([$fortran_bf_mpi.Q12:$fortran_bf_mpi.Q16])" office:value-type="float" office:value="0.0119373363863133" calcext:value-type="float">
            <text:p>0.01</text:p>
          </table:table-cell>
          <table:table-cell table:formula="of:=STDEV([$fortran_bf_mpi.R12:$fortran_bf_mpi.R16])" office:value-type="float" office:value="0.495118672643236" calcext:value-type="float">
            <text:p>0.5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STDEV([$fortran_bf_mpi.C17:$fortran_bf_mpi.C21])" office:value-type="float" office:value="3.4669846697094" calcext:value-type="float">
            <text:p>3.47</text:p>
          </table:table-cell>
          <table:table-cell table:formula="of:=STDEV([$fortran_bf_mpi.D17:$fortran_bf_mpi.D21])" office:value-type="float" office:value="0.43623124601523" calcext:value-type="float">
            <text:p>0.44</text:p>
          </table:table-cell>
          <table:table-cell table:formula="of:=STDEV([$fortran_bf_mpi.E17:$fortran_bf_mpi.E21])" office:value-type="float" office:value="0.626930857431663" calcext:value-type="float">
            <text:p>0.63</text:p>
          </table:table-cell>
          <table:table-cell table:formula="of:=STDEV([$fortran_bf_mpi.F17:$fortran_bf_mpi.F21])" office:value-type="float" office:value="0.042282384038746" calcext:value-type="float">
            <text:p>0.04</text:p>
          </table:table-cell>
          <table:table-cell table:formula="of:=STDEV([$fortran_bf_mpi.G17:$fortran_bf_mpi.G21])" office:value-type="float" office:value="0.000547722557505166" calcext:value-type="float">
            <text:p>0.00</text:p>
          </table:table-cell>
          <table:table-cell table:formula="of:=STDEV([$fortran_bf_mpi.H17:$fortran_bf_mpi.H21])" office:value-type="float" office:value="0.018160396471443" calcext:value-type="float">
            <text:p>0.02</text:p>
          </table:table-cell>
          <table:table-cell table:formula="of:=STDEV([$fortran_bf_mpi.I17:$fortran_bf_mpi.I21])" office:value-type="float" office:value="0.016798809481627" calcext:value-type="float">
            <text:p>0.02</text:p>
          </table:table-cell>
          <table:table-cell table:formula="of:=STDEV([$fortran_bf_mpi.J17:$fortran_bf_mpi.J21])" office:value-type="float" office:value="7.60083284910279" calcext:value-type="float">
            <text:p>7.60</text:p>
          </table:table-cell>
          <table:table-cell/>
          <table:table-cell table:formula="of:=STDEV([$fortran_bf_mpi.L17:$fortran_bf_mpi.L21])" office:value-type="float" office:value="4.37074155035504" calcext:value-type="float">
            <text:p>4.37</text:p>
          </table:table-cell>
          <table:table-cell table:formula="of:=STDEV([$fortran_bf_mpi.M17:$fortran_bf_mpi.M21])" office:value-type="float" office:value="0.0232099116758337" calcext:value-type="float">
            <text:p>0.02</text:p>
          </table:table-cell>
          <table:table-cell table:formula="of:=STDEV([$fortran_bf_mpi.N17:$fortran_bf_mpi.N21])" office:value-type="float" office:value="0.454933841343992" calcext:value-type="float">
            <text:p>0.45</text:p>
          </table:table-cell>
          <table:table-cell table:formula="of:=STDEV([$fortran_bf_mpi.O17:$fortran_bf_mpi.O21])" office:value-type="float" office:value="0.639617463801607" calcext:value-type="float">
            <text:p>0.64</text:p>
          </table:table-cell>
          <table:table-cell table:formula="of:=STDEV([$fortran_bf_mpi.P17:$fortran_bf_mpi.P21])" office:value-type="float" office:value="0.0521085405667823" calcext:value-type="float">
            <text:p>0.05</text:p>
          </table:table-cell>
          <table:table-cell table:formula="of:=STDEV([$fortran_bf_mpi.Q17:$fortran_bf_mpi.Q21])" office:value-type="float" office:value="0.0176550276125527" calcext:value-type="float">
            <text:p>0.02</text:p>
          </table:table-cell>
          <table:table-cell table:formula="of:=STDEV([$fortran_bf_mpi.R17:$fortran_bf_mpi.R21])" office:value-type="float" office:value="4.37472436846026" calcext:value-type="float">
            <text:p>4.3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STDEV([$fortran_bf_mpi.C22:$fortran_bf_mpi.C26])" office:value-type="float" office:value="5.07180950943546" calcext:value-type="float">
            <text:p>5.07</text:p>
          </table:table-cell>
          <table:table-cell table:formula="of:=STDEV([$fortran_bf_mpi.D22:$fortran_bf_mpi.D26])" office:value-type="float" office:value="0.348169068126392" calcext:value-type="float">
            <text:p>0.35</text:p>
          </table:table-cell>
          <table:table-cell table:formula="of:=STDEV([$fortran_bf_mpi.E22:$fortran_bf_mpi.E26])" office:value-type="float" office:value="0.103296660158981" calcext:value-type="float">
            <text:p>0.10</text:p>
          </table:table-cell>
          <table:table-cell table:formula="of:=STDEV([$fortran_bf_mpi.F22:$fortran_bf_mpi.F26])" office:value-type="float" office:value="0.105037136289981" calcext:value-type="float">
            <text:p>0.11</text:p>
          </table:table-cell>
          <table:table-cell table:formula="of:=STDEV([$fortran_bf_mpi.G22:$fortran_bf_mpi.G26])" office:value-type="float" office:value="0.00151657508881031" calcext:value-type="float">
            <text:p>0.00</text:p>
          </table:table-cell>
          <table:table-cell table:formula="of:=STDEV([$fortran_bf_mpi.H22:$fortran_bf_mpi.H26])" office:value-type="float" office:value="0.024304320603547" calcext:value-type="float">
            <text:p>0.02</text:p>
          </table:table-cell>
          <table:table-cell table:formula="of:=STDEV([$fortran_bf_mpi.I22:$fortran_bf_mpi.I26])" office:value-type="float" office:value="0.0335514530236769" calcext:value-type="float">
            <text:p>0.03</text:p>
          </table:table-cell>
          <table:table-cell table:formula="of:=STDEV([$fortran_bf_mpi.J22:$fortran_bf_mpi.J26])" office:value-type="float" office:value="4.72942811553363" calcext:value-type="float">
            <text:p>4.73</text:p>
          </table:table-cell>
          <table:table-cell/>
          <table:table-cell table:formula="of:=STDEV([$fortran_bf_mpi.L22:$fortran_bf_mpi.L26])" office:value-type="float" office:value="1.06503037515369" calcext:value-type="float">
            <text:p>1.07</text:p>
          </table:table-cell>
          <table:table-cell table:formula="of:=STDEV([$fortran_bf_mpi.M22:$fortran_bf_mpi.M26])" office:value-type="float" office:value="0.00494974746830583" calcext:value-type="float">
            <text:p>0.00</text:p>
          </table:table-cell>
          <table:table-cell table:formula="of:=STDEV([$fortran_bf_mpi.N22:$fortran_bf_mpi.N26])" office:value-type="float" office:value="0.368652546444481" calcext:value-type="float">
            <text:p>0.37</text:p>
          </table:table-cell>
          <table:table-cell table:formula="of:=STDEV([$fortran_bf_mpi.O22:$fortran_bf_mpi.O26])" office:value-type="float" office:value="0.091325242950676" calcext:value-type="float">
            <text:p>0.09</text:p>
          </table:table-cell>
          <table:table-cell table:formula="of:=STDEV([$fortran_bf_mpi.P22:$fortran_bf_mpi.P26])" office:value-type="float" office:value="0.106889194963757" calcext:value-type="float">
            <text:p>0.11</text:p>
          </table:table-cell>
          <table:table-cell table:formula="of:=STDEV([$fortran_bf_mpi.Q22:$fortran_bf_mpi.Q26])" office:value-type="float" office:value="0.0297875813049667" calcext:value-type="float">
            <text:p>0.03</text:p>
          </table:table-cell>
          <table:table-cell table:formula="of:=STDEV([$fortran_bf_mpi.R22:$fortran_bf_mpi.R26])" office:value-type="float" office:value="1.06193394333169" calcext:value-type="float">
            <text:p>1.06</text:p>
          </table:table-cell>
          <table:table-cell table:number-columns-repeated="1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Seq</text:p>
          </table:table-cell>
          <table:table-cell table:formula="of:=[$'f90-sequential'.O9]" office:value-type="float" office:value="9.26346162619569" calcext:value-type="float">
            <text:p>9.26</text:p>
          </table:table-cell>
          <table:table-cell office:value-type="float" office:value="0" calcext:value-type="float">
            <text:p>0.00</text:p>
          </table:table-cell>
          <table:table-cell table:formula="of:=[$'f90-sequential'.P9]" office:value-type="float" office:value="2834.45185727006" calcext:value-type="float">
            <text:p>2834.45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$'f90-sequential'.Q9]" office:value-type="float" office:value="0.0698906288424993" calcext:value-type="float">
            <text:p>0.07</text:p>
          </table:table-cell>
          <table:table-cell table:formula="of:=[$'f90-sequential'.R9]" office:value-type="float" office:value="0.0322381761270702" calcext:value-type="float">
            <text:p>0.03</text:p>
          </table:table-cell>
          <table:table-cell table:formula="of:=[$'f90-sequential'.S9]" office:value-type="float" office:value="2842.0824324462" calcext:value-type="float">
            <text:p>2842.08</text:p>
          </table:table-cell>
          <table:table-cell/>
          <table:table-cell table:number-columns-repeated="7" office:value-type="float" office:value="0" calcext:value-type="float">
            <text:p>0.0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TDEV([$fortran_bf_mpi.C57:$fortran_bf_mpi.C61])" office:value-type="float" office:value="6.82481219521827" calcext:value-type="float">
            <text:p>6.82</text:p>
          </table:table-cell>
          <table:table-cell table:formula="of:=STDEV([$fortran_bf_mpi.D57:$fortran_bf_mpi.D61])" office:value-type="float" office:value="0.656519839761145" calcext:value-type="float">
            <text:p>0.66</text:p>
          </table:table-cell>
          <table:table-cell table:formula="of:=STDEV([$fortran_bf_mpi.E57:$fortran_bf_mpi.E61])" office:value-type="float" office:value="322.217056972936" calcext:value-type="float">
            <text:p>322.22</text:p>
          </table:table-cell>
          <table:table-cell table:formula="of:=STDEV([$fortran_bf_mpi.F57:$fortran_bf_mpi.F61])" office:value-type="float" office:value="0.0118869676536954" calcext:value-type="float">
            <text:p>0.01</text:p>
          </table:table-cell>
          <table:table-cell table:formula="of:=STDEV([$fortran_bf_mpi.G57:$fortran_bf_mpi.G61])" office:value-type="float" office:value="0.00178885438199983" calcext:value-type="float">
            <text:p>0.00</text:p>
          </table:table-cell>
          <table:table-cell table:formula="of:=STDEV([$fortran_bf_mpi.H57:$fortran_bf_mpi.H61])" office:value-type="float" office:value="0" calcext:value-type="float">
            <text:p>0.00</text:p>
          </table:table-cell>
          <table:table-cell table:formula="of:=STDEV([$fortran_bf_mpi.I57:$fortran_bf_mpi.I61])" office:value-type="float" office:value="0.0066858058601787" calcext:value-type="float">
            <text:p>0.01</text:p>
          </table:table-cell>
          <table:table-cell table:formula="of:=STDEV([$fortran_bf_mpi.J57:$fortran_bf_mpi.J61])" office:value-type="float" office:value="317.38944581019" calcext:value-type="float">
            <text:p>317.39</text:p>
          </table:table-cell>
          <table:table-cell/>
          <table:table-cell table:formula="of:=STDEV([$fortran_bf_mpi.L57:$fortran_bf_mpi.L61])" office:value-type="float" office:value="2.95763836531784" calcext:value-type="float">
            <text:p>2.96</text:p>
          </table:table-cell>
          <table:table-cell table:formula="of:=STDEV([$fortran_bf_mpi.M57:$fortran_bf_mpi.M61])" office:value-type="float" office:value="0.00109544511501033" calcext:value-type="float">
            <text:p>0.00</text:p>
          </table:table-cell>
          <table:table-cell table:formula="of:=STDEV([$fortran_bf_mpi.N57:$fortran_bf_mpi.N61])" office:value-type="float" office:value="0.0246333107803235" calcext:value-type="float">
            <text:p>0.02</text:p>
          </table:table-cell>
          <table:table-cell table:formula="of:=STDEV([$fortran_bf_mpi.O57:$fortran_bf_mpi.O61])" office:value-type="float" office:value="0.00178885438199983" calcext:value-type="float">
            <text:p>0.00</text:p>
          </table:table-cell>
          <table:table-cell table:formula="of:=STDEV([$fortran_bf_mpi.P57:$fortran_bf_mpi.P61])" office:value-type="float" office:value="0.00219089023002066" calcext:value-type="float">
            <text:p>0.00</text:p>
          </table:table-cell>
          <table:table-cell table:formula="of:=STDEV([$fortran_bf_mpi.Q57:$fortran_bf_mpi.Q61])" office:value-type="float" office:value="0" calcext:value-type="float">
            <text:p>0.00</text:p>
          </table:table-cell>
          <table:table-cell table:formula="of:=STDEV([$fortran_bf_mpi.R57:$fortran_bf_mpi.R61])" office:value-type="float" office:value="2.9428372703906" calcext:value-type="float">
            <text:p>2.9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TDEV([$fortran_bf_mpi.C32:$fortran_bf_mpi.C36])" office:value-type="float" office:value="3.01209025429186" calcext:value-type="float">
            <text:p>3.01</text:p>
          </table:table-cell>
          <table:table-cell table:formula="of:=STDEV([$fortran_bf_mpi.D32:$fortran_bf_mpi.D36])" office:value-type="float" office:value="0.66815439832422" calcext:value-type="float">
            <text:p>0.67</text:p>
          </table:table-cell>
          <table:table-cell table:formula="of:=STDEV([$fortran_bf_mpi.E32:$fortran_bf_mpi.E36])" office:value-type="float" office:value="149.294667956695" calcext:value-type="float">
            <text:p>149.29</text:p>
          </table:table-cell>
          <table:table-cell table:formula="of:=STDEV([$fortran_bf_mpi.F32:$fortran_bf_mpi.F36])" office:value-type="float" office:value="0.0214079424513427" calcext:value-type="float">
            <text:p>0.02</text:p>
          </table:table-cell>
          <table:table-cell table:formula="of:=STDEV([$fortran_bf_mpi.G32:$fortran_bf_mpi.G36])" office:value-type="float" office:value="0.000447213595499958" calcext:value-type="float">
            <text:p>0.00</text:p>
          </table:table-cell>
          <table:table-cell table:formula="of:=STDEV([$fortran_bf_mpi.H32:$fortran_bf_mpi.H36])" office:value-type="float" office:value="0.00743639697703128" calcext:value-type="float">
            <text:p>0.01</text:p>
          </table:table-cell>
          <table:table-cell table:formula="of:=STDEV([$fortran_bf_mpi.I32:$fortran_bf_mpi.I36])" office:value-type="float" office:value="0.0416353215431321" calcext:value-type="float">
            <text:p>0.04</text:p>
          </table:table-cell>
          <table:table-cell table:formula="of:=STDEV([$fortran_bf_mpi.J32:$fortran_bf_mpi.J36])" office:value-type="float" office:value="150.12529338789" calcext:value-type="float">
            <text:p>150.13</text:p>
          </table:table-cell>
          <table:table-cell/>
          <table:table-cell table:formula="of:=STDEV([$fortran_bf_mpi.L32:$fortran_bf_mpi.L36])" office:value-type="float" office:value="0.655873615874278" calcext:value-type="float">
            <text:p>0.66</text:p>
          </table:table-cell>
          <table:table-cell table:formula="of:=STDEV([$fortran_bf_mpi.M32:$fortran_bf_mpi.M36])" office:value-type="float" office:value="0.00114017542509914" calcext:value-type="float">
            <text:p>0.00</text:p>
          </table:table-cell>
          <table:table-cell table:formula="of:=STDEV([$fortran_bf_mpi.N32:$fortran_bf_mpi.N36])" office:value-type="float" office:value="0.682604936987713" calcext:value-type="float">
            <text:p>0.68</text:p>
          </table:table-cell>
          <table:table-cell table:formula="of:=STDEV([$fortran_bf_mpi.O32:$fortran_bf_mpi.O36])" office:value-type="float" office:value="10.4117710645212" calcext:value-type="float">
            <text:p>10.41</text:p>
          </table:table-cell>
          <table:table-cell table:formula="of:=STDEV([$fortran_bf_mpi.P32:$fortran_bf_mpi.P36])" office:value-type="float" office:value="0.02137054047047" calcext:value-type="float">
            <text:p>0.02</text:p>
          </table:table-cell>
          <table:table-cell table:formula="of:=STDEV([$fortran_bf_mpi.Q32:$fortran_bf_mpi.Q36])" office:value-type="float" office:value="0.000447213595499958" calcext:value-type="float">
            <text:p>0.00</text:p>
          </table:table-cell>
          <table:table-cell table:formula="of:=STDEV([$fortran_bf_mpi.R32:$fortran_bf_mpi.R36])" office:value-type="float" office:value="10.6202165702965" calcext:value-type="float">
            <text:p>10.6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TDEV([$fortran_bf_mpi.C37:$fortran_bf_mpi.C41])" office:value-type="float" office:value="10.7548820914039" calcext:value-type="float">
            <text:p>10.75</text:p>
          </table:table-cell>
          <table:table-cell table:formula="of:=STDEV([$fortran_bf_mpi.D37:$fortran_bf_mpi.D41])" office:value-type="float" office:value="0.755110256849951" calcext:value-type="float">
            <text:p>0.76</text:p>
          </table:table-cell>
          <table:table-cell table:formula="of:=STDEV([$fortran_bf_mpi.E37:$fortran_bf_mpi.E41])" office:value-type="float" office:value="31.8282079168778" calcext:value-type="float">
            <text:p>31.83</text:p>
          </table:table-cell>
          <table:table-cell table:formula="of:=STDEV([$fortran_bf_mpi.F37:$fortran_bf_mpi.F41])" office:value-type="float" office:value="0.0283143073374575" calcext:value-type="float">
            <text:p>0.03</text:p>
          </table:table-cell>
          <table:table-cell table:formula="of:=STDEV([$fortran_bf_mpi.G37:$fortran_bf_mpi.G41])" office:value-type="float" office:value="0" calcext:value-type="float">
            <text:p>0.00</text:p>
          </table:table-cell>
          <table:table-cell table:formula="of:=STDEV([$fortran_bf_mpi.H37:$fortran_bf_mpi.H41])" office:value-type="float" office:value="0.0244233494836396" calcext:value-type="float">
            <text:p>0.02</text:p>
          </table:table-cell>
          <table:table-cell table:formula="of:=STDEV([$fortran_bf_mpi.I37:$fortran_bf_mpi.I41])" office:value-type="float" office:value="0.0285096474899287" calcext:value-type="float">
            <text:p>0.03</text:p>
          </table:table-cell>
          <table:table-cell table:formula="of:=STDEV([$fortran_bf_mpi.J37:$fortran_bf_mpi.J41])" office:value-type="float" office:value="29.6214442642489" calcext:value-type="float">
            <text:p>29.62</text:p>
          </table:table-cell>
          <table:table-cell/>
          <table:table-cell table:formula="of:=STDEV([$fortran_bf_mpi.L37:$fortran_bf_mpi.L41])" office:value-type="float" office:value="0.527203186636805" calcext:value-type="float">
            <text:p>0.53</text:p>
          </table:table-cell>
          <table:table-cell table:formula="of:=STDEV([$fortran_bf_mpi.M37:$fortran_bf_mpi.M41])" office:value-type="float" office:value="0.00122474487139159" calcext:value-type="float">
            <text:p>0.00</text:p>
          </table:table-cell>
          <table:table-cell table:formula="of:=STDEV([$fortran_bf_mpi.N37:$fortran_bf_mpi.N41])" office:value-type="float" office:value="0.764226602520482" calcext:value-type="float">
            <text:p>0.76</text:p>
          </table:table-cell>
          <table:table-cell table:formula="of:=STDEV([$fortran_bf_mpi.O37:$fortran_bf_mpi.O41])" office:value-type="float" office:value="21.8311711825087" calcext:value-type="float">
            <text:p>21.83</text:p>
          </table:table-cell>
          <table:table-cell table:formula="of:=STDEV([$fortran_bf_mpi.P37:$fortran_bf_mpi.P41])" office:value-type="float" office:value="0.0295330323536206" calcext:value-type="float">
            <text:p>0.03</text:p>
          </table:table-cell>
          <table:table-cell table:formula="of:=STDEV([$fortran_bf_mpi.Q37:$fortran_bf_mpi.Q41])" office:value-type="float" office:value="0.00549545266561363" calcext:value-type="float">
            <text:p>0.01</text:p>
          </table:table-cell>
          <table:table-cell table:formula="of:=STDEV([$fortran_bf_mpi.R37:$fortran_bf_mpi.R41])" office:value-type="float" office:value="22.4462279525982" calcext:value-type="float">
            <text:p>22.4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STDEV([$fortran_bf_mpi.C42:$fortran_bf_mpi.C46])" office:value-type="float" office:value="10.6485498543229" calcext:value-type="float">
            <text:p>10.65</text:p>
          </table:table-cell>
          <table:table-cell table:formula="of:=STDEV([$fortran_bf_mpi.D42:$fortran_bf_mpi.D46])" office:value-type="float" office:value="0.321601150495455" calcext:value-type="float">
            <text:p>0.32</text:p>
          </table:table-cell>
          <table:table-cell table:formula="of:=STDEV([$fortran_bf_mpi.E42:$fortran_bf_mpi.E46])" office:value-type="float" office:value="3.09237813017751" calcext:value-type="float">
            <text:p>3.09</text:p>
          </table:table-cell>
          <table:table-cell table:formula="of:=STDEV([$fortran_bf_mpi.F42:$fortran_bf_mpi.F46])" office:value-type="float" office:value="0.0239520354041154" calcext:value-type="float">
            <text:p>0.02</text:p>
          </table:table-cell>
          <table:table-cell table:formula="of:=STDEV([$fortran_bf_mpi.G42:$fortran_bf_mpi.G46])" office:value-type="float" office:value="0.000547722557505166" calcext:value-type="float">
            <text:p>0.00</text:p>
          </table:table-cell>
          <table:table-cell table:formula="of:=STDEV([$fortran_bf_mpi.H42:$fortran_bf_mpi.H46])" office:value-type="float" office:value="0.0192431806102837" calcext:value-type="float">
            <text:p>0.02</text:p>
          </table:table-cell>
          <table:table-cell table:formula="of:=STDEV([$fortran_bf_mpi.I42:$fortran_bf_mpi.I46])" office:value-type="float" office:value="0.034311805548528" calcext:value-type="float">
            <text:p>0.03</text:p>
          </table:table-cell>
          <table:table-cell table:formula="of:=STDEV([$fortran_bf_mpi.J42:$fortran_bf_mpi.J46])" office:value-type="float" office:value="13.1210506248547" calcext:value-type="float">
            <text:p>13.12</text:p>
          </table:table-cell>
          <table:table-cell/>
          <table:table-cell table:formula="of:=STDEV([$fortran_bf_mpi.L42:$fortran_bf_mpi.L46])" office:value-type="float" office:value="1.16374932867865" calcext:value-type="float">
            <text:p>1.16</text:p>
          </table:table-cell>
          <table:table-cell table:formula="of:=STDEV([$fortran_bf_mpi.M42:$fortran_bf_mpi.M46])" office:value-type="float" office:value="0.00634822809924155" calcext:value-type="float">
            <text:p>0.01</text:p>
          </table:table-cell>
          <table:table-cell table:formula="of:=STDEV([$fortran_bf_mpi.N42:$fortran_bf_mpi.N46])" office:value-type="float" office:value="0.319228288220201" calcext:value-type="float">
            <text:p>0.32</text:p>
          </table:table-cell>
          <table:table-cell table:formula="of:=STDEV([$fortran_bf_mpi.O42:$fortran_bf_mpi.O46])" office:value-type="float" office:value="4.07515355538905" calcext:value-type="float">
            <text:p>4.08</text:p>
          </table:table-cell>
          <table:table-cell table:formula="of:=STDEV([$fortran_bf_mpi.P42:$fortran_bf_mpi.P46])" office:value-type="float" office:value="0.0288565417193398" calcext:value-type="float">
            <text:p>0.03</text:p>
          </table:table-cell>
          <table:table-cell table:formula="of:=STDEV([$fortran_bf_mpi.Q42:$fortran_bf_mpi.Q46])" office:value-type="float" office:value="0.0107004672795163" calcext:value-type="float">
            <text:p>0.01</text:p>
          </table:table-cell>
          <table:table-cell table:formula="of:=STDEV([$fortran_bf_mpi.R42:$fortran_bf_mpi.R46])" office:value-type="float" office:value="4.42284521546933" calcext:value-type="float">
            <text:p>4.4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STDEV([$fortran_bf_mpi.C47:$fortran_bf_mpi.C51])" office:value-type="float" office:value="3.60603704917184" calcext:value-type="float">
            <text:p>3.61</text:p>
          </table:table-cell>
          <table:table-cell table:formula="of:=STDEV([$fortran_bf_mpi.D47:$fortran_bf_mpi.D51])" office:value-type="float" office:value="0.152873477097893" calcext:value-type="float">
            <text:p>0.15</text:p>
          </table:table-cell>
          <table:table-cell table:formula="of:=STDEV([$fortran_bf_mpi.E47:$fortran_bf_mpi.E51])" office:value-type="float" office:value="4.15227892849217" calcext:value-type="float">
            <text:p>4.15</text:p>
          </table:table-cell>
          <table:table-cell table:formula="of:=STDEV([$fortran_bf_mpi.F47:$fortran_bf_mpi.F51])" office:value-type="float" office:value="0.00996493853468249" calcext:value-type="float">
            <text:p>0.01</text:p>
          </table:table-cell>
          <table:table-cell table:formula="of:=STDEV([$fortran_bf_mpi.G47:$fortran_bf_mpi.G51])" office:value-type="float" office:value="0" calcext:value-type="float">
            <text:p>0.00</text:p>
          </table:table-cell>
          <table:table-cell table:formula="of:=STDEV([$fortran_bf_mpi.H47:$fortran_bf_mpi.H51])" office:value-type="float" office:value="0.00940744386111339" calcext:value-type="float">
            <text:p>0.01</text:p>
          </table:table-cell>
          <table:table-cell table:formula="of:=STDEV([$fortran_bf_mpi.I47:$fortran_bf_mpi.I51])" office:value-type="float" office:value="0.029593918294136" calcext:value-type="float">
            <text:p>0.03</text:p>
          </table:table-cell>
          <table:table-cell table:formula="of:=STDEV([$fortran_bf_mpi.J47:$fortran_bf_mpi.J51])" office:value-type="float" office:value="2.81525927757996" calcext:value-type="float">
            <text:p>2.82</text:p>
          </table:table-cell>
          <table:table-cell/>
          <table:table-cell table:formula="of:=STDEV([$fortran_bf_mpi.L47:$fortran_bf_mpi.L51])" office:value-type="float" office:value="0.87272034466947" calcext:value-type="float">
            <text:p>0.87</text:p>
          </table:table-cell>
          <table:table-cell table:formula="of:=STDEV([$fortran_bf_mpi.M47:$fortran_bf_mpi.M51])" office:value-type="float" office:value="0.0128179561553315" calcext:value-type="float">
            <text:p>0.01</text:p>
          </table:table-cell>
          <table:table-cell table:formula="of:=STDEV([$fortran_bf_mpi.N47:$fortran_bf_mpi.N51])" office:value-type="float" office:value="0.157047763435205" calcext:value-type="float">
            <text:p>0.16</text:p>
          </table:table-cell>
          <table:table-cell table:formula="of:=STDEV([$fortran_bf_mpi.O47:$fortran_bf_mpi.O51])" office:value-type="float" office:value="4.00713710771169" calcext:value-type="float">
            <text:p>4.01</text:p>
          </table:table-cell>
          <table:table-cell table:formula="of:=STDEV([$fortran_bf_mpi.P47:$fortran_bf_mpi.P51])" office:value-type="float" office:value="0.0107935165724614" calcext:value-type="float">
            <text:p>0.01</text:p>
          </table:table-cell>
          <table:table-cell table:formula="of:=STDEV([$fortran_bf_mpi.Q47:$fortran_bf_mpi.Q51])" office:value-type="float" office:value="0.00311448230047949" calcext:value-type="float">
            <text:p>0.00</text:p>
          </table:table-cell>
          <table:table-cell table:formula="of:=STDEV([$fortran_bf_mpi.R47:$fortran_bf_mpi.R51])" office:value-type="float" office:value="3.78325511960269" calcext:value-type="float">
            <text:p>3.7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STDEV([$fortran_bf_mpi.C52:$fortran_bf_mpi.C56])" office:value-type="float" office:value="31.0520690212424" calcext:value-type="float">
            <text:p>31.05</text:p>
          </table:table-cell>
          <table:table-cell table:formula="of:=STDEV([$fortran_bf_mpi.D52:$fortran_bf_mpi.D56])" office:value-type="float" office:value="0.214133836653622" calcext:value-type="float">
            <text:p>0.21</text:p>
          </table:table-cell>
          <table:table-cell table:formula="of:=STDEV([$fortran_bf_mpi.E52:$fortran_bf_mpi.E56])" office:value-type="float" office:value="7.55352960542288" calcext:value-type="float">
            <text:p>7.55</text:p>
          </table:table-cell>
          <table:table-cell table:formula="of:=STDEV([$fortran_bf_mpi.F52:$fortran_bf_mpi.F56])" office:value-type="float" office:value="0.0169204018864801" calcext:value-type="float">
            <text:p>0.02</text:p>
          </table:table-cell>
          <table:table-cell table:formula="of:=STDEV([$fortran_bf_mpi.G52:$fortran_bf_mpi.G56])" office:value-type="float" office:value="0" calcext:value-type="float">
            <text:p>0.00</text:p>
          </table:table-cell>
          <table:table-cell table:formula="of:=STDEV([$fortran_bf_mpi.H52:$fortran_bf_mpi.H56])" office:value-type="float" office:value="0.0215800834104041" calcext:value-type="float">
            <text:p>0.02</text:p>
          </table:table-cell>
          <table:table-cell table:formula="of:=STDEV([$fortran_bf_mpi.I52:$fortran_bf_mpi.I56])" office:value-type="float" office:value="0.0442797922307682" calcext:value-type="float">
            <text:p>0.04</text:p>
          </table:table-cell>
          <table:table-cell table:formula="of:=STDEV([$fortran_bf_mpi.J52:$fortran_bf_mpi.J56])" office:value-type="float" office:value="28.8914701996974" calcext:value-type="float">
            <text:p>28.89</text:p>
          </table:table-cell>
          <table:table-cell/>
          <table:table-cell table:formula="of:=STDEV([$fortran_bf_mpi.L52:$fortran_bf_mpi.L56])" office:value-type="float" office:value="2.00851930535905" calcext:value-type="float">
            <text:p>2.01</text:p>
          </table:table-cell>
          <table:table-cell table:formula="of:=STDEV([$fortran_bf_mpi.M52:$fortran_bf_mpi.M56])" office:value-type="float" office:value="0.0454180580826614" calcext:value-type="float">
            <text:p>0.05</text:p>
          </table:table-cell>
          <table:table-cell table:formula="of:=STDEV([$fortran_bf_mpi.N52:$fortran_bf_mpi.N56])" office:value-type="float" office:value="0.216679486800204" calcext:value-type="float">
            <text:p>0.22</text:p>
          </table:table-cell>
          <table:table-cell table:formula="of:=STDEV([$fortran_bf_mpi.O52:$fortran_bf_mpi.O56])" office:value-type="float" office:value="7.40142822028289" calcext:value-type="float">
            <text:p>7.40</text:p>
          </table:table-cell>
          <table:table-cell table:formula="of:=STDEV([$fortran_bf_mpi.P52:$fortran_bf_mpi.P56])" office:value-type="float" office:value="0.0190131533418315" calcext:value-type="float">
            <text:p>0.02</text:p>
          </table:table-cell>
          <table:table-cell table:formula="of:=STDEV([$fortran_bf_mpi.Q52:$fortran_bf_mpi.Q56])" office:value-type="float" office:value="0.00810555365166378" calcext:value-type="float">
            <text:p>0.01</text:p>
          </table:table-cell>
          <table:table-cell table:formula="of:=STDEV([$fortran_bf_mpi.R52:$fortran_bf_mpi.R56])" office:value-type="float" office:value="5.68712675258781" calcext:value-type="float">
            <text:p>5.69</text:p>
          </table:table-cell>
          <table:table-cell table:number-columns-repeated="18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Seq</text:p>
          </table:table-cell>
          <table:table-cell table:formula="of:=[$'f90-sequential'.O10]" office:value-type="float" office:value="72.7503774574401" calcext:value-type="float">
            <text:p>72.75</text:p>
          </table:table-cell>
          <table:table-cell/>
          <table:table-cell table:formula="of:=[$'f90-sequential'.P10]" office:value-type="float" office:value="180268.476248761" calcext:value-type="float">
            <text:p>180268.48</text:p>
          </table:table-cell>
          <table:table-cell table:number-columns-repeated="2"/>
          <table:table-cell table:formula="of:=[$'f90-sequential'.Q10]" office:value-type="float" office:value="0" calcext:value-type="float">
            <text:p>0.00</text:p>
          </table:table-cell>
          <table:table-cell table:formula="of:=[$'f90-sequential'.R10]" office:value-type="float" office:value="0" calcext:value-type="float">
            <text:p>0.00</text:p>
          </table:table-cell>
          <table:table-cell table:formula="of:=[$'f90-sequential'.S10]" office:value-type="float" office:value="180336.520276191" calcext:value-type="float">
            <text:p>180336.52</text:p>
          </table:table-cell>
          <table:table-cell/>
          <table:table-cell table:number-columns-repeated="7" office:value-type="float" office:value="0" calcext:value-type="float">
            <text:p>0.0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TDEV([$fortran_bf_mpi.C87:$fortran_bf_mpi.C91])" office:value-type="float" office:value="74.0609047048442" calcext:value-type="float">
            <text:p>74.06</text:p>
          </table:table-cell>
          <table:table-cell table:formula="of:=STDEV([$fortran_bf_mpi.D87:$fortran_bf_mpi.D91])" office:value-type="float" office:value="15.2728865739257" calcext:value-type="float">
            <text:p>15.27</text:p>
          </table:table-cell>
          <table:table-cell table:formula="of:=STDEV([$fortran_bf_mpi.E87:$fortran_bf_mpi.E91])" office:value-type="float" office:value="11517.0411844254" calcext:value-type="float">
            <text:p>11517.04</text:p>
          </table:table-cell>
          <table:table-cell table:formula="of:=STDEV([$fortran_bf_mpi.F87:$fortran_bf_mpi.F91])" office:value-type="float" office:value="0.134192026588765" calcext:value-type="float">
            <text:p>0.13</text:p>
          </table:table-cell>
          <table:table-cell table:formula="of:=STDEV([$fortran_bf_mpi.G87:$fortran_bf_mpi.G91])" office:value-type="float" office:value="0" calcext:value-type="float">
            <text:p>0.00</text:p>
          </table:table-cell>
          <table:table-cell table:formula="of:=STDEV([$fortran_bf_mpi.H87:$fortran_bf_mpi.H91])" office:value-type="float" office:value="0.133644304031261" calcext:value-type="float">
            <text:p>0.13</text:p>
          </table:table-cell>
          <table:table-cell table:formula="of:=STDEV([$fortran_bf_mpi.I87:$fortran_bf_mpi.I91])" office:value-type="float" office:value="0.133644304031261" calcext:value-type="float">
            <text:p>0.13</text:p>
          </table:table-cell>
          <table:table-cell table:formula="of:=STDEV([$fortran_bf_mpi.J87:$fortran_bf_mpi.J91])" office:value-type="float" office:value="11566.8105335373" calcext:value-type="float">
            <text:p>11566.81</text:p>
          </table:table-cell>
          <table:table-cell/>
          <table:table-cell table:formula="of:=STDEV([$fortran_bf_mpi.L87:$fortran_bf_mpi.L91])" office:value-type="float" office:value="2.01129020780195" calcext:value-type="float">
            <text:p>2.01</text:p>
          </table:table-cell>
          <table:table-cell table:formula="of:=STDEV([$fortran_bf_mpi.M87:$fortran_bf_mpi.M91])" office:value-type="float" office:value="0.000547722557505166" calcext:value-type="float">
            <text:p>0.00</text:p>
          </table:table-cell>
          <table:table-cell table:formula="of:=STDEV([$fortran_bf_mpi.N87:$fortran_bf_mpi.N91])" office:value-type="float" office:value="0.32490998753501" calcext:value-type="float">
            <text:p>0.32</text:p>
          </table:table-cell>
          <table:table-cell table:formula="of:=STDEV([$fortran_bf_mpi.O87:$fortran_bf_mpi.O91])" office:value-type="float" office:value="0" calcext:value-type="float">
            <text:p>0.00</text:p>
          </table:table-cell>
          <table:table-cell table:formula="of:=STDEV([$fortran_bf_mpi.P87:$fortran_bf_mpi.P91])" office:value-type="float" office:value="0" calcext:value-type="float">
            <text:p>0.00</text:p>
          </table:table-cell>
          <table:table-cell table:formula="of:=STDEV([$fortran_bf_mpi.Q87:$fortran_bf_mpi.Q91])" office:value-type="float" office:value="0" calcext:value-type="float">
            <text:p>0.00</text:p>
          </table:table-cell>
          <table:table-cell table:formula="of:=STDEV([$fortran_bf_mpi.R87:$fortran_bf_mpi.R91])" office:value-type="float" office:value="1.84440003795272" calcext:value-type="float">
            <text:p>1.8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TDEV([$fortran_bf_mpi.C62:$fortran_bf_mpi.C66])" office:value-type="float" office:value="86.3370917815744" calcext:value-type="float">
            <text:p>86.34</text:p>
          </table:table-cell>
          <table:table-cell table:formula="of:=STDEV([$fortran_bf_mpi.D62:$fortran_bf_mpi.D66])" office:value-type="float" office:value="0.8197949743686" calcext:value-type="float">
            <text:p>0.82</text:p>
          </table:table-cell>
          <table:table-cell table:formula="of:=STDEV([$fortran_bf_mpi.E62:$fortran_bf_mpi.E66])" office:value-type="float" office:value="7483.18257592924" calcext:value-type="float">
            <text:p>7483.18</text:p>
          </table:table-cell>
          <table:table-cell table:formula="of:=STDEV([$fortran_bf_mpi.F62:$fortran_bf_mpi.F66])" office:value-type="float" office:value="0.396265315161446" calcext:value-type="float">
            <text:p>0.40</text:p>
          </table:table-cell>
          <table:table-cell table:formula="of:=STDEV([$fortran_bf_mpi.G62:$fortran_bf_mpi.G66])" office:value-type="float" office:value="0" calcext:value-type="float">
            <text:p>0.00</text:p>
          </table:table-cell>
          <table:table-cell table:formula="of:=STDEV([$fortran_bf_mpi.H62:$fortran_bf_mpi.H66])" office:value-type="float" office:value="0.061" calcext:value-type="float">
            <text:p>0.06</text:p>
          </table:table-cell>
          <table:table-cell table:formula="of:=STDEV([$fortran_bf_mpi.I62:$fortran_bf_mpi.I66])" office:value-type="float" office:value="0.0668221520156303" calcext:value-type="float">
            <text:p>0.07</text:p>
          </table:table-cell>
          <table:table-cell table:formula="of:=STDEV([$fortran_bf_mpi.J62:$fortran_bf_mpi.J66])" office:value-type="float" office:value="7480.07003246794" calcext:value-type="float">
            <text:p>7480.07</text:p>
          </table:table-cell>
          <table:table-cell/>
          <table:table-cell table:formula="of:=STDEV([$fortran_bf_mpi.L62:$fortran_bf_mpi.L66])" office:value-type="float" office:value="0.872519512675792" calcext:value-type="float">
            <text:p>0.87</text:p>
          </table:table-cell>
          <table:table-cell table:formula="of:=STDEV([$fortran_bf_mpi.M62:$fortran_bf_mpi.M66])" office:value-type="float" office:value="0.00516720427310553" calcext:value-type="float">
            <text:p>0.01</text:p>
          </table:table-cell>
          <table:table-cell table:formula="of:=STDEV([$fortran_bf_mpi.N62:$fortran_bf_mpi.N66])" office:value-type="float" office:value="0.909622723990554" calcext:value-type="float">
            <text:p>0.91</text:p>
          </table:table-cell>
          <table:table-cell table:formula="of:=STDEV([$fortran_bf_mpi.O62:$fortran_bf_mpi.O66])" office:value-type="float" office:value="3050.52640509032" calcext:value-type="float">
            <text:p>3050.53</text:p>
          </table:table-cell>
          <table:table-cell table:formula="of:=STDEV([$fortran_bf_mpi.P62:$fortran_bf_mpi.P66])" office:value-type="float" office:value="0.316310764913242" calcext:value-type="float">
            <text:p>0.32</text:p>
          </table:table-cell>
          <table:table-cell table:formula="of:=STDEV([$fortran_bf_mpi.Q62:$fortran_bf_mpi.Q66])" office:value-type="float" office:value="0.0668221520156303" calcext:value-type="float">
            <text:p>0.07</text:p>
          </table:table-cell>
          <table:table-cell table:formula="of:=STDEV([$fortran_bf_mpi.R62:$fortran_bf_mpi.R66])" office:value-type="float" office:value="3050.24699534157" calcext:value-type="float">
            <text:p>3050.2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TDEV([$fortran_bf_mpi.C67:$fortran_bf_mpi.C71])" office:value-type="float" office:value="71.4732108884161" calcext:value-type="float">
            <text:p>71.47</text:p>
          </table:table-cell>
          <table:table-cell table:formula="of:=STDEV([$fortran_bf_mpi.D67:$fortran_bf_mpi.D71])" office:value-type="float" office:value="10.4123411776603" calcext:value-type="float">
            <text:p>10.41</text:p>
          </table:table-cell>
          <table:table-cell table:formula="of:=STDEV([$fortran_bf_mpi.E67:$fortran_bf_mpi.E71])" office:value-type="float" office:value="1007.1586634303" calcext:value-type="float">
            <text:p>1007.16</text:p>
          </table:table-cell>
          <table:table-cell table:formula="of:=STDEV([$fortran_bf_mpi.F67:$fortran_bf_mpi.F71])" office:value-type="float" office:value="0.465294208001776" calcext:value-type="float">
            <text:p>0.47</text:p>
          </table:table-cell>
          <table:table-cell table:formula="of:=STDEV([$fortran_bf_mpi.G67:$fortran_bf_mpi.G71])" office:value-type="float" office:value="0.00670820393249937" calcext:value-type="float">
            <text:p>0.01</text:p>
          </table:table-cell>
          <table:table-cell table:formula="of:=STDEV([$fortran_bf_mpi.H67:$fortran_bf_mpi.H71])" office:value-type="float" office:value="0.00821583836257749" calcext:value-type="float">
            <text:p>0.01</text:p>
          </table:table-cell>
          <table:table-cell table:formula="of:=STDEV([$fortran_bf_mpi.I67:$fortran_bf_mpi.I71])" office:value-type="float" office:value="0.0167092788593643" calcext:value-type="float">
            <text:p>0.02</text:p>
          </table:table-cell>
          <table:table-cell table:formula="of:=STDEV([$fortran_bf_mpi.J67:$fortran_bf_mpi.J71])" office:value-type="float" office:value="986.939292574374" calcext:value-type="float">
            <text:p>986.94</text:p>
          </table:table-cell>
          <table:table-cell/>
          <table:table-cell table:formula="of:=STDEV([$fortran_bf_mpi.L67:$fortran_bf_mpi.L71])" office:value-type="float" office:value="0.905416092191872" calcext:value-type="float">
            <text:p>0.91</text:p>
          </table:table-cell>
          <table:table-cell table:formula="of:=STDEV([$fortran_bf_mpi.M67:$fortran_bf_mpi.M71])" office:value-type="float" office:value="0.0207797978815964" calcext:value-type="float">
            <text:p>0.02</text:p>
          </table:table-cell>
          <table:table-cell table:formula="of:=STDEV([$fortran_bf_mpi.N67:$fortran_bf_mpi.N71])" office:value-type="float" office:value="10.6326116500134" calcext:value-type="float">
            <text:p>10.63</text:p>
          </table:table-cell>
          <table:table-cell table:formula="of:=STDEV([$fortran_bf_mpi.O67:$fortran_bf_mpi.O71])" office:value-type="float" office:value="1833.04765190769" calcext:value-type="float">
            <text:p>1833.05</text:p>
          </table:table-cell>
          <table:table-cell table:formula="of:=STDEV([$fortran_bf_mpi.P67:$fortran_bf_mpi.P71])" office:value-type="float" office:value="0.478394502476774" calcext:value-type="float">
            <text:p>0.48</text:p>
          </table:table-cell>
          <table:table-cell table:formula="of:=STDEV([$fortran_bf_mpi.Q67:$fortran_bf_mpi.Q71])" office:value-type="float" office:value="0.016431676725155" calcext:value-type="float">
            <text:p>0.02</text:p>
          </table:table-cell>
          <table:table-cell table:formula="of:=STDEV([$fortran_bf_mpi.R67:$fortran_bf_mpi.R71])" office:value-type="float" office:value="1838.43594598235" calcext:value-type="float">
            <text:p>1838.4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STDEV([$fortran_bf_mpi.C72:$fortran_bf_mpi.C76])" office:value-type="float" office:value="44.0446222199715" calcext:value-type="float">
            <text:p>44.04</text:p>
          </table:table-cell>
          <table:table-cell table:formula="of:=STDEV([$fortran_bf_mpi.D72:$fortran_bf_mpi.D76])" office:value-type="float" office:value="3.46440026555825" calcext:value-type="float">
            <text:p>3.46</text:p>
          </table:table-cell>
          <table:table-cell table:formula="of:=STDEV([$fortran_bf_mpi.E72:$fortran_bf_mpi.E76])" office:value-type="float" office:value="60.3603960598347" calcext:value-type="float">
            <text:p>60.36</text:p>
          </table:table-cell>
          <table:table-cell table:formula="of:=STDEV([$fortran_bf_mpi.F72:$fortran_bf_mpi.F76])" office:value-type="float" office:value="0.075296082235399" calcext:value-type="float">
            <text:p>0.08</text:p>
          </table:table-cell>
          <table:table-cell table:formula="of:=STDEV([$fortran_bf_mpi.G72:$fortran_bf_mpi.G76])" office:value-type="float" office:value="0.00219089023002066" calcext:value-type="float">
            <text:p>0.00</text:p>
          </table:table-cell>
          <table:table-cell table:formula="of:=STDEV([$fortran_bf_mpi.H72:$fortran_bf_mpi.H76])" office:value-type="float" office:value="0.00585662018573853" calcext:value-type="float">
            <text:p>0.01</text:p>
          </table:table-cell>
          <table:table-cell table:formula="of:=STDEV([$fortran_bf_mpi.I72:$fortran_bf_mpi.I76])" office:value-type="float" office:value="0.0400898989771738" calcext:value-type="float">
            <text:p>0.04</text:p>
          </table:table-cell>
          <table:table-cell table:formula="of:=STDEV([$fortran_bf_mpi.J72:$fortran_bf_mpi.J76])" office:value-type="float" office:value="63.9313023698109" calcext:value-type="float">
            <text:p>63.93</text:p>
          </table:table-cell>
          <table:table-cell/>
          <table:table-cell table:formula="of:=STDEV([$fortran_bf_mpi.L72:$fortran_bf_mpi.L76])" office:value-type="float" office:value="0.633915846149944" calcext:value-type="float">
            <text:p>0.63</text:p>
          </table:table-cell>
          <table:table-cell table:formula="of:=STDEV([$fortran_bf_mpi.M72:$fortran_bf_mpi.M76])" office:value-type="float" office:value="0.0109544511501033" calcext:value-type="float">
            <text:p>0.01</text:p>
          </table:table-cell>
          <table:table-cell table:formula="of:=STDEV([$fortran_bf_mpi.N72:$fortran_bf_mpi.N76])" office:value-type="float" office:value="3.59647524668249" calcext:value-type="float">
            <text:p>3.60</text:p>
          </table:table-cell>
          <table:table-cell table:formula="of:=STDEV([$fortran_bf_mpi.O72:$fortran_bf_mpi.O76])" office:value-type="float" office:value="194.299310934187" calcext:value-type="float">
            <text:p>194.30</text:p>
          </table:table-cell>
          <table:table-cell table:formula="of:=STDEV([$fortran_bf_mpi.P72:$fortran_bf_mpi.P76])" office:value-type="float" office:value="0.0802602018437534" calcext:value-type="float">
            <text:p>0.08</text:p>
          </table:table-cell>
          <table:table-cell table:formula="of:=STDEV([$fortran_bf_mpi.Q72:$fortran_bf_mpi.Q76])" office:value-type="float" office:value="0.00913783344124853" calcext:value-type="float">
            <text:p>0.01</text:p>
          </table:table-cell>
          <table:table-cell table:formula="of:=STDEV([$fortran_bf_mpi.R72:$fortran_bf_mpi.R76])" office:value-type="float" office:value="194.05659114212" calcext:value-type="float">
            <text:p>194.0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STDEV([$fortran_bf_mpi.C77:$fortran_bf_mpi.C81])" office:value-type="float" office:value="63.8284832837191" calcext:value-type="float">
            <text:p>63.83</text:p>
          </table:table-cell>
          <table:table-cell table:formula="of:=STDEV([$fortran_bf_mpi.D77:$fortran_bf_mpi.D81])" office:value-type="float" office:value="0.832580926997506" calcext:value-type="float">
            <text:p>0.83</text:p>
          </table:table-cell>
          <table:table-cell table:formula="of:=STDEV([$fortran_bf_mpi.E77:$fortran_bf_mpi.E81])" office:value-type="float" office:value="5.70025830116527" calcext:value-type="float">
            <text:p>5.70</text:p>
          </table:table-cell>
          <table:table-cell table:formula="of:=STDEV([$fortran_bf_mpi.F77:$fortran_bf_mpi.F81])" office:value-type="float" office:value="0.101067799026199" calcext:value-type="float">
            <text:p>0.10</text:p>
          </table:table-cell>
          <table:table-cell table:formula="of:=STDEV([$fortran_bf_mpi.G77:$fortran_bf_mpi.G81])" office:value-type="float" office:value="0" calcext:value-type="float">
            <text:p>0.00</text:p>
          </table:table-cell>
          <table:table-cell table:formula="of:=STDEV([$fortran_bf_mpi.H77:$fortran_bf_mpi.H81])" office:value-type="float" office:value="0.00864869932417586" calcext:value-type="float">
            <text:p>0.01</text:p>
          </table:table-cell>
          <table:table-cell table:formula="of:=STDEV([$fortran_bf_mpi.I77:$fortran_bf_mpi.I81])" office:value-type="float" office:value="0.0387143384290627" calcext:value-type="float">
            <text:p>0.04</text:p>
          </table:table-cell>
          <table:table-cell table:formula="of:=STDEV([$fortran_bf_mpi.J77:$fortran_bf_mpi.J81])" office:value-type="float" office:value="62.4876761713858" calcext:value-type="float">
            <text:p>62.49</text:p>
          </table:table-cell>
          <table:table-cell/>
          <table:table-cell table:formula="of:=STDEV([$fortran_bf_mpi.L77:$fortran_bf_mpi.L81])" office:value-type="float" office:value="1.91849641646785" calcext:value-type="float">
            <text:p>1.92</text:p>
          </table:table-cell>
          <table:table-cell table:formula="of:=STDEV([$fortran_bf_mpi.M77:$fortran_bf_mpi.M81])" office:value-type="float" office:value="0.00752994023880668" calcext:value-type="float">
            <text:p>0.01</text:p>
          </table:table-cell>
          <table:table-cell table:formula="of:=STDEV([$fortran_bf_mpi.N77:$fortran_bf_mpi.N81])" office:value-type="float" office:value="0.882839056680202" calcext:value-type="float">
            <text:p>0.88</text:p>
          </table:table-cell>
          <table:table-cell table:formula="of:=STDEV([$fortran_bf_mpi.O77:$fortran_bf_mpi.O81])" office:value-type="float" office:value="6.68108238236889" calcext:value-type="float">
            <text:p>6.68</text:p>
          </table:table-cell>
          <table:table-cell table:formula="of:=STDEV([$fortran_bf_mpi.P77:$fortran_bf_mpi.P81])" office:value-type="float" office:value="0.0964432475604176" calcext:value-type="float">
            <text:p>0.10</text:p>
          </table:table-cell>
          <table:table-cell table:formula="of:=STDEV([$fortran_bf_mpi.Q77:$fortran_bf_mpi.Q81])" office:value-type="float" office:value="0.0124779806058513" calcext:value-type="float">
            <text:p>0.01</text:p>
          </table:table-cell>
          <table:table-cell table:formula="of:=STDEV([$fortran_bf_mpi.R77:$fortran_bf_mpi.R81])" office:value-type="float" office:value="6.5021894620197" calcext:value-type="float">
            <text:p>6.5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STDEV([$fortran_bf_mpi.C82:$fortran_bf_mpi.C86])" office:value-type="float" office:value="39.0086367680286" calcext:value-type="float">
            <text:p>39.01</text:p>
          </table:table-cell>
          <table:table-cell table:formula="of:=STDEV([$fortran_bf_mpi.D82:$fortran_bf_mpi.D86])" office:value-type="float" office:value="0.661534579595061" calcext:value-type="float">
            <text:p>0.66</text:p>
          </table:table-cell>
          <table:table-cell table:formula="of:=STDEV([$fortran_bf_mpi.E82:$fortran_bf_mpi.E86])" office:value-type="float" office:value="11.8182892670639" calcext:value-type="float">
            <text:p>11.82</text:p>
          </table:table-cell>
          <table:table-cell table:formula="of:=STDEV([$fortran_bf_mpi.F82:$fortran_bf_mpi.F86])" office:value-type="float" office:value="0.202334623828945" calcext:value-type="float">
            <text:p>0.20</text:p>
          </table:table-cell>
          <table:table-cell table:formula="of:=STDEV([$fortran_bf_mpi.G82:$fortran_bf_mpi.G86])" office:value-type="float" office:value="0" calcext:value-type="float">
            <text:p>0.00</text:p>
          </table:table-cell>
          <table:table-cell table:formula="of:=STDEV([$fortran_bf_mpi.H82:$fortran_bf_mpi.H86])" office:value-type="float" office:value="0.0242445870247361" calcext:value-type="float">
            <text:p>0.02</text:p>
          </table:table-cell>
          <table:table-cell table:formula="of:=STDEV([$fortran_bf_mpi.I82:$fortran_bf_mpi.I86])" office:value-type="float" office:value="0.0363689427946428" calcext:value-type="float">
            <text:p>0.04</text:p>
          </table:table-cell>
          <table:table-cell table:formula="of:=STDEV([$fortran_bf_mpi.J82:$fortran_bf_mpi.J86])" office:value-type="float" office:value="41.8562797642121" calcext:value-type="float">
            <text:p>41.86</text:p>
          </table:table-cell>
          <table:table-cell/>
          <table:table-cell table:formula="of:=STDEV([$fortran_bf_mpi.L82:$fortran_bf_mpi.L86])" office:value-type="float" office:value="1.35164891891349" calcext:value-type="float">
            <text:p>1.35</text:p>
          </table:table-cell>
          <table:table-cell table:formula="of:=STDEV([$fortran_bf_mpi.M82:$fortran_bf_mpi.M86])" office:value-type="float" office:value="0.00204939015319192" calcext:value-type="float">
            <text:p>0.00</text:p>
          </table:table-cell>
          <table:table-cell table:formula="of:=STDEV([$fortran_bf_mpi.N82:$fortran_bf_mpi.N86])" office:value-type="float" office:value="0.453431692760883" calcext:value-type="float">
            <text:p>0.45</text:p>
          </table:table-cell>
          <table:table-cell table:formula="of:=STDEV([$fortran_bf_mpi.O82:$fortran_bf_mpi.O86])" office:value-type="float" office:value="11.9110079422356" calcext:value-type="float">
            <text:p>11.91</text:p>
          </table:table-cell>
          <table:table-cell table:formula="of:=STDEV([$fortran_bf_mpi.P82:$fortran_bf_mpi.P86])" office:value-type="float" office:value="0.220625927760088" calcext:value-type="float">
            <text:p>0.22</text:p>
          </table:table-cell>
          <table:table-cell table:formula="of:=STDEV([$fortran_bf_mpi.Q82:$fortran_bf_mpi.Q86])" office:value-type="float" office:value="0.0397303410506379" calcext:value-type="float">
            <text:p>0.04</text:p>
          </table:table-cell>
          <table:table-cell table:formula="of:=STDEV([$fortran_bf_mpi.R82:$fortran_bf_mpi.R86])" office:value-type="float" office:value="10.2511172464273" calcext:value-type="float">
            <text:p>10.25</text:p>
          </table:table-cell>
          <table:table-cell table:number-columns-repeated="18"/>
        </table:table-row>
      </table:table>
      <table:table table:name="dac-f90" table:style-name="ta1">
        <table:table-column table:style-name="co1" table:number-columns-repeated="2" table:default-cell-style-name="Default"/>
        <table:table-column table:style-name="co1" table:number-columns-repeated="7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ranks</text:p>
          </table:table-cell>
          <table:table-cell table:style-name="Default" office:value-type="string" calcext:value-type="string">
            <text:p>args+readpts</text:p>
          </table:table-cell>
          <table:table-cell table:style-name="Default" office:value-type="string" calcext:value-type="string">
            <text:p>sort</text:p>
          </table:table-cell>
          <table:table-cell table:style-name="Default" office:value-type="string" calcext:value-type="string">
            <text:p>getclosest</text:p>
          </table:table-cell>
          <table:table-cell table:style-name="Default" office:value-type="string" calcext:value-type="string">
            <text:p>strip</text:p>
          </table:table-cell>
          <table:table-cell table:style-name="Default" office:value-type="string" calcext:value-type="string">
            <text:p>writeStd</text:p>
          </table:table-cell>
          <table:table-cell table:style-name="Default" office:value-type="string" calcext:value-type="string">
            <text:p>writeFile</text:p>
          </table:table-cell>
          <table:table-cell table:style-name="Default" office:value-type="string" calcext:value-type="string">
            <text:p>total</text:p>
          </table:table-cell>
          <table:table-cell table:style-name="Default"/>
          <table:table-cell table:style-name="Default" office:value-type="string" calcext:value-type="string">
            <text:p>init</text:p>
          </table:table-cell>
          <table:table-cell table:style-name="Default" office:value-type="string" calcext:value-type="string">
            <text:p>bcast</text:p>
          </table:table-cell>
          <table:table-cell table:style-name="Default" office:value-type="string" calcext:value-type="string">
            <text:p>send</text:p>
          </table:table-cell>
          <table:table-cell table:style-name="Default" office:value-type="string" calcext:value-type="string">
            <text:p>recv</text:p>
          </table:table-cell>
          <table:table-cell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Seq</text:p>
          </table:table-cell>
          <table:table-cell table:formula="of:=[$'f90-sequential'.O20]" office:value-type="float" office:value="13.5302" calcext:value-type="float">
            <text:p>13.53</text:p>
          </table:table-cell>
          <table:table-cell table:formula="of:=[$'f90-sequential'.P20]" office:value-type="float" office:value="1.527" calcext:value-type="float">
            <text:p>1.53</text:p>
          </table:table-cell>
          <table:table-cell table:formula="of:=[$'f90-sequential'.Q20]" office:value-type="float" office:value="4.9002" calcext:value-type="float">
            <text:p>4.90</text:p>
          </table:table-cell>
          <table:table-cell office:value-type="float" office:value="0" calcext:value-type="float">
            <text:p>0.00</text:p>
          </table:table-cell>
          <table:table-cell table:formula="of:=[$'f90-sequential'.R20]" office:value-type="float" office:value="0.0558" calcext:value-type="float">
            <text:p>0.06</text:p>
          </table:table-cell>
          <table:table-cell table:formula="of:=[$'f90-sequential'.S20]" office:value-type="float" office:value="0.0474" calcext:value-type="float">
            <text:p>0.05</text:p>
          </table:table-cell>
          <table:table-cell table:formula="of:=[$'f90-sequential'.T20]" office:value-type="float" office:value="20.0616" calcext:value-type="float">
            <text:p>20.06</text:p>
          </table:table-cell>
          <table:table-cell/>
          <table:table-cell table:number-columns-repeated="5" office:value-type="float" office:value="0" calcext:value-type="float">
            <text:p>0.00</text:p>
          </table:table-cell>
          <table:table-cell table:number-columns-repeated="2"/>
          <table:table-cell table:formula="of:=[.I2]-[.G2]" office:value-type="float" office:value="20.0058" calcext:value-type="float">
            <text:p>20.005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$fortran_dc_mpi.C32:$fortran_dc_mpi.C36])" office:value-type="float" office:value="26.2154" calcext:value-type="float">
            <text:p>26.22</text:p>
          </table:table-cell>
          <table:table-cell table:formula="of:=AVERAGE([$fortran_dc_mpi.D32:$fortran_dc_mpi.D36])" office:value-type="float" office:value="2.4056" calcext:value-type="float">
            <text:p>2.41</text:p>
          </table:table-cell>
          <table:table-cell table:formula="of:=AVERAGE([$fortran_dc_mpi.E32:$fortran_dc_mpi.E36])" office:value-type="float" office:value="17.4196" calcext:value-type="float">
            <text:p>17.42</text:p>
          </table:table-cell>
          <table:table-cell table:formula="of:=AVERAGE([$fortran_dc_mpi.F32:$fortran_dc_mpi.F36])" office:value-type="float" office:value="5.709" calcext:value-type="float">
            <text:p>5.71</text:p>
          </table:table-cell>
          <table:table-cell table:formula="of:=AVERAGE([$fortran_dc_mpi.G32:$fortran_dc_mpi.G36])" office:value-type="float" office:value="0.063" calcext:value-type="float">
            <text:p>0.06</text:p>
          </table:table-cell>
          <table:table-cell table:formula="of:=AVERAGE([$fortran_dc_mpi.H32:$fortran_dc_mpi.H36])" office:value-type="float" office:value="0.0922" calcext:value-type="float">
            <text:p>0.09</text:p>
          </table:table-cell>
          <table:table-cell table:formula="of:=AVERAGE([$fortran_dc_mpi.I32:$fortran_dc_mpi.I36])" office:value-type="float" office:value="84.7014" calcext:value-type="float">
            <text:p>84.70</text:p>
          </table:table-cell>
          <table:table-cell/>
          <table:table-cell table:formula="of:=AVERAGE([$fortran_dc_mpi.K32:$fortran_dc_mpi.K36])" office:value-type="float" office:value="33.456" calcext:value-type="float">
            <text:p>33.46</text:p>
          </table:table-cell>
          <table:table-cell table:formula="of:=AVERAGE([$fortran_dc_mpi.L32:$fortran_dc_mpi.L36])" office:value-type="float" office:value="0.0062" calcext:value-type="float">
            <text:p>0.01</text:p>
          </table:table-cell>
          <table:table-cell table:formula="of:=AVERAGE([$fortran_dc_mpi.M32:$fortran_dc_mpi.M36])" office:value-type="float" office:value="0" calcext:value-type="float">
            <text:p>0.00</text:p>
          </table:table-cell>
          <table:table-cell table:formula="of:=AVERAGE([$fortran_dc_mpi.N32:$fortran_dc_mpi.N36])" office:value-type="float" office:value="0" calcext:value-type="float">
            <text:p>0.00</text:p>
          </table:table-cell>
          <table:table-cell table:formula="of:=AVERAGE([$fortran_dc_mpi.O32:$fortran_dc_mpi.O36])" office:value-type="float" office:value="33.456" calcext:value-type="float">
            <text:p>33.46</text:p>
          </table:table-cell>
          <table:table-cell table:number-columns-repeated="2"/>
          <table:table-cell table:formula="of:=[.I3]-[.G3]" office:value-type="float" office:value="84.6384" calcext:value-type="float">
            <text:p>84.638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$fortran_dc_mpi.C2:$fortran_dc_mpi.C6])" office:value-type="float" office:value="24.8876" calcext:value-type="float">
            <text:p>24.89</text:p>
          </table:table-cell>
          <table:table-cell table:formula="of:=AVERAGE([$fortran_dc_mpi.D2:$fortran_dc_mpi.D6])" office:value-type="float" office:value="2.4174" calcext:value-type="float">
            <text:p>2.42</text:p>
          </table:table-cell>
          <table:table-cell table:formula="of:=AVERAGE([$fortran_dc_mpi.E2:$fortran_dc_mpi.E6])" office:value-type="float" office:value="9.5578" calcext:value-type="float">
            <text:p>9.56</text:p>
          </table:table-cell>
          <table:table-cell table:formula="of:=AVERAGE([$fortran_dc_mpi.F2:$fortran_dc_mpi.F6])" office:value-type="float" office:value="3.0716" calcext:value-type="float">
            <text:p>3.07</text:p>
          </table:table-cell>
          <table:table-cell table:formula="of:=AVERAGE([$fortran_dc_mpi.G2:$fortran_dc_mpi.G6])" office:value-type="float" office:value="0.0662" calcext:value-type="float">
            <text:p>0.07</text:p>
          </table:table-cell>
          <table:table-cell table:formula="of:=AVERAGE([$fortran_dc_mpi.H2:$fortran_dc_mpi.H6])" office:value-type="float" office:value="0.0988" calcext:value-type="float">
            <text:p>0.10</text:p>
          </table:table-cell>
          <table:table-cell table:formula="of:=AVERAGE([$fortran_dc_mpi.I2:$fortran_dc_mpi.I6])" office:value-type="float" office:value="76.483" calcext:value-type="float">
            <text:p>76.48</text:p>
          </table:table-cell>
          <table:table-cell/>
          <table:table-cell table:formula="of:=AVERAGE([$fortran_dc_mpi.K2:$fortran_dc_mpi.K6])" office:value-type="float" office:value="34.4962" calcext:value-type="float">
            <text:p>34.50</text:p>
          </table:table-cell>
          <table:table-cell table:formula="of:=AVERAGE([$fortran_dc_mpi.L2:$fortran_dc_mpi.L6])" office:value-type="float" office:value="0.0214" calcext:value-type="float">
            <text:p>0.02</text:p>
          </table:table-cell>
          <table:table-cell table:formula="of:=AVERAGE([$fortran_dc_mpi.M2:$fortran_dc_mpi.M6])" office:value-type="float" office:value="2.8572" calcext:value-type="float">
            <text:p>2.86</text:p>
          </table:table-cell>
          <table:table-cell table:formula="of:=AVERAGE([$fortran_dc_mpi.N2:$fortran_dc_mpi.N6])" office:value-type="float" office:value="0.0538" calcext:value-type="float">
            <text:p>0.05</text:p>
          </table:table-cell>
          <table:table-cell table:formula="of:=AVERAGE([$fortran_dc_mpi.O2:$fortran_dc_mpi.O6])" office:value-type="float" office:value="36.237" calcext:value-type="float">
            <text:p>36.24</text:p>
          </table:table-cell>
          <table:table-cell table:number-columns-repeated="2"/>
          <table:table-cell table:formula="of:=[.I4]-[.G4]" office:value-type="float" office:value="76.4168" calcext:value-type="float">
            <text:p>76.41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$fortran_dc_mpi.C7:$fortran_dc_mpi.C11])" office:value-type="float" office:value="24.1582" calcext:value-type="float">
            <text:p>24.16</text:p>
          </table:table-cell>
          <table:table-cell table:formula="of:=AVERAGE([$fortran_dc_mpi.D7:$fortran_dc_mpi.D11])" office:value-type="float" office:value="2.304" calcext:value-type="float">
            <text:p>2.30</text:p>
          </table:table-cell>
          <table:table-cell table:formula="of:=AVERAGE([$fortran_dc_mpi.E7:$fortran_dc_mpi.E11])" office:value-type="float" office:value="5.6218" calcext:value-type="float">
            <text:p>5.62</text:p>
          </table:table-cell>
          <table:table-cell table:formula="of:=AVERAGE([$fortran_dc_mpi.F7:$fortran_dc_mpi.F11])" office:value-type="float" office:value="1.548" calcext:value-type="float">
            <text:p>1.55</text:p>
          </table:table-cell>
          <table:table-cell table:formula="of:=AVERAGE([$fortran_dc_mpi.G7:$fortran_dc_mpi.G11])" office:value-type="float" office:value="0.0764" calcext:value-type="float">
            <text:p>0.08</text:p>
          </table:table-cell>
          <table:table-cell table:formula="of:=AVERAGE([$fortran_dc_mpi.H7:$fortran_dc_mpi.H11])" office:value-type="float" office:value="0.0846" calcext:value-type="float">
            <text:p>0.08</text:p>
          </table:table-cell>
          <table:table-cell table:formula="of:=AVERAGE([$fortran_dc_mpi.I7:$fortran_dc_mpi.I11])" office:value-type="float" office:value="73.981" calcext:value-type="float">
            <text:p>73.98</text:p>
          </table:table-cell>
          <table:table-cell/>
          <table:table-cell table:formula="of:=AVERAGE([$fortran_dc_mpi.K7:$fortran_dc_mpi.K11])" office:value-type="float" office:value="37.0406" calcext:value-type="float">
            <text:p>37.04</text:p>
          </table:table-cell>
          <table:table-cell table:formula="of:=AVERAGE([$fortran_dc_mpi.L7:$fortran_dc_mpi.L11])" office:value-type="float" office:value="0.0358" calcext:value-type="float">
            <text:p>0.04</text:p>
          </table:table-cell>
          <table:table-cell table:formula="of:=AVERAGE([$fortran_dc_mpi.M7:$fortran_dc_mpi.M11])" office:value-type="float" office:value="3.0268" calcext:value-type="float">
            <text:p>3.03</text:p>
          </table:table-cell>
          <table:table-cell table:formula="of:=AVERAGE([$fortran_dc_mpi.N7:$fortran_dc_mpi.N11])" office:value-type="float" office:value="0.6546" calcext:value-type="float">
            <text:p>0.65</text:p>
          </table:table-cell>
          <table:table-cell table:formula="of:=AVERAGE([$fortran_dc_mpi.O7:$fortran_dc_mpi.O11])" office:value-type="float" office:value="40.1172" calcext:value-type="float">
            <text:p>40.12</text:p>
          </table:table-cell>
          <table:table-cell table:number-columns-repeated="2"/>
          <table:table-cell table:formula="of:=[.I5]-[.G5]" office:value-type="float" office:value="73.9046" calcext:value-type="float">
            <text:p>73.904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VERAGE([$fortran_dc_mpi.C12:$fortran_dc_mpi.C16])" office:value-type="float" office:value="23.7014" calcext:value-type="float">
            <text:p>23.70</text:p>
          </table:table-cell>
          <table:table-cell table:formula="of:=AVERAGE([$fortran_dc_mpi.D12:$fortran_dc_mpi.D16])" office:value-type="float" office:value="2.2614" calcext:value-type="float">
            <text:p>2.26</text:p>
          </table:table-cell>
          <table:table-cell table:formula="of:=AVERAGE([$fortran_dc_mpi.E12:$fortran_dc_mpi.E16])" office:value-type="float" office:value="3.714" calcext:value-type="float">
            <text:p>3.71</text:p>
          </table:table-cell>
          <table:table-cell table:formula="of:=AVERAGE([$fortran_dc_mpi.F12:$fortran_dc_mpi.F16])" office:value-type="float" office:value="0.8394" calcext:value-type="float">
            <text:p>0.84</text:p>
          </table:table-cell>
          <table:table-cell table:formula="of:=AVERAGE([$fortran_dc_mpi.G12:$fortran_dc_mpi.G16])" office:value-type="float" office:value="0.0732" calcext:value-type="float">
            <text:p>0.07</text:p>
          </table:table-cell>
          <table:table-cell table:formula="of:=AVERAGE([$fortran_dc_mpi.H12:$fortran_dc_mpi.H16])" office:value-type="float" office:value="0.1038" calcext:value-type="float">
            <text:p>0.10</text:p>
          </table:table-cell>
          <table:table-cell table:formula="of:=AVERAGE([$fortran_dc_mpi.I12:$fortran_dc_mpi.I16])" office:value-type="float" office:value="73.1836" calcext:value-type="float">
            <text:p>73.18</text:p>
          </table:table-cell>
          <table:table-cell/>
          <table:table-cell table:formula="of:=AVERAGE([$fortran_dc_mpi.K12:$fortran_dc_mpi.K16])" office:value-type="float" office:value="38.5496" calcext:value-type="float">
            <text:p>38.55</text:p>
          </table:table-cell>
          <table:table-cell table:formula="of:=AVERAGE([$fortran_dc_mpi.L12:$fortran_dc_mpi.L16])" office:value-type="float" office:value="0.0358" calcext:value-type="float">
            <text:p>0.04</text:p>
          </table:table-cell>
          <table:table-cell table:formula="of:=AVERAGE([$fortran_dc_mpi.M12:$fortran_dc_mpi.M16])" office:value-type="float" office:value="3.207" calcext:value-type="float">
            <text:p>3.21</text:p>
          </table:table-cell>
          <table:table-cell table:formula="of:=AVERAGE([$fortran_dc_mpi.N12:$fortran_dc_mpi.N16])" office:value-type="float" office:value="0.711" calcext:value-type="float">
            <text:p>0.71</text:p>
          </table:table-cell>
          <table:table-cell table:formula="of:=AVERAGE([$fortran_dc_mpi.O12:$fortran_dc_mpi.O16])" office:value-type="float" office:value="41.846" calcext:value-type="float">
            <text:p>41.85</text:p>
          </table:table-cell>
          <table:table-cell table:number-columns-repeated="2"/>
          <table:table-cell table:formula="of:=[.I6]-[.G6]" office:value-type="float" office:value="73.1104" calcext:value-type="float">
            <text:p>73.110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VERAGE([$fortran_dc_mpi.C17:$fortran_dc_mpi.C21])" office:value-type="float" office:value="23.5766" calcext:value-type="float">
            <text:p>23.58</text:p>
          </table:table-cell>
          <table:table-cell table:formula="of:=AVERAGE([$fortran_dc_mpi.D17:$fortran_dc_mpi.D21])" office:value-type="float" office:value="2.1986" calcext:value-type="float">
            <text:p>2.20</text:p>
          </table:table-cell>
          <table:table-cell table:formula="of:=AVERAGE([$fortran_dc_mpi.E17:$fortran_dc_mpi.E21])" office:value-type="float" office:value="2.7036" calcext:value-type="float">
            <text:p>2.70</text:p>
          </table:table-cell>
          <table:table-cell table:formula="of:=AVERAGE([$fortran_dc_mpi.F17:$fortran_dc_mpi.F21])" office:value-type="float" office:value="0.5264" calcext:value-type="float">
            <text:p>0.53</text:p>
          </table:table-cell>
          <table:table-cell table:formula="of:=AVERAGE([$fortran_dc_mpi.G17:$fortran_dc_mpi.G21])" office:value-type="float" office:value="0.0774" calcext:value-type="float">
            <text:p>0.08</text:p>
          </table:table-cell>
          <table:table-cell table:formula="of:=AVERAGE([$fortran_dc_mpi.H17:$fortran_dc_mpi.H21])" office:value-type="float" office:value="0.1086" calcext:value-type="float">
            <text:p>0.11</text:p>
          </table:table-cell>
          <table:table-cell table:formula="of:=AVERAGE([$fortran_dc_mpi.I17:$fortran_dc_mpi.I21])" office:value-type="float" office:value="79.7922" calcext:value-type="float">
            <text:p>79.79</text:p>
          </table:table-cell>
          <table:table-cell/>
          <table:table-cell table:formula="of:=AVERAGE([$fortran_dc_mpi.K17:$fortran_dc_mpi.K21])" office:value-type="float" office:value="46.2078" calcext:value-type="float">
            <text:p>46.21</text:p>
          </table:table-cell>
          <table:table-cell table:formula="of:=AVERAGE([$fortran_dc_mpi.L17:$fortran_dc_mpi.L21])" office:value-type="float" office:value="0.0786" calcext:value-type="float">
            <text:p>0.08</text:p>
          </table:table-cell>
          <table:table-cell table:formula="of:=AVERAGE([$fortran_dc_mpi.M17:$fortran_dc_mpi.M21])" office:value-type="float" office:value="3.261" calcext:value-type="float">
            <text:p>3.26</text:p>
          </table:table-cell>
          <table:table-cell table:formula="of:=AVERAGE([$fortran_dc_mpi.N17:$fortran_dc_mpi.N21])" office:value-type="float" office:value="0.7854" calcext:value-type="float">
            <text:p>0.79</text:p>
          </table:table-cell>
          <table:table-cell table:formula="of:=AVERAGE([$fortran_dc_mpi.O17:$fortran_dc_mpi.O21])" office:value-type="float" office:value="49.4552" calcext:value-type="float">
            <text:p>49.46</text:p>
          </table:table-cell>
          <table:table-cell table:number-columns-repeated="2"/>
          <table:table-cell table:formula="of:=[.I7]-[.G7]" office:value-type="float" office:value="79.7148" calcext:value-type="float">
            <text:p>79.714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AVERAGE([$fortran_dc_mpi.C22:$fortran_dc_mpi.C31])" office:value-type="float" office:value="28.6903" calcext:value-type="float">
            <text:p>28.69</text:p>
          </table:table-cell>
          <table:table-cell table:formula="of:=AVERAGE([$fortran_dc_mpi.D22:$fortran_dc_mpi.D31])" office:value-type="float" office:value="2.2172" calcext:value-type="float">
            <text:p>2.22</text:p>
          </table:table-cell>
          <table:table-cell table:formula="of:=AVERAGE([$fortran_dc_mpi.E22:$fortran_dc_mpi.E31])" office:value-type="float" office:value="2.2394" calcext:value-type="float">
            <text:p>2.24</text:p>
          </table:table-cell>
          <table:table-cell table:formula="of:=AVERAGE([$fortran_dc_mpi.F22:$fortran_dc_mpi.F31])" office:value-type="float" office:value="0.3084" calcext:value-type="float">
            <text:p>0.31</text:p>
          </table:table-cell>
          <table:table-cell table:formula="of:=AVERAGE([$fortran_dc_mpi.G22:$fortran_dc_mpi.G31])" office:value-type="float" office:value="0.0712" calcext:value-type="float">
            <text:p>0.07</text:p>
          </table:table-cell>
          <table:table-cell table:formula="of:=AVERAGE([$fortran_dc_mpi.H22:$fortran_dc_mpi.H31])" office:value-type="float" office:value="0.111" calcext:value-type="float">
            <text:p>0.11</text:p>
          </table:table-cell>
          <table:table-cell table:formula="of:=AVERAGE([$fortran_dc_mpi.I22:$fortran_dc_mpi.I31])" office:value-type="float" office:value="92.12" calcext:value-type="float">
            <text:p>92.12</text:p>
          </table:table-cell>
          <table:table-cell/>
          <table:table-cell table:formula="of:=AVERAGE([$fortran_dc_mpi.K22:$fortran_dc_mpi.K31])" office:value-type="float" office:value="53.5677" calcext:value-type="float">
            <text:p>53.57</text:p>
          </table:table-cell>
          <table:table-cell table:formula="of:=AVERAGE([$fortran_dc_mpi.L22:$fortran_dc_mpi.L31])" office:value-type="float" office:value="0.0543" calcext:value-type="float">
            <text:p>0.05</text:p>
          </table:table-cell>
          <table:table-cell table:formula="of:=AVERAGE([$fortran_dc_mpi.M22:$fortran_dc_mpi.M31])" office:value-type="float" office:value="3.3559" calcext:value-type="float">
            <text:p>3.36</text:p>
          </table:table-cell>
          <table:table-cell table:formula="of:=AVERAGE([$fortran_dc_mpi.N22:$fortran_dc_mpi.N31])" office:value-type="float" office:value="0.6816" calcext:value-type="float">
            <text:p>0.68</text:p>
          </table:table-cell>
          <table:table-cell table:formula="of:=AVERAGE([$fortran_dc_mpi.O22:$fortran_dc_mpi.O31])" office:value-type="float" office:value="56.4712" calcext:value-type="float">
            <text:p>56.47</text:p>
          </table:table-cell>
          <table:table-cell table:number-columns-repeated="2"/>
          <table:table-cell table:formula="of:=[.I8]-[.G8]" office:value-type="float" office:value="92.0488" calcext:value-type="float">
            <text:p>92.048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Seq</text:p>
          </table:table-cell>
          <table:table-cell table:formula="of:=[$'f90-sequential'.O21]" office:value-type="float" office:value="137.63" calcext:value-type="float">
            <text:p>137.63</text:p>
          </table:table-cell>
          <table:table-cell table:formula="of:=[$'f90-sequential'.P21]" office:value-type="float" office:value="19.3254" calcext:value-type="float">
            <text:p>19.33</text:p>
          </table:table-cell>
          <table:table-cell table:formula="of:=[$'f90-sequential'.Q21]" office:value-type="float" office:value="52.7936" calcext:value-type="float">
            <text:p>52.79</text:p>
          </table:table-cell>
          <table:table-cell office:value-type="float" office:value="0" calcext:value-type="float">
            <text:p>0.00</text:p>
          </table:table-cell>
          <table:table-cell table:formula="of:=[$'f90-sequential'.R21]" office:value-type="float" office:value="0.0578" calcext:value-type="float">
            <text:p>0.06</text:p>
          </table:table-cell>
          <table:table-cell table:formula="of:=[$'f90-sequential'.S21]" office:value-type="float" office:value="0.0582" calcext:value-type="float">
            <text:p>0.06</text:p>
          </table:table-cell>
          <table:table-cell table:formula="of:=[$'f90-sequential'.T21]" office:value-type="float" office:value="209.8662" calcext:value-type="float">
            <text:p>209.87</text:p>
          </table:table-cell>
          <table:table-cell/>
          <table:table-cell table:number-columns-repeated="5" office:value-type="float" office:value="0" calcext:value-type="float">
            <text:p>0.00</text:p>
          </table:table-cell>
          <table:table-cell table:number-columns-repeated="2"/>
          <table:table-cell table:formula="of:=[.I9]-[.G9]" office:value-type="float" office:value="209.8084" calcext:value-type="float">
            <text:p>209.808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$fortran_dc_mpi.C62:$fortran_dc_mpi.C66])" office:value-type="float" office:value="155.0164" calcext:value-type="float">
            <text:p>155.02</text:p>
          </table:table-cell>
          <table:table-cell table:formula="of:=AVERAGE([$fortran_dc_mpi.D62:$fortran_dc_mpi.D66])" office:value-type="float" office:value="19.4028" calcext:value-type="float">
            <text:p>19.40</text:p>
          </table:table-cell>
          <table:table-cell table:formula="of:=AVERAGE([$fortran_dc_mpi.E62:$fortran_dc_mpi.E66])" office:value-type="float" office:value="103.4746" calcext:value-type="float">
            <text:p>103.47</text:p>
          </table:table-cell>
          <table:table-cell table:formula="of:=AVERAGE([$fortran_dc_mpi.F62:$fortran_dc_mpi.F66])" office:value-type="float" office:value="32.565" calcext:value-type="float">
            <text:p>32.57</text:p>
          </table:table-cell>
          <table:table-cell table:formula="of:=AVERAGE([$fortran_dc_mpi.G62:$fortran_dc_mpi.G66])" office:value-type="float" office:value="0.0532" calcext:value-type="float">
            <text:p>0.05</text:p>
          </table:table-cell>
          <table:table-cell table:formula="of:=AVERAGE([$fortran_dc_mpi.H62:$fortran_dc_mpi.H66])" office:value-type="float" office:value="0.0798" calcext:value-type="float">
            <text:p>0.08</text:p>
          </table:table-cell>
          <table:table-cell table:formula="of:=AVERAGE([$fortran_dc_mpi.I62:$fortran_dc_mpi.I66])" office:value-type="float" office:value="317.103" calcext:value-type="float">
            <text:p>317.10</text:p>
          </table:table-cell>
          <table:table-cell/>
          <table:table-cell table:formula="of:=AVERAGE([$fortran_dc_mpi.K62:$fortran_dc_mpi.K66])" office:value-type="float" office:value="33.4916" calcext:value-type="float">
            <text:p>33.49</text:p>
          </table:table-cell>
          <table:table-cell table:formula="of:=AVERAGE([$fortran_dc_mpi.L62:$fortran_dc_mpi.L66])" office:value-type="float" office:value="0.0054" calcext:value-type="float">
            <text:p>0.01</text:p>
          </table:table-cell>
          <table:table-cell table:formula="of:=AVERAGE([$fortran_dc_mpi.M62:$fortran_dc_mpi.M66])" office:value-type="float" office:value="0" calcext:value-type="float">
            <text:p>0.00</text:p>
          </table:table-cell>
          <table:table-cell table:formula="of:=AVERAGE([$fortran_dc_mpi.N62:$fortran_dc_mpi.N66])" office:value-type="float" office:value="0" calcext:value-type="float">
            <text:p>0.00</text:p>
          </table:table-cell>
          <table:table-cell table:formula="of:=AVERAGE([$fortran_dc_mpi.O62:$fortran_dc_mpi.O66])" office:value-type="float" office:value="33.4916" calcext:value-type="float">
            <text:p>33.49</text:p>
          </table:table-cell>
          <table:table-cell table:number-columns-repeated="2"/>
          <table:table-cell table:formula="of:=[.I10]-[.G10]" office:value-type="float" office:value="317.0498" calcext:value-type="float">
            <text:p>317.049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$fortran_dc_mpi.C37:$fortran_dc_mpi.C41])" office:value-type="float" office:value="161.505" calcext:value-type="float">
            <text:p>161.51</text:p>
          </table:table-cell>
          <table:table-cell table:formula="of:=AVERAGE([$fortran_dc_mpi.D37:$fortran_dc_mpi.D41])" office:value-type="float" office:value="19.3484" calcext:value-type="float">
            <text:p>19.35</text:p>
          </table:table-cell>
          <table:table-cell table:formula="of:=AVERAGE([$fortran_dc_mpi.E37:$fortran_dc_mpi.E41])" office:value-type="float" office:value="57.7364" calcext:value-type="float">
            <text:p>57.74</text:p>
          </table:table-cell>
          <table:table-cell table:formula="of:=AVERAGE([$fortran_dc_mpi.F37:$fortran_dc_mpi.F41])" office:value-type="float" office:value="17.1752" calcext:value-type="float">
            <text:p>17.18</text:p>
          </table:table-cell>
          <table:table-cell table:formula="of:=AVERAGE([$fortran_dc_mpi.G37:$fortran_dc_mpi.G41])" office:value-type="float" office:value="0.0534" calcext:value-type="float">
            <text:p>0.05</text:p>
          </table:table-cell>
          <table:table-cell table:formula="of:=AVERAGE([$fortran_dc_mpi.H37:$fortran_dc_mpi.H41])" office:value-type="float" office:value="0.111" calcext:value-type="float">
            <text:p>0.11</text:p>
          </table:table-cell>
          <table:table-cell table:formula="of:=AVERAGE([$fortran_dc_mpi.I37:$fortran_dc_mpi.I41])" office:value-type="float" office:value="279.3036" calcext:value-type="float">
            <text:p>279.30</text:p>
          </table:table-cell>
          <table:table-cell/>
          <table:table-cell table:formula="of:=AVERAGE([$fortran_dc_mpi.K37:$fortran_dc_mpi.K41])" office:value-type="float" office:value="35.3778" calcext:value-type="float">
            <text:p>35.38</text:p>
          </table:table-cell>
          <table:table-cell table:formula="of:=AVERAGE([$fortran_dc_mpi.L37:$fortran_dc_mpi.L41])" office:value-type="float" office:value="0.0184" calcext:value-type="float">
            <text:p>0.02</text:p>
          </table:table-cell>
          <table:table-cell table:formula="of:=AVERAGE([$fortran_dc_mpi.M37:$fortran_dc_mpi.M41])" office:value-type="float" office:value="22.3286" calcext:value-type="float">
            <text:p>22.33</text:p>
          </table:table-cell>
          <table:table-cell table:formula="of:=AVERAGE([$fortran_dc_mpi.N37:$fortran_dc_mpi.N41])" office:value-type="float" office:value="1.5252" calcext:value-type="float">
            <text:p>1.53</text:p>
          </table:table-cell>
          <table:table-cell table:formula="of:=AVERAGE([$fortran_dc_mpi.O37:$fortran_dc_mpi.O41])" office:value-type="float" office:value="56.2182" calcext:value-type="float">
            <text:p>56.22</text:p>
          </table:table-cell>
          <table:table-cell table:number-columns-repeated="2"/>
          <table:table-cell table:formula="of:=[.I11]-[.G11]" office:value-type="float" office:value="279.2502" calcext:value-type="float">
            <text:p>279.25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$fortran_dc_mpi.C42:$fortran_dc_mpi.C46])" office:value-type="float" office:value="164.6774" calcext:value-type="float">
            <text:p>164.68</text:p>
          </table:table-cell>
          <table:table-cell table:formula="of:=AVERAGE([$fortran_dc_mpi.D42:$fortran_dc_mpi.D46])" office:value-type="float" office:value="19.6464" calcext:value-type="float">
            <text:p>19.65</text:p>
          </table:table-cell>
          <table:table-cell table:formula="of:=AVERAGE([$fortran_dc_mpi.E42:$fortran_dc_mpi.E46])" office:value-type="float" office:value="32.9548" calcext:value-type="float">
            <text:p>32.95</text:p>
          </table:table-cell>
          <table:table-cell table:formula="of:=AVERAGE([$fortran_dc_mpi.F42:$fortran_dc_mpi.F46])" office:value-type="float" office:value="8.9538" calcext:value-type="float">
            <text:p>8.95</text:p>
          </table:table-cell>
          <table:table-cell table:formula="of:=AVERAGE([$fortran_dc_mpi.G42:$fortran_dc_mpi.G46])" office:value-type="float" office:value="0.0528" calcext:value-type="float">
            <text:p>0.05</text:p>
          </table:table-cell>
          <table:table-cell table:formula="of:=AVERAGE([$fortran_dc_mpi.H42:$fortran_dc_mpi.H46])" office:value-type="float" office:value="0.1148" calcext:value-type="float">
            <text:p>0.11</text:p>
          </table:table-cell>
          <table:table-cell table:formula="of:=AVERAGE([$fortran_dc_mpi.I42:$fortran_dc_mpi.I46])" office:value-type="float" office:value="259.2422" calcext:value-type="float">
            <text:p>259.24</text:p>
          </table:table-cell>
          <table:table-cell/>
          <table:table-cell table:formula="of:=AVERAGE([$fortran_dc_mpi.K42:$fortran_dc_mpi.K46])" office:value-type="float" office:value="37.3204" calcext:value-type="float">
            <text:p>37.32</text:p>
          </table:table-cell>
          <table:table-cell table:formula="of:=AVERAGE([$fortran_dc_mpi.L42:$fortran_dc_mpi.L46])" office:value-type="float" office:value="0.024" calcext:value-type="float">
            <text:p>0.02</text:p>
          </table:table-cell>
          <table:table-cell table:formula="of:=AVERAGE([$fortran_dc_mpi.M42:$fortran_dc_mpi.M46])" office:value-type="float" office:value="24.4122" calcext:value-type="float">
            <text:p>24.41</text:p>
          </table:table-cell>
          <table:table-cell table:formula="of:=AVERAGE([$fortran_dc_mpi.N42:$fortran_dc_mpi.N46])" office:value-type="float" office:value="1.0814" calcext:value-type="float">
            <text:p>1.08</text:p>
          </table:table-cell>
          <table:table-cell table:formula="of:=AVERAGE([$fortran_dc_mpi.O42:$fortran_dc_mpi.O46])" office:value-type="float" office:value="61.668" calcext:value-type="float">
            <text:p>61.67</text:p>
          </table:table-cell>
          <table:table-cell table:number-columns-repeated="2"/>
          <table:table-cell table:formula="of:=[.I12]-[.G12]" office:value-type="float" office:value="259.1894" calcext:value-type="float">
            <text:p>259.189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VERAGE([$fortran_dc_mpi.C47:$fortran_dc_mpi.C51])" office:value-type="float" office:value="171.7136" calcext:value-type="float">
            <text:p>171.71</text:p>
          </table:table-cell>
          <table:table-cell table:formula="of:=AVERAGE([$fortran_dc_mpi.D47:$fortran_dc_mpi.D51])" office:value-type="float" office:value="21.7224" calcext:value-type="float">
            <text:p>21.72</text:p>
          </table:table-cell>
          <table:table-cell table:formula="of:=AVERAGE([$fortran_dc_mpi.E47:$fortran_dc_mpi.E51])" office:value-type="float" office:value="22.4558" calcext:value-type="float">
            <text:p>22.46</text:p>
          </table:table-cell>
          <table:table-cell table:formula="of:=AVERAGE([$fortran_dc_mpi.F47:$fortran_dc_mpi.F51])" office:value-type="float" office:value="5.212" calcext:value-type="float">
            <text:p>5.21</text:p>
          </table:table-cell>
          <table:table-cell table:formula="of:=AVERAGE([$fortran_dc_mpi.G47:$fortran_dc_mpi.G51])" office:value-type="float" office:value="0.0606" calcext:value-type="float">
            <text:p>0.06</text:p>
          </table:table-cell>
          <table:table-cell table:formula="of:=AVERAGE([$fortran_dc_mpi.H47:$fortran_dc_mpi.H51])" office:value-type="float" office:value="0.1212" calcext:value-type="float">
            <text:p>0.12</text:p>
          </table:table-cell>
          <table:table-cell table:formula="of:=AVERAGE([$fortran_dc_mpi.I47:$fortran_dc_mpi.I51])" office:value-type="float" office:value="258.147" calcext:value-type="float">
            <text:p>258.15</text:p>
          </table:table-cell>
          <table:table-cell/>
          <table:table-cell table:formula="of:=AVERAGE([$fortran_dc_mpi.K47:$fortran_dc_mpi.K51])" office:value-type="float" office:value="38.1002" calcext:value-type="float">
            <text:p>38.10</text:p>
          </table:table-cell>
          <table:table-cell table:formula="of:=AVERAGE([$fortran_dc_mpi.L47:$fortran_dc_mpi.L51])" office:value-type="float" office:value="0.0298" calcext:value-type="float">
            <text:p>0.03</text:p>
          </table:table-cell>
          <table:table-cell table:formula="of:=AVERAGE([$fortran_dc_mpi.M47:$fortran_dc_mpi.M51])" office:value-type="float" office:value="27.9808" calcext:value-type="float">
            <text:p>27.98</text:p>
          </table:table-cell>
          <table:table-cell table:formula="of:=AVERAGE([$fortran_dc_mpi.N47:$fortran_dc_mpi.N51])" office:value-type="float" office:value="0.744" calcext:value-type="float">
            <text:p>0.74</text:p>
          </table:table-cell>
          <table:table-cell table:formula="of:=AVERAGE([$fortran_dc_mpi.O47:$fortran_dc_mpi.O51])" office:value-type="float" office:value="65.7332" calcext:value-type="float">
            <text:p>65.73</text:p>
          </table:table-cell>
          <table:table-cell table:number-columns-repeated="2"/>
          <table:table-cell table:formula="of:=[.I13]-[.G13]" office:value-type="float" office:value="258.0864" calcext:value-type="float">
            <text:p>258.086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VERAGE([$fortran_dc_mpi.C52:$fortran_dc_mpi.C56])" office:value-type="float" office:value="167.2156" calcext:value-type="float">
            <text:p>167.22</text:p>
          </table:table-cell>
          <table:table-cell table:formula="of:=AVERAGE([$fortran_dc_mpi.D52:$fortran_dc_mpi.D56])" office:value-type="float" office:value="21.8528" calcext:value-type="float">
            <text:p>21.85</text:p>
          </table:table-cell>
          <table:table-cell table:formula="of:=AVERAGE([$fortran_dc_mpi.E52:$fortran_dc_mpi.E56])" office:value-type="float" office:value="15.5838" calcext:value-type="float">
            <text:p>15.58</text:p>
          </table:table-cell>
          <table:table-cell table:formula="of:=AVERAGE([$fortran_dc_mpi.F52:$fortran_dc_mpi.F56])" office:value-type="float" office:value="2.912" calcext:value-type="float">
            <text:p>2.91</text:p>
          </table:table-cell>
          <table:table-cell table:formula="of:=AVERAGE([$fortran_dc_mpi.G52:$fortran_dc_mpi.G56])" office:value-type="float" office:value="0.064" calcext:value-type="float">
            <text:p>0.06</text:p>
          </table:table-cell>
          <table:table-cell table:formula="of:=AVERAGE([$fortran_dc_mpi.H52:$fortran_dc_mpi.H56])" office:value-type="float" office:value="0.1032" calcext:value-type="float">
            <text:p>0.10</text:p>
          </table:table-cell>
          <table:table-cell table:formula="of:=AVERAGE([$fortran_dc_mpi.I52:$fortran_dc_mpi.I56])" office:value-type="float" office:value="255.6914" calcext:value-type="float">
            <text:p>255.69</text:p>
          </table:table-cell>
          <table:table-cell/>
          <table:table-cell table:formula="of:=AVERAGE([$fortran_dc_mpi.K52:$fortran_dc_mpi.K56])" office:value-type="float" office:value="47.1926" calcext:value-type="float">
            <text:p>47.19</text:p>
          </table:table-cell>
          <table:table-cell table:formula="of:=AVERAGE([$fortran_dc_mpi.L52:$fortran_dc_mpi.L56])" office:value-type="float" office:value="0.0726" calcext:value-type="float">
            <text:p>0.07</text:p>
          </table:table-cell>
          <table:table-cell table:formula="of:=AVERAGE([$fortran_dc_mpi.M52:$fortran_dc_mpi.M56])" office:value-type="float" office:value="28.6434" calcext:value-type="float">
            <text:p>28.64</text:p>
          </table:table-cell>
          <table:table-cell table:formula="of:=AVERAGE([$fortran_dc_mpi.N52:$fortran_dc_mpi.N56])" office:value-type="float" office:value="1.1394" calcext:value-type="float">
            <text:p>1.14</text:p>
          </table:table-cell>
          <table:table-cell table:formula="of:=AVERAGE([$fortran_dc_mpi.O52:$fortran_dc_mpi.O56])" office:value-type="float" office:value="75.5938" calcext:value-type="float">
            <text:p>75.59</text:p>
          </table:table-cell>
          <table:table-cell table:number-columns-repeated="2"/>
          <table:table-cell table:formula="of:=[.I14]-[.G14]" office:value-type="float" office:value="255.6274" calcext:value-type="float">
            <text:p>255.627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AVERAGE([$fortran_dc_mpi.C57:$fortran_dc_mpi.C61])" office:value-type="float" office:value="191.5132" calcext:value-type="float">
            <text:p>191.51</text:p>
          </table:table-cell>
          <table:table-cell table:formula="of:=AVERAGE([$fortran_dc_mpi.D57:$fortran_dc_mpi.D61])" office:value-type="float" office:value="21.8932" calcext:value-type="float">
            <text:p>21.89</text:p>
          </table:table-cell>
          <table:table-cell table:formula="of:=AVERAGE([$fortran_dc_mpi.E57:$fortran_dc_mpi.E61])" office:value-type="float" office:value="12.8158" calcext:value-type="float">
            <text:p>12.82</text:p>
          </table:table-cell>
          <table:table-cell table:formula="of:=AVERAGE([$fortran_dc_mpi.F57:$fortran_dc_mpi.F61])" office:value-type="float" office:value="1.697" calcext:value-type="float">
            <text:p>1.70</text:p>
          </table:table-cell>
          <table:table-cell table:formula="of:=AVERAGE([$fortran_dc_mpi.G57:$fortran_dc_mpi.G61])" office:value-type="float" office:value="0.0674" calcext:value-type="float">
            <text:p>0.07</text:p>
          </table:table-cell>
          <table:table-cell table:formula="of:=AVERAGE([$fortran_dc_mpi.H57:$fortran_dc_mpi.H61])" office:value-type="float" office:value="0.148" calcext:value-type="float">
            <text:p>0.15</text:p>
          </table:table-cell>
          <table:table-cell table:formula="of:=AVERAGE([$fortran_dc_mpi.I57:$fortran_dc_mpi.I61])" office:value-type="float" office:value="283.6448" calcext:value-type="float">
            <text:p>283.64</text:p>
          </table:table-cell>
          <table:table-cell/>
          <table:table-cell table:formula="of:=AVERAGE([$fortran_dc_mpi.K57:$fortran_dc_mpi.K61])" office:value-type="float" office:value="53.3982" calcext:value-type="float">
            <text:p>53.40</text:p>
          </table:table-cell>
          <table:table-cell table:formula="of:=AVERAGE([$fortran_dc_mpi.L57:$fortran_dc_mpi.L61])" office:value-type="float" office:value="0.051" calcext:value-type="float">
            <text:p>0.05</text:p>
          </table:table-cell>
          <table:table-cell table:formula="of:=AVERAGE([$fortran_dc_mpi.M57:$fortran_dc_mpi.M61])" office:value-type="float" office:value="29.4142" calcext:value-type="float">
            <text:p>29.41</text:p>
          </table:table-cell>
          <table:table-cell table:formula="of:=AVERAGE([$fortran_dc_mpi.N57:$fortran_dc_mpi.N61])" office:value-type="float" office:value="1.7798" calcext:value-type="float">
            <text:p>1.78</text:p>
          </table:table-cell>
          <table:table-cell table:formula="of:=AVERAGE([$fortran_dc_mpi.O57:$fortran_dc_mpi.O61])" office:value-type="float" office:value="82.4948" calcext:value-type="float">
            <text:p>82.49</text:p>
          </table:table-cell>
          <table:table-cell table:number-columns-repeated="2"/>
          <table:table-cell table:formula="of:=[.I15]-[.G15]" office:value-type="float" office:value="283.5774" calcext:value-type="float">
            <text:p>283.577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Seq</text:p>
          </table:table-cell>
          <table:table-cell table:formula="of:=[$'f90-sequential'.O22]" office:value-type="float" office:value="1548.9968" calcext:value-type="float">
            <text:p>1549.00</text:p>
          </table:table-cell>
          <table:table-cell table:formula="of:=[$'f90-sequential'.P22]" office:value-type="float" office:value="265.9738" calcext:value-type="float">
            <text:p>265.97</text:p>
          </table:table-cell>
          <table:table-cell table:formula="of:=[$'f90-sequential'.Q22]" office:value-type="float" office:value="784.2708" calcext:value-type="float">
            <text:p>784.27</text:p>
          </table:table-cell>
          <table:table-cell office:value-type="float" office:value="0" calcext:value-type="float">
            <text:p>0.00</text:p>
          </table:table-cell>
          <table:table-cell table:formula="of:=[$'f90-sequential'.R22]" office:value-type="float" office:value="0.115" calcext:value-type="float">
            <text:p>0.12</text:p>
          </table:table-cell>
          <table:table-cell table:formula="of:=[$'f90-sequential'.S22]" office:value-type="float" office:value="0.1112" calcext:value-type="float">
            <text:p>0.11</text:p>
          </table:table-cell>
          <table:table-cell table:formula="of:=[$'f90-sequential'.T22]" office:value-type="float" office:value="2599.4686" calcext:value-type="float">
            <text:p>2599.47</text:p>
          </table:table-cell>
          <table:table-cell/>
          <table:table-cell table:number-columns-repeated="5" office:value-type="float" office:value="0" calcext:value-type="float">
            <text:p>0.00</text:p>
          </table:table-cell>
          <table:table-cell table:number-columns-repeated="2"/>
          <table:table-cell table:formula="of:=[.I16]-[.G16]" office:value-type="float" office:value="2599.3536" calcext:value-type="float">
            <text:p>2599.353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$fortran_dc_mpi.C92:$fortran_dc_mpi.C96])" office:value-type="float" office:value="1497.2786" calcext:value-type="float">
            <text:p>1497.28</text:p>
          </table:table-cell>
          <table:table-cell table:formula="of:=AVERAGE([$fortran_dc_mpi.D92:$fortran_dc_mpi.D96])" office:value-type="float" office:value="232.3184" calcext:value-type="float">
            <text:p>232.32</text:p>
          </table:table-cell>
          <table:table-cell table:formula="of:=AVERAGE([$fortran_dc_mpi.E92:$fortran_dc_mpi.E96])" office:value-type="float" office:value="1441.6018" calcext:value-type="float">
            <text:p>1441.60</text:p>
          </table:table-cell>
          <table:table-cell table:formula="of:=AVERAGE([$fortran_dc_mpi.F92:$fortran_dc_mpi.F96])" office:value-type="float" office:value="460.9376" calcext:value-type="float">
            <text:p>460.94</text:p>
          </table:table-cell>
          <table:table-cell table:formula="of:=AVERAGE([$fortran_dc_mpi.G92:$fortran_dc_mpi.G96])" office:value-type="float" office:value="0.106" calcext:value-type="float">
            <text:p>0.11</text:p>
          </table:table-cell>
          <table:table-cell table:formula="of:=AVERAGE([$fortran_dc_mpi.H92:$fortran_dc_mpi.H96])" office:value-type="float" office:value="0.1942" calcext:value-type="float">
            <text:p>0.19</text:p>
          </table:table-cell>
          <table:table-cell table:formula="of:=AVERAGE([$fortran_dc_mpi.I92:$fortran_dc_mpi.I96])" office:value-type="float" office:value="3212.2476" calcext:value-type="float">
            <text:p>3212.25</text:p>
          </table:table-cell>
          <table:table-cell/>
          <table:table-cell table:formula="of:=AVERAGE([$fortran_dc_mpi.K92:$fortran_dc_mpi.K96])" office:value-type="float" office:value="33.8492" calcext:value-type="float">
            <text:p>33.85</text:p>
          </table:table-cell>
          <table:table-cell table:formula="of:=AVERAGE([$fortran_dc_mpi.L92:$fortran_dc_mpi.L96])" office:value-type="float" office:value="0.011" calcext:value-type="float">
            <text:p>0.01</text:p>
          </table:table-cell>
          <table:table-cell table:formula="of:=AVERAGE([$fortran_dc_mpi.M92:$fortran_dc_mpi.M96])" office:value-type="float" office:value="0" calcext:value-type="float">
            <text:p>0.00</text:p>
          </table:table-cell>
          <table:table-cell table:formula="of:=AVERAGE([$fortran_dc_mpi.N92:$fortran_dc_mpi.N96])" office:value-type="float" office:value="0" calcext:value-type="float">
            <text:p>0.00</text:p>
          </table:table-cell>
          <table:table-cell table:formula="of:=AVERAGE([$fortran_dc_mpi.O92:$fortran_dc_mpi.O96])" office:value-type="float" office:value="33.8492" calcext:value-type="float">
            <text:p>33.85</text:p>
          </table:table-cell>
          <table:table-cell table:number-columns-repeated="2"/>
          <table:table-cell table:formula="of:=[.I17]-[.G17]" office:value-type="float" office:value="3212.1416" calcext:value-type="float">
            <text:p>3212.14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$fortran_dc_mpi.C67:$fortran_dc_mpi.C71])" office:value-type="float" office:value="1454.0908" calcext:value-type="float">
            <text:p>1454.09</text:p>
          </table:table-cell>
          <table:table-cell table:formula="of:=AVERAGE([$fortran_dc_mpi.D67:$fortran_dc_mpi.D71])" office:value-type="float" office:value="233.4958" calcext:value-type="float">
            <text:p>233.50</text:p>
          </table:table-cell>
          <table:table-cell table:formula="of:=AVERAGE([$fortran_dc_mpi.E67:$fortran_dc_mpi.E71])" office:value-type="float" office:value="784.6804" calcext:value-type="float">
            <text:p>784.68</text:p>
          </table:table-cell>
          <table:table-cell table:formula="of:=AVERAGE([$fortran_dc_mpi.F67:$fortran_dc_mpi.F71])" office:value-type="float" office:value="237.3882" calcext:value-type="float">
            <text:p>237.39</text:p>
          </table:table-cell>
          <table:table-cell table:formula="of:=AVERAGE([$fortran_dc_mpi.G67:$fortran_dc_mpi.G71])" office:value-type="float" office:value="0.0868" calcext:value-type="float">
            <text:p>0.09</text:p>
          </table:table-cell>
          <table:table-cell table:formula="of:=AVERAGE([$fortran_dc_mpi.H67:$fortran_dc_mpi.H71])" office:value-type="float" office:value="0.1972" calcext:value-type="float">
            <text:p>0.20</text:p>
          </table:table-cell>
          <table:table-cell table:formula="of:=AVERAGE([$fortran_dc_mpi.I67:$fortran_dc_mpi.I71])" office:value-type="float" office:value="2515.1332" calcext:value-type="float">
            <text:p>2515.13</text:p>
          </table:table-cell>
          <table:table-cell/>
          <table:table-cell table:formula="of:=AVERAGE([$fortran_dc_mpi.K67:$fortran_dc_mpi.K71])" office:value-type="float" office:value="35.9982" calcext:value-type="float">
            <text:p>36.00</text:p>
          </table:table-cell>
          <table:table-cell table:formula="of:=AVERAGE([$fortran_dc_mpi.L67:$fortran_dc_mpi.L71])" office:value-type="float" office:value="0.0396" calcext:value-type="float">
            <text:p>0.04</text:p>
          </table:table-cell>
          <table:table-cell table:formula="of:=AVERAGE([$fortran_dc_mpi.M67:$fortran_dc_mpi.M71])" office:value-type="float" office:value="263.8448" calcext:value-type="float">
            <text:p>263.84</text:p>
          </table:table-cell>
          <table:table-cell table:formula="of:=AVERAGE([$fortran_dc_mpi.N67:$fortran_dc_mpi.N71])" office:value-type="float" office:value="18.2266" calcext:value-type="float">
            <text:p>18.23</text:p>
          </table:table-cell>
          <table:table-cell table:formula="of:=AVERAGE([$fortran_dc_mpi.O67:$fortran_dc_mpi.O71])" office:value-type="float" office:value="298.9542" calcext:value-type="float">
            <text:p>298.95</text:p>
          </table:table-cell>
          <table:table-cell table:number-columns-repeated="2"/>
          <table:table-cell table:formula="of:=[.I18]-[.G18]" office:value-type="float" office:value="2515.0464" calcext:value-type="float">
            <text:p>2515.04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$fortran_dc_mpi.C72:$fortran_dc_mpi.C76])" office:value-type="float" office:value="1513.8514" calcext:value-type="float">
            <text:p>1513.85</text:p>
          </table:table-cell>
          <table:table-cell table:formula="of:=AVERAGE([$fortran_dc_mpi.D72:$fortran_dc_mpi.D76])" office:value-type="float" office:value="242.2038" calcext:value-type="float">
            <text:p>242.20</text:p>
          </table:table-cell>
          <table:table-cell table:formula="of:=AVERAGE([$fortran_dc_mpi.E72:$fortran_dc_mpi.E76])" office:value-type="float" office:value="434.5936" calcext:value-type="float">
            <text:p>434.59</text:p>
          </table:table-cell>
          <table:table-cell table:formula="of:=AVERAGE([$fortran_dc_mpi.F72:$fortran_dc_mpi.F76])" office:value-type="float" office:value="122.7656" calcext:value-type="float">
            <text:p>122.77</text:p>
          </table:table-cell>
          <table:table-cell table:formula="of:=AVERAGE([$fortran_dc_mpi.G72:$fortran_dc_mpi.G76])" office:value-type="float" office:value="0.0858" calcext:value-type="float">
            <text:p>0.09</text:p>
          </table:table-cell>
          <table:table-cell table:formula="of:=AVERAGE([$fortran_dc_mpi.H72:$fortran_dc_mpi.H76])" office:value-type="float" office:value="0.1826" calcext:value-type="float">
            <text:p>0.18</text:p>
          </table:table-cell>
          <table:table-cell table:formula="of:=AVERAGE([$fortran_dc_mpi.I72:$fortran_dc_mpi.I76])" office:value-type="float" office:value="2234.4308" calcext:value-type="float">
            <text:p>2234.43</text:p>
          </table:table-cell>
          <table:table-cell/>
          <table:table-cell table:formula="of:=AVERAGE([$fortran_dc_mpi.K72:$fortran_dc_mpi.K76])" office:value-type="float" office:value="37.9746" calcext:value-type="float">
            <text:p>37.97</text:p>
          </table:table-cell>
          <table:table-cell table:formula="of:=AVERAGE([$fortran_dc_mpi.L72:$fortran_dc_mpi.L76])" office:value-type="float" office:value="0.081" calcext:value-type="float">
            <text:p>0.08</text:p>
          </table:table-cell>
          <table:table-cell table:formula="of:=AVERAGE([$fortran_dc_mpi.M72:$fortran_dc_mpi.M76])" office:value-type="float" office:value="293.1558" calcext:value-type="float">
            <text:p>293.16</text:p>
          </table:table-cell>
          <table:table-cell table:formula="of:=AVERAGE([$fortran_dc_mpi.N72:$fortran_dc_mpi.N76])" office:value-type="float" office:value="20.9564" calcext:value-type="float">
            <text:p>20.96</text:p>
          </table:table-cell>
          <table:table-cell table:formula="of:=AVERAGE([$fortran_dc_mpi.O72:$fortran_dc_mpi.O76])" office:value-type="float" office:value="330.1844" calcext:value-type="float">
            <text:p>330.18</text:p>
          </table:table-cell>
          <table:table-cell table:number-columns-repeated="2"/>
          <table:table-cell table:formula="of:=[.I19]-[.G19]" office:value-type="float" office:value="2234.345" calcext:value-type="float">
            <text:p>2234.34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VERAGE([$fortran_dc_mpi.C77:$fortran_dc_mpi.C81])" office:value-type="float" office:value="1656.657" calcext:value-type="float">
            <text:p>1656.66</text:p>
          </table:table-cell>
          <table:table-cell table:formula="of:=AVERAGE([$fortran_dc_mpi.D77:$fortran_dc_mpi.D81])" office:value-type="float" office:value="263.3998" calcext:value-type="float">
            <text:p>263.40</text:p>
          </table:table-cell>
          <table:table-cell table:formula="of:=AVERAGE([$fortran_dc_mpi.E77:$fortran_dc_mpi.E81])" office:value-type="float" office:value="280.2448" calcext:value-type="float">
            <text:p>280.24</text:p>
          </table:table-cell>
          <table:table-cell table:formula="of:=AVERAGE([$fortran_dc_mpi.F77:$fortran_dc_mpi.F81])" office:value-type="float" office:value="71.5844" calcext:value-type="float">
            <text:p>71.58</text:p>
          </table:table-cell>
          <table:table-cell table:formula="of:=AVERAGE([$fortran_dc_mpi.G77:$fortran_dc_mpi.G81])" office:value-type="float" office:value="0.0918" calcext:value-type="float">
            <text:p>0.09</text:p>
          </table:table-cell>
          <table:table-cell table:formula="of:=AVERAGE([$fortran_dc_mpi.H77:$fortran_dc_mpi.H81])" office:value-type="float" office:value="0.2012" calcext:value-type="float">
            <text:p>0.20</text:p>
          </table:table-cell>
          <table:table-cell table:formula="of:=AVERAGE([$fortran_dc_mpi.I77:$fortran_dc_mpi.I81])" office:value-type="float" office:value="2243.5978" calcext:value-type="float">
            <text:p>2243.60</text:p>
          </table:table-cell>
          <table:table-cell/>
          <table:table-cell table:formula="of:=AVERAGE([$fortran_dc_mpi.K77:$fortran_dc_mpi.K81])" office:value-type="float" office:value="38.9162" calcext:value-type="float">
            <text:p>38.92</text:p>
          </table:table-cell>
          <table:table-cell table:formula="of:=AVERAGE([$fortran_dc_mpi.L77:$fortran_dc_mpi.L81])" office:value-type="float" office:value="0.0496" calcext:value-type="float">
            <text:p>0.05</text:p>
          </table:table-cell>
          <table:table-cell table:formula="of:=AVERAGE([$fortran_dc_mpi.M77:$fortran_dc_mpi.M81])" office:value-type="float" office:value="326.0862" calcext:value-type="float">
            <text:p>326.09</text:p>
          </table:table-cell>
          <table:table-cell table:formula="of:=AVERAGE([$fortran_dc_mpi.N77:$fortran_dc_mpi.N81])" office:value-type="float" office:value="19.585" calcext:value-type="float">
            <text:p>19.59</text:p>
          </table:table-cell>
          <table:table-cell table:formula="of:=AVERAGE([$fortran_dc_mpi.O77:$fortran_dc_mpi.O81])" office:value-type="float" office:value="364.6296" calcext:value-type="float">
            <text:p>364.63</text:p>
          </table:table-cell>
          <table:table-cell table:number-columns-repeated="2"/>
          <table:table-cell table:formula="of:=[.I20]-[.G20]" office:value-type="float" office:value="2243.506" calcext:value-type="float">
            <text:p>2243.50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VERAGE([$fortran_dc_mpi.C82:$fortran_dc_mpi.C86])" office:value-type="float" office:value="1651.675" calcext:value-type="float">
            <text:p>1651.68</text:p>
          </table:table-cell>
          <table:table-cell table:formula="of:=AVERAGE([$fortran_dc_mpi.D82:$fortran_dc_mpi.D86])" office:value-type="float" office:value="263.9272" calcext:value-type="float">
            <text:p>263.93</text:p>
          </table:table-cell>
          <table:table-cell table:formula="of:=AVERAGE([$fortran_dc_mpi.E82:$fortran_dc_mpi.E86])" office:value-type="float" office:value="190.2432" calcext:value-type="float">
            <text:p>190.24</text:p>
          </table:table-cell>
          <table:table-cell table:formula="of:=AVERAGE([$fortran_dc_mpi.F82:$fortran_dc_mpi.F86])" office:value-type="float" office:value="38.947" calcext:value-type="float">
            <text:p>38.95</text:p>
          </table:table-cell>
          <table:table-cell table:formula="of:=AVERAGE([$fortran_dc_mpi.G82:$fortran_dc_mpi.G86])" office:value-type="float" office:value="0.0864" calcext:value-type="float">
            <text:p>0.09</text:p>
          </table:table-cell>
          <table:table-cell table:formula="of:=AVERAGE([$fortran_dc_mpi.H82:$fortran_dc_mpi.H86])" office:value-type="float" office:value="0.1834" calcext:value-type="float">
            <text:p>0.18</text:p>
          </table:table-cell>
          <table:table-cell table:formula="of:=AVERAGE([$fortran_dc_mpi.I82:$fortran_dc_mpi.I86])" office:value-type="float" office:value="2153.5054" calcext:value-type="float">
            <text:p>2153.51</text:p>
          </table:table-cell>
          <table:table-cell/>
          <table:table-cell table:formula="of:=AVERAGE([$fortran_dc_mpi.K82:$fortran_dc_mpi.K86])" office:value-type="float" office:value="44.589" calcext:value-type="float">
            <text:p>44.59</text:p>
          </table:table-cell>
          <table:table-cell table:formula="of:=AVERAGE([$fortran_dc_mpi.L82:$fortran_dc_mpi.L86])" office:value-type="float" office:value="0.0948" calcext:value-type="float">
            <text:p>0.09</text:p>
          </table:table-cell>
          <table:table-cell table:formula="of:=AVERAGE([$fortran_dc_mpi.M82:$fortran_dc_mpi.M86])" office:value-type="float" office:value="335.7108" calcext:value-type="float">
            <text:p>335.71</text:p>
          </table:table-cell>
          <table:table-cell table:formula="of:=AVERAGE([$fortran_dc_mpi.N82:$fortran_dc_mpi.N86])" office:value-type="float" office:value="12.3662" calcext:value-type="float">
            <text:p>12.37</text:p>
          </table:table-cell>
          <table:table-cell table:formula="of:=AVERAGE([$fortran_dc_mpi.O82:$fortran_dc_mpi.O86])" office:value-type="float" office:value="377.3512" calcext:value-type="float">
            <text:p>377.35</text:p>
          </table:table-cell>
          <table:table-cell table:number-columns-repeated="2"/>
          <table:table-cell table:formula="of:=[.I21]-[.G21]" office:value-type="float" office:value="2153.419" calcext:value-type="float">
            <text:p>2153.41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AVERAGE([$fortran_dc_mpi.C87:$fortran_dc_mpi.C91])" office:value-type="float" office:value="1686.6382" calcext:value-type="float">
            <text:p>1686.64</text:p>
          </table:table-cell>
          <table:table-cell table:formula="of:=AVERAGE([$fortran_dc_mpi.D87:$fortran_dc_mpi.D91])" office:value-type="float" office:value="264.0018" calcext:value-type="float">
            <text:p>264.00</text:p>
          </table:table-cell>
          <table:table-cell table:formula="of:=AVERAGE([$fortran_dc_mpi.E87:$fortran_dc_mpi.E91])" office:value-type="float" office:value="145.2162" calcext:value-type="float">
            <text:p>145.22</text:p>
          </table:table-cell>
          <table:table-cell table:formula="of:=AVERAGE([$fortran_dc_mpi.F87:$fortran_dc_mpi.F91])" office:value-type="float" office:value="22.6034" calcext:value-type="float">
            <text:p>22.60</text:p>
          </table:table-cell>
          <table:table-cell table:formula="of:=AVERAGE([$fortran_dc_mpi.G87:$fortran_dc_mpi.G91])" office:value-type="float" office:value="0.09" calcext:value-type="float">
            <text:p>0.09</text:p>
          </table:table-cell>
          <table:table-cell table:formula="of:=AVERAGE([$fortran_dc_mpi.H87:$fortran_dc_mpi.H91])" office:value-type="float" office:value="0.2076" calcext:value-type="float">
            <text:p>0.21</text:p>
          </table:table-cell>
          <table:table-cell table:formula="of:=AVERAGE([$fortran_dc_mpi.I87:$fortran_dc_mpi.I91])" office:value-type="float" office:value="2149.258" calcext:value-type="float">
            <text:p>2149.26</text:p>
          </table:table-cell>
          <table:table-cell/>
          <table:table-cell table:formula="of:=AVERAGE([$fortran_dc_mpi.K87:$fortran_dc_mpi.K91])" office:value-type="float" office:value="51.7032" calcext:value-type="float">
            <text:p>51.70</text:p>
          </table:table-cell>
          <table:table-cell table:formula="of:=AVERAGE([$fortran_dc_mpi.L87:$fortran_dc_mpi.L91])" office:value-type="float" office:value="0.1012" calcext:value-type="float">
            <text:p>0.10</text:p>
          </table:table-cell>
          <table:table-cell table:formula="of:=AVERAGE([$fortran_dc_mpi.M87:$fortran_dc_mpi.M91])" office:value-type="float" office:value="346.9448" calcext:value-type="float">
            <text:p>346.94</text:p>
          </table:table-cell>
          <table:table-cell table:formula="of:=AVERAGE([$fortran_dc_mpi.N87:$fortran_dc_mpi.N91])" office:value-type="float" office:value="10.531" calcext:value-type="float">
            <text:p>10.53</text:p>
          </table:table-cell>
          <table:table-cell table:formula="of:=AVERAGE([$fortran_dc_mpi.O87:$fortran_dc_mpi.O91])" office:value-type="float" office:value="395.7722" calcext:value-type="float">
            <text:p>395.77</text:p>
          </table:table-cell>
          <table:table-cell table:number-columns-repeated="2"/>
          <table:table-cell table:formula="of:=[.I22]-[.G22]" office:value-type="float" office:value="2149.168" calcext:value-type="float">
            <text:p>2149.168</text:p>
          </table:table-cell>
        </table:table-row>
      </table:table>
      <table:table table:name="f90-sequential" table:style-name="ta1">
        <table:table-column table:style-name="co1" table:number-columns-repeated="1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arseargs</text:p>
          </table:table-cell>
          <table:table-cell office:value-type="string" calcext:value-type="string">
            <text:p>readpts</text:p>
          </table:table-cell>
          <table:table-cell office:value-type="string" calcext:value-type="string">
            <text:p>parse+read</text:p>
          </table:table-cell>
          <table:table-cell office:value-type="string" calcext:value-type="string">
            <text:p>getclosest</text:p>
          </table:table-cell>
          <table:table-cell office:value-type="string" calcext:value-type="string">
            <text:p>writeStd</text:p>
          </table:table-cell>
          <table:table-cell office:value-type="string" calcext:value-type="string">
            <text:p>writeFile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avg</text:p>
          </table:table-cell>
          <table:table-cell office:value-type="string" calcext:value-type="string">
            <text:p>parseargs</text:p>
          </table:table-cell>
          <table:table-cell office:value-type="string" calcext:value-type="string">
            <text:p>readpts</text:p>
          </table:table-cell>
          <table:table-cell office:value-type="string" calcext:value-type="string">
            <text:p>readpts+parse</text:p>
          </table:table-cell>
          <table:table-cell office:value-type="string" calcext:value-type="string">
            <text:p>getclosest</text:p>
          </table:table-cell>
          <table:table-cell office:value-type="string" calcext:value-type="string">
            <text:p>writeStd</text:p>
          </table:table-cell>
          <table:table-cell office:value-type="string" calcext:value-type="string">
            <text:p>writeFile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8" calcext:value-type="float">
            <text:p>0.028</text:p>
          </table:table-cell>
          <table:table-cell office:value-type="float" office:value="13.447" calcext:value-type="float">
            <text:p>13.447</text:p>
          </table:table-cell>
          <table:table-cell table:formula="of:=[.C2]+[.D2]" office:value-type="float" office:value="13.475" calcext:value-type="float">
            <text:p>13.475</text:p>
          </table:table-cell>
          <table:table-cell office:value-type="float" office:value="465.835" calcext:value-type="float">
            <text:p>465.83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49" calcext:value-type="float">
            <text:p>0.049</text:p>
          </table:table-cell>
          <table:table-cell office:value-type="float" office:value="479.433" calcext:value-type="float">
            <text:p>479.43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.C2:.C6])" office:value-type="float" office:value="0.028" calcext:value-type="float">
            <text:p>0.028</text:p>
          </table:table-cell>
          <table:table-cell table:formula="of:=AVERAGE([.D2:.D6])" office:value-type="float" office:value="13.6332" calcext:value-type="float">
            <text:p>13.6332</text:p>
          </table:table-cell>
          <table:table-cell table:formula="of:=AVERAGE([.E2:.E6])" office:value-type="float" office:value="13.6612" calcext:value-type="float">
            <text:p>13.6612</text:p>
          </table:table-cell>
          <table:table-cell table:formula="of:=AVERAGE([.F2:.F6])" office:value-type="float" office:value="469.0664" calcext:value-type="float">
            <text:p>469.0664</text:p>
          </table:table-cell>
          <table:table-cell table:formula="of:=AVERAGE([.G2:.G6])" office:value-type="float" office:value="0.0736" calcext:value-type="float">
            <text:p>0.0736</text:p>
          </table:table-cell>
          <table:table-cell table:formula="of:=AVERAGE([.H2:.H6])" office:value-type="float" office:value="0.065" calcext:value-type="float">
            <text:p>0.065</text:p>
          </table:table-cell>
          <table:table-cell table:formula="of:=AVERAGE([.I2:.I6])" office:value-type="float" office:value="482.8674" calcext:value-type="float">
            <text:p>482.8674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7" calcext:value-type="float">
            <text:p>0.027</text:p>
          </table:table-cell>
          <table:table-cell office:value-type="float" office:value="13.327" calcext:value-type="float">
            <text:p>13.327</text:p>
          </table:table-cell>
          <table:table-cell table:formula="of:=[.C3]+[.D3]" office:value-type="float" office:value="13.354" calcext:value-type="float">
            <text:p>13.354</text:p>
          </table:table-cell>
          <table:table-cell office:value-type="float" office:value="461.595" calcext:value-type="float">
            <text:p>461.595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8" calcext:value-type="float">
            <text:p>0.118</text:p>
          </table:table-cell>
          <table:table-cell office:value-type="float" office:value="475.141" calcext:value-type="float">
            <text:p>475.141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[.C7:.C11])" office:value-type="float" office:value="0.0346" calcext:value-type="float">
            <text:p>0.0346</text:p>
          </table:table-cell>
          <table:table-cell table:formula="of:=AVERAGE([.D7:.D11])" office:value-type="float" office:value="136.794" calcext:value-type="float">
            <text:p>136.794</text:p>
          </table:table-cell>
          <table:table-cell table:formula="of:=AVERAGE([.E7:.E11])" office:value-type="float" office:value="136.8286" calcext:value-type="float">
            <text:p>136.8286</text:p>
          </table:table-cell>
          <table:table-cell table:formula="of:=AVERAGE([.F7:.F11])" office:value-type="float" office:value="48535.0818" calcext:value-type="float">
            <text:p>48535.0818</text:p>
          </table:table-cell>
          <table:table-cell table:formula="of:=AVERAGE([.G7:.G11])" office:value-type="float" office:value="0.2382" calcext:value-type="float">
            <text:p>0.2382</text:p>
          </table:table-cell>
          <table:table-cell table:formula="of:=AVERAGE([.H7:.H11])" office:value-type="float" office:value="0.0844" calcext:value-type="float">
            <text:p>0.0844</text:p>
          </table:table-cell>
          <table:table-cell table:formula="of:=AVERAGE([.I7:.I11])" office:value-type="float" office:value="48672.2344" calcext:value-type="float">
            <text:p>48672.2344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8" calcext:value-type="float">
            <text:p>0.028</text:p>
          </table:table-cell>
          <table:table-cell office:value-type="float" office:value="13.297" calcext:value-type="float">
            <text:p>13.297</text:p>
          </table:table-cell>
          <table:table-cell table:formula="of:=[.C4]+[.D4]" office:value-type="float" office:value="13.325" calcext:value-type="float">
            <text:p>13.325</text:p>
          </table:table-cell>
          <table:table-cell office:value-type="float" office:value="461.49" calcext:value-type="float">
            <text:p>461.49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2" calcext:value-type="float">
            <text:p>0.052</text:p>
          </table:table-cell>
          <table:table-cell office:value-type="float" office:value="474.943" calcext:value-type="float">
            <text:p>474.943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[.C12:.C16])" office:value-type="float" office:value="0.0374" calcext:value-type="float">
            <text:p>0.0374</text:p>
          </table:table-cell>
          <table:table-cell table:formula="of:=AVERAGE([.D12:.D16])" office:value-type="float" office:value="1402.6484" calcext:value-type="float">
            <text:p>1402.6484</text:p>
          </table:table-cell>
          <table:table-cell table:formula="of:=AVERAGE([.E12:.E16])" office:value-type="float" office:value="1402.6858" calcext:value-type="float">
            <text:p>1402.6858</text:p>
          </table:table-cell>
          <table:table-cell table:formula="of:=AVERAGE([.F12:.F16])" office:value-type="float" office:value="4987073.1" calcext:value-type="float">
            <text:p>4987073.1</text:p>
          </table:table-cell>
          <table:table-cell table:formula="of:=AVERAGE([.G12:.G16])" office:value-type="float" office:value="2" calcext:value-type="float">
            <text:p>2</text:p>
          </table:table-cell>
          <table:table-cell table:formula="of:=AVERAGE([.H12:.H16])" office:value-type="float" office:value="0" calcext:value-type="float">
            <text:p>0</text:p>
          </table:table-cell>
          <table:table-cell table:formula="of:=AVERAGE([.I12:.I16])" office:value-type="float" office:value="4988477.8" calcext:value-type="float">
            <text:p>4988477.8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8" calcext:value-type="float">
            <text:p>0.028</text:p>
          </table:table-cell>
          <table:table-cell office:value-type="float" office:value="13.308" calcext:value-type="float">
            <text:p>13.308</text:p>
          </table:table-cell>
          <table:table-cell table:formula="of:=[.C5]+[.D5]" office:value-type="float" office:value="13.336" calcext:value-type="float">
            <text:p>13.336</text:p>
          </table:table-cell>
          <table:table-cell office:value-type="float" office:value="461.375" calcext:value-type="float">
            <text:p>461.37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52" calcext:value-type="float">
            <text:p>0.052</text:p>
          </table:table-cell>
          <table:table-cell office:value-type="float" office:value="474.837" calcext:value-type="float">
            <text:p>474.83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9" calcext:value-type="float">
            <text:p>0.029</text:p>
          </table:table-cell>
          <table:table-cell office:value-type="float" office:value="14.787" calcext:value-type="float">
            <text:p>14.787</text:p>
          </table:table-cell>
          <table:table-cell table:formula="of:=[.C6]+[.D6]" office:value-type="float" office:value="14.816" calcext:value-type="float">
            <text:p>14.816</text:p>
          </table:table-cell>
          <table:table-cell office:value-type="float" office:value="495.037" calcext:value-type="float">
            <text:p>495.03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4" calcext:value-type="float">
            <text:p>0.054</text:p>
          </table:table-cell>
          <table:table-cell office:value-type="float" office:value="509.983" calcext:value-type="float">
            <text:p>509.9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41" calcext:value-type="float">
            <text:p>0.041</text:p>
          </table:table-cell>
          <table:table-cell office:value-type="float" office:value="132.912" calcext:value-type="float">
            <text:p>132.912</text:p>
          </table:table-cell>
          <table:table-cell table:formula="of:=[.C7]+[.D7]" office:value-type="float" office:value="132.953" calcext:value-type="float">
            <text:p>132.953</text:p>
          </table:table-cell>
          <table:table-cell office:value-type="float" office:value="46580.23" calcext:value-type="float">
            <text:p>46580.23</text:p>
          </table:table-cell>
          <table:table-cell office:value-type="float" office:value="0.184" calcext:value-type="float">
            <text:p>0.184</text:p>
          </table:table-cell>
          <table:table-cell office:value-type="float" office:value="0.062" calcext:value-type="float">
            <text:p>0.062</text:p>
          </table:table-cell>
          <table:table-cell office:value-type="float" office:value="46713.43" calcext:value-type="float">
            <text:p>46713.43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29" calcext:value-type="float">
            <text:p>0.029</text:p>
          </table:table-cell>
          <table:table-cell office:value-type="float" office:value="132.059" calcext:value-type="float">
            <text:p>132.059</text:p>
          </table:table-cell>
          <table:table-cell table:formula="of:=[.C8]+[.D8]" office:value-type="float" office:value="132.088" calcext:value-type="float">
            <text:p>132.088</text:p>
          </table:table-cell>
          <table:table-cell office:value-type="float" office:value="50186.449" calcext:value-type="float">
            <text:p>50186.449</text:p>
          </table:table-cell>
          <table:table-cell office:value-type="float" office:value="0.289" calcext:value-type="float">
            <text:p>0.289</text:p>
          </table:table-cell>
          <table:table-cell office:value-type="float" office:value="0.133" calcext:value-type="float">
            <text:p>0.133</text:p>
          </table:table-cell>
          <table:table-cell office:value-type="float" office:value="50318.961" calcext:value-type="float">
            <text:p>50318.96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STDEV([.C2:.C6])" office:value-type="float" office:value="0.000707106781186548" calcext:value-type="float">
            <text:p>0.000707106781186548</text:p>
          </table:table-cell>
          <table:table-cell table:formula="of:=STDEV([.D2:.D6])" office:value-type="float" office:value="0.647778665903718" calcext:value-type="float">
            <text:p>0.647778665903718</text:p>
          </table:table-cell>
          <table:table-cell table:formula="of:=STDEV([.E2:.E6])" office:value-type="float" office:value="0.648342270718176" calcext:value-type="float">
            <text:p>0.648342270718176</text:p>
          </table:table-cell>
          <table:table-cell table:formula="of:=STDEV([.F2:.F6])" office:value-type="float" office:value="14.6398027582341" calcext:value-type="float">
            <text:p>14.6398027582341</text:p>
          </table:table-cell>
          <table:table-cell table:formula="of:=STDEV([.G2:.G6])" office:value-type="float" office:value="0.00134164078649988" calcext:value-type="float">
            <text:p>0.00134164078649988</text:p>
          </table:table-cell>
          <table:table-cell table:formula="of:=STDEV([.H2:.H6])" office:value-type="float" office:value="0.0296816441593117" calcext:value-type="float">
            <text:p>0.0296816441593117</text:p>
          </table:table-cell>
          <table:table-cell table:formula="of:=STDEV([.I2:.I6])" office:value-type="float" office:value="15.2809649826181" calcext:value-type="float">
            <text:p>15.2809649826181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34" calcext:value-type="float">
            <text:p>0.034</text:p>
          </table:table-cell>
          <table:table-cell office:value-type="float" office:value="133.017" calcext:value-type="float">
            <text:p>133.017</text:p>
          </table:table-cell>
          <table:table-cell table:formula="of:=[.C9]+[.D9]" office:value-type="float" office:value="133.051" calcext:value-type="float">
            <text:p>133.051</text:p>
          </table:table-cell>
          <table:table-cell office:value-type="float" office:value="46587.84" calcext:value-type="float">
            <text:p>46587.84</text:p>
          </table:table-cell>
          <table:table-cell office:value-type="float" office:value="0.191" calcext:value-type="float">
            <text:p>0.191</text:p>
          </table:table-cell>
          <table:table-cell office:value-type="float" office:value="0.066" calcext:value-type="float">
            <text:p>0.066</text:p>
          </table:table-cell>
          <table:table-cell office:value-type="float" office:value="46721.148" calcext:value-type="float">
            <text:p>46721.148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STDEV([.C7:.C11])" office:value-type="float" office:value="0.00531977443130815" calcext:value-type="float">
            <text:p>0.00531977443130815</text:p>
          </table:table-cell>
          <table:table-cell table:formula="of:=STDEV([.D7:.D11])" office:value-type="float" office:value="9.26087155725637" calcext:value-type="float">
            <text:p>9.26087155725637</text:p>
          </table:table-cell>
          <table:table-cell table:formula="of:=STDEV([.E7:.E11])" office:value-type="float" office:value="9.26346162619569" calcext:value-type="float">
            <text:p>9.26346162619569</text:p>
          </table:table-cell>
          <table:table-cell table:formula="of:=STDEV([.F7:.F11])" office:value-type="float" office:value="2834.45185727006" calcext:value-type="float">
            <text:p>2834.45185727006</text:p>
          </table:table-cell>
          <table:table-cell table:formula="of:=STDEV([.G7:.G11])" office:value-type="float" office:value="0.0698906288424993" calcext:value-type="float">
            <text:p>0.0698906288424993</text:p>
          </table:table-cell>
          <table:table-cell table:formula="of:=STDEV([.H7:.H11])" office:value-type="float" office:value="0.0322381761270702" calcext:value-type="float">
            <text:p>0.0322381761270702</text:p>
          </table:table-cell>
          <table:table-cell table:formula="of:=STDEV([.I7:.I11])" office:value-type="float" office:value="2842.0824324462" calcext:value-type="float">
            <text:p>2842.0824324462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3" calcext:value-type="float">
            <text:p>0.03</text:p>
          </table:table-cell>
          <table:table-cell office:value-type="float" office:value="132.635" calcext:value-type="float">
            <text:p>132.635</text:p>
          </table:table-cell>
          <table:table-cell table:formula="of:=[.C10]+[.D10]" office:value-type="float" office:value="132.665" calcext:value-type="float">
            <text:p>132.665</text:p>
          </table:table-cell>
          <table:table-cell office:value-type="float" office:value="46556.949" calcext:value-type="float">
            <text:p>46556.949</text:p>
          </table:table-cell>
          <table:table-cell office:value-type="float" office:value="0.191" calcext:value-type="float">
            <text:p>0.191</text:p>
          </table:table-cell>
          <table:table-cell office:value-type="float" office:value="0.059" calcext:value-type="float">
            <text:p>0.059</text:p>
          </table:table-cell>
          <table:table-cell office:value-type="float" office:value="46689.863" calcext:value-type="float">
            <text:p>46689.863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STDEV([.C12:.C16])" office:value-type="float" office:value="0.00487852436706019" calcext:value-type="float">
            <text:p>0.00487852436706019</text:p>
          </table:table-cell>
          <table:table-cell table:formula="of:=STDEV([.D12:.D16])" office:value-type="float" office:value="72.7471069548474" calcext:value-type="float">
            <text:p>72.7471069548474</text:p>
          </table:table-cell>
          <table:table-cell table:formula="of:=STDEV([.E12:.E16])" office:value-type="float" office:value="72.7503774574401" calcext:value-type="float">
            <text:p>72.7503774574401</text:p>
          </table:table-cell>
          <table:table-cell table:formula="of:=STDEV([.F12:.F16])" office:value-type="float" office:value="180268.476248761" calcext:value-type="float">
            <text:p>180268.476248761</text:p>
          </table:table-cell>
          <table:table-cell table:formula="of:=STDEV([.G12:.G16])" office:value-type="float" office:value="0" calcext:value-type="float">
            <text:p>0</text:p>
          </table:table-cell>
          <table:table-cell table:formula="of:=STDEV([.H12:.H16])" office:value-type="float" office:value="0" calcext:value-type="float">
            <text:p>0</text:p>
          </table:table-cell>
          <table:table-cell table:formula="of:=STDEV([.I12:.I16])" office:value-type="float" office:value="180336.520276191" calcext:value-type="float">
            <text:p>180336.520276191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39" calcext:value-type="float">
            <text:p>0.039</text:p>
          </table:table-cell>
          <table:table-cell office:value-type="float" office:value="153.347" calcext:value-type="float">
            <text:p>153.347</text:p>
          </table:table-cell>
          <table:table-cell table:formula="of:=[.C11]+[.D11]" office:value-type="float" office:value="153.386" calcext:value-type="float">
            <text:p>153.386</text:p>
          </table:table-cell>
          <table:table-cell office:value-type="float" office:value="52763.941" calcext:value-type="float">
            <text:p>52763.941</text:p>
          </table:table-cell>
          <table:table-cell office:value-type="float" office:value="0.336" calcext:value-type="float">
            <text:p>0.336</text:p>
          </table:table-cell>
          <table:table-cell office:value-type="float" office:value="0.102" calcext:value-type="float">
            <text:p>0.102</text:p>
          </table:table-cell>
          <table:table-cell office:value-type="float" office:value="52917.77" calcext:value-type="float">
            <text:p>52917.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36" calcext:value-type="float">
            <text:p>0.036</text:p>
          </table:table-cell>
          <table:table-cell office:value-type="float" office:value="1382.345" calcext:value-type="float">
            <text:p>1382.345</text:p>
          </table:table-cell>
          <table:table-cell table:formula="of:=[.C12]+[.D12]" office:value-type="float" office:value="1382.381" calcext:value-type="float">
            <text:p>1382.381</text:p>
          </table:table-cell>
          <table:table-cell office:value-type="float" office:value="4842598" calcext:value-type="float">
            <text:p>48425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43982.5" calcext:value-type="float">
            <text:p>4843982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34" calcext:value-type="float">
            <text:p>0.034</text:p>
          </table:table-cell>
          <table:table-cell office:value-type="float" office:value="1345.878" calcext:value-type="float">
            <text:p>1345.878</text:p>
          </table:table-cell>
          <table:table-cell table:formula="of:=[.C13]+[.D13]" office:value-type="float" office:value="1345.912" calcext:value-type="float">
            <text:p>1345.912</text:p>
          </table:table-cell>
          <table:table-cell office:value-type="float" office:value="4843458" calcext:value-type="float">
            <text:p>48434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44806" calcext:value-type="float">
            <text:p>48448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35" calcext:value-type="float">
            <text:p>0.035</text:p>
          </table:table-cell>
          <table:table-cell office:value-type="float" office:value="1326.513" calcext:value-type="float">
            <text:p>1326.513</text:p>
          </table:table-cell>
          <table:table-cell table:formula="of:=[.C14]+[.D14]" office:value-type="float" office:value="1326.548" calcext:value-type="float">
            <text:p>1326.548</text:p>
          </table:table-cell>
          <table:table-cell office:value-type="float" office:value="4882609" calcext:value-type="float">
            <text:p>48826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83937.5" calcext:value-type="float">
            <text:p>4883937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36" calcext:value-type="float">
            <text:p>0.036</text:p>
          </table:table-cell>
          <table:table-cell office:value-type="float" office:value="1479.66" calcext:value-type="float">
            <text:p>1479.66</text:p>
          </table:table-cell>
          <table:table-cell table:formula="of:=[.C15]+[.D15]" office:value-type="float" office:value="1479.696" calcext:value-type="float">
            <text:p>1479.696</text:p>
          </table:table-cell>
          <table:table-cell office:value-type="float" office:value="5167127.5" calcext:value-type="float">
            <text:p>5167127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68609" calcext:value-type="float">
            <text:p>51686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46" calcext:value-type="float">
            <text:p>0.046</text:p>
          </table:table-cell>
          <table:table-cell office:value-type="float" office:value="1478.846" calcext:value-type="float">
            <text:p>1478.846</text:p>
          </table:table-cell>
          <table:table-cell table:formula="of:=[.C16]+[.D16]" office:value-type="float" office:value="1478.892" calcext:value-type="float">
            <text:p>1478.892</text:p>
          </table:table-cell>
          <table:table-cell office:value-type="float" office:value="5199573" calcext:value-type="float">
            <text:p>51995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01054" calcext:value-type="float">
            <text:p>5201054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arseargs</text:p>
          </table:table-cell>
          <table:table-cell office:value-type="string" calcext:value-type="string">
            <text:p>readpts</text:p>
          </table:table-cell>
          <table:table-cell office:value-type="string" calcext:value-type="string">
            <text:p>parse+rea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etclosest</text:p>
          </table:table-cell>
          <table:table-cell office:value-type="string" calcext:value-type="string">
            <text:p>writeStd</text:p>
          </table:table-cell>
          <table:table-cell office:value-type="string" calcext:value-type="string">
            <text:p>writeFil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parseargs</text:p>
          </table:table-cell>
          <table:table-cell office:value-type="string" calcext:value-type="string">
            <text:p>readpts</text:p>
          </table:table-cell>
          <table:table-cell office:value-type="string" calcext:value-type="string">
            <text:p>parse+rea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etclosest</text:p>
          </table:table-cell>
          <table:table-cell office:value-type="string" calcext:value-type="string">
            <text:p>writeStd</text:p>
          </table:table-cell>
          <table:table-cell office:value-type="string" calcext:value-type="string">
            <text:p>writeFil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33" calcext:value-type="float">
            <text:p>0.033</text:p>
          </table:table-cell>
          <table:table-cell office:value-type="float" office:value="13.732" calcext:value-type="float">
            <text:p>13.732</text:p>
          </table:table-cell>
          <table:table-cell table:formula="of:=[.C20]+[.D20]" office:value-type="float" office:value="13.765" calcext:value-type="float">
            <text:p>13.765</text:p>
          </table:table-cell>
          <table:table-cell office:value-type="float" office:value="1.545" calcext:value-type="float">
            <text:p>1.545</text:p>
          </table:table-cell>
          <table:table-cell office:value-type="float" office:value="4.965" calcext:value-type="float">
            <text:p>4.96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46" calcext:value-type="float">
            <text:p>0.046</text:p>
          </table:table-cell>
          <table:table-cell office:value-type="float" office:value="20.385" calcext:value-type="float">
            <text:p>20.385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.C20:.C24])" office:value-type="float" office:value="0.0292" calcext:value-type="float">
            <text:p>0.0292</text:p>
          </table:table-cell>
          <table:table-cell table:formula="of:=AVERAGE([.D20:.D24])" office:value-type="float" office:value="13.501" calcext:value-type="float">
            <text:p>13.501</text:p>
          </table:table-cell>
          <table:table-cell table:formula="of:=AVERAGE([.E20:.E24])" office:value-type="float" office:value="13.5302" calcext:value-type="float">
            <text:p>13.5302</text:p>
          </table:table-cell>
          <table:table-cell table:formula="of:=AVERAGE([.F20:.F24])" office:value-type="float" office:value="1.527" calcext:value-type="float">
            <text:p>1.527</text:p>
          </table:table-cell>
          <table:table-cell table:formula="of:=AVERAGE([.G20:.G24])" office:value-type="float" office:value="4.9002" calcext:value-type="float">
            <text:p>4.9002</text:p>
          </table:table-cell>
          <table:table-cell table:formula="of:=AVERAGE([.H20:.H24])" office:value-type="float" office:value="0.0558" calcext:value-type="float">
            <text:p>0.0558</text:p>
          </table:table-cell>
          <table:table-cell table:formula="of:=AVERAGE([.I20:.I24])" office:value-type="float" office:value="0.0474" calcext:value-type="float">
            <text:p>0.0474</text:p>
          </table:table-cell>
          <table:table-cell table:formula="of:=AVERAGE([.J20:.J24])" office:value-type="float" office:value="20.0616" calcext:value-type="float">
            <text:p>20.06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8" calcext:value-type="float">
            <text:p>0.028</text:p>
          </table:table-cell>
          <table:table-cell office:value-type="float" office:value="13.528" calcext:value-type="float">
            <text:p>13.528</text:p>
          </table:table-cell>
          <table:table-cell table:formula="of:=[.C21]+[.D21]" office:value-type="float" office:value="13.556" calcext:value-type="float">
            <text:p>13.556</text:p>
          </table:table-cell>
          <table:table-cell office:value-type="float" office:value="1.576" calcext:value-type="float">
            <text:p>1.576</text:p>
          </table:table-cell>
          <table:table-cell office:value-type="float" office:value="4.919" calcext:value-type="float">
            <text:p>4.91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6" calcext:value-type="float">
            <text:p>0.046</text:p>
          </table:table-cell>
          <table:table-cell office:value-type="float" office:value="20.153" calcext:value-type="float">
            <text:p>20.153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AVERAGE([.C25:.C29])" office:value-type="float" office:value="0.0308" calcext:value-type="float">
            <text:p>0.0308</text:p>
          </table:table-cell>
          <table:table-cell table:formula="of:=AVERAGE([.D25:.D29])" office:value-type="float" office:value="137.5992" calcext:value-type="float">
            <text:p>137.5992</text:p>
          </table:table-cell>
          <table:table-cell table:formula="of:=AVERAGE([.E25:.E29])" office:value-type="float" office:value="137.63" calcext:value-type="float">
            <text:p>137.63</text:p>
          </table:table-cell>
          <table:table-cell table:formula="of:=AVERAGE([.F25:.F29])" office:value-type="float" office:value="19.3254" calcext:value-type="float">
            <text:p>19.3254</text:p>
          </table:table-cell>
          <table:table-cell table:formula="of:=AVERAGE([.G25:.G29])" office:value-type="float" office:value="52.7936" calcext:value-type="float">
            <text:p>52.7936</text:p>
          </table:table-cell>
          <table:table-cell table:formula="of:=AVERAGE([.H25:.H29])" office:value-type="float" office:value="0.0578" calcext:value-type="float">
            <text:p>0.0578</text:p>
          </table:table-cell>
          <table:table-cell table:formula="of:=AVERAGE([.I25:.I29])" office:value-type="float" office:value="0.0582" calcext:value-type="float">
            <text:p>0.0582</text:p>
          </table:table-cell>
          <table:table-cell table:formula="of:=AVERAGE([.J25:.J29])" office:value-type="float" office:value="209.8662" calcext:value-type="float">
            <text:p>209.866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9" calcext:value-type="float">
            <text:p>0.029</text:p>
          </table:table-cell>
          <table:table-cell office:value-type="float" office:value="13.401" calcext:value-type="float">
            <text:p>13.401</text:p>
          </table:table-cell>
          <table:table-cell table:formula="of:=[.C22]+[.D22]" office:value-type="float" office:value="13.43" calcext:value-type="float">
            <text:p>13.43</text:p>
          </table:table-cell>
          <table:table-cell office:value-type="float" office:value="1.504" calcext:value-type="float">
            <text:p>1.504</text:p>
          </table:table-cell>
          <table:table-cell office:value-type="float" office:value="4.861" calcext:value-type="float">
            <text:p>4.86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9" calcext:value-type="float">
            <text:p>0.049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AVERAGE([.C30:.C34])" office:value-type="float" office:value="0.0372" calcext:value-type="float">
            <text:p>0.0372</text:p>
          </table:table-cell>
          <table:table-cell table:formula="of:=AVERAGE([.D30:.D34])" office:value-type="float" office:value="1548.9596" calcext:value-type="float">
            <text:p>1548.9596</text:p>
          </table:table-cell>
          <table:table-cell table:formula="of:=AVERAGE([.E30:.E34])" office:value-type="float" office:value="1548.9968" calcext:value-type="float">
            <text:p>1548.9968</text:p>
          </table:table-cell>
          <table:table-cell table:formula="of:=AVERAGE([.F30:.F34])" office:value-type="float" office:value="265.9738" calcext:value-type="float">
            <text:p>265.9738</text:p>
          </table:table-cell>
          <table:table-cell table:formula="of:=AVERAGE([.G30:.G34])" office:value-type="float" office:value="784.2708" calcext:value-type="float">
            <text:p>784.2708</text:p>
          </table:table-cell>
          <table:table-cell table:formula="of:=AVERAGE([.H30:.H34])" office:value-type="float" office:value="0.115" calcext:value-type="float">
            <text:p>0.115</text:p>
          </table:table-cell>
          <table:table-cell table:formula="of:=AVERAGE([.I30:.I34])" office:value-type="float" office:value="0.1112" calcext:value-type="float">
            <text:p>0.1112</text:p>
          </table:table-cell>
          <table:table-cell table:formula="of:=AVERAGE([.J30:.J34])" office:value-type="float" office:value="2599.4686" calcext:value-type="float">
            <text:p>2599.468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8" calcext:value-type="float">
            <text:p>0.028</text:p>
          </table:table-cell>
          <table:table-cell office:value-type="float" office:value="13.533" calcext:value-type="float">
            <text:p>13.533</text:p>
          </table:table-cell>
          <table:table-cell table:formula="of:=[.C23]+[.D23]" office:value-type="float" office:value="13.561" calcext:value-type="float">
            <text:p>13.561</text:p>
          </table:table-cell>
          <table:table-cell office:value-type="float" office:value="1.504" calcext:value-type="float">
            <text:p>1.504</text:p>
          </table:table-cell>
          <table:table-cell office:value-type="float" office:value="4.908" calcext:value-type="float">
            <text:p>4.9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9" calcext:value-type="float">
            <text:p>0.049</text:p>
          </table:table-cell>
          <table:table-cell office:value-type="float" office:value="20.076" calcext:value-type="float">
            <text:p>20.0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8" calcext:value-type="float">
            <text:p>0.028</text:p>
          </table:table-cell>
          <table:table-cell office:value-type="float" office:value="13.311" calcext:value-type="float">
            <text:p>13.311</text:p>
          </table:table-cell>
          <table:table-cell table:formula="of:=[.C24]+[.D24]" office:value-type="float" office:value="13.339" calcext:value-type="float">
            <text:p>13.339</text:p>
          </table:table-cell>
          <table:table-cell office:value-type="float" office:value="1.506" calcext:value-type="float">
            <text:p>1.506</text:p>
          </table:table-cell>
          <table:table-cell office:value-type="float" office:value="4.848" calcext:value-type="float">
            <text:p>4.84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7" calcext:value-type="float">
            <text:p>0.047</text:p>
          </table:table-cell>
          <table:table-cell office:value-type="float" office:value="19.794" calcext:value-type="float">
            <text:p>19.7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3" calcext:value-type="float">
            <text:p>0.03</text:p>
          </table:table-cell>
          <table:table-cell office:value-type="float" office:value="142.005" calcext:value-type="float">
            <text:p>142.005</text:p>
          </table:table-cell>
          <table:table-cell table:formula="of:=[.C25]+[.D25]" office:value-type="float" office:value="142.035" calcext:value-type="float">
            <text:p>142.035</text:p>
          </table:table-cell>
          <table:table-cell office:value-type="float" office:value="19.879" calcext:value-type="float">
            <text:p>19.879</text:p>
          </table:table-cell>
          <table:table-cell office:value-type="float" office:value="53.149" calcext:value-type="float">
            <text:p>53.14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1" calcext:value-type="float">
            <text:p>0.051</text:p>
          </table:table-cell>
          <table:table-cell office:value-type="float" office:value="215.169" calcext:value-type="float">
            <text:p>215.169</text:p>
          </table:table-cell>
          <table:table-cell/>
          <table:table-cell office:value-type="string" calcext:value-type="string">
            <text:p>std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3" calcext:value-type="float">
            <text:p>0.03</text:p>
          </table:table-cell>
          <table:table-cell office:value-type="float" office:value="132.142" calcext:value-type="float">
            <text:p>132.142</text:p>
          </table:table-cell>
          <table:table-cell table:formula="of:=[.C26]+[.D26]" office:value-type="float" office:value="132.172" calcext:value-type="float">
            <text:p>132.172</text:p>
          </table:table-cell>
          <table:table-cell office:value-type="float" office:value="18.953" calcext:value-type="float">
            <text:p>18.953</text:p>
          </table:table-cell>
          <table:table-cell office:value-type="float" office:value="49.979" calcext:value-type="float">
            <text:p>49.97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2" calcext:value-type="float">
            <text:p>0.052</text:p>
          </table:table-cell>
          <table:table-cell office:value-type="float" office:value="201.21" calcext:value-type="float">
            <text:p>201.21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STDEV([.C20:.C24])" office:value-type="float" office:value="0.00216794833886788" calcext:value-type="float">
            <text:p>0.00216794833886788</text:p>
          </table:table-cell>
          <table:table-cell table:formula="of:=STDEV([.D20:.D24])" office:value-type="float" office:value="0.159070738981121" calcext:value-type="float">
            <text:p>0.159070738981121</text:p>
          </table:table-cell>
          <table:table-cell table:formula="of:=STDEV([.E20:.E24])" office:value-type="float" office:value="0.160734874871634" calcext:value-type="float">
            <text:p>0.160734874871634</text:p>
          </table:table-cell>
          <table:table-cell table:formula="of:=STDEV([.F20:.F24])" office:value-type="float" office:value="0.0324961536185439" calcext:value-type="float">
            <text:p>0.0324961536185439</text:p>
          </table:table-cell>
          <table:table-cell table:formula="of:=STDEV([.G20:.G24])" office:value-type="float" office:value="0.0471030784556594" calcext:value-type="float">
            <text:p>0.0471030784556594</text:p>
          </table:table-cell>
          <table:table-cell table:formula="of:=STDEV([.H20:.H24])" office:value-type="float" office:value="0.00414728827066555" calcext:value-type="float">
            <text:p>0.00414728827066555</text:p>
          </table:table-cell>
          <table:table-cell table:formula="of:=STDEV([.I20:.I24])" office:value-type="float" office:value="0.00151657508881031" calcext:value-type="float">
            <text:p>0.00151657508881031</text:p>
          </table:table-cell>
          <table:table-cell table:formula="of:=STDEV([.J20:.J24])" office:value-type="float" office:value="0.229604660231451" calcext:value-type="float">
            <text:p>0.22960466023145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35" calcext:value-type="float">
            <text:p>0.035</text:p>
          </table:table-cell>
          <table:table-cell office:value-type="float" office:value="148.793" calcext:value-type="float">
            <text:p>148.793</text:p>
          </table:table-cell>
          <table:table-cell table:formula="of:=[.C27]+[.D27]" office:value-type="float" office:value="148.828" calcext:value-type="float">
            <text:p>148.828</text:p>
          </table:table-cell>
          <table:table-cell office:value-type="float" office:value="19.823" calcext:value-type="float">
            <text:p>19.823</text:p>
          </table:table-cell>
          <table:table-cell office:value-type="float" office:value="53.947" calcext:value-type="float">
            <text:p>53.94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8" calcext:value-type="float">
            <text:p>0.078</text:p>
          </table:table-cell>
          <table:table-cell office:value-type="float" office:value="222.746" calcext:value-type="float">
            <text:p>222.746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STDEV([.C25:.C29])" office:value-type="float" office:value="0.00238746727726267" calcext:value-type="float">
            <text:p>0.00238746727726267</text:p>
          </table:table-cell>
          <table:table-cell table:formula="of:=STDEV([.D25:.D29])" office:value-type="float" office:value="7.51763760765309" calcext:value-type="float">
            <text:p>7.51763760765309</text:p>
          </table:table-cell>
          <table:table-cell table:formula="of:=STDEV([.E25:.E29])" office:value-type="float" office:value="7.51967615659079" calcext:value-type="float">
            <text:p>7.51967615659079</text:p>
          </table:table-cell>
          <table:table-cell table:formula="of:=STDEV([.F25:.F29])" office:value-type="float" office:value="0.481039291534486" calcext:value-type="float">
            <text:p>0.481039291534486</text:p>
          </table:table-cell>
          <table:table-cell table:formula="of:=STDEV([.G25:.G29])" office:value-type="float" office:value="2.78910179089971" calcext:value-type="float">
            <text:p>2.78910179089971</text:p>
          </table:table-cell>
          <table:table-cell table:formula="of:=STDEV([.H25:.H29])" office:value-type="float" office:value="0.00661059755241537" calcext:value-type="float">
            <text:p>0.00661059755241537</text:p>
          </table:table-cell>
          <table:table-cell table:formula="of:=STDEV([.I25:.I29])" office:value-type="float" office:value="0.0115628716156498" calcext:value-type="float">
            <text:p>0.0115628716156498</text:p>
          </table:table-cell>
          <table:table-cell table:formula="of:=STDEV([.J25:.J29])" office:value-type="float" office:value="9.2095728836901" calcext:value-type="float">
            <text:p>9.209572883690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29" calcext:value-type="float">
            <text:p>0.029</text:p>
          </table:table-cell>
          <table:table-cell office:value-type="float" office:value="132.271" calcext:value-type="float">
            <text:p>132.271</text:p>
          </table:table-cell>
          <table:table-cell table:formula="of:=[.C28]+[.D28]" office:value-type="float" office:value="132.3" calcext:value-type="float">
            <text:p>132.3</text:p>
          </table:table-cell>
          <table:table-cell office:value-type="float" office:value="18.951" calcext:value-type="float">
            <text:p>18.951</text:p>
          </table:table-cell>
          <table:table-cell office:value-type="float" office:value="50.215" calcext:value-type="float">
            <text:p>50.21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1" calcext:value-type="float">
            <text:p>0.051</text:p>
          </table:table-cell>
          <table:table-cell office:value-type="float" office:value="201.571" calcext:value-type="float">
            <text:p>201.571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STDEV([.C30:.C34])" office:value-type="float" office:value="0.00389871773792358" calcext:value-type="float">
            <text:p>0.00389871773792358</text:p>
          </table:table-cell>
          <table:table-cell table:formula="of:=STDEV([.D30:.D34])" office:value-type="float" office:value="44.8980313521651" calcext:value-type="float">
            <text:p>44.8980313521651</text:p>
          </table:table-cell>
          <table:table-cell table:formula="of:=STDEV([.E30:.E34])" office:value-type="float" office:value="44.8983228829318" calcext:value-type="float">
            <text:p>44.8983228829318</text:p>
          </table:table-cell>
          <table:table-cell table:formula="of:=STDEV([.F30:.F34])" office:value-type="float" office:value="7.71228495324181" calcext:value-type="float">
            <text:p>7.71228495324181</text:p>
          </table:table-cell>
          <table:table-cell table:formula="of:=STDEV([.G30:.G34])" office:value-type="float" office:value="15.983713169974" calcext:value-type="float">
            <text:p>15.983713169974</text:p>
          </table:table-cell>
          <table:table-cell table:formula="of:=STDEV([.H30:.H34])" office:value-type="float" office:value="0.00959166304662544" calcext:value-type="float">
            <text:p>0.00959166304662544</text:p>
          </table:table-cell>
          <table:table-cell table:formula="of:=STDEV([.I30:.I34])" office:value-type="float" office:value="0.00887130204648675" calcext:value-type="float">
            <text:p>0.00887130204648675</text:p>
          </table:table-cell>
          <table:table-cell table:formula="of:=STDEV([.J30:.J34])" office:value-type="float" office:value="46.0692180072551" calcext:value-type="float">
            <text:p>46.069218007255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3" calcext:value-type="float">
            <text:p>0.03</text:p>
          </table:table-cell>
          <table:table-cell office:value-type="float" office:value="132.785" calcext:value-type="float">
            <text:p>132.785</text:p>
          </table:table-cell>
          <table:table-cell table:formula="of:=[.C29]+[.D29]" office:value-type="float" office:value="132.815" calcext:value-type="float">
            <text:p>132.815</text:p>
          </table:table-cell>
          <table:table-cell office:value-type="float" office:value="19.021" calcext:value-type="float">
            <text:p>19.021</text:p>
          </table:table-cell>
          <table:table-cell office:value-type="float" office:value="56.678" calcext:value-type="float">
            <text:p>56.6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office:value-type="float" office:value="208.635" calcext:value-type="float">
            <text:p>208.6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44" calcext:value-type="float">
            <text:p>0.044</text:p>
          </table:table-cell>
          <table:table-cell office:value-type="float" office:value="1547.426" calcext:value-type="float">
            <text:p>1547.426</text:p>
          </table:table-cell>
          <table:table-cell table:formula="of:=[.C30]+[.D30]" office:value-type="float" office:value="1547.47" calcext:value-type="float">
            <text:p>1547.47</text:p>
          </table:table-cell>
          <table:table-cell office:value-type="float" office:value="269.8" calcext:value-type="float">
            <text:p>269.8</text:p>
          </table:table-cell>
          <table:table-cell office:value-type="float" office:value="800.279" calcext:value-type="float">
            <text:p>800.27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2617.751" calcext:value-type="float">
            <text:p>2617.75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36" calcext:value-type="float">
            <text:p>0.036</text:p>
          </table:table-cell>
          <table:table-cell office:value-type="float" office:value="1516.83" calcext:value-type="float">
            <text:p>1516.83</text:p>
          </table:table-cell>
          <table:table-cell table:formula="of:=[.C31]+[.D31]" office:value-type="float" office:value="1516.866" calcext:value-type="float">
            <text:p>1516.866</text:p>
          </table:table-cell>
          <table:table-cell office:value-type="float" office:value="252.908" calcext:value-type="float">
            <text:p>252.908</text:p>
          </table:table-cell>
          <table:table-cell office:value-type="float" office:value="768.211" calcext:value-type="float">
            <text:p>768.2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2" calcext:value-type="float">
            <text:p>0.122</text:p>
          </table:table-cell>
          <table:table-cell office:value-type="float" office:value="2538.222" calcext:value-type="float">
            <text:p>2538.2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34" calcext:value-type="float">
            <text:p>0.034</text:p>
          </table:table-cell>
          <table:table-cell office:value-type="float" office:value="1516.662" calcext:value-type="float">
            <text:p>1516.662</text:p>
          </table:table-cell>
          <table:table-cell table:formula="of:=[.C32]+[.D32]" office:value-type="float" office:value="1516.696" calcext:value-type="float">
            <text:p>1516.696</text:p>
          </table:table-cell>
          <table:table-cell office:value-type="float" office:value="265.664" calcext:value-type="float">
            <text:p>265.664</text:p>
          </table:table-cell>
          <table:table-cell office:value-type="float" office:value="792.126" calcext:value-type="float">
            <text:p>792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6" calcext:value-type="float">
            <text:p>0.106</text:p>
          </table:table-cell>
          <table:table-cell office:value-type="float" office:value="2574.722" calcext:value-type="float">
            <text:p>2574.7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36" calcext:value-type="float">
            <text:p>0.036</text:p>
          </table:table-cell>
          <table:table-cell office:value-type="float" office:value="1625.587" calcext:value-type="float">
            <text:p>1625.587</text:p>
          </table:table-cell>
          <table:table-cell table:formula="of:=[.C33]+[.D33]" office:value-type="float" office:value="1625.623" calcext:value-type="float">
            <text:p>1625.623</text:p>
          </table:table-cell>
          <table:table-cell office:value-type="float" office:value="268.895" calcext:value-type="float">
            <text:p>268.895</text:p>
          </table:table-cell>
          <table:table-cell office:value-type="float" office:value="765.954" calcext:value-type="float">
            <text:p>765.95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2660.704" calcext:value-type="float">
            <text:p>2660.70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36" calcext:value-type="float">
            <text:p>0.036</text:p>
          </table:table-cell>
          <table:table-cell office:value-type="float" office:value="1538.293" calcext:value-type="float">
            <text:p>1538.293</text:p>
          </table:table-cell>
          <table:table-cell table:formula="of:=[.C34]+[.D34]" office:value-type="float" office:value="1538.329" calcext:value-type="float">
            <text:p>1538.329</text:p>
          </table:table-cell>
          <table:table-cell office:value-type="float" office:value="272.602" calcext:value-type="float">
            <text:p>272.602</text:p>
          </table:table-cell>
          <table:table-cell office:value-type="float" office:value="794.784" calcext:value-type="float">
            <text:p>794.784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2605.944" calcext:value-type="float">
            <text:p>2605.944</text:p>
          </table:table-cell>
          <table:table-cell table:number-columns-repeated="10"/>
        </table:table-row>
      </table:table>
      <table:table table:name="fortran_dc_mpi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ranks</text:p>
          </table:table-cell>
          <table:table-cell office:value-type="string" calcext:value-type="string">
            <text:p>args+readpt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etclosest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writeStd</text:p>
          </table:table-cell>
          <table:table-cell office:value-type="string" calcext:value-type="string">
            <text:p>writeFil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init</text:p>
          </table:table-cell>
          <table:table-cell office:value-type="string" calcext:value-type="string">
            <text:p>bcast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recv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4.807" calcext:value-type="float">
            <text:p>24.807</text:p>
          </table:table-cell>
          <table:table-cell office:value-type="float" office:value="2.401" calcext:value-type="float">
            <text:p>2.401</text:p>
          </table:table-cell>
          <table:table-cell office:value-type="float" office:value="9.66" calcext:value-type="float">
            <text:p>9.66</text:p>
          </table:table-cell>
          <table:table-cell office:value-type="float" office:value="3.085" calcext:value-type="float">
            <text:p>3.08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4" calcext:value-type="float">
            <text:p>0.074</text:p>
          </table:table-cell>
          <table:table-cell office:value-type="float" office:value="76.571" calcext:value-type="float">
            <text:p>76.571</text:p>
          </table:table-cell>
          <table:table-cell/>
          <table:table-cell office:value-type="float" office:value="34.418" calcext:value-type="float">
            <text:p>34.418</text:p>
          </table:table-cell>
          <table:table-cell office:value-type="float" office:value="0.022" calcext:value-type="float">
            <text:p>0.022</text:p>
          </table:table-cell>
          <table:table-cell office:value-type="float" office:value="2.874" calcext:value-type="float">
            <text:p>2.874</text:p>
          </table:table-cell>
          <table:table-cell office:value-type="float" office:value="0.054" calcext:value-type="float">
            <text:p>0.054</text:p>
          </table:table-cell>
          <table:table-cell office:value-type="float" office:value="36.233" calcext:value-type="float">
            <text:p>36.233</text:p>
          </table:table-cell>
          <table:table-cell table:number-columns-repeated="2"/>
          <table:table-cell office:value-type="string" calcext:value-type="string">
            <text:p>Note: removed sim with highest tim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5.946" calcext:value-type="float">
            <text:p>25.946</text:p>
          </table:table-cell>
          <table:table-cell office:value-type="float" office:value="2.514" calcext:value-type="float">
            <text:p>2.514</text:p>
          </table:table-cell>
          <table:table-cell office:value-type="float" office:value="10.023" calcext:value-type="float">
            <text:p>10.023</text:p>
          </table:table-cell>
          <table:table-cell office:value-type="float" office:value="3.225" calcext:value-type="float">
            <text:p>3.22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1" calcext:value-type="float">
            <text:p>0.081</text:p>
          </table:table-cell>
          <table:table-cell office:value-type="float" office:value="80.697" calcext:value-type="float">
            <text:p>80.697</text:p>
          </table:table-cell>
          <table:table-cell/>
          <table:table-cell office:value-type="float" office:value="36.686" calcext:value-type="float">
            <text:p>36.686</text:p>
          </table:table-cell>
          <table:table-cell office:value-type="float" office:value="0.022" calcext:value-type="float">
            <text:p>0.022</text:p>
          </table:table-cell>
          <table:table-cell office:value-type="float" office:value="2.96" calcext:value-type="float">
            <text:p>2.96</text:p>
          </table:table-cell>
          <table:table-cell office:value-type="float" office:value="0.054" calcext:value-type="float">
            <text:p>0.054</text:p>
          </table:table-cell>
          <table:table-cell office:value-type="float" office:value="36.965" calcext:value-type="float">
            <text:p>36.965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4.658" calcext:value-type="float">
            <text:p>24.658</text:p>
          </table:table-cell>
          <table:table-cell office:value-type="float" office:value="2.227" calcext:value-type="float">
            <text:p>2.227</text:p>
          </table:table-cell>
          <table:table-cell office:value-type="float" office:value="8.76" calcext:value-type="float">
            <text:p>8.76</text:p>
          </table:table-cell>
          <table:table-cell office:value-type="float" office:value="2.841" calcext:value-type="float">
            <text:p>2.84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5" calcext:value-type="float">
            <text:p>0.125</text:p>
          </table:table-cell>
          <table:table-cell office:value-type="float" office:value="72.725" calcext:value-type="float">
            <text:p>72.725</text:p>
          </table:table-cell>
          <table:table-cell/>
          <table:table-cell office:value-type="float" office:value="32.574" calcext:value-type="float">
            <text:p>32.574</text:p>
          </table:table-cell>
          <table:table-cell office:value-type="float" office:value="0.02" calcext:value-type="float">
            <text:p>0.02</text:p>
          </table:table-cell>
          <table:table-cell office:value-type="float" office:value="2.636" calcext:value-type="float">
            <text:p>2.636</text:p>
          </table:table-cell>
          <table:table-cell office:value-type="float" office:value="0.053" calcext:value-type="float">
            <text:p>0.053</text:p>
          </table:table-cell>
          <table:table-cell office:value-type="float" office:value="35.263" calcext:value-type="float">
            <text:p>35.263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4.233" calcext:value-type="float">
            <text:p>24.233</text:p>
          </table:table-cell>
          <table:table-cell office:value-type="float" office:value="2.475" calcext:value-type="float">
            <text:p>2.475</text:p>
          </table:table-cell>
          <table:table-cell office:value-type="float" office:value="9.659" calcext:value-type="float">
            <text:p>9.659</text:p>
          </table:table-cell>
          <table:table-cell office:value-type="float" office:value="3.112" calcext:value-type="float">
            <text:p>3.11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75.814" calcext:value-type="float">
            <text:p>75.814</text:p>
          </table:table-cell>
          <table:table-cell/>
          <table:table-cell office:value-type="float" office:value="34.277" calcext:value-type="float">
            <text:p>34.277</text:p>
          </table:table-cell>
          <table:table-cell office:value-type="float" office:value="0.022" calcext:value-type="float">
            <text:p>0.022</text:p>
          </table:table-cell>
          <table:table-cell office:value-type="float" office:value="2.908" calcext:value-type="float">
            <text:p>2.908</text:p>
          </table:table-cell>
          <table:table-cell office:value-type="float" office:value="0.054" calcext:value-type="float">
            <text:p>0.054</text:p>
          </table:table-cell>
          <table:table-cell office:value-type="float" office:value="36.189" calcext:value-type="float">
            <text:p>36.189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4.794" calcext:value-type="float">
            <text:p>24.794</text:p>
          </table:table-cell>
          <table:table-cell office:value-type="float" office:value="2.47" calcext:value-type="float">
            <text:p>2.47</text:p>
          </table:table-cell>
          <table:table-cell office:value-type="float" office:value="9.687" calcext:value-type="float">
            <text:p>9.687</text:p>
          </table:table-cell>
          <table:table-cell office:value-type="float" office:value="3.095" calcext:value-type="float">
            <text:p>3.095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2" calcext:value-type="float">
            <text:p>0.102</text:p>
          </table:table-cell>
          <table:table-cell office:value-type="float" office:value="76.608" calcext:value-type="float">
            <text:p>76.608</text:p>
          </table:table-cell>
          <table:table-cell/>
          <table:table-cell office:value-type="float" office:value="34.526" calcext:value-type="float">
            <text:p>34.526</text:p>
          </table:table-cell>
          <table:table-cell office:value-type="float" office:value="0.021" calcext:value-type="float">
            <text:p>0.021</text:p>
          </table:table-cell>
          <table:table-cell office:value-type="float" office:value="2.908" calcext:value-type="float">
            <text:p>2.908</text:p>
          </table:table-cell>
          <table:table-cell office:value-type="float" office:value="0.054" calcext:value-type="float">
            <text:p>0.054</text:p>
          </table:table-cell>
          <table:table-cell office:value-type="float" office:value="36.535" calcext:value-type="float">
            <text:p>36.535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3.256" calcext:value-type="float">
            <text:p>23.256</text:p>
          </table:table-cell>
          <table:table-cell office:value-type="float" office:value="2.234" calcext:value-type="float">
            <text:p>2.234</text:p>
          </table:table-cell>
          <table:table-cell office:value-type="float" office:value="5.602" calcext:value-type="float">
            <text:p>5.602</text:p>
          </table:table-cell>
          <table:table-cell office:value-type="float" office:value="1.543" calcext:value-type="float">
            <text:p>1.54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9" calcext:value-type="float">
            <text:p>0.089</text:p>
          </table:table-cell>
          <table:table-cell office:value-type="float" office:value="72.964" calcext:value-type="float">
            <text:p>72.964</text:p>
          </table:table-cell>
          <table:table-cell/>
          <table:table-cell office:value-type="float" office:value="37.007" calcext:value-type="float">
            <text:p>37.007</text:p>
          </table:table-cell>
          <table:table-cell office:value-type="float" office:value="0.041" calcext:value-type="float">
            <text:p>0.041</text:p>
          </table:table-cell>
          <table:table-cell office:value-type="float" office:value="2.952" calcext:value-type="float">
            <text:p>2.952</text:p>
          </table:table-cell>
          <table:table-cell office:value-type="float" office:value="0.655" calcext:value-type="float">
            <text:p>0.655</text:p>
          </table:table-cell>
          <table:table-cell office:value-type="float" office:value="40.021" calcext:value-type="float">
            <text:p>40.02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4.647" calcext:value-type="float">
            <text:p>24.647</text:p>
          </table:table-cell>
          <table:table-cell office:value-type="float" office:value="2.246" calcext:value-type="float">
            <text:p>2.246</text:p>
          </table:table-cell>
          <table:table-cell office:value-type="float" office:value="5.497" calcext:value-type="float">
            <text:p>5.497</text:p>
          </table:table-cell>
          <table:table-cell office:value-type="float" office:value="1.562" calcext:value-type="float">
            <text:p>1.56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" calcext:value-type="float">
            <text:p>0.08</text:p>
          </table:table-cell>
          <table:table-cell office:value-type="float" office:value="74.161" calcext:value-type="float">
            <text:p>74.161</text:p>
          </table:table-cell>
          <table:table-cell/>
          <table:table-cell office:value-type="float" office:value="36.837" calcext:value-type="float">
            <text:p>36.837</text:p>
          </table:table-cell>
          <table:table-cell office:value-type="float" office:value="0.033" calcext:value-type="float">
            <text:p>0.033</text:p>
          </table:table-cell>
          <table:table-cell office:value-type="float" office:value="2.956" calcext:value-type="float">
            <text:p>2.956</text:p>
          </table:table-cell>
          <table:table-cell office:value-type="float" office:value="0.559" calcext:value-type="float">
            <text:p>0.559</text:p>
          </table:table-cell>
          <table:table-cell office:value-type="float" office:value="39.847" calcext:value-type="float">
            <text:p>39.84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3.179" calcext:value-type="float">
            <text:p>23.179</text:p>
          </table:table-cell>
          <table:table-cell office:value-type="float" office:value="2.264" calcext:value-type="float">
            <text:p>2.264</text:p>
          </table:table-cell>
          <table:table-cell office:value-type="float" office:value="5.745" calcext:value-type="float">
            <text:p>5.745</text:p>
          </table:table-cell>
          <table:table-cell office:value-type="float" office:value="1.526" calcext:value-type="float">
            <text:p>1.526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float" office:value="72.832" calcext:value-type="float">
            <text:p>72.832</text:p>
          </table:table-cell>
          <table:table-cell/>
          <table:table-cell office:value-type="float" office:value="36.925" calcext:value-type="float">
            <text:p>36.925</text:p>
          </table:table-cell>
          <table:table-cell office:value-type="float" office:value="0.037" calcext:value-type="float">
            <text:p>0.037</text:p>
          </table:table-cell>
          <table:table-cell office:value-type="float" office:value="3.008" calcext:value-type="float">
            <text:p>3.008</text:p>
          </table:table-cell>
          <table:table-cell office:value-type="float" office:value="0.788" calcext:value-type="float">
            <text:p>0.788</text:p>
          </table:table-cell>
          <table:table-cell office:value-type="float" office:value="39.959" calcext:value-type="float">
            <text:p>39.959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4.44" calcext:value-type="float">
            <text:p>24.44</text:p>
          </table:table-cell>
          <table:table-cell office:value-type="float" office:value="2.398" calcext:value-type="float">
            <text:p>2.398</text:p>
          </table:table-cell>
          <table:table-cell office:value-type="float" office:value="5.642" calcext:value-type="float">
            <text:p>5.64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2" calcext:value-type="float">
            <text:p>0.082</text:p>
          </table:table-cell>
          <table:table-cell office:value-type="float" office:value="74.189" calcext:value-type="float">
            <text:p>74.189</text:p>
          </table:table-cell>
          <table:table-cell/>
          <table:table-cell office:value-type="float" office:value="36.865" calcext:value-type="float">
            <text:p>36.865</text:p>
          </table:table-cell>
          <table:table-cell office:value-type="float" office:value="0.032" calcext:value-type="float">
            <text:p>0.032</text:p>
          </table:table-cell>
          <table:table-cell office:value-type="float" office:value="3.111" calcext:value-type="float">
            <text:p>3.111</text:p>
          </table:table-cell>
          <table:table-cell office:value-type="float" office:value="0.84" calcext:value-type="float">
            <text:p>0.84</text:p>
          </table:table-cell>
          <table:table-cell office:value-type="float" office:value="40.025" calcext:value-type="float">
            <text:p>40.025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5.269" calcext:value-type="float">
            <text:p>25.269</text:p>
          </table:table-cell>
          <table:table-cell office:value-type="float" office:value="2.378" calcext:value-type="float">
            <text:p>2.378</text:p>
          </table:table-cell>
          <table:table-cell office:value-type="float" office:value="5.623" calcext:value-type="float">
            <text:p>5.623</text:p>
          </table:table-cell>
          <table:table-cell office:value-type="float" office:value="1.538" calcext:value-type="float">
            <text:p>1.53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3" calcext:value-type="float">
            <text:p>0.093</text:p>
          </table:table-cell>
          <table:table-cell office:value-type="float" office:value="75.759" calcext:value-type="float">
            <text:p>75.759</text:p>
          </table:table-cell>
          <table:table-cell/>
          <table:table-cell office:value-type="float" office:value="37.569" calcext:value-type="float">
            <text:p>37.569</text:p>
          </table:table-cell>
          <table:table-cell office:value-type="float" office:value="0.036" calcext:value-type="float">
            <text:p>0.036</text:p>
          </table:table-cell>
          <table:table-cell office:value-type="float" office:value="3.107" calcext:value-type="float">
            <text:p>3.107</text:p>
          </table:table-cell>
          <table:table-cell office:value-type="float" office:value="0.431" calcext:value-type="float">
            <text:p>0.431</text:p>
          </table:table-cell>
          <table:table-cell office:value-type="float" office:value="40.734" calcext:value-type="float">
            <text:p>40.734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2.668" calcext:value-type="float">
            <text:p>22.668</text:p>
          </table:table-cell>
          <table:table-cell office:value-type="float" office:value="2.268" calcext:value-type="float">
            <text:p>2.268</text:p>
          </table:table-cell>
          <table:table-cell office:value-type="float" office:value="3.697" calcext:value-type="float">
            <text:p>3.697</text:p>
          </table:table-cell>
          <table:table-cell office:value-type="float" office:value="0.824" calcext:value-type="float">
            <text:p>0.824</text:p>
          </table:table-cell>
          <table:table-cell office:value-type="float" office:value="0.077" calcext:value-type="float">
            <text:p>0.077</text:p>
          </table:table-cell>
          <table:table-cell office:value-type="float" office:value="0.111" calcext:value-type="float">
            <text:p>0.111</text:p>
          </table:table-cell>
          <table:table-cell office:value-type="float" office:value="73.066" calcext:value-type="float">
            <text:p>73.066</text:p>
          </table:table-cell>
          <table:table-cell/>
          <table:table-cell office:value-type="float" office:value="39.415" calcext:value-type="float">
            <text:p>39.415</text:p>
          </table:table-cell>
          <table:table-cell office:value-type="float" office:value="0.036" calcext:value-type="float">
            <text:p>0.036</text:p>
          </table:table-cell>
          <table:table-cell office:value-type="float" office:value="3.213" calcext:value-type="float">
            <text:p>3.213</text:p>
          </table:table-cell>
          <table:table-cell office:value-type="float" office:value="0.665" calcext:value-type="float">
            <text:p>0.665</text:p>
          </table:table-cell>
          <table:table-cell office:value-type="float" office:value="42.713" calcext:value-type="float">
            <text:p>42.713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3.222" calcext:value-type="float">
            <text:p>23.222</text:p>
          </table:table-cell>
          <table:table-cell office:value-type="float" office:value="2.273" calcext:value-type="float">
            <text:p>2.273</text:p>
          </table:table-cell>
          <table:table-cell office:value-type="float" office:value="3.694" calcext:value-type="float">
            <text:p>3.69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2" calcext:value-type="float">
            <text:p>0.112</text:p>
          </table:table-cell>
          <table:table-cell office:value-type="float" office:value="71.066" calcext:value-type="float">
            <text:p>71.066</text:p>
          </table:table-cell>
          <table:table-cell/>
          <table:table-cell office:value-type="float" office:value="37.108" calcext:value-type="float">
            <text:p>37.108</text:p>
          </table:table-cell>
          <table:table-cell office:value-type="float" office:value="0.029" calcext:value-type="float">
            <text:p>0.029</text:p>
          </table:table-cell>
          <table:table-cell office:value-type="float" office:value="3.229" calcext:value-type="float">
            <text:p>3.229</text:p>
          </table:table-cell>
          <table:table-cell office:value-type="float" office:value="0.633" calcext:value-type="float">
            <text:p>0.633</text:p>
          </table:table-cell>
          <table:table-cell office:value-type="float" office:value="40.376" calcext:value-type="float">
            <text:p>40.376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5.155" calcext:value-type="float">
            <text:p>25.155</text:p>
          </table:table-cell>
          <table:table-cell office:value-type="float" office:value="2.398" calcext:value-type="float">
            <text:p>2.398</text:p>
          </table:table-cell>
          <table:table-cell office:value-type="float" office:value="3.711" calcext:value-type="float">
            <text:p>3.711</text:p>
          </table:table-cell>
          <table:table-cell office:value-type="float" office:value="0.819" calcext:value-type="float">
            <text:p>0.819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3" calcext:value-type="float">
            <text:p>0.113</text:p>
          </table:table-cell>
          <table:table-cell office:value-type="float" office:value="74.698" calcext:value-type="float">
            <text:p>74.698</text:p>
          </table:table-cell>
          <table:table-cell/>
          <table:table-cell office:value-type="float" office:value="38.424" calcext:value-type="float">
            <text:p>38.424</text:p>
          </table:table-cell>
          <table:table-cell office:value-type="float" office:value="0.036" calcext:value-type="float">
            <text:p>0.036</text:p>
          </table:table-cell>
          <table:table-cell office:value-type="float" office:value="3.349" calcext:value-type="float">
            <text:p>3.349</text:p>
          </table:table-cell>
          <table:table-cell office:value-type="float" office:value="0.504" calcext:value-type="float">
            <text:p>0.504</text:p>
          </table:table-cell>
          <table:table-cell office:value-type="float" office:value="41.782" calcext:value-type="float">
            <text:p>41.782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0.691" calcext:value-type="float">
            <text:p>20.691</text:p>
          </table:table-cell>
          <table:table-cell office:value-type="float" office:value="1.823" calcext:value-type="float">
            <text:p>1.823</text:p>
          </table:table-cell>
          <table:table-cell office:value-type="float" office:value="3.744" calcext:value-type="float">
            <text:p>3.744</text:p>
          </table:table-cell>
          <table:table-cell office:value-type="float" office:value="0.926" calcext:value-type="float">
            <text:p>0.92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9" calcext:value-type="float">
            <text:p>0.069</text:p>
          </table:table-cell>
          <table:table-cell office:value-type="float" office:value="70.002" calcext:value-type="float">
            <text:p>70.002</text:p>
          </table:table-cell>
          <table:table-cell/>
          <table:table-cell office:value-type="float" office:value="38.648" calcext:value-type="float">
            <text:p>38.648</text:p>
          </table:table-cell>
          <table:table-cell office:value-type="float" office:value="0.039" calcext:value-type="float">
            <text:p>0.039</text:p>
          </table:table-cell>
          <table:table-cell office:value-type="float" office:value="2.697" calcext:value-type="float">
            <text:p>2.697</text:p>
          </table:table-cell>
          <table:table-cell office:value-type="float" office:value="1.349" calcext:value-type="float">
            <text:p>1.349</text:p>
          </table:table-cell>
          <table:table-cell office:value-type="float" office:value="41.332" calcext:value-type="float">
            <text:p>41.332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6.771" calcext:value-type="float">
            <text:p>26.771</text:p>
          </table:table-cell>
          <table:table-cell office:value-type="float" office:value="2.545" calcext:value-type="float">
            <text:p>2.545</text:p>
          </table:table-cell>
          <table:table-cell office:value-type="float" office:value="3.724" calcext:value-type="float">
            <text:p>3.724</text:p>
          </table:table-cell>
          <table:table-cell office:value-type="float" office:value="0.826" calcext:value-type="float">
            <text:p>0.826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4" calcext:value-type="float">
            <text:p>0.114</text:p>
          </table:table-cell>
          <table:table-cell office:value-type="float" office:value="77.086" calcext:value-type="float">
            <text:p>77.086</text:p>
          </table:table-cell>
          <table:table-cell/>
          <table:table-cell office:value-type="float" office:value="39.153" calcext:value-type="float">
            <text:p>39.153</text:p>
          </table:table-cell>
          <table:table-cell office:value-type="float" office:value="0.039" calcext:value-type="float">
            <text:p>0.039</text:p>
          </table:table-cell>
          <table:table-cell office:value-type="float" office:value="3.547" calcext:value-type="float">
            <text:p>3.547</text:p>
          </table:table-cell>
          <table:table-cell office:value-type="float" office:value="0.404" calcext:value-type="float">
            <text:p>0.404</text:p>
          </table:table-cell>
          <table:table-cell office:value-type="float" office:value="43.027" calcext:value-type="float">
            <text:p>43.02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6.896" calcext:value-type="float">
            <text:p>26.896</text:p>
          </table:table-cell>
          <table:table-cell office:value-type="float" office:value="2.516" calcext:value-type="float">
            <text:p>2.516</text:p>
          </table:table-cell>
          <table:table-cell office:value-type="float" office:value="2.714" calcext:value-type="float">
            <text:p>2.714</text:p>
          </table:table-cell>
          <table:table-cell office:value-type="float" office:value="0.527" calcext:value-type="float">
            <text:p>0.527</text:p>
          </table:table-cell>
          <table:table-cell office:value-type="float" office:value="0.076" calcext:value-type="float">
            <text:p>0.076</text:p>
          </table:table-cell>
          <table:table-cell office:value-type="float" office:value="0.138" calcext:value-type="float">
            <text:p>0.138</text:p>
          </table:table-cell>
          <table:table-cell office:value-type="float" office:value="85.073" calcext:value-type="float">
            <text:p>85.073</text:p>
          </table:table-cell>
          <table:table-cell/>
          <table:table-cell office:value-type="float" office:value="47.688" calcext:value-type="float">
            <text:p>47.688</text:p>
          </table:table-cell>
          <table:table-cell office:value-type="float" office:value="0.094" calcext:value-type="float">
            <text:p>0.094</text:p>
          </table:table-cell>
          <table:table-cell office:value-type="float" office:value="3.606" calcext:value-type="float">
            <text:p>3.606</text:p>
          </table:table-cell>
          <table:table-cell office:value-type="float" office:value="0.842" calcext:value-type="float">
            <text:p>0.842</text:p>
          </table:table-cell>
          <table:table-cell office:value-type="float" office:value="51.31" calcext:value-type="float">
            <text:p>51.3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6.109" calcext:value-type="float">
            <text:p>26.109</text:p>
          </table:table-cell>
          <table:table-cell office:value-type="float" office:value="2.553" calcext:value-type="float">
            <text:p>2.553</text:p>
          </table:table-cell>
          <table:table-cell office:value-type="float" office:value="2.742" calcext:value-type="float">
            <text:p>2.742</text:p>
          </table:table-cell>
          <table:table-cell office:value-type="float" office:value="0.505" calcext:value-type="float">
            <text:p>0.505</text:p>
          </table:table-cell>
          <table:table-cell office:value-type="float" office:value="0.08" calcext:value-type="float">
            <text:p>0.08</text:p>
          </table:table-cell>
          <table:table-cell office:value-type="float" office:value="0.093" calcext:value-type="float">
            <text:p>0.093</text:p>
          </table:table-cell>
          <table:table-cell office:value-type="float" office:value="83.914" calcext:value-type="float">
            <text:p>83.914</text:p>
          </table:table-cell>
          <table:table-cell/>
          <table:table-cell office:value-type="float" office:value="47.339" calcext:value-type="float">
            <text:p>47.339</text:p>
          </table:table-cell>
          <table:table-cell office:value-type="float" office:value="0.083" calcext:value-type="float">
            <text:p>0.083</text:p>
          </table:table-cell>
          <table:table-cell office:value-type="float" office:value="3.592" calcext:value-type="float">
            <text:p>3.592</text:p>
          </table:table-cell>
          <table:table-cell office:value-type="float" office:value="0.618" calcext:value-type="float">
            <text:p>0.618</text:p>
          </table:table-cell>
          <table:table-cell office:value-type="float" office:value="50.972" calcext:value-type="float">
            <text:p>50.972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4.008" calcext:value-type="float">
            <text:p>24.008</text:p>
          </table:table-cell>
          <table:table-cell office:value-type="float" office:value="2.324" calcext:value-type="float">
            <text:p>2.324</text:p>
          </table:table-cell>
          <table:table-cell office:value-type="float" office:value="2.831" calcext:value-type="float">
            <text:p>2.831</text:p>
          </table:table-cell>
          <table:table-cell office:value-type="float" office:value="0.521" calcext:value-type="float">
            <text:p>0.52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7" calcext:value-type="float">
            <text:p>0.097</text:p>
          </table:table-cell>
          <table:table-cell office:value-type="float" office:value="79.876" calcext:value-type="float">
            <text:p>79.876</text:p>
          </table:table-cell>
          <table:table-cell/>
          <table:table-cell office:value-type="float" office:value="45.744" calcext:value-type="float">
            <text:p>45.744</text:p>
          </table:table-cell>
          <table:table-cell office:value-type="float" office:value="0.08" calcext:value-type="float">
            <text:p>0.08</text:p>
          </table:table-cell>
          <table:table-cell office:value-type="float" office:value="3.477" calcext:value-type="float">
            <text:p>3.477</text:p>
          </table:table-cell>
          <table:table-cell office:value-type="float" office:value="0.689" calcext:value-type="float">
            <text:p>0.689</text:p>
          </table:table-cell>
          <table:table-cell office:value-type="float" office:value="49.168" calcext:value-type="float">
            <text:p>49.168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1.184" calcext:value-type="float">
            <text:p>21.184</text:p>
          </table:table-cell>
          <table:table-cell office:value-type="float" office:value="1.799" calcext:value-type="float">
            <text:p>1.799</text:p>
          </table:table-cell>
          <table:table-cell office:value-type="float" office:value="2.708" calcext:value-type="float">
            <text:p>2.708</text:p>
          </table:table-cell>
          <table:table-cell office:value-type="float" office:value="0.588" calcext:value-type="float">
            <text:p>0.58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2" calcext:value-type="float">
            <text:p>0.082</text:p>
          </table:table-cell>
          <table:table-cell office:value-type="float" office:value="78.349" calcext:value-type="float">
            <text:p>78.349</text:p>
          </table:table-cell>
          <table:table-cell/>
          <table:table-cell office:value-type="float" office:value="47.513" calcext:value-type="float">
            <text:p>47.513</text:p>
          </table:table-cell>
          <table:table-cell office:value-type="float" office:value="0.066" calcext:value-type="float">
            <text:p>0.066</text:p>
          </table:table-cell>
          <table:table-cell office:value-type="float" office:value="2.834" calcext:value-type="float">
            <text:p>2.834</text:p>
          </table:table-cell>
          <table:table-cell office:value-type="float" office:value="0.972" calcext:value-type="float">
            <text:p>0.972</text:p>
          </table:table-cell>
          <table:table-cell office:value-type="float" office:value="50.308" calcext:value-type="float">
            <text:p>50.308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9.686" calcext:value-type="float">
            <text:p>19.686</text:p>
          </table:table-cell>
          <table:table-cell office:value-type="float" office:value="1.801" calcext:value-type="float">
            <text:p>1.801</text:p>
          </table:table-cell>
          <table:table-cell office:value-type="float" office:value="2.523" calcext:value-type="float">
            <text:p>2.523</text:p>
          </table:table-cell>
          <table:table-cell office:value-type="float" office:value="0.491" calcext:value-type="float">
            <text:p>0.49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33" calcext:value-type="float">
            <text:p>0.133</text:p>
          </table:table-cell>
          <table:table-cell office:value-type="float" office:value="71.749" calcext:value-type="float">
            <text:p>71.749</text:p>
          </table:table-cell>
          <table:table-cell/>
          <table:table-cell office:value-type="float" office:value="42.755" calcext:value-type="float">
            <text:p>42.755</text:p>
          </table:table-cell>
          <table:table-cell office:value-type="float" office:value="0.07" calcext:value-type="float">
            <text:p>0.07</text:p>
          </table:table-cell>
          <table:table-cell office:value-type="float" office:value="2.796" calcext:value-type="float">
            <text:p>2.796</text:p>
          </table:table-cell>
          <table:table-cell office:value-type="float" office:value="0.806" calcext:value-type="float">
            <text:p>0.806</text:p>
          </table:table-cell>
          <table:table-cell office:value-type="float" office:value="45.518" calcext:value-type="float">
            <text:p>45.518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2.141" calcext:value-type="float">
            <text:p>32.141</text:p>
          </table:table-cell>
          <table:table-cell office:value-type="float" office:value="2.329" calcext:value-type="float">
            <text:p>2.329</text:p>
          </table:table-cell>
          <table:table-cell office:value-type="float" office:value="2.272" calcext:value-type="float">
            <text:p>2.272</text:p>
          </table:table-cell>
          <table:table-cell office:value-type="float" office:value="0.288" calcext:value-type="float">
            <text:p>0.28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8" calcext:value-type="float">
            <text:p>0.088</text:p>
          </table:table-cell>
          <table:table-cell office:value-type="float" office:value="92.559" calcext:value-type="float">
            <text:p>92.559</text:p>
          </table:table-cell>
          <table:table-cell/>
          <table:table-cell office:value-type="float" office:value="50.599" calcext:value-type="float">
            <text:p>50.599</text:p>
          </table:table-cell>
          <table:table-cell office:value-type="float" office:value="0.056" calcext:value-type="float">
            <text:p>0.056</text:p>
          </table:table-cell>
          <table:table-cell office:value-type="float" office:value="3.453" calcext:value-type="float">
            <text:p>3.453</text:p>
          </table:table-cell>
          <table:table-cell office:value-type="float" office:value="0.585" calcext:value-type="float">
            <text:p>0.585</text:p>
          </table:table-cell>
          <table:table-cell office:value-type="float" office:value="54.117" calcext:value-type="float">
            <text:p>54.11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2.745" calcext:value-type="float">
            <text:p>22.745</text:p>
          </table:table-cell>
          <table:table-cell office:value-type="float" office:value="2.179" calcext:value-type="float">
            <text:p>2.179</text:p>
          </table:table-cell>
          <table:table-cell office:value-type="float" office:value="2.094" calcext:value-type="float">
            <text:p>2.094</text:p>
          </table:table-cell>
          <table:table-cell office:value-type="float" office:value="0.301" calcext:value-type="float">
            <text:p>0.30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43" calcext:value-type="float">
            <text:p>0.143</text:p>
          </table:table-cell>
          <table:table-cell office:value-type="float" office:value="85.073" calcext:value-type="float">
            <text:p>85.073</text:p>
          </table:table-cell>
          <table:table-cell/>
          <table:table-cell office:value-type="float" office:value="52.185" calcext:value-type="float">
            <text:p>52.185</text:p>
          </table:table-cell>
          <table:table-cell office:value-type="float" office:value="0.053" calcext:value-type="float">
            <text:p>0.053</text:p>
          </table:table-cell>
          <table:table-cell office:value-type="float" office:value="3.208" calcext:value-type="float">
            <text:p>3.208</text:p>
          </table:table-cell>
          <table:table-cell office:value-type="float" office:value="0.64" calcext:value-type="float">
            <text:p>0.64</text:p>
          </table:table-cell>
          <table:table-cell office:value-type="float" office:value="55.548" calcext:value-type="float">
            <text:p>55.548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17.298" calcext:value-type="float">
            <text:p>17.298</text:p>
          </table:table-cell>
          <table:table-cell office:value-type="float" office:value="1.794" calcext:value-type="float">
            <text:p>1.794</text:p>
          </table:table-cell>
          <table:table-cell office:value-type="float" office:value="2.284" calcext:value-type="float">
            <text:p>2.284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4" calcext:value-type="float">
            <text:p>0.074</text:p>
          </table:table-cell>
          <table:table-cell office:value-type="float" office:value="86.896" calcext:value-type="float">
            <text:p>86.896</text:p>
          </table:table-cell>
          <table:table-cell/>
          <table:table-cell office:value-type="float" office:value="59.395" calcext:value-type="float">
            <text:p>59.395</text:p>
          </table:table-cell>
          <table:table-cell office:value-type="float" office:value="0.044" calcext:value-type="float">
            <text:p>0.044</text:p>
          </table:table-cell>
          <table:table-cell office:value-type="float" office:value="2.917" calcext:value-type="float">
            <text:p>2.917</text:p>
          </table:table-cell>
          <table:table-cell office:value-type="float" office:value="0.97" calcext:value-type="float">
            <text:p>0.97</text:p>
          </table:table-cell>
          <table:table-cell office:value-type="float" office:value="62.167" calcext:value-type="float">
            <text:p>62.16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2.753" calcext:value-type="float">
            <text:p>22.753</text:p>
          </table:table-cell>
          <table:table-cell office:value-type="float" office:value="2.249" calcext:value-type="float">
            <text:p>2.249</text:p>
          </table:table-cell>
          <table:table-cell office:value-type="float" office:value="2.393" calcext:value-type="float">
            <text:p>2.393</text:p>
          </table:table-cell>
          <table:table-cell office:value-type="float" office:value="0.339" calcext:value-type="float">
            <text:p>0.33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21" calcext:value-type="float">
            <text:p>0.121</text:p>
          </table:table-cell>
          <table:table-cell office:value-type="float" office:value="83.709" calcext:value-type="float">
            <text:p>83.709</text:p>
          </table:table-cell>
          <table:table-cell/>
          <table:table-cell office:value-type="float" office:value="51.035" calcext:value-type="float">
            <text:p>51.035</text:p>
          </table:table-cell>
          <table:table-cell office:value-type="float" office:value="0.07" calcext:value-type="float">
            <text:p>0.07</text:p>
          </table:table-cell>
          <table:table-cell office:value-type="float" office:value="3.538" calcext:value-type="float">
            <text:p>3.538</text:p>
          </table:table-cell>
          <table:table-cell office:value-type="float" office:value="0.782" calcext:value-type="float">
            <text:p>0.782</text:p>
          </table:table-cell>
          <table:table-cell office:value-type="float" office:value="54.561" calcext:value-type="float">
            <text:p>54.56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6.05" calcext:value-type="float">
            <text:p>26.05</text:p>
          </table:table-cell>
          <table:table-cell office:value-type="float" office:value="2.428" calcext:value-type="float">
            <text:p>2.428</text:p>
          </table:table-cell>
          <table:table-cell office:value-type="float" office:value="2.269" calcext:value-type="float">
            <text:p>2.269</text:p>
          </table:table-cell>
          <table:table-cell office:value-type="float" office:value="0.297" calcext:value-type="float">
            <text:p>0.29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9" calcext:value-type="float">
            <text:p>0.099</text:p>
          </table:table-cell>
          <table:table-cell office:value-type="float" office:value="88.394" calcext:value-type="float">
            <text:p>88.394</text:p>
          </table:table-cell>
          <table:table-cell/>
          <table:table-cell office:value-type="float" office:value="52.582" calcext:value-type="float">
            <text:p>52.582</text:p>
          </table:table-cell>
          <table:table-cell office:value-type="float" office:value="0.062" calcext:value-type="float">
            <text:p>0.062</text:p>
          </table:table-cell>
          <table:table-cell office:value-type="float" office:value="3.547" calcext:value-type="float">
            <text:p>3.547</text:p>
          </table:table-cell>
          <table:table-cell office:value-type="float" office:value="0.618" calcext:value-type="float">
            <text:p>0.618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9.352" calcext:value-type="float">
            <text:p>39.352</text:p>
          </table:table-cell>
          <table:table-cell office:value-type="float" office:value="2.361" calcext:value-type="float">
            <text:p>2.361</text:p>
          </table:table-cell>
          <table:table-cell office:value-type="float" office:value="2.211" calcext:value-type="float">
            <text:p>2.211</text:p>
          </table:table-cell>
          <table:table-cell office:value-type="float" office:value="0.322" calcext:value-type="float">
            <text:p>0.322</text:p>
          </table:table-cell>
          <table:table-cell office:value-type="float" office:value="0.061" calcext:value-type="float">
            <text:p>0.061</text:p>
          </table:table-cell>
          <table:table-cell office:value-type="float" office:value="0.154" calcext:value-type="float">
            <text:p>0.154</text:p>
          </table:table-cell>
          <table:table-cell office:value-type="float" office:value="104.405" calcext:value-type="float">
            <text:p>104.405</text:p>
          </table:table-cell>
          <table:table-cell/>
          <table:table-cell office:value-type="float" office:value="54.895" calcext:value-type="float">
            <text:p>54.895</text:p>
          </table:table-cell>
          <table:table-cell office:value-type="float" office:value="0.054" calcext:value-type="float">
            <text:p>0.054</text:p>
          </table:table-cell>
          <table:table-cell office:value-type="float" office:value="3.514" calcext:value-type="float">
            <text:p>3.514</text:p>
          </table:table-cell>
          <table:table-cell office:value-type="float" office:value="0.526" calcext:value-type="float">
            <text:p>0.526</text:p>
          </table:table-cell>
          <table:table-cell office:value-type="float" office:value="56.004" calcext:value-type="float">
            <text:p>56.004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8.524" calcext:value-type="float">
            <text:p>38.524</text:p>
          </table:table-cell>
          <table:table-cell office:value-type="float" office:value="2.374" calcext:value-type="float">
            <text:p>2.374</text:p>
          </table:table-cell>
          <table:table-cell office:value-type="float" office:value="2.121" calcext:value-type="float">
            <text:p>2.121</text:p>
          </table:table-cell>
          <table:table-cell office:value-type="float" office:value="0.272" calcext:value-type="float">
            <text:p>0.27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3" calcext:value-type="float">
            <text:p>0.083</text:p>
          </table:table-cell>
          <table:table-cell office:value-type="float" office:value="101.344" calcext:value-type="float">
            <text:p>101.344</text:p>
          </table:table-cell>
          <table:table-cell/>
          <table:table-cell office:value-type="float" office:value="53.515" calcext:value-type="float">
            <text:p>53.515</text:p>
          </table:table-cell>
          <table:table-cell office:value-type="float" office:value="0.054" calcext:value-type="float">
            <text:p>0.054</text:p>
          </table:table-cell>
          <table:table-cell office:value-type="float" office:value="3.496" calcext:value-type="float">
            <text:p>3.496</text:p>
          </table:table-cell>
          <table:table-cell office:value-type="float" office:value="0.64" calcext:value-type="float">
            <text:p>0.64</text:p>
          </table:table-cell>
          <table:table-cell office:value-type="float" office:value="57.015" calcext:value-type="float">
            <text:p>57.015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0.299" calcext:value-type="float">
            <text:p>20.299</text:p>
          </table:table-cell>
          <table:table-cell office:value-type="float" office:value="1.793" calcext:value-type="float">
            <text:p>1.793</text:p>
          </table:table-cell>
          <table:table-cell office:value-type="float" office:value="2.235" calcext:value-type="float">
            <text:p>2.235</text:p>
          </table:table-cell>
          <table:table-cell office:value-type="float" office:value="0.332" calcext:value-type="float">
            <text:p>0.332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5" calcext:value-type="float">
            <text:p>0.125</text:p>
          </table:table-cell>
          <table:table-cell office:value-type="float" office:value="82.615" calcext:value-type="float">
            <text:p>82.615</text:p>
          </table:table-cell>
          <table:table-cell/>
          <table:table-cell office:value-type="float" office:value="52.975" calcext:value-type="float">
            <text:p>52.975</text:p>
          </table:table-cell>
          <table:table-cell office:value-type="float" office:value="0.043" calcext:value-type="float">
            <text:p>0.043</text:p>
          </table:table-cell>
          <table:table-cell office:value-type="float" office:value="2.881" calcext:value-type="float">
            <text:p>2.881</text:p>
          </table:table-cell>
          <table:table-cell office:value-type="float" office:value="0.852" calcext:value-type="float">
            <text:p>0.852</text:p>
          </table:table-cell>
          <table:table-cell office:value-type="float" office:value="55.845" calcext:value-type="float">
            <text:p>55.845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4.347" calcext:value-type="float">
            <text:p>34.347</text:p>
          </table:table-cell>
          <table:table-cell office:value-type="float" office:value="2.36" calcext:value-type="float">
            <text:p>2.36</text:p>
          </table:table-cell>
          <table:table-cell office:value-type="float" office:value="2.264" calcext:value-type="float">
            <text:p>2.264</text:p>
          </table:table-cell>
          <table:table-cell office:value-type="float" office:value="0.314" calcext:value-type="float">
            <text:p>0.31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4" calcext:value-type="float">
            <text:p>0.084</text:p>
          </table:table-cell>
          <table:table-cell office:value-type="float" office:value="96.984" calcext:value-type="float">
            <text:p>96.984</text:p>
          </table:table-cell>
          <table:table-cell/>
          <table:table-cell office:value-type="float" office:value="52.695" calcext:value-type="float">
            <text:p>52.695</text:p>
          </table:table-cell>
          <table:table-cell office:value-type="float" office:value="0.055" calcext:value-type="float">
            <text:p>0.055</text:p>
          </table:table-cell>
          <table:table-cell office:value-type="float" office:value="3.563" calcext:value-type="float">
            <text:p>3.563</text:p>
          </table:table-cell>
          <table:table-cell office:value-type="float" office:value="0.538" calcext:value-type="float">
            <text:p>0.538</text:p>
          </table:table-cell>
          <table:table-cell office:value-type="float" office:value="56.262" calcext:value-type="float">
            <text:p>56.262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3.394" calcext:value-type="float">
            <text:p>33.394</text:p>
          </table:table-cell>
          <table:table-cell office:value-type="float" office:value="2.305" calcext:value-type="float">
            <text:p>2.305</text:p>
          </table:table-cell>
          <table:table-cell office:value-type="float" office:value="2.251" calcext:value-type="float">
            <text:p>2.251</text:p>
          </table:table-cell>
          <table:table-cell office:value-type="float" office:value="0.282" calcext:value-type="float">
            <text:p>0.282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9" calcext:value-type="float">
            <text:p>0.139</text:p>
          </table:table-cell>
          <table:table-cell office:value-type="float" office:value="99.221" calcext:value-type="float">
            <text:p>99.221</text:p>
          </table:table-cell>
          <table:table-cell/>
          <table:table-cell office:value-type="float" office:value="55.801" calcext:value-type="float">
            <text:p>55.801</text:p>
          </table:table-cell>
          <table:table-cell office:value-type="float" office:value="0.052" calcext:value-type="float">
            <text:p>0.052</text:p>
          </table:table-cell>
          <table:table-cell office:value-type="float" office:value="3.442" calcext:value-type="float">
            <text:p>3.442</text:p>
          </table:table-cell>
          <table:table-cell office:value-type="float" office:value="0.665" calcext:value-type="float">
            <text:p>0.665</text:p>
          </table:table-cell>
          <table:table-cell office:value-type="float" office:value="57.023" calcext:value-type="float">
            <text:p>57.023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35.315" calcext:value-type="float">
            <text:p>35.315</text:p>
          </table:table-cell>
          <table:table-cell office:value-type="float" office:value="2.308" calcext:value-type="float">
            <text:p>2.308</text:p>
          </table:table-cell>
          <table:table-cell office:value-type="float" office:value="16.938" calcext:value-type="float">
            <text:p>16.938</text:p>
          </table:table-cell>
          <table:table-cell office:value-type="float" office:value="5.601" calcext:value-type="float">
            <text:p>5.60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7" calcext:value-type="float">
            <text:p>0.097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float" office:value="34.228" calcext:value-type="float">
            <text:p>34.228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28" calcext:value-type="float">
            <text:p>34.228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2.911" calcext:value-type="float">
            <text:p>22.911</text:p>
          </table:table-cell>
          <table:table-cell office:value-type="float" office:value="2.416" calcext:value-type="float">
            <text:p>2.416</text:p>
          </table:table-cell>
          <table:table-cell office:value-type="float" office:value="17.146" calcext:value-type="float">
            <text:p>17.146</text:p>
          </table:table-cell>
          <table:table-cell office:value-type="float" office:value="5.597" calcext:value-type="float">
            <text:p>5.597</text:p>
          </table:table-cell>
          <table:table-cell office:value-type="float" office:value="0.06" calcext:value-type="float">
            <text:p>0.06</text:p>
          </table:table-cell>
          <table:table-cell office:value-type="float" office:value="0.077" calcext:value-type="float">
            <text:p>0.077</text:p>
          </table:table-cell>
          <table:table-cell office:value-type="float" office:value="79.829" calcext:value-type="float">
            <text:p>79.829</text:p>
          </table:table-cell>
          <table:table-cell/>
          <table:table-cell office:value-type="float" office:value="32.293" calcext:value-type="float">
            <text:p>32.293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93" calcext:value-type="float">
            <text:p>32.293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3.96" calcext:value-type="float">
            <text:p>23.96</text:p>
          </table:table-cell>
          <table:table-cell office:value-type="float" office:value="2.392" calcext:value-type="float">
            <text:p>2.392</text:p>
          </table:table-cell>
          <table:table-cell office:value-type="float" office:value="16.969" calcext:value-type="float">
            <text:p>16.969</text:p>
          </table:table-cell>
          <table:table-cell office:value-type="float" office:value="5.588" calcext:value-type="float">
            <text:p>5.588</text:p>
          </table:table-cell>
          <table:table-cell office:value-type="float" office:value="0.063" calcext:value-type="float">
            <text:p>0.063</text:p>
          </table:table-cell>
          <table:table-cell office:value-type="float" office:value="0.1" calcext:value-type="float">
            <text:p>0.1</text:p>
          </table:table-cell>
          <table:table-cell office:value-type="float" office:value="81.319" calcext:value-type="float">
            <text:p>81.319</text:p>
          </table:table-cell>
          <table:table-cell/>
          <table:table-cell office:value-type="float" office:value="32.9" calcext:value-type="float">
            <text:p>32.9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4.006" calcext:value-type="float">
            <text:p>24.006</text:p>
          </table:table-cell>
          <table:table-cell office:value-type="float" office:value="2.477" calcext:value-type="float">
            <text:p>2.477</text:p>
          </table:table-cell>
          <table:table-cell office:value-type="float" office:value="18.294" calcext:value-type="float">
            <text:p>18.294</text:p>
          </table:table-cell>
          <table:table-cell office:value-type="float" office:value="5.89" calcext:value-type="float">
            <text:p>5.8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5" calcext:value-type="float">
            <text:p>0.085</text:p>
          </table:table-cell>
          <table:table-cell office:value-type="float" office:value="83.606" calcext:value-type="float">
            <text:p>83.606</text:p>
          </table:table-cell>
          <table:table-cell/>
          <table:table-cell office:value-type="float" office:value="33.658" calcext:value-type="float">
            <text:p>33.658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58" calcext:value-type="float">
            <text:p>33.658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4.885" calcext:value-type="float">
            <text:p>24.885</text:p>
          </table:table-cell>
          <table:table-cell office:value-type="float" office:value="2.435" calcext:value-type="float">
            <text:p>2.435</text:p>
          </table:table-cell>
          <table:table-cell office:value-type="float" office:value="17.751" calcext:value-type="float">
            <text:p>17.751</text:p>
          </table:table-cell>
          <table:table-cell office:value-type="float" office:value="5.869" calcext:value-type="float">
            <text:p>5.869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2" calcext:value-type="float">
            <text:p>0.102</text:p>
          </table:table-cell>
          <table:table-cell office:value-type="float" office:value="84.633" calcext:value-type="float">
            <text:p>84.633</text:p>
          </table:table-cell>
          <table:table-cell/>
          <table:table-cell office:value-type="float" office:value="34.201" calcext:value-type="float">
            <text:p>34.201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01" calcext:value-type="float">
            <text:p>34.20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66.293" calcext:value-type="float">
            <text:p>166.293</text:p>
          </table:table-cell>
          <table:table-cell office:value-type="float" office:value="20.237" calcext:value-type="float">
            <text:p>20.237</text:p>
          </table:table-cell>
          <table:table-cell office:value-type="float" office:value="60.451" calcext:value-type="float">
            <text:p>60.451</text:p>
          </table:table-cell>
          <table:table-cell office:value-type="float" office:value="17.957" calcext:value-type="float">
            <text:p>17.957</text:p>
          </table:table-cell>
          <table:table-cell office:value-type="float" office:value="0.056" calcext:value-type="float">
            <text:p>0.056</text:p>
          </table:table-cell>
          <table:table-cell office:value-type="float" office:value="0.149" calcext:value-type="float">
            <text:p>0.149</text:p>
          </table:table-cell>
          <table:table-cell office:value-type="float" office:value="288.845" calcext:value-type="float">
            <text:p>288.845</text:p>
          </table:table-cell>
          <table:table-cell/>
          <table:table-cell office:value-type="float" office:value="36.237" calcext:value-type="float">
            <text:p>36.237</text:p>
          </table:table-cell>
          <table:table-cell office:value-type="float" office:value="0.018" calcext:value-type="float">
            <text:p>0.018</text:p>
          </table:table-cell>
          <table:table-cell office:value-type="float" office:value="23.309" calcext:value-type="float">
            <text:p>23.309</text:p>
          </table:table-cell>
          <table:table-cell office:value-type="float" office:value="1.617" calcext:value-type="float">
            <text:p>1.617</text:p>
          </table:table-cell>
          <table:table-cell office:value-type="float" office:value="57.863" calcext:value-type="float">
            <text:p>57.863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67.247" calcext:value-type="float">
            <text:p>167.247</text:p>
          </table:table-cell>
          <table:table-cell office:value-type="float" office:value="19.254" calcext:value-type="float">
            <text:p>19.254</text:p>
          </table:table-cell>
          <table:table-cell office:value-type="float" office:value="56.78" calcext:value-type="float">
            <text:p>56.78</text:p>
          </table:table-cell>
          <table:table-cell office:value-type="float" office:value="16.888" calcext:value-type="float">
            <text:p>16.88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7" calcext:value-type="float">
            <text:p>0.07</text:p>
          </table:table-cell>
          <table:table-cell office:value-type="float" office:value="285.974" calcext:value-type="float">
            <text:p>285.974</text:p>
          </table:table-cell>
          <table:table-cell/>
          <table:table-cell office:value-type="float" office:value="36.977" calcext:value-type="float">
            <text:p>36.977</text:p>
          </table:table-cell>
          <table:table-cell office:value-type="float" office:value="0.024" calcext:value-type="float">
            <text:p>0.024</text:p>
          </table:table-cell>
          <table:table-cell office:value-type="float" office:value="22.185" calcext:value-type="float">
            <text:p>22.185</text:p>
          </table:table-cell>
          <table:table-cell office:value-type="float" office:value="1.608" calcext:value-type="float">
            <text:p>1.608</text:p>
          </table:table-cell>
          <table:table-cell office:value-type="float" office:value="55.304" calcext:value-type="float">
            <text:p>55.304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54.855" calcext:value-type="float">
            <text:p>154.855</text:p>
          </table:table-cell>
          <table:table-cell office:value-type="float" office:value="19.098" calcext:value-type="float">
            <text:p>19.098</text:p>
          </table:table-cell>
          <table:table-cell office:value-type="float" office:value="57.376" calcext:value-type="float">
            <text:p>57.376</text:p>
          </table:table-cell>
          <table:table-cell office:value-type="float" office:value="17.1" calcext:value-type="float">
            <text:p>17.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269.282" calcext:value-type="float">
            <text:p>269.282</text:p>
          </table:table-cell>
          <table:table-cell/>
          <table:table-cell office:value-type="float" office:value="33.681" calcext:value-type="float">
            <text:p>33.681</text:p>
          </table:table-cell>
          <table:table-cell office:value-type="float" office:value="0.017" calcext:value-type="float">
            <text:p>0.017</text:p>
          </table:table-cell>
          <table:table-cell office:value-type="float" office:value="22.125" calcext:value-type="float">
            <text:p>22.125</text:p>
          </table:table-cell>
          <table:table-cell office:value-type="float" office:value="1.841" calcext:value-type="float">
            <text:p>1.841</text:p>
          </table:table-cell>
          <table:table-cell office:value-type="float" office:value="55.851" calcext:value-type="float">
            <text:p>55.85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8.864" calcext:value-type="float">
            <text:p>18.864</text:p>
          </table:table-cell>
          <table:table-cell office:value-type="float" office:value="57.145" calcext:value-type="float">
            <text:p>57.145</text:p>
          </table:table-cell>
          <table:table-cell office:value-type="float" office:value="17.013" calcext:value-type="float">
            <text:p>17.0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133" calcext:value-type="float">
            <text:p>0.133</text:p>
          </table:table-cell>
          <table:table-cell office:value-type="float" office:value="276.442" calcext:value-type="float">
            <text:p>276.442</text:p>
          </table:table-cell>
          <table:table-cell/>
          <table:table-cell office:value-type="float" office:value="35.035" calcext:value-type="float">
            <text:p>35.035</text:p>
          </table:table-cell>
          <table:table-cell office:value-type="float" office:value="0.017" calcext:value-type="float">
            <text:p>0.017</text:p>
          </table:table-cell>
          <table:table-cell office:value-type="float" office:value="21.779" calcext:value-type="float">
            <text:p>21.779</text:p>
          </table:table-cell>
          <table:table-cell office:value-type="float" office:value="2.284" calcext:value-type="float">
            <text:p>2.284</text:p>
          </table:table-cell>
          <table:table-cell office:value-type="float" office:value="56.375" calcext:value-type="float">
            <text:p>56.375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59.13" calcext:value-type="float">
            <text:p>159.13</text:p>
          </table:table-cell>
          <table:table-cell office:value-type="float" office:value="19.289" calcext:value-type="float">
            <text:p>19.289</text:p>
          </table:table-cell>
          <table:table-cell office:value-type="float" office:value="56.93" calcext:value-type="float">
            <text:p>56.93</text:p>
          </table:table-cell>
          <table:table-cell office:value-type="float" office:value="16.918" calcext:value-type="float">
            <text:p>16.918</text:p>
          </table:table-cell>
          <table:table-cell office:value-type="float" office:value="0.053" calcext:value-type="float">
            <text:p>0.053</text:p>
          </table:table-cell>
          <table:table-cell office:value-type="float" office:value="0.135" calcext:value-type="float">
            <text:p>0.135</text:p>
          </table:table-cell>
          <table:table-cell office:value-type="float" office:value="275.975" calcext:value-type="float">
            <text:p>275.975</text:p>
          </table:table-cell>
          <table:table-cell/>
          <table:table-cell office:value-type="float" office:value="34.959" calcext:value-type="float">
            <text:p>34.959</text:p>
          </table:table-cell>
          <table:table-cell office:value-type="float" office:value="0.016" calcext:value-type="float">
            <text:p>0.016</text:p>
          </table:table-cell>
          <table:table-cell office:value-type="float" office:value="22.245" calcext:value-type="float">
            <text:p>22.245</text:p>
          </table:table-cell>
          <table:table-cell office:value-type="float" office:value="0.276" calcext:value-type="float">
            <text:p>0.276</text:p>
          </table:table-cell>
          <table:table-cell office:value-type="float" office:value="55.698" calcext:value-type="float">
            <text:p>55.698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65.966" calcext:value-type="float">
            <text:p>165.966</text:p>
          </table:table-cell>
          <table:table-cell office:value-type="float" office:value="19.511" calcext:value-type="float">
            <text:p>19.511</text:p>
          </table:table-cell>
          <table:table-cell office:value-type="float" office:value="32.349" calcext:value-type="float">
            <text:p>32.349</text:p>
          </table:table-cell>
          <table:table-cell office:value-type="float" office:value="8.798" calcext:value-type="float">
            <text:p>8.798</text:p>
          </table:table-cell>
          <table:table-cell office:value-type="float" office:value="0.053" calcext:value-type="float">
            <text:p>0.053</text:p>
          </table:table-cell>
          <table:table-cell office:value-type="float" office:value="0.145" calcext:value-type="float">
            <text:p>0.145</text:p>
          </table:table-cell>
          <table:table-cell office:value-type="float" office:value="259.83" calcext:value-type="float">
            <text:p>259.83</text:p>
          </table:table-cell>
          <table:table-cell/>
          <table:table-cell office:value-type="float" office:value="37.076" calcext:value-type="float">
            <text:p>37.076</text:p>
          </table:table-cell>
          <table:table-cell office:value-type="float" office:value="0.024" calcext:value-type="float">
            <text:p>0.024</text:p>
          </table:table-cell>
          <table:table-cell office:value-type="float" office:value="24.251" calcext:value-type="float">
            <text:p>24.251</text:p>
          </table:table-cell>
          <table:table-cell office:value-type="float" office:value="0.93" calcext:value-type="float">
            <text:p>0.93</text:p>
          </table:table-cell>
          <table:table-cell office:value-type="float" office:value="61.37" calcext:value-type="float">
            <text:p>61.37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68.783" calcext:value-type="float">
            <text:p>168.783</text:p>
          </table:table-cell>
          <table:table-cell office:value-type="float" office:value="19.929" calcext:value-type="float">
            <text:p>19.929</text:p>
          </table:table-cell>
          <table:table-cell office:value-type="float" office:value="32.917" calcext:value-type="float">
            <text:p>32.917</text:p>
          </table:table-cell>
          <table:table-cell office:value-type="float" office:value="9.057" calcext:value-type="float">
            <text:p>9.05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8" calcext:value-type="float">
            <text:p>0.068</text:p>
          </table:table-cell>
          <table:table-cell office:value-type="float" office:value="263.87" calcext:value-type="float">
            <text:p>263.87</text:p>
          </table:table-cell>
          <table:table-cell/>
          <table:table-cell office:value-type="float" office:value="37.345" calcext:value-type="float">
            <text:p>37.345</text:p>
          </table:table-cell>
          <table:table-cell office:value-type="float" office:value="0.026" calcext:value-type="float">
            <text:p>0.026</text:p>
          </table:table-cell>
          <table:table-cell office:value-type="float" office:value="24.606" calcext:value-type="float">
            <text:p>24.606</text:p>
          </table:table-cell>
          <table:table-cell office:value-type="float" office:value="1.136" calcext:value-type="float">
            <text:p>1.136</text:p>
          </table:table-cell>
          <table:table-cell office:value-type="float" office:value="61.431" calcext:value-type="float">
            <text:p>61.43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60.44" calcext:value-type="float">
            <text:p>160.44</text:p>
          </table:table-cell>
          <table:table-cell office:value-type="float" office:value="19.616" calcext:value-type="float">
            <text:p>19.616</text:p>
          </table:table-cell>
          <table:table-cell office:value-type="float" office:value="32.935" calcext:value-type="float">
            <text:p>32.935</text:p>
          </table:table-cell>
          <table:table-cell office:value-type="float" office:value="8.94" calcext:value-type="float">
            <text:p>8.94</text:p>
          </table:table-cell>
          <table:table-cell office:value-type="float" office:value="0.051" calcext:value-type="float">
            <text:p>0.051</text:p>
          </table:table-cell>
          <table:table-cell office:value-type="float" office:value="0.127" calcext:value-type="float">
            <text:p>0.127</text:p>
          </table:table-cell>
          <table:table-cell office:value-type="float" office:value="254.698" calcext:value-type="float">
            <text:p>254.698</text:p>
          </table:table-cell>
          <table:table-cell/>
          <table:table-cell office:value-type="float" office:value="37.592" calcext:value-type="float">
            <text:p>37.592</text:p>
          </table:table-cell>
          <table:table-cell office:value-type="float" office:value="0.023" calcext:value-type="float">
            <text:p>0.023</text:p>
          </table:table-cell>
          <table:table-cell office:value-type="float" office:value="24.524" calcext:value-type="float">
            <text:p>24.524</text:p>
          </table:table-cell>
          <table:table-cell office:value-type="float" office:value="0.769" calcext:value-type="float">
            <text:p>0.769</text:p>
          </table:table-cell>
          <table:table-cell office:value-type="float" office:value="62.169" calcext:value-type="float">
            <text:p>62.169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65.071" calcext:value-type="float">
            <text:p>165.071</text:p>
          </table:table-cell>
          <table:table-cell office:value-type="float" office:value="19.452" calcext:value-type="float">
            <text:p>19.452</text:p>
          </table:table-cell>
          <table:table-cell office:value-type="float" office:value="33.202" calcext:value-type="float">
            <text:p>33.202</text:p>
          </table:table-cell>
          <table:table-cell office:value-type="float" office:value="8.805" calcext:value-type="float">
            <text:p>8.8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113" calcext:value-type="float">
            <text:p>0.113</text:p>
          </table:table-cell>
          <table:table-cell office:value-type="float" office:value="259.944" calcext:value-type="float">
            <text:p>259.944</text:p>
          </table:table-cell>
          <table:table-cell/>
          <table:table-cell office:value-type="float" office:value="37.271" calcext:value-type="float">
            <text:p>37.271</text:p>
          </table:table-cell>
          <table:table-cell office:value-type="float" office:value="0.024" calcext:value-type="float">
            <text:p>0.024</text:p>
          </table:table-cell>
          <table:table-cell office:value-type="float" office:value="24.177" calcext:value-type="float">
            <text:p>24.177</text:p>
          </table:table-cell>
          <table:table-cell office:value-type="float" office:value="1.505" calcext:value-type="float">
            <text:p>1.505</text:p>
          </table:table-cell>
          <table:table-cell office:value-type="float" office:value="61.491" calcext:value-type="float">
            <text:p>61.49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63.127" calcext:value-type="float">
            <text:p>163.127</text:p>
          </table:table-cell>
          <table:table-cell office:value-type="float" office:value="19.724" calcext:value-type="float">
            <text:p>19.724</text:p>
          </table:table-cell>
          <table:table-cell office:value-type="float" office:value="33.371" calcext:value-type="float">
            <text:p>33.371</text:p>
          </table:table-cell>
          <table:table-cell office:value-type="float" office:value="9.169" calcext:value-type="float">
            <text:p>9.169</text:p>
          </table:table-cell>
          <table:table-cell office:value-type="float" office:value="0.054" calcext:value-type="float">
            <text:p>0.054</text:p>
          </table:table-cell>
          <table:table-cell office:value-type="float" office:value="0.121" calcext:value-type="float">
            <text:p>0.121</text:p>
          </table:table-cell>
          <table:table-cell office:value-type="float" office:value="257.869" calcext:value-type="float">
            <text:p>257.869</text:p>
          </table:table-cell>
          <table:table-cell/>
          <table:table-cell office:value-type="float" office:value="37.318" calcext:value-type="float">
            <text:p>37.318</text:p>
          </table:table-cell>
          <table:table-cell office:value-type="float" office:value="0.023" calcext:value-type="float">
            <text:p>0.023</text:p>
          </table:table-cell>
          <table:table-cell office:value-type="float" office:value="24.503" calcext:value-type="float">
            <text:p>24.503</text:p>
          </table:table-cell>
          <table:table-cell office:value-type="float" office:value="1.067" calcext:value-type="float">
            <text:p>1.067</text:p>
          </table:table-cell>
          <table:table-cell office:value-type="float" office:value="61.879" calcext:value-type="float">
            <text:p>61.879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74.908" calcext:value-type="float">
            <text:p>174.908</text:p>
          </table:table-cell>
          <table:table-cell office:value-type="float" office:value="21.814" calcext:value-type="float">
            <text:p>21.814</text:p>
          </table:table-cell>
          <table:table-cell office:value-type="float" office:value="22.657" calcext:value-type="float">
            <text:p>22.657</text:p>
          </table:table-cell>
          <table:table-cell office:value-type="float" office:value="5.451" calcext:value-type="float">
            <text:p>5.4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4" calcext:value-type="float">
            <text:p>0.084</text:p>
          </table:table-cell>
          <table:table-cell office:value-type="float" office:value="261.566" calcext:value-type="float">
            <text:p>261.566</text:p>
          </table:table-cell>
          <table:table-cell/>
          <table:table-cell office:value-type="float" office:value="38.612" calcext:value-type="float">
            <text:p>38.612</text:p>
          </table:table-cell>
          <table:table-cell office:value-type="float" office:value="0.03" calcext:value-type="float">
            <text:p>0.03</text:p>
          </table:table-cell>
          <table:table-cell office:value-type="float" office:value="28.127" calcext:value-type="float">
            <text:p>28.127</text:p>
          </table:table-cell>
          <table:table-cell office:value-type="float" office:value="0.472" calcext:value-type="float">
            <text:p>0.472</text:p>
          </table:table-cell>
          <table:table-cell office:value-type="float" office:value="66.573" calcext:value-type="float">
            <text:p>66.573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70.478" calcext:value-type="float">
            <text:p>170.478</text:p>
          </table:table-cell>
          <table:table-cell office:value-type="float" office:value="21.944" calcext:value-type="float">
            <text:p>21.944</text:p>
          </table:table-cell>
          <table:table-cell office:value-type="float" office:value="22.729" calcext:value-type="float">
            <text:p>22.729</text:p>
          </table:table-cell>
          <table:table-cell office:value-type="float" office:value="5.157" calcext:value-type="float">
            <text:p>5.157</text:p>
          </table:table-cell>
          <table:table-cell office:value-type="float" office:value="0.064" calcext:value-type="float">
            <text:p>0.064</text:p>
          </table:table-cell>
          <table:table-cell office:value-type="float" office:value="0.139" calcext:value-type="float">
            <text:p>0.139</text:p>
          </table:table-cell>
          <table:table-cell office:value-type="float" office:value="256.91" calcext:value-type="float">
            <text:p>256.91</text:p>
          </table:table-cell>
          <table:table-cell/>
          <table:table-cell office:value-type="float" office:value="38.088" calcext:value-type="float">
            <text:p>38.088</text:p>
          </table:table-cell>
          <table:table-cell office:value-type="float" office:value="0.032" calcext:value-type="float">
            <text:p>0.032</text:p>
          </table:table-cell>
          <table:table-cell office:value-type="float" office:value="28.176" calcext:value-type="float">
            <text:p>28.176</text:p>
          </table:table-cell>
          <table:table-cell office:value-type="float" office:value="0.92" calcext:value-type="float">
            <text:p>0.92</text:p>
          </table:table-cell>
          <table:table-cell office:value-type="float" office:value="66.302" calcext:value-type="float">
            <text:p>66.302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69.253" calcext:value-type="float">
            <text:p>169.253</text:p>
          </table:table-cell>
          <table:table-cell office:value-type="float" office:value="21.337" calcext:value-type="float">
            <text:p>21.337</text:p>
          </table:table-cell>
          <table:table-cell office:value-type="float" office:value="22.311" calcext:value-type="float">
            <text:p>22.311</text:p>
          </table:table-cell>
          <table:table-cell office:value-type="float" office:value="5.184" calcext:value-type="float">
            <text:p>5.18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5" calcext:value-type="float">
            <text:p>0.075</text:p>
          </table:table-cell>
          <table:table-cell office:value-type="float" office:value="255.245" calcext:value-type="float">
            <text:p>255.245</text:p>
          </table:table-cell>
          <table:table-cell/>
          <table:table-cell office:value-type="float" office:value="37.37" calcext:value-type="float">
            <text:p>37.37</text:p>
          </table:table-cell>
          <table:table-cell office:value-type="float" office:value="0.029" calcext:value-type="float">
            <text:p>0.029</text:p>
          </table:table-cell>
          <table:table-cell office:value-type="float" office:value="27.551" calcext:value-type="float">
            <text:p>27.551</text:p>
          </table:table-cell>
          <table:table-cell office:value-type="float" office:value="0.809" calcext:value-type="float">
            <text:p>0.809</text:p>
          </table:table-cell>
          <table:table-cell office:value-type="float" office:value="64.509" calcext:value-type="float">
            <text:p>64.509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63.103" calcext:value-type="float">
            <text:p>163.103</text:p>
          </table:table-cell>
          <table:table-cell office:value-type="float" office:value="21.579" calcext:value-type="float">
            <text:p>21.579</text:p>
          </table:table-cell>
          <table:table-cell office:value-type="float" office:value="22.376" calcext:value-type="float">
            <text:p>22.376</text:p>
          </table:table-cell>
          <table:table-cell office:value-type="float" office:value="5.128" calcext:value-type="float">
            <text:p>5.128</text:p>
          </table:table-cell>
          <table:table-cell office:value-type="float" office:value="0.059" calcext:value-type="float">
            <text:p>0.059</text:p>
          </table:table-cell>
          <table:table-cell office:value-type="float" office:value="0.144" calcext:value-type="float">
            <text:p>0.144</text:p>
          </table:table-cell>
          <table:table-cell office:value-type="float" office:value="249.369" calcext:value-type="float">
            <text:p>249.369</text:p>
          </table:table-cell>
          <table:table-cell/>
          <table:table-cell office:value-type="float" office:value="38.451" calcext:value-type="float">
            <text:p>38.451</text:p>
          </table:table-cell>
          <table:table-cell office:value-type="float" office:value="0.03" calcext:value-type="float">
            <text:p>0.03</text:p>
          </table:table-cell>
          <table:table-cell office:value-type="float" office:value="27.759" calcext:value-type="float">
            <text:p>27.759</text:p>
          </table:table-cell>
          <table:table-cell office:value-type="float" office:value="0.956" calcext:value-type="float">
            <text:p>0.956</text:p>
          </table:table-cell>
          <table:table-cell office:value-type="float" office:value="65.88" calcext:value-type="float">
            <text:p>65.88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80.826" calcext:value-type="float">
            <text:p>180.826</text:p>
          </table:table-cell>
          <table:table-cell office:value-type="float" office:value="21.938" calcext:value-type="float">
            <text:p>21.938</text:p>
          </table:table-cell>
          <table:table-cell office:value-type="float" office:value="22.206" calcext:value-type="float">
            <text:p>22.206</text:p>
          </table:table-cell>
          <table:table-cell office:value-type="float" office:value="5.14" calcext:value-type="float">
            <text:p>5.14</text:p>
          </table:table-cell>
          <table:table-cell office:value-type="float" office:value="0.062" calcext:value-type="float">
            <text:p>0.062</text:p>
          </table:table-cell>
          <table:table-cell office:value-type="float" office:value="0.164" calcext:value-type="float">
            <text:p>0.164</text:p>
          </table:table-cell>
          <table:table-cell office:value-type="float" office:value="267.645" calcext:value-type="float">
            <text:p>267.645</text:p>
          </table:table-cell>
          <table:table-cell/>
          <table:table-cell office:value-type="float" office:value="37.98" calcext:value-type="float">
            <text:p>37.98</text:p>
          </table:table-cell>
          <table:table-cell office:value-type="float" office:value="0.028" calcext:value-type="float">
            <text:p>0.028</text:p>
          </table:table-cell>
          <table:table-cell office:value-type="float" office:value="28.291" calcext:value-type="float">
            <text:p>28.291</text:p>
          </table:table-cell>
          <table:table-cell office:value-type="float" office:value="0.563" calcext:value-type="float">
            <text:p>0.563</text:p>
          </table:table-cell>
          <table:table-cell office:value-type="float" office:value="65.402" calcext:value-type="float">
            <text:p>65.402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72.482" calcext:value-type="float">
            <text:p>172.482</text:p>
          </table:table-cell>
          <table:table-cell office:value-type="float" office:value="21.81" calcext:value-type="float">
            <text:p>21.81</text:p>
          </table:table-cell>
          <table:table-cell office:value-type="float" office:value="15.634" calcext:value-type="float">
            <text:p>15.634</text:p>
          </table:table-cell>
          <table:table-cell office:value-type="float" office:value="2.884" calcext:value-type="float">
            <text:p>2.884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7" calcext:value-type="float">
            <text:p>0.097</text:p>
          </table:table-cell>
          <table:table-cell office:value-type="float" office:value="260.368" calcext:value-type="float">
            <text:p>260.368</text:p>
          </table:table-cell>
          <table:table-cell/>
          <table:table-cell office:value-type="float" office:value="46.867" calcext:value-type="float">
            <text:p>46.867</text:p>
          </table:table-cell>
          <table:table-cell office:value-type="float" office:value="0.073" calcext:value-type="float">
            <text:p>0.073</text:p>
          </table:table-cell>
          <table:table-cell office:value-type="float" office:value="28.566" calcext:value-type="float">
            <text:p>28.566</text:p>
          </table:table-cell>
          <table:table-cell office:value-type="float" office:value="1.229" calcext:value-type="float">
            <text:p>1.229</text:p>
          </table:table-cell>
          <table:table-cell office:value-type="float" office:value="75.298" calcext:value-type="float">
            <text:p>75.298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72.818" calcext:value-type="float">
            <text:p>172.818</text:p>
          </table:table-cell>
          <table:table-cell office:value-type="float" office:value="22.075" calcext:value-type="float">
            <text:p>22.075</text:p>
          </table:table-cell>
          <table:table-cell office:value-type="float" office:value="15.554" calcext:value-type="float">
            <text:p>15.554</text:p>
          </table:table-cell>
          <table:table-cell office:value-type="float" office:value="2.926" calcext:value-type="float">
            <text:p>2.9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260.799" calcext:value-type="float">
            <text:p>260.799</text:p>
          </table:table-cell>
          <table:table-cell/>
          <table:table-cell office:value-type="float" office:value="46.62" calcext:value-type="float">
            <text:p>46.62</text:p>
          </table:table-cell>
          <table:table-cell office:value-type="float" office:value="0.081" calcext:value-type="float">
            <text:p>0.081</text:p>
          </table:table-cell>
          <table:table-cell office:value-type="float" office:value="28.848" calcext:value-type="float">
            <text:p>28.848</text:p>
          </table:table-cell>
          <table:table-cell office:value-type="float" office:value="1.084" calcext:value-type="float">
            <text:p>1.084</text:p>
          </table:table-cell>
          <table:table-cell office:value-type="float" office:value="75.403" calcext:value-type="float">
            <text:p>75.403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3.654" calcext:value-type="float">
            <text:p>163.654</text:p>
          </table:table-cell>
          <table:table-cell office:value-type="float" office:value="21.731" calcext:value-type="float">
            <text:p>21.731</text:p>
          </table:table-cell>
          <table:table-cell office:value-type="float" office:value="15.55" calcext:value-type="float">
            <text:p>15.55</text:p>
          </table:table-cell>
          <table:table-cell office:value-type="float" office:value="2.958" calcext:value-type="float">
            <text:p>2.958</text:p>
          </table:table-cell>
          <table:table-cell office:value-type="float" office:value="0.06" calcext:value-type="float">
            <text:p>0.06</text:p>
          </table:table-cell>
          <table:table-cell office:value-type="float" office:value="0.084" calcext:value-type="float">
            <text:p>0.084</text:p>
          </table:table-cell>
          <table:table-cell office:value-type="float" office:value="252.965" calcext:value-type="float">
            <text:p>252.965</text:p>
          </table:table-cell>
          <table:table-cell/>
          <table:table-cell office:value-type="float" office:value="47.602" calcext:value-type="float">
            <text:p>47.602</text:p>
          </table:table-cell>
          <table:table-cell office:value-type="float" office:value="0.064" calcext:value-type="float">
            <text:p>0.064</text:p>
          </table:table-cell>
          <table:table-cell office:value-type="float" office:value="28.56" calcext:value-type="float">
            <text:p>28.56</text:p>
          </table:table-cell>
          <table:table-cell office:value-type="float" office:value="1.125" calcext:value-type="float">
            <text:p>1.125</text:p>
          </table:table-cell>
          <table:table-cell office:value-type="float" office:value="75.601" calcext:value-type="float">
            <text:p>75.60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3.927" calcext:value-type="float">
            <text:p>163.927</text:p>
          </table:table-cell>
          <table:table-cell office:value-type="float" office:value="21.685" calcext:value-type="float">
            <text:p>21.685</text:p>
          </table:table-cell>
          <table:table-cell office:value-type="float" office:value="15.542" calcext:value-type="float">
            <text:p>15.542</text:p>
          </table:table-cell>
          <table:table-cell office:value-type="float" office:value="2.883" calcext:value-type="float">
            <text:p>2.88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8" calcext:value-type="float">
            <text:p>0.088</text:p>
          </table:table-cell>
          <table:table-cell office:value-type="float" office:value="251.219" calcext:value-type="float">
            <text:p>251.219</text:p>
          </table:table-cell>
          <table:table-cell/>
          <table:table-cell office:value-type="float" office:value="46.526" calcext:value-type="float">
            <text:p>46.526</text:p>
          </table:table-cell>
          <table:table-cell office:value-type="float" office:value="0.07" calcext:value-type="float">
            <text:p>0.07</text:p>
          </table:table-cell>
          <table:table-cell office:value-type="float" office:value="28.471" calcext:value-type="float">
            <text:p>28.471</text:p>
          </table:table-cell>
          <table:table-cell office:value-type="float" office:value="1.113" calcext:value-type="float">
            <text:p>1.113</text:p>
          </table:table-cell>
          <table:table-cell office:value-type="float" office:value="74.918" calcext:value-type="float">
            <text:p>74.918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3.197" calcext:value-type="float">
            <text:p>163.197</text:p>
          </table:table-cell>
          <table:table-cell office:value-type="float" office:value="21.963" calcext:value-type="float">
            <text:p>21.963</text:p>
          </table:table-cell>
          <table:table-cell office:value-type="float" office:value="15.639" calcext:value-type="float">
            <text:p>15.639</text:p>
          </table:table-cell>
          <table:table-cell office:value-type="float" office:value="2.909" calcext:value-type="float">
            <text:p>2.909</text:p>
          </table:table-cell>
          <table:table-cell office:value-type="float" office:value="0.063" calcext:value-type="float">
            <text:p>0.063</text:p>
          </table:table-cell>
          <table:table-cell office:value-type="float" office:value="0.157" calcext:value-type="float">
            <text:p>0.157</text:p>
          </table:table-cell>
          <table:table-cell office:value-type="float" office:value="253.106" calcext:value-type="float">
            <text:p>253.106</text:p>
          </table:table-cell>
          <table:table-cell/>
          <table:table-cell office:value-type="float" office:value="48.348" calcext:value-type="float">
            <text:p>48.348</text:p>
          </table:table-cell>
          <table:table-cell office:value-type="float" office:value="0.075" calcext:value-type="float">
            <text:p>0.075</text:p>
          </table:table-cell>
          <table:table-cell office:value-type="float" office:value="28.772" calcext:value-type="float">
            <text:p>28.772</text:p>
          </table:table-cell>
          <table:table-cell office:value-type="float" office:value="1.146" calcext:value-type="float">
            <text:p>1.146</text:p>
          </table:table-cell>
          <table:table-cell office:value-type="float" office:value="76.749" calcext:value-type="float">
            <text:p>76.749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199.259" calcext:value-type="float">
            <text:p>199.259</text:p>
          </table:table-cell>
          <table:table-cell office:value-type="float" office:value="21.877" calcext:value-type="float">
            <text:p>21.877</text:p>
          </table:table-cell>
          <table:table-cell office:value-type="float" office:value="12.564" calcext:value-type="float">
            <text:p>12.564</text:p>
          </table:table-cell>
          <table:table-cell office:value-type="float" office:value="1.695" calcext:value-type="float">
            <text:p>1.69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290.108" calcext:value-type="float">
            <text:p>290.108</text:p>
          </table:table-cell>
          <table:table-cell/>
          <table:table-cell office:value-type="float" office:value="52.353" calcext:value-type="float">
            <text:p>52.353</text:p>
          </table:table-cell>
          <table:table-cell office:value-type="float" office:value="0.053" calcext:value-type="float">
            <text:p>0.053</text:p>
          </table:table-cell>
          <table:table-cell office:value-type="float" office:value="29.284" calcext:value-type="float">
            <text:p>29.284</text:p>
          </table:table-cell>
          <table:table-cell office:value-type="float" office:value="1.376" calcext:value-type="float">
            <text:p>1.376</text:p>
          </table:table-cell>
          <table:table-cell office:value-type="float" office:value="81.081" calcext:value-type="float">
            <text:p>81.08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174.049" calcext:value-type="float">
            <text:p>174.049</text:p>
          </table:table-cell>
          <table:table-cell office:value-type="float" office:value="22.205" calcext:value-type="float">
            <text:p>22.205</text:p>
          </table:table-cell>
          <table:table-cell office:value-type="float" office:value="14.58" calcext:value-type="float">
            <text:p>14.58</text:p>
          </table:table-cell>
          <table:table-cell office:value-type="float" office:value="1.976" calcext:value-type="float">
            <text:p>1.97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91" calcext:value-type="float">
            <text:p>0.191</text:p>
          </table:table-cell>
          <table:table-cell office:value-type="float" office:value="267.553" calcext:value-type="float">
            <text:p>267.553</text:p>
          </table:table-cell>
          <table:table-cell/>
          <table:table-cell office:value-type="float" office:value="53.111" calcext:value-type="float">
            <text:p>53.111</text:p>
          </table:table-cell>
          <table:table-cell office:value-type="float" office:value="0.057" calcext:value-type="float">
            <text:p>0.057</text:p>
          </table:table-cell>
          <table:table-cell office:value-type="float" office:value="30.838" calcext:value-type="float">
            <text:p>30.838</text:p>
          </table:table-cell>
          <table:table-cell office:value-type="float" office:value="3.376" calcext:value-type="float">
            <text:p>3.376</text:p>
          </table:table-cell>
          <table:table-cell office:value-type="float" office:value="83.493" calcext:value-type="float">
            <text:p>83.493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212.714" calcext:value-type="float">
            <text:p>212.714</text:p>
          </table:table-cell>
          <table:table-cell office:value-type="float" office:value="21.734" calcext:value-type="float">
            <text:p>21.734</text:p>
          </table:table-cell>
          <table:table-cell office:value-type="float" office:value="11.845" calcext:value-type="float">
            <text:p>11.845</text:p>
          </table:table-cell>
          <table:table-cell office:value-type="float" office:value="1.541" calcext:value-type="float">
            <text:p>1.54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2" calcext:value-type="float">
            <text:p>0.102</text:p>
          </table:table-cell>
          <table:table-cell office:value-type="float" office:value="309.43" calcext:value-type="float">
            <text:p>309.43</text:p>
          </table:table-cell>
          <table:table-cell/>
          <table:table-cell office:value-type="float" office:value="58.334" calcext:value-type="float">
            <text:p>58.334</text:p>
          </table:table-cell>
          <table:table-cell office:value-type="float" office:value="0.046" calcext:value-type="float">
            <text:p>0.046</text:p>
          </table:table-cell>
          <table:table-cell office:value-type="float" office:value="28.845" calcext:value-type="float">
            <text:p>28.845</text:p>
          </table:table-cell>
          <table:table-cell office:value-type="float" office:value="0.936" calcext:value-type="float">
            <text:p>0.936</text:p>
          </table:table-cell>
          <table:table-cell office:value-type="float" office:value="87.229" calcext:value-type="float">
            <text:p>87.229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199.841" calcext:value-type="float">
            <text:p>199.841</text:p>
          </table:table-cell>
          <table:table-cell office:value-type="float" office:value="21.7" calcext:value-type="float">
            <text:p>21.7</text:p>
          </table:table-cell>
          <table:table-cell office:value-type="float" office:value="13.241" calcext:value-type="float">
            <text:p>13.241</text:p>
          </table:table-cell>
          <table:table-cell office:value-type="float" office:value="1.724" calcext:value-type="float">
            <text:p>1.724</text:p>
          </table:table-cell>
          <table:table-cell office:value-type="float" office:value="0.063" calcext:value-type="float">
            <text:p>0.063</text:p>
          </table:table-cell>
          <table:table-cell office:value-type="float" office:value="0.174" calcext:value-type="float">
            <text:p>0.174</text:p>
          </table:table-cell>
          <table:table-cell office:value-type="float" office:value="289.294" calcext:value-type="float">
            <text:p>289.294</text:p>
          </table:table-cell>
          <table:table-cell/>
          <table:table-cell office:value-type="float" office:value="51.275" calcext:value-type="float">
            <text:p>51.275</text:p>
          </table:table-cell>
          <table:table-cell office:value-type="float" office:value="0.047" calcext:value-type="float">
            <text:p>0.047</text:p>
          </table:table-cell>
          <table:table-cell office:value-type="float" office:value="29.024" calcext:value-type="float">
            <text:p>29.024</text:p>
          </table:table-cell>
          <table:table-cell office:value-type="float" office:value="2.291" calcext:value-type="float">
            <text:p>2.291</text:p>
          </table:table-cell>
          <table:table-cell office:value-type="float" office:value="79.922" calcext:value-type="float">
            <text:p>79.922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171.703" calcext:value-type="float">
            <text:p>171.703</text:p>
          </table:table-cell>
          <table:table-cell office:value-type="float" office:value="21.95" calcext:value-type="float">
            <text:p>21.95</text:p>
          </table:table-cell>
          <table:table-cell office:value-type="float" office:value="11.849" calcext:value-type="float">
            <text:p>11.849</text:p>
          </table:table-cell>
          <table:table-cell office:value-type="float" office:value="1.549" calcext:value-type="float">
            <text:p>1.54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73" calcext:value-type="float">
            <text:p>0.173</text:p>
          </table:table-cell>
          <table:table-cell office:value-type="float" office:value="261.839" calcext:value-type="float">
            <text:p>261.839</text:p>
          </table:table-cell>
          <table:table-cell/>
          <table:table-cell office:value-type="float" office:value="51.918" calcext:value-type="float">
            <text:p>51.918</text:p>
          </table:table-cell>
          <table:table-cell office:value-type="float" office:value="0.052" calcext:value-type="float">
            <text:p>0.052</text:p>
          </table:table-cell>
          <table:table-cell office:value-type="float" office:value="29.08" calcext:value-type="float">
            <text:p>29.08</text:p>
          </table:table-cell>
          <table:table-cell office:value-type="float" office:value="0.92" calcext:value-type="float">
            <text:p>0.92</text:p>
          </table:table-cell>
          <table:table-cell office:value-type="float" office:value="80.749" calcext:value-type="float">
            <text:p>80.749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53.225" calcext:value-type="float">
            <text:p>153.225</text:p>
          </table:table-cell>
          <table:table-cell office:value-type="float" office:value="19.161" calcext:value-type="float">
            <text:p>19.161</text:p>
          </table:table-cell>
          <table:table-cell office:value-type="float" office:value="103.731" calcext:value-type="float">
            <text:p>103.731</text:p>
          </table:table-cell>
          <table:table-cell office:value-type="float" office:value="32.583" calcext:value-type="float">
            <text:p>32.583</text:p>
          </table:table-cell>
          <table:table-cell office:value-type="float" office:value="0.053" calcext:value-type="float">
            <text:p>0.053</text:p>
          </table:table-cell>
          <table:table-cell office:value-type="float" office:value="0.131" calcext:value-type="float">
            <text:p>0.131</text:p>
          </table:table-cell>
          <table:table-cell office:value-type="float" office:value="315.388" calcext:value-type="float">
            <text:p>315.388</text:p>
          </table:table-cell>
          <table:table-cell/>
          <table:table-cell office:value-type="float" office:value="33.606" calcext:value-type="float">
            <text:p>33.606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06" calcext:value-type="float">
            <text:p>33.606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55.644" calcext:value-type="float">
            <text:p>155.644</text:p>
          </table:table-cell>
          <table:table-cell office:value-type="float" office:value="19.223" calcext:value-type="float">
            <text:p>19.223</text:p>
          </table:table-cell>
          <table:table-cell office:value-type="float" office:value="103.365" calcext:value-type="float">
            <text:p>103.365</text:p>
          </table:table-cell>
          <table:table-cell office:value-type="float" office:value="32.617" calcext:value-type="float">
            <text:p>32.61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316.825" calcext:value-type="float">
            <text:p>316.825</text:p>
          </table:table-cell>
          <table:table-cell/>
          <table:table-cell office:value-type="float" office:value="32.921" calcext:value-type="float">
            <text:p>32.921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21" calcext:value-type="float">
            <text:p>32.92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53.7" calcext:value-type="float">
            <text:p>153.7</text:p>
          </table:table-cell>
          <table:table-cell office:value-type="float" office:value="18.994" calcext:value-type="float">
            <text:p>18.994</text:p>
          </table:table-cell>
          <table:table-cell office:value-type="float" office:value="103.225" calcext:value-type="float">
            <text:p>103.225</text:p>
          </table:table-cell>
          <table:table-cell office:value-type="float" office:value="32.435" calcext:value-type="float">
            <text:p>32.43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7" calcext:value-type="float">
            <text:p>0.067</text:p>
          </table:table-cell>
          <table:table-cell office:value-type="float" office:value="314.799" calcext:value-type="float">
            <text:p>314.799</text:p>
          </table:table-cell>
          <table:table-cell/>
          <table:table-cell office:value-type="float" office:value="33.212" calcext:value-type="float">
            <text:p>33.21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12" calcext:value-type="float">
            <text:p>33.212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58.262" calcext:value-type="float">
            <text:p>158.262</text:p>
          </table:table-cell>
          <table:table-cell office:value-type="float" office:value="18.936" calcext:value-type="float">
            <text:p>18.936</text:p>
          </table:table-cell>
          <table:table-cell office:value-type="float" office:value="103.631" calcext:value-type="float">
            <text:p>103.631</text:p>
          </table:table-cell>
          <table:table-cell office:value-type="float" office:value="32.571" calcext:value-type="float">
            <text:p>32.57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321.752" calcext:value-type="float">
            <text:p>321.752</text:p>
          </table:table-cell>
          <table:table-cell/>
          <table:table-cell office:value-type="float" office:value="34.95" calcext:value-type="float">
            <text:p>34.95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5" calcext:value-type="float">
            <text:p>34.95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54.251" calcext:value-type="float">
            <text:p>154.251</text:p>
          </table:table-cell>
          <table:table-cell office:value-type="float" office:value="20.7" calcext:value-type="float">
            <text:p>20.7</text:p>
          </table:table-cell>
          <table:table-cell office:value-type="float" office:value="103.421" calcext:value-type="float">
            <text:p>103.421</text:p>
          </table:table-cell>
          <table:table-cell office:value-type="float" office:value="32.619" calcext:value-type="float">
            <text:p>32.61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316.751" calcext:value-type="float">
            <text:p>316.751</text:p>
          </table:table-cell>
          <table:table-cell/>
          <table:table-cell office:value-type="float" office:value="32.769" calcext:value-type="float">
            <text:p>32.769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69" calcext:value-type="float">
            <text:p>32.769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511.772" calcext:value-type="float">
            <text:p>1511.772</text:p>
          </table:table-cell>
          <table:table-cell office:value-type="float" office:value="235.961" calcext:value-type="float">
            <text:p>235.961</text:p>
          </table:table-cell>
          <table:table-cell office:value-type="float" office:value="763.074" calcext:value-type="float">
            <text:p>763.074</text:p>
          </table:table-cell>
          <table:table-cell office:value-type="float" office:value="230.118" calcext:value-type="float">
            <text:p>230.118</text:p>
          </table:table-cell>
          <table:table-cell office:value-type="float" office:value="0.079" calcext:value-type="float">
            <text:p>0.079</text:p>
          </table:table-cell>
          <table:table-cell office:value-type="float" office:value="0.193" calcext:value-type="float">
            <text:p>0.193</text:p>
          </table:table-cell>
          <table:table-cell office:value-type="float" office:value="2553.426" calcext:value-type="float">
            <text:p>2553.426</text:p>
          </table:table-cell>
          <table:table-cell/>
          <table:table-cell office:value-type="float" office:value="35.517" calcext:value-type="float">
            <text:p>35.517</text:p>
          </table:table-cell>
          <table:table-cell office:value-type="float" office:value="0.041" calcext:value-type="float">
            <text:p>0.041</text:p>
          </table:table-cell>
          <table:table-cell office:value-type="float" office:value="266.271" calcext:value-type="float">
            <text:p>266.271</text:p>
          </table:table-cell>
          <table:table-cell office:value-type="float" office:value="21.36" calcext:value-type="float">
            <text:p>21.36</text:p>
          </table:table-cell>
          <table:table-cell office:value-type="float" office:value="301.01" calcext:value-type="float">
            <text:p>301.01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414.464" calcext:value-type="float">
            <text:p>1414.464</text:p>
          </table:table-cell>
          <table:table-cell office:value-type="float" office:value="232.427" calcext:value-type="float">
            <text:p>232.427</text:p>
          </table:table-cell>
          <table:table-cell office:value-type="float" office:value="806.642" calcext:value-type="float">
            <text:p>806.642</text:p>
          </table:table-cell>
          <table:table-cell office:value-type="float" office:value="245.25" calcext:value-type="float">
            <text:p>245.25</text:p>
          </table:table-cell>
          <table:table-cell office:value-type="float" office:value="0.091" calcext:value-type="float">
            <text:p>0.091</text:p>
          </table:table-cell>
          <table:table-cell office:value-type="float" office:value="0.204" calcext:value-type="float">
            <text:p>0.204</text:p>
          </table:table-cell>
          <table:table-cell office:value-type="float" office:value="2496.387" calcext:value-type="float">
            <text:p>2496.387</text:p>
          </table:table-cell>
          <table:table-cell/>
          <table:table-cell office:value-type="float" office:value="36.153" calcext:value-type="float">
            <text:p>36.153</text:p>
          </table:table-cell>
          <table:table-cell office:value-type="float" office:value="0.038" calcext:value-type="float">
            <text:p>0.038</text:p>
          </table:table-cell>
          <table:table-cell office:value-type="float" office:value="262.582" calcext:value-type="float">
            <text:p>262.582</text:p>
          </table:table-cell>
          <table:table-cell office:value-type="float" office:value="0.096" calcext:value-type="float">
            <text:p>0.096</text:p>
          </table:table-cell>
          <table:table-cell office:value-type="float" office:value="298.831" calcext:value-type="float">
            <text:p>298.831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403.801" calcext:value-type="float">
            <text:p>1403.801</text:p>
          </table:table-cell>
          <table:table-cell office:value-type="float" office:value="233.565" calcext:value-type="float">
            <text:p>233.565</text:p>
          </table:table-cell>
          <table:table-cell office:value-type="float" office:value="831.306" calcext:value-type="float">
            <text:p>831.306</text:p>
          </table:table-cell>
          <table:table-cell office:value-type="float" office:value="250.28" calcext:value-type="float">
            <text:p>250.28</text:p>
          </table:table-cell>
          <table:table-cell office:value-type="float" office:value="0.085" calcext:value-type="float">
            <text:p>0.085</text:p>
          </table:table-cell>
          <table:table-cell office:value-type="float" office:value="0.2" calcext:value-type="float">
            <text:p>0.2</text:p>
          </table:table-cell>
          <table:table-cell office:value-type="float" office:value="2511.055" calcext:value-type="float">
            <text:p>2511.055</text:p>
          </table:table-cell>
          <table:table-cell/>
          <table:table-cell office:value-type="float" office:value="36.318" calcext:value-type="float">
            <text:p>36.318</text:p>
          </table:table-cell>
          <table:table-cell office:value-type="float" office:value="0.041" calcext:value-type="float">
            <text:p>0.041</text:p>
          </table:table-cell>
          <table:table-cell office:value-type="float" office:value="263.896" calcext:value-type="float">
            <text:p>263.896</text:p>
          </table:table-cell>
          <table:table-cell office:value-type="float" office:value="20.305" calcext:value-type="float">
            <text:p>20.305</text:p>
          </table:table-cell>
          <table:table-cell office:value-type="float" office:value="300.33" calcext:value-type="float">
            <text:p>300.33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466.988" calcext:value-type="float">
            <text:p>1466.988</text:p>
          </table:table-cell>
          <table:table-cell office:value-type="float" office:value="231.816" calcext:value-type="float">
            <text:p>231.816</text:p>
          </table:table-cell>
          <table:table-cell office:value-type="float" office:value="759.179" calcext:value-type="float">
            <text:p>759.179</text:p>
          </table:table-cell>
          <table:table-cell office:value-type="float" office:value="229.567" calcext:value-type="float">
            <text:p>229.56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98" calcext:value-type="float">
            <text:p>0.198</text:p>
          </table:table-cell>
          <table:table-cell office:value-type="float" office:value="2499.884" calcext:value-type="float">
            <text:p>2499.884</text:p>
          </table:table-cell>
          <table:table-cell/>
          <table:table-cell office:value-type="float" office:value="34.839" calcext:value-type="float">
            <text:p>34.839</text:p>
          </table:table-cell>
          <table:table-cell office:value-type="float" office:value="0.04" calcext:value-type="float">
            <text:p>0.04</text:p>
          </table:table-cell>
          <table:table-cell office:value-type="float" office:value="261.96" calcext:value-type="float">
            <text:p>261.96</text:p>
          </table:table-cell>
          <table:table-cell office:value-type="float" office:value="24.698" calcext:value-type="float">
            <text:p>24.698</text:p>
          </table:table-cell>
          <table:table-cell office:value-type="float" office:value="296.117" calcext:value-type="float">
            <text:p>296.117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473.429" calcext:value-type="float">
            <text:p>1473.429</text:p>
          </table:table-cell>
          <table:table-cell office:value-type="float" office:value="233.71" calcext:value-type="float">
            <text:p>233.71</text:p>
          </table:table-cell>
          <table:table-cell office:value-type="float" office:value="763.201" calcext:value-type="float">
            <text:p>763.201</text:p>
          </table:table-cell>
          <table:table-cell office:value-type="float" office:value="231.726" calcext:value-type="float">
            <text:p>231.726</text:p>
          </table:table-cell>
          <table:table-cell office:value-type="float" office:value="0.09" calcext:value-type="float">
            <text:p>0.09</text:p>
          </table:table-cell>
          <table:table-cell office:value-type="float" office:value="0.191" calcext:value-type="float">
            <text:p>0.191</text:p>
          </table:table-cell>
          <table:table-cell office:value-type="float" office:value="2514.914" calcext:value-type="float">
            <text:p>2514.914</text:p>
          </table:table-cell>
          <table:table-cell/>
          <table:table-cell office:value-type="float" office:value="37.164" calcext:value-type="float">
            <text:p>37.164</text:p>
          </table:table-cell>
          <table:table-cell office:value-type="float" office:value="0.038" calcext:value-type="float">
            <text:p>0.038</text:p>
          </table:table-cell>
          <table:table-cell office:value-type="float" office:value="264.515" calcext:value-type="float">
            <text:p>264.515</text:p>
          </table:table-cell>
          <table:table-cell office:value-type="float" office:value="24.674" calcext:value-type="float">
            <text:p>24.674</text:p>
          </table:table-cell>
          <table:table-cell office:value-type="float" office:value="298.483" calcext:value-type="float">
            <text:p>298.483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1473.215" calcext:value-type="float">
            <text:p>1473.215</text:p>
          </table:table-cell>
          <table:table-cell office:value-type="float" office:value="241.731" calcext:value-type="float">
            <text:p>241.731</text:p>
          </table:table-cell>
          <table:table-cell office:value-type="float" office:value="421.127" calcext:value-type="float">
            <text:p>421.127</text:p>
          </table:table-cell>
          <table:table-cell office:value-type="float" office:value="118.339" calcext:value-type="float">
            <text:p>118.33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4" calcext:value-type="float">
            <text:p>0.124</text:p>
          </table:table-cell>
          <table:table-cell office:value-type="float" office:value="2181.364" calcext:value-type="float">
            <text:p>2181.364</text:p>
          </table:table-cell>
          <table:table-cell/>
          <table:table-cell office:value-type="float" office:value="37.797" calcext:value-type="float">
            <text:p>37.797</text:p>
          </table:table-cell>
          <table:table-cell office:value-type="float" office:value="0.059" calcext:value-type="float">
            <text:p>0.059</text:p>
          </table:table-cell>
          <table:table-cell office:value-type="float" office:value="292.605" calcext:value-type="float">
            <text:p>292.605</text:p>
          </table:table-cell>
          <table:table-cell office:value-type="float" office:value="18.049" calcext:value-type="float">
            <text:p>18.049</text:p>
          </table:table-cell>
          <table:table-cell office:value-type="float" office:value="329.975" calcext:value-type="float">
            <text:p>329.975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1609.717" calcext:value-type="float">
            <text:p>1609.717</text:p>
          </table:table-cell>
          <table:table-cell office:value-type="float" office:value="238.29" calcext:value-type="float">
            <text:p>238.29</text:p>
          </table:table-cell>
          <table:table-cell office:value-type="float" office:value="423.274" calcext:value-type="float">
            <text:p>423.274</text:p>
          </table:table-cell>
          <table:table-cell office:value-type="float" office:value="119.506" calcext:value-type="float">
            <text:p>119.5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7" calcext:value-type="float">
            <text:p>0.187</text:p>
          </table:table-cell>
          <table:table-cell office:value-type="float" office:value="2314.879" calcext:value-type="float">
            <text:p>2314.879</text:p>
          </table:table-cell>
          <table:table-cell/>
          <table:table-cell office:value-type="float" office:value="37.914" calcext:value-type="float">
            <text:p>37.914</text:p>
          </table:table-cell>
          <table:table-cell office:value-type="float" office:value="0.082" calcext:value-type="float">
            <text:p>0.082</text:p>
          </table:table-cell>
          <table:table-cell office:value-type="float" office:value="288.727" calcext:value-type="float">
            <text:p>288.727</text:p>
          </table:table-cell>
          <table:table-cell office:value-type="float" office:value="18.542" calcext:value-type="float">
            <text:p>18.542</text:p>
          </table:table-cell>
          <table:table-cell office:value-type="float" office:value="324.852" calcext:value-type="float">
            <text:p>324.852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1532.992" calcext:value-type="float">
            <text:p>1532.992</text:p>
          </table:table-cell>
          <table:table-cell office:value-type="float" office:value="251.176" calcext:value-type="float">
            <text:p>251.176</text:p>
          </table:table-cell>
          <table:table-cell office:value-type="float" office:value="448.093" calcext:value-type="float">
            <text:p>448.093</text:p>
          </table:table-cell>
          <table:table-cell office:value-type="float" office:value="127.238" calcext:value-type="float">
            <text:p>127.23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6" calcext:value-type="float">
            <text:p>0.196</text:p>
          </table:table-cell>
          <table:table-cell office:value-type="float" office:value="2275.995" calcext:value-type="float">
            <text:p>2275.995</text:p>
          </table:table-cell>
          <table:table-cell/>
          <table:table-cell office:value-type="float" office:value="37.653" calcext:value-type="float">
            <text:p>37.653</text:p>
          </table:table-cell>
          <table:table-cell office:value-type="float" office:value="0.09" calcext:value-type="float">
            <text:p>0.09</text:p>
          </table:table-cell>
          <table:table-cell office:value-type="float" office:value="303.366" calcext:value-type="float">
            <text:p>303.366</text:p>
          </table:table-cell>
          <table:table-cell office:value-type="float" office:value="21.829" calcext:value-type="float">
            <text:p>21.829</text:p>
          </table:table-cell>
          <table:table-cell office:value-type="float" office:value="341.114" calcext:value-type="float">
            <text:p>341.114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1467.732" calcext:value-type="float">
            <text:p>1467.732</text:p>
          </table:table-cell>
          <table:table-cell office:value-type="float" office:value="238.834" calcext:value-type="float">
            <text:p>238.834</text:p>
          </table:table-cell>
          <table:table-cell office:value-type="float" office:value="427.665" calcext:value-type="float">
            <text:p>427.665</text:p>
          </table:table-cell>
          <table:table-cell office:value-type="float" office:value="120.176" calcext:value-type="float">
            <text:p>120.176</text:p>
          </table:table-cell>
          <table:table-cell office:value-type="float" office:value="0.086" calcext:value-type="float">
            <text:p>0.086</text:p>
          </table:table-cell>
          <table:table-cell office:value-type="float" office:value="0.201" calcext:value-type="float">
            <text:p>0.201</text:p>
          </table:table-cell>
          <table:table-cell office:value-type="float" office:value="2175.488" calcext:value-type="float">
            <text:p>2175.488</text:p>
          </table:table-cell>
          <table:table-cell/>
          <table:table-cell office:value-type="float" office:value="38.78" calcext:value-type="float">
            <text:p>38.78</text:p>
          </table:table-cell>
          <table:table-cell office:value-type="float" office:value="0.086" calcext:value-type="float">
            <text:p>0.086</text:p>
          </table:table-cell>
          <table:table-cell office:value-type="float" office:value="289.587" calcext:value-type="float">
            <text:p>289.587</text:p>
          </table:table-cell>
          <table:table-cell office:value-type="float" office:value="22.451" calcext:value-type="float">
            <text:p>22.451</text:p>
          </table:table-cell>
          <table:table-cell office:value-type="float" office:value="327.826" calcext:value-type="float">
            <text:p>327.826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1485.601" calcext:value-type="float">
            <text:p>1485.601</text:p>
          </table:table-cell>
          <table:table-cell office:value-type="float" office:value="240.988" calcext:value-type="float">
            <text:p>240.988</text:p>
          </table:table-cell>
          <table:table-cell office:value-type="float" office:value="452.809" calcext:value-type="float">
            <text:p>452.809</text:p>
          </table:table-cell>
          <table:table-cell office:value-type="float" office:value="128.569" calcext:value-type="float">
            <text:p>128.569</text:p>
          </table:table-cell>
          <table:table-cell office:value-type="float" office:value="0.089" calcext:value-type="float">
            <text:p>0.089</text:p>
          </table:table-cell>
          <table:table-cell office:value-type="float" office:value="0.205" calcext:value-type="float">
            <text:p>0.205</text:p>
          </table:table-cell>
          <table:table-cell office:value-type="float" office:value="2224.428" calcext:value-type="float">
            <text:p>2224.428</text:p>
          </table:table-cell>
          <table:table-cell/>
          <table:table-cell office:value-type="float" office:value="37.729" calcext:value-type="float">
            <text:p>37.729</text:p>
          </table:table-cell>
          <table:table-cell office:value-type="float" office:value="0.088" calcext:value-type="float">
            <text:p>0.088</text:p>
          </table:table-cell>
          <table:table-cell office:value-type="float" office:value="291.494" calcext:value-type="float">
            <text:p>291.494</text:p>
          </table:table-cell>
          <table:table-cell office:value-type="float" office:value="23.911" calcext:value-type="float">
            <text:p>23.911</text:p>
          </table:table-cell>
          <table:table-cell office:value-type="float" office:value="327.155" calcext:value-type="float">
            <text:p>327.155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1626.812" calcext:value-type="float">
            <text:p>1626.812</text:p>
          </table:table-cell>
          <table:table-cell office:value-type="float" office:value="266.366" calcext:value-type="float">
            <text:p>266.366</text:p>
          </table:table-cell>
          <table:table-cell office:value-type="float" office:value="281.481" calcext:value-type="float">
            <text:p>281.481</text:p>
          </table:table-cell>
          <table:table-cell office:value-type="float" office:value="72.336" calcext:value-type="float">
            <text:p>72.33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1" calcext:value-type="float">
            <text:p>0.201</text:p>
          </table:table-cell>
          <table:table-cell office:value-type="float" office:value="2217.638" calcext:value-type="float">
            <text:p>2217.638</text:p>
          </table:table-cell>
          <table:table-cell/>
          <table:table-cell office:value-type="float" office:value="39.871" calcext:value-type="float">
            <text:p>39.871</text:p>
          </table:table-cell>
          <table:table-cell office:value-type="float" office:value="0.058" calcext:value-type="float">
            <text:p>0.058</text:p>
          </table:table-cell>
          <table:table-cell office:value-type="float" office:value="329.192" calcext:value-type="float">
            <text:p>329.192</text:p>
          </table:table-cell>
          <table:table-cell office:value-type="float" office:value="19.205" calcext:value-type="float">
            <text:p>19.205</text:p>
          </table:table-cell>
          <table:table-cell office:value-type="float" office:value="369.161" calcext:value-type="float">
            <text:p>369.161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1680.673" calcext:value-type="float">
            <text:p>1680.673</text:p>
          </table:table-cell>
          <table:table-cell office:value-type="float" office:value="262.447" calcext:value-type="float">
            <text:p>262.447</text:p>
          </table:table-cell>
          <table:table-cell office:value-type="float" office:value="276.317" calcext:value-type="float">
            <text:p>276.317</text:p>
          </table:table-cell>
          <table:table-cell office:value-type="float" office:value="69.888" calcext:value-type="float">
            <text:p>69.888</text:p>
          </table:table-cell>
          <table:table-cell office:value-type="float" office:value="0.082" calcext:value-type="float">
            <text:p>0.082</text:p>
          </table:table-cell>
          <table:table-cell office:value-type="float" office:value="0.199" calcext:value-type="float">
            <text:p>0.199</text:p>
          </table:table-cell>
          <table:table-cell office:value-type="float" office:value="2264.508" calcext:value-type="float">
            <text:p>2264.508</text:p>
          </table:table-cell>
          <table:table-cell/>
          <table:table-cell office:value-type="float" office:value="38.751" calcext:value-type="float">
            <text:p>38.751</text:p>
          </table:table-cell>
          <table:table-cell office:value-type="float" office:value="0.039" calcext:value-type="float">
            <text:p>0.039</text:p>
          </table:table-cell>
          <table:table-cell office:value-type="float" office:value="325.234" calcext:value-type="float">
            <text:p>325.234</text:p>
          </table:table-cell>
          <table:table-cell office:value-type="float" office:value="15.107" calcext:value-type="float">
            <text:p>15.107</text:p>
          </table:table-cell>
          <table:table-cell office:value-type="float" office:value="362.867" calcext:value-type="float">
            <text:p>362.867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1618.207" calcext:value-type="float">
            <text:p>1618.207</text:p>
          </table:table-cell>
          <table:table-cell office:value-type="float" office:value="260.322" calcext:value-type="float">
            <text:p>260.322</text:p>
          </table:table-cell>
          <table:table-cell office:value-type="float" office:value="279.068" calcext:value-type="float">
            <text:p>279.068</text:p>
          </table:table-cell>
          <table:table-cell office:value-type="float" office:value="71.051" calcext:value-type="float">
            <text:p>71.051</text:p>
          </table:table-cell>
          <table:table-cell office:value-type="float" office:value="0.114" calcext:value-type="float">
            <text:p>0.114</text:p>
          </table:table-cell>
          <table:table-cell office:value-type="float" office:value="0.207" calcext:value-type="float">
            <text:p>0.207</text:p>
          </table:table-cell>
          <table:table-cell office:value-type="float" office:value="2201.962" calcext:value-type="float">
            <text:p>2201.962</text:p>
          </table:table-cell>
          <table:table-cell/>
          <table:table-cell office:value-type="float" office:value="38.3" calcext:value-type="float">
            <text:p>38.3</text:p>
          </table:table-cell>
          <table:table-cell office:value-type="float" office:value="0.039" calcext:value-type="float">
            <text:p>0.039</text:p>
          </table:table-cell>
          <table:table-cell office:value-type="float" office:value="322.525" calcext:value-type="float">
            <text:p>322.525</text:p>
          </table:table-cell>
          <table:table-cell office:value-type="float" office:value="20.754" calcext:value-type="float">
            <text:p>20.754</text:p>
          </table:table-cell>
          <table:table-cell office:value-type="float" office:value="360.585" calcext:value-type="float">
            <text:p>360.585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1624.004" calcext:value-type="float">
            <text:p>1624.004</text:p>
          </table:table-cell>
          <table:table-cell office:value-type="float" office:value="263.465" calcext:value-type="float">
            <text:p>263.465</text:p>
          </table:table-cell>
          <table:table-cell office:value-type="float" office:value="284.769" calcext:value-type="float">
            <text:p>284.769</text:p>
          </table:table-cell>
          <table:table-cell office:value-type="float" office:value="73.557" calcext:value-type="float">
            <text:p>73.557</text:p>
          </table:table-cell>
          <table:table-cell office:value-type="float" office:value="0.089" calcext:value-type="float">
            <text:p>0.089</text:p>
          </table:table-cell>
          <table:table-cell office:value-type="float" office:value="0.2" calcext:value-type="float">
            <text:p>0.2</text:p>
          </table:table-cell>
          <table:table-cell office:value-type="float" office:value="2213.27" calcext:value-type="float">
            <text:p>2213.27</text:p>
          </table:table-cell>
          <table:table-cell/>
          <table:table-cell office:value-type="float" office:value="40.065" calcext:value-type="float">
            <text:p>40.065</text:p>
          </table:table-cell>
          <table:table-cell office:value-type="float" office:value="0.063" calcext:value-type="float">
            <text:p>0.063</text:p>
          </table:table-cell>
          <table:table-cell office:value-type="float" office:value="326.188" calcext:value-type="float">
            <text:p>326.188</text:p>
          </table:table-cell>
          <table:table-cell office:value-type="float" office:value="23.952" calcext:value-type="float">
            <text:p>23.952</text:p>
          </table:table-cell>
          <table:table-cell office:value-type="float" office:value="365.929" calcext:value-type="float">
            <text:p>365.929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1733.589" calcext:value-type="float">
            <text:p>1733.589</text:p>
          </table:table-cell>
          <table:table-cell office:value-type="float" office:value="264.399" calcext:value-type="float">
            <text:p>264.399</text:p>
          </table:table-cell>
          <table:table-cell office:value-type="float" office:value="279.589" calcext:value-type="float">
            <text:p>279.589</text:p>
          </table:table-cell>
          <table:table-cell office:value-type="float" office:value="71.09" calcext:value-type="float">
            <text:p>71.0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99" calcext:value-type="float">
            <text:p>0.199</text:p>
          </table:table-cell>
          <table:table-cell office:value-type="float" office:value="2320.611" calcext:value-type="float">
            <text:p>2320.611</text:p>
          </table:table-cell>
          <table:table-cell/>
          <table:table-cell office:value-type="float" office:value="37.594" calcext:value-type="float">
            <text:p>37.594</text:p>
          </table:table-cell>
          <table:table-cell office:value-type="float" office:value="0.049" calcext:value-type="float">
            <text:p>0.049</text:p>
          </table:table-cell>
          <table:table-cell office:value-type="float" office:value="327.292" calcext:value-type="float">
            <text:p>327.292</text:p>
          </table:table-cell>
          <table:table-cell office:value-type="float" office:value="18.907" calcext:value-type="float">
            <text:p>18.907</text:p>
          </table:table-cell>
          <table:table-cell office:value-type="float" office:value="364.606" calcext:value-type="float">
            <text:p>364.606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668.344" calcext:value-type="float">
            <text:p>1668.344</text:p>
          </table:table-cell>
          <table:table-cell office:value-type="float" office:value="264.211" calcext:value-type="float">
            <text:p>264.211</text:p>
          </table:table-cell>
          <table:table-cell office:value-type="float" office:value="187.11" calcext:value-type="float">
            <text:p>187.11</text:p>
          </table:table-cell>
          <table:table-cell office:value-type="float" office:value="37.674" calcext:value-type="float">
            <text:p>37.674</text:p>
          </table:table-cell>
          <table:table-cell office:value-type="float" office:value="0.083" calcext:value-type="float">
            <text:p>0.083</text:p>
          </table:table-cell>
          <table:table-cell office:value-type="float" office:value="0.201" calcext:value-type="float">
            <text:p>0.201</text:p>
          </table:table-cell>
          <table:table-cell office:value-type="float" office:value="2166.309" calcext:value-type="float">
            <text:p>2166.309</text:p>
          </table:table-cell>
          <table:table-cell/>
          <table:table-cell office:value-type="float" office:value="40.106" calcext:value-type="float">
            <text:p>40.106</text:p>
          </table:table-cell>
          <table:table-cell office:value-type="float" office:value="0.088" calcext:value-type="float">
            <text:p>0.088</text:p>
          </table:table-cell>
          <table:table-cell office:value-type="float" office:value="337.249" calcext:value-type="float">
            <text:p>337.249</text:p>
          </table:table-cell>
          <table:table-cell office:value-type="float" office:value="10.712" calcext:value-type="float">
            <text:p>10.712</text:p>
          </table:table-cell>
          <table:table-cell office:value-type="float" office:value="376.169" calcext:value-type="float">
            <text:p>376.169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640.678" calcext:value-type="float">
            <text:p>1640.678</text:p>
          </table:table-cell>
          <table:table-cell office:value-type="float" office:value="262.526" calcext:value-type="float">
            <text:p>262.526</text:p>
          </table:table-cell>
          <table:table-cell office:value-type="float" office:value="189.216" calcext:value-type="float">
            <text:p>189.216</text:p>
          </table:table-cell>
          <table:table-cell office:value-type="float" office:value="39.036" calcext:value-type="float">
            <text:p>39.036</text:p>
          </table:table-cell>
          <table:table-cell office:value-type="float" office:value="0.086" calcext:value-type="float">
            <text:p>0.086</text:p>
          </table:table-cell>
          <table:table-cell office:value-type="float" office:value="0.194" calcext:value-type="float">
            <text:p>0.194</text:p>
          </table:table-cell>
          <table:table-cell office:value-type="float" office:value="2139.963" calcext:value-type="float">
            <text:p>2139.963</text:p>
          </table:table-cell>
          <table:table-cell/>
          <table:table-cell office:value-type="float" office:value="45.571" calcext:value-type="float">
            <text:p>45.571</text:p>
          </table:table-cell>
          <table:table-cell office:value-type="float" office:value="0.102" calcext:value-type="float">
            <text:p>0.102</text:p>
          </table:table-cell>
          <table:table-cell office:value-type="float" office:value="332.921" calcext:value-type="float">
            <text:p>332.921</text:p>
          </table:table-cell>
          <table:table-cell office:value-type="float" office:value="12.737" calcext:value-type="float">
            <text:p>12.737</text:p>
          </table:table-cell>
          <table:table-cell office:value-type="float" office:value="376.096" calcext:value-type="float">
            <text:p>376.096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632.457" calcext:value-type="float">
            <text:p>1632.457</text:p>
          </table:table-cell>
          <table:table-cell office:value-type="float" office:value="264.367" calcext:value-type="float">
            <text:p>264.367</text:p>
          </table:table-cell>
          <table:table-cell office:value-type="float" office:value="191.796" calcext:value-type="float">
            <text:p>191.796</text:p>
          </table:table-cell>
          <table:table-cell office:value-type="float" office:value="39.579" calcext:value-type="float">
            <text:p>39.57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97" calcext:value-type="float">
            <text:p>0.197</text:p>
          </table:table-cell>
          <table:table-cell office:value-type="float" office:value="2140.197" calcext:value-type="float">
            <text:p>2140.197</text:p>
          </table:table-cell>
          <table:table-cell/>
          <table:table-cell office:value-type="float" office:value="45.939" calcext:value-type="float">
            <text:p>45.939</text:p>
          </table:table-cell>
          <table:table-cell office:value-type="float" office:value="0.088" calcext:value-type="float">
            <text:p>0.088</text:p>
          </table:table-cell>
          <table:table-cell office:value-type="float" office:value="336.724" calcext:value-type="float">
            <text:p>336.724</text:p>
          </table:table-cell>
          <table:table-cell office:value-type="float" office:value="14.931" calcext:value-type="float">
            <text:p>14.931</text:p>
          </table:table-cell>
          <table:table-cell office:value-type="float" office:value="377.926" calcext:value-type="float">
            <text:p>377.926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622.801" calcext:value-type="float">
            <text:p>1622.801</text:p>
          </table:table-cell>
          <table:table-cell office:value-type="float" office:value="263.167" calcext:value-type="float">
            <text:p>263.167</text:p>
          </table:table-cell>
          <table:table-cell office:value-type="float" office:value="190.447" calcext:value-type="float">
            <text:p>190.447</text:p>
          </table:table-cell>
          <table:table-cell office:value-type="float" office:value="39.06" calcext:value-type="float">
            <text:p>39.0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" calcext:value-type="float">
            <text:p>0.13</text:p>
          </table:table-cell>
          <table:table-cell office:value-type="float" office:value="2121.497" calcext:value-type="float">
            <text:p>2121.497</text:p>
          </table:table-cell>
          <table:table-cell/>
          <table:table-cell office:value-type="float" office:value="44.633" calcext:value-type="float">
            <text:p>44.633</text:p>
          </table:table-cell>
          <table:table-cell office:value-type="float" office:value="0.105" calcext:value-type="float">
            <text:p>0.105</text:p>
          </table:table-cell>
          <table:table-cell office:value-type="float" office:value="333.023" calcext:value-type="float">
            <text:p>333.023</text:p>
          </table:table-cell>
          <table:table-cell office:value-type="float" office:value="10.947" calcext:value-type="float">
            <text:p>10.947</text:p>
          </table:table-cell>
          <table:table-cell office:value-type="float" office:value="373.859" calcext:value-type="float">
            <text:p>373.859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694.095" calcext:value-type="float">
            <text:p>1694.095</text:p>
          </table:table-cell>
          <table:table-cell office:value-type="float" office:value="265.365" calcext:value-type="float">
            <text:p>265.365</text:p>
          </table:table-cell>
          <table:table-cell office:value-type="float" office:value="192.647" calcext:value-type="float">
            <text:p>192.647</text:p>
          </table:table-cell>
          <table:table-cell office:value-type="float" office:value="39.386" calcext:value-type="float">
            <text:p>39.386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5" calcext:value-type="float">
            <text:p>0.195</text:p>
          </table:table-cell>
          <table:table-cell office:value-type="float" office:value="2199.561" calcext:value-type="float">
            <text:p>2199.561</text:p>
          </table:table-cell>
          <table:table-cell/>
          <table:table-cell office:value-type="float" office:value="46.696" calcext:value-type="float">
            <text:p>46.696</text:p>
          </table:table-cell>
          <table:table-cell office:value-type="float" office:value="0.091" calcext:value-type="float">
            <text:p>0.091</text:p>
          </table:table-cell>
          <table:table-cell office:value-type="float" office:value="338.637" calcext:value-type="float">
            <text:p>338.637</text:p>
          </table:table-cell>
          <table:table-cell office:value-type="float" office:value="12.504" calcext:value-type="float">
            <text:p>12.504</text:p>
          </table:table-cell>
          <table:table-cell office:value-type="float" office:value="382.706" calcext:value-type="float">
            <text:p>382.706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office:value-type="float" office:value="1728.086" calcext:value-type="float">
            <text:p>1728.086</text:p>
          </table:table-cell>
          <table:table-cell office:value-type="float" office:value="265.035" calcext:value-type="float">
            <text:p>265.035</text:p>
          </table:table-cell>
          <table:table-cell office:value-type="float" office:value="144.855" calcext:value-type="float">
            <text:p>144.855</text:p>
          </table:table-cell>
          <table:table-cell office:value-type="float" office:value="22.408" calcext:value-type="float">
            <text:p>22.408</text:p>
          </table:table-cell>
          <table:table-cell office:value-type="float" office:value="0.092" calcext:value-type="float">
            <text:p>0.092</text:p>
          </table:table-cell>
          <table:table-cell office:value-type="float" office:value="0.208" calcext:value-type="float">
            <text:p>0.208</text:p>
          </table:table-cell>
          <table:table-cell office:value-type="float" office:value="2187.642" calcext:value-type="float">
            <text:p>2187.642</text:p>
          </table:table-cell>
          <table:table-cell/>
          <table:table-cell office:value-type="float" office:value="54.069" calcext:value-type="float">
            <text:p>54.069</text:p>
          </table:table-cell>
          <table:table-cell office:value-type="float" office:value="0.113" calcext:value-type="float">
            <text:p>0.113</text:p>
          </table:table-cell>
          <table:table-cell office:value-type="float" office:value="347.715" calcext:value-type="float">
            <text:p>347.715</text:p>
          </table:table-cell>
          <table:table-cell office:value-type="float" office:value="8.715" calcext:value-type="float">
            <text:p>8.715</text:p>
          </table:table-cell>
          <table:table-cell office:value-type="float" office:value="398.035" calcext:value-type="float">
            <text:p>398.035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office:value-type="float" office:value="1647.52" calcext:value-type="float">
            <text:p>1647.52</text:p>
          </table:table-cell>
          <table:table-cell office:value-type="float" office:value="264.735" calcext:value-type="float">
            <text:p>264.735</text:p>
          </table:table-cell>
          <table:table-cell office:value-type="float" office:value="146.682" calcext:value-type="float">
            <text:p>146.682</text:p>
          </table:table-cell>
          <table:table-cell office:value-type="float" office:value="22.801" calcext:value-type="float">
            <text:p>22.8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03" calcext:value-type="float">
            <text:p>0.203</text:p>
          </table:table-cell>
          <table:table-cell office:value-type="float" office:value="2110.032" calcext:value-type="float">
            <text:p>2110.032</text:p>
          </table:table-cell>
          <table:table-cell/>
          <table:table-cell office:value-type="float" office:value="48.912" calcext:value-type="float">
            <text:p>48.912</text:p>
          </table:table-cell>
          <table:table-cell office:value-type="float" office:value="0.099" calcext:value-type="float">
            <text:p>0.099</text:p>
          </table:table-cell>
          <table:table-cell office:value-type="float" office:value="349.517" calcext:value-type="float">
            <text:p>349.517</text:p>
          </table:table-cell>
          <table:table-cell office:value-type="float" office:value="12.376" calcext:value-type="float">
            <text:p>12.376</text:p>
          </table:table-cell>
          <table:table-cell office:value-type="float" office:value="397.753" calcext:value-type="float">
            <text:p>397.753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office:value-type="float" office:value="1703.177" calcext:value-type="float">
            <text:p>1703.177</text:p>
          </table:table-cell>
          <table:table-cell office:value-type="float" office:value="263.413" calcext:value-type="float">
            <text:p>263.413</text:p>
          </table:table-cell>
          <table:table-cell office:value-type="float" office:value="145.394" calcext:value-type="float">
            <text:p>145.394</text:p>
          </table:table-cell>
          <table:table-cell office:value-type="float" office:value="22.713" calcext:value-type="float">
            <text:p>22.713</text:p>
          </table:table-cell>
          <table:table-cell office:value-type="float" office:value="0.086" calcext:value-type="float">
            <text:p>0.086</text:p>
          </table:table-cell>
          <table:table-cell office:value-type="float" office:value="0.202" calcext:value-type="float">
            <text:p>0.202</text:p>
          </table:table-cell>
          <table:table-cell office:value-type="float" office:value="2169.377" calcext:value-type="float">
            <text:p>2169.377</text:p>
          </table:table-cell>
          <table:table-cell/>
          <table:table-cell office:value-type="float" office:value="52.541" calcext:value-type="float">
            <text:p>52.541</text:p>
          </table:table-cell>
          <table:table-cell office:value-type="float" office:value="0.099" calcext:value-type="float">
            <text:p>0.099</text:p>
          </table:table-cell>
          <table:table-cell office:value-type="float" office:value="346.422" calcext:value-type="float">
            <text:p>346.422</text:p>
          </table:table-cell>
          <table:table-cell office:value-type="float" office:value="8.84" calcext:value-type="float">
            <text:p>8.84</text:p>
          </table:table-cell>
          <table:table-cell office:value-type="float" office:value="392.744" calcext:value-type="float">
            <text:p>392.744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office:value-type="float" office:value="1713.494" calcext:value-type="float">
            <text:p>1713.494</text:p>
          </table:table-cell>
          <table:table-cell office:value-type="float" office:value="263.487" calcext:value-type="float">
            <text:p>263.487</text:p>
          </table:table-cell>
          <table:table-cell office:value-type="float" office:value="143.517" calcext:value-type="float">
            <text:p>143.517</text:p>
          </table:table-cell>
          <table:table-cell office:value-type="float" office:value="22.715" calcext:value-type="float">
            <text:p>22.715</text:p>
          </table:table-cell>
          <table:table-cell office:value-type="float" office:value="0.094" calcext:value-type="float">
            <text:p>0.094</text:p>
          </table:table-cell>
          <table:table-cell office:value-type="float" office:value="0.214" calcext:value-type="float">
            <text:p>0.214</text:p>
          </table:table-cell>
          <table:table-cell office:value-type="float" office:value="2177.616" calcext:value-type="float">
            <text:p>2177.616</text:p>
          </table:table-cell>
          <table:table-cell/>
          <table:table-cell office:value-type="float" office:value="52.241" calcext:value-type="float">
            <text:p>52.241</text:p>
          </table:table-cell>
          <table:table-cell office:value-type="float" office:value="0.097" calcext:value-type="float">
            <text:p>0.097</text:p>
          </table:table-cell>
          <table:table-cell office:value-type="float" office:value="344.99" calcext:value-type="float">
            <text:p>344.99</text:p>
          </table:table-cell>
          <table:table-cell office:value-type="float" office:value="8.594" calcext:value-type="float">
            <text:p>8.594</text:p>
          </table:table-cell>
          <table:table-cell office:value-type="float" office:value="394.297" calcext:value-type="float">
            <text:p>394.297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office:value-type="float" office:value="1640.914" calcext:value-type="float">
            <text:p>1640.914</text:p>
          </table:table-cell>
          <table:table-cell office:value-type="float" office:value="263.339" calcext:value-type="float">
            <text:p>263.339</text:p>
          </table:table-cell>
          <table:table-cell office:value-type="float" office:value="145.633" calcext:value-type="float">
            <text:p>145.633</text:p>
          </table:table-cell>
          <table:table-cell office:value-type="float" office:value="22.38" calcext:value-type="float">
            <text:p>22.38</text:p>
          </table:table-cell>
          <table:table-cell office:value-type="float" office:value="0.086" calcext:value-type="float">
            <text:p>0.086</text:p>
          </table:table-cell>
          <table:table-cell office:value-type="float" office:value="0.211" calcext:value-type="float">
            <text:p>0.211</text:p>
          </table:table-cell>
          <table:table-cell office:value-type="float" office:value="2101.623" calcext:value-type="float">
            <text:p>2101.623</text:p>
          </table:table-cell>
          <table:table-cell/>
          <table:table-cell office:value-type="float" office:value="50.753" calcext:value-type="float">
            <text:p>50.753</text:p>
          </table:table-cell>
          <table:table-cell office:value-type="float" office:value="0.098" calcext:value-type="float">
            <text:p>0.098</text:p>
          </table:table-cell>
          <table:table-cell office:value-type="float" office:value="346.08" calcext:value-type="float">
            <text:p>346.08</text:p>
          </table:table-cell>
          <table:table-cell office:value-type="float" office:value="14.13" calcext:value-type="float">
            <text:p>14.13</text:p>
          </table:table-cell>
          <table:table-cell office:value-type="float" office:value="396.032" calcext:value-type="float">
            <text:p>396.032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1421.001" calcext:value-type="float">
            <text:p>1421.001</text:p>
          </table:table-cell>
          <table:table-cell office:value-type="float" office:value="233.974" calcext:value-type="float">
            <text:p>233.974</text:p>
          </table:table-cell>
          <table:table-cell office:value-type="float" office:value="1436.928" calcext:value-type="float">
            <text:p>1436.928</text:p>
          </table:table-cell>
          <table:table-cell office:value-type="float" office:value="459.281" calcext:value-type="float">
            <text:p>459.28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98" calcext:value-type="float">
            <text:p>0.198</text:p>
          </table:table-cell>
          <table:table-cell office:value-type="float" office:value="3132.79" calcext:value-type="float">
            <text:p>3132.79</text:p>
          </table:table-cell>
          <table:table-cell/>
          <table:table-cell office:value-type="float" office:value="33.901" calcext:value-type="float">
            <text:p>33.9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01" calcext:value-type="float">
            <text:p>33.901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1383.863" calcext:value-type="float">
            <text:p>1383.863</text:p>
          </table:table-cell>
          <table:table-cell office:value-type="float" office:value="231.867" calcext:value-type="float">
            <text:p>231.867</text:p>
          </table:table-cell>
          <table:table-cell office:value-type="float" office:value="1427.35" calcext:value-type="float">
            <text:p>1427.35</text:p>
          </table:table-cell>
          <table:table-cell office:value-type="float" office:value="457.968" calcext:value-type="float">
            <text:p>457.96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91" calcext:value-type="float">
            <text:p>0.191</text:p>
          </table:table-cell>
          <table:table-cell office:value-type="float" office:value="3083.625" calcext:value-type="float">
            <text:p>3083.625</text:p>
          </table:table-cell>
          <table:table-cell/>
          <table:table-cell office:value-type="float" office:value="33.513" calcext:value-type="float">
            <text:p>33.513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13" calcext:value-type="float">
            <text:p>33.513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1871.506" calcext:value-type="float">
            <text:p>1871.506</text:p>
          </table:table-cell>
          <table:table-cell office:value-type="float" office:value="232.425" calcext:value-type="float">
            <text:p>232.425</text:p>
          </table:table-cell>
          <table:table-cell office:value-type="float" office:value="1502.964" calcext:value-type="float">
            <text:p>1502.964</text:p>
          </table:table-cell>
          <table:table-cell office:value-type="float" office:value="476.125" calcext:value-type="float">
            <text:p>476.125</text:p>
          </table:table-cell>
          <table:table-cell office:value-type="float" office:value="0.118" calcext:value-type="float">
            <text:p>0.118</text:p>
          </table:table-cell>
          <table:table-cell office:value-type="float" office:value="0.251" calcext:value-type="float">
            <text:p>0.251</text:p>
          </table:table-cell>
          <table:table-cell office:value-type="float" office:value="3648.183" calcext:value-type="float">
            <text:p>3648.183</text:p>
          </table:table-cell>
          <table:table-cell/>
          <table:table-cell office:value-type="float" office:value="33.869" calcext:value-type="float">
            <text:p>33.869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69" calcext:value-type="float">
            <text:p>33.869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1409.99" calcext:value-type="float">
            <text:p>1409.99</text:p>
          </table:table-cell>
          <table:table-cell office:value-type="float" office:value="231.63" calcext:value-type="float">
            <text:p>231.63</text:p>
          </table:table-cell>
          <table:table-cell office:value-type="float" office:value="1431.151" calcext:value-type="float">
            <text:p>1431.151</text:p>
          </table:table-cell>
          <table:table-cell office:value-type="float" office:value="459.378" calcext:value-type="float">
            <text:p>459.37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4" calcext:value-type="float">
            <text:p>0.134</text:p>
          </table:table-cell>
          <table:table-cell office:value-type="float" office:value="3114.118" calcext:value-type="float">
            <text:p>3114.118</text:p>
          </table:table-cell>
          <table:table-cell/>
          <table:table-cell office:value-type="float" office:value="34.092" calcext:value-type="float">
            <text:p>34.09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92" calcext:value-type="float">
            <text:p>34.092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1400.033" calcext:value-type="float">
            <text:p>1400.033</text:p>
          </table:table-cell>
          <table:table-cell office:value-type="float" office:value="231.696" calcext:value-type="float">
            <text:p>231.696</text:p>
          </table:table-cell>
          <table:table-cell office:value-type="float" office:value="1409.616" calcext:value-type="float">
            <text:p>1409.616</text:p>
          </table:table-cell>
          <table:table-cell office:value-type="float" office:value="451.936" calcext:value-type="float">
            <text:p>451.93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97" calcext:value-type="float">
            <text:p>0.197</text:p>
          </table:table-cell>
          <table:table-cell office:value-type="float" office:value="3082.522" calcext:value-type="float">
            <text:p>3082.522</text:p>
          </table:table-cell>
          <table:table-cell/>
          <table:table-cell office:value-type="float" office:value="33.871" calcext:value-type="float">
            <text:p>33.87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71" calcext:value-type="float">
            <text:p>33.871</text:p>
          </table:table-cell>
          <table:table-cell table:number-columns-repeated="3"/>
        </table:table-row>
      </table:table>
      <table:table table:name="fortran_bf_mpi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ranks</text:p>
          </table:table-cell>
          <table:table-cell office:value-type="string" calcext:value-type="string">
            <text:p>args+readpt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etclosest</text:p>
          </table:table-cell>
          <table:table-cell office:value-type="string" calcext:value-type="string">
            <text:p>strip_alloc</text:p>
          </table:table-cell>
          <table:table-cell office:value-type="string" calcext:value-type="string">
            <text:p>strip_calc</text:p>
          </table:table-cell>
          <table:table-cell office:value-type="string" calcext:value-type="string">
            <text:p>writeStd</text:p>
          </table:table-cell>
          <table:table-cell office:value-type="string" calcext:value-type="string">
            <text:p>writeFil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init</text:p>
          </table:table-cell>
          <table:table-cell office:value-type="string" calcext:value-type="string">
            <text:p>bcast</text:p>
          </table:table-cell>
          <table:table-cell office:value-type="string" calcext:value-type="string">
            <text:p>scatter1</text:p>
          </table:table-cell>
          <table:table-cell office:value-type="string" calcext:value-type="string">
            <text:p>allreduce1</text:p>
          </table:table-cell>
          <table:table-cell office:value-type="string" calcext:value-type="string">
            <text:p>scatter2</text:p>
          </table:table-cell>
          <table:table-cell office:value-type="string" calcext:value-type="string">
            <text:p>allreduce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3.227" calcext:value-type="float">
            <text:p>23.227</text:p>
          </table:table-cell>
          <table:table-cell office:value-type="float" office:value="2.347" calcext:value-type="float">
            <text:p>2.347</text:p>
          </table:table-cell>
          <table:table-cell office:value-type="float" office:value="105.848" calcext:value-type="float">
            <text:p>105.848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164.966" calcext:value-type="float">
            <text:p>164.966</text:p>
          </table:table-cell>
          <table:table-cell/>
          <table:table-cell office:value-type="float" office:value="33.298" calcext:value-type="float">
            <text:p>33.298</text:p>
          </table:table-cell>
          <table:table-cell office:value-type="float" office:value="0.021" calcext:value-type="float">
            <text:p>0.021</text:p>
          </table:table-cell>
          <table:table-cell office:value-type="float" office:value="2.461" calcext:value-type="float">
            <text:p>2.461</text:p>
          </table:table-cell>
          <table:table-cell office:value-type="float" office:value="4.517" calcext:value-type="float">
            <text:p>4.51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8" calcext:value-type="float">
            <text:p>0.008</text:p>
          </table:table-cell>
          <table:table-cell office:value-type="float" office:value="37.744" calcext:value-type="float">
            <text:p>37.7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4.671" calcext:value-type="float">
            <text:p>24.671</text:p>
          </table:table-cell>
          <table:table-cell office:value-type="float" office:value="2.374" calcext:value-type="float">
            <text:p>2.374</text:p>
          </table:table-cell>
          <table:table-cell office:value-type="float" office:value="108.747" calcext:value-type="float">
            <text:p>108.74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170.409" calcext:value-type="float">
            <text:p>170.409</text:p>
          </table:table-cell>
          <table:table-cell/>
          <table:table-cell office:value-type="float" office:value="34.441" calcext:value-type="float">
            <text:p>34.441</text:p>
          </table:table-cell>
          <table:table-cell office:value-type="float" office:value="0.02" calcext:value-type="float">
            <text:p>0.02</text:p>
          </table:table-cell>
          <table:table-cell office:value-type="float" office:value="2.524" calcext:value-type="float">
            <text:p>2.524</text:p>
          </table:table-cell>
          <table:table-cell office:value-type="float" office:value="5.178" calcext:value-type="float">
            <text:p>5.17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6" calcext:value-type="float">
            <text:p>0.006</text:p>
          </table:table-cell>
          <table:table-cell office:value-type="float" office:value="41.036" calcext:value-type="float">
            <text:p>41.0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4.689" calcext:value-type="float">
            <text:p>24.689</text:p>
          </table:table-cell>
          <table:table-cell office:value-type="float" office:value="2.447" calcext:value-type="float">
            <text:p>2.447</text:p>
          </table:table-cell>
          <table:table-cell office:value-type="float" office:value="108.511" calcext:value-type="float">
            <text:p>108.51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1" calcext:value-type="float">
            <text:p>0.071</text:p>
          </table:table-cell>
          <table:table-cell office:value-type="float" office:value="170.345" calcext:value-type="float">
            <text:p>170.345</text:p>
          </table:table-cell>
          <table:table-cell/>
          <table:table-cell office:value-type="float" office:value="34.623" calcext:value-type="float">
            <text:p>34.623</text:p>
          </table:table-cell>
          <table:table-cell office:value-type="float" office:value="0.021" calcext:value-type="float">
            <text:p>0.021</text:p>
          </table:table-cell>
          <table:table-cell office:value-type="float" office:value="2.6" calcext:value-type="float">
            <text:p>2.6</text:p>
          </table:table-cell>
          <table:table-cell office:value-type="float" office:value="4.829" calcext:value-type="float">
            <text:p>4.82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7" calcext:value-type="float">
            <text:p>0.007</text:p>
          </table:table-cell>
          <table:table-cell office:value-type="float" office:value="40.594" calcext:value-type="float">
            <text:p>40.59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4.431" calcext:value-type="float">
            <text:p>24.431</text:p>
          </table:table-cell>
          <table:table-cell office:value-type="float" office:value="2.424" calcext:value-type="float">
            <text:p>2.424</text:p>
          </table:table-cell>
          <table:table-cell office:value-type="float" office:value="108.551" calcext:value-type="float">
            <text:p>108.551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89" calcext:value-type="float">
            <text:p>0.089</text:p>
          </table:table-cell>
          <table:table-cell office:value-type="float" office:value="171.117" calcext:value-type="float">
            <text:p>171.117</text:p>
          </table:table-cell>
          <table:table-cell/>
          <table:table-cell office:value-type="float" office:value="35.423" calcext:value-type="float">
            <text:p>35.423</text:p>
          </table:table-cell>
          <table:table-cell office:value-type="float" office:value="0.022" calcext:value-type="float">
            <text:p>0.022</text:p>
          </table:table-cell>
          <table:table-cell office:value-type="float" office:value="2.582" calcext:value-type="float">
            <text:p>2.582</text:p>
          </table:table-cell>
          <table:table-cell office:value-type="float" office:value="1.11" calcext:value-type="float">
            <text:p>1.1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8" calcext:value-type="float">
            <text:p>0.008</text:p>
          </table:table-cell>
          <table:table-cell office:value-type="float" office:value="39.224" calcext:value-type="float">
            <text:p>39.2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4.804" calcext:value-type="float">
            <text:p>24.804</text:p>
          </table:table-cell>
          <table:table-cell office:value-type="float" office:value="2.403" calcext:value-type="float">
            <text:p>2.403</text:p>
          </table:table-cell>
          <table:table-cell office:value-type="float" office:value="108.489" calcext:value-type="float">
            <text:p>108.48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0.065" calcext:value-type="float">
            <text:p>0.065</text:p>
          </table:table-cell>
          <table:table-cell office:value-type="float" office:value="171.279" calcext:value-type="float">
            <text:p>171.279</text:p>
          </table:table-cell>
          <table:table-cell/>
          <table:table-cell office:value-type="float" office:value="35.225" calcext:value-type="float">
            <text:p>35.225</text:p>
          </table:table-cell>
          <table:table-cell office:value-type="float" office:value="0.021" calcext:value-type="float">
            <text:p>0.021</text:p>
          </table:table-cell>
          <table:table-cell office:value-type="float" office:value="2.556" calcext:value-type="float">
            <text:p>2.556</text:p>
          </table:table-cell>
          <table:table-cell office:value-type="float" office:value="4.237" calcext:value-type="float">
            <text:p>4.23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7" calcext:value-type="float">
            <text:p>0.007</text:p>
          </table:table-cell>
          <table:table-cell office:value-type="float" office:value="40.212" calcext:value-type="float">
            <text:p>40.2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4.518" calcext:value-type="float">
            <text:p>24.518</text:p>
          </table:table-cell>
          <table:table-cell office:value-type="float" office:value="2.355" calcext:value-type="float">
            <text:p>2.355</text:p>
          </table:table-cell>
          <table:table-cell office:value-type="float" office:value="33.197" calcext:value-type="float">
            <text:p>33.197</text:p>
          </table:table-cell>
          <table:table-cell office:value-type="float" office:value="0.09" calcext:value-type="float">
            <text:p>0.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99.503" calcext:value-type="float">
            <text:p>99.503</text:p>
          </table:table-cell>
          <table:table-cell/>
          <table:table-cell office:value-type="float" office:value="39.032" calcext:value-type="float">
            <text:p>39.032</text:p>
          </table:table-cell>
          <table:table-cell office:value-type="float" office:value="0.028" calcext:value-type="float">
            <text:p>0.028</text:p>
          </table:table-cell>
          <table:table-cell office:value-type="float" office:value="2.609" calcext:value-type="float">
            <text:p>2.609</text:p>
          </table:table-cell>
          <table:table-cell office:value-type="float" office:value="11.037" calcext:value-type="float">
            <text:p>11.03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" calcext:value-type="float">
            <text:p>0.01</text:p>
          </table:table-cell>
          <table:table-cell office:value-type="float" office:value="40.817" calcext:value-type="float">
            <text:p>40.81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5.348" calcext:value-type="float">
            <text:p>25.348</text:p>
          </table:table-cell>
          <table:table-cell office:value-type="float" office:value="2.371" calcext:value-type="float">
            <text:p>2.371</text:p>
          </table:table-cell>
          <table:table-cell office:value-type="float" office:value="33.068" calcext:value-type="float">
            <text:p>33.06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4" calcext:value-type="float">
            <text:p>0.074</text:p>
          </table:table-cell>
          <table:table-cell office:value-type="float" office:value="99.068" calcext:value-type="float">
            <text:p>99.068</text:p>
          </table:table-cell>
          <table:table-cell/>
          <table:table-cell office:value-type="float" office:value="37.924" calcext:value-type="float">
            <text:p>37.924</text:p>
          </table:table-cell>
          <table:table-cell office:value-type="float" office:value="0.027" calcext:value-type="float">
            <text:p>0.027</text:p>
          </table:table-cell>
          <table:table-cell office:value-type="float" office:value="2.596" calcext:value-type="float">
            <text:p>2.596</text:p>
          </table:table-cell>
          <table:table-cell office:value-type="float" office:value="10.317" calcext:value-type="float">
            <text:p>10.31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7" calcext:value-type="float">
            <text:p>0.007</text:p>
          </table:table-cell>
          <table:table-cell office:value-type="float" office:value="41.158" calcext:value-type="float">
            <text:p>41.1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4.488" calcext:value-type="float">
            <text:p>24.488</text:p>
          </table:table-cell>
          <table:table-cell office:value-type="float" office:value="2.427" calcext:value-type="float">
            <text:p>2.427</text:p>
          </table:table-cell>
          <table:table-cell office:value-type="float" office:value="33.89" calcext:value-type="float">
            <text:p>33.89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9" calcext:value-type="float">
            <text:p>0.069</text:p>
          </table:table-cell>
          <table:table-cell office:value-type="float" office:value="97.989" calcext:value-type="float">
            <text:p>97.989</text:p>
          </table:table-cell>
          <table:table-cell/>
          <table:table-cell office:value-type="float" office:value="36.765" calcext:value-type="float">
            <text:p>36.765</text:p>
          </table:table-cell>
          <table:table-cell office:value-type="float" office:value="0.035" calcext:value-type="float">
            <text:p>0.035</text:p>
          </table:table-cell>
          <table:table-cell office:value-type="float" office:value="2.663" calcext:value-type="float">
            <text:p>2.663</text:p>
          </table:table-cell>
          <table:table-cell office:value-type="float" office:value="2.191" calcext:value-type="float">
            <text:p>2.19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09" calcext:value-type="float">
            <text:p>0.009</text:p>
          </table:table-cell>
          <table:table-cell office:value-type="float" office:value="40.532" calcext:value-type="float">
            <text:p>40.5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3.472" calcext:value-type="float">
            <text:p>23.472</text:p>
          </table:table-cell>
          <table:table-cell office:value-type="float" office:value="2.319" calcext:value-type="float">
            <text:p>2.319</text:p>
          </table:table-cell>
          <table:table-cell office:value-type="float" office:value="32.496" calcext:value-type="float">
            <text:p>32.4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6" calcext:value-type="float">
            <text:p>0.086</text:p>
          </table:table-cell>
          <table:table-cell office:value-type="float" office:value="94.913" calcext:value-type="float">
            <text:p>94.913</text:p>
          </table:table-cell>
          <table:table-cell/>
          <table:table-cell office:value-type="float" office:value="36.246" calcext:value-type="float">
            <text:p>36.246</text:p>
          </table:table-cell>
          <table:table-cell office:value-type="float" office:value="0.035" calcext:value-type="float">
            <text:p>0.035</text:p>
          </table:table-cell>
          <table:table-cell office:value-type="float" office:value="2.548" calcext:value-type="float">
            <text:p>2.548</text:p>
          </table:table-cell>
          <table:table-cell office:value-type="float" office:value="5.498" calcext:value-type="float">
            <text:p>5.4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11" calcext:value-type="float">
            <text:p>0.011</text:p>
          </table:table-cell>
          <table:table-cell office:value-type="float" office:value="44.441" calcext:value-type="float">
            <text:p>44.44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4.432" calcext:value-type="float">
            <text:p>24.432</text:p>
          </table:table-cell>
          <table:table-cell office:value-type="float" office:value="2.423" calcext:value-type="float">
            <text:p>2.423</text:p>
          </table:table-cell>
          <table:table-cell office:value-type="float" office:value="33.928" calcext:value-type="float">
            <text:p>33.92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6" calcext:value-type="float">
            <text:p>0.086</text:p>
          </table:table-cell>
          <table:table-cell office:value-type="float" office:value="97.918" calcext:value-type="float">
            <text:p>97.918</text:p>
          </table:table-cell>
          <table:table-cell/>
          <table:table-cell office:value-type="float" office:value="36.684" calcext:value-type="float">
            <text:p>36.684</text:p>
          </table:table-cell>
          <table:table-cell office:value-type="float" office:value="0.033" calcext:value-type="float">
            <text:p>0.033</text:p>
          </table:table-cell>
          <table:table-cell office:value-type="float" office:value="2.663" calcext:value-type="float">
            <text:p>2.663</text:p>
          </table:table-cell>
          <table:table-cell office:value-type="float" office:value="2.171" calcext:value-type="float">
            <text:p>2.171</text:p>
          </table:table-cell>
          <table:table-cell office:value-type="float" office:value="0.13" calcext:value-type="float">
            <text:p>0.13</text:p>
          </table:table-cell>
          <table:table-cell office:value-type="float" office:value="0.021" calcext:value-type="float">
            <text:p>0.021</text:p>
          </table:table-cell>
          <table:table-cell office:value-type="float" office:value="39.548" calcext:value-type="float">
            <text:p>39.5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2.743" calcext:value-type="float">
            <text:p>22.743</text:p>
          </table:table-cell>
          <table:table-cell office:value-type="float" office:value="2.347" calcext:value-type="float">
            <text:p>2.347</text:p>
          </table:table-cell>
          <table:table-cell office:value-type="float" office:value="8.56" calcext:value-type="float">
            <text:p>8.56</text:p>
          </table:table-cell>
          <table:table-cell office:value-type="float" office:value="0.211" calcext:value-type="float">
            <text:p>0.2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75" calcext:value-type="float">
            <text:p>0.175</text:p>
          </table:table-cell>
          <table:table-cell office:value-type="float" office:value="72.055" calcext:value-type="float">
            <text:p>72.055</text:p>
          </table:table-cell>
          <table:table-cell/>
          <table:table-cell office:value-type="float" office:value="37.907" calcext:value-type="float">
            <text:p>37.907</text:p>
          </table:table-cell>
          <table:table-cell office:value-type="float" office:value="0.039" calcext:value-type="float">
            <text:p>0.039</text:p>
          </table:table-cell>
          <table:table-cell office:value-type="float" office:value="2.695" calcext:value-type="float">
            <text:p>2.695</text:p>
          </table:table-cell>
          <table:table-cell office:value-type="float" office:value="1.185" calcext:value-type="float">
            <text:p>1.18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5" calcext:value-type="float">
            <text:p>0.05</text:p>
          </table:table-cell>
          <table:table-cell office:value-type="float" office:value="40.997" calcext:value-type="float">
            <text:p>40.99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3.497" calcext:value-type="float">
            <text:p>23.497</text:p>
          </table:table-cell>
          <table:table-cell office:value-type="float" office:value="2.302" calcext:value-type="float">
            <text:p>2.302</text:p>
          </table:table-cell>
          <table:table-cell office:value-type="float" office:value="8.342" calcext:value-type="float">
            <text:p>8.342</text:p>
          </table:table-cell>
          <table:table-cell office:value-type="float" office:value="0.183" calcext:value-type="float">
            <text:p>0.183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6" calcext:value-type="float">
            <text:p>0.096</text:p>
          </table:table-cell>
          <table:table-cell office:value-type="float" office:value="72.123" calcext:value-type="float">
            <text:p>72.123</text:p>
          </table:table-cell>
          <table:table-cell/>
          <table:table-cell office:value-type="float" office:value="37.465" calcext:value-type="float">
            <text:p>37.465</text:p>
          </table:table-cell>
          <table:table-cell office:value-type="float" office:value="0.038" calcext:value-type="float">
            <text:p>0.038</text:p>
          </table:table-cell>
          <table:table-cell office:value-type="float" office:value="2.636" calcext:value-type="float">
            <text:p>2.636</text:p>
          </table:table-cell>
          <table:table-cell office:value-type="float" office:value="2.585" calcext:value-type="float">
            <text:p>2.585</text:p>
          </table:table-cell>
          <table:table-cell office:value-type="float" office:value="0.203" calcext:value-type="float">
            <text:p>0.203</text:p>
          </table:table-cell>
          <table:table-cell office:value-type="float" office:value="0.024" calcext:value-type="float">
            <text:p>0.024</text:p>
          </table:table-cell>
          <table:table-cell office:value-type="float" office:value="40.499" calcext:value-type="float">
            <text:p>40.4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4.039" calcext:value-type="float">
            <text:p>24.039</text:p>
          </table:table-cell>
          <table:table-cell office:value-type="float" office:value="2.273" calcext:value-type="float">
            <text:p>2.273</text:p>
          </table:table-cell>
          <table:table-cell office:value-type="float" office:value="8.34" calcext:value-type="float">
            <text:p>8.34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72.607" calcext:value-type="float">
            <text:p>72.607</text:p>
          </table:table-cell>
          <table:table-cell/>
          <table:table-cell office:value-type="float" office:value="37.442" calcext:value-type="float">
            <text:p>37.442</text:p>
          </table:table-cell>
          <table:table-cell office:value-type="float" office:value="0.037" calcext:value-type="float">
            <text:p>0.037</text:p>
          </table:table-cell>
          <table:table-cell office:value-type="float" office:value="2.591" calcext:value-type="float">
            <text:p>2.591</text:p>
          </table:table-cell>
          <table:table-cell office:value-type="float" office:value="0.81" calcext:value-type="float">
            <text:p>0.81</text:p>
          </table:table-cell>
          <table:table-cell office:value-type="float" office:value="0.191" calcext:value-type="float">
            <text:p>0.191</text:p>
          </table:table-cell>
          <table:table-cell office:value-type="float" office:value="0.021" calcext:value-type="float">
            <text:p>0.021</text:p>
          </table:table-cell>
          <table:table-cell office:value-type="float" office:value="40.595" calcext:value-type="float">
            <text:p>40.59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2.083" calcext:value-type="float">
            <text:p>22.083</text:p>
          </table:table-cell>
          <table:table-cell office:value-type="float" office:value="2.169" calcext:value-type="float">
            <text:p>2.169</text:p>
          </table:table-cell>
          <table:table-cell office:value-type="float" office:value="8.917" calcext:value-type="float">
            <text:p>8.917</text:p>
          </table:table-cell>
          <table:table-cell office:value-type="float" office:value="0.142" calcext:value-type="float">
            <text:p>0.14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71.653" calcext:value-type="float">
            <text:p>71.653</text:p>
          </table:table-cell>
          <table:table-cell/>
          <table:table-cell office:value-type="float" office:value="37.851" calcext:value-type="float">
            <text:p>37.851</text:p>
          </table:table-cell>
          <table:table-cell office:value-type="float" office:value="0.037" calcext:value-type="float">
            <text:p>0.037</text:p>
          </table:table-cell>
          <table:table-cell office:value-type="float" office:value="2.472" calcext:value-type="float">
            <text:p>2.472</text:p>
          </table:table-cell>
          <table:table-cell office:value-type="float" office:value="1.746" calcext:value-type="float">
            <text:p>1.746</text:p>
          </table:table-cell>
          <table:table-cell office:value-type="float" office:value="0.17" calcext:value-type="float">
            <text:p>0.17</text:p>
          </table:table-cell>
          <table:table-cell office:value-type="float" office:value="0.032" calcext:value-type="float">
            <text:p>0.032</text:p>
          </table:table-cell>
          <table:table-cell office:value-type="float" office:value="41.306" calcext:value-type="float">
            <text:p>41.3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7.287" calcext:value-type="float">
            <text:p>27.287</text:p>
          </table:table-cell>
          <table:table-cell office:value-type="float" office:value="2.66" calcext:value-type="float">
            <text:p>2.66</text:p>
          </table:table-cell>
          <table:table-cell office:value-type="float" office:value="8.895" calcext:value-type="float">
            <text:p>8.895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9" calcext:value-type="float">
            <text:p>0.129</text:p>
          </table:table-cell>
          <table:table-cell office:value-type="float" office:value="77.49" calcext:value-type="float">
            <text:p>77.49</text:p>
          </table:table-cell>
          <table:table-cell/>
          <table:table-cell office:value-type="float" office:value="38.116" calcext:value-type="float">
            <text:p>38.116</text:p>
          </table:table-cell>
          <table:table-cell office:value-type="float" office:value="0.041" calcext:value-type="float">
            <text:p>0.041</text:p>
          </table:table-cell>
          <table:table-cell office:value-type="float" office:value="3.023" calcext:value-type="float">
            <text:p>3.023</text:p>
          </table:table-cell>
          <table:table-cell office:value-type="float" office:value="1.32" calcext:value-type="float">
            <text:p>1.32</text:p>
          </table:table-cell>
          <table:table-cell office:value-type="float" office:value="0.212" calcext:value-type="float">
            <text:p>0.212</text:p>
          </table:table-cell>
          <table:table-cell office:value-type="float" office:value="0.023" calcext:value-type="float">
            <text:p>0.023</text:p>
          </table:table-cell>
          <table:table-cell office:value-type="float" office:value="41.688" calcext:value-type="float">
            <text:p>41.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9.221" calcext:value-type="float">
            <text:p>19.221</text:p>
          </table:table-cell>
          <table:table-cell office:value-type="float" office:value="1.789" calcext:value-type="float">
            <text:p>1.789</text:p>
          </table:table-cell>
          <table:table-cell office:value-type="float" office:value="3.614" calcext:value-type="float">
            <text:p>3.614</text:p>
          </table:table-cell>
          <table:table-cell office:value-type="float" office:value="0.208" calcext:value-type="float">
            <text:p>0.2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" calcext:value-type="float">
            <text:p>0.12</text:p>
          </table:table-cell>
          <table:table-cell office:value-type="float" office:value="72.984" calcext:value-type="float">
            <text:p>72.984</text:p>
          </table:table-cell>
          <table:table-cell/>
          <table:table-cell office:value-type="float" office:value="47.77" calcext:value-type="float">
            <text:p>47.77</text:p>
          </table:table-cell>
          <table:table-cell office:value-type="float" office:value="0.065" calcext:value-type="float">
            <text:p>0.065</text:p>
          </table:table-cell>
          <table:table-cell office:value-type="float" office:value="2.254" calcext:value-type="float">
            <text:p>2.254</text:p>
          </table:table-cell>
          <table:table-cell office:value-type="float" office:value="2.209" calcext:value-type="float">
            <text:p>2.209</text:p>
          </table:table-cell>
          <table:table-cell office:value-type="float" office:value="0.234" calcext:value-type="float">
            <text:p>0.234</text:p>
          </table:table-cell>
          <table:table-cell office:value-type="float" office:value="0.041" calcext:value-type="float">
            <text:p>0.041</text:p>
          </table:table-cell>
          <table:table-cell office:value-type="float" office:value="50.288" calcext:value-type="float">
            <text:p>50.2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9.689" calcext:value-type="float">
            <text:p>19.689</text:p>
          </table:table-cell>
          <table:table-cell office:value-type="float" office:value="1.794" calcext:value-type="float">
            <text:p>1.794</text:p>
          </table:table-cell>
          <table:table-cell office:value-type="float" office:value="2.788" calcext:value-type="float">
            <text:p>2.788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66.841" calcext:value-type="float">
            <text:p>66.841</text:p>
          </table:table-cell>
          <table:table-cell/>
          <table:table-cell office:value-type="float" office:value="42.049" calcext:value-type="float">
            <text:p>42.049</text:p>
          </table:table-cell>
          <table:table-cell office:value-type="float" office:value="0.06" calcext:value-type="float">
            <text:p>0.06</text:p>
          </table:table-cell>
          <table:table-cell office:value-type="float" office:value="2.27" calcext:value-type="float">
            <text:p>2.27</text:p>
          </table:table-cell>
          <table:table-cell office:value-type="float" office:value="1.414" calcext:value-type="float">
            <text:p>1.414</text:p>
          </table:table-cell>
          <table:table-cell office:value-type="float" office:value="0.232" calcext:value-type="float">
            <text:p>0.232</text:p>
          </table:table-cell>
          <table:table-cell office:value-type="float" office:value="0.042" calcext:value-type="float">
            <text:p>0.042</text:p>
          </table:table-cell>
          <table:table-cell office:value-type="float" office:value="45.27" calcext:value-type="float">
            <text:p>45.2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3.812" calcext:value-type="float">
            <text:p>23.812</text:p>
          </table:table-cell>
          <table:table-cell office:value-type="float" office:value="2.44" calcext:value-type="float">
            <text:p>2.44</text:p>
          </table:table-cell>
          <table:table-cell office:value-type="float" office:value="2.785" calcext:value-type="float">
            <text:p>2.785</text:p>
          </table:table-cell>
          <table:table-cell office:value-type="float" office:value="0.267" calcext:value-type="float">
            <text:p>0.26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1" calcext:value-type="float">
            <text:p>0.111</text:p>
          </table:table-cell>
          <table:table-cell office:value-type="float" office:value="70.64" calcext:value-type="float">
            <text:p>70.64</text:p>
          </table:table-cell>
          <table:table-cell/>
          <table:table-cell office:value-type="float" office:value="40.676" calcext:value-type="float">
            <text:p>40.676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9" calcext:value-type="float">
            <text:p>2.919</text:p>
          </table:table-cell>
          <table:table-cell office:value-type="float" office:value="1.459" calcext:value-type="float">
            <text:p>1.459</text:p>
          </table:table-cell>
          <table:table-cell office:value-type="float" office:value="0.327" calcext:value-type="float">
            <text:p>0.327</text:p>
          </table:table-cell>
          <table:table-cell office:value-type="float" office:value="0.083" calcext:value-type="float">
            <text:p>0.083</text:p>
          </table:table-cell>
          <table:table-cell office:value-type="float" office:value="44.867" calcext:value-type="float">
            <text:p>44.86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7.226" calcext:value-type="float">
            <text:p>27.226</text:p>
          </table:table-cell>
          <table:table-cell office:value-type="float" office:value="2.71" calcext:value-type="float">
            <text:p>2.71</text:p>
          </table:table-cell>
          <table:table-cell office:value-type="float" office:value="3.622" calcext:value-type="float">
            <text:p>3.622</text:p>
          </table:table-cell>
          <table:table-cell office:value-type="float" office:value="0.299" calcext:value-type="float">
            <text:p>0.2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2" calcext:value-type="float">
            <text:p>0.102</text:p>
          </table:table-cell>
          <table:table-cell office:value-type="float" office:value="84.142" calcext:value-type="float">
            <text:p>84.142</text:p>
          </table:table-cell>
          <table:table-cell/>
          <table:table-cell office:value-type="float" office:value="49.601" calcext:value-type="float">
            <text:p>49.601</text:p>
          </table:table-cell>
          <table:table-cell office:value-type="float" office:value="0.114" calcext:value-type="float">
            <text:p>0.114</text:p>
          </table:table-cell>
          <table:table-cell office:value-type="float" office:value="3.224" calcext:value-type="float">
            <text:p>3.224</text:p>
          </table:table-cell>
          <table:table-cell office:value-type="float" office:value="2.308" calcext:value-type="float">
            <text:p>2.308</text:p>
          </table:table-cell>
          <table:table-cell office:value-type="float" office:value="0.334" calcext:value-type="float">
            <text:p>0.334</text:p>
          </table:table-cell>
          <table:table-cell office:value-type="float" office:value="0.048" calcext:value-type="float">
            <text:p>0.048</text:p>
          </table:table-cell>
          <table:table-cell office:value-type="float" office:value="53.317" calcext:value-type="float">
            <text:p>53.31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9.896" calcext:value-type="float">
            <text:p>19.896</text:p>
          </table:table-cell>
          <table:table-cell office:value-type="float" office:value="1.811" calcext:value-type="float">
            <text:p>1.811</text:p>
          </table:table-cell>
          <table:table-cell office:value-type="float" office:value="2.153" calcext:value-type="float">
            <text:p>2.153</text:p>
          </table:table-cell>
          <table:table-cell office:value-type="float" office:value="0.211" calcext:value-type="float">
            <text:p>0.2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6" calcext:value-type="float">
            <text:p>0.146</text:p>
          </table:table-cell>
          <table:table-cell office:value-type="float" office:value="64.628" calcext:value-type="float">
            <text:p>64.628</text:p>
          </table:table-cell>
          <table:table-cell/>
          <table:table-cell office:value-type="float" office:value="40.003" calcext:value-type="float">
            <text:p>40.003</text:p>
          </table:table-cell>
          <table:table-cell office:value-type="float" office:value="0.06" calcext:value-type="float">
            <text:p>0.06</text:p>
          </table:table-cell>
          <table:table-cell office:value-type="float" office:value="2.27" calcext:value-type="float">
            <text:p>2.27</text:p>
          </table:table-cell>
          <table:table-cell office:value-type="float" office:value="0.755" calcext:value-type="float">
            <text:p>0.755</text:p>
          </table:table-cell>
          <table:table-cell office:value-type="float" office:value="0.241" calcext:value-type="float">
            <text:p>0.241</text:p>
          </table:table-cell>
          <table:table-cell office:value-type="float" office:value="0.045" calcext:value-type="float">
            <text:p>0.045</text:p>
          </table:table-cell>
          <table:table-cell office:value-type="float" office:value="42.676" calcext:value-type="float">
            <text:p>42.6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0.138" calcext:value-type="float">
            <text:p>30.138</text:p>
          </table:table-cell>
          <table:table-cell office:value-type="float" office:value="2.358" calcext:value-type="float">
            <text:p>2.358</text:p>
          </table:table-cell>
          <table:table-cell office:value-type="float" office:value="0.687" calcext:value-type="float">
            <text:p>0.687</text:p>
          </table:table-cell>
          <table:table-cell office:value-type="float" office:value="0.581" calcext:value-type="float">
            <text:p>0.58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6" calcext:value-type="float">
            <text:p>0.16</text:p>
          </table:table-cell>
          <table:table-cell office:value-type="float" office:value="0.179" calcext:value-type="float">
            <text:p>0.179</text:p>
          </table:table-cell>
          <table:table-cell office:value-type="float" office:value="85.066" calcext:value-type="float">
            <text:p>85.066</text:p>
          </table:table-cell>
          <table:table-cell/>
          <table:table-cell office:value-type="float" office:value="51.112" calcext:value-type="float">
            <text:p>51.112</text:p>
          </table:table-cell>
          <table:table-cell office:value-type="float" office:value="0.051" calcext:value-type="float">
            <text:p>0.051</text:p>
          </table:table-cell>
          <table:table-cell office:value-type="float" office:value="2.762" calcext:value-type="float">
            <text:p>2.762</text:p>
          </table:table-cell>
          <table:table-cell office:value-type="float" office:value="0.433" calcext:value-type="float">
            <text:p>0.433</text:p>
          </table:table-cell>
          <table:table-cell office:value-type="float" office:value="0.654" calcext:value-type="float">
            <text:p>0.654</text:p>
          </table:table-cell>
          <table:table-cell office:value-type="float" office:value="0.091" calcext:value-type="float">
            <text:p>0.091</text:p>
          </table:table-cell>
          <table:table-cell office:value-type="float" office:value="54.818" calcext:value-type="float">
            <text:p>54.81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4.735" calcext:value-type="float">
            <text:p>24.735</text:p>
          </table:table-cell>
          <table:table-cell office:value-type="float" office:value="1.772" calcext:value-type="float">
            <text:p>1.772</text:p>
          </table:table-cell>
          <table:table-cell office:value-type="float" office:value="0.937" calcext:value-type="float">
            <text:p>0.937</text:p>
          </table:table-cell>
          <table:table-cell office:value-type="float" office:value="0.33" calcext:value-type="float">
            <text:p>0.3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79.321" calcext:value-type="float">
            <text:p>79.321</text:p>
          </table:table-cell>
          <table:table-cell/>
          <table:table-cell office:value-type="float" office:value="51.07" calcext:value-type="float">
            <text:p>51.07</text:p>
          </table:table-cell>
          <table:table-cell office:value-type="float" office:value="0.056" calcext:value-type="float">
            <text:p>0.056</text:p>
          </table:table-cell>
          <table:table-cell office:value-type="float" office:value="2.129" calcext:value-type="float">
            <text:p>2.129</text:p>
          </table:table-cell>
          <table:table-cell office:value-type="float" office:value="0.658" calcext:value-type="float">
            <text:p>0.658</text:p>
          </table:table-cell>
          <table:table-cell office:value-type="float" office:value="0.403" calcext:value-type="float">
            <text:p>0.403</text:p>
          </table:table-cell>
          <table:table-cell office:value-type="float" office:value="0.154" calcext:value-type="float">
            <text:p>0.154</text:p>
          </table:table-cell>
          <table:table-cell office:value-type="float" office:value="54.18" calcext:value-type="float">
            <text:p>54.1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16.588" calcext:value-type="float">
            <text:p>16.588</text:p>
          </table:table-cell>
          <table:table-cell office:value-type="float" office:value="1.804" calcext:value-type="float">
            <text:p>1.804</text:p>
          </table:table-cell>
          <table:table-cell office:value-type="float" office:value="0.937" calcext:value-type="float">
            <text:p>0.937</text:p>
          </table:table-cell>
          <table:table-cell office:value-type="float" office:value="0.333" calcext:value-type="float">
            <text:p>0.33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" calcext:value-type="float">
            <text:p>0.09</text:p>
          </table:table-cell>
          <table:table-cell office:value-type="float" office:value="73.27" calcext:value-type="float">
            <text:p>73.27</text:p>
          </table:table-cell>
          <table:table-cell/>
          <table:table-cell office:value-type="float" office:value="53.463" calcext:value-type="float">
            <text:p>53.463</text:p>
          </table:table-cell>
          <table:table-cell office:value-type="float" office:value="0.058" calcext:value-type="float">
            <text:p>0.058</text:p>
          </table:table-cell>
          <table:table-cell office:value-type="float" office:value="2.157" calcext:value-type="float">
            <text:p>2.157</text:p>
          </table:table-cell>
          <table:table-cell office:value-type="float" office:value="0.654" calcext:value-type="float">
            <text:p>0.654</text:p>
          </table:table-cell>
          <table:table-cell office:value-type="float" office:value="0.404" calcext:value-type="float">
            <text:p>0.404</text:p>
          </table:table-cell>
          <table:table-cell office:value-type="float" office:value="0.115" calcext:value-type="float">
            <text:p>0.115</text:p>
          </table:table-cell>
          <table:table-cell office:value-type="float" office:value="56.113" calcext:value-type="float">
            <text:p>56.1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6.353" calcext:value-type="float">
            <text:p>26.353</text:p>
          </table:table-cell>
          <table:table-cell office:value-type="float" office:value="2.569" calcext:value-type="float">
            <text:p>2.569</text:p>
          </table:table-cell>
          <table:table-cell office:value-type="float" office:value="0.875" calcext:value-type="float">
            <text:p>0.875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83.314" calcext:value-type="float">
            <text:p>83.314</text:p>
          </table:table-cell>
          <table:table-cell/>
          <table:table-cell office:value-type="float" office:value="52.597" calcext:value-type="float">
            <text:p>52.597</text:p>
          </table:table-cell>
          <table:table-cell office:value-type="float" office:value="0.061" calcext:value-type="float">
            <text:p>0.061</text:p>
          </table:table-cell>
          <table:table-cell office:value-type="float" office:value="2.962" calcext:value-type="float">
            <text:p>2.962</text:p>
          </table:table-cell>
          <table:table-cell office:value-type="float" office:value="0.598" calcext:value-type="float">
            <text:p>0.598</text:p>
          </table:table-cell>
          <table:table-cell office:value-type="float" office:value="0.556" calcext:value-type="float">
            <text:p>0.556</text:p>
          </table:table-cell>
          <table:table-cell office:value-type="float" office:value="0.112" calcext:value-type="float">
            <text:p>0.112</text:p>
          </table:table-cell>
          <table:table-cell office:value-type="float" office:value="56.69" calcext:value-type="float">
            <text:p>56.6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1.947" calcext:value-type="float">
            <text:p>21.947</text:p>
          </table:table-cell>
          <table:table-cell office:value-type="float" office:value="2.211" calcext:value-type="float">
            <text:p>2.211</text:p>
          </table:table-cell>
          <table:table-cell office:value-type="float" office:value="0.888" calcext:value-type="float">
            <text:p>0.888</text:p>
          </table:table-cell>
          <table:table-cell office:value-type="float" office:value="0.401" calcext:value-type="float">
            <text:p>0.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6" calcext:value-type="float">
            <text:p>0.126</text:p>
          </table:table-cell>
          <table:table-cell office:value-type="float" office:value="77.221" calcext:value-type="float">
            <text:p>77.221</text:p>
          </table:table-cell>
          <table:table-cell/>
          <table:table-cell office:value-type="float" office:value="51.352" calcext:value-type="float">
            <text:p>51.352</text:p>
          </table:table-cell>
          <table:table-cell office:value-type="float" office:value="0.064" calcext:value-type="float">
            <text:p>0.064</text:p>
          </table:table-cell>
          <table:table-cell office:value-type="float" office:value="2.591" calcext:value-type="float">
            <text:p>2.591</text:p>
          </table:table-cell>
          <table:table-cell office:value-type="float" office:value="0.585" calcext:value-type="float">
            <text:p>0.585</text:p>
          </table:table-cell>
          <table:table-cell office:value-type="float" office:value="0.485" calcext:value-type="float">
            <text:p>0.485</text:p>
          </table:table-cell>
          <table:table-cell office:value-type="float" office:value="0.161" calcext:value-type="float">
            <text:p>0.161</text:p>
          </table:table-cell>
          <table:table-cell office:value-type="float" office:value="54.643" calcext:value-type="float">
            <text:p>54.64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2.854" calcext:value-type="float">
            <text:p>22.854</text:p>
          </table:table-cell>
          <table:table-cell office:value-type="float" office:value="2.418" calcext:value-type="float">
            <text:p>2.418</text:p>
          </table:table-cell>
          <table:table-cell office:value-type="float" office:value="395.499" calcext:value-type="float">
            <text:p>395.49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2" calcext:value-type="float">
            <text:p>0.062</text:p>
          </table:table-cell>
          <table:table-cell office:value-type="float" office:value="454.287" calcext:value-type="float">
            <text:p>454.287</text:p>
          </table:table-cell>
          <table:table-cell/>
          <table:table-cell office:value-type="float" office:value="33.232" calcext:value-type="float">
            <text:p>33.232</text:p>
          </table:table-cell>
          <table:table-cell office:value-type="float" office:value="0.006" calcext:value-type="float">
            <text:p>0.006</text:p>
          </table:table-cell>
          <table:table-cell office:value-type="float" office:value="0.116" calcext:value-type="float">
            <text:p>0.11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33.365" calcext:value-type="float">
            <text:p>33.3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5.508" calcext:value-type="float">
            <text:p>25.508</text:p>
          </table:table-cell>
          <table:table-cell office:value-type="float" office:value="2.306" calcext:value-type="float">
            <text:p>2.306</text:p>
          </table:table-cell>
          <table:table-cell office:value-type="float" office:value="394.927" calcext:value-type="float">
            <text:p>394.927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84" calcext:value-type="float">
            <text:p>0.084</text:p>
          </table:table-cell>
          <table:table-cell office:value-type="float" office:value="456.447" calcext:value-type="float">
            <text:p>456.447</text:p>
          </table:table-cell>
          <table:table-cell/>
          <table:table-cell office:value-type="float" office:value="33.426" calcext:value-type="float">
            <text:p>33.426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33.544" calcext:value-type="float">
            <text:p>33.5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2.935" calcext:value-type="float">
            <text:p>22.935</text:p>
          </table:table-cell>
          <table:table-cell office:value-type="float" office:value="2.388" calcext:value-type="float">
            <text:p>2.388</text:p>
          </table:table-cell>
          <table:table-cell office:value-type="float" office:value="405.959" calcext:value-type="float">
            <text:p>405.95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3" calcext:value-type="float">
            <text:p>0.053</text:p>
          </table:table-cell>
          <table:table-cell office:value-type="float" office:value="0.101" calcext:value-type="float">
            <text:p>0.101</text:p>
          </table:table-cell>
          <table:table-cell office:value-type="float" office:value="463.806" calcext:value-type="float">
            <text:p>463.806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0.006" calcext:value-type="float">
            <text:p>0.0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32.322" calcext:value-type="float">
            <text:p>32.32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2.829" calcext:value-type="float">
            <text:p>22.829</text:p>
          </table:table-cell>
          <table:table-cell office:value-type="float" office:value="2.386" calcext:value-type="float">
            <text:p>2.386</text:p>
          </table:table-cell>
          <table:table-cell office:value-type="float" office:value="395.792" calcext:value-type="float">
            <text:p>395.79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8" calcext:value-type="float">
            <text:p>0.078</text:p>
          </table:table-cell>
          <table:table-cell office:value-type="float" office:value="454.021" calcext:value-type="float">
            <text:p>454.021</text:p>
          </table:table-cell>
          <table:table-cell/>
          <table:table-cell office:value-type="float" office:value="32.739" calcext:value-type="float">
            <text:p>32.739</text:p>
          </table:table-cell>
          <table:table-cell office:value-type="float" office:value="0.006" calcext:value-type="float">
            <text:p>0.0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32.857" calcext:value-type="float">
            <text:p>32.85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4.6" calcext:value-type="float">
            <text:p>24.6</text:p>
          </table:table-cell>
          <table:table-cell office:value-type="float" office:value="2.483" calcext:value-type="float">
            <text:p>2.483</text:p>
          </table:table-cell>
          <table:table-cell office:value-type="float" office:value="398.277" calcext:value-type="float">
            <text:p>398.27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82" calcext:value-type="float">
            <text:p>0.082</text:p>
          </table:table-cell>
          <table:table-cell office:value-type="float" office:value="459.643" calcext:value-type="float">
            <text:p>459.643</text:p>
          </table:table-cell>
          <table:table-cell/>
          <table:table-cell office:value-type="float" office:value="34.003" calcext:value-type="float">
            <text:p>34.0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34.123" calcext:value-type="float">
            <text:p>34.12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60.421" calcext:value-type="float">
            <text:p>160.421</text:p>
          </table:table-cell>
          <table:table-cell office:value-type="float" office:value="19.171" calcext:value-type="float">
            <text:p>19.171</text:p>
          </table:table-cell>
          <table:table-cell office:value-type="float" office:value="10281.97" calcext:value-type="float">
            <text:p>10281.97</text:p>
          </table:table-cell>
          <table:table-cell office:value-type="float" office:value="0.725" calcext:value-type="float">
            <text:p>0.7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9" calcext:value-type="float">
            <text:p>0.089</text:p>
          </table:table-cell>
          <table:table-cell office:value-type="float" office:value="10498.01" calcext:value-type="float">
            <text:p>10498.01</text:p>
          </table:table-cell>
          <table:table-cell/>
          <table:table-cell office:value-type="float" office:value="34.693" calcext:value-type="float">
            <text:p>34.693</text:p>
          </table:table-cell>
          <table:table-cell office:value-type="float" office:value="0.017" calcext:value-type="float">
            <text:p>0.017</text:p>
          </table:table-cell>
          <table:table-cell office:value-type="float" office:value="19.943" calcext:value-type="float">
            <text:p>19.943</text:p>
          </table:table-cell>
          <table:table-cell office:value-type="float" office:value="84.599" calcext:value-type="float">
            <text:p>84.599</text:p>
          </table:table-cell>
          <table:table-cell office:value-type="float" office:value="0.688" calcext:value-type="float">
            <text:p>0.688</text:p>
          </table:table-cell>
          <table:table-cell office:value-type="float" office:value="0.012" calcext:value-type="float">
            <text:p>0.012</text:p>
          </table:table-cell>
          <table:table-cell office:value-type="float" office:value="139.739" calcext:value-type="float">
            <text:p>139.73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54.338" calcext:value-type="float">
            <text:p>154.338</text:p>
          </table:table-cell>
          <table:table-cell office:value-type="float" office:value="19.091" calcext:value-type="float">
            <text:p>19.091</text:p>
          </table:table-cell>
          <table:table-cell office:value-type="float" office:value="10077.386" calcext:value-type="float">
            <text:p>10077.386</text:p>
          </table:table-cell>
          <table:table-cell office:value-type="float" office:value="0.726" calcext:value-type="float">
            <text:p>0.7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2" calcext:value-type="float">
            <text:p>0.062</text:p>
          </table:table-cell>
          <table:table-cell office:value-type="float" office:value="0.163" calcext:value-type="float">
            <text:p>0.163</text:p>
          </table:table-cell>
          <table:table-cell office:value-type="float" office:value="10287.485" calcext:value-type="float">
            <text:p>10287.485</text:p>
          </table:table-cell>
          <table:table-cell/>
          <table:table-cell office:value-type="float" office:value="35.254" calcext:value-type="float">
            <text:p>35.254</text:p>
          </table:table-cell>
          <table:table-cell office:value-type="float" office:value="0.014" calcext:value-type="float">
            <text:p>0.014</text:p>
          </table:table-cell>
          <table:table-cell office:value-type="float" office:value="19.781" calcext:value-type="float">
            <text:p>19.781</text:p>
          </table:table-cell>
          <table:table-cell office:value-type="float" office:value="60.859" calcext:value-type="float">
            <text:p>60.859</text:p>
          </table:table-cell>
          <table:table-cell office:value-type="float" office:value="0.695" calcext:value-type="float">
            <text:p>0.695</text:p>
          </table:table-cell>
          <table:table-cell office:value-type="float" office:value="0.011" calcext:value-type="float">
            <text:p>0.011</text:p>
          </table:table-cell>
          <table:table-cell office:value-type="float" office:value="116.608" calcext:value-type="float">
            <text:p>116.60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61.591" calcext:value-type="float">
            <text:p>161.591</text:p>
          </table:table-cell>
          <table:table-cell office:value-type="float" office:value="18.962" calcext:value-type="float">
            <text:p>18.962</text:p>
          </table:table-cell>
          <table:table-cell office:value-type="float" office:value="10171.949" calcext:value-type="float">
            <text:p>10171.949</text:p>
          </table:table-cell>
          <table:table-cell office:value-type="float" office:value="0.694" calcext:value-type="float">
            <text:p>0.69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" calcext:value-type="float">
            <text:p>0.06</text:p>
          </table:table-cell>
          <table:table-cell office:value-type="float" office:value="0.089" calcext:value-type="float">
            <text:p>0.089</text:p>
          </table:table-cell>
          <table:table-cell office:value-type="float" office:value="10390.06" calcext:value-type="float">
            <text:p>10390.06</text:p>
          </table:table-cell>
          <table:table-cell/>
          <table:table-cell office:value-type="float" office:value="35.878" calcext:value-type="float">
            <text:p>35.878</text:p>
          </table:table-cell>
          <table:table-cell office:value-type="float" office:value="0.015" calcext:value-type="float">
            <text:p>0.015</text:p>
          </table:table-cell>
          <table:table-cell office:value-type="float" office:value="19.666" calcext:value-type="float">
            <text:p>19.666</text:p>
          </table:table-cell>
          <table:table-cell office:value-type="float" office:value="64.431" calcext:value-type="float">
            <text:p>64.431</text:p>
          </table:table-cell>
          <table:table-cell office:value-type="float" office:value="0.663" calcext:value-type="float">
            <text:p>0.663</text:p>
          </table:table-cell>
          <table:table-cell office:value-type="float" office:value="0.012" calcext:value-type="float">
            <text:p>0.012</text:p>
          </table:table-cell>
          <table:table-cell office:value-type="float" office:value="119.345" calcext:value-type="float">
            <text:p>119.34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60.648" calcext:value-type="float">
            <text:p>160.648</text:p>
          </table:table-cell>
          <table:table-cell office:value-type="float" office:value="18.847" calcext:value-type="float">
            <text:p>18.847</text:p>
          </table:table-cell>
          <table:table-cell office:value-type="float" office:value="9884.733" calcext:value-type="float">
            <text:p>9884.733</text:p>
          </table:table-cell>
          <table:table-cell office:value-type="float" office:value="0.687" calcext:value-type="float">
            <text:p>0.68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2" calcext:value-type="float">
            <text:p>0.082</text:p>
          </table:table-cell>
          <table:table-cell office:value-type="float" office:value="10100.59" calcext:value-type="float">
            <text:p>10100.59</text:p>
          </table:table-cell>
          <table:table-cell/>
          <table:table-cell office:value-type="float" office:value="34.762" calcext:value-type="float">
            <text:p>34.762</text:p>
          </table:table-cell>
          <table:table-cell office:value-type="float" office:value="0.015" calcext:value-type="float">
            <text:p>0.015</text:p>
          </table:table-cell>
          <table:table-cell office:value-type="float" office:value="19.549" calcext:value-type="float">
            <text:p>19.549</text:p>
          </table:table-cell>
          <table:table-cell office:value-type="float" office:value="69.32" calcext:value-type="float">
            <text:p>69.32</text:p>
          </table:table-cell>
          <table:table-cell office:value-type="float" office:value="0.654" calcext:value-type="float">
            <text:p>0.654</text:p>
          </table:table-cell>
          <table:table-cell office:value-type="float" office:value="0.012" calcext:value-type="float">
            <text:p>0.012</text:p>
          </table:table-cell>
          <table:table-cell office:value-type="float" office:value="123.141" calcext:value-type="float">
            <text:p>123.14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61.298" calcext:value-type="float">
            <text:p>161.298</text:p>
          </table:table-cell>
          <table:table-cell office:value-type="float" office:value="20.486" calcext:value-type="float">
            <text:p>20.486</text:p>
          </table:table-cell>
          <table:table-cell office:value-type="float" office:value="10175.414" calcext:value-type="float">
            <text:p>10175.414</text:p>
          </table:table-cell>
          <table:table-cell office:value-type="float" office:value="0.735" calcext:value-type="float">
            <text:p>0.7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62" calcext:value-type="float">
            <text:p>0.162</text:p>
          </table:table-cell>
          <table:table-cell office:value-type="float" office:value="10392.862" calcext:value-type="float">
            <text:p>10392.862</text:p>
          </table:table-cell>
          <table:table-cell/>
          <table:table-cell office:value-type="float" office:value="34.134" calcext:value-type="float">
            <text:p>34.134</text:p>
          </table:table-cell>
          <table:table-cell office:value-type="float" office:value="0.016" calcext:value-type="float">
            <text:p>0.016</text:p>
          </table:table-cell>
          <table:table-cell office:value-type="float" office:value="21.226" calcext:value-type="float">
            <text:p>21.226</text:p>
          </table:table-cell>
          <table:table-cell office:value-type="float" office:value="81.292" calcext:value-type="float">
            <text:p>81.292</text:p>
          </table:table-cell>
          <table:table-cell office:value-type="float" office:value="0.704" calcext:value-type="float">
            <text:p>0.704</text:p>
          </table:table-cell>
          <table:table-cell office:value-type="float" office:value="0.012" calcext:value-type="float">
            <text:p>0.012</text:p>
          </table:table-cell>
          <table:table-cell office:value-type="float" office:value="137.377" calcext:value-type="float">
            <text:p>137.37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80.376" calcext:value-type="float">
            <text:p>180.376</text:p>
          </table:table-cell>
          <table:table-cell office:value-type="float" office:value="21.022" calcext:value-type="float">
            <text:p>21.022</text:p>
          </table:table-cell>
          <table:table-cell office:value-type="float" office:value="2290.16" calcext:value-type="float">
            <text:p>2290.16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9" calcext:value-type="float">
            <text:p>0.159</text:p>
          </table:table-cell>
          <table:table-cell office:value-type="float" office:value="2530.487" calcext:value-type="float">
            <text:p>2530.487</text:p>
          </table:table-cell>
          <table:table-cell/>
          <table:table-cell office:value-type="float" office:value="37.163" calcext:value-type="float">
            <text:p>37.163</text:p>
          </table:table-cell>
          <table:table-cell office:value-type="float" office:value="0.024" calcext:value-type="float">
            <text:p>0.024</text:p>
          </table:table-cell>
          <table:table-cell office:value-type="float" office:value="21.785" calcext:value-type="float">
            <text:p>21.785</text:p>
          </table:table-cell>
          <table:table-cell office:value-type="float" office:value="84.154" calcext:value-type="float">
            <text:p>84.154</text:p>
          </table:table-cell>
          <table:table-cell office:value-type="float" office:value="0.989" calcext:value-type="float">
            <text:p>0.989</text:p>
          </table:table-cell>
          <table:table-cell office:value-type="float" office:value="0.017" calcext:value-type="float">
            <text:p>0.017</text:p>
          </table:table-cell>
          <table:table-cell office:value-type="float" office:value="142.716" calcext:value-type="float">
            <text:p>142.71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20.969" calcext:value-type="float">
            <text:p>20.969</text:p>
          </table:table-cell>
          <table:table-cell office:value-type="float" office:value="2309.326" calcext:value-type="float">
            <text:p>2309.326</text:p>
          </table:table-cell>
          <table:table-cell office:value-type="float" office:value="1.016" calcext:value-type="float">
            <text:p>1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9" calcext:value-type="float">
            <text:p>0.059</text:p>
          </table:table-cell>
          <table:table-cell office:value-type="float" office:value="0.203" calcext:value-type="float">
            <text:p>0.203</text:p>
          </table:table-cell>
          <table:table-cell office:value-type="float" office:value="2549.584" calcext:value-type="float">
            <text:p>2549.584</text:p>
          </table:table-cell>
          <table:table-cell/>
          <table:table-cell office:value-type="float" office:value="37.641" calcext:value-type="float">
            <text:p>37.641</text:p>
          </table:table-cell>
          <table:table-cell office:value-type="float" office:value="0.025" calcext:value-type="float">
            <text:p>0.025</text:p>
          </table:table-cell>
          <table:table-cell office:value-type="float" office:value="21.793" calcext:value-type="float">
            <text:p>21.793</text:p>
          </table:table-cell>
          <table:table-cell office:value-type="float" office:value="105.056" calcext:value-type="float">
            <text:p>105.056</text:p>
          </table:table-cell>
          <table:table-cell office:value-type="float" office:value="1.002" calcext:value-type="float">
            <text:p>1.002</text:p>
          </table:table-cell>
          <table:table-cell office:value-type="float" office:value="0.025" calcext:value-type="float">
            <text:p>0.025</text:p>
          </table:table-cell>
          <table:table-cell office:value-type="float" office:value="164.661" calcext:value-type="float">
            <text:p>164.66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57.89" calcext:value-type="float">
            <text:p>157.89</text:p>
          </table:table-cell>
          <table:table-cell office:value-type="float" office:value="19.317" calcext:value-type="float">
            <text:p>19.317</text:p>
          </table:table-cell>
          <table:table-cell office:value-type="float" office:value="2360.79" calcext:value-type="float">
            <text:p>2360.79</text:p>
          </table:table-cell>
          <table:table-cell office:value-type="float" office:value="1.017" calcext:value-type="float">
            <text:p>1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office:value-type="float" office:value="2577.518" calcext:value-type="float">
            <text:p>2577.518</text:p>
          </table:table-cell>
          <table:table-cell/>
          <table:table-cell office:value-type="float" office:value="37.945" calcext:value-type="float">
            <text:p>37.945</text:p>
          </table:table-cell>
          <table:table-cell office:value-type="float" office:value="0.027" calcext:value-type="float">
            <text:p>0.027</text:p>
          </table:table-cell>
          <table:table-cell office:value-type="float" office:value="20.058" calcext:value-type="float">
            <text:p>20.058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1.01" calcext:value-type="float">
            <text:p>1.01</text:p>
          </table:table-cell>
          <table:table-cell office:value-type="float" office:value="0.029" calcext:value-type="float">
            <text:p>0.029</text:p>
          </table:table-cell>
          <table:table-cell office:value-type="float" office:value="173.21" calcext:value-type="float">
            <text:p>173.2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71.294" calcext:value-type="float">
            <text:p>171.294</text:p>
          </table:table-cell>
          <table:table-cell office:value-type="float" office:value="20.406" calcext:value-type="float">
            <text:p>20.406</text:p>
          </table:table-cell>
          <table:table-cell office:value-type="float" office:value="2338.45" calcext:value-type="float">
            <text:p>2338.4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45" calcext:value-type="float">
            <text:p>0.145</text:p>
          </table:table-cell>
          <table:table-cell office:value-type="float" office:value="2570.163" calcext:value-type="float">
            <text:p>2570.163</text:p>
          </table:table-cell>
          <table:table-cell/>
          <table:table-cell office:value-type="float" office:value="38.173" calcext:value-type="float">
            <text:p>38.173</text:p>
          </table:table-cell>
          <table:table-cell office:value-type="float" office:value="0.025" calcext:value-type="float">
            <text:p>0.025</text:p>
          </table:table-cell>
          <table:table-cell office:value-type="float" office:value="21.174" calcext:value-type="float">
            <text:p>21.174</text:p>
          </table:table-cell>
          <table:table-cell office:value-type="float" office:value="131.056" calcext:value-type="float">
            <text:p>131.056</text:p>
          </table:table-cell>
          <table:table-cell office:value-type="float" office:value="0.988" calcext:value-type="float">
            <text:p>0.988</text:p>
          </table:table-cell>
          <table:table-cell office:value-type="float" office:value="0.018" calcext:value-type="float">
            <text:p>0.018</text:p>
          </table:table-cell>
          <table:table-cell office:value-type="float" office:value="191.222" calcext:value-type="float">
            <text:p>191.22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59.289" calcext:value-type="float">
            <text:p>159.289</text:p>
          </table:table-cell>
          <table:table-cell office:value-type="float" office:value="19.721" calcext:value-type="float">
            <text:p>19.721</text:p>
          </table:table-cell>
          <table:table-cell office:value-type="float" office:value="2287.078" calcext:value-type="float">
            <text:p>2287.078</text:p>
          </table:table-cell>
          <table:table-cell office:value-type="float" office:value="1.067" calcext:value-type="float">
            <text:p>1.0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6" calcext:value-type="float">
            <text:p>0.076</text:p>
          </table:table-cell>
          <table:table-cell office:value-type="float" office:value="0.199" calcext:value-type="float">
            <text:p>0.199</text:p>
          </table:table-cell>
          <table:table-cell office:value-type="float" office:value="2505.006" calcext:value-type="float">
            <text:p>2505.006</text:p>
          </table:table-cell>
          <table:table-cell/>
          <table:table-cell office:value-type="float" office:value="36.909" calcext:value-type="float">
            <text:p>36.909</text:p>
          </table:table-cell>
          <table:table-cell office:value-type="float" office:value="0.024" calcext:value-type="float">
            <text:p>0.024</text:p>
          </table:table-cell>
          <table:table-cell office:value-type="float" office:value="20.553" calcext:value-type="float">
            <text:p>20.553</text:p>
          </table:table-cell>
          <table:table-cell office:value-type="float" office:value="78.056" calcext:value-type="float">
            <text:p>78.056</text:p>
          </table:table-cell>
          <table:table-cell office:value-type="float" office:value="1.06" calcext:value-type="float">
            <text:p>1.06</text:p>
          </table:table-cell>
          <table:table-cell office:value-type="float" office:value="0.017" calcext:value-type="float">
            <text:p>0.017</text:p>
          </table:table-cell>
          <table:table-cell office:value-type="float" office:value="136.359" calcext:value-type="float">
            <text:p>136.35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84.774" calcext:value-type="float">
            <text:p>184.774</text:p>
          </table:table-cell>
          <table:table-cell office:value-type="float" office:value="21.614" calcext:value-type="float">
            <text:p>21.614</text:p>
          </table:table-cell>
          <table:table-cell office:value-type="float" office:value="582.393" calcext:value-type="float">
            <text:p>582.393</text:p>
          </table:table-cell>
          <table:table-cell office:value-type="float" office:value="1.278" calcext:value-type="float">
            <text:p>1.27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1" calcext:value-type="float">
            <text:p>0.151</text:p>
          </table:table-cell>
          <table:table-cell office:value-type="float" office:value="829.328" calcext:value-type="float">
            <text:p>829.328</text:p>
          </table:table-cell>
          <table:table-cell/>
          <table:table-cell office:value-type="float" office:value="38.105" calcext:value-type="float">
            <text:p>38.105</text:p>
          </table:table-cell>
          <table:table-cell office:value-type="float" office:value="0.025" calcext:value-type="float">
            <text:p>0.025</text:p>
          </table:table-cell>
          <table:table-cell office:value-type="float" office:value="22.625" calcext:value-type="float">
            <text:p>22.625</text:p>
          </table:table-cell>
          <table:table-cell office:value-type="float" office:value="16.506" calcext:value-type="float">
            <text:p>16.506</text:p>
          </table:table-cell>
          <table:table-cell office:value-type="float" office:value="1.275" calcext:value-type="float">
            <text:p>1.275</text:p>
          </table:table-cell>
          <table:table-cell office:value-type="float" office:value="0.026" calcext:value-type="float">
            <text:p>0.026</text:p>
          </table:table-cell>
          <table:table-cell office:value-type="float" office:value="77.979" calcext:value-type="float">
            <text:p>77.97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73.634" calcext:value-type="float">
            <text:p>173.634</text:p>
          </table:table-cell>
          <table:table-cell office:value-type="float" office:value="21.933" calcext:value-type="float">
            <text:p>21.933</text:p>
          </table:table-cell>
          <table:table-cell office:value-type="float" office:value="577.535" calcext:value-type="float">
            <text:p>577.535</text:p>
          </table:table-cell>
          <table:table-cell office:value-type="float" office:value="1.28" calcext:value-type="float">
            <text:p>1.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65" calcext:value-type="float">
            <text:p>0.165</text:p>
          </table:table-cell>
          <table:table-cell office:value-type="float" office:value="813.218" calcext:value-type="float">
            <text:p>813.218</text:p>
          </table:table-cell>
          <table:table-cell/>
          <table:table-cell office:value-type="float" office:value="37.874" calcext:value-type="float">
            <text:p>37.874</text:p>
          </table:table-cell>
          <table:table-cell office:value-type="float" office:value="0.031" calcext:value-type="float">
            <text:p>0.031</text:p>
          </table:table-cell>
          <table:table-cell office:value-type="float" office:value="22.945" calcext:value-type="float">
            <text:p>22.945</text:p>
          </table:table-cell>
          <table:table-cell office:value-type="float" office:value="7.241" calcext:value-type="float">
            <text:p>7.241</text:p>
          </table:table-cell>
          <table:table-cell office:value-type="float" office:value="1.276" calcext:value-type="float">
            <text:p>1.276</text:p>
          </table:table-cell>
          <table:table-cell office:value-type="float" office:value="0.019" calcext:value-type="float">
            <text:p>0.019</text:p>
          </table:table-cell>
          <table:table-cell office:value-type="float" office:value="68.424" calcext:value-type="float">
            <text:p>68.42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99.856" calcext:value-type="float">
            <text:p>199.856</text:p>
          </table:table-cell>
          <table:table-cell office:value-type="float" office:value="21.695" calcext:value-type="float">
            <text:p>21.695</text:p>
          </table:table-cell>
          <table:table-cell office:value-type="float" office:value="577.912" calcext:value-type="float">
            <text:p>577.912</text:p>
          </table:table-cell>
          <table:table-cell office:value-type="float" office:value="1.281" calcext:value-type="float">
            <text:p>1.28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2" calcext:value-type="float">
            <text:p>0.142</text:p>
          </table:table-cell>
          <table:table-cell office:value-type="float" office:value="842.536" calcext:value-type="float">
            <text:p>842.536</text:p>
          </table:table-cell>
          <table:table-cell/>
          <table:table-cell office:value-type="float" office:value="40.606" calcext:value-type="float">
            <text:p>40.606</text:p>
          </table:table-cell>
          <table:table-cell office:value-type="float" office:value="0.03" calcext:value-type="float">
            <text:p>0.03</text:p>
          </table:table-cell>
          <table:table-cell office:value-type="float" office:value="22.736" calcext:value-type="float">
            <text:p>22.736</text:p>
          </table:table-cell>
          <table:table-cell office:value-type="float" office:value="12.692" calcext:value-type="float">
            <text:p>12.692</text:p>
          </table:table-cell>
          <table:table-cell office:value-type="float" office:value="1.271" calcext:value-type="float">
            <text:p>1.271</text:p>
          </table:table-cell>
          <table:table-cell office:value-type="float" office:value="0.024" calcext:value-type="float">
            <text:p>0.024</text:p>
          </table:table-cell>
          <table:table-cell office:value-type="float" office:value="74.566" calcext:value-type="float">
            <text:p>74.56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74.823" calcext:value-type="float">
            <text:p>174.823</text:p>
          </table:table-cell>
          <table:table-cell office:value-type="float" office:value="21.101" calcext:value-type="float">
            <text:p>21.101</text:p>
          </table:table-cell>
          <table:table-cell office:value-type="float" office:value="573.901" calcext:value-type="float">
            <text:p>573.901</text:p>
          </table:table-cell>
          <table:table-cell office:value-type="float" office:value="1.24" calcext:value-type="float">
            <text:p>1.2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" calcext:value-type="float">
            <text:p>0.08</text:p>
          </table:table-cell>
          <table:table-cell office:value-type="float" office:value="809.975" calcext:value-type="float">
            <text:p>809.975</text:p>
          </table:table-cell>
          <table:table-cell/>
          <table:table-cell office:value-type="float" office:value="37.867" calcext:value-type="float">
            <text:p>37.867</text:p>
          </table:table-cell>
          <table:table-cell office:value-type="float" office:value="0.029" calcext:value-type="float">
            <text:p>0.029</text:p>
          </table:table-cell>
          <table:table-cell office:value-type="float" office:value="22.12" calcext:value-type="float">
            <text:p>22.12</text:p>
          </table:table-cell>
          <table:table-cell office:value-type="float" office:value="9.042" calcext:value-type="float">
            <text:p>9.042</text:p>
          </table:table-cell>
          <table:table-cell office:value-type="float" office:value="1.239" calcext:value-type="float">
            <text:p>1.239</text:p>
          </table:table-cell>
          <table:table-cell office:value-type="float" office:value="0.029" calcext:value-type="float">
            <text:p>0.029</text:p>
          </table:table-cell>
          <table:table-cell office:value-type="float" office:value="68.992" calcext:value-type="float">
            <text:p>68.99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79.398" calcext:value-type="float">
            <text:p>179.398</text:p>
          </table:table-cell>
          <table:table-cell office:value-type="float" office:value="21.824" calcext:value-type="float">
            <text:p>21.824</text:p>
          </table:table-cell>
          <table:table-cell office:value-type="float" office:value="579.494" calcext:value-type="float">
            <text:p>579.494</text:p>
          </table:table-cell>
          <table:table-cell office:value-type="float" office:value="1.307" calcext:value-type="float">
            <text:p>1.3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59" calcext:value-type="float">
            <text:p>0.159</text:p>
          </table:table-cell>
          <table:table-cell office:value-type="float" office:value="821.543" calcext:value-type="float">
            <text:p>821.543</text:p>
          </table:table-cell>
          <table:table-cell/>
          <table:table-cell office:value-type="float" office:value="38.288" calcext:value-type="float">
            <text:p>38.288</text:p>
          </table:table-cell>
          <table:table-cell office:value-type="float" office:value="0.042" calcext:value-type="float">
            <text:p>0.042</text:p>
          </table:table-cell>
          <table:table-cell office:value-type="float" office:value="22.828" calcext:value-type="float">
            <text:p>22.828</text:p>
          </table:table-cell>
          <table:table-cell office:value-type="float" office:value="15.819" calcext:value-type="float">
            <text:p>15.819</text:p>
          </table:table-cell>
          <table:table-cell office:value-type="float" office:value="1.32" calcext:value-type="float">
            <text:p>1.32</text:p>
          </table:table-cell>
          <table:table-cell office:value-type="float" office:value="0.047" calcext:value-type="float">
            <text:p>0.047</text:p>
          </table:table-cell>
          <table:table-cell office:value-type="float" office:value="76.826" calcext:value-type="float">
            <text:p>76.82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1.61" calcext:value-type="float">
            <text:p>161.61</text:p>
          </table:table-cell>
          <table:table-cell office:value-type="float" office:value="21.859" calcext:value-type="float">
            <text:p>21.859</text:p>
          </table:table-cell>
          <table:table-cell office:value-type="float" office:value="147.943" calcext:value-type="float">
            <text:p>147.943</text:p>
          </table:table-cell>
          <table:table-cell office:value-type="float" office:value="1.941" calcext:value-type="float">
            <text:p>1.94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5" calcext:value-type="float">
            <text:p>0.145</text:p>
          </table:table-cell>
          <table:table-cell office:value-type="float" office:value="382.791" calcext:value-type="float">
            <text:p>382.791</text:p>
          </table:table-cell>
          <table:table-cell/>
          <table:table-cell office:value-type="float" office:value="48.492" calcext:value-type="float">
            <text:p>48.492</text:p>
          </table:table-cell>
          <table:table-cell office:value-type="float" office:value="0.057" calcext:value-type="float">
            <text:p>0.057</text:p>
          </table:table-cell>
          <table:table-cell office:value-type="float" office:value="23.202" calcext:value-type="float">
            <text:p>23.202</text:p>
          </table:table-cell>
          <table:table-cell office:value-type="float" office:value="7.101" calcext:value-type="float">
            <text:p>7.101</text:p>
          </table:table-cell>
          <table:table-cell office:value-type="float" office:value="1.964" calcext:value-type="float">
            <text:p>1.964</text:p>
          </table:table-cell>
          <table:table-cell office:value-type="float" office:value="0.041" calcext:value-type="float">
            <text:p>0.041</text:p>
          </table:table-cell>
          <table:table-cell office:value-type="float" office:value="80.106" calcext:value-type="float">
            <text:p>80.10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3.973" calcext:value-type="float">
            <text:p>163.973</text:p>
          </table:table-cell>
          <table:table-cell office:value-type="float" office:value="22.059" calcext:value-type="float">
            <text:p>22.059</text:p>
          </table:table-cell>
          <table:table-cell office:value-type="float" office:value="150.547" calcext:value-type="float">
            <text:p>150.547</text:p>
          </table:table-cell>
          <table:table-cell office:value-type="float" office:value="1.936" calcext:value-type="float">
            <text:p>1.93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9" calcext:value-type="float">
            <text:p>0.119</text:p>
          </table:table-cell>
          <table:table-cell office:value-type="float" office:value="386.581" calcext:value-type="float">
            <text:p>386.581</text:p>
          </table:table-cell>
          <table:table-cell/>
          <table:table-cell office:value-type="float" office:value="47.068" calcext:value-type="float">
            <text:p>47.068</text:p>
          </table:table-cell>
          <table:table-cell office:value-type="float" office:value="0.08" calcext:value-type="float">
            <text:p>0.08</text:p>
          </table:table-cell>
          <table:table-cell office:value-type="float" office:value="23.407" calcext:value-type="float">
            <text:p>23.407</text:p>
          </table:table-cell>
          <table:table-cell office:value-type="float" office:value="9.828" calcext:value-type="float">
            <text:p>9.828</text:p>
          </table:table-cell>
          <table:table-cell office:value-type="float" office:value="1.955" calcext:value-type="float">
            <text:p>1.955</text:p>
          </table:table-cell>
          <table:table-cell office:value-type="float" office:value="0.039" calcext:value-type="float">
            <text:p>0.039</text:p>
          </table:table-cell>
          <table:table-cell office:value-type="float" office:value="81.686" calcext:value-type="float">
            <text:p>81.68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71.266" calcext:value-type="float">
            <text:p>171.266</text:p>
          </table:table-cell>
          <table:table-cell office:value-type="float" office:value="21.736" calcext:value-type="float">
            <text:p>21.736</text:p>
          </table:table-cell>
          <table:table-cell office:value-type="float" office:value="141.266" calcext:value-type="float">
            <text:p>141.266</text:p>
          </table:table-cell>
          <table:table-cell office:value-type="float" office:value="1.956" calcext:value-type="float">
            <text:p>1.95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75" calcext:value-type="float">
            <text:p>0.175</text:p>
          </table:table-cell>
          <table:table-cell office:value-type="float" office:value="386.521" calcext:value-type="float">
            <text:p>386.521</text:p>
          </table:table-cell>
          <table:table-cell/>
          <table:table-cell office:value-type="float" office:value="49.062" calcext:value-type="float">
            <text:p>49.062</text:p>
          </table:table-cell>
          <table:table-cell office:value-type="float" office:value="0.091" calcext:value-type="float">
            <text:p>0.091</text:p>
          </table:table-cell>
          <table:table-cell office:value-type="float" office:value="23.063" calcext:value-type="float">
            <text:p>23.063</text:p>
          </table:table-cell>
          <table:table-cell office:value-type="float" office:value="0.81" calcext:value-type="float">
            <text:p>0.81</text:p>
          </table:table-cell>
          <table:table-cell office:value-type="float" office:value="1.984" calcext:value-type="float">
            <text:p>1.984</text:p>
          </table:table-cell>
          <table:table-cell office:value-type="float" office:value="0.039" calcext:value-type="float">
            <text:p>0.039</text:p>
          </table:table-cell>
          <table:table-cell office:value-type="float" office:value="74.476" calcext:value-type="float">
            <text:p>74.47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5.35" calcext:value-type="float">
            <text:p>165.35</text:p>
          </table:table-cell>
          <table:table-cell office:value-type="float" office:value="21.714" calcext:value-type="float">
            <text:p>21.714</text:p>
          </table:table-cell>
          <table:table-cell office:value-type="float" office:value="144.53" calcext:value-type="float">
            <text:p>144.53</text:p>
          </table:table-cell>
          <table:table-cell office:value-type="float" office:value="1.935" calcext:value-type="float">
            <text:p>1.9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56" calcext:value-type="float">
            <text:p>0.156</text:p>
          </table:table-cell>
          <table:table-cell office:value-type="float" office:value="381.785" calcext:value-type="float">
            <text:p>381.785</text:p>
          </table:table-cell>
          <table:table-cell/>
          <table:table-cell office:value-type="float" office:value="47.264" calcext:value-type="float">
            <text:p>47.264</text:p>
          </table:table-cell>
          <table:table-cell office:value-type="float" office:value="0.071" calcext:value-type="float">
            <text:p>0.071</text:p>
          </table:table-cell>
          <table:table-cell office:value-type="float" office:value="23.075" calcext:value-type="float">
            <text:p>23.075</text:p>
          </table:table-cell>
          <table:table-cell office:value-type="float" office:value="3.71" calcext:value-type="float">
            <text:p>3.71</text:p>
          </table:table-cell>
          <table:table-cell office:value-type="float" office:value="1.962" calcext:value-type="float">
            <text:p>1.962</text:p>
          </table:table-cell>
          <table:table-cell office:value-type="float" office:value="0.044" calcext:value-type="float">
            <text:p>0.044</text:p>
          </table:table-cell>
          <table:table-cell office:value-type="float" office:value="75.395" calcext:value-type="float">
            <text:p>75.3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6.82" calcext:value-type="float">
            <text:p>166.82</text:p>
          </table:table-cell>
          <table:table-cell office:value-type="float" office:value="21.994" calcext:value-type="float">
            <text:p>21.994</text:p>
          </table:table-cell>
          <table:table-cell office:value-type="float" office:value="141.076" calcext:value-type="float">
            <text:p>141.076</text:p>
          </table:table-cell>
          <table:table-cell office:value-type="float" office:value="1.93" calcext:value-type="float">
            <text:p>1.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77" calcext:value-type="float">
            <text:p>0.077</text:p>
          </table:table-cell>
          <table:table-cell office:value-type="float" office:value="0.197" calcext:value-type="float">
            <text:p>0.197</text:p>
          </table:table-cell>
          <table:table-cell office:value-type="float" office:value="380.385" calcext:value-type="float">
            <text:p>380.385</text:p>
          </table:table-cell>
          <table:table-cell/>
          <table:table-cell office:value-type="float" office:value="47.391" calcext:value-type="float">
            <text:p>47.391</text:p>
          </table:table-cell>
          <table:table-cell office:value-type="float" office:value="0.068" calcext:value-type="float">
            <text:p>0.068</text:p>
          </table:table-cell>
          <table:table-cell office:value-type="float" office:value="23.353" calcext:value-type="float">
            <text:p>23.353</text:p>
          </table:table-cell>
          <table:table-cell office:value-type="float" office:value="0.644" calcext:value-type="float">
            <text:p>0.644</text:p>
          </table:table-cell>
          <table:table-cell office:value-type="float" office:value="1.965" calcext:value-type="float">
            <text:p>1.965</text:p>
          </table:table-cell>
          <table:table-cell office:value-type="float" office:value="0.046" calcext:value-type="float">
            <text:p>0.046</text:p>
          </table:table-cell>
          <table:table-cell office:value-type="float" office:value="72.909" calcext:value-type="float">
            <text:p>72.90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202.414" calcext:value-type="float">
            <text:p>202.414</text:p>
          </table:table-cell>
          <table:table-cell office:value-type="float" office:value="21.906" calcext:value-type="float">
            <text:p>21.906</text:p>
          </table:table-cell>
          <table:table-cell office:value-type="float" office:value="42.215" calcext:value-type="float">
            <text:p>42.215</text:p>
          </table:table-cell>
          <table:table-cell office:value-type="float" office:value="3.209" calcext:value-type="float">
            <text:p>3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4" calcext:value-type="float">
            <text:p>0.094</text:p>
          </table:table-cell>
          <table:table-cell office:value-type="float" office:value="322.557" calcext:value-type="float">
            <text:p>322.557</text:p>
          </table:table-cell>
          <table:table-cell/>
          <table:table-cell office:value-type="float" office:value="51.154" calcext:value-type="float">
            <text:p>51.154</text:p>
          </table:table-cell>
          <table:table-cell office:value-type="float" office:value="0.045" calcext:value-type="float">
            <text:p>0.045</text:p>
          </table:table-cell>
          <table:table-cell office:value-type="float" office:value="23.626" calcext:value-type="float">
            <text:p>23.626</text:p>
          </table:table-cell>
          <table:table-cell office:value-type="float" office:value="8.194" calcext:value-type="float">
            <text:p>8.194</text:p>
          </table:table-cell>
          <table:table-cell office:value-type="float" office:value="3.27" calcext:value-type="float">
            <text:p>3.27</text:p>
          </table:table-cell>
          <table:table-cell office:value-type="float" office:value="0.099" calcext:value-type="float">
            <text:p>0.099</text:p>
          </table:table-cell>
          <table:table-cell office:value-type="float" office:value="85.774" calcext:value-type="float">
            <text:p>85.77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166.013" calcext:value-type="float">
            <text:p>166.013</text:p>
          </table:table-cell>
          <table:table-cell office:value-type="float" office:value="22.223" calcext:value-type="float">
            <text:p>22.223</text:p>
          </table:table-cell>
          <table:table-cell office:value-type="float" office:value="47.597" calcext:value-type="float">
            <text:p>47.597</text:p>
          </table:table-cell>
          <table:table-cell office:value-type="float" office:value="3.225" calcext:value-type="float">
            <text:p>3.2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98" calcext:value-type="float">
            <text:p>0.198</text:p>
          </table:table-cell>
          <table:table-cell office:value-type="float" office:value="289.424" calcext:value-type="float">
            <text:p>289.424</text:p>
          </table:table-cell>
          <table:table-cell/>
          <table:table-cell office:value-type="float" office:value="48.914" calcext:value-type="float">
            <text:p>48.914</text:p>
          </table:table-cell>
          <table:table-cell office:value-type="float" office:value="0.145" calcext:value-type="float">
            <text:p>0.145</text:p>
          </table:table-cell>
          <table:table-cell office:value-type="float" office:value="23.954" calcext:value-type="float">
            <text:p>23.954</text:p>
          </table:table-cell>
          <table:table-cell office:value-type="float" office:value="13.458" calcext:value-type="float">
            <text:p>13.458</text:p>
          </table:table-cell>
          <table:table-cell office:value-type="float" office:value="3.28" calcext:value-type="float">
            <text:p>3.28</text:p>
          </table:table-cell>
          <table:table-cell office:value-type="float" office:value="0.087" calcext:value-type="float">
            <text:p>0.087</text:p>
          </table:table-cell>
          <table:table-cell office:value-type="float" office:value="89.134" calcext:value-type="float">
            <text:p>89.13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237.459" calcext:value-type="float">
            <text:p>237.459</text:p>
          </table:table-cell>
          <table:table-cell office:value-type="float" office:value="21.724" calcext:value-type="float">
            <text:p>21.724</text:p>
          </table:table-cell>
          <table:table-cell office:value-type="float" office:value="41.252" calcext:value-type="float">
            <text:p>41.252</text:p>
          </table:table-cell>
          <table:table-cell office:value-type="float" office:value="3.18" calcext:value-type="float">
            <text:p>3.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9" calcext:value-type="float">
            <text:p>0.139</text:p>
          </table:table-cell>
          <table:table-cell office:value-type="float" office:value="357.784" calcext:value-type="float">
            <text:p>357.784</text:p>
          </table:table-cell>
          <table:table-cell/>
          <table:table-cell office:value-type="float" office:value="52.561" calcext:value-type="float">
            <text:p>52.561</text:p>
          </table:table-cell>
          <table:table-cell office:value-type="float" office:value="0.13" calcext:value-type="float">
            <text:p>0.13</text:p>
          </table:table-cell>
          <table:table-cell office:value-type="float" office:value="23.422" calcext:value-type="float">
            <text:p>23.422</text:p>
          </table:table-cell>
          <table:table-cell office:value-type="float" office:value="6.951" calcext:value-type="float">
            <text:p>6.951</text:p>
          </table:table-cell>
          <table:table-cell office:value-type="float" office:value="3.231" calcext:value-type="float">
            <text:p>3.231</text:p>
          </table:table-cell>
          <table:table-cell office:value-type="float" office:value="0.078" calcext:value-type="float">
            <text:p>0.078</text:p>
          </table:table-cell>
          <table:table-cell office:value-type="float" office:value="84.217" calcext:value-type="float">
            <text:p>84.21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163.98" calcext:value-type="float">
            <text:p>163.98</text:p>
          </table:table-cell>
          <table:table-cell office:value-type="float" office:value="21.775" calcext:value-type="float">
            <text:p>21.775</text:p>
          </table:table-cell>
          <table:table-cell office:value-type="float" office:value="54.884" calcext:value-type="float">
            <text:p>54.884</text:p>
          </table:table-cell>
          <table:table-cell office:value-type="float" office:value="3.193" calcext:value-type="float">
            <text:p>3.1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99" calcext:value-type="float">
            <text:p>0.199</text:p>
          </table:table-cell>
          <table:table-cell office:value-type="float" office:value="297.462" calcext:value-type="float">
            <text:p>297.462</text:p>
          </table:table-cell>
          <table:table-cell/>
          <table:table-cell office:value-type="float" office:value="52.232" calcext:value-type="float">
            <text:p>52.232</text:p>
          </table:table-cell>
          <table:table-cell office:value-type="float" office:value="0.081" calcext:value-type="float">
            <text:p>0.081</text:p>
          </table:table-cell>
          <table:table-cell office:value-type="float" office:value="23.495" calcext:value-type="float">
            <text:p>23.495</text:p>
          </table:table-cell>
          <table:table-cell office:value-type="float" office:value="20.512" calcext:value-type="float">
            <text:p>20.512</text:p>
          </table:table-cell>
          <table:table-cell office:value-type="float" office:value="3.258" calcext:value-type="float">
            <text:p>3.258</text:p>
          </table:table-cell>
          <table:table-cell office:value-type="float" office:value="0.092" calcext:value-type="float">
            <text:p>0.092</text:p>
          </table:table-cell>
          <table:table-cell office:value-type="float" office:value="96.412" calcext:value-type="float">
            <text:p>96.4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175.794" calcext:value-type="float">
            <text:p>175.794</text:p>
          </table:table-cell>
          <table:table-cell office:value-type="float" office:value="22.109" calcext:value-type="float">
            <text:p>22.109</text:p>
          </table:table-cell>
          <table:table-cell office:value-type="float" office:value="34.717" calcext:value-type="float">
            <text:p>34.717</text:p>
          </table:table-cell>
          <table:table-cell office:value-type="float" office:value="3.2" calcext:value-type="float">
            <text:p>3.2</text:p>
          </table:table-cell>
          <table:table-cell office:value-type="float" office:value="0.002" calcext:value-type="float">
            <text:p>0.00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69" calcext:value-type="float">
            <text:p>0.169</text:p>
          </table:table-cell>
          <table:table-cell office:value-type="float" office:value="291.741" calcext:value-type="float">
            <text:p>291.741</text:p>
          </table:table-cell>
          <table:table-cell/>
          <table:table-cell office:value-type="float" office:value="54.376" calcext:value-type="float">
            <text:p>54.376</text:p>
          </table:table-cell>
          <table:table-cell office:value-type="float" office:value="0.051" calcext:value-type="float">
            <text:p>0.051</text:p>
          </table:table-cell>
          <table:table-cell office:value-type="float" office:value="23.788" calcext:value-type="float">
            <text:p>23.788</text:p>
          </table:table-cell>
          <table:table-cell office:value-type="float" office:value="0.829" calcext:value-type="float">
            <text:p>0.829</text:p>
          </table:table-cell>
          <table:table-cell office:value-type="float" office:value="3.271" calcext:value-type="float">
            <text:p>3.271</text:p>
          </table:table-cell>
          <table:table-cell office:value-type="float" office:value="0.095" calcext:value-type="float">
            <text:p>0.095</text:p>
          </table:table-cell>
          <table:table-cell office:value-type="float" office:value="81.709" calcext:value-type="float">
            <text:p>81.70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60.728" calcext:value-type="float">
            <text:p>160.728</text:p>
          </table:table-cell>
          <table:table-cell office:value-type="float" office:value="20.247" calcext:value-type="float">
            <text:p>20.247</text:p>
          </table:table-cell>
          <table:table-cell office:value-type="float" office:value="39459.461" calcext:value-type="float">
            <text:p>39459.461</text:p>
          </table:table-cell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45" calcext:value-type="float">
            <text:p>0.145</text:p>
          </table:table-cell>
          <table:table-cell office:value-type="float" office:value="39669.48" calcext:value-type="float">
            <text:p>39669.48</text:p>
          </table:table-cell>
          <table:table-cell/>
          <table:table-cell office:value-type="float" office:value="27.706" calcext:value-type="float">
            <text:p>27.706</text:p>
          </table:table-cell>
          <table:table-cell office:value-type="float" office:value="0.006" calcext:value-type="float">
            <text:p>0.006</text:p>
          </table:table-cell>
          <table:table-cell office:value-type="float" office:value="0.623" calcext:value-type="float">
            <text:p>0.62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28.381" calcext:value-type="float">
            <text:p>28.38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73.523" calcext:value-type="float">
            <text:p>173.523</text:p>
          </table:table-cell>
          <table:table-cell office:value-type="float" office:value="19.131" calcext:value-type="float">
            <text:p>19.131</text:p>
          </table:table-cell>
          <table:table-cell office:value-type="float" office:value="38830.73" calcext:value-type="float">
            <text:p>38830.73</text:p>
          </table:table-cell>
          <table:table-cell office:value-type="float" office:value="0.359" calcext:value-type="float">
            <text:p>0.359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34" calcext:value-type="float">
            <text:p>0.134</text:p>
          </table:table-cell>
          <table:table-cell office:value-type="float" office:value="39059.73" calcext:value-type="float">
            <text:p>39059.73</text:p>
          </table:table-cell>
          <table:table-cell/>
          <table:table-cell office:value-type="float" office:value="35.018" calcext:value-type="float">
            <text:p>35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0.578" calcext:value-type="float">
            <text:p>0.57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35.639" calcext:value-type="float">
            <text:p>35.63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60.571" calcext:value-type="float">
            <text:p>160.571</text:p>
          </table:table-cell>
          <table:table-cell office:value-type="float" office:value="18.669" calcext:value-type="float">
            <text:p>18.669</text:p>
          </table:table-cell>
          <table:table-cell office:value-type="float" office:value="39679.285" calcext:value-type="float">
            <text:p>39679.285</text:p>
          </table:table-cell>
          <table:table-cell office:value-type="float" office:value="0.359" calcext:value-type="float">
            <text:p>0.359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37" calcext:value-type="float">
            <text:p>0.137</text:p>
          </table:table-cell>
          <table:table-cell office:value-type="float" office:value="39894.051" calcext:value-type="float">
            <text:p>39894.051</text:p>
          </table:table-cell>
          <table:table-cell/>
          <table:table-cell office:value-type="float" office:value="34.178" calcext:value-type="float">
            <text:p>34.178</text:p>
          </table:table-cell>
          <table:table-cell office:value-type="float" office:value="0.005" calcext:value-type="float">
            <text:p>0.005</text:p>
          </table:table-cell>
          <table:table-cell office:value-type="float" office:value="0.627" calcext:value-type="float">
            <text:p>0.62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34.852" calcext:value-type="float">
            <text:p>34.85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58.414" calcext:value-type="float">
            <text:p>158.414</text:p>
          </table:table-cell>
          <table:table-cell office:value-type="float" office:value="18.662" calcext:value-type="float">
            <text:p>18.662</text:p>
          </table:table-cell>
          <table:table-cell office:value-type="float" office:value="39191.945" calcext:value-type="float">
            <text:p>39191.945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45" calcext:value-type="float">
            <text:p>0.145</text:p>
          </table:table-cell>
          <table:table-cell office:value-type="float" office:value="39404.641" calcext:value-type="float">
            <text:p>39404.641</text:p>
          </table:table-cell>
          <table:table-cell/>
          <table:table-cell office:value-type="float" office:value="34.291" calcext:value-type="float">
            <text:p>34.29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87" calcext:value-type="float">
            <text:p>0.58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34.929" calcext:value-type="float">
            <text:p>34.92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55.904" calcext:value-type="float">
            <text:p>155.904</text:p>
          </table:table-cell>
          <table:table-cell office:value-type="float" office:value="18.918" calcext:value-type="float">
            <text:p>18.918</text:p>
          </table:table-cell>
          <table:table-cell office:value-type="float" office:value="39155.762" calcext:value-type="float">
            <text:p>39155.762</text:p>
          </table:table-cell>
          <table:table-cell office:value-type="float" office:value="0.347" calcext:value-type="float">
            <text:p>0.34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3" calcext:value-type="float">
            <text:p>0.13</text:p>
          </table:table-cell>
          <table:table-cell office:value-type="float" office:value="39364.637" calcext:value-type="float">
            <text:p>39364.637</text:p>
          </table:table-cell>
          <table:table-cell/>
          <table:table-cell office:value-type="float" office:value="32.783" calcext:value-type="float">
            <text:p>32.783</text:p>
          </table:table-cell>
          <table:table-cell office:value-type="float" office:value="0.003" calcext:value-type="float">
            <text:p>0.003</text:p>
          </table:table-cell>
          <table:table-cell office:value-type="float" office:value="0.577" calcext:value-type="float">
            <text:p>0.57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33.405" calcext:value-type="float">
            <text:p>33.40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479.674" calcext:value-type="float">
            <text:p>1479.674</text:p>
          </table:table-cell>
          <table:table-cell office:value-type="float" office:value="233.55" calcext:value-type="float">
            <text:p>233.55</text:p>
          </table:table-cell>
          <table:table-cell office:value-type="float" office:value="1013735.688" calcext:value-type="float">
            <text:p>1013735.688</text:p>
          </table:table-cell>
          <table:table-cell office:value-type="float" office:value="8.85" calcext:value-type="float">
            <text:p>8.85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1015500.75" calcext:value-type="float">
            <text:p>1015500.75</text:p>
          </table:table-cell>
          <table:table-cell/>
          <table:table-cell office:value-type="float" office:value="34.166" calcext:value-type="float">
            <text:p>34.166</text:p>
          </table:table-cell>
          <table:table-cell office:value-type="float" office:value="0.033" calcext:value-type="float">
            <text:p>0.033</text:p>
          </table:table-cell>
          <table:table-cell office:value-type="float" office:value="241.445" calcext:value-type="float">
            <text:p>241.445</text:p>
          </table:table-cell>
          <table:table-cell office:value-type="float" office:value="384.583" calcext:value-type="float">
            <text:p>384.583</text:p>
          </table:table-cell>
          <table:table-cell office:value-type="float" office:value="8.179" calcext:value-type="float">
            <text:p>8.179</text:p>
          </table:table-cell>
          <table:table-cell office:value-type="float" office:value="0" calcext:value-type="float">
            <text:p>0</text:p>
          </table:table-cell>
          <table:table-cell office:value-type="float" office:value="668.405" calcext:value-type="float">
            <text:p>668.40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397.985" calcext:value-type="float">
            <text:p>1397.985</text:p>
          </table:table-cell>
          <table:table-cell office:value-type="float" office:value="232.109" calcext:value-type="float">
            <text:p>232.109</text:p>
          </table:table-cell>
          <table:table-cell office:value-type="float" office:value="1031776.375" calcext:value-type="float">
            <text:p>1031776.375</text:p>
          </table:table-cell>
          <table:table-cell office:value-type="float" office:value="7.935" calcext:value-type="float">
            <text:p>7.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1033459.25" calcext:value-type="float">
            <text:p>1033459.25</text:p>
          </table:table-cell>
          <table:table-cell/>
          <table:table-cell office:value-type="float" office:value="35.545" calcext:value-type="float">
            <text:p>35.545</text:p>
          </table:table-cell>
          <table:table-cell office:value-type="float" office:value="0.029" calcext:value-type="float">
            <text:p>0.029</text:p>
          </table:table-cell>
          <table:table-cell office:value-type="float" office:value="239.834" calcext:value-type="float">
            <text:p>239.834</text:p>
          </table:table-cell>
          <table:table-cell office:value-type="float" office:value="7705.444" calcext:value-type="float">
            <text:p>7705.444</text:p>
          </table:table-cell>
          <table:table-cell office:value-type="float" office:value="7.446" calcext:value-type="float">
            <text:p>7.446</text:p>
          </table:table-cell>
          <table:table-cell office:value-type="float" office:value="0.122" calcext:value-type="float">
            <text:p>0.122</text:p>
          </table:table-cell>
          <table:table-cell office:value-type="float" office:value="7987.91" calcext:value-type="float">
            <text:p>7987.9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424.423" calcext:value-type="float">
            <text:p>1424.423</text:p>
          </table:table-cell>
          <table:table-cell office:value-type="float" office:value="232.86" calcext:value-type="float">
            <text:p>232.86</text:p>
          </table:table-cell>
          <table:table-cell office:value-type="float" office:value="1028869.25" calcext:value-type="float">
            <text:p>1028869.25</text:p>
          </table:table-cell>
          <table:table-cell office:value-type="float" office:value="8.057" calcext:value-type="float">
            <text:p>8.0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1030578.25" calcext:value-type="float">
            <text:p>1030578.25</text:p>
          </table:table-cell>
          <table:table-cell/>
          <table:table-cell office:value-type="float" office:value="34.743" calcext:value-type="float">
            <text:p>34.743</text:p>
          </table:table-cell>
          <table:table-cell office:value-type="float" office:value="0.038" calcext:value-type="float">
            <text:p>0.038</text:p>
          </table:table-cell>
          <table:table-cell office:value-type="float" office:value="240.556" calcext:value-type="float">
            <text:p>240.556</text:p>
          </table:table-cell>
          <table:table-cell office:value-type="float" office:value="6803.162" calcext:value-type="float">
            <text:p>6803.162</text:p>
          </table:table-cell>
          <table:table-cell office:value-type="float" office:value="7.568" calcext:value-type="float">
            <text:p>7.568</text:p>
          </table:table-cell>
          <table:table-cell office:value-type="float" office:value="0" calcext:value-type="float">
            <text:p>0</text:p>
          </table:table-cell>
          <table:table-cell office:value-type="float" office:value="7085.709" calcext:value-type="float">
            <text:p>7085.70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477.979" calcext:value-type="float">
            <text:p>1477.979</text:p>
          </table:table-cell>
          <table:table-cell office:value-type="float" office:value="231.384" calcext:value-type="float">
            <text:p>231.384</text:p>
          </table:table-cell>
          <table:table-cell office:value-type="float" office:value="1030753.062" calcext:value-type="float">
            <text:p>1030753.062</text:p>
          </table:table-cell>
          <table:table-cell office:value-type="float" office:value="8.545" calcext:value-type="float">
            <text:p>8.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1032516.125" calcext:value-type="float">
            <text:p>1032516.125</text:p>
          </table:table-cell>
          <table:table-cell/>
          <table:table-cell office:value-type="float" office:value="36.35" calcext:value-type="float">
            <text:p>36.35</text:p>
          </table:table-cell>
          <table:table-cell office:value-type="float" office:value="0.041" calcext:value-type="float">
            <text:p>0.041</text:p>
          </table:table-cell>
          <table:table-cell office:value-type="float" office:value="239.096" calcext:value-type="float">
            <text:p>239.096</text:p>
          </table:table-cell>
          <table:table-cell office:value-type="float" office:value="7271.851" calcext:value-type="float">
            <text:p>7271.851</text:p>
          </table:table-cell>
          <table:table-cell office:value-type="float" office:value="7.935" calcext:value-type="float">
            <text:p>7.935</text:p>
          </table:table-cell>
          <table:table-cell office:value-type="float" office:value="0.122" calcext:value-type="float">
            <text:p>0.122</text:p>
          </table:table-cell>
          <table:table-cell office:value-type="float" office:value="7555.394" calcext:value-type="float">
            <text:p>7555.39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621.412" calcext:value-type="float">
            <text:p>1621.412</text:p>
          </table:table-cell>
          <table:table-cell office:value-type="float" office:value="232.75" calcext:value-type="float">
            <text:p>232.75</text:p>
          </table:table-cell>
          <table:table-cell office:value-type="float" office:value="1029767.438" calcext:value-type="float">
            <text:p>1029767.438</text:p>
          </table:table-cell>
          <table:table-cell office:value-type="float" office:value="8.667" calcext:value-type="float">
            <text:p>8.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1031675.75" calcext:value-type="float">
            <text:p>1031675.75</text:p>
          </table:table-cell>
          <table:table-cell/>
          <table:table-cell office:value-type="float" office:value="35.839" calcext:value-type="float">
            <text:p>35.839</text:p>
          </table:table-cell>
          <table:table-cell office:value-type="float" office:value="0.03" calcext:value-type="float">
            <text:p>0.03</text:p>
          </table:table-cell>
          <table:table-cell office:value-type="float" office:value="240.829" calcext:value-type="float">
            <text:p>240.829</text:p>
          </table:table-cell>
          <table:table-cell office:value-type="float" office:value="6845.337" calcext:value-type="float">
            <text:p>6845.337</text:p>
          </table:table-cell>
          <table:table-cell office:value-type="float" office:value="8.057" calcext:value-type="float">
            <text:p>8.057</text:p>
          </table:table-cell>
          <table:table-cell office:value-type="float" office:value="0.122" calcext:value-type="float">
            <text:p>0.122</text:p>
          </table:table-cell>
          <table:table-cell office:value-type="float" office:value="7129.98" calcext:value-type="float">
            <text:p>7129.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1600.8" calcext:value-type="float">
            <text:p>1600.8</text:p>
          </table:table-cell>
          <table:table-cell office:value-type="float" office:value="262.152" calcext:value-type="float">
            <text:p>262.152</text:p>
          </table:table-cell>
          <table:table-cell office:value-type="float" office:value="235910.297" calcext:value-type="float">
            <text:p>235910.297</text:p>
          </table:table-cell>
          <table:table-cell office:value-type="float" office:value="12.039" calcext:value-type="float">
            <text:p>12.039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2" calcext:value-type="float">
            <text:p>0.092</text:p>
          </table:table-cell>
          <table:table-cell office:value-type="float" office:value="237835.328" calcext:value-type="float">
            <text:p>237835.328</text:p>
          </table:table-cell>
          <table:table-cell/>
          <table:table-cell office:value-type="float" office:value="37.659" calcext:value-type="float">
            <text:p>37.659</text:p>
          </table:table-cell>
          <table:table-cell office:value-type="float" office:value="0.088" calcext:value-type="float">
            <text:p>0.088</text:p>
          </table:table-cell>
          <table:table-cell office:value-type="float" office:value="270.135" calcext:value-type="float">
            <text:p>270.135</text:p>
          </table:table-cell>
          <table:table-cell office:value-type="float" office:value="7753.144" calcext:value-type="float">
            <text:p>7753.144</text:p>
          </table:table-cell>
          <table:table-cell office:value-type="float" office:value="11.688" calcext:value-type="float">
            <text:p>11.688</text:p>
          </table:table-cell>
          <table:table-cell office:value-type="float" office:value="0.031" calcext:value-type="float">
            <text:p>0.031</text:p>
          </table:table-cell>
          <table:table-cell office:value-type="float" office:value="8071.683" calcext:value-type="float">
            <text:p>8071.68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1555.434" calcext:value-type="float">
            <text:p>1555.434</text:p>
          </table:table-cell>
          <table:table-cell office:value-type="float" office:value="239.856" calcext:value-type="float">
            <text:p>239.856</text:p>
          </table:table-cell>
          <table:table-cell office:value-type="float" office:value="236135.766" calcext:value-type="float">
            <text:p>236135.766</text:p>
          </table:table-cell>
          <table:table-cell office:value-type="float" office:value="12.024" calcext:value-type="float">
            <text:p>12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2" calcext:value-type="float">
            <text:p>0.092</text:p>
          </table:table-cell>
          <table:table-cell office:value-type="float" office:value="237995.234" calcext:value-type="float">
            <text:p>237995.234</text:p>
          </table:table-cell>
          <table:table-cell/>
          <table:table-cell office:value-type="float" office:value="37.37" calcext:value-type="float">
            <text:p>37.37</text:p>
          </table:table-cell>
          <table:table-cell office:value-type="float" office:value="0.038" calcext:value-type="float">
            <text:p>0.038</text:p>
          </table:table-cell>
          <table:table-cell office:value-type="float" office:value="247.1" calcext:value-type="float">
            <text:p>247.1</text:p>
          </table:table-cell>
          <table:table-cell office:value-type="float" office:value="7301.163" calcext:value-type="float">
            <text:p>7301.163</text:p>
          </table:table-cell>
          <table:table-cell office:value-type="float" office:value="11.703" calcext:value-type="float">
            <text:p>11.703</text:p>
          </table:table-cell>
          <table:table-cell office:value-type="float" office:value="0.031" calcext:value-type="float">
            <text:p>0.031</text:p>
          </table:table-cell>
          <table:table-cell office:value-type="float" office:value="7594.781" calcext:value-type="float">
            <text:p>7594.78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1483.085" calcext:value-type="float">
            <text:p>1483.085</text:p>
          </table:table-cell>
          <table:table-cell office:value-type="float" office:value="245.444" calcext:value-type="float">
            <text:p>245.444</text:p>
          </table:table-cell>
          <table:table-cell office:value-type="float" office:value="237224.578" calcext:value-type="float">
            <text:p>237224.578</text:p>
          </table:table-cell>
          <table:table-cell office:value-type="float" office:value="13.138" calcext:value-type="float">
            <text:p>13.138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76" calcext:value-type="float">
            <text:p>0.076</text:p>
          </table:table-cell>
          <table:table-cell office:value-type="float" office:value="239019.25" calcext:value-type="float">
            <text:p>239019.25</text:p>
          </table:table-cell>
          <table:table-cell/>
          <table:table-cell office:value-type="float" office:value="38.146" calcext:value-type="float">
            <text:p>38.146</text:p>
          </table:table-cell>
          <table:table-cell office:value-type="float" office:value="0.085" calcext:value-type="float">
            <text:p>0.085</text:p>
          </table:table-cell>
          <table:table-cell office:value-type="float" office:value="252.741" calcext:value-type="float">
            <text:p>252.741</text:p>
          </table:table-cell>
          <table:table-cell office:value-type="float" office:value="8526.367" calcext:value-type="float">
            <text:p>8526.367</text:p>
          </table:table-cell>
          <table:table-cell office:value-type="float" office:value="12.833" calcext:value-type="float">
            <text:p>12.833</text:p>
          </table:table-cell>
          <table:table-cell office:value-type="float" office:value="0.031" calcext:value-type="float">
            <text:p>0.031</text:p>
          </table:table-cell>
          <table:table-cell office:value-type="float" office:value="8826.104" calcext:value-type="float">
            <text:p>8826.10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1664.601" calcext:value-type="float">
            <text:p>1664.601</text:p>
          </table:table-cell>
          <table:table-cell office:value-type="float" office:value="249.645" calcext:value-type="float">
            <text:p>249.645</text:p>
          </table:table-cell>
          <table:table-cell office:value-type="float" office:value="237116.219" calcext:value-type="float">
            <text:p>237116.219</text:p>
          </table:table-cell>
          <table:table-cell office:value-type="float" office:value="12.299" calcext:value-type="float">
            <text:p>12.299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2" calcext:value-type="float">
            <text:p>0.092</text:p>
          </table:table-cell>
          <table:table-cell office:value-type="float" office:value="239090.953" calcext:value-type="float">
            <text:p>239090.953</text:p>
          </table:table-cell>
          <table:table-cell/>
          <table:table-cell office:value-type="float" office:value="39.57" calcext:value-type="float">
            <text:p>39.57</text:p>
          </table:table-cell>
          <table:table-cell office:value-type="float" office:value="0.084" calcext:value-type="float">
            <text:p>0.084</text:p>
          </table:table-cell>
          <table:table-cell office:value-type="float" office:value="256.944" calcext:value-type="float">
            <text:p>256.944</text:p>
          </table:table-cell>
          <table:table-cell office:value-type="float" office:value="10896.408" calcext:value-type="float">
            <text:p>10896.408</text:p>
          </table:table-cell>
          <table:table-cell office:value-type="float" office:value="12.024" calcext:value-type="float">
            <text:p>12.024</text:p>
          </table:table-cell>
          <table:table-cell office:value-type="float" office:value="0.061" calcext:value-type="float">
            <text:p>0.061</text:p>
          </table:table-cell>
          <table:table-cell office:value-type="float" office:value="11202.407" calcext:value-type="float">
            <text:p>11202.40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1515.644" calcext:value-type="float">
            <text:p>1515.644</text:p>
          </table:table-cell>
          <table:table-cell office:value-type="float" office:value="263.606" calcext:value-type="float">
            <text:p>263.606</text:p>
          </table:table-cell>
          <table:table-cell office:value-type="float" office:value="238437.141" calcext:value-type="float">
            <text:p>238437.141</text:p>
          </table:table-cell>
          <table:table-cell office:value-type="float" office:value="12.604" calcext:value-type="float">
            <text:p>12.6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240281.594" calcext:value-type="float">
            <text:p>240281.594</text:p>
          </table:table-cell>
          <table:table-cell/>
          <table:table-cell office:value-type="float" office:value="37.463" calcext:value-type="float">
            <text:p>37.463</text:p>
          </table:table-cell>
          <table:table-cell office:value-type="float" office:value="0.078" calcext:value-type="float">
            <text:p>0.078</text:p>
          </table:table-cell>
          <table:table-cell office:value-type="float" office:value="271.04" calcext:value-type="float">
            <text:p>271.04</text:p>
          </table:table-cell>
          <table:table-cell office:value-type="float" office:value="11302.246" calcext:value-type="float">
            <text:p>11302.246</text:p>
          </table:table-cell>
          <table:table-cell office:value-type="float" office:value="12.314" calcext:value-type="float">
            <text:p>12.314</text:p>
          </table:table-cell>
          <table:table-cell office:value-type="float" office:value="0.061" calcext:value-type="float">
            <text:p>0.061</text:p>
          </table:table-cell>
          <table:table-cell office:value-type="float" office:value="11622.215" calcext:value-type="float">
            <text:p>11622.21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1632.86" calcext:value-type="float">
            <text:p>1632.86</text:p>
          </table:table-cell>
          <table:table-cell office:value-type="float" office:value="265.982" calcext:value-type="float">
            <text:p>265.982</text:p>
          </table:table-cell>
          <table:table-cell office:value-type="float" office:value="58575.445" calcext:value-type="float">
            <text:p>58575.445</text:p>
          </table:table-cell>
          <table:table-cell office:value-type="float" office:value="15.991" calcext:value-type="float">
            <text:p>15.991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6" calcext:value-type="float">
            <text:p>0.126</text:p>
          </table:table-cell>
          <table:table-cell office:value-type="float" office:value="60537.719" calcext:value-type="float">
            <text:p>60537.719</text:p>
          </table:table-cell>
          <table:table-cell/>
          <table:table-cell office:value-type="float" office:value="38.916" calcext:value-type="float">
            <text:p>38.916</text:p>
          </table:table-cell>
          <table:table-cell office:value-type="float" office:value="0.039" calcext:value-type="float">
            <text:p>0.039</text:p>
          </table:table-cell>
          <table:table-cell office:value-type="float" office:value="275.078" calcext:value-type="float">
            <text:p>275.078</text:p>
          </table:table-cell>
          <table:table-cell office:value-type="float" office:value="1149.891" calcext:value-type="float">
            <text:p>1149.891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034" calcext:value-type="float">
            <text:p>0.034</text:p>
          </table:table-cell>
          <table:table-cell office:value-type="float" office:value="1477.588" calcext:value-type="float">
            <text:p>1477.58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1614.307" calcext:value-type="float">
            <text:p>1614.307</text:p>
          </table:table-cell>
          <table:table-cell office:value-type="float" office:value="261.646" calcext:value-type="float">
            <text:p>261.646</text:p>
          </table:table-cell>
          <table:table-cell office:value-type="float" office:value="58645.211" calcext:value-type="float">
            <text:p>58645.211</text:p>
          </table:table-cell>
          <table:table-cell office:value-type="float" office:value="15.816" calcext:value-type="float">
            <text:p>15.8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" calcext:value-type="float">
            <text:p>0.13</text:p>
          </table:table-cell>
          <table:table-cell office:value-type="float" office:value="60582.641" calcext:value-type="float">
            <text:p>60582.641</text:p>
          </table:table-cell>
          <table:table-cell/>
          <table:table-cell office:value-type="float" office:value="38.274" calcext:value-type="float">
            <text:p>38.274</text:p>
          </table:table-cell>
          <table:table-cell office:value-type="float" office:value="0.057" calcext:value-type="float">
            <text:p>0.057</text:p>
          </table:table-cell>
          <table:table-cell office:value-type="float" office:value="270.55" calcext:value-type="float">
            <text:p>270.55</text:p>
          </table:table-cell>
          <table:table-cell office:value-type="float" office:value="1107.655" calcext:value-type="float">
            <text:p>1107.655</text:p>
          </table:table-cell>
          <table:table-cell office:value-type="float" office:value="15.629" calcext:value-type="float">
            <text:p>15.629</text:p>
          </table:table-cell>
          <table:table-cell office:value-type="float" office:value="0.019" calcext:value-type="float">
            <text:p>0.019</text:p>
          </table:table-cell>
          <table:table-cell office:value-type="float" office:value="1429.419" calcext:value-type="float">
            <text:p>1429.41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1616.678" calcext:value-type="float">
            <text:p>1616.678</text:p>
          </table:table-cell>
          <table:table-cell office:value-type="float" office:value="262.7" calcext:value-type="float">
            <text:p>262.7</text:p>
          </table:table-cell>
          <table:table-cell office:value-type="float" office:value="58496.684" calcext:value-type="float">
            <text:p>58496.684</text:p>
          </table:table-cell>
          <table:table-cell office:value-type="float" office:value="15.938" calcext:value-type="float">
            <text:p>15.938</text:p>
          </table:table-cell>
          <table:table-cell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.198" calcext:value-type="float">
            <text:p>0.198</text:p>
          </table:table-cell>
          <table:table-cell office:value-type="float" office:value="60438.484" calcext:value-type="float">
            <text:p>60438.484</text:p>
          </table:table-cell>
          <table:table-cell/>
          <table:table-cell office:value-type="float" office:value="38.989" calcext:value-type="float">
            <text:p>38.989</text:p>
          </table:table-cell>
          <table:table-cell office:value-type="float" office:value="0.048" calcext:value-type="float">
            <text:p>0.048</text:p>
          </table:table-cell>
          <table:table-cell office:value-type="float" office:value="271.634" calcext:value-type="float">
            <text:p>271.634</text:p>
          </table:table-cell>
          <table:table-cell office:value-type="float" office:value="907.833" calcext:value-type="float">
            <text:p>907.833</text:p>
          </table:table-cell>
          <table:table-cell office:value-type="float" office:value="15.762" calcext:value-type="float">
            <text:p>15.762</text:p>
          </table:table-cell>
          <table:table-cell office:value-type="float" office:value="0.038" calcext:value-type="float">
            <text:p>0.038</text:p>
          </table:table-cell>
          <table:table-cell office:value-type="float" office:value="1231.215" calcext:value-type="float">
            <text:p>1231.21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1613.027" calcext:value-type="float">
            <text:p>1613.027</text:p>
          </table:table-cell>
          <table:table-cell office:value-type="float" office:value="256.642" calcext:value-type="float">
            <text:p>256.642</text:p>
          </table:table-cell>
          <table:table-cell office:value-type="float" office:value="58520.488" calcext:value-type="float">
            <text:p>58520.488</text:p>
          </table:table-cell>
          <table:table-cell office:value-type="float" office:value="15.934" calcext:value-type="float">
            <text:p>15.934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9" calcext:value-type="float">
            <text:p>0.149</text:p>
          </table:table-cell>
          <table:table-cell office:value-type="float" office:value="60454.328" calcext:value-type="float">
            <text:p>60454.328</text:p>
          </table:table-cell>
          <table:table-cell/>
          <table:table-cell office:value-type="float" office:value="39.204" calcext:value-type="float">
            <text:p>39.204</text:p>
          </table:table-cell>
          <table:table-cell office:value-type="float" office:value="0.065" calcext:value-type="float">
            <text:p>0.065</text:p>
          </table:table-cell>
          <table:table-cell office:value-type="float" office:value="265.422" calcext:value-type="float">
            <text:p>265.422</text:p>
          </table:table-cell>
          <table:table-cell office:value-type="float" office:value="1251.568" calcext:value-type="float">
            <text:p>1251.568</text:p>
          </table:table-cell>
          <table:table-cell office:value-type="float" office:value="15.751" calcext:value-type="float">
            <text:p>15.751</text:p>
          </table:table-cell>
          <table:table-cell office:value-type="float" office:value="0.042" calcext:value-type="float">
            <text:p>0.042</text:p>
          </table:table-cell>
          <table:table-cell office:value-type="float" office:value="1568.446" calcext:value-type="float">
            <text:p>1568.44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1716.073" calcext:value-type="float">
            <text:p>1716.073</text:p>
          </table:table-cell>
          <table:table-cell office:value-type="float" office:value="263.709" calcext:value-type="float">
            <text:p>263.709</text:p>
          </table:table-cell>
          <table:table-cell office:value-type="float" office:value="58516.082" calcext:value-type="float">
            <text:p>58516.082</text:p>
          </table:table-cell>
          <table:table-cell office:value-type="float" office:value="15.831" calcext:value-type="float">
            <text:p>15.8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8" calcext:value-type="float">
            <text:p>0.088</text:p>
          </table:table-cell>
          <table:table-cell office:value-type="float" office:value="60556.559" calcext:value-type="float">
            <text:p>60556.559</text:p>
          </table:table-cell>
          <table:table-cell/>
          <table:table-cell office:value-type="float" office:value="37.659" calcext:value-type="float">
            <text:p>37.659</text:p>
          </table:table-cell>
          <table:table-cell office:value-type="float" office:value="0.041" calcext:value-type="float">
            <text:p>0.041</text:p>
          </table:table-cell>
          <table:table-cell office:value-type="float" office:value="272.857" calcext:value-type="float">
            <text:p>272.857</text:p>
          </table:table-cell>
          <table:table-cell office:value-type="float" office:value="1437.088" calcext:value-type="float">
            <text:p>1437.088</text:p>
          </table:table-cell>
          <table:table-cell office:value-type="float" office:value="15.636" calcext:value-type="float">
            <text:p>15.636</text:p>
          </table:table-cell>
          <table:table-cell office:value-type="float" office:value="0.027" calcext:value-type="float">
            <text:p>0.027</text:p>
          </table:table-cell>
          <table:table-cell office:value-type="float" office:value="1761.571" calcext:value-type="float">
            <text:p>1761.57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631.108" calcext:value-type="float">
            <text:p>1631.108</text:p>
          </table:table-cell>
          <table:table-cell office:value-type="float" office:value="264.11" calcext:value-type="float">
            <text:p>264.11</text:p>
          </table:table-cell>
          <table:table-cell office:value-type="float" office:value="14180.939" calcext:value-type="float">
            <text:p>14180.939</text:p>
          </table:table-cell>
          <table:table-cell office:value-type="float" office:value="22.545" calcext:value-type="float">
            <text:p>22.54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4" calcext:value-type="float">
            <text:p>0.134</text:p>
          </table:table-cell>
          <table:table-cell office:value-type="float" office:value="0.202" calcext:value-type="float">
            <text:p>0.202</text:p>
          </table:table-cell>
          <table:table-cell office:value-type="float" office:value="16147.051" calcext:value-type="float">
            <text:p>16147.051</text:p>
          </table:table-cell>
          <table:table-cell/>
          <table:table-cell office:value-type="float" office:value="42.454" calcext:value-type="float">
            <text:p>42.454</text:p>
          </table:table-cell>
          <table:table-cell office:value-type="float" office:value="0.1" calcext:value-type="float">
            <text:p>0.1</text:p>
          </table:table-cell>
          <table:table-cell office:value-type="float" office:value="273.792" calcext:value-type="float">
            <text:p>273.792</text:p>
          </table:table-cell>
          <table:table-cell office:value-type="float" office:value="39" calcext:value-type="float">
            <text:p>39</text:p>
          </table:table-cell>
          <table:table-cell office:value-type="float" office:value="22.427" calcext:value-type="float">
            <text:p>22.427</text:p>
          </table:table-cell>
          <table:table-cell office:value-type="float" office:value="0.053" calcext:value-type="float">
            <text:p>0.053</text:p>
          </table:table-cell>
          <table:table-cell office:value-type="float" office:value="373.243" calcext:value-type="float">
            <text:p>373.24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688.745" calcext:value-type="float">
            <text:p>1688.745</text:p>
          </table:table-cell>
          <table:table-cell office:value-type="float" office:value="264.283" calcext:value-type="float">
            <text:p>264.283</text:p>
          </table:table-cell>
          <table:table-cell office:value-type="float" office:value="14178.508" calcext:value-type="float">
            <text:p>14178.508</text:p>
          </table:table-cell>
          <table:table-cell office:value-type="float" office:value="22.316" calcext:value-type="float">
            <text:p>22.3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" calcext:value-type="float">
            <text:p>0.13</text:p>
          </table:table-cell>
          <table:table-cell office:value-type="float" office:value="16210.682" calcext:value-type="float">
            <text:p>16210.682</text:p>
          </table:table-cell>
          <table:table-cell/>
          <table:table-cell office:value-type="float" office:value="45.662" calcext:value-type="float">
            <text:p>45.662</text:p>
          </table:table-cell>
          <table:table-cell office:value-type="float" office:value="0.104" calcext:value-type="float">
            <text:p>0.104</text:p>
          </table:table-cell>
          <table:table-cell office:value-type="float" office:value="274.102" calcext:value-type="float">
            <text:p>274.102</text:p>
          </table:table-cell>
          <table:table-cell office:value-type="float" office:value="41.838" calcext:value-type="float">
            <text:p>41.838</text:p>
          </table:table-cell>
          <table:table-cell office:value-type="float" office:value="22.198" calcext:value-type="float">
            <text:p>22.198</text:p>
          </table:table-cell>
          <table:table-cell office:value-type="float" office:value="0.05" calcext:value-type="float">
            <text:p>0.05</text:p>
          </table:table-cell>
          <table:table-cell office:value-type="float" office:value="373.008" calcext:value-type="float">
            <text:p>373.00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684.303" calcext:value-type="float">
            <text:p>1684.303</text:p>
          </table:table-cell>
          <table:table-cell office:value-type="float" office:value="262.448" calcext:value-type="float">
            <text:p>262.448</text:p>
          </table:table-cell>
          <table:table-cell office:value-type="float" office:value="14167.515" calcext:value-type="float">
            <text:p>14167.515</text:p>
          </table:table-cell>
          <table:table-cell office:value-type="float" office:value="22.419" calcext:value-type="float">
            <text:p>22.419</text:p>
          </table:table-cell>
          <table:table-cell office:value-type="float" office:value="0.004" calcext:value-type="float">
            <text:p>0.004</text:p>
          </table:table-cell>
          <table:table-cell office:value-type="float" office:value="0.114" calcext:value-type="float">
            <text:p>0.114</text:p>
          </table:table-cell>
          <table:table-cell office:value-type="float" office:value="0.21" calcext:value-type="float">
            <text:p>0.21</text:p>
          </table:table-cell>
          <table:table-cell office:value-type="float" office:value="16193.209" calcext:value-type="float">
            <text:p>16193.209</text:p>
          </table:table-cell>
          <table:table-cell/>
          <table:table-cell office:value-type="float" office:value="46.689" calcext:value-type="float">
            <text:p>46.689</text:p>
          </table:table-cell>
          <table:table-cell office:value-type="float" office:value="0.104" calcext:value-type="float">
            <text:p>0.104</text:p>
          </table:table-cell>
          <table:table-cell office:value-type="float" office:value="271.998" calcext:value-type="float">
            <text:p>271.998</text:p>
          </table:table-cell>
          <table:table-cell office:value-type="float" office:value="30.962" calcext:value-type="float">
            <text:p>30.962</text:p>
          </table:table-cell>
          <table:table-cell office:value-type="float" office:value="22.293" calcext:value-type="float">
            <text:p>22.293</text:p>
          </table:table-cell>
          <table:table-cell office:value-type="float" office:value="0.065" calcext:value-type="float">
            <text:p>0.065</text:p>
          </table:table-cell>
          <table:table-cell office:value-type="float" office:value="363.262" calcext:value-type="float">
            <text:p>363.26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621.268" calcext:value-type="float">
            <text:p>1621.268</text:p>
          </table:table-cell>
          <table:table-cell office:value-type="float" office:value="263.474" calcext:value-type="float">
            <text:p>263.474</text:p>
          </table:table-cell>
          <table:table-cell office:value-type="float" office:value="14171.475" calcext:value-type="float">
            <text:p>14171.475</text:p>
          </table:table-cell>
          <table:table-cell office:value-type="float" office:value="22.421" calcext:value-type="float">
            <text:p>22.421</text:p>
          </table:table-cell>
          <table:table-cell office:value-type="float" office:value="0.004" calcext:value-type="float">
            <text:p>0.00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2" calcext:value-type="float">
            <text:p>0.132</text:p>
          </table:table-cell>
          <table:table-cell office:value-type="float" office:value="16133.116" calcext:value-type="float">
            <text:p>16133.116</text:p>
          </table:table-cell>
          <table:table-cell/>
          <table:table-cell office:value-type="float" office:value="47.507" calcext:value-type="float">
            <text:p>47.507</text:p>
          </table:table-cell>
          <table:table-cell office:value-type="float" office:value="0.089" calcext:value-type="float">
            <text:p>0.089</text:p>
          </table:table-cell>
          <table:table-cell office:value-type="float" office:value="273.166" calcext:value-type="float">
            <text:p>273.166</text:p>
          </table:table-cell>
          <table:table-cell office:value-type="float" office:value="25.436" calcext:value-type="float">
            <text:p>25.436</text:p>
          </table:table-cell>
          <table:table-cell office:value-type="float" office:value="22.324" calcext:value-type="float">
            <text:p>22.324</text:p>
          </table:table-cell>
          <table:table-cell office:value-type="float" office:value="0.053" calcext:value-type="float">
            <text:p>0.053</text:p>
          </table:table-cell>
          <table:table-cell office:value-type="float" office:value="358.474" calcext:value-type="float">
            <text:p>358.47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781.843" calcext:value-type="float">
            <text:p>1781.843</text:p>
          </table:table-cell>
          <table:table-cell office:value-type="float" office:value="262.64" calcext:value-type="float">
            <text:p>262.64</text:p>
          </table:table-cell>
          <table:table-cell office:value-type="float" office:value="14170.344" calcext:value-type="float">
            <text:p>14170.344</text:p>
          </table:table-cell>
          <table:table-cell office:value-type="float" office:value="22.56" calcext:value-type="float">
            <text:p>22.56</text:p>
          </table:table-cell>
          <table:table-cell office:value-type="float" office:value="0.004" calcext:value-type="float">
            <text:p>0.00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89" calcext:value-type="float">
            <text:p>0.189</text:p>
          </table:table-cell>
          <table:table-cell office:value-type="float" office:value="16291.13" calcext:value-type="float">
            <text:p>16291.13</text:p>
          </table:table-cell>
          <table:table-cell/>
          <table:table-cell office:value-type="float" office:value="45.548" calcext:value-type="float">
            <text:p>45.548</text:p>
          </table:table-cell>
          <table:table-cell office:value-type="float" office:value="0.109" calcext:value-type="float">
            <text:p>0.109</text:p>
          </table:table-cell>
          <table:table-cell office:value-type="float" office:value="272.455" calcext:value-type="float">
            <text:p>272.455</text:p>
          </table:table-cell>
          <table:table-cell office:value-type="float" office:value="30.787" calcext:value-type="float">
            <text:p>30.787</text:p>
          </table:table-cell>
          <table:table-cell office:value-type="float" office:value="22.425" calcext:value-type="float">
            <text:p>22.425</text:p>
          </table:table-cell>
          <table:table-cell office:value-type="float" office:value="0.08" calcext:value-type="float">
            <text:p>0.08</text:p>
          </table:table-cell>
          <table:table-cell office:value-type="float" office:value="363.96" calcext:value-type="float">
            <text:p>363.9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office:value-type="float" office:value="1623.267" calcext:value-type="float">
            <text:p>1623.267</text:p>
          </table:table-cell>
          <table:table-cell office:value-type="float" office:value="264.084" calcext:value-type="float">
            <text:p>264.084</text:p>
          </table:table-cell>
          <table:table-cell office:value-type="float" office:value="3489.262" calcext:value-type="float">
            <text:p>3489.262</text:p>
          </table:table-cell>
          <table:table-cell office:value-type="float" office:value="35.883" calcext:value-type="float">
            <text:p>35.883</text:p>
          </table:table-cell>
          <table:table-cell office:value-type="float" office:value="0.002" calcext:value-type="float">
            <text:p>0.002</text:p>
          </table:table-cell>
          <table:table-cell office:value-type="float" office:value="0.189" calcext:value-type="float">
            <text:p>0.189</text:p>
          </table:table-cell>
          <table:table-cell office:value-type="float" office:value="0.102" calcext:value-type="float">
            <text:p>0.102</text:p>
          </table:table-cell>
          <table:table-cell office:value-type="float" office:value="5471.927" calcext:value-type="float">
            <text:p>5471.927</text:p>
          </table:table-cell>
          <table:table-cell/>
          <table:table-cell office:value-type="float" office:value="51.314" calcext:value-type="float">
            <text:p>51.314</text:p>
          </table:table-cell>
          <table:table-cell office:value-type="float" office:value="0.099" calcext:value-type="float">
            <text:p>0.099</text:p>
          </table:table-cell>
          <table:table-cell office:value-type="float" office:value="274.721" calcext:value-type="float">
            <text:p>274.721</text:p>
          </table:table-cell>
          <table:table-cell office:value-type="float" office:value="18.647" calcext:value-type="float">
            <text:p>18.647</text:p>
          </table:table-cell>
          <table:table-cell office:value-type="float" office:value="35.87" calcext:value-type="float">
            <text:p>35.87</text:p>
          </table:table-cell>
          <table:table-cell office:value-type="float" office:value="0.07" calcext:value-type="float">
            <text:p>0.07</text:p>
          </table:table-cell>
          <table:table-cell office:value-type="float" office:value="375.452" calcext:value-type="float">
            <text:p>375.45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office:value-type="float" office:value="1650.274" calcext:value-type="float">
            <text:p>1650.274</text:p>
          </table:table-cell>
          <table:table-cell office:value-type="float" office:value="262.924" calcext:value-type="float">
            <text:p>262.924</text:p>
          </table:table-cell>
          <table:table-cell office:value-type="float" office:value="3518.998" calcext:value-type="float">
            <text:p>3518.998</text:p>
          </table:table-cell>
          <table:table-cell office:value-type="float" office:value="35.479" calcext:value-type="float">
            <text:p>35.479</text:p>
          </table:table-cell>
          <table:table-cell office:value-type="float" office:value="0.002" calcext:value-type="float">
            <text:p>0.00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1" calcext:value-type="float">
            <text:p>0.131</text:p>
          </table:table-cell>
          <table:table-cell office:value-type="float" office:value="5529.312" calcext:value-type="float">
            <text:p>5529.312</text:p>
          </table:table-cell>
          <table:table-cell/>
          <table:table-cell office:value-type="float" office:value="52.62" calcext:value-type="float">
            <text:p>52.62</text:p>
          </table:table-cell>
          <table:table-cell office:value-type="float" office:value="0.095" calcext:value-type="float">
            <text:p>0.095</text:p>
          </table:table-cell>
          <table:table-cell office:value-type="float" office:value="273.8" calcext:value-type="float">
            <text:p>273.8</text:p>
          </table:table-cell>
          <table:table-cell office:value-type="float" office:value="44.968" calcext:value-type="float">
            <text:p>44.968</text:p>
          </table:table-cell>
          <table:table-cell office:value-type="float" office:value="35.418" calcext:value-type="float">
            <text:p>35.418</text:p>
          </table:table-cell>
          <table:table-cell office:value-type="float" office:value="0.096" calcext:value-type="float">
            <text:p>0.096</text:p>
          </table:table-cell>
          <table:table-cell office:value-type="float" office:value="398.136" calcext:value-type="float">
            <text:p>398.13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office:value-type="float" office:value="1689.441" calcext:value-type="float">
            <text:p>1689.441</text:p>
          </table:table-cell>
          <table:table-cell office:value-type="float" office:value="263.034" calcext:value-type="float">
            <text:p>263.034</text:p>
          </table:table-cell>
          <table:table-cell office:value-type="float" office:value="3504.32" calcext:value-type="float">
            <text:p>3504.32</text:p>
          </table:table-cell>
          <table:table-cell office:value-type="float" office:value="35.917" calcext:value-type="float">
            <text:p>35.9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" calcext:value-type="float">
            <text:p>0.17</text:p>
          </table:table-cell>
          <table:table-cell office:value-type="float" office:value="0.135" calcext:value-type="float">
            <text:p>0.135</text:p>
          </table:table-cell>
          <table:table-cell office:value-type="float" office:value="5556.91" calcext:value-type="float">
            <text:p>5556.91</text:p>
          </table:table-cell>
          <table:table-cell/>
          <table:table-cell office:value-type="float" office:value="53.166" calcext:value-type="float">
            <text:p>53.166</text:p>
          </table:table-cell>
          <table:table-cell office:value-type="float" office:value="0.095" calcext:value-type="float">
            <text:p>0.095</text:p>
          </table:table-cell>
          <table:table-cell office:value-type="float" office:value="274.161" calcext:value-type="float">
            <text:p>274.161</text:p>
          </table:table-cell>
          <table:table-cell office:value-type="float" office:value="41.717" calcext:value-type="float">
            <text:p>41.717</text:p>
          </table:table-cell>
          <table:table-cell office:value-type="float" office:value="35.91" calcext:value-type="float">
            <text:p>35.91</text:p>
          </table:table-cell>
          <table:table-cell office:value-type="float" office:value="0.177" calcext:value-type="float">
            <text:p>0.177</text:p>
          </table:table-cell>
          <table:table-cell office:value-type="float" office:value="393.648" calcext:value-type="float">
            <text:p>393.64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office:value-type="float" office:value="1707.023" calcext:value-type="float">
            <text:p>1707.023</text:p>
          </table:table-cell>
          <table:table-cell office:value-type="float" office:value="263.005" calcext:value-type="float">
            <text:p>263.005</text:p>
          </table:table-cell>
          <table:table-cell office:value-type="float" office:value="3500.014" calcext:value-type="float">
            <text:p>3500.014</text:p>
          </table:table-cell>
          <table:table-cell office:value-type="float" office:value="35.588" calcext:value-type="float">
            <text:p>35.588</text:p>
          </table:table-cell>
          <table:table-cell office:value-type="float" office:value="0.002" calcext:value-type="float">
            <text:p>0.00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91" calcext:value-type="float">
            <text:p>0.191</text:p>
          </table:table-cell>
          <table:table-cell office:value-type="float" office:value="5572.177" calcext:value-type="float">
            <text:p>5572.177</text:p>
          </table:table-cell>
          <table:table-cell/>
          <table:table-cell office:value-type="float" office:value="54.146" calcext:value-type="float">
            <text:p>54.146</text:p>
          </table:table-cell>
          <table:table-cell office:value-type="float" office:value="0.096" calcext:value-type="float">
            <text:p>0.096</text:p>
          </table:table-cell>
          <table:table-cell office:value-type="float" office:value="274.201" calcext:value-type="float">
            <text:p>274.201</text:p>
          </table:table-cell>
          <table:table-cell office:value-type="float" office:value="27.415" calcext:value-type="float">
            <text:p>27.415</text:p>
          </table:table-cell>
          <table:table-cell office:value-type="float" office:value="35.574" calcext:value-type="float">
            <text:p>35.574</text:p>
          </table:table-cell>
          <table:table-cell office:value-type="float" office:value="0.117" calcext:value-type="float">
            <text:p>0.117</text:p>
          </table:table-cell>
          <table:table-cell office:value-type="float" office:value="385.162" calcext:value-type="float">
            <text:p>385.16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office:value-type="float" office:value="1620.2" calcext:value-type="float">
            <text:p>1620.2</text:p>
          </table:table-cell>
          <table:table-cell office:value-type="float" office:value="264.288" calcext:value-type="float">
            <text:p>264.288</text:p>
          </table:table-cell>
          <table:table-cell office:value-type="float" office:value="3514.52" calcext:value-type="float">
            <text:p>3514.52</text:p>
          </table:table-cell>
          <table:table-cell office:value-type="float" office:value="35.886" calcext:value-type="float">
            <text:p>35.886</text:p>
          </table:table-cell>
          <table:table-cell office:value-type="float" office:value="0.002" calcext:value-type="float">
            <text:p>0.00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02" calcext:value-type="float">
            <text:p>0.102</text:p>
          </table:table-cell>
          <table:table-cell office:value-type="float" office:value="5494.528" calcext:value-type="float">
            <text:p>5494.528</text:p>
          </table:table-cell>
          <table:table-cell/>
          <table:table-cell office:value-type="float" office:value="50.836" calcext:value-type="float">
            <text:p>50.836</text:p>
          </table:table-cell>
          <table:table-cell office:value-type="float" office:value="0.099" calcext:value-type="float">
            <text:p>0.099</text:p>
          </table:table-cell>
          <table:table-cell office:value-type="float" office:value="274.92" calcext:value-type="float">
            <text:p>274.92</text:p>
          </table:table-cell>
          <table:table-cell office:value-type="float" office:value="44.977" calcext:value-type="float">
            <text:p>44.977</text:p>
          </table:table-cell>
          <table:table-cell office:value-type="float" office:value="35.875" calcext:value-type="float">
            <text:p>35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400.359" calcext:value-type="float">
            <text:p>400.35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1554.439" calcext:value-type="float">
            <text:p>1554.439</text:p>
          </table:table-cell>
          <table:table-cell office:value-type="float" office:value="232.587" calcext:value-type="float">
            <text:p>232.587</text:p>
          </table:table-cell>
          <table:table-cell office:value-type="float" office:value="3932847.75" calcext:value-type="float">
            <text:p>3932847.75</text:p>
          </table:table-cell>
          <table:table-cell office:value-type="float" office:value="4.15" calcext:value-type="float">
            <text:p>4.15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office:value-type="float" office:value="3934681.75" calcext:value-type="float">
            <text:p>3934681.75</text:p>
          </table:table-cell>
          <table:table-cell/>
          <table:table-cell office:value-type="float" office:value="33.289" calcext:value-type="float">
            <text:p>33.289</text:p>
          </table:table-cell>
          <table:table-cell office:value-type="float" office:value="0.011" calcext:value-type="float">
            <text:p>0.011</text:p>
          </table:table-cell>
          <table:table-cell office:value-type="float" office:value="7.466" calcext:value-type="float">
            <text:p>7.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766" calcext:value-type="float">
            <text:p>40.76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1390.387" calcext:value-type="float">
            <text:p>1390.387</text:p>
          </table:table-cell>
          <table:table-cell office:value-type="float" office:value="231.524" calcext:value-type="float">
            <text:p>231.524</text:p>
          </table:table-cell>
          <table:table-cell office:value-type="float" office:value="3923313.5" calcext:value-type="float">
            <text:p>3923313.5</text:p>
          </table:table-cell>
          <table:table-cell office:value-type="float" office:value="4.395" calcext:value-type="float">
            <text:p>4.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3924983" calcext:value-type="float">
            <text:p>3924983</text:p>
          </table:table-cell>
          <table:table-cell/>
          <table:table-cell office:value-type="float" office:value="33.885" calcext:value-type="float">
            <text:p>33.885</text:p>
          </table:table-cell>
          <table:table-cell office:value-type="float" office:value="0.011" calcext:value-type="float">
            <text:p>0.011</text:p>
          </table:table-cell>
          <table:table-cell office:value-type="float" office:value="7.41" calcext:value-type="float">
            <text:p>7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306" calcext:value-type="float">
            <text:p>41.3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1551.306" calcext:value-type="float">
            <text:p>1551.306</text:p>
          </table:table-cell>
          <table:table-cell office:value-type="float" office:value="232.2" calcext:value-type="float">
            <text:p>232.2</text:p>
          </table:table-cell>
          <table:table-cell office:value-type="float" office:value="3949171.75" calcext:value-type="float">
            <text:p>3949171.75</text:p>
          </table:table-cell>
          <table:table-cell office:value-type="float" office:value="4.395" calcext:value-type="float">
            <text:p>4.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3951002" calcext:value-type="float">
            <text:p>3951002</text:p>
          </table:table-cell>
          <table:table-cell/>
          <table:table-cell office:value-type="float" office:value="33.488" calcext:value-type="float">
            <text:p>33.488</text:p>
          </table:table-cell>
          <table:table-cell office:value-type="float" office:value="0.01" calcext:value-type="float">
            <text:p>0.01</text:p>
          </table:table-cell>
          <table:table-cell office:value-type="float" office:value="7.495" calcext:value-type="float">
            <text:p>7.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993" calcext:value-type="float">
            <text:p>40.99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1533.055" calcext:value-type="float">
            <text:p>1533.055</text:p>
          </table:table-cell>
          <table:table-cell office:value-type="float" office:value="231.012" calcext:value-type="float">
            <text:p>231.012</text:p>
          </table:table-cell>
          <table:table-cell office:value-type="float" office:value="3934516" calcext:value-type="float">
            <text:p>3934516</text:p>
          </table:table-cell>
          <table:table-cell office:value-type="float" office:value="4.15" calcext:value-type="float">
            <text:p>4.15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office:value-type="float" office:value="3936331" calcext:value-type="float">
            <text:p>3936331</text:p>
          </table:table-cell>
          <table:table-cell/>
          <table:table-cell office:value-type="float" office:value="36.872" calcext:value-type="float">
            <text:p>36.872</text:p>
          </table:table-cell>
          <table:table-cell office:value-type="float" office:value="0.01" calcext:value-type="float">
            <text:p>0.01</text:p>
          </table:table-cell>
          <table:table-cell office:value-type="float" office:value="7.578" calcext:value-type="float">
            <text:p>7.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46" calcext:value-type="float">
            <text:p>44.4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1441.632" calcext:value-type="float">
            <text:p>1441.632</text:p>
          </table:table-cell>
          <table:table-cell office:value-type="float" office:value="265.955" calcext:value-type="float">
            <text:p>265.955</text:p>
          </table:table-cell>
          <table:table-cell office:value-type="float" office:value="3919620.5" calcext:value-type="float">
            <text:p>3919620.5</text:p>
          </table:table-cell>
          <table:table-cell office:value-type="float" office:value="4.395" calcext:value-type="float">
            <text:p>4.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3921373.75" calcext:value-type="float">
            <text:p>3921373.75</text:p>
          </table:table-cell>
          <table:table-cell/>
          <table:table-cell office:value-type="float" office:value="31.273" calcext:value-type="float">
            <text:p>31.273</text:p>
          </table:table-cell>
          <table:table-cell office:value-type="float" office:value="0.011" calcext:value-type="float">
            <text:p>0.011</text:p>
          </table:table-cell>
          <table:table-cell office:value-type="float" office:value="8.201" calcext:value-type="float">
            <text:p>8.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485" calcext:value-type="float">
            <text:p>39.485</text:p>
          </table:table-cell>
        </table:table-row>
      </table:table>
      <table:table table:name="C-sequential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rogram setup -----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ing files -----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ing header ----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cating memory -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ing dimensions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ing points ----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Finding closest pair</text:p>
          </table:table-cell>
          <table:table-cell table:number-columns-repeated="4" office:value-type="float" office:value="430" calcext:value-type="float">
            <text:p>430</text:p>
          </table:table-cell>
          <table:table-cell office:value-type="float" office:value="460" calcext:value-type="float">
            <text:p>460</text:p>
          </table:table-cell>
          <table:table-cell office:value-type="float" office:value="43290" calcext:value-type="float">
            <text:p>43290</text:p>
          </table:table-cell>
          <table:table-cell office:value-type="float" office:value="43320" calcext:value-type="float">
            <text:p>43320</text:p>
          </table:table-cell>
          <table:table-cell office:value-type="float" office:value="47200" calcext:value-type="float">
            <text:p>47200</text:p>
          </table:table-cell>
          <table:table-cell office:value-type="float" office:value="43460" calcext:value-type="float">
            <text:p>43460</text:p>
          </table:table-cell>
          <table:table-cell office:value-type="float" office:value="45750" calcext:value-type="float">
            <text:p>45750</text:p>
          </table:table-cell>
          <table:table-cell office:value-type="float" office:value="4508600" calcext:value-type="float">
            <text:p>4508600</text:p>
          </table:table-cell>
          <table:table-cell office:value-type="float" office:value="4505550" calcext:value-type="float">
            <text:p>4505550</text:p>
          </table:table-cell>
          <table:table-cell office:value-type="float" office:value="4515420" calcext:value-type="float">
            <text:p>4515420</text:p>
          </table:table-cell>
          <table:table-cell office:value-type="float" office:value="4802120" calcext:value-type="float">
            <text:p>4802120</text:p>
          </table:table-cell>
          <table:table-cell office:value-type="float" office:value="4825440" calcext:value-type="float">
            <text:p>4825440</text:p>
          </table:table-cell>
        </table:table-row>
        <table:table-row table:style-name="ro1">
          <table:table-cell office:value-type="string" calcext:value-type="string">
            <text:p>Writing output file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ning up -------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matrix-columns-spanned="9" table:number-matrix-rows-spanned="16" table:formula="of:=TRANSPOSE([.A1:.P9])" office:value-type="string" office:string-value="Program setup -----" calcext:value-type="string">
            <text:p>Program setup -----</text:p>
          </table:table-cell>
          <table:table-cell office:value-type="string" office:string-value="Opening files -----" calcext:value-type="string">
            <text:p>Opening files -----</text:p>
          </table:table-cell>
          <table:table-cell office:value-type="string" office:string-value="Reading header ----" calcext:value-type="string">
            <text:p>Reading header ----</text:p>
          </table:table-cell>
          <table:table-cell office:value-type="string" office:string-value="Allocating memory -" calcext:value-type="string">
            <text:p>Allocating memory -</text:p>
          </table:table-cell>
          <table:table-cell office:value-type="string" office:string-value="Reading dimensions" calcext:value-type="string">
            <text:p>Reading dimensions</text:p>
          </table:table-cell>
          <table:table-cell office:value-type="string" office:string-value="Reading points ----" calcext:value-type="string">
            <text:p>Reading points ----</text:p>
          </table:table-cell>
          <table:table-cell office:value-type="string" office:string-value="Finding closest pair" calcext:value-type="string">
            <text:p>Finding closest pair</text:p>
          </table:table-cell>
          <table:table-cell office:value-type="string" office:string-value="Writing output file" calcext:value-type="string">
            <text:p>Writing output file</text:p>
          </table:table-cell>
          <table:table-cell office:value-type="string" office:string-value="Cleaning up -------" calcext:value-type="string">
            <text:p>Cleaning up -------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p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A12:.I12])" office:value-type="float" office:value="430" calcext:value-type="float">
            <text:p>43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A13:.I13])" office:value-type="float" office:value="430" calcext:value-type="float">
            <text:p>43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A14:.I14])" office:value-type="float" office:value="430" calcext:value-type="float">
            <text:p>43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A15:.I15])" office:value-type="float" office:value="430" calcext:value-type="float">
            <text:p>43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A16:.I16])" office:value-type="float" office:value="460" calcext:value-type="float">
            <text:p>46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3290" calcext:value-type="float">
            <text:p>4329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A17:.I17])" office:value-type="float" office:value="43360" calcext:value-type="float">
            <text:p>4336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3320" calcext:value-type="float">
            <text:p>433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A18:.I18])" office:value-type="float" office:value="43390" calcext:value-type="float">
            <text:p>4339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7200" calcext:value-type="float">
            <text:p>472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A19:.I19])" office:value-type="float" office:value="47280" calcext:value-type="float">
            <text:p>4728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3460" calcext:value-type="float">
            <text:p>4346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A20:.I20])" office:value-type="float" office:value="43530" calcext:value-type="float">
            <text:p>4353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5750" calcext:value-type="float">
            <text:p>457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A21:.I21])" office:value-type="float" office:value="45820" calcext:value-type="float">
            <text:p>4582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4508600" calcext:value-type="float">
            <text:p>45086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A22:.I22])" office:value-type="float" office:value="4509410" calcext:value-type="float">
            <text:p>4509410</text:p>
          </table:table-cell>
          <table:table-cell office:value-type="float" office:value="1000000" calcext:value-type="float">
            <text:p>10000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4505550" calcext:value-type="float">
            <text:p>45055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A23:.I23])" office:value-type="float" office:value="4506380" calcext:value-type="float">
            <text:p>4506380</text:p>
          </table:table-cell>
          <table:table-cell office:value-type="float" office:value="1000000" calcext:value-type="float">
            <text:p>10000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4515420" calcext:value-type="float">
            <text:p>45154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A24:.I24])" office:value-type="float" office:value="4516260" calcext:value-type="float">
            <text:p>4516260</text:p>
          </table:table-cell>
          <table:table-cell office:value-type="float" office:value="1000000" calcext:value-type="float">
            <text:p>10000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4802120" calcext:value-type="float">
            <text:p>48021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A25:.I25])" office:value-type="float" office:value="4802940" calcext:value-type="float">
            <text:p>4802940</text:p>
          </table:table-cell>
          <table:table-cell office:value-type="float" office:value="1000000" calcext:value-type="float">
            <text:p>10000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4825440" calcext:value-type="float">
            <text:p>48254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A26:.I26])" office:value-type="float" office:value="4826280" calcext:value-type="float">
            <text:p>4826280</text:p>
          </table:table-cell>
          <table:table-cell office:value-type="float" office:value="1000000" calcext:value-type="float">
            <text:p>1000000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formula="of:=AVERAGE([.A12:.A16])" office:value-type="float" office:value="0" calcext:value-type="float">
            <text:p>0</text:p>
          </table:table-cell>
          <table:table-cell table:formula="of:=AVERAGE([.B12:.B16])" office:value-type="float" office:value="0" calcext:value-type="float">
            <text:p>0</text:p>
          </table:table-cell>
          <table:table-cell table:formula="of:=AVERAGE([.C12:.C16])" office:value-type="float" office:value="0" calcext:value-type="float">
            <text:p>0</text:p>
          </table:table-cell>
          <table:table-cell table:formula="of:=AVERAGE([.D12:.D16])" office:value-type="float" office:value="0" calcext:value-type="float">
            <text:p>0</text:p>
          </table:table-cell>
          <table:table-cell table:formula="of:=AVERAGE([.E12:.E16])" office:value-type="float" office:value="0" calcext:value-type="float">
            <text:p>0</text:p>
          </table:table-cell>
          <table:table-cell table:formula="of:=AVERAGE([.F12:.F16])" office:value-type="float" office:value="0" calcext:value-type="float">
            <text:p>0</text:p>
          </table:table-cell>
          <table:table-cell table:formula="of:=AVERAGE([.G12:.G16])" office:value-type="float" office:value="436" calcext:value-type="float">
            <text:p>436</text:p>
          </table:table-cell>
          <table:table-cell table:formula="of:=AVERAGE([.H12:.H16])" office:value-type="float" office:value="0" calcext:value-type="float">
            <text:p>0</text:p>
          </table:table-cell>
          <table:table-cell table:formula="of:=AVERAGE([.I12:.I16])" office:value-type="float" office:value="0" calcext:value-type="float">
            <text:p>0</text:p>
          </table:table-cell>
          <table:table-cell table:formula="of:=AVERAGE([.J12:.J16])" office:value-type="float" office:value="436" calcext:value-type="float">
            <text:p>436</text:p>
          </table:table-cell>
          <table:table-cell table:number-columns-repeated="6"/>
        </table:table-row>
        <table:table-row table:style-name="ro1">
          <table:table-cell table:formula="of:=AVERAGE([.A17:.A21])" office:value-type="float" office:value="0" calcext:value-type="float">
            <text:p>0</text:p>
          </table:table-cell>
          <table:table-cell table:formula="of:=AVERAGE([.B17:.B21])" office:value-type="float" office:value="0" calcext:value-type="float">
            <text:p>0</text:p>
          </table:table-cell>
          <table:table-cell table:formula="of:=AVERAGE([.C17:.C21])" office:value-type="float" office:value="0" calcext:value-type="float">
            <text:p>0</text:p>
          </table:table-cell>
          <table:table-cell table:formula="of:=AVERAGE([.D17:.D21])" office:value-type="float" office:value="0" calcext:value-type="float">
            <text:p>0</text:p>
          </table:table-cell>
          <table:table-cell table:formula="of:=AVERAGE([.E17:.E21])" office:value-type="float" office:value="0" calcext:value-type="float">
            <text:p>0</text:p>
          </table:table-cell>
          <table:table-cell table:formula="of:=AVERAGE([.F17:.F21])" office:value-type="float" office:value="72" calcext:value-type="float">
            <text:p>72</text:p>
          </table:table-cell>
          <table:table-cell table:formula="of:=AVERAGE([.G17:.G21])" office:value-type="float" office:value="44604" calcext:value-type="float">
            <text:p>44604</text:p>
          </table:table-cell>
          <table:table-cell table:formula="of:=AVERAGE([.H17:.H21])" office:value-type="float" office:value="0" calcext:value-type="float">
            <text:p>0</text:p>
          </table:table-cell>
          <table:table-cell table:formula="of:=AVERAGE([.I17:.I21])" office:value-type="float" office:value="0" calcext:value-type="float">
            <text:p>0</text:p>
          </table:table-cell>
          <table:table-cell table:formula="of:=AVERAGE([.J17:.J21])" office:value-type="float" office:value="44676" calcext:value-type="float">
            <text:p>44676</text:p>
          </table:table-cell>
          <table:table-cell table:number-columns-repeated="6"/>
        </table:table-row>
        <table:table-row table:style-name="ro1">
          <table:table-cell table:formula="of:=AVERAGE([.A22:.A26])" office:value-type="float" office:value="0" calcext:value-type="float">
            <text:p>0</text:p>
          </table:table-cell>
          <table:table-cell table:formula="of:=AVERAGE([.B22:.B26])" office:value-type="float" office:value="0" calcext:value-type="float">
            <text:p>0</text:p>
          </table:table-cell>
          <table:table-cell table:formula="of:=AVERAGE([.C22:.C26])" office:value-type="float" office:value="0" calcext:value-type="float">
            <text:p>0</text:p>
          </table:table-cell>
          <table:table-cell table:formula="of:=AVERAGE([.D22:.D26])" office:value-type="float" office:value="0" calcext:value-type="float">
            <text:p>0</text:p>
          </table:table-cell>
          <table:table-cell table:formula="of:=AVERAGE([.E22:.E26])" office:value-type="float" office:value="0" calcext:value-type="float">
            <text:p>0</text:p>
          </table:table-cell>
          <table:table-cell table:formula="of:=AVERAGE([.F22:.F26])" office:value-type="float" office:value="822" calcext:value-type="float">
            <text:p>822</text:p>
          </table:table-cell>
          <table:table-cell table:formula="of:=AVERAGE([.G22:.G26])" office:value-type="float" office:value="4631426" calcext:value-type="float">
            <text:p>4631426</text:p>
          </table:table-cell>
          <table:table-cell table:formula="of:=AVERAGE([.H22:.H26])" office:value-type="float" office:value="0" calcext:value-type="float">
            <text:p>0</text:p>
          </table:table-cell>
          <table:table-cell table:formula="of:=AVERAGE([.I22:.I26])" office:value-type="float" office:value="6" calcext:value-type="float">
            <text:p>6</text:p>
          </table:table-cell>
          <table:table-cell table:formula="of:=AVERAGE([.J22:.J26])" office:value-type="float" office:value="4632254" calcext:value-type="float">
            <text:p>4632254</text:p>
          </table:table-cell>
          <table:table-cell table:number-columns-repeated="6"/>
        </table:table-row>
      </table:table>
      <table:table table:name="C-parallel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ranks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mpiinit</text:p>
          </table:table-cell>
          <table:table-cell office:value-type="string" calcext:value-type="string">
            <text:p>open file</text:p>
          </table:table-cell>
          <table:table-cell office:value-type="string" calcext:value-type="string">
            <text:p>read header</text:p>
          </table:table-cell>
          <table:table-cell office:value-type="string" calcext:value-type="string">
            <text:p>allocate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read points</text:p>
          </table:table-cell>
          <table:table-cell office:value-type="string" calcext:value-type="string">
            <text:p>sort points</text:p>
          </table:table-cell>
          <table:table-cell office:value-type="string" calcext:value-type="string">
            <text:p>closest pair</text:p>
          </table:table-cell>
          <table:table-cell office:value-type="string" calcext:value-type="string">
            <text:p>write output</text:p>
          </table:table-cell>
          <table:table-cell office:value-type="string" calcext:value-type="string">
            <text:p>cleanup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np</text:p>
          </table:table-cell>
          <table:table-cell office:value-type="string" calcext:value-type="string">
            <text:p>ranks</text:p>
          </table:table-cell>
          <table:table-cell office:value-type="string" calcext:value-type="string">
            <text:p>lambda_i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loses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mpiini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[.A2]" office:value-type="float" office:value="10000" calcext:value-type="float">
            <text:p>10000</text:p>
          </table:table-cell>
          <table:table-cell table:formula="of:=[.B2]" office:value-type="float" office:value="1" calcext:value-type="float">
            <text:p>1</text:p>
          </table:table-cell>
          <table:table-cell table:formula="of:=SUM([.C2];[.E2:.I2])" office:value-type="float" office:value="20" calcext:value-type="float">
            <text:p>20</text:p>
          </table:table-cell>
          <table:table-cell table:formula="of:=[.J2]" office:value-type="float" office:value="0" calcext:value-type="float">
            <text:p>0</text:p>
          </table:table-cell>
          <table:table-cell table:formula="of:=[.K2]" office:value-type="float" office:value="460" calcext:value-type="float">
            <text:p>460</text:p>
          </table:table-cell>
          <table:table-cell table:formula="of:=[.L2]" office:value-type="float" office:value="0" calcext:value-type="float">
            <text:p>0</text:p>
          </table:table-cell>
          <table:table-cell table:formula="of:=[.N2]" office:value-type="float" office:value="500" calcext:value-type="float">
            <text:p>500</text:p>
          </table:table-cell>
          <table:table-cell/>
          <table:table-cell table:formula="of:=[.D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formula="of:=[.A3]" office:value-type="float" office:value="10000" calcext:value-type="float">
            <text:p>10000</text:p>
          </table:table-cell>
          <table:table-cell table:formula="of:=[.B3]" office:value-type="float" office:value="1" calcext:value-type="float">
            <text:p>1</text:p>
          </table:table-cell>
          <table:table-cell table:formula="of:=SUM([.C3];[.E3:.I3])" office:value-type="float" office:value="20" calcext:value-type="float">
            <text:p>20</text:p>
          </table:table-cell>
          <table:table-cell table:formula="of:=[.J3]" office:value-type="float" office:value="0" calcext:value-type="float">
            <text:p>0</text:p>
          </table:table-cell>
          <table:table-cell table:formula="of:=[.K3]" office:value-type="float" office:value="470" calcext:value-type="float">
            <text:p>470</text:p>
          </table:table-cell>
          <table:table-cell table:formula="of:=[.L3]" office:value-type="float" office:value="0" calcext:value-type="float">
            <text:p>0</text:p>
          </table:table-cell>
          <table:table-cell table:formula="of:=[.N3]" office:value-type="float" office:value="510" calcext:value-type="float">
            <text:p>510</text:p>
          </table:table-cell>
          <table:table-cell/>
          <table:table-cell table:formula="of:=[.D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formula="of:=[.A4]" office:value-type="float" office:value="10000" calcext:value-type="float">
            <text:p>10000</text:p>
          </table:table-cell>
          <table:table-cell table:formula="of:=[.B4]" office:value-type="float" office:value="1" calcext:value-type="float">
            <text:p>1</text:p>
          </table:table-cell>
          <table:table-cell table:formula="of:=SUM([.C4];[.E4:.I4])" office:value-type="float" office:value="20" calcext:value-type="float">
            <text:p>20</text:p>
          </table:table-cell>
          <table:table-cell table:formula="of:=[.J4]" office:value-type="float" office:value="0" calcext:value-type="float">
            <text:p>0</text:p>
          </table:table-cell>
          <table:table-cell table:formula="of:=[.K4]" office:value-type="float" office:value="470" calcext:value-type="float">
            <text:p>470</text:p>
          </table:table-cell>
          <table:table-cell table:formula="of:=[.L4]" office:value-type="float" office:value="0" calcext:value-type="float">
            <text:p>0</text:p>
          </table:table-cell>
          <table:table-cell table:formula="of:=[.N4]" office:value-type="float" office:value="510" calcext:value-type="float">
            <text:p>510</text:p>
          </table:table-cell>
          <table:table-cell/>
          <table:table-cell table:formula="of:=[.D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formula="of:=[.A5]" office:value-type="float" office:value="10000" calcext:value-type="float">
            <text:p>10000</text:p>
          </table:table-cell>
          <table:table-cell table:formula="of:=[.B5]" office:value-type="float" office:value="1" calcext:value-type="float">
            <text:p>1</text:p>
          </table:table-cell>
          <table:table-cell table:formula="of:=SUM([.C5];[.E5:.I5])" office:value-type="float" office:value="10" calcext:value-type="float">
            <text:p>10</text:p>
          </table:table-cell>
          <table:table-cell table:formula="of:=[.J5]" office:value-type="float" office:value="10" calcext:value-type="float">
            <text:p>10</text:p>
          </table:table-cell>
          <table:table-cell table:formula="of:=[.K5]" office:value-type="float" office:value="460" calcext:value-type="float">
            <text:p>460</text:p>
          </table:table-cell>
          <table:table-cell table:formula="of:=[.L5]" office:value-type="float" office:value="0" calcext:value-type="float">
            <text:p>0</text:p>
          </table:table-cell>
          <table:table-cell table:formula="of:=[.N5]" office:value-type="float" office:value="510" calcext:value-type="float">
            <text:p>510</text:p>
          </table:table-cell>
          <table:table-cell/>
          <table:table-cell table:formula="of:=[.D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formula="of:=[.A6]" office:value-type="float" office:value="10000" calcext:value-type="float">
            <text:p>10000</text:p>
          </table:table-cell>
          <table:table-cell table:formula="of:=[.B6]" office:value-type="float" office:value="1" calcext:value-type="float">
            <text:p>1</text:p>
          </table:table-cell>
          <table:table-cell table:formula="of:=SUM([.C6];[.E6:.I6])" office:value-type="float" office:value="10" calcext:value-type="float">
            <text:p>10</text:p>
          </table:table-cell>
          <table:table-cell table:formula="of:=[.J6]" office:value-type="float" office:value="0" calcext:value-type="float">
            <text:p>0</text:p>
          </table:table-cell>
          <table:table-cell table:formula="of:=[.K6]" office:value-type="float" office:value="470" calcext:value-type="float">
            <text:p>470</text:p>
          </table:table-cell>
          <table:table-cell table:formula="of:=[.L6]" office:value-type="float" office:value="0" calcext:value-type="float">
            <text:p>0</text:p>
          </table:table-cell>
          <table:table-cell table:formula="of:=[.N6]" office:value-type="float" office:value="510" calcext:value-type="float">
            <text:p>510</text:p>
          </table:table-cell>
          <table:table-cell/>
          <table:table-cell table:formula="of:=[.D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[.A7]" office:value-type="float" office:value="10000" calcext:value-type="float">
            <text:p>10000</text:p>
          </table:table-cell>
          <table:table-cell table:formula="of:=[.B7]" office:value-type="float" office:value="2" calcext:value-type="float">
            <text:p>2</text:p>
          </table:table-cell>
          <table:table-cell table:formula="of:=SUM([.C7];[.E7:.I7])" office:value-type="float" office:value="20" calcext:value-type="float">
            <text:p>20</text:p>
          </table:table-cell>
          <table:table-cell table:formula="of:=[.J7]" office:value-type="float" office:value="0" calcext:value-type="float">
            <text:p>0</text:p>
          </table:table-cell>
          <table:table-cell table:formula="of:=[.K7]" office:value-type="float" office:value="130" calcext:value-type="float">
            <text:p>130</text:p>
          </table:table-cell>
          <table:table-cell table:formula="of:=[.L7]" office:value-type="float" office:value="0" calcext:value-type="float">
            <text:p>0</text:p>
          </table:table-cell>
          <table:table-cell table:formula="of:=[.N7]" office:value-type="float" office:value="180" calcext:value-type="float">
            <text:p>180</text:p>
          </table:table-cell>
          <table:table-cell/>
          <table:table-cell table:formula="of:=[.D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[.A8]" office:value-type="float" office:value="10000" calcext:value-type="float">
            <text:p>10000</text:p>
          </table:table-cell>
          <table:table-cell table:formula="of:=[.B8]" office:value-type="float" office:value="2" calcext:value-type="float">
            <text:p>2</text:p>
          </table:table-cell>
          <table:table-cell table:formula="of:=SUM([.C8];[.E8:.I8])" office:value-type="float" office:value="10" calcext:value-type="float">
            <text:p>10</text:p>
          </table:table-cell>
          <table:table-cell table:formula="of:=[.J8]" office:value-type="float" office:value="10" calcext:value-type="float">
            <text:p>10</text:p>
          </table:table-cell>
          <table:table-cell table:formula="of:=[.K8]" office:value-type="float" office:value="130" calcext:value-type="float">
            <text:p>130</text:p>
          </table:table-cell>
          <table:table-cell table:formula="of:=[.L8]" office:value-type="float" office:value="0" calcext:value-type="float">
            <text:p>0</text:p>
          </table:table-cell>
          <table:table-cell table:formula="of:=[.N8]" office:value-type="float" office:value="180" calcext:value-type="float">
            <text:p>180</text:p>
          </table:table-cell>
          <table:table-cell/>
          <table:table-cell table:formula="of:=[.D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[.A9]" office:value-type="float" office:value="10000" calcext:value-type="float">
            <text:p>10000</text:p>
          </table:table-cell>
          <table:table-cell table:formula="of:=[.B9]" office:value-type="float" office:value="2" calcext:value-type="float">
            <text:p>2</text:p>
          </table:table-cell>
          <table:table-cell table:formula="of:=SUM([.C9];[.E9:.I9])" office:value-type="float" office:value="10" calcext:value-type="float">
            <text:p>10</text:p>
          </table:table-cell>
          <table:table-cell table:formula="of:=[.J9]" office:value-type="float" office:value="0" calcext:value-type="float">
            <text:p>0</text:p>
          </table:table-cell>
          <table:table-cell table:formula="of:=[.K9]" office:value-type="float" office:value="140" calcext:value-type="float">
            <text:p>140</text:p>
          </table:table-cell>
          <table:table-cell table:formula="of:=[.L9]" office:value-type="float" office:value="0" calcext:value-type="float">
            <text:p>0</text:p>
          </table:table-cell>
          <table:table-cell table:formula="of:=[.N9]" office:value-type="float" office:value="180" calcext:value-type="float">
            <text:p>180</text:p>
          </table:table-cell>
          <table:table-cell/>
          <table:table-cell table:formula="of:=[.D9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[.A10]" office:value-type="float" office:value="10000" calcext:value-type="float">
            <text:p>10000</text:p>
          </table:table-cell>
          <table:table-cell table:formula="of:=[.B10]" office:value-type="float" office:value="2" calcext:value-type="float">
            <text:p>2</text:p>
          </table:table-cell>
          <table:table-cell table:formula="of:=SUM([.C10];[.E10:.I10])" office:value-type="float" office:value="20" calcext:value-type="float">
            <text:p>20</text:p>
          </table:table-cell>
          <table:table-cell table:formula="of:=[.J10]" office:value-type="float" office:value="0" calcext:value-type="float">
            <text:p>0</text:p>
          </table:table-cell>
          <table:table-cell table:formula="of:=[.K10]" office:value-type="float" office:value="120" calcext:value-type="float">
            <text:p>120</text:p>
          </table:table-cell>
          <table:table-cell table:formula="of:=[.L10]" office:value-type="float" office:value="0" calcext:value-type="float">
            <text:p>0</text:p>
          </table:table-cell>
          <table:table-cell table:formula="of:=[.N10]" office:value-type="float" office:value="170" calcext:value-type="float">
            <text:p>170</text:p>
          </table:table-cell>
          <table:table-cell/>
          <table:table-cell table:formula="of:=[.D1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[.A11]" office:value-type="float" office:value="10000" calcext:value-type="float">
            <text:p>10000</text:p>
          </table:table-cell>
          <table:table-cell table:formula="of:=[.B11]" office:value-type="float" office:value="2" calcext:value-type="float">
            <text:p>2</text:p>
          </table:table-cell>
          <table:table-cell table:formula="of:=SUM([.C11];[.E11:.I11])" office:value-type="float" office:value="10" calcext:value-type="float">
            <text:p>10</text:p>
          </table:table-cell>
          <table:table-cell table:formula="of:=[.J11]" office:value-type="float" office:value="0" calcext:value-type="float">
            <text:p>0</text:p>
          </table:table-cell>
          <table:table-cell table:formula="of:=[.K11]" office:value-type="float" office:value="140" calcext:value-type="float">
            <text:p>140</text:p>
          </table:table-cell>
          <table:table-cell table:formula="of:=[.L11]" office:value-type="float" office:value="0" calcext:value-type="float">
            <text:p>0</text:p>
          </table:table-cell>
          <table:table-cell table:formula="of:=[.N11]" office:value-type="float" office:value="180" calcext:value-type="float">
            <text:p>180</text:p>
          </table:table-cell>
          <table:table-cell/>
          <table:table-cell table:formula="of:=[.D1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A12]" office:value-type="float" office:value="10000" calcext:value-type="float">
            <text:p>10000</text:p>
          </table:table-cell>
          <table:table-cell table:formula="of:=[.B12]" office:value-type="float" office:value="4" calcext:value-type="float">
            <text:p>4</text:p>
          </table:table-cell>
          <table:table-cell table:formula="of:=SUM([.C12];[.E12:.I12])" office:value-type="float" office:value="10" calcext:value-type="float">
            <text:p>10</text:p>
          </table:table-cell>
          <table:table-cell table:formula="of:=[.J12]" office:value-type="float" office:value="0" calcext:value-type="float">
            <text:p>0</text:p>
          </table:table-cell>
          <table:table-cell table:formula="of:=[.K12]" office:value-type="float" office:value="40" calcext:value-type="float">
            <text:p>40</text:p>
          </table:table-cell>
          <table:table-cell table:formula="of:=[.L12]" office:value-type="float" office:value="0" calcext:value-type="float">
            <text:p>0</text:p>
          </table:table-cell>
          <table:table-cell table:formula="of:=[.N12]" office:value-type="float" office:value="90" calcext:value-type="float">
            <text:p>90</text:p>
          </table:table-cell>
          <table:table-cell/>
          <table:table-cell table:formula="of:=[.D1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A13]" office:value-type="float" office:value="10000" calcext:value-type="float">
            <text:p>10000</text:p>
          </table:table-cell>
          <table:table-cell table:formula="of:=[.B13]" office:value-type="float" office:value="4" calcext:value-type="float">
            <text:p>4</text:p>
          </table:table-cell>
          <table:table-cell table:formula="of:=SUM([.C13];[.E13:.I13])" office:value-type="float" office:value="20" calcext:value-type="float">
            <text:p>20</text:p>
          </table:table-cell>
          <table:table-cell table:formula="of:=[.J13]" office:value-type="float" office:value="0" calcext:value-type="float">
            <text:p>0</text:p>
          </table:table-cell>
          <table:table-cell table:formula="of:=[.K13]" office:value-type="float" office:value="40" calcext:value-type="float">
            <text:p>40</text:p>
          </table:table-cell>
          <table:table-cell table:formula="of:=[.L13]" office:value-type="float" office:value="0" calcext:value-type="float">
            <text:p>0</text:p>
          </table:table-cell>
          <table:table-cell table:formula="of:=[.N13]" office:value-type="float" office:value="80" calcext:value-type="float">
            <text:p>80</text:p>
          </table:table-cell>
          <table:table-cell/>
          <table:table-cell table:formula="of:=[.D1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A14]" office:value-type="float" office:value="10000" calcext:value-type="float">
            <text:p>10000</text:p>
          </table:table-cell>
          <table:table-cell table:formula="of:=[.B14]" office:value-type="float" office:value="4" calcext:value-type="float">
            <text:p>4</text:p>
          </table:table-cell>
          <table:table-cell table:formula="of:=SUM([.C14];[.E14:.I14])" office:value-type="float" office:value="10" calcext:value-type="float">
            <text:p>10</text:p>
          </table:table-cell>
          <table:table-cell table:formula="of:=[.J14]" office:value-type="float" office:value="0" calcext:value-type="float">
            <text:p>0</text:p>
          </table:table-cell>
          <table:table-cell table:formula="of:=[.K14]" office:value-type="float" office:value="50" calcext:value-type="float">
            <text:p>50</text:p>
          </table:table-cell>
          <table:table-cell table:formula="of:=[.L14]" office:value-type="float" office:value="0" calcext:value-type="float">
            <text:p>0</text:p>
          </table:table-cell>
          <table:table-cell table:formula="of:=[.N14]" office:value-type="float" office:value="90" calcext:value-type="float">
            <text:p>90</text:p>
          </table:table-cell>
          <table:table-cell/>
          <table:table-cell table:formula="of:=[.D1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A15]" office:value-type="float" office:value="10000" calcext:value-type="float">
            <text:p>10000</text:p>
          </table:table-cell>
          <table:table-cell table:formula="of:=[.B15]" office:value-type="float" office:value="4" calcext:value-type="float">
            <text:p>4</text:p>
          </table:table-cell>
          <table:table-cell table:formula="of:=SUM([.C15];[.E15:.I15])" office:value-type="float" office:value="10" calcext:value-type="float">
            <text:p>10</text:p>
          </table:table-cell>
          <table:table-cell table:formula="of:=[.J15]" office:value-type="float" office:value="0" calcext:value-type="float">
            <text:p>0</text:p>
          </table:table-cell>
          <table:table-cell table:formula="of:=[.K15]" office:value-type="float" office:value="50" calcext:value-type="float">
            <text:p>50</text:p>
          </table:table-cell>
          <table:table-cell table:formula="of:=[.L15]" office:value-type="float" office:value="0" calcext:value-type="float">
            <text:p>0</text:p>
          </table:table-cell>
          <table:table-cell table:formula="of:=[.N15]" office:value-type="float" office:value="90" calcext:value-type="float">
            <text:p>90</text:p>
          </table:table-cell>
          <table:table-cell/>
          <table:table-cell table:formula="of:=[.D1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A16]" office:value-type="float" office:value="10000" calcext:value-type="float">
            <text:p>10000</text:p>
          </table:table-cell>
          <table:table-cell table:formula="of:=[.B16]" office:value-type="float" office:value="4" calcext:value-type="float">
            <text:p>4</text:p>
          </table:table-cell>
          <table:table-cell table:formula="of:=SUM([.C16];[.E16:.I16])" office:value-type="float" office:value="10" calcext:value-type="float">
            <text:p>10</text:p>
          </table:table-cell>
          <table:table-cell table:formula="of:=[.J16]" office:value-type="float" office:value="0" calcext:value-type="float">
            <text:p>0</text:p>
          </table:table-cell>
          <table:table-cell table:formula="of:=[.K16]" office:value-type="float" office:value="50" calcext:value-type="float">
            <text:p>50</text:p>
          </table:table-cell>
          <table:table-cell table:formula="of:=[.L16]" office:value-type="float" office:value="0" calcext:value-type="float">
            <text:p>0</text:p>
          </table:table-cell>
          <table:table-cell table:formula="of:=[.N16]" office:value-type="float" office:value="90" calcext:value-type="float">
            <text:p>90</text:p>
          </table:table-cell>
          <table:table-cell/>
          <table:table-cell table:formula="of:=[.D1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A17]" office:value-type="float" office:value="10000" calcext:value-type="float">
            <text:p>10000</text:p>
          </table:table-cell>
          <table:table-cell table:formula="of:=[.B17]" office:value-type="float" office:value="8" calcext:value-type="float">
            <text:p>8</text:p>
          </table:table-cell>
          <table:table-cell table:formula="of:=SUM([.C17];[.E17:.I17])" office:value-type="float" office:value="10" calcext:value-type="float">
            <text:p>10</text:p>
          </table:table-cell>
          <table:table-cell table:formula="of:=[.J17]" office:value-type="float" office:value="0" calcext:value-type="float">
            <text:p>0</text:p>
          </table:table-cell>
          <table:table-cell table:formula="of:=[.K17]" office:value-type="float" office:value="20" calcext:value-type="float">
            <text:p>20</text:p>
          </table:table-cell>
          <table:table-cell table:formula="of:=[.L17]" office:value-type="float" office:value="0" calcext:value-type="float">
            <text:p>0</text:p>
          </table:table-cell>
          <table:table-cell table:formula="of:=[.N17]" office:value-type="float" office:value="60" calcext:value-type="float">
            <text:p>60</text:p>
          </table:table-cell>
          <table:table-cell/>
          <table:table-cell table:formula="of:=[.D1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A18]" office:value-type="float" office:value="10000" calcext:value-type="float">
            <text:p>10000</text:p>
          </table:table-cell>
          <table:table-cell table:formula="of:=[.B18]" office:value-type="float" office:value="8" calcext:value-type="float">
            <text:p>8</text:p>
          </table:table-cell>
          <table:table-cell table:formula="of:=SUM([.C18];[.E18:.I18])" office:value-type="float" office:value="10" calcext:value-type="float">
            <text:p>10</text:p>
          </table:table-cell>
          <table:table-cell table:formula="of:=[.J18]" office:value-type="float" office:value="0" calcext:value-type="float">
            <text:p>0</text:p>
          </table:table-cell>
          <table:table-cell table:formula="of:=[.K18]" office:value-type="float" office:value="10" calcext:value-type="float">
            <text:p>10</text:p>
          </table:table-cell>
          <table:table-cell table:formula="of:=[.L18]" office:value-type="float" office:value="0" calcext:value-type="float">
            <text:p>0</text:p>
          </table:table-cell>
          <table:table-cell table:formula="of:=[.N18]" office:value-type="float" office:value="50" calcext:value-type="float">
            <text:p>50</text:p>
          </table:table-cell>
          <table:table-cell/>
          <table:table-cell table:formula="of:=[.D1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A19]" office:value-type="float" office:value="10000" calcext:value-type="float">
            <text:p>10000</text:p>
          </table:table-cell>
          <table:table-cell table:formula="of:=[.B19]" office:value-type="float" office:value="8" calcext:value-type="float">
            <text:p>8</text:p>
          </table:table-cell>
          <table:table-cell table:formula="of:=SUM([.C19];[.E19:.I19])" office:value-type="float" office:value="20" calcext:value-type="float">
            <text:p>20</text:p>
          </table:table-cell>
          <table:table-cell table:formula="of:=[.J19]" office:value-type="float" office:value="0" calcext:value-type="float">
            <text:p>0</text:p>
          </table:table-cell>
          <table:table-cell table:formula="of:=[.K19]" office:value-type="float" office:value="20" calcext:value-type="float">
            <text:p>20</text:p>
          </table:table-cell>
          <table:table-cell table:formula="of:=[.L19]" office:value-type="float" office:value="0" calcext:value-type="float">
            <text:p>0</text:p>
          </table:table-cell>
          <table:table-cell table:formula="of:=[.N19]" office:value-type="float" office:value="60" calcext:value-type="float">
            <text:p>60</text:p>
          </table:table-cell>
          <table:table-cell/>
          <table:table-cell table:formula="of:=[.D1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A20]" office:value-type="float" office:value="10000" calcext:value-type="float">
            <text:p>10000</text:p>
          </table:table-cell>
          <table:table-cell table:formula="of:=[.B20]" office:value-type="float" office:value="8" calcext:value-type="float">
            <text:p>8</text:p>
          </table:table-cell>
          <table:table-cell table:formula="of:=SUM([.C20];[.E20:.I20])" office:value-type="float" office:value="20" calcext:value-type="float">
            <text:p>20</text:p>
          </table:table-cell>
          <table:table-cell table:formula="of:=[.J20]" office:value-type="float" office:value="0" calcext:value-type="float">
            <text:p>0</text:p>
          </table:table-cell>
          <table:table-cell table:formula="of:=[.K20]" office:value-type="float" office:value="10" calcext:value-type="float">
            <text:p>10</text:p>
          </table:table-cell>
          <table:table-cell table:formula="of:=[.L20]" office:value-type="float" office:value="0" calcext:value-type="float">
            <text:p>0</text:p>
          </table:table-cell>
          <table:table-cell table:formula="of:=[.N20]" office:value-type="float" office:value="50" calcext:value-type="float">
            <text:p>50</text:p>
          </table:table-cell>
          <table:table-cell/>
          <table:table-cell table:formula="of:=[.D2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A21]" office:value-type="float" office:value="10000" calcext:value-type="float">
            <text:p>10000</text:p>
          </table:table-cell>
          <table:table-cell table:formula="of:=[.B21]" office:value-type="float" office:value="8" calcext:value-type="float">
            <text:p>8</text:p>
          </table:table-cell>
          <table:table-cell table:formula="of:=SUM([.C21];[.E21:.I21])" office:value-type="float" office:value="10" calcext:value-type="float">
            <text:p>10</text:p>
          </table:table-cell>
          <table:table-cell table:formula="of:=[.J21]" office:value-type="float" office:value="0" calcext:value-type="float">
            <text:p>0</text:p>
          </table:table-cell>
          <table:table-cell table:formula="of:=[.K21]" office:value-type="float" office:value="20" calcext:value-type="float">
            <text:p>20</text:p>
          </table:table-cell>
          <table:table-cell table:formula="of:=[.L21]" office:value-type="float" office:value="0" calcext:value-type="float">
            <text:p>0</text:p>
          </table:table-cell>
          <table:table-cell table:formula="of:=[.N21]" office:value-type="float" office:value="60" calcext:value-type="float">
            <text:p>60</text:p>
          </table:table-cell>
          <table:table-cell/>
          <table:table-cell table:formula="of:=[.D2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A22]" office:value-type="float" office:value="10000" calcext:value-type="float">
            <text:p>10000</text:p>
          </table:table-cell>
          <table:table-cell table:formula="of:=[.B22]" office:value-type="float" office:value="16" calcext:value-type="float">
            <text:p>16</text:p>
          </table:table-cell>
          <table:table-cell table:formula="of:=SUM([.C22];[.E22:.I22])" office:value-type="float" office:value="20" calcext:value-type="float">
            <text:p>20</text:p>
          </table:table-cell>
          <table:table-cell table:formula="of:=[.J22]" office:value-type="float" office:value="0" calcext:value-type="float">
            <text:p>0</text:p>
          </table:table-cell>
          <table:table-cell table:formula="of:=[.K22]" office:value-type="float" office:value="0" calcext:value-type="float">
            <text:p>0</text:p>
          </table:table-cell>
          <table:table-cell table:formula="of:=[.L22]" office:value-type="float" office:value="0" calcext:value-type="float">
            <text:p>0</text:p>
          </table:table-cell>
          <table:table-cell table:formula="of:=[.N22]" office:value-type="float" office:value="50" calcext:value-type="float">
            <text:p>50</text:p>
          </table:table-cell>
          <table:table-cell/>
          <table:table-cell table:formula="of:=[.D2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A23]" office:value-type="float" office:value="10000" calcext:value-type="float">
            <text:p>10000</text:p>
          </table:table-cell>
          <table:table-cell table:formula="of:=[.B23]" office:value-type="float" office:value="16" calcext:value-type="float">
            <text:p>16</text:p>
          </table:table-cell>
          <table:table-cell table:formula="of:=SUM([.C23];[.E23:.I23])" office:value-type="float" office:value="10" calcext:value-type="float">
            <text:p>10</text:p>
          </table:table-cell>
          <table:table-cell table:formula="of:=[.J23]" office:value-type="float" office:value="0" calcext:value-type="float">
            <text:p>0</text:p>
          </table:table-cell>
          <table:table-cell table:formula="of:=[.K23]" office:value-type="float" office:value="10" calcext:value-type="float">
            <text:p>10</text:p>
          </table:table-cell>
          <table:table-cell table:formula="of:=[.L23]" office:value-type="float" office:value="0" calcext:value-type="float">
            <text:p>0</text:p>
          </table:table-cell>
          <table:table-cell table:formula="of:=[.N23]" office:value-type="float" office:value="50" calcext:value-type="float">
            <text:p>50</text:p>
          </table:table-cell>
          <table:table-cell/>
          <table:table-cell table:formula="of:=[.D2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A24]" office:value-type="float" office:value="10000" calcext:value-type="float">
            <text:p>10000</text:p>
          </table:table-cell>
          <table:table-cell table:formula="of:=[.B24]" office:value-type="float" office:value="16" calcext:value-type="float">
            <text:p>16</text:p>
          </table:table-cell>
          <table:table-cell table:formula="of:=SUM([.C24];[.E24:.I24])" office:value-type="float" office:value="10" calcext:value-type="float">
            <text:p>10</text:p>
          </table:table-cell>
          <table:table-cell table:formula="of:=[.J24]" office:value-type="float" office:value="0" calcext:value-type="float">
            <text:p>0</text:p>
          </table:table-cell>
          <table:table-cell table:formula="of:=[.K24]" office:value-type="float" office:value="0" calcext:value-type="float">
            <text:p>0</text:p>
          </table:table-cell>
          <table:table-cell table:formula="of:=[.L24]" office:value-type="float" office:value="0" calcext:value-type="float">
            <text:p>0</text:p>
          </table:table-cell>
          <table:table-cell table:formula="of:=[.N24]" office:value-type="float" office:value="50" calcext:value-type="float">
            <text:p>50</text:p>
          </table:table-cell>
          <table:table-cell/>
          <table:table-cell table:formula="of:=[.D2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A25]" office:value-type="float" office:value="10000" calcext:value-type="float">
            <text:p>10000</text:p>
          </table:table-cell>
          <table:table-cell table:formula="of:=[.B25]" office:value-type="float" office:value="16" calcext:value-type="float">
            <text:p>16</text:p>
          </table:table-cell>
          <table:table-cell table:formula="of:=SUM([.C25];[.E25:.I25])" office:value-type="float" office:value="10" calcext:value-type="float">
            <text:p>10</text:p>
          </table:table-cell>
          <table:table-cell table:formula="of:=[.J25]" office:value-type="float" office:value="0" calcext:value-type="float">
            <text:p>0</text:p>
          </table:table-cell>
          <table:table-cell table:formula="of:=[.K25]" office:value-type="float" office:value="0" calcext:value-type="float">
            <text:p>0</text:p>
          </table:table-cell>
          <table:table-cell table:formula="of:=[.L25]" office:value-type="float" office:value="0" calcext:value-type="float">
            <text:p>0</text:p>
          </table:table-cell>
          <table:table-cell table:formula="of:=[.N25]" office:value-type="float" office:value="40" calcext:value-type="float">
            <text:p>40</text:p>
          </table:table-cell>
          <table:table-cell/>
          <table:table-cell table:formula="of:=[.D2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A26]" office:value-type="float" office:value="10000" calcext:value-type="float">
            <text:p>10000</text:p>
          </table:table-cell>
          <table:table-cell table:formula="of:=[.B26]" office:value-type="float" office:value="16" calcext:value-type="float">
            <text:p>16</text:p>
          </table:table-cell>
          <table:table-cell table:formula="of:=SUM([.C26];[.E26:.I26])" office:value-type="float" office:value="10" calcext:value-type="float">
            <text:p>10</text:p>
          </table:table-cell>
          <table:table-cell table:formula="of:=[.J26]" office:value-type="float" office:value="0" calcext:value-type="float">
            <text:p>0</text:p>
          </table:table-cell>
          <table:table-cell table:formula="of:=[.K26]" office:value-type="float" office:value="10" calcext:value-type="float">
            <text:p>10</text:p>
          </table:table-cell>
          <table:table-cell table:formula="of:=[.L26]" office:value-type="float" office:value="0" calcext:value-type="float">
            <text:p>0</text:p>
          </table:table-cell>
          <table:table-cell table:formula="of:=[.N26]" office:value-type="float" office:value="50" calcext:value-type="float">
            <text:p>50</text:p>
          </table:table-cell>
          <table:table-cell/>
          <table:table-cell table:formula="of:=[.D2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A27]" office:value-type="float" office:value="10000" calcext:value-type="float">
            <text:p>10000</text:p>
          </table:table-cell>
          <table:table-cell table:formula="of:=[.B27]" office:value-type="float" office:value="32" calcext:value-type="float">
            <text:p>32</text:p>
          </table:table-cell>
          <table:table-cell table:formula="of:=SUM([.C27];[.E27:.I27])" office:value-type="float" office:value="20" calcext:value-type="float">
            <text:p>20</text:p>
          </table:table-cell>
          <table:table-cell table:formula="of:=[.J27]" office:value-type="float" office:value="0" calcext:value-type="float">
            <text:p>0</text:p>
          </table:table-cell>
          <table:table-cell table:formula="of:=[.K27]" office:value-type="float" office:value="0" calcext:value-type="float">
            <text:p>0</text:p>
          </table:table-cell>
          <table:table-cell table:formula="of:=[.L27]" office:value-type="float" office:value="0" calcext:value-type="float">
            <text:p>0</text:p>
          </table:table-cell>
          <table:table-cell table:formula="of:=[.N27]" office:value-type="float" office:value="60" calcext:value-type="float">
            <text:p>60</text:p>
          </table:table-cell>
          <table:table-cell/>
          <table:table-cell table:formula="of:=[.D2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A28]" office:value-type="float" office:value="10000" calcext:value-type="float">
            <text:p>10000</text:p>
          </table:table-cell>
          <table:table-cell table:formula="of:=[.B28]" office:value-type="float" office:value="32" calcext:value-type="float">
            <text:p>32</text:p>
          </table:table-cell>
          <table:table-cell table:formula="of:=SUM([.C28];[.E28:.I28])" office:value-type="float" office:value="20" calcext:value-type="float">
            <text:p>20</text:p>
          </table:table-cell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0" calcext:value-type="float">
            <text:p>0</text:p>
          </table:table-cell>
          <table:table-cell table:formula="of:=[.N28]" office:value-type="float" office:value="50" calcext:value-type="float">
            <text:p>50</text:p>
          </table:table-cell>
          <table:table-cell/>
          <table:table-cell table:formula="of:=[.D2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A29]" office:value-type="float" office:value="10000" calcext:value-type="float">
            <text:p>10000</text:p>
          </table:table-cell>
          <table:table-cell table:formula="of:=[.B29]" office:value-type="float" office:value="32" calcext:value-type="float">
            <text:p>32</text:p>
          </table:table-cell>
          <table:table-cell table:formula="of:=SUM([.C29];[.E29:.I29])" office:value-type="float" office:value="20" calcext:value-type="float">
            <text:p>20</text:p>
          </table:table-cell>
          <table:table-cell table:formula="of:=[.J29]" office:value-type="float" office:value="0" calcext:value-type="float">
            <text:p>0</text:p>
          </table:table-cell>
          <table:table-cell table:formula="of:=[.K29]" office:value-type="float" office:value="0" calcext:value-type="float">
            <text:p>0</text:p>
          </table:table-cell>
          <table:table-cell table:formula="of:=[.L29]" office:value-type="float" office:value="0" calcext:value-type="float">
            <text:p>0</text:p>
          </table:table-cell>
          <table:table-cell table:formula="of:=[.N29]" office:value-type="float" office:value="50" calcext:value-type="float">
            <text:p>50</text:p>
          </table:table-cell>
          <table:table-cell/>
          <table:table-cell table:formula="of:=[.D29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A30]" office:value-type="float" office:value="10000" calcext:value-type="float">
            <text:p>10000</text:p>
          </table:table-cell>
          <table:table-cell table:formula="of:=[.B30]" office:value-type="float" office:value="32" calcext:value-type="float">
            <text:p>32</text:p>
          </table:table-cell>
          <table:table-cell table:formula="of:=SUM([.C30];[.E30:.I30])" office:value-type="float" office:value="0" calcext:value-type="float">
            <text:p>0</text:p>
          </table:table-cell>
          <table:table-cell table:formula="of:=[.J30]" office:value-type="float" office:value="10" calcext:value-type="float">
            <text:p>10</text:p>
          </table:table-cell>
          <table:table-cell table:formula="of:=[.K30]" office:value-type="float" office:value="0" calcext:value-type="float">
            <text:p>0</text:p>
          </table:table-cell>
          <table:table-cell table:formula="of:=[.L30]" office:value-type="float" office:value="0" calcext:value-type="float">
            <text:p>0</text:p>
          </table:table-cell>
          <table:table-cell table:formula="of:=[.N30]" office:value-type="float" office:value="50" calcext:value-type="float">
            <text:p>50</text:p>
          </table:table-cell>
          <table:table-cell/>
          <table:table-cell table:formula="of:=[.D3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A31]" office:value-type="float" office:value="10000" calcext:value-type="float">
            <text:p>10000</text:p>
          </table:table-cell>
          <table:table-cell table:formula="of:=[.B31]" office:value-type="float" office:value="32" calcext:value-type="float">
            <text:p>32</text:p>
          </table:table-cell>
          <table:table-cell table:formula="of:=SUM([.C31];[.E31:.I31])" office:value-type="float" office:value="20" calcext:value-type="float">
            <text:p>20</text:p>
          </table:table-cell>
          <table:table-cell table:formula="of:=[.J31]" office:value-type="float" office:value="0" calcext:value-type="float">
            <text:p>0</text:p>
          </table:table-cell>
          <table:table-cell table:formula="of:=[.K31]" office:value-type="float" office:value="0" calcext:value-type="float">
            <text:p>0</text:p>
          </table:table-cell>
          <table:table-cell table:formula="of:=[.L31]" office:value-type="float" office:value="0" calcext:value-type="float">
            <text:p>0</text:p>
          </table:table-cell>
          <table:table-cell table:formula="of:=[.N31]" office:value-type="float" office:value="60" calcext:value-type="float">
            <text:p>60</text:p>
          </table:table-cell>
          <table:table-cell/>
          <table:table-cell table:formula="of:=[.D3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7250" calcext:value-type="float">
            <text:p>47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10" calcext:value-type="float">
            <text:p>47410</text:p>
          </table:table-cell>
          <table:table-cell table:number-columns-repeated="2"/>
          <table:table-cell table:formula="of:=[.A32]" office:value-type="float" office:value="100000" calcext:value-type="float">
            <text:p>100000</text:p>
          </table:table-cell>
          <table:table-cell table:formula="of:=[.B32]" office:value-type="float" office:value="1" calcext:value-type="float">
            <text:p>1</text:p>
          </table:table-cell>
          <table:table-cell table:formula="of:=SUM([.C32];[.E32:.I32])" office:value-type="float" office:value="100" calcext:value-type="float">
            <text:p>100</text:p>
          </table:table-cell>
          <table:table-cell table:formula="of:=[.J32]" office:value-type="float" office:value="30" calcext:value-type="float">
            <text:p>30</text:p>
          </table:table-cell>
          <table:table-cell table:formula="of:=[.K32]" office:value-type="float" office:value="47250" calcext:value-type="float">
            <text:p>47250</text:p>
          </table:table-cell>
          <table:table-cell table:formula="of:=[.L32]" office:value-type="float" office:value="0" calcext:value-type="float">
            <text:p>0</text:p>
          </table:table-cell>
          <table:table-cell table:formula="of:=[.N32]" office:value-type="float" office:value="47410" calcext:value-type="float">
            <text:p>47410</text:p>
          </table:table-cell>
          <table:table-cell/>
          <table:table-cell table:formula="of:=[.D3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6570" calcext:value-type="float">
            <text:p>46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20" calcext:value-type="float">
            <text:p>46720</text:p>
          </table:table-cell>
          <table:table-cell table:number-columns-repeated="2"/>
          <table:table-cell table:formula="of:=[.A33]" office:value-type="float" office:value="100000" calcext:value-type="float">
            <text:p>100000</text:p>
          </table:table-cell>
          <table:table-cell table:formula="of:=[.B33]" office:value-type="float" office:value="1" calcext:value-type="float">
            <text:p>1</text:p>
          </table:table-cell>
          <table:table-cell table:formula="of:=SUM([.C33];[.E33:.I33])" office:value-type="float" office:value="90" calcext:value-type="float">
            <text:p>90</text:p>
          </table:table-cell>
          <table:table-cell table:formula="of:=[.J33]" office:value-type="float" office:value="40" calcext:value-type="float">
            <text:p>40</text:p>
          </table:table-cell>
          <table:table-cell table:formula="of:=[.K33]" office:value-type="float" office:value="46570" calcext:value-type="float">
            <text:p>46570</text:p>
          </table:table-cell>
          <table:table-cell table:formula="of:=[.L33]" office:value-type="float" office:value="0" calcext:value-type="float">
            <text:p>0</text:p>
          </table:table-cell>
          <table:table-cell table:formula="of:=[.N33]" office:value-type="float" office:value="46720" calcext:value-type="float">
            <text:p>46720</text:p>
          </table:table-cell>
          <table:table-cell/>
          <table:table-cell table:formula="of:=[.D3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7250" calcext:value-type="float">
            <text:p>47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10" calcext:value-type="float">
            <text:p>47410</text:p>
          </table:table-cell>
          <table:table-cell table:number-columns-repeated="2"/>
          <table:table-cell table:formula="of:=[.A34]" office:value-type="float" office:value="100000" calcext:value-type="float">
            <text:p>100000</text:p>
          </table:table-cell>
          <table:table-cell table:formula="of:=[.B34]" office:value-type="float" office:value="1" calcext:value-type="float">
            <text:p>1</text:p>
          </table:table-cell>
          <table:table-cell table:formula="of:=SUM([.C34];[.E34:.I34])" office:value-type="float" office:value="100" calcext:value-type="float">
            <text:p>100</text:p>
          </table:table-cell>
          <table:table-cell table:formula="of:=[.J34]" office:value-type="float" office:value="40" calcext:value-type="float">
            <text:p>40</text:p>
          </table:table-cell>
          <table:table-cell table:formula="of:=[.K34]" office:value-type="float" office:value="47250" calcext:value-type="float">
            <text:p>47250</text:p>
          </table:table-cell>
          <table:table-cell table:formula="of:=[.L34]" office:value-type="float" office:value="0" calcext:value-type="float">
            <text:p>0</text:p>
          </table:table-cell>
          <table:table-cell table:formula="of:=[.N34]" office:value-type="float" office:value="47410" calcext:value-type="float">
            <text:p>47410</text:p>
          </table:table-cell>
          <table:table-cell/>
          <table:table-cell table:formula="of:=[.D3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46810" calcext:value-type="float">
            <text:p>46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50" calcext:value-type="float">
            <text:p>46950</text:p>
          </table:table-cell>
          <table:table-cell table:number-columns-repeated="2"/>
          <table:table-cell table:formula="of:=[.A35]" office:value-type="float" office:value="100000" calcext:value-type="float">
            <text:p>100000</text:p>
          </table:table-cell>
          <table:table-cell table:formula="of:=[.B35]" office:value-type="float" office:value="1" calcext:value-type="float">
            <text:p>1</text:p>
          </table:table-cell>
          <table:table-cell table:formula="of:=SUM([.C35];[.E35:.I35])" office:value-type="float" office:value="90" calcext:value-type="float">
            <text:p>90</text:p>
          </table:table-cell>
          <table:table-cell table:formula="of:=[.J35]" office:value-type="float" office:value="30" calcext:value-type="float">
            <text:p>30</text:p>
          </table:table-cell>
          <table:table-cell table:formula="of:=[.K35]" office:value-type="float" office:value="46810" calcext:value-type="float">
            <text:p>46810</text:p>
          </table:table-cell>
          <table:table-cell table:formula="of:=[.L35]" office:value-type="float" office:value="0" calcext:value-type="float">
            <text:p>0</text:p>
          </table:table-cell>
          <table:table-cell table:formula="of:=[.N35]" office:value-type="float" office:value="46950" calcext:value-type="float">
            <text:p>46950</text:p>
          </table:table-cell>
          <table:table-cell/>
          <table:table-cell table:formula="of:=[.D3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46250" calcext:value-type="float">
            <text:p>46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0" calcext:value-type="float">
            <text:p>46400</text:p>
          </table:table-cell>
          <table:table-cell table:number-columns-repeated="2"/>
          <table:table-cell table:formula="of:=[.A36]" office:value-type="float" office:value="100000" calcext:value-type="float">
            <text:p>100000</text:p>
          </table:table-cell>
          <table:table-cell table:formula="of:=[.B36]" office:value-type="float" office:value="1" calcext:value-type="float">
            <text:p>1</text:p>
          </table:table-cell>
          <table:table-cell table:formula="of:=SUM([.C36];[.E36:.I36])" office:value-type="float" office:value="90" calcext:value-type="float">
            <text:p>90</text:p>
          </table:table-cell>
          <table:table-cell table:formula="of:=[.J36]" office:value-type="float" office:value="30" calcext:value-type="float">
            <text:p>30</text:p>
          </table:table-cell>
          <table:table-cell table:formula="of:=[.K36]" office:value-type="float" office:value="46250" calcext:value-type="float">
            <text:p>46250</text:p>
          </table:table-cell>
          <table:table-cell table:formula="of:=[.L36]" office:value-type="float" office:value="0" calcext:value-type="float">
            <text:p>0</text:p>
          </table:table-cell>
          <table:table-cell table:formula="of:=[.N36]" office:value-type="float" office:value="46400" calcext:value-type="float">
            <text:p>46400</text:p>
          </table:table-cell>
          <table:table-cell/>
          <table:table-cell table:formula="of:=[.D3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810" calcext:value-type="float">
            <text:p>11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50" calcext:value-type="float">
            <text:p>11950</text:p>
          </table:table-cell>
          <table:table-cell table:number-columns-repeated="2"/>
          <table:table-cell table:formula="of:=[.A37]" office:value-type="float" office:value="100000" calcext:value-type="float">
            <text:p>100000</text:p>
          </table:table-cell>
          <table:table-cell table:formula="of:=[.B37]" office:value-type="float" office:value="2" calcext:value-type="float">
            <text:p>2</text:p>
          </table:table-cell>
          <table:table-cell table:formula="of:=SUM([.C37];[.E37:.I37])" office:value-type="float" office:value="100" calcext:value-type="float">
            <text:p>100</text:p>
          </table:table-cell>
          <table:table-cell table:formula="of:=[.J37]" office:value-type="float" office:value="10" calcext:value-type="float">
            <text:p>10</text:p>
          </table:table-cell>
          <table:table-cell table:formula="of:=[.K37]" office:value-type="float" office:value="11810" calcext:value-type="float">
            <text:p>11810</text:p>
          </table:table-cell>
          <table:table-cell table:formula="of:=[.L37]" office:value-type="float" office:value="0" calcext:value-type="float">
            <text:p>0</text:p>
          </table:table-cell>
          <table:table-cell table:formula="of:=[.N37]" office:value-type="float" office:value="11950" calcext:value-type="float">
            <text:p>11950</text:p>
          </table:table-cell>
          <table:table-cell/>
          <table:table-cell table:formula="of:=[.D3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2240" calcext:value-type="float">
            <text:p>12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80" calcext:value-type="float">
            <text:p>12380</text:p>
          </table:table-cell>
          <table:table-cell table:number-columns-repeated="2"/>
          <table:table-cell table:formula="of:=[.A38]" office:value-type="float" office:value="100000" calcext:value-type="float">
            <text:p>100000</text:p>
          </table:table-cell>
          <table:table-cell table:formula="of:=[.B38]" office:value-type="float" office:value="2" calcext:value-type="float">
            <text:p>2</text:p>
          </table:table-cell>
          <table:table-cell table:formula="of:=SUM([.C38];[.E38:.I38])" office:value-type="float" office:value="110" calcext:value-type="float">
            <text:p>110</text:p>
          </table:table-cell>
          <table:table-cell table:formula="of:=[.J38]" office:value-type="float" office:value="10" calcext:value-type="float">
            <text:p>10</text:p>
          </table:table-cell>
          <table:table-cell table:formula="of:=[.K38]" office:value-type="float" office:value="12240" calcext:value-type="float">
            <text:p>12240</text:p>
          </table:table-cell>
          <table:table-cell table:formula="of:=[.L38]" office:value-type="float" office:value="0" calcext:value-type="float">
            <text:p>0</text:p>
          </table:table-cell>
          <table:table-cell table:formula="of:=[.N38]" office:value-type="float" office:value="12380" calcext:value-type="float">
            <text:p>12380</text:p>
          </table:table-cell>
          <table:table-cell/>
          <table:table-cell table:formula="of:=[.D3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2240" calcext:value-type="float">
            <text:p>12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90" calcext:value-type="float">
            <text:p>12390</text:p>
          </table:table-cell>
          <table:table-cell table:number-columns-repeated="2"/>
          <table:table-cell table:formula="of:=[.A39]" office:value-type="float" office:value="100000" calcext:value-type="float">
            <text:p>100000</text:p>
          </table:table-cell>
          <table:table-cell table:formula="of:=[.B39]" office:value-type="float" office:value="2" calcext:value-type="float">
            <text:p>2</text:p>
          </table:table-cell>
          <table:table-cell table:formula="of:=SUM([.C39];[.E39:.I39])" office:value-type="float" office:value="90" calcext:value-type="float">
            <text:p>90</text:p>
          </table:table-cell>
          <table:table-cell table:formula="of:=[.J39]" office:value-type="float" office:value="30" calcext:value-type="float">
            <text:p>30</text:p>
          </table:table-cell>
          <table:table-cell table:formula="of:=[.K39]" office:value-type="float" office:value="12240" calcext:value-type="float">
            <text:p>12240</text:p>
          </table:table-cell>
          <table:table-cell table:formula="of:=[.L39]" office:value-type="float" office:value="0" calcext:value-type="float">
            <text:p>0</text:p>
          </table:table-cell>
          <table:table-cell table:formula="of:=[.N39]" office:value-type="float" office:value="12390" calcext:value-type="float">
            <text:p>12390</text:p>
          </table:table-cell>
          <table:table-cell/>
          <table:table-cell table:formula="of:=[.D39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740" calcext:value-type="float">
            <text:p>11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00" calcext:value-type="float">
            <text:p>11900</text:p>
          </table:table-cell>
          <table:table-cell table:number-columns-repeated="2"/>
          <table:table-cell table:formula="of:=[.A40]" office:value-type="float" office:value="100000" calcext:value-type="float">
            <text:p>100000</text:p>
          </table:table-cell>
          <table:table-cell table:formula="of:=[.B40]" office:value-type="float" office:value="2" calcext:value-type="float">
            <text:p>2</text:p>
          </table:table-cell>
          <table:table-cell table:formula="of:=SUM([.C40];[.E40:.I40])" office:value-type="float" office:value="100" calcext:value-type="float">
            <text:p>100</text:p>
          </table:table-cell>
          <table:table-cell table:formula="of:=[.J40]" office:value-type="float" office:value="30" calcext:value-type="float">
            <text:p>30</text:p>
          </table:table-cell>
          <table:table-cell table:formula="of:=[.K40]" office:value-type="float" office:value="11740" calcext:value-type="float">
            <text:p>11740</text:p>
          </table:table-cell>
          <table:table-cell table:formula="of:=[.L40]" office:value-type="float" office:value="0" calcext:value-type="float">
            <text:p>0</text:p>
          </table:table-cell>
          <table:table-cell table:formula="of:=[.N40]" office:value-type="float" office:value="11900" calcext:value-type="float">
            <text:p>11900</text:p>
          </table:table-cell>
          <table:table-cell/>
          <table:table-cell table:formula="of:=[.D4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2110" calcext:value-type="float">
            <text:p>12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60" calcext:value-type="float">
            <text:p>12260</text:p>
          </table:table-cell>
          <table:table-cell table:number-columns-repeated="2"/>
          <table:table-cell table:formula="of:=[.A41]" office:value-type="float" office:value="100000" calcext:value-type="float">
            <text:p>100000</text:p>
          </table:table-cell>
          <table:table-cell table:formula="of:=[.B41]" office:value-type="float" office:value="2" calcext:value-type="float">
            <text:p>2</text:p>
          </table:table-cell>
          <table:table-cell table:formula="of:=SUM([.C41];[.E41:.I41])" office:value-type="float" office:value="110" calcext:value-type="float">
            <text:p>110</text:p>
          </table:table-cell>
          <table:table-cell table:formula="of:=[.J41]" office:value-type="float" office:value="20" calcext:value-type="float">
            <text:p>20</text:p>
          </table:table-cell>
          <table:table-cell table:formula="of:=[.K41]" office:value-type="float" office:value="12110" calcext:value-type="float">
            <text:p>12110</text:p>
          </table:table-cell>
          <table:table-cell table:formula="of:=[.L41]" office:value-type="float" office:value="0" calcext:value-type="float">
            <text:p>0</text:p>
          </table:table-cell>
          <table:table-cell table:formula="of:=[.N41]" office:value-type="float" office:value="12260" calcext:value-type="float">
            <text:p>12260</text:p>
          </table:table-cell>
          <table:table-cell/>
          <table:table-cell table:formula="of:=[.D4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0" calcext:value-type="float">
            <text:p>3230</text:p>
          </table:table-cell>
          <table:table-cell table:number-columns-repeated="2"/>
          <table:table-cell table:formula="of:=[.A42]" office:value-type="float" office:value="100000" calcext:value-type="float">
            <text:p>100000</text:p>
          </table:table-cell>
          <table:table-cell table:formula="of:=[.B42]" office:value-type="float" office:value="4" calcext:value-type="float">
            <text:p>4</text:p>
          </table:table-cell>
          <table:table-cell table:formula="of:=SUM([.C42];[.E42:.I42])" office:value-type="float" office:value="90" calcext:value-type="float">
            <text:p>90</text:p>
          </table:table-cell>
          <table:table-cell table:formula="of:=[.J42]" office:value-type="float" office:value="20" calcext:value-type="float">
            <text:p>20</text:p>
          </table:table-cell>
          <table:table-cell table:formula="of:=[.K42]" office:value-type="float" office:value="3100" calcext:value-type="float">
            <text:p>3100</text:p>
          </table:table-cell>
          <table:table-cell table:formula="of:=[.L42]" office:value-type="float" office:value="0" calcext:value-type="float">
            <text:p>0</text:p>
          </table:table-cell>
          <table:table-cell table:formula="of:=[.N42]" office:value-type="float" office:value="3230" calcext:value-type="float">
            <text:p>3230</text:p>
          </table:table-cell>
          <table:table-cell/>
          <table:table-cell table:formula="of:=[.D4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940" calcext:value-type="float">
            <text:p>2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0" calcext:value-type="float">
            <text:p>3060</text:p>
          </table:table-cell>
          <table:table-cell table:number-columns-repeated="2"/>
          <table:table-cell table:formula="of:=[.A43]" office:value-type="float" office:value="100000" calcext:value-type="float">
            <text:p>100000</text:p>
          </table:table-cell>
          <table:table-cell table:formula="of:=[.B43]" office:value-type="float" office:value="4" calcext:value-type="float">
            <text:p>4</text:p>
          </table:table-cell>
          <table:table-cell table:formula="of:=SUM([.C43];[.E43:.I43])" office:value-type="float" office:value="80" calcext:value-type="float">
            <text:p>80</text:p>
          </table:table-cell>
          <table:table-cell table:formula="of:=[.J43]" office:value-type="float" office:value="10" calcext:value-type="float">
            <text:p>10</text:p>
          </table:table-cell>
          <table:table-cell table:formula="of:=[.K43]" office:value-type="float" office:value="2940" calcext:value-type="float">
            <text:p>2940</text:p>
          </table:table-cell>
          <table:table-cell table:formula="of:=[.L43]" office:value-type="float" office:value="0" calcext:value-type="float">
            <text:p>0</text:p>
          </table:table-cell>
          <table:table-cell table:formula="of:=[.N43]" office:value-type="float" office:value="3060" calcext:value-type="float">
            <text:p>3060</text:p>
          </table:table-cell>
          <table:table-cell/>
          <table:table-cell table:formula="of:=[.D4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060" calcext:value-type="float">
            <text:p>3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table:formula="of:=[.A44]" office:value-type="float" office:value="100000" calcext:value-type="float">
            <text:p>100000</text:p>
          </table:table-cell>
          <table:table-cell table:formula="of:=[.B44]" office:value-type="float" office:value="4" calcext:value-type="float">
            <text:p>4</text:p>
          </table:table-cell>
          <table:table-cell table:formula="of:=SUM([.C44];[.E44:.I44])" office:value-type="float" office:value="90" calcext:value-type="float">
            <text:p>90</text:p>
          </table:table-cell>
          <table:table-cell table:formula="of:=[.J44]" office:value-type="float" office:value="20" calcext:value-type="float">
            <text:p>20</text:p>
          </table:table-cell>
          <table:table-cell table:formula="of:=[.K44]" office:value-type="float" office:value="3060" calcext:value-type="float">
            <text:p>3060</text:p>
          </table:table-cell>
          <table:table-cell table:formula="of:=[.L44]" office:value-type="float" office:value="0" calcext:value-type="float">
            <text:p>0</text:p>
          </table:table-cell>
          <table:table-cell table:formula="of:=[.N44]" office:value-type="float" office:value="3200" calcext:value-type="float">
            <text:p>3200</text:p>
          </table:table-cell>
          <table:table-cell/>
          <table:table-cell table:formula="of:=[.D4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220" calcext:value-type="float">
            <text:p>3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0" calcext:value-type="float">
            <text:p>3370</text:p>
          </table:table-cell>
          <table:table-cell table:number-columns-repeated="2"/>
          <table:table-cell table:formula="of:=[.A45]" office:value-type="float" office:value="100000" calcext:value-type="float">
            <text:p>100000</text:p>
          </table:table-cell>
          <table:table-cell table:formula="of:=[.B45]" office:value-type="float" office:value="4" calcext:value-type="float">
            <text:p>4</text:p>
          </table:table-cell>
          <table:table-cell table:formula="of:=SUM([.C45];[.E45:.I45])" office:value-type="float" office:value="100" calcext:value-type="float">
            <text:p>100</text:p>
          </table:table-cell>
          <table:table-cell table:formula="of:=[.J45]" office:value-type="float" office:value="20" calcext:value-type="float">
            <text:p>20</text:p>
          </table:table-cell>
          <table:table-cell table:formula="of:=[.K45]" office:value-type="float" office:value="3220" calcext:value-type="float">
            <text:p>3220</text:p>
          </table:table-cell>
          <table:table-cell table:formula="of:=[.L45]" office:value-type="float" office:value="0" calcext:value-type="float">
            <text:p>0</text:p>
          </table:table-cell>
          <table:table-cell table:formula="of:=[.N45]" office:value-type="float" office:value="3370" calcext:value-type="float">
            <text:p>3370</text:p>
          </table:table-cell>
          <table:table-cell/>
          <table:table-cell table:formula="of:=[.D4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10" calcext:value-type="float">
            <text:p>3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table:number-columns-repeated="2"/>
          <table:table-cell table:formula="of:=[.A46]" office:value-type="float" office:value="100000" calcext:value-type="float">
            <text:p>100000</text:p>
          </table:table-cell>
          <table:table-cell table:formula="of:=[.B46]" office:value-type="float" office:value="4" calcext:value-type="float">
            <text:p>4</text:p>
          </table:table-cell>
          <table:table-cell table:formula="of:=SUM([.C46];[.E46:.I46])" office:value-type="float" office:value="100" calcext:value-type="float">
            <text:p>100</text:p>
          </table:table-cell>
          <table:table-cell table:formula="of:=[.J46]" office:value-type="float" office:value="10" calcext:value-type="float">
            <text:p>10</text:p>
          </table:table-cell>
          <table:table-cell table:formula="of:=[.K46]" office:value-type="float" office:value="3010" calcext:value-type="float">
            <text:p>3010</text:p>
          </table:table-cell>
          <table:table-cell table:formula="of:=[.L46]" office:value-type="float" office:value="0" calcext:value-type="float">
            <text:p>0</text:p>
          </table:table-cell>
          <table:table-cell table:formula="of:=[.N46]" office:value-type="float" office:value="3150" calcext:value-type="float">
            <text:p>3150</text:p>
          </table:table-cell>
          <table:table-cell/>
          <table:table-cell table:formula="of:=[.D4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table:number-columns-repeated="2"/>
          <table:table-cell table:formula="of:=[.A47]" office:value-type="float" office:value="100000" calcext:value-type="float">
            <text:p>100000</text:p>
          </table:table-cell>
          <table:table-cell table:formula="of:=[.B47]" office:value-type="float" office:value="8" calcext:value-type="float">
            <text:p>8</text:p>
          </table:table-cell>
          <table:table-cell table:formula="of:=SUM([.C47];[.E47:.I47])" office:value-type="float" office:value="100" calcext:value-type="float">
            <text:p>100</text:p>
          </table:table-cell>
          <table:table-cell table:formula="of:=[.J47]" office:value-type="float" office:value="10" calcext:value-type="float">
            <text:p>10</text:p>
          </table:table-cell>
          <table:table-cell table:formula="of:=[.K47]" office:value-type="float" office:value="830" calcext:value-type="float">
            <text:p>830</text:p>
          </table:table-cell>
          <table:table-cell table:formula="of:=[.L47]" office:value-type="float" office:value="0" calcext:value-type="float">
            <text:p>0</text:p>
          </table:table-cell>
          <table:table-cell table:formula="of:=[.N47]" office:value-type="float" office:value="970" calcext:value-type="float">
            <text:p>970</text:p>
          </table:table-cell>
          <table:table-cell/>
          <table:table-cell table:formula="of:=[.D4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table:number-columns-repeated="2"/>
          <table:table-cell table:formula="of:=[.A48]" office:value-type="float" office:value="100000" calcext:value-type="float">
            <text:p>100000</text:p>
          </table:table-cell>
          <table:table-cell table:formula="of:=[.B48]" office:value-type="float" office:value="8" calcext:value-type="float">
            <text:p>8</text:p>
          </table:table-cell>
          <table:table-cell table:formula="of:=SUM([.C48];[.E48:.I48])" office:value-type="float" office:value="100" calcext:value-type="float">
            <text:p>100</text:p>
          </table:table-cell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840" calcext:value-type="float">
            <text:p>840</text:p>
          </table:table-cell>
          <table:table-cell table:formula="of:=[.L48]" office:value-type="float" office:value="0" calcext:value-type="float">
            <text:p>0</text:p>
          </table:table-cell>
          <table:table-cell table:formula="of:=[.N48]" office:value-type="float" office:value="970" calcext:value-type="float">
            <text:p>970</text:p>
          </table:table-cell>
          <table:table-cell/>
          <table:table-cell table:formula="of:=[.D4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table:number-columns-repeated="2"/>
          <table:table-cell table:formula="of:=[.A49]" office:value-type="float" office:value="100000" calcext:value-type="float">
            <text:p>100000</text:p>
          </table:table-cell>
          <table:table-cell table:formula="of:=[.B49]" office:value-type="float" office:value="8" calcext:value-type="float">
            <text:p>8</text:p>
          </table:table-cell>
          <table:table-cell table:formula="of:=SUM([.C49];[.E49:.I49])" office:value-type="float" office:value="100" calcext:value-type="float">
            <text:p>100</text:p>
          </table:table-cell>
          <table:table-cell table:formula="of:=[.J49]" office:value-type="float" office:value="20" calcext:value-type="float">
            <text:p>20</text:p>
          </table:table-cell>
          <table:table-cell table:formula="of:=[.K49]" office:value-type="float" office:value="820" calcext:value-type="float">
            <text:p>820</text:p>
          </table:table-cell>
          <table:table-cell table:formula="of:=[.L49]" office:value-type="float" office:value="0" calcext:value-type="float">
            <text:p>0</text:p>
          </table:table-cell>
          <table:table-cell table:formula="of:=[.N49]" office:value-type="float" office:value="970" calcext:value-type="float">
            <text:p>970</text:p>
          </table:table-cell>
          <table:table-cell/>
          <table:table-cell table:formula="of:=[.D49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table:formula="of:=[.A50]" office:value-type="float" office:value="100000" calcext:value-type="float">
            <text:p>100000</text:p>
          </table:table-cell>
          <table:table-cell table:formula="of:=[.B50]" office:value-type="float" office:value="8" calcext:value-type="float">
            <text:p>8</text:p>
          </table:table-cell>
          <table:table-cell table:formula="of:=SUM([.C50];[.E50:.I50])" office:value-type="float" office:value="110" calcext:value-type="float">
            <text:p>110</text:p>
          </table:table-cell>
          <table:table-cell table:formula="of:=[.J50]" office:value-type="float" office:value="10" calcext:value-type="float">
            <text:p>10</text:p>
          </table:table-cell>
          <table:table-cell table:formula="of:=[.K50]" office:value-type="float" office:value="800" calcext:value-type="float">
            <text:p>800</text:p>
          </table:table-cell>
          <table:table-cell table:formula="of:=[.L50]" office:value-type="float" office:value="0" calcext:value-type="float">
            <text:p>0</text:p>
          </table:table-cell>
          <table:table-cell table:formula="of:=[.N50]" office:value-type="float" office:value="940" calcext:value-type="float">
            <text:p>940</text:p>
          </table:table-cell>
          <table:table-cell/>
          <table:table-cell table:formula="of:=[.D5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table:formula="of:=[.A51]" office:value-type="float" office:value="100000" calcext:value-type="float">
            <text:p>100000</text:p>
          </table:table-cell>
          <table:table-cell table:formula="of:=[.B51]" office:value-type="float" office:value="8" calcext:value-type="float">
            <text:p>8</text:p>
          </table:table-cell>
          <table:table-cell table:formula="of:=SUM([.C51];[.E51:.I51])" office:value-type="float" office:value="100" calcext:value-type="float">
            <text:p>100</text:p>
          </table:table-cell>
          <table:table-cell table:formula="of:=[.J51]" office:value-type="float" office:value="0" calcext:value-type="float">
            <text:p>0</text:p>
          </table:table-cell>
          <table:table-cell table:formula="of:=[.K51]" office:value-type="float" office:value="820" calcext:value-type="float">
            <text:p>820</text:p>
          </table:table-cell>
          <table:table-cell table:formula="of:=[.L51]" office:value-type="float" office:value="0" calcext:value-type="float">
            <text:p>0</text:p>
          </table:table-cell>
          <table:table-cell table:formula="of:=[.N51]" office:value-type="float" office:value="950" calcext:value-type="float">
            <text:p>950</text:p>
          </table:table-cell>
          <table:table-cell/>
          <table:table-cell table:formula="of:=[.D5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table:formula="of:=[.A52]" office:value-type="float" office:value="100000" calcext:value-type="float">
            <text:p>100000</text:p>
          </table:table-cell>
          <table:table-cell table:formula="of:=[.B52]" office:value-type="float" office:value="16" calcext:value-type="float">
            <text:p>16</text:p>
          </table:table-cell>
          <table:table-cell table:formula="of:=SUM([.C52];[.E52:.I52])" office:value-type="float" office:value="90" calcext:value-type="float">
            <text:p>90</text:p>
          </table:table-cell>
          <table:table-cell table:formula="of:=[.J52]" office:value-type="float" office:value="10" calcext:value-type="float">
            <text:p>10</text:p>
          </table:table-cell>
          <table:table-cell table:formula="of:=[.K52]" office:value-type="float" office:value="210" calcext:value-type="float">
            <text:p>210</text:p>
          </table:table-cell>
          <table:table-cell table:formula="of:=[.L52]" office:value-type="float" office:value="0" calcext:value-type="float">
            <text:p>0</text:p>
          </table:table-cell>
          <table:table-cell table:formula="of:=[.N52]" office:value-type="float" office:value="340" calcext:value-type="float">
            <text:p>340</text:p>
          </table:table-cell>
          <table:table-cell/>
          <table:table-cell table:formula="of:=[.D5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table:formula="of:=[.A53]" office:value-type="float" office:value="100000" calcext:value-type="float">
            <text:p>100000</text:p>
          </table:table-cell>
          <table:table-cell table:formula="of:=[.B53]" office:value-type="float" office:value="16" calcext:value-type="float">
            <text:p>16</text:p>
          </table:table-cell>
          <table:table-cell table:formula="of:=SUM([.C53];[.E53:.I53])" office:value-type="float" office:value="100" calcext:value-type="float">
            <text:p>100</text:p>
          </table:table-cell>
          <table:table-cell table:formula="of:=[.J53]" office:value-type="float" office:value="10" calcext:value-type="float">
            <text:p>10</text:p>
          </table:table-cell>
          <table:table-cell table:formula="of:=[.K53]" office:value-type="float" office:value="210" calcext:value-type="float">
            <text:p>210</text:p>
          </table:table-cell>
          <table:table-cell table:formula="of:=[.L53]" office:value-type="float" office:value="0" calcext:value-type="float">
            <text:p>0</text:p>
          </table:table-cell>
          <table:table-cell table:formula="of:=[.N53]" office:value-type="float" office:value="340" calcext:value-type="float">
            <text:p>340</text:p>
          </table:table-cell>
          <table:table-cell/>
          <table:table-cell table:formula="of:=[.D5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table:formula="of:=[.A54]" office:value-type="float" office:value="100000" calcext:value-type="float">
            <text:p>100000</text:p>
          </table:table-cell>
          <table:table-cell table:formula="of:=[.B54]" office:value-type="float" office:value="16" calcext:value-type="float">
            <text:p>16</text:p>
          </table:table-cell>
          <table:table-cell table:formula="of:=SUM([.C54];[.E54:.I54])" office:value-type="float" office:value="90" calcext:value-type="float">
            <text:p>90</text:p>
          </table:table-cell>
          <table:table-cell table:formula="of:=[.J54]" office:value-type="float" office:value="10" calcext:value-type="float">
            <text:p>10</text:p>
          </table:table-cell>
          <table:table-cell table:formula="of:=[.K54]" office:value-type="float" office:value="260" calcext:value-type="float">
            <text:p>260</text:p>
          </table:table-cell>
          <table:table-cell table:formula="of:=[.L54]" office:value-type="float" office:value="0" calcext:value-type="float">
            <text:p>0</text:p>
          </table:table-cell>
          <table:table-cell table:formula="of:=[.N54]" office:value-type="float" office:value="390" calcext:value-type="float">
            <text:p>390</text:p>
          </table:table-cell>
          <table:table-cell/>
          <table:table-cell table:formula="of:=[.D5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table:formula="of:=[.A55]" office:value-type="float" office:value="100000" calcext:value-type="float">
            <text:p>100000</text:p>
          </table:table-cell>
          <table:table-cell table:formula="of:=[.B55]" office:value-type="float" office:value="16" calcext:value-type="float">
            <text:p>16</text:p>
          </table:table-cell>
          <table:table-cell table:formula="of:=SUM([.C55];[.E55:.I55])" office:value-type="float" office:value="110" calcext:value-type="float">
            <text:p>110</text:p>
          </table:table-cell>
          <table:table-cell table:formula="of:=[.J55]" office:value-type="float" office:value="20" calcext:value-type="float">
            <text:p>20</text:p>
          </table:table-cell>
          <table:table-cell table:formula="of:=[.K55]" office:value-type="float" office:value="200" calcext:value-type="float">
            <text:p>200</text:p>
          </table:table-cell>
          <table:table-cell table:formula="of:=[.L55]" office:value-type="float" office:value="0" calcext:value-type="float">
            <text:p>0</text:p>
          </table:table-cell>
          <table:table-cell table:formula="of:=[.N55]" office:value-type="float" office:value="360" calcext:value-type="float">
            <text:p>360</text:p>
          </table:table-cell>
          <table:table-cell/>
          <table:table-cell table:formula="of:=[.D5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table:formula="of:=[.A56]" office:value-type="float" office:value="100000" calcext:value-type="float">
            <text:p>100000</text:p>
          </table:table-cell>
          <table:table-cell table:formula="of:=[.B56]" office:value-type="float" office:value="16" calcext:value-type="float">
            <text:p>16</text:p>
          </table:table-cell>
          <table:table-cell table:formula="of:=SUM([.C56];[.E56:.I56])" office:value-type="float" office:value="100" calcext:value-type="float">
            <text:p>100</text:p>
          </table:table-cell>
          <table:table-cell table:formula="of:=[.J56]" office:value-type="float" office:value="10" calcext:value-type="float">
            <text:p>10</text:p>
          </table:table-cell>
          <table:table-cell table:formula="of:=[.K56]" office:value-type="float" office:value="250" calcext:value-type="float">
            <text:p>250</text:p>
          </table:table-cell>
          <table:table-cell table:formula="of:=[.L56]" office:value-type="float" office:value="0" calcext:value-type="float">
            <text:p>0</text:p>
          </table:table-cell>
          <table:table-cell table:formula="of:=[.N56]" office:value-type="float" office:value="390" calcext:value-type="float">
            <text:p>390</text:p>
          </table:table-cell>
          <table:table-cell/>
          <table:table-cell table:formula="of:=[.D5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[.A57]" office:value-type="float" office:value="100000" calcext:value-type="float">
            <text:p>100000</text:p>
          </table:table-cell>
          <table:table-cell table:formula="of:=[.B57]" office:value-type="float" office:value="32" calcext:value-type="float">
            <text:p>32</text:p>
          </table:table-cell>
          <table:table-cell table:formula="of:=SUM([.C57];[.E57:.I57])" office:value-type="float" office:value="120" calcext:value-type="float">
            <text:p>120</text:p>
          </table:table-cell>
          <table:table-cell table:formula="of:=[.J57]" office:value-type="float" office:value="20" calcext:value-type="float">
            <text:p>20</text:p>
          </table:table-cell>
          <table:table-cell table:formula="of:=[.K57]" office:value-type="float" office:value="80" calcext:value-type="float">
            <text:p>80</text:p>
          </table:table-cell>
          <table:table-cell table:formula="of:=[.L57]" office:value-type="float" office:value="0" calcext:value-type="float">
            <text:p>0</text:p>
          </table:table-cell>
          <table:table-cell table:formula="of:=[.N57]" office:value-type="float" office:value="260" calcext:value-type="float">
            <text:p>260</text:p>
          </table:table-cell>
          <table:table-cell/>
          <table:table-cell table:formula="of:=[.D5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[.A58]" office:value-type="float" office:value="100000" calcext:value-type="float">
            <text:p>100000</text:p>
          </table:table-cell>
          <table:table-cell table:formula="of:=[.B58]" office:value-type="float" office:value="32" calcext:value-type="float">
            <text:p>32</text:p>
          </table:table-cell>
          <table:table-cell table:formula="of:=SUM([.C58];[.E58:.I58])" office:value-type="float" office:value="120" calcext:value-type="float">
            <text:p>120</text:p>
          </table:table-cell>
          <table:table-cell table:formula="of:=[.J58]" office:value-type="float" office:value="20" calcext:value-type="float">
            <text:p>20</text:p>
          </table:table-cell>
          <table:table-cell table:formula="of:=[.K58]" office:value-type="float" office:value="60" calcext:value-type="float">
            <text:p>60</text:p>
          </table:table-cell>
          <table:table-cell table:formula="of:=[.L58]" office:value-type="float" office:value="0" calcext:value-type="float">
            <text:p>0</text:p>
          </table:table-cell>
          <table:table-cell table:formula="of:=[.N58]" office:value-type="float" office:value="250" calcext:value-type="float">
            <text:p>250</text:p>
          </table:table-cell>
          <table:table-cell/>
          <table:table-cell table:formula="of:=[.D5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[.A59]" office:value-type="float" office:value="100000" calcext:value-type="float">
            <text:p>100000</text:p>
          </table:table-cell>
          <table:table-cell table:formula="of:=[.B59]" office:value-type="float" office:value="32" calcext:value-type="float">
            <text:p>32</text:p>
          </table:table-cell>
          <table:table-cell table:formula="of:=SUM([.C59];[.E59:.I59])" office:value-type="float" office:value="90" calcext:value-type="float">
            <text:p>90</text:p>
          </table:table-cell>
          <table:table-cell table:formula="of:=[.J59]" office:value-type="float" office:value="0" calcext:value-type="float">
            <text:p>0</text:p>
          </table:table-cell>
          <table:table-cell table:formula="of:=[.K59]" office:value-type="float" office:value="100" calcext:value-type="float">
            <text:p>100</text:p>
          </table:table-cell>
          <table:table-cell table:formula="of:=[.L59]" office:value-type="float" office:value="0" calcext:value-type="float">
            <text:p>0</text:p>
          </table:table-cell>
          <table:table-cell table:formula="of:=[.N59]" office:value-type="float" office:value="230" calcext:value-type="float">
            <text:p>230</text:p>
          </table:table-cell>
          <table:table-cell/>
          <table:table-cell table:formula="of:=[.D5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table:formula="of:=[.A60]" office:value-type="float" office:value="100000" calcext:value-type="float">
            <text:p>100000</text:p>
          </table:table-cell>
          <table:table-cell table:formula="of:=[.B60]" office:value-type="float" office:value="32" calcext:value-type="float">
            <text:p>32</text:p>
          </table:table-cell>
          <table:table-cell table:formula="of:=SUM([.C60];[.E60:.I60])" office:value-type="float" office:value="160" calcext:value-type="float">
            <text:p>160</text:p>
          </table:table-cell>
          <table:table-cell table:formula="of:=[.J60]" office:value-type="float" office:value="10" calcext:value-type="float">
            <text:p>10</text:p>
          </table:table-cell>
          <table:table-cell table:formula="of:=[.K60]" office:value-type="float" office:value="80" calcext:value-type="float">
            <text:p>80</text:p>
          </table:table-cell>
          <table:table-cell table:formula="of:=[.L60]" office:value-type="float" office:value="0" calcext:value-type="float">
            <text:p>0</text:p>
          </table:table-cell>
          <table:table-cell table:formula="of:=[.N60]" office:value-type="float" office:value="290" calcext:value-type="float">
            <text:p>290</text:p>
          </table:table-cell>
          <table:table-cell/>
          <table:table-cell table:formula="of:=[.D6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[.A61]" office:value-type="float" office:value="100000" calcext:value-type="float">
            <text:p>100000</text:p>
          </table:table-cell>
          <table:table-cell table:formula="of:=[.B61]" office:value-type="float" office:value="32" calcext:value-type="float">
            <text:p>32</text:p>
          </table:table-cell>
          <table:table-cell table:formula="of:=SUM([.C61];[.E61:.I61])" office:value-type="float" office:value="130" calcext:value-type="float">
            <text:p>130</text:p>
          </table:table-cell>
          <table:table-cell table:formula="of:=[.J61]" office:value-type="float" office:value="10" calcext:value-type="float">
            <text:p>10</text:p>
          </table:table-cell>
          <table:table-cell table:formula="of:=[.K61]" office:value-type="float" office:value="90" calcext:value-type="float">
            <text:p>90</text:p>
          </table:table-cell>
          <table:table-cell table:formula="of:=[.L61]" office:value-type="float" office:value="0" calcext:value-type="float">
            <text:p>0</text:p>
          </table:table-cell>
          <table:table-cell table:formula="of:=[.N61]" office:value-type="float" office:value="270" calcext:value-type="float">
            <text:p>270</text:p>
          </table:table-cell>
          <table:table-cell/>
          <table:table-cell table:formula="of:=[.D6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table:number-columns-repeated="2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table:number-columns-repeated="23"/>
        </table:table-row>
      </table:table>
      <table:table table:name="dac-f90-latex" table:style-name="ta1"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ce1"/>
        <table:table-column table:style-name="co25" table:default-cell-style-name="Default"/>
        <table:table-column table:style-name="co26" table:default-cell-style-name="ce1"/>
        <table:table-column table:style-name="co25" table:default-cell-style-name="Default"/>
        <table:table-column table:style-name="co27" table:default-cell-style-name="ce1"/>
        <table:table-column table:style-name="co25" table:default-cell-style-name="Default"/>
        <table:table-column table:style-name="co26" table:default-cell-style-name="ce1"/>
        <table:table-column table:style-name="co25" table:default-cell-style-name="Default"/>
        <table:table-column table:style-name="co16" table:default-cell-style-name="ce1"/>
        <table:table-column table:style-name="co25" table:default-cell-style-name="Default"/>
        <table:table-column table:style-name="co1" table:default-cell-style-name="ce1"/>
        <table:table-column table:style-name="co25" table:default-cell-style-name="ce1"/>
        <table:table-column table:style-name="co14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14" table:default-cell-style-name="ce1"/>
        <table:table-column table:style-name="co25" table:default-cell-style-name="Default"/>
        <table:table-column table:style-name="co14" table:default-cell-style-name="ce1"/>
        <table:table-column table:style-name="co25" table:default-cell-style-name="Default"/>
        <table:table-column table:style-name="co26" table:default-cell-style-name="ce1"/>
        <table:table-column table:style-name="co25" table:default-cell-style-name="Default"/>
        <table:table-column table:style-name="co14" table:default-cell-style-name="ce1"/>
        <table:table-column table:style-name="co25" table:default-cell-style-name="Default"/>
        <table:table-column table:style-name="co26" table:default-cell-style-name="ce1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nranks</text:p>
          </table:table-cell>
          <table:table-cell/>
          <table:table-cell table:style-name="Default" office:value-type="string" calcext:value-type="string">
            <text:p>args+readpts</text:p>
          </table:table-cell>
          <table:table-cell/>
          <table:table-cell table:style-name="Default" office:value-type="string" calcext:value-type="string">
            <text:p>sort</text:p>
          </table:table-cell>
          <table:table-cell/>
          <table:table-cell table:style-name="Default" office:value-type="string" calcext:value-type="string">
            <text:p>getclosest</text:p>
          </table:table-cell>
          <table:table-cell/>
          <table:table-cell table:style-name="Default" office:value-type="string" calcext:value-type="string">
            <text:p>strip</text:p>
          </table:table-cell>
          <table:table-cell/>
          <table:table-cell table:style-name="Default" office:value-type="string" calcext:value-type="string">
            <text:p>writeFile</text:p>
          </table:table-cell>
          <table:table-cell/>
          <table:table-cell table:style-name="Default" office:value-type="string" calcext:value-type="string">
            <text:p>total</text:p>
          </table:table-cell>
          <table:table-cell table:style-name="Default"/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nranks</text:p>
          </table:table-cell>
          <table:table-cell/>
          <table:table-cell table:style-name="Default" office:value-type="string" calcext:value-type="string">
            <text:p>init</text:p>
          </table:table-cell>
          <table:table-cell/>
          <table:table-cell table:style-name="Default" office:value-type="string" calcext:value-type="string">
            <text:p>bcast</text:p>
          </table:table-cell>
          <table:table-cell/>
          <table:table-cell table:style-name="Default" office:value-type="string" calcext:value-type="string">
            <text:p>send</text:p>
          </table:table-cell>
          <table:table-cell/>
          <table:table-cell table:style-name="Default" office:value-type="string" calcext:value-type="string">
            <text:p>recv</text:p>
          </table:table-cell>
          <table:table-cell/>
          <table:table-cell table:style-name="Default" office:value-type="string" calcext:value-type="string">
            <text:p>total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&amp;</text:p>
          </table:table-cell>
          <table:table-cell table:formula="of:=[$'f90-sequential'.O20]" office:value-type="float" office:value="13.5302" calcext:value-type="float">
            <text:p>13.53</text:p>
          </table:table-cell>
          <table:table-cell office:value-type="string" calcext:value-type="string">
            <text:p>&amp;</text:p>
          </table:table-cell>
          <table:table-cell table:formula="of:=[$'f90-sequential'.P20]" office:value-type="float" office:value="1.527" calcext:value-type="float">
            <text:p>1.53</text:p>
          </table:table-cell>
          <table:table-cell office:value-type="string" calcext:value-type="string">
            <text:p>&amp;</text:p>
          </table:table-cell>
          <table:table-cell table:formula="of:=[$'f90-sequential'.Q20]" office:value-type="float" office:value="4.9002" calcext:value-type="float">
            <text:p>4.9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'f90-sequential'.S20]" office:value-type="float" office:value="0.0474" calcext:value-type="float">
            <text:p>0.05</text:p>
          </table:table-cell>
          <table:table-cell office:value-type="string" calcext:value-type="string">
            <text:p>&amp;</text:p>
          </table:table-cell>
          <table:table-cell table:formula="of:=[$'dac-f90'.R2]" office:value-type="float" office:value="20.0058" calcext:value-type="float">
            <text:p>20.01</text:p>
          </table:table-cell>
          <table:table-cell office:value-type="string" calcext:value-type="string">
            <text:p>\\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\\</text:p>
          </table:table-cell>
          <table:table-cell/>
          <table:table-cell table:formula="of:=[.O2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AVERAGE([$fortran_dc_mpi.C32:$fortran_dc_mpi.C36])" office:value-type="float" office:value="26.2154" calcext:value-type="float">
            <text:p>26.22</text:p>
          </table:table-cell>
          <table:table-cell office:value-type="string" calcext:value-type="string">
            <text:p>&amp;</text:p>
          </table:table-cell>
          <table:table-cell table:formula="of:=AVERAGE([$fortran_dc_mpi.D32:$fortran_dc_mpi.D36])" office:value-type="float" office:value="2.4056" calcext:value-type="float">
            <text:p>2.41</text:p>
          </table:table-cell>
          <table:table-cell office:value-type="string" calcext:value-type="string">
            <text:p>&amp;</text:p>
          </table:table-cell>
          <table:table-cell table:formula="of:=AVERAGE([$fortran_dc_mpi.E32:$fortran_dc_mpi.E36])" office:value-type="float" office:value="17.4196" calcext:value-type="float">
            <text:p>17.42</text:p>
          </table:table-cell>
          <table:table-cell office:value-type="string" calcext:value-type="string">
            <text:p>&amp;</text:p>
          </table:table-cell>
          <table:table-cell table:formula="of:=AVERAGE([$fortran_dc_mpi.F32:$fortran_dc_mpi.F36])" office:value-type="float" office:value="5.709" calcext:value-type="float">
            <text:p>5.71</text:p>
          </table:table-cell>
          <table:table-cell office:value-type="string" calcext:value-type="string">
            <text:p>&amp;</text:p>
          </table:table-cell>
          <table:table-cell table:formula="of:=AVERAGE([$fortran_dc_mpi.H32:$fortran_dc_mpi.H36])" office:value-type="float" office:value="0.0922" calcext:value-type="float">
            <text:p>0.09</text:p>
          </table:table-cell>
          <table:table-cell office:value-type="string" calcext:value-type="string">
            <text:p>&amp;</text:p>
          </table:table-cell>
          <table:table-cell table:formula="of:=[$'dac-f90'.R3]" office:value-type="float" office:value="84.6384" calcext:value-type="float">
            <text:p>84.64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AVERAGE([$fortran_dc_mpi.K32:$fortran_dc_mpi.K36])" office:value-type="float" office:value="33.456" calcext:value-type="float">
            <text:p>33.46</text:p>
          </table:table-cell>
          <table:table-cell office:value-type="string" calcext:value-type="string">
            <text:p>&amp;</text:p>
          </table:table-cell>
          <table:table-cell table:formula="of:=AVERAGE([$fortran_dc_mpi.L32:$fortran_dc_mpi.L36])" office:value-type="float" office:value="0.0062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AVERAGE([$fortran_dc_mpi.M32:$fortran_dc_mpi.M36]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dc_mpi.N32:$fortran_dc_mpi.N36]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dc_mpi.O32:$fortran_dc_mpi.O36])" office:value-type="float" office:value="33.456" calcext:value-type="float">
            <text:p>33.46</text:p>
          </table:table-cell>
          <table:table-cell office:value-type="string" calcext:value-type="string">
            <text:p>\\</text:p>
          </table:table-cell>
          <table:table-cell/>
          <table:table-cell table:formula="of:=[.O3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AVERAGE([$fortran_dc_mpi.C2:$fortran_dc_mpi.C6])" office:value-type="float" office:value="24.8876" calcext:value-type="float">
            <text:p>24.89</text:p>
          </table:table-cell>
          <table:table-cell office:value-type="string" calcext:value-type="string">
            <text:p>&amp;</text:p>
          </table:table-cell>
          <table:table-cell table:formula="of:=AVERAGE([$fortran_dc_mpi.D2:$fortran_dc_mpi.D6])" office:value-type="float" office:value="2.4174" calcext:value-type="float">
            <text:p>2.42</text:p>
          </table:table-cell>
          <table:table-cell office:value-type="string" calcext:value-type="string">
            <text:p>&amp;</text:p>
          </table:table-cell>
          <table:table-cell table:formula="of:=AVERAGE([$fortran_dc_mpi.E2:$fortran_dc_mpi.E6])" office:value-type="float" office:value="9.5578" calcext:value-type="float">
            <text:p>9.56</text:p>
          </table:table-cell>
          <table:table-cell office:value-type="string" calcext:value-type="string">
            <text:p>&amp;</text:p>
          </table:table-cell>
          <table:table-cell table:formula="of:=AVERAGE([$fortran_dc_mpi.F2:$fortran_dc_mpi.F6])" office:value-type="float" office:value="3.0716" calcext:value-type="float">
            <text:p>3.07</text:p>
          </table:table-cell>
          <table:table-cell office:value-type="string" calcext:value-type="string">
            <text:p>&amp;</text:p>
          </table:table-cell>
          <table:table-cell table:formula="of:=AVERAGE([$fortran_dc_mpi.H2:$fortran_dc_mpi.H6])" office:value-type="float" office:value="0.0988" calcext:value-type="float">
            <text:p>0.10</text:p>
          </table:table-cell>
          <table:table-cell office:value-type="string" calcext:value-type="string">
            <text:p>&amp;</text:p>
          </table:table-cell>
          <table:table-cell table:formula="of:=[$'dac-f90'.R4]" office:value-type="float" office:value="76.4168" calcext:value-type="float">
            <text:p>76.42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AVERAGE([$fortran_dc_mpi.K2:$fortran_dc_mpi.K6])" office:value-type="float" office:value="34.4962" calcext:value-type="float">
            <text:p>34.50</text:p>
          </table:table-cell>
          <table:table-cell office:value-type="string" calcext:value-type="string">
            <text:p>&amp;</text:p>
          </table:table-cell>
          <table:table-cell table:formula="of:=AVERAGE([$fortran_dc_mpi.L2:$fortran_dc_mpi.L6])" office:value-type="float" office:value="0.0214" calcext:value-type="float">
            <text:p>0.02</text:p>
          </table:table-cell>
          <table:table-cell office:value-type="string" calcext:value-type="string">
            <text:p>&amp;</text:p>
          </table:table-cell>
          <table:table-cell table:formula="of:=AVERAGE([$fortran_dc_mpi.M2:$fortran_dc_mpi.M6])" office:value-type="float" office:value="2.8572" calcext:value-type="float">
            <text:p>2.86</text:p>
          </table:table-cell>
          <table:table-cell office:value-type="string" calcext:value-type="string">
            <text:p>&amp;</text:p>
          </table:table-cell>
          <table:table-cell table:formula="of:=AVERAGE([$fortran_dc_mpi.N2:$fortran_dc_mpi.N6])" office:value-type="float" office:value="0.0538" calcext:value-type="float">
            <text:p>0.05</text:p>
          </table:table-cell>
          <table:table-cell office:value-type="string" calcext:value-type="string">
            <text:p>&amp;</text:p>
          </table:table-cell>
          <table:table-cell table:formula="of:=AVERAGE([$fortran_dc_mpi.O2:$fortran_dc_mpi.O6])" office:value-type="float" office:value="36.237" calcext:value-type="float">
            <text:p>36.24</text:p>
          </table:table-cell>
          <table:table-cell office:value-type="string" calcext:value-type="string">
            <text:p>\\</text:p>
          </table:table-cell>
          <table:table-cell/>
          <table:table-cell table:formula="of:=[.O4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AVERAGE([$fortran_dc_mpi.C7:$fortran_dc_mpi.C11])" office:value-type="float" office:value="24.1582" calcext:value-type="float">
            <text:p>24.16</text:p>
          </table:table-cell>
          <table:table-cell office:value-type="string" calcext:value-type="string">
            <text:p>&amp;</text:p>
          </table:table-cell>
          <table:table-cell table:formula="of:=AVERAGE([$fortran_dc_mpi.D7:$fortran_dc_mpi.D11])" office:value-type="float" office:value="2.304" calcext:value-type="float">
            <text:p>2.30</text:p>
          </table:table-cell>
          <table:table-cell office:value-type="string" calcext:value-type="string">
            <text:p>&amp;</text:p>
          </table:table-cell>
          <table:table-cell table:formula="of:=AVERAGE([$fortran_dc_mpi.E7:$fortran_dc_mpi.E11])" office:value-type="float" office:value="5.6218" calcext:value-type="float">
            <text:p>5.62</text:p>
          </table:table-cell>
          <table:table-cell office:value-type="string" calcext:value-type="string">
            <text:p>&amp;</text:p>
          </table:table-cell>
          <table:table-cell table:formula="of:=AVERAGE([$fortran_dc_mpi.F7:$fortran_dc_mpi.F11])" office:value-type="float" office:value="1.548" calcext:value-type="float">
            <text:p>1.55</text:p>
          </table:table-cell>
          <table:table-cell office:value-type="string" calcext:value-type="string">
            <text:p>&amp;</text:p>
          </table:table-cell>
          <table:table-cell table:formula="of:=AVERAGE([$fortran_dc_mpi.H7:$fortran_dc_mpi.H11])" office:value-type="float" office:value="0.0846" calcext:value-type="float">
            <text:p>0.08</text:p>
          </table:table-cell>
          <table:table-cell office:value-type="string" calcext:value-type="string">
            <text:p>&amp;</text:p>
          </table:table-cell>
          <table:table-cell table:formula="of:=[$'dac-f90'.R5]" office:value-type="float" office:value="73.9046" calcext:value-type="float">
            <text:p>73.90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AVERAGE([$fortran_dc_mpi.K7:$fortran_dc_mpi.K11])" office:value-type="float" office:value="37.0406" calcext:value-type="float">
            <text:p>37.04</text:p>
          </table:table-cell>
          <table:table-cell office:value-type="string" calcext:value-type="string">
            <text:p>&amp;</text:p>
          </table:table-cell>
          <table:table-cell table:formula="of:=AVERAGE([$fortran_dc_mpi.L7:$fortran_dc_mpi.L11])" office:value-type="float" office:value="0.0358" calcext:value-type="float">
            <text:p>0.04</text:p>
          </table:table-cell>
          <table:table-cell office:value-type="string" calcext:value-type="string">
            <text:p>&amp;</text:p>
          </table:table-cell>
          <table:table-cell table:formula="of:=AVERAGE([$fortran_dc_mpi.M7:$fortran_dc_mpi.M11])" office:value-type="float" office:value="3.0268" calcext:value-type="float">
            <text:p>3.03</text:p>
          </table:table-cell>
          <table:table-cell office:value-type="string" calcext:value-type="string">
            <text:p>&amp;</text:p>
          </table:table-cell>
          <table:table-cell table:formula="of:=AVERAGE([$fortran_dc_mpi.N7:$fortran_dc_mpi.N11])" office:value-type="float" office:value="0.6546" calcext:value-type="float">
            <text:p>0.65</text:p>
          </table:table-cell>
          <table:table-cell office:value-type="string" calcext:value-type="string">
            <text:p>&amp;</text:p>
          </table:table-cell>
          <table:table-cell table:formula="of:=AVERAGE([$fortran_dc_mpi.O7:$fortran_dc_mpi.O11])" office:value-type="float" office:value="40.1172" calcext:value-type="float">
            <text:p>40.12</text:p>
          </table:table-cell>
          <table:table-cell office:value-type="string" calcext:value-type="string">
            <text:p>\\</text:p>
          </table:table-cell>
          <table:table-cell/>
          <table:table-cell table:formula="of:=[.O5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AVERAGE([$fortran_dc_mpi.C12:$fortran_dc_mpi.C16])" office:value-type="float" office:value="23.7014" calcext:value-type="float">
            <text:p>23.70</text:p>
          </table:table-cell>
          <table:table-cell office:value-type="string" calcext:value-type="string">
            <text:p>&amp;</text:p>
          </table:table-cell>
          <table:table-cell table:formula="of:=AVERAGE([$fortran_dc_mpi.D12:$fortran_dc_mpi.D16])" office:value-type="float" office:value="2.2614" calcext:value-type="float">
            <text:p>2.26</text:p>
          </table:table-cell>
          <table:table-cell office:value-type="string" calcext:value-type="string">
            <text:p>&amp;</text:p>
          </table:table-cell>
          <table:table-cell table:formula="of:=AVERAGE([$fortran_dc_mpi.E12:$fortran_dc_mpi.E16])" office:value-type="float" office:value="3.714" calcext:value-type="float">
            <text:p>3.71</text:p>
          </table:table-cell>
          <table:table-cell office:value-type="string" calcext:value-type="string">
            <text:p>&amp;</text:p>
          </table:table-cell>
          <table:table-cell table:formula="of:=AVERAGE([$fortran_dc_mpi.F12:$fortran_dc_mpi.F16])" office:value-type="float" office:value="0.8394" calcext:value-type="float">
            <text:p>0.84</text:p>
          </table:table-cell>
          <table:table-cell office:value-type="string" calcext:value-type="string">
            <text:p>&amp;</text:p>
          </table:table-cell>
          <table:table-cell table:formula="of:=AVERAGE([$fortran_dc_mpi.H12:$fortran_dc_mpi.H16])" office:value-type="float" office:value="0.1038" calcext:value-type="float">
            <text:p>0.10</text:p>
          </table:table-cell>
          <table:table-cell office:value-type="string" calcext:value-type="string">
            <text:p>&amp;</text:p>
          </table:table-cell>
          <table:table-cell table:formula="of:=[$'dac-f90'.R6]" office:value-type="float" office:value="73.1104" calcext:value-type="float">
            <text:p>73.11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AVERAGE([$fortran_dc_mpi.K12:$fortran_dc_mpi.K16])" office:value-type="float" office:value="38.5496" calcext:value-type="float">
            <text:p>38.55</text:p>
          </table:table-cell>
          <table:table-cell office:value-type="string" calcext:value-type="string">
            <text:p>&amp;</text:p>
          </table:table-cell>
          <table:table-cell table:formula="of:=AVERAGE([$fortran_dc_mpi.L12:$fortran_dc_mpi.L16])" office:value-type="float" office:value="0.0358" calcext:value-type="float">
            <text:p>0.04</text:p>
          </table:table-cell>
          <table:table-cell office:value-type="string" calcext:value-type="string">
            <text:p>&amp;</text:p>
          </table:table-cell>
          <table:table-cell table:formula="of:=AVERAGE([$fortran_dc_mpi.M12:$fortran_dc_mpi.M16])" office:value-type="float" office:value="3.207" calcext:value-type="float">
            <text:p>3.21</text:p>
          </table:table-cell>
          <table:table-cell office:value-type="string" calcext:value-type="string">
            <text:p>&amp;</text:p>
          </table:table-cell>
          <table:table-cell table:formula="of:=AVERAGE([$fortran_dc_mpi.N12:$fortran_dc_mpi.N16])" office:value-type="float" office:value="0.711" calcext:value-type="float">
            <text:p>0.71</text:p>
          </table:table-cell>
          <table:table-cell office:value-type="string" calcext:value-type="string">
            <text:p>&amp;</text:p>
          </table:table-cell>
          <table:table-cell table:formula="of:=AVERAGE([$fortran_dc_mpi.O12:$fortran_dc_mpi.O16])" office:value-type="float" office:value="41.846" calcext:value-type="float">
            <text:p>41.85</text:p>
          </table:table-cell>
          <table:table-cell office:value-type="string" calcext:value-type="string">
            <text:p>\\</text:p>
          </table:table-cell>
          <table:table-cell/>
          <table:table-cell table:formula="of:=[.O6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AVERAGE([$fortran_dc_mpi.C17:$fortran_dc_mpi.C21])" office:value-type="float" office:value="23.5766" calcext:value-type="float">
            <text:p>23.58</text:p>
          </table:table-cell>
          <table:table-cell office:value-type="string" calcext:value-type="string">
            <text:p>&amp;</text:p>
          </table:table-cell>
          <table:table-cell table:formula="of:=AVERAGE([$fortran_dc_mpi.D17:$fortran_dc_mpi.D21])" office:value-type="float" office:value="2.1986" calcext:value-type="float">
            <text:p>2.20</text:p>
          </table:table-cell>
          <table:table-cell office:value-type="string" calcext:value-type="string">
            <text:p>&amp;</text:p>
          </table:table-cell>
          <table:table-cell table:formula="of:=AVERAGE([$fortran_dc_mpi.E17:$fortran_dc_mpi.E21])" office:value-type="float" office:value="2.7036" calcext:value-type="float">
            <text:p>2.70</text:p>
          </table:table-cell>
          <table:table-cell office:value-type="string" calcext:value-type="string">
            <text:p>&amp;</text:p>
          </table:table-cell>
          <table:table-cell table:formula="of:=AVERAGE([$fortran_dc_mpi.F17:$fortran_dc_mpi.F21])" office:value-type="float" office:value="0.5264" calcext:value-type="float">
            <text:p>0.53</text:p>
          </table:table-cell>
          <table:table-cell office:value-type="string" calcext:value-type="string">
            <text:p>&amp;</text:p>
          </table:table-cell>
          <table:table-cell table:formula="of:=AVERAGE([$fortran_dc_mpi.H17:$fortran_dc_mpi.H21])" office:value-type="float" office:value="0.1086" calcext:value-type="float">
            <text:p>0.11</text:p>
          </table:table-cell>
          <table:table-cell office:value-type="string" calcext:value-type="string">
            <text:p>&amp;</text:p>
          </table:table-cell>
          <table:table-cell table:formula="of:=[$'dac-f90'.R7]" office:value-type="float" office:value="79.7148" calcext:value-type="float">
            <text:p>79.71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AVERAGE([$fortran_dc_mpi.K17:$fortran_dc_mpi.K21])" office:value-type="float" office:value="46.2078" calcext:value-type="float">
            <text:p>46.21</text:p>
          </table:table-cell>
          <table:table-cell office:value-type="string" calcext:value-type="string">
            <text:p>&amp;</text:p>
          </table:table-cell>
          <table:table-cell table:formula="of:=AVERAGE([$fortran_dc_mpi.L17:$fortran_dc_mpi.L21])" office:value-type="float" office:value="0.0786" calcext:value-type="float">
            <text:p>0.08</text:p>
          </table:table-cell>
          <table:table-cell office:value-type="string" calcext:value-type="string">
            <text:p>&amp;</text:p>
          </table:table-cell>
          <table:table-cell table:formula="of:=AVERAGE([$fortran_dc_mpi.M17:$fortran_dc_mpi.M21])" office:value-type="float" office:value="3.261" calcext:value-type="float">
            <text:p>3.26</text:p>
          </table:table-cell>
          <table:table-cell office:value-type="string" calcext:value-type="string">
            <text:p>&amp;</text:p>
          </table:table-cell>
          <table:table-cell table:formula="of:=AVERAGE([$fortran_dc_mpi.N17:$fortran_dc_mpi.N21])" office:value-type="float" office:value="0.7854" calcext:value-type="float">
            <text:p>0.79</text:p>
          </table:table-cell>
          <table:table-cell office:value-type="string" calcext:value-type="string">
            <text:p>&amp;</text:p>
          </table:table-cell>
          <table:table-cell table:formula="of:=AVERAGE([$fortran_dc_mpi.O17:$fortran_dc_mpi.O21])" office:value-type="float" office:value="49.4552" calcext:value-type="float">
            <text:p>49.46</text:p>
          </table:table-cell>
          <table:table-cell office:value-type="string" calcext:value-type="string">
            <text:p>\\</text:p>
          </table:table-cell>
          <table:table-cell/>
          <table:table-cell table:formula="of:=[.O7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AVERAGE([$fortran_dc_mpi.C22:$fortran_dc_mpi.C31])" office:value-type="float" office:value="28.6903" calcext:value-type="float">
            <text:p>28.69</text:p>
          </table:table-cell>
          <table:table-cell office:value-type="string" calcext:value-type="string">
            <text:p>&amp;</text:p>
          </table:table-cell>
          <table:table-cell table:formula="of:=AVERAGE([$fortran_dc_mpi.D22:$fortran_dc_mpi.D31])" office:value-type="float" office:value="2.2172" calcext:value-type="float">
            <text:p>2.22</text:p>
          </table:table-cell>
          <table:table-cell office:value-type="string" calcext:value-type="string">
            <text:p>&amp;</text:p>
          </table:table-cell>
          <table:table-cell table:formula="of:=AVERAGE([$fortran_dc_mpi.E22:$fortran_dc_mpi.E31])" office:value-type="float" office:value="2.2394" calcext:value-type="float">
            <text:p>2.24</text:p>
          </table:table-cell>
          <table:table-cell office:value-type="string" calcext:value-type="string">
            <text:p>&amp;</text:p>
          </table:table-cell>
          <table:table-cell table:formula="of:=AVERAGE([$fortran_dc_mpi.F22:$fortran_dc_mpi.F31])" office:value-type="float" office:value="0.3084" calcext:value-type="float">
            <text:p>0.31</text:p>
          </table:table-cell>
          <table:table-cell office:value-type="string" calcext:value-type="string">
            <text:p>&amp;</text:p>
          </table:table-cell>
          <table:table-cell table:formula="of:=AVERAGE([$fortran_dc_mpi.H22:$fortran_dc_mpi.H31])" office:value-type="float" office:value="0.111" calcext:value-type="float">
            <text:p>0.11</text:p>
          </table:table-cell>
          <table:table-cell office:value-type="string" calcext:value-type="string">
            <text:p>&amp;</text:p>
          </table:table-cell>
          <table:table-cell table:formula="of:=[$'dac-f90'.R8]" office:value-type="float" office:value="92.0488" calcext:value-type="float">
            <text:p>92.05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AVERAGE([$fortran_dc_mpi.K22:$fortran_dc_mpi.K31])" office:value-type="float" office:value="53.5677" calcext:value-type="float">
            <text:p>53.57</text:p>
          </table:table-cell>
          <table:table-cell office:value-type="string" calcext:value-type="string">
            <text:p>&amp;</text:p>
          </table:table-cell>
          <table:table-cell table:formula="of:=AVERAGE([$fortran_dc_mpi.L22:$fortran_dc_mpi.L31])" office:value-type="float" office:value="0.0543" calcext:value-type="float">
            <text:p>0.05</text:p>
          </table:table-cell>
          <table:table-cell office:value-type="string" calcext:value-type="string">
            <text:p>&amp;</text:p>
          </table:table-cell>
          <table:table-cell table:formula="of:=AVERAGE([$fortran_dc_mpi.M22:$fortran_dc_mpi.M31])" office:value-type="float" office:value="3.3559" calcext:value-type="float">
            <text:p>3.36</text:p>
          </table:table-cell>
          <table:table-cell office:value-type="string" calcext:value-type="string">
            <text:p>&amp;</text:p>
          </table:table-cell>
          <table:table-cell table:formula="of:=AVERAGE([$fortran_dc_mpi.N22:$fortran_dc_mpi.N31])" office:value-type="float" office:value="0.6816" calcext:value-type="float">
            <text:p>0.68</text:p>
          </table:table-cell>
          <table:table-cell office:value-type="string" calcext:value-type="string">
            <text:p>&amp;</text:p>
          </table:table-cell>
          <table:table-cell table:formula="of:=AVERAGE([$fortran_dc_mpi.O22:$fortran_dc_mpi.O31])" office:value-type="float" office:value="56.4712" calcext:value-type="float">
            <text:p>56.47</text:p>
          </table:table-cell>
          <table:table-cell office:value-type="string" calcext:value-type="string">
            <text:p>\\</text:p>
          </table:table-cell>
          <table:table-cell/>
          <table:table-cell table:formula="of:=[.O8]-[#REF!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&amp;</text:p>
          </table:table-cell>
          <table:table-cell table:formula="of:=[$'f90-sequential'.O21]" office:value-type="float" office:value="137.63" calcext:value-type="float">
            <text:p>137.63</text:p>
          </table:table-cell>
          <table:table-cell office:value-type="string" calcext:value-type="string">
            <text:p>&amp;</text:p>
          </table:table-cell>
          <table:table-cell table:formula="of:=[$'f90-sequential'.P21]" office:value-type="float" office:value="19.3254" calcext:value-type="float">
            <text:p>19.33</text:p>
          </table:table-cell>
          <table:table-cell office:value-type="string" calcext:value-type="string">
            <text:p>&amp;</text:p>
          </table:table-cell>
          <table:table-cell table:formula="of:=[$'f90-sequential'.Q21]" office:value-type="float" office:value="52.7936" calcext:value-type="float">
            <text:p>52.79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'f90-sequential'.S21]" office:value-type="float" office:value="0.0582" calcext:value-type="float">
            <text:p>0.06</text:p>
          </table:table-cell>
          <table:table-cell office:value-type="string" calcext:value-type="string">
            <text:p>&amp;</text:p>
          </table:table-cell>
          <table:table-cell table:formula="of:=[$'dac-f90'.R9]" office:value-type="float" office:value="209.8084" calcext:value-type="float">
            <text:p>209.81</text:p>
          </table:table-cell>
          <table:table-cell office:value-type="string" calcext:value-type="string">
            <text:p>\\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\\</text:p>
          </table:table-cell>
          <table:table-cell/>
          <table:table-cell table:formula="of:=[.O9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AVERAGE([$fortran_dc_mpi.C62:$fortran_dc_mpi.C66])" office:value-type="float" office:value="155.0164" calcext:value-type="float">
            <text:p>155.02</text:p>
          </table:table-cell>
          <table:table-cell office:value-type="string" calcext:value-type="string">
            <text:p>&amp;</text:p>
          </table:table-cell>
          <table:table-cell table:formula="of:=AVERAGE([$fortran_dc_mpi.D62:$fortran_dc_mpi.D66])" office:value-type="float" office:value="19.4028" calcext:value-type="float">
            <text:p>19.40</text:p>
          </table:table-cell>
          <table:table-cell office:value-type="string" calcext:value-type="string">
            <text:p>&amp;</text:p>
          </table:table-cell>
          <table:table-cell table:formula="of:=AVERAGE([$fortran_dc_mpi.E62:$fortran_dc_mpi.E66])" office:value-type="float" office:value="103.4746" calcext:value-type="float">
            <text:p>103.47</text:p>
          </table:table-cell>
          <table:table-cell office:value-type="string" calcext:value-type="string">
            <text:p>&amp;</text:p>
          </table:table-cell>
          <table:table-cell table:formula="of:=AVERAGE([$fortran_dc_mpi.F62:$fortran_dc_mpi.F66])" office:value-type="float" office:value="32.565" calcext:value-type="float">
            <text:p>32.57</text:p>
          </table:table-cell>
          <table:table-cell office:value-type="string" calcext:value-type="string">
            <text:p>&amp;</text:p>
          </table:table-cell>
          <table:table-cell table:formula="of:=AVERAGE([$fortran_dc_mpi.H62:$fortran_dc_mpi.H66])" office:value-type="float" office:value="0.0798" calcext:value-type="float">
            <text:p>0.08</text:p>
          </table:table-cell>
          <table:table-cell office:value-type="string" calcext:value-type="string">
            <text:p>&amp;</text:p>
          </table:table-cell>
          <table:table-cell table:formula="of:=[$'dac-f90'.R10]" office:value-type="float" office:value="317.0498" calcext:value-type="float">
            <text:p>317.05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AVERAGE([$fortran_dc_mpi.K62:$fortran_dc_mpi.K66])" office:value-type="float" office:value="33.4916" calcext:value-type="float">
            <text:p>33.49</text:p>
          </table:table-cell>
          <table:table-cell office:value-type="string" calcext:value-type="string">
            <text:p>&amp;</text:p>
          </table:table-cell>
          <table:table-cell table:formula="of:=AVERAGE([$fortran_dc_mpi.L62:$fortran_dc_mpi.L66])" office:value-type="float" office:value="0.0054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AVERAGE([$fortran_dc_mpi.M62:$fortran_dc_mpi.M66]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dc_mpi.N62:$fortran_dc_mpi.N66]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dc_mpi.O62:$fortran_dc_mpi.O66])" office:value-type="float" office:value="33.4916" calcext:value-type="float">
            <text:p>33.49</text:p>
          </table:table-cell>
          <table:table-cell office:value-type="string" calcext:value-type="string">
            <text:p>\\</text:p>
          </table:table-cell>
          <table:table-cell/>
          <table:table-cell table:formula="of:=[.O10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AVERAGE([$fortran_dc_mpi.C37:$fortran_dc_mpi.C41])" office:value-type="float" office:value="161.505" calcext:value-type="float">
            <text:p>161.51</text:p>
          </table:table-cell>
          <table:table-cell office:value-type="string" calcext:value-type="string">
            <text:p>&amp;</text:p>
          </table:table-cell>
          <table:table-cell table:formula="of:=AVERAGE([$fortran_dc_mpi.D37:$fortran_dc_mpi.D41])" office:value-type="float" office:value="19.3484" calcext:value-type="float">
            <text:p>19.35</text:p>
          </table:table-cell>
          <table:table-cell office:value-type="string" calcext:value-type="string">
            <text:p>&amp;</text:p>
          </table:table-cell>
          <table:table-cell table:formula="of:=AVERAGE([$fortran_dc_mpi.E37:$fortran_dc_mpi.E41])" office:value-type="float" office:value="57.7364" calcext:value-type="float">
            <text:p>57.74</text:p>
          </table:table-cell>
          <table:table-cell office:value-type="string" calcext:value-type="string">
            <text:p>&amp;</text:p>
          </table:table-cell>
          <table:table-cell table:formula="of:=AVERAGE([$fortran_dc_mpi.F37:$fortran_dc_mpi.F41])" office:value-type="float" office:value="17.1752" calcext:value-type="float">
            <text:p>17.18</text:p>
          </table:table-cell>
          <table:table-cell office:value-type="string" calcext:value-type="string">
            <text:p>&amp;</text:p>
          </table:table-cell>
          <table:table-cell table:formula="of:=AVERAGE([$fortran_dc_mpi.H37:$fortran_dc_mpi.H41])" office:value-type="float" office:value="0.111" calcext:value-type="float">
            <text:p>0.11</text:p>
          </table:table-cell>
          <table:table-cell office:value-type="string" calcext:value-type="string">
            <text:p>&amp;</text:p>
          </table:table-cell>
          <table:table-cell table:formula="of:=[$'dac-f90'.R11]" office:value-type="float" office:value="279.2502" calcext:value-type="float">
            <text:p>279.25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AVERAGE([$fortran_dc_mpi.K37:$fortran_dc_mpi.K41])" office:value-type="float" office:value="35.3778" calcext:value-type="float">
            <text:p>35.38</text:p>
          </table:table-cell>
          <table:table-cell office:value-type="string" calcext:value-type="string">
            <text:p>&amp;</text:p>
          </table:table-cell>
          <table:table-cell table:formula="of:=AVERAGE([$fortran_dc_mpi.L37:$fortran_dc_mpi.L41])" office:value-type="float" office:value="0.0184" calcext:value-type="float">
            <text:p>0.02</text:p>
          </table:table-cell>
          <table:table-cell office:value-type="string" calcext:value-type="string">
            <text:p>&amp;</text:p>
          </table:table-cell>
          <table:table-cell table:formula="of:=AVERAGE([$fortran_dc_mpi.M37:$fortran_dc_mpi.M41])" office:value-type="float" office:value="22.3286" calcext:value-type="float">
            <text:p>22.33</text:p>
          </table:table-cell>
          <table:table-cell office:value-type="string" calcext:value-type="string">
            <text:p>&amp;</text:p>
          </table:table-cell>
          <table:table-cell table:formula="of:=AVERAGE([$fortran_dc_mpi.N37:$fortran_dc_mpi.N41])" office:value-type="float" office:value="1.5252" calcext:value-type="float">
            <text:p>1.53</text:p>
          </table:table-cell>
          <table:table-cell office:value-type="string" calcext:value-type="string">
            <text:p>&amp;</text:p>
          </table:table-cell>
          <table:table-cell table:formula="of:=AVERAGE([$fortran_dc_mpi.O37:$fortran_dc_mpi.O41])" office:value-type="float" office:value="56.2182" calcext:value-type="float">
            <text:p>56.22</text:p>
          </table:table-cell>
          <table:table-cell office:value-type="string" calcext:value-type="string">
            <text:p>\\</text:p>
          </table:table-cell>
          <table:table-cell/>
          <table:table-cell table:formula="of:=[.O11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AVERAGE([$fortran_dc_mpi.C42:$fortran_dc_mpi.C46])" office:value-type="float" office:value="164.6774" calcext:value-type="float">
            <text:p>164.68</text:p>
          </table:table-cell>
          <table:table-cell office:value-type="string" calcext:value-type="string">
            <text:p>&amp;</text:p>
          </table:table-cell>
          <table:table-cell table:formula="of:=AVERAGE([$fortran_dc_mpi.D42:$fortran_dc_mpi.D46])" office:value-type="float" office:value="19.6464" calcext:value-type="float">
            <text:p>19.65</text:p>
          </table:table-cell>
          <table:table-cell office:value-type="string" calcext:value-type="string">
            <text:p>&amp;</text:p>
          </table:table-cell>
          <table:table-cell table:formula="of:=AVERAGE([$fortran_dc_mpi.E42:$fortran_dc_mpi.E46])" office:value-type="float" office:value="32.9548" calcext:value-type="float">
            <text:p>32.95</text:p>
          </table:table-cell>
          <table:table-cell office:value-type="string" calcext:value-type="string">
            <text:p>&amp;</text:p>
          </table:table-cell>
          <table:table-cell table:formula="of:=AVERAGE([$fortran_dc_mpi.F42:$fortran_dc_mpi.F46])" office:value-type="float" office:value="8.9538" calcext:value-type="float">
            <text:p>8.95</text:p>
          </table:table-cell>
          <table:table-cell office:value-type="string" calcext:value-type="string">
            <text:p>&amp;</text:p>
          </table:table-cell>
          <table:table-cell table:formula="of:=AVERAGE([$fortran_dc_mpi.H42:$fortran_dc_mpi.H46])" office:value-type="float" office:value="0.1148" calcext:value-type="float">
            <text:p>0.11</text:p>
          </table:table-cell>
          <table:table-cell office:value-type="string" calcext:value-type="string">
            <text:p>&amp;</text:p>
          </table:table-cell>
          <table:table-cell table:formula="of:=[$'dac-f90'.R12]" office:value-type="float" office:value="259.1894" calcext:value-type="float">
            <text:p>259.19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AVERAGE([$fortran_dc_mpi.K42:$fortran_dc_mpi.K46])" office:value-type="float" office:value="37.3204" calcext:value-type="float">
            <text:p>37.32</text:p>
          </table:table-cell>
          <table:table-cell office:value-type="string" calcext:value-type="string">
            <text:p>&amp;</text:p>
          </table:table-cell>
          <table:table-cell table:formula="of:=AVERAGE([$fortran_dc_mpi.L42:$fortran_dc_mpi.L46])" office:value-type="float" office:value="0.024" calcext:value-type="float">
            <text:p>0.02</text:p>
          </table:table-cell>
          <table:table-cell office:value-type="string" calcext:value-type="string">
            <text:p>&amp;</text:p>
          </table:table-cell>
          <table:table-cell table:formula="of:=AVERAGE([$fortran_dc_mpi.M42:$fortran_dc_mpi.M46])" office:value-type="float" office:value="24.4122" calcext:value-type="float">
            <text:p>24.41</text:p>
          </table:table-cell>
          <table:table-cell office:value-type="string" calcext:value-type="string">
            <text:p>&amp;</text:p>
          </table:table-cell>
          <table:table-cell table:formula="of:=AVERAGE([$fortran_dc_mpi.N42:$fortran_dc_mpi.N46])" office:value-type="float" office:value="1.0814" calcext:value-type="float">
            <text:p>1.08</text:p>
          </table:table-cell>
          <table:table-cell office:value-type="string" calcext:value-type="string">
            <text:p>&amp;</text:p>
          </table:table-cell>
          <table:table-cell table:formula="of:=AVERAGE([$fortran_dc_mpi.O42:$fortran_dc_mpi.O46])" office:value-type="float" office:value="61.668" calcext:value-type="float">
            <text:p>61.67</text:p>
          </table:table-cell>
          <table:table-cell office:value-type="string" calcext:value-type="string">
            <text:p>\\</text:p>
          </table:table-cell>
          <table:table-cell/>
          <table:table-cell table:formula="of:=[.O12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AVERAGE([$fortran_dc_mpi.C47:$fortran_dc_mpi.C51])" office:value-type="float" office:value="171.7136" calcext:value-type="float">
            <text:p>171.71</text:p>
          </table:table-cell>
          <table:table-cell office:value-type="string" calcext:value-type="string">
            <text:p>&amp;</text:p>
          </table:table-cell>
          <table:table-cell table:formula="of:=AVERAGE([$fortran_dc_mpi.D47:$fortran_dc_mpi.D51])" office:value-type="float" office:value="21.7224" calcext:value-type="float">
            <text:p>21.72</text:p>
          </table:table-cell>
          <table:table-cell office:value-type="string" calcext:value-type="string">
            <text:p>&amp;</text:p>
          </table:table-cell>
          <table:table-cell table:formula="of:=AVERAGE([$fortran_dc_mpi.E47:$fortran_dc_mpi.E51])" office:value-type="float" office:value="22.4558" calcext:value-type="float">
            <text:p>22.46</text:p>
          </table:table-cell>
          <table:table-cell office:value-type="string" calcext:value-type="string">
            <text:p>&amp;</text:p>
          </table:table-cell>
          <table:table-cell table:formula="of:=AVERAGE([$fortran_dc_mpi.F47:$fortran_dc_mpi.F51])" office:value-type="float" office:value="5.212" calcext:value-type="float">
            <text:p>5.21</text:p>
          </table:table-cell>
          <table:table-cell office:value-type="string" calcext:value-type="string">
            <text:p>&amp;</text:p>
          </table:table-cell>
          <table:table-cell table:formula="of:=AVERAGE([$fortran_dc_mpi.H47:$fortran_dc_mpi.H51])" office:value-type="float" office:value="0.1212" calcext:value-type="float">
            <text:p>0.12</text:p>
          </table:table-cell>
          <table:table-cell office:value-type="string" calcext:value-type="string">
            <text:p>&amp;</text:p>
          </table:table-cell>
          <table:table-cell table:formula="of:=[$'dac-f90'.R13]" office:value-type="float" office:value="258.0864" calcext:value-type="float">
            <text:p>258.09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AVERAGE([$fortran_dc_mpi.K47:$fortran_dc_mpi.K51])" office:value-type="float" office:value="38.1002" calcext:value-type="float">
            <text:p>38.10</text:p>
          </table:table-cell>
          <table:table-cell office:value-type="string" calcext:value-type="string">
            <text:p>&amp;</text:p>
          </table:table-cell>
          <table:table-cell table:formula="of:=AVERAGE([$fortran_dc_mpi.L47:$fortran_dc_mpi.L51])" office:value-type="float" office:value="0.0298" calcext:value-type="float">
            <text:p>0.03</text:p>
          </table:table-cell>
          <table:table-cell office:value-type="string" calcext:value-type="string">
            <text:p>&amp;</text:p>
          </table:table-cell>
          <table:table-cell table:formula="of:=AVERAGE([$fortran_dc_mpi.M47:$fortran_dc_mpi.M51])" office:value-type="float" office:value="27.9808" calcext:value-type="float">
            <text:p>27.98</text:p>
          </table:table-cell>
          <table:table-cell office:value-type="string" calcext:value-type="string">
            <text:p>&amp;</text:p>
          </table:table-cell>
          <table:table-cell table:formula="of:=AVERAGE([$fortran_dc_mpi.N47:$fortran_dc_mpi.N51])" office:value-type="float" office:value="0.744" calcext:value-type="float">
            <text:p>0.74</text:p>
          </table:table-cell>
          <table:table-cell office:value-type="string" calcext:value-type="string">
            <text:p>&amp;</text:p>
          </table:table-cell>
          <table:table-cell table:formula="of:=AVERAGE([$fortran_dc_mpi.O47:$fortran_dc_mpi.O51])" office:value-type="float" office:value="65.7332" calcext:value-type="float">
            <text:p>65.73</text:p>
          </table:table-cell>
          <table:table-cell office:value-type="string" calcext:value-type="string">
            <text:p>\\</text:p>
          </table:table-cell>
          <table:table-cell/>
          <table:table-cell table:formula="of:=[.O13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AVERAGE([$fortran_dc_mpi.C52:$fortran_dc_mpi.C56])" office:value-type="float" office:value="167.2156" calcext:value-type="float">
            <text:p>167.22</text:p>
          </table:table-cell>
          <table:table-cell office:value-type="string" calcext:value-type="string">
            <text:p>&amp;</text:p>
          </table:table-cell>
          <table:table-cell table:formula="of:=AVERAGE([$fortran_dc_mpi.D52:$fortran_dc_mpi.D56])" office:value-type="float" office:value="21.8528" calcext:value-type="float">
            <text:p>21.85</text:p>
          </table:table-cell>
          <table:table-cell office:value-type="string" calcext:value-type="string">
            <text:p>&amp;</text:p>
          </table:table-cell>
          <table:table-cell table:formula="of:=AVERAGE([$fortran_dc_mpi.E52:$fortran_dc_mpi.E56])" office:value-type="float" office:value="15.5838" calcext:value-type="float">
            <text:p>15.58</text:p>
          </table:table-cell>
          <table:table-cell office:value-type="string" calcext:value-type="string">
            <text:p>&amp;</text:p>
          </table:table-cell>
          <table:table-cell table:formula="of:=AVERAGE([$fortran_dc_mpi.F52:$fortran_dc_mpi.F56])" office:value-type="float" office:value="2.912" calcext:value-type="float">
            <text:p>2.91</text:p>
          </table:table-cell>
          <table:table-cell office:value-type="string" calcext:value-type="string">
            <text:p>&amp;</text:p>
          </table:table-cell>
          <table:table-cell table:formula="of:=AVERAGE([$fortran_dc_mpi.H52:$fortran_dc_mpi.H56])" office:value-type="float" office:value="0.1032" calcext:value-type="float">
            <text:p>0.10</text:p>
          </table:table-cell>
          <table:table-cell office:value-type="string" calcext:value-type="string">
            <text:p>&amp;</text:p>
          </table:table-cell>
          <table:table-cell table:formula="of:=[$'dac-f90'.R14]" office:value-type="float" office:value="255.6274" calcext:value-type="float">
            <text:p>255.63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AVERAGE([$fortran_dc_mpi.K52:$fortran_dc_mpi.K56])" office:value-type="float" office:value="47.1926" calcext:value-type="float">
            <text:p>47.19</text:p>
          </table:table-cell>
          <table:table-cell office:value-type="string" calcext:value-type="string">
            <text:p>&amp;</text:p>
          </table:table-cell>
          <table:table-cell table:formula="of:=AVERAGE([$fortran_dc_mpi.L52:$fortran_dc_mpi.L56])" office:value-type="float" office:value="0.0726" calcext:value-type="float">
            <text:p>0.07</text:p>
          </table:table-cell>
          <table:table-cell office:value-type="string" calcext:value-type="string">
            <text:p>&amp;</text:p>
          </table:table-cell>
          <table:table-cell table:formula="of:=AVERAGE([$fortran_dc_mpi.M52:$fortran_dc_mpi.M56])" office:value-type="float" office:value="28.6434" calcext:value-type="float">
            <text:p>28.64</text:p>
          </table:table-cell>
          <table:table-cell office:value-type="string" calcext:value-type="string">
            <text:p>&amp;</text:p>
          </table:table-cell>
          <table:table-cell table:formula="of:=AVERAGE([$fortran_dc_mpi.N52:$fortran_dc_mpi.N56])" office:value-type="float" office:value="1.1394" calcext:value-type="float">
            <text:p>1.14</text:p>
          </table:table-cell>
          <table:table-cell office:value-type="string" calcext:value-type="string">
            <text:p>&amp;</text:p>
          </table:table-cell>
          <table:table-cell table:formula="of:=AVERAGE([$fortran_dc_mpi.O52:$fortran_dc_mpi.O56])" office:value-type="float" office:value="75.5938" calcext:value-type="float">
            <text:p>75.59</text:p>
          </table:table-cell>
          <table:table-cell office:value-type="string" calcext:value-type="string">
            <text:p>\\</text:p>
          </table:table-cell>
          <table:table-cell/>
          <table:table-cell table:formula="of:=[.O14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AVERAGE([$fortran_dc_mpi.C57:$fortran_dc_mpi.C61])" office:value-type="float" office:value="191.5132" calcext:value-type="float">
            <text:p>191.51</text:p>
          </table:table-cell>
          <table:table-cell office:value-type="string" calcext:value-type="string">
            <text:p>&amp;</text:p>
          </table:table-cell>
          <table:table-cell table:formula="of:=AVERAGE([$fortran_dc_mpi.D57:$fortran_dc_mpi.D61])" office:value-type="float" office:value="21.8932" calcext:value-type="float">
            <text:p>21.89</text:p>
          </table:table-cell>
          <table:table-cell office:value-type="string" calcext:value-type="string">
            <text:p>&amp;</text:p>
          </table:table-cell>
          <table:table-cell table:formula="of:=AVERAGE([$fortran_dc_mpi.E57:$fortran_dc_mpi.E61])" office:value-type="float" office:value="12.8158" calcext:value-type="float">
            <text:p>12.82</text:p>
          </table:table-cell>
          <table:table-cell office:value-type="string" calcext:value-type="string">
            <text:p>&amp;</text:p>
          </table:table-cell>
          <table:table-cell table:formula="of:=AVERAGE([$fortran_dc_mpi.F57:$fortran_dc_mpi.F61])" office:value-type="float" office:value="1.697" calcext:value-type="float">
            <text:p>1.70</text:p>
          </table:table-cell>
          <table:table-cell office:value-type="string" calcext:value-type="string">
            <text:p>&amp;</text:p>
          </table:table-cell>
          <table:table-cell table:formula="of:=AVERAGE([$fortran_dc_mpi.H57:$fortran_dc_mpi.H61])" office:value-type="float" office:value="0.148" calcext:value-type="float">
            <text:p>0.15</text:p>
          </table:table-cell>
          <table:table-cell office:value-type="string" calcext:value-type="string">
            <text:p>&amp;</text:p>
          </table:table-cell>
          <table:table-cell table:formula="of:=[$'dac-f90'.R15]" office:value-type="float" office:value="283.5774" calcext:value-type="float">
            <text:p>283.58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AVERAGE([$fortran_dc_mpi.K57:$fortran_dc_mpi.K61])" office:value-type="float" office:value="53.3982" calcext:value-type="float">
            <text:p>53.40</text:p>
          </table:table-cell>
          <table:table-cell office:value-type="string" calcext:value-type="string">
            <text:p>&amp;</text:p>
          </table:table-cell>
          <table:table-cell table:formula="of:=AVERAGE([$fortran_dc_mpi.L57:$fortran_dc_mpi.L61])" office:value-type="float" office:value="0.051" calcext:value-type="float">
            <text:p>0.05</text:p>
          </table:table-cell>
          <table:table-cell office:value-type="string" calcext:value-type="string">
            <text:p>&amp;</text:p>
          </table:table-cell>
          <table:table-cell table:formula="of:=AVERAGE([$fortran_dc_mpi.M57:$fortran_dc_mpi.M61])" office:value-type="float" office:value="29.4142" calcext:value-type="float">
            <text:p>29.41</text:p>
          </table:table-cell>
          <table:table-cell office:value-type="string" calcext:value-type="string">
            <text:p>&amp;</text:p>
          </table:table-cell>
          <table:table-cell table:formula="of:=AVERAGE([$fortran_dc_mpi.N57:$fortran_dc_mpi.N61])" office:value-type="float" office:value="1.7798" calcext:value-type="float">
            <text:p>1.78</text:p>
          </table:table-cell>
          <table:table-cell office:value-type="string" calcext:value-type="string">
            <text:p>&amp;</text:p>
          </table:table-cell>
          <table:table-cell table:formula="of:=AVERAGE([$fortran_dc_mpi.O57:$fortran_dc_mpi.O61])" office:value-type="float" office:value="82.4948" calcext:value-type="float">
            <text:p>82.49</text:p>
          </table:table-cell>
          <table:table-cell office:value-type="string" calcext:value-type="string">
            <text:p>\\</text:p>
          </table:table-cell>
          <table:table-cell/>
          <table:table-cell table:formula="of:=[.O15]-[#REF!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&amp;</text:p>
          </table:table-cell>
          <table:table-cell table:formula="of:=[$'f90-sequential'.O22]" office:value-type="float" office:value="1548.9968" calcext:value-type="float">
            <text:p>1549.00</text:p>
          </table:table-cell>
          <table:table-cell office:value-type="string" calcext:value-type="string">
            <text:p>&amp;</text:p>
          </table:table-cell>
          <table:table-cell table:formula="of:=[$'f90-sequential'.P22]" office:value-type="float" office:value="265.9738" calcext:value-type="float">
            <text:p>265.97</text:p>
          </table:table-cell>
          <table:table-cell office:value-type="string" calcext:value-type="string">
            <text:p>&amp;</text:p>
          </table:table-cell>
          <table:table-cell table:formula="of:=[$'f90-sequential'.Q22]" office:value-type="float" office:value="784.2708" calcext:value-type="float">
            <text:p>784.27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'f90-sequential'.S22]" office:value-type="float" office:value="0.1112" calcext:value-type="float">
            <text:p>0.11</text:p>
          </table:table-cell>
          <table:table-cell office:value-type="string" calcext:value-type="string">
            <text:p>&amp;</text:p>
          </table:table-cell>
          <table:table-cell table:formula="of:=[$'dac-f90'.R16]" office:value-type="float" office:value="2599.3536" calcext:value-type="float">
            <text:p>2599.35</text:p>
          </table:table-cell>
          <table:table-cell office:value-type="string" calcext:value-type="string">
            <text:p>\\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\\</text:p>
          </table:table-cell>
          <table:table-cell/>
          <table:table-cell table:formula="of:=[.O16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AVERAGE([$fortran_dc_mpi.C92:$fortran_dc_mpi.C96])" office:value-type="float" office:value="1497.2786" calcext:value-type="float">
            <text:p>1497.28</text:p>
          </table:table-cell>
          <table:table-cell office:value-type="string" calcext:value-type="string">
            <text:p>&amp;</text:p>
          </table:table-cell>
          <table:table-cell table:formula="of:=AVERAGE([$fortran_dc_mpi.D92:$fortran_dc_mpi.D96])" office:value-type="float" office:value="232.3184" calcext:value-type="float">
            <text:p>232.32</text:p>
          </table:table-cell>
          <table:table-cell office:value-type="string" calcext:value-type="string">
            <text:p>&amp;</text:p>
          </table:table-cell>
          <table:table-cell table:formula="of:=AVERAGE([$fortran_dc_mpi.E92:$fortran_dc_mpi.E96])" office:value-type="float" office:value="1441.6018" calcext:value-type="float">
            <text:p>1441.60</text:p>
          </table:table-cell>
          <table:table-cell office:value-type="string" calcext:value-type="string">
            <text:p>&amp;</text:p>
          </table:table-cell>
          <table:table-cell table:formula="of:=AVERAGE([$fortran_dc_mpi.F92:$fortran_dc_mpi.F96])" office:value-type="float" office:value="460.9376" calcext:value-type="float">
            <text:p>460.94</text:p>
          </table:table-cell>
          <table:table-cell office:value-type="string" calcext:value-type="string">
            <text:p>&amp;</text:p>
          </table:table-cell>
          <table:table-cell table:formula="of:=AVERAGE([$fortran_dc_mpi.H92:$fortran_dc_mpi.H96])" office:value-type="float" office:value="0.1942" calcext:value-type="float">
            <text:p>0.19</text:p>
          </table:table-cell>
          <table:table-cell office:value-type="string" calcext:value-type="string">
            <text:p>&amp;</text:p>
          </table:table-cell>
          <table:table-cell table:formula="of:=[$'dac-f90'.R17]" office:value-type="float" office:value="3212.1416" calcext:value-type="float">
            <text:p>3212.14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AVERAGE([$fortran_dc_mpi.K92:$fortran_dc_mpi.K96])" office:value-type="float" office:value="33.8492" calcext:value-type="float">
            <text:p>33.85</text:p>
          </table:table-cell>
          <table:table-cell office:value-type="string" calcext:value-type="string">
            <text:p>&amp;</text:p>
          </table:table-cell>
          <table:table-cell table:formula="of:=AVERAGE([$fortran_dc_mpi.L92:$fortran_dc_mpi.L96])" office:value-type="float" office:value="0.011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AVERAGE([$fortran_dc_mpi.M92:$fortran_dc_mpi.M96]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dc_mpi.N92:$fortran_dc_mpi.N96]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dc_mpi.O92:$fortran_dc_mpi.O96])" office:value-type="float" office:value="33.8492" calcext:value-type="float">
            <text:p>33.85</text:p>
          </table:table-cell>
          <table:table-cell office:value-type="string" calcext:value-type="string">
            <text:p>\\</text:p>
          </table:table-cell>
          <table:table-cell/>
          <table:table-cell table:formula="of:=[.O17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AVERAGE([$fortran_dc_mpi.C67:$fortran_dc_mpi.C71])" office:value-type="float" office:value="1454.0908" calcext:value-type="float">
            <text:p>1454.09</text:p>
          </table:table-cell>
          <table:table-cell office:value-type="string" calcext:value-type="string">
            <text:p>&amp;</text:p>
          </table:table-cell>
          <table:table-cell table:formula="of:=AVERAGE([$fortran_dc_mpi.D67:$fortran_dc_mpi.D71])" office:value-type="float" office:value="233.4958" calcext:value-type="float">
            <text:p>233.50</text:p>
          </table:table-cell>
          <table:table-cell office:value-type="string" calcext:value-type="string">
            <text:p>&amp;</text:p>
          </table:table-cell>
          <table:table-cell table:formula="of:=AVERAGE([$fortran_dc_mpi.E67:$fortran_dc_mpi.E71])" office:value-type="float" office:value="784.6804" calcext:value-type="float">
            <text:p>784.68</text:p>
          </table:table-cell>
          <table:table-cell office:value-type="string" calcext:value-type="string">
            <text:p>&amp;</text:p>
          </table:table-cell>
          <table:table-cell table:formula="of:=AVERAGE([$fortran_dc_mpi.F67:$fortran_dc_mpi.F71])" office:value-type="float" office:value="237.3882" calcext:value-type="float">
            <text:p>237.39</text:p>
          </table:table-cell>
          <table:table-cell office:value-type="string" calcext:value-type="string">
            <text:p>&amp;</text:p>
          </table:table-cell>
          <table:table-cell table:formula="of:=AVERAGE([$fortran_dc_mpi.H67:$fortran_dc_mpi.H71])" office:value-type="float" office:value="0.1972" calcext:value-type="float">
            <text:p>0.20</text:p>
          </table:table-cell>
          <table:table-cell office:value-type="string" calcext:value-type="string">
            <text:p>&amp;</text:p>
          </table:table-cell>
          <table:table-cell table:formula="of:=[$'dac-f90'.R18]" office:value-type="float" office:value="2515.0464" calcext:value-type="float">
            <text:p>2515.05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AVERAGE([$fortran_dc_mpi.K67:$fortran_dc_mpi.K71])" office:value-type="float" office:value="35.9982" calcext:value-type="float">
            <text:p>36.00</text:p>
          </table:table-cell>
          <table:table-cell office:value-type="string" calcext:value-type="string">
            <text:p>&amp;</text:p>
          </table:table-cell>
          <table:table-cell table:formula="of:=AVERAGE([$fortran_dc_mpi.L67:$fortran_dc_mpi.L71])" office:value-type="float" office:value="0.0396" calcext:value-type="float">
            <text:p>0.04</text:p>
          </table:table-cell>
          <table:table-cell office:value-type="string" calcext:value-type="string">
            <text:p>&amp;</text:p>
          </table:table-cell>
          <table:table-cell table:formula="of:=AVERAGE([$fortran_dc_mpi.M67:$fortran_dc_mpi.M71])" office:value-type="float" office:value="263.8448" calcext:value-type="float">
            <text:p>263.84</text:p>
          </table:table-cell>
          <table:table-cell office:value-type="string" calcext:value-type="string">
            <text:p>&amp;</text:p>
          </table:table-cell>
          <table:table-cell table:formula="of:=AVERAGE([$fortran_dc_mpi.N67:$fortran_dc_mpi.N71])" office:value-type="float" office:value="18.2266" calcext:value-type="float">
            <text:p>18.23</text:p>
          </table:table-cell>
          <table:table-cell office:value-type="string" calcext:value-type="string">
            <text:p>&amp;</text:p>
          </table:table-cell>
          <table:table-cell table:formula="of:=AVERAGE([$fortran_dc_mpi.O67:$fortran_dc_mpi.O71])" office:value-type="float" office:value="298.9542" calcext:value-type="float">
            <text:p>298.95</text:p>
          </table:table-cell>
          <table:table-cell office:value-type="string" calcext:value-type="string">
            <text:p>\\</text:p>
          </table:table-cell>
          <table:table-cell/>
          <table:table-cell table:formula="of:=[.O18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AVERAGE([$fortran_dc_mpi.C72:$fortran_dc_mpi.C76])" office:value-type="float" office:value="1513.8514" calcext:value-type="float">
            <text:p>1513.85</text:p>
          </table:table-cell>
          <table:table-cell office:value-type="string" calcext:value-type="string">
            <text:p>&amp;</text:p>
          </table:table-cell>
          <table:table-cell table:formula="of:=AVERAGE([$fortran_dc_mpi.D72:$fortran_dc_mpi.D76])" office:value-type="float" office:value="242.2038" calcext:value-type="float">
            <text:p>242.20</text:p>
          </table:table-cell>
          <table:table-cell office:value-type="string" calcext:value-type="string">
            <text:p>&amp;</text:p>
          </table:table-cell>
          <table:table-cell table:formula="of:=AVERAGE([$fortran_dc_mpi.E72:$fortran_dc_mpi.E76])" office:value-type="float" office:value="434.5936" calcext:value-type="float">
            <text:p>434.59</text:p>
          </table:table-cell>
          <table:table-cell office:value-type="string" calcext:value-type="string">
            <text:p>&amp;</text:p>
          </table:table-cell>
          <table:table-cell table:formula="of:=AVERAGE([$fortran_dc_mpi.F72:$fortran_dc_mpi.F76])" office:value-type="float" office:value="122.7656" calcext:value-type="float">
            <text:p>122.77</text:p>
          </table:table-cell>
          <table:table-cell office:value-type="string" calcext:value-type="string">
            <text:p>&amp;</text:p>
          </table:table-cell>
          <table:table-cell table:formula="of:=AVERAGE([$fortran_dc_mpi.H72:$fortran_dc_mpi.H76])" office:value-type="float" office:value="0.1826" calcext:value-type="float">
            <text:p>0.18</text:p>
          </table:table-cell>
          <table:table-cell office:value-type="string" calcext:value-type="string">
            <text:p>&amp;</text:p>
          </table:table-cell>
          <table:table-cell table:formula="of:=[$'dac-f90'.R19]" office:value-type="float" office:value="2234.345" calcext:value-type="float">
            <text:p>2234.35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AVERAGE([$fortran_dc_mpi.K72:$fortran_dc_mpi.K76])" office:value-type="float" office:value="37.9746" calcext:value-type="float">
            <text:p>37.97</text:p>
          </table:table-cell>
          <table:table-cell office:value-type="string" calcext:value-type="string">
            <text:p>&amp;</text:p>
          </table:table-cell>
          <table:table-cell table:formula="of:=AVERAGE([$fortran_dc_mpi.L72:$fortran_dc_mpi.L76])" office:value-type="float" office:value="0.081" calcext:value-type="float">
            <text:p>0.08</text:p>
          </table:table-cell>
          <table:table-cell office:value-type="string" calcext:value-type="string">
            <text:p>&amp;</text:p>
          </table:table-cell>
          <table:table-cell table:formula="of:=AVERAGE([$fortran_dc_mpi.M72:$fortran_dc_mpi.M76])" office:value-type="float" office:value="293.1558" calcext:value-type="float">
            <text:p>293.16</text:p>
          </table:table-cell>
          <table:table-cell office:value-type="string" calcext:value-type="string">
            <text:p>&amp;</text:p>
          </table:table-cell>
          <table:table-cell table:formula="of:=AVERAGE([$fortran_dc_mpi.N72:$fortran_dc_mpi.N76])" office:value-type="float" office:value="20.9564" calcext:value-type="float">
            <text:p>20.96</text:p>
          </table:table-cell>
          <table:table-cell office:value-type="string" calcext:value-type="string">
            <text:p>&amp;</text:p>
          </table:table-cell>
          <table:table-cell table:formula="of:=AVERAGE([$fortran_dc_mpi.O72:$fortran_dc_mpi.O76])" office:value-type="float" office:value="330.1844" calcext:value-type="float">
            <text:p>330.18</text:p>
          </table:table-cell>
          <table:table-cell office:value-type="string" calcext:value-type="string">
            <text:p>\\</text:p>
          </table:table-cell>
          <table:table-cell/>
          <table:table-cell table:formula="of:=[.O19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AVERAGE([$fortran_dc_mpi.C77:$fortran_dc_mpi.C81])" office:value-type="float" office:value="1656.657" calcext:value-type="float">
            <text:p>1656.66</text:p>
          </table:table-cell>
          <table:table-cell office:value-type="string" calcext:value-type="string">
            <text:p>&amp;</text:p>
          </table:table-cell>
          <table:table-cell table:formula="of:=AVERAGE([$fortran_dc_mpi.D77:$fortran_dc_mpi.D81])" office:value-type="float" office:value="263.3998" calcext:value-type="float">
            <text:p>263.40</text:p>
          </table:table-cell>
          <table:table-cell office:value-type="string" calcext:value-type="string">
            <text:p>&amp;</text:p>
          </table:table-cell>
          <table:table-cell table:formula="of:=AVERAGE([$fortran_dc_mpi.E77:$fortran_dc_mpi.E81])" office:value-type="float" office:value="280.2448" calcext:value-type="float">
            <text:p>280.24</text:p>
          </table:table-cell>
          <table:table-cell office:value-type="string" calcext:value-type="string">
            <text:p>&amp;</text:p>
          </table:table-cell>
          <table:table-cell table:formula="of:=AVERAGE([$fortran_dc_mpi.F77:$fortran_dc_mpi.F81])" office:value-type="float" office:value="71.5844" calcext:value-type="float">
            <text:p>71.58</text:p>
          </table:table-cell>
          <table:table-cell office:value-type="string" calcext:value-type="string">
            <text:p>&amp;</text:p>
          </table:table-cell>
          <table:table-cell table:formula="of:=AVERAGE([$fortran_dc_mpi.H77:$fortran_dc_mpi.H81])" office:value-type="float" office:value="0.2012" calcext:value-type="float">
            <text:p>0.20</text:p>
          </table:table-cell>
          <table:table-cell office:value-type="string" calcext:value-type="string">
            <text:p>&amp;</text:p>
          </table:table-cell>
          <table:table-cell table:formula="of:=[$'dac-f90'.R20]" office:value-type="float" office:value="2243.506" calcext:value-type="float">
            <text:p>2243.51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AVERAGE([$fortran_dc_mpi.K77:$fortran_dc_mpi.K81])" office:value-type="float" office:value="38.9162" calcext:value-type="float">
            <text:p>38.92</text:p>
          </table:table-cell>
          <table:table-cell office:value-type="string" calcext:value-type="string">
            <text:p>&amp;</text:p>
          </table:table-cell>
          <table:table-cell table:formula="of:=AVERAGE([$fortran_dc_mpi.L77:$fortran_dc_mpi.L81])" office:value-type="float" office:value="0.0496" calcext:value-type="float">
            <text:p>0.05</text:p>
          </table:table-cell>
          <table:table-cell office:value-type="string" calcext:value-type="string">
            <text:p>&amp;</text:p>
          </table:table-cell>
          <table:table-cell table:formula="of:=AVERAGE([$fortran_dc_mpi.M77:$fortran_dc_mpi.M81])" office:value-type="float" office:value="326.0862" calcext:value-type="float">
            <text:p>326.09</text:p>
          </table:table-cell>
          <table:table-cell office:value-type="string" calcext:value-type="string">
            <text:p>&amp;</text:p>
          </table:table-cell>
          <table:table-cell table:formula="of:=AVERAGE([$fortran_dc_mpi.N77:$fortran_dc_mpi.N81])" office:value-type="float" office:value="19.585" calcext:value-type="float">
            <text:p>19.59</text:p>
          </table:table-cell>
          <table:table-cell office:value-type="string" calcext:value-type="string">
            <text:p>&amp;</text:p>
          </table:table-cell>
          <table:table-cell table:formula="of:=AVERAGE([$fortran_dc_mpi.O77:$fortran_dc_mpi.O81])" office:value-type="float" office:value="364.6296" calcext:value-type="float">
            <text:p>364.63</text:p>
          </table:table-cell>
          <table:table-cell office:value-type="string" calcext:value-type="string">
            <text:p>\\</text:p>
          </table:table-cell>
          <table:table-cell/>
          <table:table-cell table:formula="of:=[.O20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AVERAGE([$fortran_dc_mpi.C82:$fortran_dc_mpi.C86])" office:value-type="float" office:value="1651.675" calcext:value-type="float">
            <text:p>1651.68</text:p>
          </table:table-cell>
          <table:table-cell office:value-type="string" calcext:value-type="string">
            <text:p>&amp;</text:p>
          </table:table-cell>
          <table:table-cell table:formula="of:=AVERAGE([$fortran_dc_mpi.D82:$fortran_dc_mpi.D86])" office:value-type="float" office:value="263.9272" calcext:value-type="float">
            <text:p>263.93</text:p>
          </table:table-cell>
          <table:table-cell office:value-type="string" calcext:value-type="string">
            <text:p>&amp;</text:p>
          </table:table-cell>
          <table:table-cell table:formula="of:=AVERAGE([$fortran_dc_mpi.E82:$fortran_dc_mpi.E86])" office:value-type="float" office:value="190.2432" calcext:value-type="float">
            <text:p>190.24</text:p>
          </table:table-cell>
          <table:table-cell office:value-type="string" calcext:value-type="string">
            <text:p>&amp;</text:p>
          </table:table-cell>
          <table:table-cell table:formula="of:=AVERAGE([$fortran_dc_mpi.F82:$fortran_dc_mpi.F86])" office:value-type="float" office:value="38.947" calcext:value-type="float">
            <text:p>38.95</text:p>
          </table:table-cell>
          <table:table-cell office:value-type="string" calcext:value-type="string">
            <text:p>&amp;</text:p>
          </table:table-cell>
          <table:table-cell table:formula="of:=AVERAGE([$fortran_dc_mpi.H82:$fortran_dc_mpi.H86])" office:value-type="float" office:value="0.1834" calcext:value-type="float">
            <text:p>0.18</text:p>
          </table:table-cell>
          <table:table-cell office:value-type="string" calcext:value-type="string">
            <text:p>&amp;</text:p>
          </table:table-cell>
          <table:table-cell table:formula="of:=[$'dac-f90'.R21]" office:value-type="float" office:value="2153.419" calcext:value-type="float">
            <text:p>2153.42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AVERAGE([$fortran_dc_mpi.K82:$fortran_dc_mpi.K86])" office:value-type="float" office:value="44.589" calcext:value-type="float">
            <text:p>44.59</text:p>
          </table:table-cell>
          <table:table-cell office:value-type="string" calcext:value-type="string">
            <text:p>&amp;</text:p>
          </table:table-cell>
          <table:table-cell table:formula="of:=AVERAGE([$fortran_dc_mpi.L82:$fortran_dc_mpi.L86])" office:value-type="float" office:value="0.0948" calcext:value-type="float">
            <text:p>0.09</text:p>
          </table:table-cell>
          <table:table-cell office:value-type="string" calcext:value-type="string">
            <text:p>&amp;</text:p>
          </table:table-cell>
          <table:table-cell table:formula="of:=AVERAGE([$fortran_dc_mpi.M82:$fortran_dc_mpi.M86])" office:value-type="float" office:value="335.7108" calcext:value-type="float">
            <text:p>335.71</text:p>
          </table:table-cell>
          <table:table-cell office:value-type="string" calcext:value-type="string">
            <text:p>&amp;</text:p>
          </table:table-cell>
          <table:table-cell table:formula="of:=AVERAGE([$fortran_dc_mpi.N82:$fortran_dc_mpi.N86])" office:value-type="float" office:value="12.3662" calcext:value-type="float">
            <text:p>12.37</text:p>
          </table:table-cell>
          <table:table-cell office:value-type="string" calcext:value-type="string">
            <text:p>&amp;</text:p>
          </table:table-cell>
          <table:table-cell table:formula="of:=AVERAGE([$fortran_dc_mpi.O82:$fortran_dc_mpi.O86])" office:value-type="float" office:value="377.3512" calcext:value-type="float">
            <text:p>377.35</text:p>
          </table:table-cell>
          <table:table-cell office:value-type="string" calcext:value-type="string">
            <text:p>\\</text:p>
          </table:table-cell>
          <table:table-cell/>
          <table:table-cell table:formula="of:=[.O21]-[#REF!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AVERAGE([$fortran_dc_mpi.C87:$fortran_dc_mpi.C91])" office:value-type="float" office:value="1686.6382" calcext:value-type="float">
            <text:p>1686.64</text:p>
          </table:table-cell>
          <table:table-cell office:value-type="string" calcext:value-type="string">
            <text:p>&amp;</text:p>
          </table:table-cell>
          <table:table-cell table:formula="of:=AVERAGE([$fortran_dc_mpi.D87:$fortran_dc_mpi.D91])" office:value-type="float" office:value="264.0018" calcext:value-type="float">
            <text:p>264.00</text:p>
          </table:table-cell>
          <table:table-cell office:value-type="string" calcext:value-type="string">
            <text:p>&amp;</text:p>
          </table:table-cell>
          <table:table-cell table:formula="of:=AVERAGE([$fortran_dc_mpi.E87:$fortran_dc_mpi.E91])" office:value-type="float" office:value="145.2162" calcext:value-type="float">
            <text:p>145.22</text:p>
          </table:table-cell>
          <table:table-cell office:value-type="string" calcext:value-type="string">
            <text:p>&amp;</text:p>
          </table:table-cell>
          <table:table-cell table:formula="of:=AVERAGE([$fortran_dc_mpi.F87:$fortran_dc_mpi.F91])" office:value-type="float" office:value="22.6034" calcext:value-type="float">
            <text:p>22.60</text:p>
          </table:table-cell>
          <table:table-cell office:value-type="string" calcext:value-type="string">
            <text:p>&amp;</text:p>
          </table:table-cell>
          <table:table-cell table:formula="of:=AVERAGE([$fortran_dc_mpi.H87:$fortran_dc_mpi.H91])" office:value-type="float" office:value="0.2076" calcext:value-type="float">
            <text:p>0.21</text:p>
          </table:table-cell>
          <table:table-cell office:value-type="string" calcext:value-type="string">
            <text:p>&amp;</text:p>
          </table:table-cell>
          <table:table-cell table:formula="of:=[$'dac-f90'.R22]" office:value-type="float" office:value="2149.168" calcext:value-type="float">
            <text:p>2149.17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AVERAGE([$fortran_dc_mpi.K87:$fortran_dc_mpi.K91])" office:value-type="float" office:value="51.7032" calcext:value-type="float">
            <text:p>51.70</text:p>
          </table:table-cell>
          <table:table-cell office:value-type="string" calcext:value-type="string">
            <text:p>&amp;</text:p>
          </table:table-cell>
          <table:table-cell table:formula="of:=AVERAGE([$fortran_dc_mpi.L87:$fortran_dc_mpi.L91])" office:value-type="float" office:value="0.1012" calcext:value-type="float">
            <text:p>0.10</text:p>
          </table:table-cell>
          <table:table-cell office:value-type="string" calcext:value-type="string">
            <text:p>&amp;</text:p>
          </table:table-cell>
          <table:table-cell table:formula="of:=AVERAGE([$fortran_dc_mpi.M87:$fortran_dc_mpi.M91])" office:value-type="float" office:value="346.9448" calcext:value-type="float">
            <text:p>346.94</text:p>
          </table:table-cell>
          <table:table-cell office:value-type="string" calcext:value-type="string">
            <text:p>&amp;</text:p>
          </table:table-cell>
          <table:table-cell table:formula="of:=AVERAGE([$fortran_dc_mpi.N87:$fortran_dc_mpi.N91])" office:value-type="float" office:value="10.531" calcext:value-type="float">
            <text:p>10.53</text:p>
          </table:table-cell>
          <table:table-cell office:value-type="string" calcext:value-type="string">
            <text:p>&amp;</text:p>
          </table:table-cell>
          <table:table-cell table:formula="of:=AVERAGE([$fortran_dc_mpi.O87:$fortran_dc_mpi.O91])" office:value-type="float" office:value="395.7722" calcext:value-type="float">
            <text:p>395.77</text:p>
          </table:table-cell>
          <table:table-cell office:value-type="string" calcext:value-type="string">
            <text:p>\\</text:p>
          </table:table-cell>
          <table:table-cell/>
          <table:table-cell table:formula="of:=[.O22]-[#REF!]" office:value-type="string" office:string-value="" calcext:value-type="error">
            <text:p>#VALUE!</text:p>
          </table:table-cell>
        </table:table-row>
      </table:table>
      <table:table table:name="brute-force-f90-latex" table:style-name="ta1"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ce1"/>
        <table:table-column table:style-name="co25" table:default-cell-style-name="Default"/>
        <table:table-column table:style-name="co1" table:default-cell-style-name="ce1"/>
        <table:table-column table:style-name="co25" table:default-cell-style-name="Default"/>
        <table:table-column table:style-name="co1" table:default-cell-style-name="ce1"/>
        <table:table-column table:style-name="co25" table:default-cell-style-name="Default"/>
        <table:table-column table:style-name="co1" table:default-cell-style-name="ce1"/>
        <table:table-column table:style-name="co25" table:default-cell-style-name="Default"/>
        <table:table-column table:style-name="co1" table:default-cell-style-name="ce1"/>
        <table:table-column table:style-name="co25" table:default-cell-style-name="Default"/>
        <table:table-column table:style-name="co1" table:default-cell-style-name="ce1"/>
        <table:table-column table:style-name="co25" table:default-cell-style-name="Default"/>
        <table:table-column table:style-name="co1" table:default-cell-style-name="ce1"/>
        <table:table-column table:style-name="co2" table:default-cell-style-name="Default"/>
        <table:table-column table:style-name="co26" table:default-cell-style-name="ce1"/>
        <table:table-column table:style-name="co2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ce1"/>
        <table:table-column table:style-name="co25" table:default-cell-style-name="Default"/>
        <table:table-column table:style-name="co1" table:default-cell-style-name="ce1"/>
        <table:table-column table:style-name="co25" table:default-cell-style-name="Default"/>
        <table:table-column table:style-name="co1" table:default-cell-style-name="ce1"/>
        <table:table-column table:style-name="co25" table:default-cell-style-name="Default"/>
        <table:table-column table:style-name="co1" table:default-cell-style-name="ce1"/>
        <table:table-column table:style-name="co25" table:default-cell-style-name="Default"/>
        <table:table-column table:style-name="co1" table:default-cell-style-name="ce1"/>
        <table:table-column table:style-name="co25" table:default-cell-style-name="Default"/>
        <table:table-column table:style-name="co1" table:default-cell-style-name="ce1"/>
        <table:table-column table:style-name="co25" table:default-cell-style-name="Default"/>
        <table:table-column table:style-name="co1" table:default-cell-style-name="ce1"/>
        <table:table-column table:style-name="co30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nranks</text:p>
          </table:table-cell>
          <table:table-cell/>
          <table:table-cell table:style-name="Default" office:value-type="string" calcext:value-type="string">
            <text:p>args+readpts</text:p>
          </table:table-cell>
          <table:table-cell/>
          <table:table-cell table:style-name="Default" office:value-type="string" calcext:value-type="string">
            <text:p>sort</text:p>
          </table:table-cell>
          <table:table-cell/>
          <table:table-cell table:style-name="Default" office:value-type="string" calcext:value-type="string">
            <text:p>getclosest</text:p>
          </table:table-cell>
          <table:table-cell/>
          <table:table-cell table:style-name="Default" office:value-type="string" calcext:value-type="string">
            <text:p>strip_alloc</text:p>
          </table:table-cell>
          <table:table-cell/>
          <table:table-cell table:style-name="Default" office:value-type="string" calcext:value-type="string">
            <text:p>strip_calc</text:p>
          </table:table-cell>
          <table:table-cell/>
          <table:table-cell table:style-name="Default" office:value-type="string" calcext:value-type="string">
            <text:p>writeFile</text:p>
          </table:table-cell>
          <table:table-cell/>
          <table:table-cell table:style-name="Default" office:value-type="string" calcext:value-type="string">
            <text:p>total</text:p>
          </table:table-cell>
          <table:table-cell/>
          <table:table-cell table:style-name="Default" office:value-type="string" calcext:value-type="string">
            <text:p>S</text:p>
          </table:table-cell>
          <table:table-cell/>
          <table:table-cell table:style-name="Default" office:value-type="string" calcext:value-type="string">
            <text:p>E</text:p>
          </table:table-cell>
          <table:table-cell table:style-name="Default"/>
          <table:table-cell table:number-columns-repeated="4"/>
          <table:table-cell table:style-name="Default" office:value-type="string" calcext:value-type="string">
            <text:p>init</text:p>
          </table:table-cell>
          <table:table-cell/>
          <table:table-cell table:style-name="Default" office:value-type="string" calcext:value-type="string">
            <text:p>bcast</text:p>
          </table:table-cell>
          <table:table-cell/>
          <table:table-cell table:style-name="Default" office:value-type="string" calcext:value-type="string">
            <text:p>scatter1</text:p>
          </table:table-cell>
          <table:table-cell/>
          <table:table-cell table:style-name="Default" office:value-type="string" calcext:value-type="string">
            <text:p>allreduce1</text:p>
          </table:table-cell>
          <table:table-cell/>
          <table:table-cell table:style-name="Default" office:value-type="string" calcext:value-type="string">
            <text:p>scatter2</text:p>
          </table:table-cell>
          <table:table-cell/>
          <table:table-cell table:style-name="Default" office:value-type="string" calcext:value-type="string">
            <text:p>allreduce2</text:p>
          </table:table-cell>
          <table:table-cell/>
          <table:table-cell table:style-name="Default" office:value-type="string" calcext:value-type="string">
            <text:p>total</text:p>
          </table:table-cell>
          <table:table-cell table:number-columns-repeated="11"/>
          <table:table-cell office:value-type="string" calcext:value-type="string">
            <text:p>init</text:p>
          </table:table-cell>
          <table:table-cell office:value-type="string" calcext:value-type="string">
            <text:p>bcast</text:p>
          </table:table-cell>
          <table:table-cell office:value-type="string" calcext:value-type="string">
            <text:p>scatter1</text:p>
          </table:table-cell>
          <table:table-cell office:value-type="string" calcext:value-type="string">
            <text:p>allreduce1</text:p>
          </table:table-cell>
          <table:table-cell office:value-type="string" calcext:value-type="string">
            <text:p>scatter2</text:p>
          </table:table-cell>
          <table:table-cell office:value-type="string" calcext:value-type="string">
            <text:p>allreduce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&amp;</text:p>
          </table:table-cell>
          <table:table-cell table:formula="of:=[$'f90-sequential'.O2]" office:value-type="float" office:value="13.6612" calcext:value-type="float">
            <text:p>13.66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'f90-sequential'.P2]" office:value-type="float" office:value="469.0664" calcext:value-type="float">
            <text:p>469.07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'f90-sequential'.R2]" office:value-type="float" office:value="0.065" calcext:value-type="float">
            <text:p>0.07</text:p>
          </table:table-cell>
          <table:table-cell office:value-type="string" calcext:value-type="string">
            <text:p>&amp;</text:p>
          </table:table-cell>
          <table:table-cell table:formula="of:=[$'brute-force-f90'.U2]" office:value-type="float" office:value="482.7938" calcext:value-type="float">
            <text:p>482.79</text:p>
          </table:table-cell>
          <table:table-cell office:value-type="string" calcext:value-type="string">
            <text:p>&amp;</text:p>
          </table:table-cell>
          <table:table-cell table:formula="of:=[.$Q$2]/[.Q2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2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AVERAGE([$fortran_bf_mpi.C27:$fortran_bf_mpi.C31])" office:value-type="float" office:value="23.7452" calcext:value-type="float">
            <text:p>23.75</text:p>
          </table:table-cell>
          <table:table-cell office:value-type="string" calcext:value-type="string">
            <text:p>&amp;</text:p>
          </table:table-cell>
          <table:table-cell table:formula="of:=AVERAGE([$fortran_bf_mpi.D27:$fortran_bf_mpi.D31])" office:value-type="float" office:value="2.3962" calcext:value-type="float">
            <text:p>2.40</text:p>
          </table:table-cell>
          <table:table-cell office:value-type="string" calcext:value-type="string">
            <text:p>&amp;</text:p>
          </table:table-cell>
          <table:table-cell table:formula="of:=AVERAGE([$fortran_bf_mpi.E27:$fortran_bf_mpi.E31])" office:value-type="float" office:value="398.0908" calcext:value-type="float">
            <text:p>398.09</text:p>
          </table:table-cell>
          <table:table-cell office:value-type="string" calcext:value-type="string">
            <text:p>&amp;</text:p>
          </table:table-cell>
          <table:table-cell table:formula="of:=AVERAGE([$fortran_bf_mpi.F27:$fortran_bf_mpi.F31])" office:value-type="float" office:value="0.0154" calcext:value-type="float">
            <text:p>0.02</text:p>
          </table:table-cell>
          <table:table-cell office:value-type="string" calcext:value-type="string">
            <text:p>&amp;</text:p>
          </table:table-cell>
          <table:table-cell table:formula="of:=AVERAGE([$fortran_bf_mpi.G27:$fortran_bf_mpi.G31])" office:value-type="float" office:value="0.0008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27:$fortran_bf_mpi.I31])" office:value-type="float" office:value="0.0814" calcext:value-type="float">
            <text:p>0.08</text:p>
          </table:table-cell>
          <table:table-cell office:value-type="string" calcext:value-type="string">
            <text:p>&amp;</text:p>
          </table:table-cell>
          <table:table-cell table:formula="of:=[$'brute-force-f90'.U3]" office:value-type="float" office:value="457.5906" calcext:value-type="float">
            <text:p>457.59</text:p>
          </table:table-cell>
          <table:table-cell office:value-type="string" calcext:value-type="string">
            <text:p>&amp;</text:p>
          </table:table-cell>
          <table:table-cell table:formula="of:=[.$Q$2]/[.Q3]" office:value-type="float" office:value="1.05507805448801" calcext:value-type="float">
            <text:p>1.06</text:p>
          </table:table-cell>
          <table:table-cell office:value-type="string" calcext:value-type="string">
            <text:p>&amp;</text:p>
          </table:table-cell>
          <table:table-cell table:formula="of:=[.S3]/[.C3]" office:value-type="float" office:value="1.05507805448801" calcext:value-type="float">
            <text:p>1.06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AVERAGE([$fortran_bf_mpi.L27:$fortran_bf_mpi.L31])" office:value-type="float" office:value="33.12" calcext:value-type="float">
            <text:p>33.12</text:p>
          </table:table-cell>
          <table:table-cell office:value-type="string" calcext:value-type="string">
            <text:p>&amp;</text:p>
          </table:table-cell>
          <table:table-cell table:formula="of:=AVERAGE([$fortran_bf_mpi.M27:$fortran_bf_mpi.M31])" office:value-type="float" office:value="0.0064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AVERAGE([$fortran_bf_mpi.N27:$fortran_bf_mpi.N31])" office:value-type="float" office:value="0.1056" calcext:value-type="float">
            <text:p>0.11</text:p>
          </table:table-cell>
          <table:table-cell office:value-type="string" calcext:value-type="string">
            <text:p>&amp;</text:p>
          </table:table-cell>
          <table:table-cell table:formula="of:=AVERAGE([$fortran_bf_mpi.O27:$fortran_bf_mpi.O31])" office:value-type="float" office:value="0.0076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AVERAGE([$fortran_bf_mpi.P27:$fortran_bf_mpi.P31])" office:value-type="float" office:value="0.0016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Q27:$fortran_bf_mpi.Q31])" office:value-type="float" office:value="0.001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R27:$fortran_bf_mpi.R31])" office:value-type="float" office:value="33.2422" calcext:value-type="float">
            <text:p>33.24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3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AVERAGE([$fortran_bf_mpi.C2:$fortran_bf_mpi.C6])" office:value-type="float" office:value="24.3644" calcext:value-type="float">
            <text:p>24.36</text:p>
          </table:table-cell>
          <table:table-cell office:value-type="string" calcext:value-type="string">
            <text:p>&amp;</text:p>
          </table:table-cell>
          <table:table-cell table:formula="of:=AVERAGE([$fortran_bf_mpi.D2:$fortran_bf_mpi.D6])" office:value-type="float" office:value="2.399" calcext:value-type="float">
            <text:p>2.40</text:p>
          </table:table-cell>
          <table:table-cell office:value-type="string" calcext:value-type="string">
            <text:p>&amp;</text:p>
          </table:table-cell>
          <table:table-cell table:formula="of:=AVERAGE([$fortran_bf_mpi.E2:$fortran_bf_mpi.E6])" office:value-type="float" office:value="108.0292" calcext:value-type="float">
            <text:p>108.03</text:p>
          </table:table-cell>
          <table:table-cell office:value-type="string" calcext:value-type="string">
            <text:p>&amp;</text:p>
          </table:table-cell>
          <table:table-cell table:formula="of:=AVERAGE([$fortran_bf_mpi.F2:$fortran_bf_mpi.F6])" office:value-type="float" office:value="0.0726" calcext:value-type="float">
            <text:p>0.07</text:p>
          </table:table-cell>
          <table:table-cell office:value-type="string" calcext:value-type="string">
            <text:p>&amp;</text:p>
          </table:table-cell>
          <table:table-cell table:formula="of:=AVERAGE([$fortran_bf_mpi.G2:$fortran_bf_mpi.G6])" office:value-type="float" office:value="0.0012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2:$fortran_bf_mpi.I6])" office:value-type="float" office:value="0.0752" calcext:value-type="float">
            <text:p>0.08</text:p>
          </table:table-cell>
          <table:table-cell office:value-type="string" calcext:value-type="string">
            <text:p>&amp;</text:p>
          </table:table-cell>
          <table:table-cell table:formula="of:=[$'brute-force-f90'.U4]" office:value-type="float" office:value="169.5694" calcext:value-type="float">
            <text:p>169.57</text:p>
          </table:table-cell>
          <table:table-cell office:value-type="string" calcext:value-type="string">
            <text:p>&amp;</text:p>
          </table:table-cell>
          <table:table-cell table:formula="of:=[.$Q$2]/[.Q4]" office:value-type="float" office:value="2.84717525685648" calcext:value-type="float">
            <text:p>2.85</text:p>
          </table:table-cell>
          <table:table-cell office:value-type="string" calcext:value-type="string">
            <text:p>&amp;</text:p>
          </table:table-cell>
          <table:table-cell table:formula="of:=[.S4]/[.C4]" office:value-type="float" office:value="1.42358762842824" calcext:value-type="float">
            <text:p>1.42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AVERAGE([$fortran_bf_mpi.L2:$fortran_bf_mpi.L6])" office:value-type="float" office:value="34.602" calcext:value-type="float">
            <text:p>34.60</text:p>
          </table:table-cell>
          <table:table-cell office:value-type="string" calcext:value-type="string">
            <text:p>&amp;</text:p>
          </table:table-cell>
          <table:table-cell table:formula="of:=AVERAGE([$fortran_bf_mpi.M2:$fortran_bf_mpi.M6])" office:value-type="float" office:value="0.021" calcext:value-type="float">
            <text:p>0.02</text:p>
          </table:table-cell>
          <table:table-cell office:value-type="string" calcext:value-type="string">
            <text:p>&amp;</text:p>
          </table:table-cell>
          <table:table-cell table:formula="of:=AVERAGE([$fortran_bf_mpi.N2:$fortran_bf_mpi.N6])" office:value-type="float" office:value="2.5446" calcext:value-type="float">
            <text:p>2.54</text:p>
          </table:table-cell>
          <table:table-cell office:value-type="string" calcext:value-type="string">
            <text:p>&amp;</text:p>
          </table:table-cell>
          <table:table-cell table:formula="of:=AVERAGE([$fortran_bf_mpi.O2:$fortran_bf_mpi.O6])" office:value-type="float" office:value="3.9742" calcext:value-type="float">
            <text:p>3.97</text:p>
          </table:table-cell>
          <table:table-cell office:value-type="string" calcext:value-type="string">
            <text:p>&amp;</text:p>
          </table:table-cell>
          <table:table-cell table:formula="of:=AVERAGE([$fortran_bf_mpi.P2:$fortran_bf_mpi.P6])" office:value-type="float" office:value="0.0832" calcext:value-type="float">
            <text:p>0.08</text:p>
          </table:table-cell>
          <table:table-cell office:value-type="string" calcext:value-type="string">
            <text:p>&amp;</text:p>
          </table:table-cell>
          <table:table-cell table:formula="of:=AVERAGE([$fortran_bf_mpi.Q2:$fortran_bf_mpi.Q6])" office:value-type="float" office:value="0.0072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AVERAGE([$fortran_bf_mpi.R2:$fortran_bf_mpi.R6])" office:value-type="float" office:value="39.762" calcext:value-type="float">
            <text:p>39.76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4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AVERAGE([$fortran_bf_mpi.C7:$fortran_bf_mpi.C11])" office:value-type="float" office:value="24.4516" calcext:value-type="float">
            <text:p>24.45</text:p>
          </table:table-cell>
          <table:table-cell office:value-type="string" calcext:value-type="string">
            <text:p>&amp;</text:p>
          </table:table-cell>
          <table:table-cell table:formula="of:=AVERAGE([$fortran_bf_mpi.D7:$fortran_bf_mpi.D11])" office:value-type="float" office:value="2.379" calcext:value-type="float">
            <text:p>2.38</text:p>
          </table:table-cell>
          <table:table-cell office:value-type="string" calcext:value-type="string">
            <text:p>&amp;</text:p>
          </table:table-cell>
          <table:table-cell table:formula="of:=AVERAGE([$fortran_bf_mpi.E7:$fortran_bf_mpi.E11])" office:value-type="float" office:value="33.3158" calcext:value-type="float">
            <text:p>33.32</text:p>
          </table:table-cell>
          <table:table-cell office:value-type="string" calcext:value-type="string">
            <text:p>&amp;</text:p>
          </table:table-cell>
          <table:table-cell table:formula="of:=AVERAGE([$fortran_bf_mpi.F7:$fortran_bf_mpi.F11])" office:value-type="float" office:value="0.098" calcext:value-type="float">
            <text:p>0.10</text:p>
          </table:table-cell>
          <table:table-cell office:value-type="string" calcext:value-type="string">
            <text:p>&amp;</text:p>
          </table:table-cell>
          <table:table-cell table:formula="of:=AVERAGE([$fortran_bf_mpi.G7:$fortran_bf_mpi.G11])" office:value-type="float" office:value="0.0012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7:$fortran_bf_mpi.I11])" office:value-type="float" office:value="0.0804" calcext:value-type="float">
            <text:p>0.08</text:p>
          </table:table-cell>
          <table:table-cell office:value-type="string" calcext:value-type="string">
            <text:p>&amp;</text:p>
          </table:table-cell>
          <table:table-cell table:formula="of:=[$'brute-force-f90'.U5]" office:value-type="float" office:value="97.8006" calcext:value-type="float">
            <text:p>97.80</text:p>
          </table:table-cell>
          <table:table-cell office:value-type="string" calcext:value-type="string">
            <text:p>&amp;</text:p>
          </table:table-cell>
          <table:table-cell table:formula="of:=[.$Q$2]/[.Q5]" office:value-type="float" office:value="4.93651163694292" calcext:value-type="float">
            <text:p>4.94</text:p>
          </table:table-cell>
          <table:table-cell office:value-type="string" calcext:value-type="string">
            <text:p>&amp;</text:p>
          </table:table-cell>
          <table:table-cell table:formula="of:=[.S5]/[.C5]" office:value-type="float" office:value="1.23412790923573" calcext:value-type="float">
            <text:p>1.23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AVERAGE([$fortran_bf_mpi.L7:$fortran_bf_mpi.L11])" office:value-type="float" office:value="37.3302" calcext:value-type="float">
            <text:p>37.33</text:p>
          </table:table-cell>
          <table:table-cell office:value-type="string" calcext:value-type="string">
            <text:p>&amp;</text:p>
          </table:table-cell>
          <table:table-cell table:formula="of:=AVERAGE([$fortran_bf_mpi.M7:$fortran_bf_mpi.M11])" office:value-type="float" office:value="0.0316" calcext:value-type="float">
            <text:p>0.03</text:p>
          </table:table-cell>
          <table:table-cell office:value-type="string" calcext:value-type="string">
            <text:p>&amp;</text:p>
          </table:table-cell>
          <table:table-cell table:formula="of:=AVERAGE([$fortran_bf_mpi.N7:$fortran_bf_mpi.N11])" office:value-type="float" office:value="2.6158" calcext:value-type="float">
            <text:p>2.62</text:p>
          </table:table-cell>
          <table:table-cell office:value-type="string" calcext:value-type="string">
            <text:p>&amp;</text:p>
          </table:table-cell>
          <table:table-cell table:formula="of:=AVERAGE([$fortran_bf_mpi.O7:$fortran_bf_mpi.O11])" office:value-type="float" office:value="6.2428" calcext:value-type="float">
            <text:p>6.24</text:p>
          </table:table-cell>
          <table:table-cell office:value-type="string" calcext:value-type="string">
            <text:p>&amp;</text:p>
          </table:table-cell>
          <table:table-cell table:formula="of:=AVERAGE([$fortran_bf_mpi.P7:$fortran_bf_mpi.P11])" office:value-type="float" office:value="0.1084" calcext:value-type="float">
            <text:p>0.11</text:p>
          </table:table-cell>
          <table:table-cell office:value-type="string" calcext:value-type="string">
            <text:p>&amp;</text:p>
          </table:table-cell>
          <table:table-cell table:formula="of:=AVERAGE([$fortran_bf_mpi.Q7:$fortran_bf_mpi.Q11])" office:value-type="float" office:value="0.0116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AVERAGE([$fortran_bf_mpi.R7:$fortran_bf_mpi.R11])" office:value-type="float" office:value="41.2992" calcext:value-type="float">
            <text:p>41.30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5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AVERAGE([$fortran_bf_mpi.C12:$fortran_bf_mpi.C16])" office:value-type="float" office:value="23.9298" calcext:value-type="float">
            <text:p>23.93</text:p>
          </table:table-cell>
          <table:table-cell office:value-type="string" calcext:value-type="string">
            <text:p>&amp;</text:p>
          </table:table-cell>
          <table:table-cell table:formula="of:=AVERAGE([$fortran_bf_mpi.D12:$fortran_bf_mpi.D16])" office:value-type="float" office:value="2.3502" calcext:value-type="float">
            <text:p>2.35</text:p>
          </table:table-cell>
          <table:table-cell office:value-type="string" calcext:value-type="string">
            <text:p>&amp;</text:p>
          </table:table-cell>
          <table:table-cell table:formula="of:=AVERAGE([$fortran_bf_mpi.E12:$fortran_bf_mpi.E16])" office:value-type="float" office:value="8.6108" calcext:value-type="float">
            <text:p>8.61</text:p>
          </table:table-cell>
          <table:table-cell office:value-type="string" calcext:value-type="string">
            <text:p>&amp;</text:p>
          </table:table-cell>
          <table:table-cell table:formula="of:=AVERAGE([$fortran_bf_mpi.F12:$fortran_bf_mpi.F16])" office:value-type="float" office:value="0.1806" calcext:value-type="float">
            <text:p>0.18</text:p>
          </table:table-cell>
          <table:table-cell office:value-type="string" calcext:value-type="string">
            <text:p>&amp;</text:p>
          </table:table-cell>
          <table:table-cell table:formula="of:=AVERAGE([$fortran_bf_mpi.G12:$fortran_bf_mpi.G16])" office:value-type="float" office:value="0.002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12:$fortran_bf_mpi.I16])" office:value-type="float" office:value="0.1216" calcext:value-type="float">
            <text:p>0.12</text:p>
          </table:table-cell>
          <table:table-cell office:value-type="string" calcext:value-type="string">
            <text:p>&amp;</text:p>
          </table:table-cell>
          <table:table-cell table:formula="of:=[$'brute-force-f90'.U6]" office:value-type="float" office:value="73.0858" calcext:value-type="float">
            <text:p>73.09</text:p>
          </table:table-cell>
          <table:table-cell office:value-type="string" calcext:value-type="string">
            <text:p>&amp;</text:p>
          </table:table-cell>
          <table:table-cell table:formula="of:=[.$Q$2]/[.Q6]" office:value-type="float" office:value="6.60584956311623" calcext:value-type="float">
            <text:p>6.61</text:p>
          </table:table-cell>
          <table:table-cell office:value-type="string" calcext:value-type="string">
            <text:p>&amp;</text:p>
          </table:table-cell>
          <table:table-cell table:formula="of:=[.S6]/[.C6]" office:value-type="float" office:value="0.825731195389528" calcext:value-type="float">
            <text:p>0.83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AVERAGE([$fortran_bf_mpi.L12:$fortran_bf_mpi.L16])" office:value-type="float" office:value="37.7562" calcext:value-type="float">
            <text:p>37.76</text:p>
          </table:table-cell>
          <table:table-cell office:value-type="string" calcext:value-type="string">
            <text:p>&amp;</text:p>
          </table:table-cell>
          <table:table-cell table:formula="of:=AVERAGE([$fortran_bf_mpi.M12:$fortran_bf_mpi.M16])" office:value-type="float" office:value="0.0384" calcext:value-type="float">
            <text:p>0.04</text:p>
          </table:table-cell>
          <table:table-cell office:value-type="string" calcext:value-type="string">
            <text:p>&amp;</text:p>
          </table:table-cell>
          <table:table-cell table:formula="of:=AVERAGE([$fortran_bf_mpi.N12:$fortran_bf_mpi.N16])" office:value-type="float" office:value="2.6834" calcext:value-type="float">
            <text:p>2.68</text:p>
          </table:table-cell>
          <table:table-cell office:value-type="string" calcext:value-type="string">
            <text:p>&amp;</text:p>
          </table:table-cell>
          <table:table-cell table:formula="of:=AVERAGE([$fortran_bf_mpi.O12:$fortran_bf_mpi.O16])" office:value-type="float" office:value="1.5292" calcext:value-type="float">
            <text:p>1.53</text:p>
          </table:table-cell>
          <table:table-cell office:value-type="string" calcext:value-type="string">
            <text:p>&amp;</text:p>
          </table:table-cell>
          <table:table-cell table:formula="of:=AVERAGE([$fortran_bf_mpi.P12:$fortran_bf_mpi.P16])" office:value-type="float" office:value="0.2068" calcext:value-type="float">
            <text:p>0.21</text:p>
          </table:table-cell>
          <table:table-cell office:value-type="string" calcext:value-type="string">
            <text:p>&amp;</text:p>
          </table:table-cell>
          <table:table-cell table:formula="of:=AVERAGE([$fortran_bf_mpi.Q12:$fortran_bf_mpi.Q16])" office:value-type="float" office:value="0.03" calcext:value-type="float">
            <text:p>0.03</text:p>
          </table:table-cell>
          <table:table-cell office:value-type="string" calcext:value-type="string">
            <text:p>&amp;</text:p>
          </table:table-cell>
          <table:table-cell table:formula="of:=AVERAGE([$fortran_bf_mpi.R12:$fortran_bf_mpi.R16])" office:value-type="float" office:value="41.017" calcext:value-type="float">
            <text:p>41.02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6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AVERAGE([$fortran_bf_mpi.C17:$fortran_bf_mpi.C21])" office:value-type="float" office:value="21.9688" calcext:value-type="float">
            <text:p>21.97</text:p>
          </table:table-cell>
          <table:table-cell office:value-type="string" calcext:value-type="string">
            <text:p>&amp;</text:p>
          </table:table-cell>
          <table:table-cell table:formula="of:=AVERAGE([$fortran_bf_mpi.D17:$fortran_bf_mpi.D21])" office:value-type="float" office:value="2.1088" calcext:value-type="float">
            <text:p>2.11</text:p>
          </table:table-cell>
          <table:table-cell office:value-type="string" calcext:value-type="string">
            <text:p>&amp;</text:p>
          </table:table-cell>
          <table:table-cell table:formula="of:=AVERAGE([$fortran_bf_mpi.E17:$fortran_bf_mpi.E21])" office:value-type="float" office:value="2.9924" calcext:value-type="float">
            <text:p>2.99</text:p>
          </table:table-cell>
          <table:table-cell office:value-type="string" calcext:value-type="string">
            <text:p>&amp;</text:p>
          </table:table-cell>
          <table:table-cell table:formula="of:=AVERAGE([$fortran_bf_mpi.F17:$fortran_bf_mpi.F21])" office:value-type="float" office:value="0.2384" calcext:value-type="float">
            <text:p>0.24</text:p>
          </table:table-cell>
          <table:table-cell office:value-type="string" calcext:value-type="string">
            <text:p>&amp;</text:p>
          </table:table-cell>
          <table:table-cell table:formula="of:=AVERAGE([$fortran_bf_mpi.G17:$fortran_bf_mpi.G21])" office:value-type="float" office:value="0.0024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17:$fortran_bf_mpi.I21])" office:value-type="float" office:value="0.1182" calcext:value-type="float">
            <text:p>0.12</text:p>
          </table:table-cell>
          <table:table-cell office:value-type="string" calcext:value-type="string">
            <text:p>&amp;</text:p>
          </table:table-cell>
          <table:table-cell table:formula="of:=[$'brute-force-f90'.U7]" office:value-type="float" office:value="71.7426" calcext:value-type="float">
            <text:p>71.74</text:p>
          </table:table-cell>
          <table:table-cell office:value-type="string" calcext:value-type="string">
            <text:p>&amp;</text:p>
          </table:table-cell>
          <table:table-cell table:formula="of:=[.$Q$2]/[.Q7]" office:value-type="float" office:value="6.7295275052758" calcext:value-type="float">
            <text:p>6.73</text:p>
          </table:table-cell>
          <table:table-cell office:value-type="string" calcext:value-type="string">
            <text:p>&amp;</text:p>
          </table:table-cell>
          <table:table-cell table:formula="of:=[.S7]/[.C7]" office:value-type="float" office:value="0.420595469079738" calcext:value-type="float">
            <text:p>0.42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AVERAGE([$fortran_bf_mpi.L17:$fortran_bf_mpi.L21])" office:value-type="float" office:value="44.0198" calcext:value-type="float">
            <text:p>44.02</text:p>
          </table:table-cell>
          <table:table-cell office:value-type="string" calcext:value-type="string">
            <text:p>&amp;</text:p>
          </table:table-cell>
          <table:table-cell table:formula="of:=AVERAGE([$fortran_bf_mpi.M17:$fortran_bf_mpi.M21])" office:value-type="float" office:value="0.0768" calcext:value-type="float">
            <text:p>0.08</text:p>
          </table:table-cell>
          <table:table-cell office:value-type="string" calcext:value-type="string">
            <text:p>&amp;</text:p>
          </table:table-cell>
          <table:table-cell table:formula="of:=AVERAGE([$fortran_bf_mpi.N17:$fortran_bf_mpi.N21])" office:value-type="float" office:value="2.5874" calcext:value-type="float">
            <text:p>2.59</text:p>
          </table:table-cell>
          <table:table-cell office:value-type="string" calcext:value-type="string">
            <text:p>&amp;</text:p>
          </table:table-cell>
          <table:table-cell table:formula="of:=AVERAGE([$fortran_bf_mpi.O17:$fortran_bf_mpi.O21])" office:value-type="float" office:value="1.629" calcext:value-type="float">
            <text:p>1.63</text:p>
          </table:table-cell>
          <table:table-cell office:value-type="string" calcext:value-type="string">
            <text:p>&amp;</text:p>
          </table:table-cell>
          <table:table-cell table:formula="of:=AVERAGE([$fortran_bf_mpi.P17:$fortran_bf_mpi.P21])" office:value-type="float" office:value="0.2736" calcext:value-type="float">
            <text:p>0.27</text:p>
          </table:table-cell>
          <table:table-cell office:value-type="string" calcext:value-type="string">
            <text:p>&amp;</text:p>
          </table:table-cell>
          <table:table-cell table:formula="of:=AVERAGE([$fortran_bf_mpi.Q17:$fortran_bf_mpi.Q21])" office:value-type="float" office:value="0.0518" calcext:value-type="float">
            <text:p>0.05</text:p>
          </table:table-cell>
          <table:table-cell office:value-type="string" calcext:value-type="string">
            <text:p>&amp;</text:p>
          </table:table-cell>
          <table:table-cell table:formula="of:=AVERAGE([$fortran_bf_mpi.R17:$fortran_bf_mpi.R21])" office:value-type="float" office:value="47.2836" calcext:value-type="float">
            <text:p>47.28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7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AVERAGE([$fortran_bf_mpi.C22:$fortran_bf_mpi.C26])" office:value-type="float" office:value="23.9522" calcext:value-type="float">
            <text:p>23.95</text:p>
          </table:table-cell>
          <table:table-cell office:value-type="string" calcext:value-type="string">
            <text:p>&amp;</text:p>
          </table:table-cell>
          <table:table-cell table:formula="of:=AVERAGE([$fortran_bf_mpi.D22:$fortran_bf_mpi.D26])" office:value-type="float" office:value="2.1428" calcext:value-type="float">
            <text:p>2.14</text:p>
          </table:table-cell>
          <table:table-cell office:value-type="string" calcext:value-type="string">
            <text:p>&amp;</text:p>
          </table:table-cell>
          <table:table-cell table:formula="of:=AVERAGE([$fortran_bf_mpi.E22:$fortran_bf_mpi.E26])" office:value-type="float" office:value="0.8648" calcext:value-type="float">
            <text:p>0.86</text:p>
          </table:table-cell>
          <table:table-cell office:value-type="string" calcext:value-type="string">
            <text:p>&amp;</text:p>
          </table:table-cell>
          <table:table-cell table:formula="of:=AVERAGE([$fortran_bf_mpi.F22:$fortran_bf_mpi.F26])" office:value-type="float" office:value="0.4224" calcext:value-type="float">
            <text:p>0.42</text:p>
          </table:table-cell>
          <table:table-cell office:value-type="string" calcext:value-type="string">
            <text:p>&amp;</text:p>
          </table:table-cell>
          <table:table-cell table:formula="of:=AVERAGE([$fortran_bf_mpi.G22:$fortran_bf_mpi.G26])" office:value-type="float" office:value="0.0034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22:$fortran_bf_mpi.I26])" office:value-type="float" office:value="0.1252" calcext:value-type="float">
            <text:p>0.13</text:p>
          </table:table-cell>
          <table:table-cell office:value-type="string" calcext:value-type="string">
            <text:p>&amp;</text:p>
          </table:table-cell>
          <table:table-cell table:formula="of:=[$'brute-force-f90'.U8]" office:value-type="float" office:value="79.5086" calcext:value-type="float">
            <text:p>79.51</text:p>
          </table:table-cell>
          <table:table-cell office:value-type="string" calcext:value-type="string">
            <text:p>&amp;</text:p>
          </table:table-cell>
          <table:table-cell table:formula="of:=[.$Q$2]/[.Q8]" office:value-type="float" office:value="6.07222111821866" calcext:value-type="float">
            <text:p>6.07</text:p>
          </table:table-cell>
          <table:table-cell office:value-type="string" calcext:value-type="string">
            <text:p>&amp;</text:p>
          </table:table-cell>
          <table:table-cell table:formula="of:=[.S8]/[.C8]" office:value-type="float" office:value="0.189756909944333" calcext:value-type="float">
            <text:p>0.19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AVERAGE([$fortran_bf_mpi.L22:$fortran_bf_mpi.L26])" office:value-type="float" office:value="51.9188" calcext:value-type="float">
            <text:p>51.92</text:p>
          </table:table-cell>
          <table:table-cell office:value-type="string" calcext:value-type="string">
            <text:p>&amp;</text:p>
          </table:table-cell>
          <table:table-cell table:formula="of:=AVERAGE([$fortran_bf_mpi.M22:$fortran_bf_mpi.M26])" office:value-type="float" office:value="0.058" calcext:value-type="float">
            <text:p>0.06</text:p>
          </table:table-cell>
          <table:table-cell office:value-type="string" calcext:value-type="string">
            <text:p>&amp;</text:p>
          </table:table-cell>
          <table:table-cell table:formula="of:=AVERAGE([$fortran_bf_mpi.N22:$fortran_bf_mpi.N26])" office:value-type="float" office:value="2.5202" calcext:value-type="float">
            <text:p>2.52</text:p>
          </table:table-cell>
          <table:table-cell office:value-type="string" calcext:value-type="string">
            <text:p>&amp;</text:p>
          </table:table-cell>
          <table:table-cell table:formula="of:=AVERAGE([$fortran_bf_mpi.O22:$fortran_bf_mpi.O26])" office:value-type="float" office:value="0.5856" calcext:value-type="float">
            <text:p>0.59</text:p>
          </table:table-cell>
          <table:table-cell office:value-type="string" calcext:value-type="string">
            <text:p>&amp;</text:p>
          </table:table-cell>
          <table:table-cell table:formula="of:=AVERAGE([$fortran_bf_mpi.P22:$fortran_bf_mpi.P26])" office:value-type="float" office:value="0.5004" calcext:value-type="float">
            <text:p>0.50</text:p>
          </table:table-cell>
          <table:table-cell office:value-type="string" calcext:value-type="string">
            <text:p>&amp;</text:p>
          </table:table-cell>
          <table:table-cell table:formula="of:=AVERAGE([$fortran_bf_mpi.Q22:$fortran_bf_mpi.Q26])" office:value-type="float" office:value="0.1266" calcext:value-type="float">
            <text:p>0.13</text:p>
          </table:table-cell>
          <table:table-cell office:value-type="string" calcext:value-type="string">
            <text:p>&amp;</text:p>
          </table:table-cell>
          <table:table-cell table:formula="of:=AVERAGE([$fortran_bf_mpi.R22:$fortran_bf_mpi.R26])" office:value-type="float" office:value="55.2888" calcext:value-type="float">
            <text:p>55.29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8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&amp;</text:p>
          </table:table-cell>
          <table:table-cell table:formula="of:=[$'f90-sequential'.O3]" office:value-type="float" office:value="136.8286" calcext:value-type="float">
            <text:p>136.83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'f90-sequential'.P3]" office:value-type="float" office:value="48535.0818" calcext:value-type="float">
            <text:p>48535.08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'f90-sequential'.R3]" office:value-type="float" office:value="0.0844" calcext:value-type="float">
            <text:p>0.08</text:p>
          </table:table-cell>
          <table:table-cell office:value-type="string" calcext:value-type="string">
            <text:p>&amp;</text:p>
          </table:table-cell>
          <table:table-cell table:formula="of:=[$'brute-force-f90'.U9]" office:value-type="float" office:value="48671.9962" calcext:value-type="float">
            <text:p>48672.00</text:p>
          </table:table-cell>
          <table:table-cell office:value-type="string" calcext:value-type="string">
            <text:p>&amp;</text:p>
          </table:table-cell>
          <table:table-cell table:formula="of:=[.$Q$9]/[.Q9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.S9]/[.C9]" office:value-type="string" office:string-value="" calcext:value-type="error">
            <text:p>#VALUE!</text:p>
          </table:table-cell>
          <table:table-cell office:value-type="string" calcext:value-type="string">
            <text:p>\\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9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AVERAGE([$fortran_bf_mpi.C57:$fortran_bf_mpi.C61])" office:value-type="float" office:value="161.828" calcext:value-type="float">
            <text:p>161.83</text:p>
          </table:table-cell>
          <table:table-cell office:value-type="string" calcext:value-type="string">
            <text:p>&amp;</text:p>
          </table:table-cell>
          <table:table-cell table:formula="of:=AVERAGE([$fortran_bf_mpi.D57:$fortran_bf_mpi.D61])" office:value-type="float" office:value="19.1254" calcext:value-type="float">
            <text:p>19.13</text:p>
          </table:table-cell>
          <table:table-cell office:value-type="string" calcext:value-type="string">
            <text:p>&amp;</text:p>
          </table:table-cell>
          <table:table-cell table:formula="of:=AVERAGE([$fortran_bf_mpi.E57:$fortran_bf_mpi.E61])" office:value-type="float" office:value="39263.4366" calcext:value-type="float">
            <text:p>39263.44</text:p>
          </table:table-cell>
          <table:table-cell office:value-type="string" calcext:value-type="string">
            <text:p>&amp;</text:p>
          </table:table-cell>
          <table:table-cell table:formula="of:=AVERAGE([$fortran_bf_mpi.F57:$fortran_bf_mpi.F61])" office:value-type="float" office:value="0.3534" calcext:value-type="float">
            <text:p>0.35</text:p>
          </table:table-cell>
          <table:table-cell office:value-type="string" calcext:value-type="string">
            <text:p>&amp;</text:p>
          </table:table-cell>
          <table:table-cell table:formula="of:=AVERAGE([$fortran_bf_mpi.G57:$fortran_bf_mpi.G61])" office:value-type="float" office:value="0.0008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57:$fortran_bf_mpi.I61])" office:value-type="float" office:value="0.1382" calcext:value-type="float">
            <text:p>0.14</text:p>
          </table:table-cell>
          <table:table-cell office:value-type="string" calcext:value-type="string">
            <text:p>&amp;</text:p>
          </table:table-cell>
          <table:table-cell table:formula="of:=[$'brute-force-f90'.U10]" office:value-type="float" office:value="39478.4428" calcext:value-type="float">
            <text:p>39478.44</text:p>
          </table:table-cell>
          <table:table-cell office:value-type="string" calcext:value-type="string">
            <text:p>&amp;</text:p>
          </table:table-cell>
          <table:table-cell table:formula="of:=[.$Q$9]/[.Q10]" office:value-type="float" office:value="1.23287527946771" calcext:value-type="float">
            <text:p>1.23</text:p>
          </table:table-cell>
          <table:table-cell office:value-type="string" calcext:value-type="string">
            <text:p>&amp;</text:p>
          </table:table-cell>
          <table:table-cell table:formula="of:=[.S10]/[.C10]" office:value-type="float" office:value="1.23287527946771" calcext:value-type="float">
            <text:p>1.23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AVERAGE([$fortran_bf_mpi.L57:$fortran_bf_mpi.L61])" office:value-type="float" office:value="32.7952" calcext:value-type="float">
            <text:p>32.80</text:p>
          </table:table-cell>
          <table:table-cell office:value-type="string" calcext:value-type="string">
            <text:p>&amp;</text:p>
          </table:table-cell>
          <table:table-cell table:formula="of:=AVERAGE([$fortran_bf_mpi.M57:$fortran_bf_mpi.M61])" office:value-type="float" office:value="0.0048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N57:$fortran_bf_mpi.N61])" office:value-type="float" office:value="0.5984" calcext:value-type="float">
            <text:p>0.60</text:p>
          </table:table-cell>
          <table:table-cell office:value-type="string" calcext:value-type="string">
            <text:p>&amp;</text:p>
          </table:table-cell>
          <table:table-cell table:formula="of:=AVERAGE([$fortran_bf_mpi.O57:$fortran_bf_mpi.O61])" office:value-type="float" office:value="0.0372" calcext:value-type="float">
            <text:p>0.04</text:p>
          </table:table-cell>
          <table:table-cell office:value-type="string" calcext:value-type="string">
            <text:p>&amp;</text:p>
          </table:table-cell>
          <table:table-cell table:formula="of:=AVERAGE([$fortran_bf_mpi.P57:$fortran_bf_mpi.P61])" office:value-type="float" office:value="0.0056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AVERAGE([$fortran_bf_mpi.Q57:$fortran_bf_mpi.Q61]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R57:$fortran_bf_mpi.R61])" office:value-type="float" office:value="33.4412" calcext:value-type="float">
            <text:p>33.44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10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AVERAGE([$fortran_bf_mpi.C32:$fortran_bf_mpi.C36])" office:value-type="float" office:value="159.6592" calcext:value-type="float">
            <text:p>159.66</text:p>
          </table:table-cell>
          <table:table-cell office:value-type="string" calcext:value-type="string">
            <text:p>&amp;</text:p>
          </table:table-cell>
          <table:table-cell table:formula="of:=AVERAGE([$fortran_bf_mpi.D32:$fortran_bf_mpi.D36])" office:value-type="float" office:value="19.3114" calcext:value-type="float">
            <text:p>19.31</text:p>
          </table:table-cell>
          <table:table-cell office:value-type="string" calcext:value-type="string">
            <text:p>&amp;</text:p>
          </table:table-cell>
          <table:table-cell table:formula="of:=AVERAGE([$fortran_bf_mpi.E32:$fortran_bf_mpi.E36])" office:value-type="float" office:value="10118.2904" calcext:value-type="float">
            <text:p>10118.29</text:p>
          </table:table-cell>
          <table:table-cell office:value-type="string" calcext:value-type="string">
            <text:p>&amp;</text:p>
          </table:table-cell>
          <table:table-cell table:formula="of:=AVERAGE([$fortran_bf_mpi.F32:$fortran_bf_mpi.F36])" office:value-type="float" office:value="0.7134" calcext:value-type="float">
            <text:p>0.71</text:p>
          </table:table-cell>
          <table:table-cell office:value-type="string" calcext:value-type="string">
            <text:p>&amp;</text:p>
          </table:table-cell>
          <table:table-cell table:formula="of:=AVERAGE([$fortran_bf_mpi.G32:$fortran_bf_mpi.G36])" office:value-type="float" office:value="0.0012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32:$fortran_bf_mpi.I36])" office:value-type="float" office:value="0.117" calcext:value-type="float">
            <text:p>0.12</text:p>
          </table:table-cell>
          <table:table-cell office:value-type="string" calcext:value-type="string">
            <text:p>&amp;</text:p>
          </table:table-cell>
          <table:table-cell table:formula="of:=[$'brute-force-f90'.U11]" office:value-type="float" office:value="10333.7338" calcext:value-type="float">
            <text:p>10333.73</text:p>
          </table:table-cell>
          <table:table-cell office:value-type="string" calcext:value-type="string">
            <text:p>&amp;</text:p>
          </table:table-cell>
          <table:table-cell table:formula="of:=[.$Q$9]/[.Q11]" office:value-type="float" office:value="4.7100106449423" calcext:value-type="float">
            <text:p>4.71</text:p>
          </table:table-cell>
          <table:table-cell office:value-type="string" calcext:value-type="string">
            <text:p>&amp;</text:p>
          </table:table-cell>
          <table:table-cell table:formula="of:=[.S11]/[.C11]" office:value-type="float" office:value="2.35500532247115" calcext:value-type="float">
            <text:p>2.36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AVERAGE([$fortran_bf_mpi.L32:$fortran_bf_mpi.L36])" office:value-type="float" office:value="34.9442" calcext:value-type="float">
            <text:p>34.94</text:p>
          </table:table-cell>
          <table:table-cell office:value-type="string" calcext:value-type="string">
            <text:p>&amp;</text:p>
          </table:table-cell>
          <table:table-cell table:formula="of:=AVERAGE([$fortran_bf_mpi.M32:$fortran_bf_mpi.M36])" office:value-type="float" office:value="0.0154" calcext:value-type="float">
            <text:p>0.02</text:p>
          </table:table-cell>
          <table:table-cell office:value-type="string" calcext:value-type="string">
            <text:p>&amp;</text:p>
          </table:table-cell>
          <table:table-cell table:formula="of:=AVERAGE([$fortran_bf_mpi.N32:$fortran_bf_mpi.N36])" office:value-type="float" office:value="20.033" calcext:value-type="float">
            <text:p>20.03</text:p>
          </table:table-cell>
          <table:table-cell office:value-type="string" calcext:value-type="string">
            <text:p>&amp;</text:p>
          </table:table-cell>
          <table:table-cell table:formula="of:=AVERAGE([$fortran_bf_mpi.O32:$fortran_bf_mpi.O36])" office:value-type="float" office:value="72.1002" calcext:value-type="float">
            <text:p>72.10</text:p>
          </table:table-cell>
          <table:table-cell office:value-type="string" calcext:value-type="string">
            <text:p>&amp;</text:p>
          </table:table-cell>
          <table:table-cell table:formula="of:=AVERAGE([$fortran_bf_mpi.P32:$fortran_bf_mpi.P36])" office:value-type="float" office:value="0.6808" calcext:value-type="float">
            <text:p>0.68</text:p>
          </table:table-cell>
          <table:table-cell office:value-type="string" calcext:value-type="string">
            <text:p>&amp;</text:p>
          </table:table-cell>
          <table:table-cell table:formula="of:=AVERAGE([$fortran_bf_mpi.Q32:$fortran_bf_mpi.Q36])" office:value-type="float" office:value="0.0118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AVERAGE([$fortran_bf_mpi.R32:$fortran_bf_mpi.R36])" office:value-type="float" office:value="127.242" calcext:value-type="float">
            <text:p>127.24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11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AVERAGE([$fortran_bf_mpi.C37:$fortran_bf_mpi.C41])" office:value-type="float" office:value="169.6926" calcext:value-type="float">
            <text:p>169.69</text:p>
          </table:table-cell>
          <table:table-cell office:value-type="string" calcext:value-type="string">
            <text:p>&amp;</text:p>
          </table:table-cell>
          <table:table-cell table:formula="of:=AVERAGE([$fortran_bf_mpi.D37:$fortran_bf_mpi.D41])" office:value-type="float" office:value="20.287" calcext:value-type="float">
            <text:p>20.29</text:p>
          </table:table-cell>
          <table:table-cell office:value-type="string" calcext:value-type="string">
            <text:p>&amp;</text:p>
          </table:table-cell>
          <table:table-cell table:formula="of:=AVERAGE([$fortran_bf_mpi.E37:$fortran_bf_mpi.E41])" office:value-type="float" office:value="2317.1608" calcext:value-type="float">
            <text:p>2317.16</text:p>
          </table:table-cell>
          <table:table-cell office:value-type="string" calcext:value-type="string">
            <text:p>&amp;</text:p>
          </table:table-cell>
          <table:table-cell table:formula="of:=AVERAGE([$fortran_bf_mpi.F37:$fortran_bf_mpi.F41])" office:value-type="float" office:value="1.0192" calcext:value-type="float">
            <text:p>1.02</text:p>
          </table:table-cell>
          <table:table-cell office:value-type="string" calcext:value-type="string">
            <text:p>&amp;</text:p>
          </table:table-cell>
          <table:table-cell table:formula="of:=AVERAGE([$fortran_bf_mpi.G37:$fortran_bf_mpi.G41])" office:value-type="float" office:value="0.001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37:$fortran_bf_mpi.I41])" office:value-type="float" office:value="0.1704" calcext:value-type="float">
            <text:p>0.17</text:p>
          </table:table-cell>
          <table:table-cell office:value-type="string" calcext:value-type="string">
            <text:p>&amp;</text:p>
          </table:table-cell>
          <table:table-cell table:formula="of:=[$'brute-force-f90'.U12]" office:value-type="float" office:value="2546.4626" calcext:value-type="float">
            <text:p>2546.46</text:p>
          </table:table-cell>
          <table:table-cell office:value-type="string" calcext:value-type="string">
            <text:p>&amp;</text:p>
          </table:table-cell>
          <table:table-cell table:formula="of:=[.$Q$9]/[.Q12]" office:value-type="float" office:value="19.113571980205" calcext:value-type="float">
            <text:p>19.11</text:p>
          </table:table-cell>
          <table:table-cell office:value-type="string" calcext:value-type="string">
            <text:p>&amp;</text:p>
          </table:table-cell>
          <table:table-cell table:formula="of:=[.S12]/[.C12]" office:value-type="float" office:value="4.77839299505125" calcext:value-type="float">
            <text:p>4.78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AVERAGE([$fortran_bf_mpi.L37:$fortran_bf_mpi.L41])" office:value-type="float" office:value="37.5662" calcext:value-type="float">
            <text:p>37.57</text:p>
          </table:table-cell>
          <table:table-cell office:value-type="string" calcext:value-type="string">
            <text:p>&amp;</text:p>
          </table:table-cell>
          <table:table-cell table:formula="of:=AVERAGE([$fortran_bf_mpi.M37:$fortran_bf_mpi.M41])" office:value-type="float" office:value="0.025" calcext:value-type="float">
            <text:p>0.03</text:p>
          </table:table-cell>
          <table:table-cell office:value-type="string" calcext:value-type="string">
            <text:p>&amp;</text:p>
          </table:table-cell>
          <table:table-cell table:formula="of:=AVERAGE([$fortran_bf_mpi.N37:$fortran_bf_mpi.N41])" office:value-type="float" office:value="21.0726" calcext:value-type="float">
            <text:p>21.07</text:p>
          </table:table-cell>
          <table:table-cell office:value-type="string" calcext:value-type="string">
            <text:p>&amp;</text:p>
          </table:table-cell>
          <table:table-cell table:formula="of:=AVERAGE([$fortran_bf_mpi.O37:$fortran_bf_mpi.O41])" office:value-type="float" office:value="102.6172" calcext:value-type="float">
            <text:p>102.62</text:p>
          </table:table-cell>
          <table:table-cell office:value-type="string" calcext:value-type="string">
            <text:p>&amp;</text:p>
          </table:table-cell>
          <table:table-cell table:formula="of:=AVERAGE([$fortran_bf_mpi.P37:$fortran_bf_mpi.P41])" office:value-type="float" office:value="1.0098" calcext:value-type="float">
            <text:p>1.01</text:p>
          </table:table-cell>
          <table:table-cell office:value-type="string" calcext:value-type="string">
            <text:p>&amp;</text:p>
          </table:table-cell>
          <table:table-cell table:formula="of:=AVERAGE([$fortran_bf_mpi.Q37:$fortran_bf_mpi.Q41])" office:value-type="float" office:value="0.0212" calcext:value-type="float">
            <text:p>0.02</text:p>
          </table:table-cell>
          <table:table-cell office:value-type="string" calcext:value-type="string">
            <text:p>&amp;</text:p>
          </table:table-cell>
          <table:table-cell table:formula="of:=AVERAGE([$fortran_bf_mpi.R37:$fortran_bf_mpi.R41])" office:value-type="float" office:value="161.6336" calcext:value-type="float">
            <text:p>161.63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12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AVERAGE([$fortran_bf_mpi.C42:$fortran_bf_mpi.C46])" office:value-type="float" office:value="182.497" calcext:value-type="float">
            <text:p>182.50</text:p>
          </table:table-cell>
          <table:table-cell office:value-type="string" calcext:value-type="string">
            <text:p>&amp;</text:p>
          </table:table-cell>
          <table:table-cell table:formula="of:=AVERAGE([$fortran_bf_mpi.D42:$fortran_bf_mpi.D46])" office:value-type="float" office:value="21.6334" calcext:value-type="float">
            <text:p>21.63</text:p>
          </table:table-cell>
          <table:table-cell office:value-type="string" calcext:value-type="string">
            <text:p>&amp;</text:p>
          </table:table-cell>
          <table:table-cell table:formula="of:=AVERAGE([$fortran_bf_mpi.E42:$fortran_bf_mpi.E46])" office:value-type="float" office:value="578.247" calcext:value-type="float">
            <text:p>578.25</text:p>
          </table:table-cell>
          <table:table-cell office:value-type="string" calcext:value-type="string">
            <text:p>&amp;</text:p>
          </table:table-cell>
          <table:table-cell table:formula="of:=AVERAGE([$fortran_bf_mpi.F42:$fortran_bf_mpi.F46])" office:value-type="float" office:value="1.2772" calcext:value-type="float">
            <text:p>1.28</text:p>
          </table:table-cell>
          <table:table-cell office:value-type="string" calcext:value-type="string">
            <text:p>&amp;</text:p>
          </table:table-cell>
          <table:table-cell table:formula="of:=AVERAGE([$fortran_bf_mpi.G42:$fortran_bf_mpi.G46])" office:value-type="float" office:value="0.0014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42:$fortran_bf_mpi.I46])" office:value-type="float" office:value="0.1394" calcext:value-type="float">
            <text:p>0.14</text:p>
          </table:table-cell>
          <table:table-cell office:value-type="string" calcext:value-type="string">
            <text:p>&amp;</text:p>
          </table:table-cell>
          <table:table-cell table:formula="of:=[$'brute-force-f90'.U13]" office:value-type="float" office:value="823.2294" calcext:value-type="float">
            <text:p>823.23</text:p>
          </table:table-cell>
          <table:table-cell office:value-type="string" calcext:value-type="string">
            <text:p>&amp;</text:p>
          </table:table-cell>
          <table:table-cell table:formula="of:=[.$Q$9]/[.Q13]" office:value-type="float" office:value="59.1232482707736" calcext:value-type="float">
            <text:p>59.12</text:p>
          </table:table-cell>
          <table:table-cell office:value-type="string" calcext:value-type="string">
            <text:p>&amp;</text:p>
          </table:table-cell>
          <table:table-cell table:formula="of:=[.S13]/[.C13]" office:value-type="float" office:value="7.3904060338467" calcext:value-type="float">
            <text:p>7.39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AVERAGE([$fortran_bf_mpi.L42:$fortran_bf_mpi.L46])" office:value-type="float" office:value="38.548" calcext:value-type="float">
            <text:p>38.55</text:p>
          </table:table-cell>
          <table:table-cell office:value-type="string" calcext:value-type="string">
            <text:p>&amp;</text:p>
          </table:table-cell>
          <table:table-cell table:formula="of:=AVERAGE([$fortran_bf_mpi.M42:$fortran_bf_mpi.M46])" office:value-type="float" office:value="0.0314" calcext:value-type="float">
            <text:p>0.03</text:p>
          </table:table-cell>
          <table:table-cell office:value-type="string" calcext:value-type="string">
            <text:p>&amp;</text:p>
          </table:table-cell>
          <table:table-cell table:formula="of:=AVERAGE([$fortran_bf_mpi.N42:$fortran_bf_mpi.N46])" office:value-type="float" office:value="22.6508" calcext:value-type="float">
            <text:p>22.65</text:p>
          </table:table-cell>
          <table:table-cell office:value-type="string" calcext:value-type="string">
            <text:p>&amp;</text:p>
          </table:table-cell>
          <table:table-cell table:formula="of:=AVERAGE([$fortran_bf_mpi.O42:$fortran_bf_mpi.O46])" office:value-type="float" office:value="12.26" calcext:value-type="float">
            <text:p>12.26</text:p>
          </table:table-cell>
          <table:table-cell office:value-type="string" calcext:value-type="string">
            <text:p>&amp;</text:p>
          </table:table-cell>
          <table:table-cell table:formula="of:=AVERAGE([$fortran_bf_mpi.P42:$fortran_bf_mpi.P46])" office:value-type="float" office:value="1.2762" calcext:value-type="float">
            <text:p>1.28</text:p>
          </table:table-cell>
          <table:table-cell office:value-type="string" calcext:value-type="string">
            <text:p>&amp;</text:p>
          </table:table-cell>
          <table:table-cell table:formula="of:=AVERAGE([$fortran_bf_mpi.Q42:$fortran_bf_mpi.Q46])" office:value-type="float" office:value="0.029" calcext:value-type="float">
            <text:p>0.03</text:p>
          </table:table-cell>
          <table:table-cell office:value-type="string" calcext:value-type="string">
            <text:p>&amp;</text:p>
          </table:table-cell>
          <table:table-cell table:formula="of:=AVERAGE([$fortran_bf_mpi.R42:$fortran_bf_mpi.R46])" office:value-type="float" office:value="73.3574" calcext:value-type="float">
            <text:p>73.36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13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AVERAGE([$fortran_bf_mpi.C47:$fortran_bf_mpi.C51])" office:value-type="float" office:value="165.8038" calcext:value-type="float">
            <text:p>165.80</text:p>
          </table:table-cell>
          <table:table-cell office:value-type="string" calcext:value-type="string">
            <text:p>&amp;</text:p>
          </table:table-cell>
          <table:table-cell table:formula="of:=AVERAGE([$fortran_bf_mpi.D47:$fortran_bf_mpi.D51])" office:value-type="float" office:value="21.8724" calcext:value-type="float">
            <text:p>21.87</text:p>
          </table:table-cell>
          <table:table-cell office:value-type="string" calcext:value-type="string">
            <text:p>&amp;</text:p>
          </table:table-cell>
          <table:table-cell table:formula="of:=AVERAGE([$fortran_bf_mpi.E47:$fortran_bf_mpi.E51])" office:value-type="float" office:value="145.0724" calcext:value-type="float">
            <text:p>145.07</text:p>
          </table:table-cell>
          <table:table-cell office:value-type="string" calcext:value-type="string">
            <text:p>&amp;</text:p>
          </table:table-cell>
          <table:table-cell table:formula="of:=AVERAGE([$fortran_bf_mpi.F47:$fortran_bf_mpi.F51])" office:value-type="float" office:value="1.9396" calcext:value-type="float">
            <text:p>1.94</text:p>
          </table:table-cell>
          <table:table-cell office:value-type="string" calcext:value-type="string">
            <text:p>&amp;</text:p>
          </table:table-cell>
          <table:table-cell table:formula="of:=AVERAGE([$fortran_bf_mpi.G47:$fortran_bf_mpi.G51])" office:value-type="float" office:value="0.002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47:$fortran_bf_mpi.I51])" office:value-type="float" office:value="0.1584" calcext:value-type="float">
            <text:p>0.16</text:p>
          </table:table-cell>
          <table:table-cell office:value-type="string" calcext:value-type="string">
            <text:p>&amp;</text:p>
          </table:table-cell>
          <table:table-cell table:formula="of:=[$'brute-force-f90'.U14]" office:value-type="float" office:value="383.5216" calcext:value-type="float">
            <text:p>383.52</text:p>
          </table:table-cell>
          <table:table-cell office:value-type="string" calcext:value-type="string">
            <text:p>&amp;</text:p>
          </table:table-cell>
          <table:table-cell table:formula="of:=[.$Q$9]/[.Q14]" office:value-type="float" office:value="126.908096440983" calcext:value-type="float">
            <text:p>126.91</text:p>
          </table:table-cell>
          <table:table-cell office:value-type="string" calcext:value-type="string">
            <text:p>&amp;</text:p>
          </table:table-cell>
          <table:table-cell table:formula="of:=[.S14]/[.C14]" office:value-type="float" office:value="7.93175602756142" calcext:value-type="float">
            <text:p>7.93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AVERAGE([$fortran_bf_mpi.L47:$fortran_bf_mpi.L51])" office:value-type="float" office:value="47.8554" calcext:value-type="float">
            <text:p>47.86</text:p>
          </table:table-cell>
          <table:table-cell office:value-type="string" calcext:value-type="string">
            <text:p>&amp;</text:p>
          </table:table-cell>
          <table:table-cell table:formula="of:=AVERAGE([$fortran_bf_mpi.M47:$fortran_bf_mpi.M51])" office:value-type="float" office:value="0.0734" calcext:value-type="float">
            <text:p>0.07</text:p>
          </table:table-cell>
          <table:table-cell office:value-type="string" calcext:value-type="string">
            <text:p>&amp;</text:p>
          </table:table-cell>
          <table:table-cell table:formula="of:=AVERAGE([$fortran_bf_mpi.N47:$fortran_bf_mpi.N51])" office:value-type="float" office:value="23.22" calcext:value-type="float">
            <text:p>23.22</text:p>
          </table:table-cell>
          <table:table-cell office:value-type="string" calcext:value-type="string">
            <text:p>&amp;</text:p>
          </table:table-cell>
          <table:table-cell table:formula="of:=AVERAGE([$fortran_bf_mpi.O47:$fortran_bf_mpi.O51])" office:value-type="float" office:value="4.4186" calcext:value-type="float">
            <text:p>4.42</text:p>
          </table:table-cell>
          <table:table-cell office:value-type="string" calcext:value-type="string">
            <text:p>&amp;</text:p>
          </table:table-cell>
          <table:table-cell table:formula="of:=AVERAGE([$fortran_bf_mpi.P47:$fortran_bf_mpi.P51])" office:value-type="float" office:value="1.966" calcext:value-type="float">
            <text:p>1.97</text:p>
          </table:table-cell>
          <table:table-cell office:value-type="string" calcext:value-type="string">
            <text:p>&amp;</text:p>
          </table:table-cell>
          <table:table-cell table:formula="of:=AVERAGE([$fortran_bf_mpi.Q47:$fortran_bf_mpi.Q51])" office:value-type="float" office:value="0.0418" calcext:value-type="float">
            <text:p>0.04</text:p>
          </table:table-cell>
          <table:table-cell office:value-type="string" calcext:value-type="string">
            <text:p>&amp;</text:p>
          </table:table-cell>
          <table:table-cell table:formula="of:=AVERAGE([$fortran_bf_mpi.R47:$fortran_bf_mpi.R51])" office:value-type="float" office:value="76.9144" calcext:value-type="float">
            <text:p>76.91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14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AVERAGE([$fortran_bf_mpi.C52:$fortran_bf_mpi.C56])" office:value-type="float" office:value="189.132" calcext:value-type="float">
            <text:p>189.13</text:p>
          </table:table-cell>
          <table:table-cell office:value-type="string" calcext:value-type="string">
            <text:p>&amp;</text:p>
          </table:table-cell>
          <table:table-cell table:formula="of:=AVERAGE([$fortran_bf_mpi.D52:$fortran_bf_mpi.D56])" office:value-type="float" office:value="21.9474" calcext:value-type="float">
            <text:p>21.95</text:p>
          </table:table-cell>
          <table:table-cell office:value-type="string" calcext:value-type="string">
            <text:p>&amp;</text:p>
          </table:table-cell>
          <table:table-cell table:formula="of:=AVERAGE([$fortran_bf_mpi.E52:$fortran_bf_mpi.E56])" office:value-type="float" office:value="44.133" calcext:value-type="float">
            <text:p>44.13</text:p>
          </table:table-cell>
          <table:table-cell office:value-type="string" calcext:value-type="string">
            <text:p>&amp;</text:p>
          </table:table-cell>
          <table:table-cell table:formula="of:=AVERAGE([$fortran_bf_mpi.F52:$fortran_bf_mpi.F56])" office:value-type="float" office:value="3.2014" calcext:value-type="float">
            <text:p>3.20</text:p>
          </table:table-cell>
          <table:table-cell office:value-type="string" calcext:value-type="string">
            <text:p>&amp;</text:p>
          </table:table-cell>
          <table:table-cell table:formula="of:=AVERAGE([$fortran_bf_mpi.G52:$fortran_bf_mpi.G56])" office:value-type="float" office:value="0.002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52:$fortran_bf_mpi.I56])" office:value-type="float" office:value="0.1598" calcext:value-type="float">
            <text:p>0.16</text:p>
          </table:table-cell>
          <table:table-cell office:value-type="string" calcext:value-type="string">
            <text:p>&amp;</text:p>
          </table:table-cell>
          <table:table-cell table:formula="of:=[$'brute-force-f90'.U15]" office:value-type="float" office:value="311.6748" calcext:value-type="float">
            <text:p>311.67</text:p>
          </table:table-cell>
          <table:table-cell office:value-type="string" calcext:value-type="string">
            <text:p>&amp;</text:p>
          </table:table-cell>
          <table:table-cell table:formula="of:=[.$Q$9]/[.Q15]" office:value-type="float" office:value="156.162757463869" calcext:value-type="float">
            <text:p>156.16</text:p>
          </table:table-cell>
          <table:table-cell office:value-type="string" calcext:value-type="string">
            <text:p>&amp;</text:p>
          </table:table-cell>
          <table:table-cell table:formula="of:=[.S15]/[.C15]" office:value-type="float" office:value="4.88008617074592" calcext:value-type="float">
            <text:p>4.88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AVERAGE([$fortran_bf_mpi.L52:$fortran_bf_mpi.L56])" office:value-type="float" office:value="51.8474" calcext:value-type="float">
            <text:p>51.85</text:p>
          </table:table-cell>
          <table:table-cell office:value-type="string" calcext:value-type="string">
            <text:p>&amp;</text:p>
          </table:table-cell>
          <table:table-cell table:formula="of:=AVERAGE([$fortran_bf_mpi.M52:$fortran_bf_mpi.M56])" office:value-type="float" office:value="0.0904" calcext:value-type="float">
            <text:p>0.09</text:p>
          </table:table-cell>
          <table:table-cell office:value-type="string" calcext:value-type="string">
            <text:p>&amp;</text:p>
          </table:table-cell>
          <table:table-cell table:formula="of:=AVERAGE([$fortran_bf_mpi.N52:$fortran_bf_mpi.N56])" office:value-type="float" office:value="23.657" calcext:value-type="float">
            <text:p>23.66</text:p>
          </table:table-cell>
          <table:table-cell office:value-type="string" calcext:value-type="string">
            <text:p>&amp;</text:p>
          </table:table-cell>
          <table:table-cell table:formula="of:=AVERAGE([$fortran_bf_mpi.O52:$fortran_bf_mpi.O56])" office:value-type="float" office:value="9.9888" calcext:value-type="float">
            <text:p>9.99</text:p>
          </table:table-cell>
          <table:table-cell office:value-type="string" calcext:value-type="string">
            <text:p>&amp;</text:p>
          </table:table-cell>
          <table:table-cell table:formula="of:=AVERAGE([$fortran_bf_mpi.P52:$fortran_bf_mpi.P56])" office:value-type="float" office:value="3.262" calcext:value-type="float">
            <text:p>3.26</text:p>
          </table:table-cell>
          <table:table-cell office:value-type="string" calcext:value-type="string">
            <text:p>&amp;</text:p>
          </table:table-cell>
          <table:table-cell table:formula="of:=AVERAGE([$fortran_bf_mpi.Q52:$fortran_bf_mpi.Q56])" office:value-type="float" office:value="0.0902" calcext:value-type="float">
            <text:p>0.09</text:p>
          </table:table-cell>
          <table:table-cell office:value-type="string" calcext:value-type="string">
            <text:p>&amp;</text:p>
          </table:table-cell>
          <table:table-cell table:formula="of:=AVERAGE([$fortran_bf_mpi.R52:$fortran_bf_mpi.R56])" office:value-type="float" office:value="87.4492" calcext:value-type="float">
            <text:p>87.45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15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&amp;</text:p>
          </table:table-cell>
          <table:table-cell table:formula="of:=[$'f90-sequential'.O4]" office:value-type="float" office:value="1402.6858" calcext:value-type="float">
            <text:p>1402.69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'f90-sequential'.P4]" office:value-type="float" office:value="4987073.1" calcext:value-type="float">
            <text:p>4987073.1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'f90-sequential'.R4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'brute-force-f90'.U16]" office:value-type="float" office:value="4988475.8" calcext:value-type="float">
            <text:p>4988475.80</text:p>
          </table:table-cell>
          <table:table-cell office:value-type="string" calcext:value-type="string">
            <text:p>&amp;</text:p>
          </table:table-cell>
          <table:table-cell table:formula="of:=[.$Q$16]/[.Q16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.S16]/[.C16]" office:value-type="string" office:string-value="" calcext:value-type="error">
            <text:p>#VALUE!</text:p>
          </table:table-cell>
          <table:table-cell office:value-type="string" calcext:value-type="string">
            <text:p>\\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16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AVERAGE([$fortran_bf_mpi.C87:$fortran_bf_mpi.C91])" office:value-type="float" office:value="1494.1638" calcext:value-type="float">
            <text:p>1494.16</text:p>
          </table:table-cell>
          <table:table-cell office:value-type="string" calcext:value-type="string">
            <text:p>&amp;</text:p>
          </table:table-cell>
          <table:table-cell table:formula="of:=AVERAGE([$fortran_bf_mpi.D87:$fortran_bf_mpi.D91])" office:value-type="float" office:value="238.6556" calcext:value-type="float">
            <text:p>238.66</text:p>
          </table:table-cell>
          <table:table-cell office:value-type="string" calcext:value-type="string">
            <text:p>&amp;</text:p>
          </table:table-cell>
          <table:table-cell table:formula="of:=AVERAGE([$fortran_bf_mpi.E87:$fortran_bf_mpi.E91])" office:value-type="float" office:value="3931893.9" calcext:value-type="float">
            <text:p>3931893.90</text:p>
          </table:table-cell>
          <table:table-cell office:value-type="string" calcext:value-type="string">
            <text:p>&amp;</text:p>
          </table:table-cell>
          <table:table-cell table:formula="of:=AVERAGE([$fortran_bf_mpi.F87:$fortran_bf_mpi.F91])" office:value-type="float" office:value="4.297" calcext:value-type="float">
            <text:p>4.30</text:p>
          </table:table-cell>
          <table:table-cell office:value-type="string" calcext:value-type="string">
            <text:p>&amp;</text:p>
          </table:table-cell>
          <table:table-cell table:formula="of:=AVERAGE([$fortran_bf_mpi.G87:$fortran_bf_mpi.G91]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87:$fortran_bf_mpi.I91])" office:value-type="float" office:value="0.1464" calcext:value-type="float">
            <text:p>0.15</text:p>
          </table:table-cell>
          <table:table-cell office:value-type="string" calcext:value-type="string">
            <text:p>&amp;</text:p>
          </table:table-cell>
          <table:table-cell table:formula="of:=[$'brute-force-f90'.U17]" office:value-type="float" office:value="3933674.2024" calcext:value-type="float">
            <text:p>3933674.20</text:p>
          </table:table-cell>
          <table:table-cell office:value-type="string" calcext:value-type="string">
            <text:p>&amp;</text:p>
          </table:table-cell>
          <table:table-cell table:formula="of:=[.$Q$16]/[.Q17]" office:value-type="float" office:value="1.26814665966908" calcext:value-type="float">
            <text:p>1.27</text:p>
          </table:table-cell>
          <table:table-cell office:value-type="string" calcext:value-type="string">
            <text:p>&amp;</text:p>
          </table:table-cell>
          <table:table-cell table:formula="of:=[.S17]/[.C17]" office:value-type="float" office:value="1.26814665966908" calcext:value-type="float">
            <text:p>1.27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AVERAGE([$fortran_bf_mpi.L87:$fortran_bf_mpi.L91])" office:value-type="float" office:value="33.7614" calcext:value-type="float">
            <text:p>33.76</text:p>
          </table:table-cell>
          <table:table-cell office:value-type="string" calcext:value-type="string">
            <text:p>&amp;</text:p>
          </table:table-cell>
          <table:table-cell table:formula="of:=AVERAGE([$fortran_bf_mpi.M87:$fortran_bf_mpi.M91])" office:value-type="float" office:value="0.0106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AVERAGE([$fortran_bf_mpi.N87:$fortran_bf_mpi.N91])" office:value-type="float" office:value="7.63" calcext:value-type="float">
            <text:p>7.63</text:p>
          </table:table-cell>
          <table:table-cell office:value-type="string" calcext:value-type="string">
            <text:p>&amp;</text:p>
          </table:table-cell>
          <table:table-cell table:formula="of:=AVERAGE([$fortran_bf_mpi.O87:$fortran_bf_mpi.O91]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P87:$fortran_bf_mpi.P91]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Q87:$fortran_bf_mpi.Q91]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R87:$fortran_bf_mpi.R91])" office:value-type="float" office:value="41.402" calcext:value-type="float">
            <text:p>41.40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17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AVERAGE([$fortran_bf_mpi.C62:$fortran_bf_mpi.C66])" office:value-type="float" office:value="1480.2946" calcext:value-type="float">
            <text:p>1480.29</text:p>
          </table:table-cell>
          <table:table-cell office:value-type="string" calcext:value-type="string">
            <text:p>&amp;</text:p>
          </table:table-cell>
          <table:table-cell table:formula="of:=AVERAGE([$fortran_bf_mpi.D62:$fortran_bf_mpi.D66])" office:value-type="float" office:value="232.5306" calcext:value-type="float">
            <text:p>232.53</text:p>
          </table:table-cell>
          <table:table-cell office:value-type="string" calcext:value-type="string">
            <text:p>&amp;</text:p>
          </table:table-cell>
          <table:table-cell table:formula="of:=AVERAGE([$fortran_bf_mpi.E62:$fortran_bf_mpi.E66])" office:value-type="float" office:value="1026980.3626" calcext:value-type="float">
            <text:p>1026980.36</text:p>
          </table:table-cell>
          <table:table-cell office:value-type="string" calcext:value-type="string">
            <text:p>&amp;</text:p>
          </table:table-cell>
          <table:table-cell table:formula="of:=AVERAGE([$fortran_bf_mpi.F62:$fortran_bf_mpi.F66])" office:value-type="float" office:value="8.4108" calcext:value-type="float">
            <text:p>8.41</text:p>
          </table:table-cell>
          <table:table-cell office:value-type="string" calcext:value-type="string">
            <text:p>&amp;</text:p>
          </table:table-cell>
          <table:table-cell table:formula="of:=AVERAGE([$fortran_bf_mpi.G62:$fortran_bf_mpi.G66]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62:$fortran_bf_mpi.I66])" office:value-type="float" office:value="0.1708" calcext:value-type="float">
            <text:p>0.17</text:p>
          </table:table-cell>
          <table:table-cell office:value-type="string" calcext:value-type="string">
            <text:p>&amp;</text:p>
          </table:table-cell>
          <table:table-cell table:formula="of:=[$'brute-force-f90'.U18]" office:value-type="float" office:value="1028745.964" calcext:value-type="float">
            <text:p>1028745.96</text:p>
          </table:table-cell>
          <table:table-cell office:value-type="string" calcext:value-type="string">
            <text:p>&amp;</text:p>
          </table:table-cell>
          <table:table-cell table:formula="of:=[.$Q$16]/[.Q18]" office:value-type="float" office:value="4.84908420014953" calcext:value-type="float">
            <text:p>4.85</text:p>
          </table:table-cell>
          <table:table-cell office:value-type="string" calcext:value-type="string">
            <text:p>&amp;</text:p>
          </table:table-cell>
          <table:table-cell table:formula="of:=[.S18]/[.C18]" office:value-type="float" office:value="2.42454210007477" calcext:value-type="float">
            <text:p>2.42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AVERAGE([$fortran_bf_mpi.L62:$fortran_bf_mpi.L66])" office:value-type="float" office:value="35.3286" calcext:value-type="float">
            <text:p>35.33</text:p>
          </table:table-cell>
          <table:table-cell office:value-type="string" calcext:value-type="string">
            <text:p>&amp;</text:p>
          </table:table-cell>
          <table:table-cell table:formula="of:=AVERAGE([$fortran_bf_mpi.M62:$fortran_bf_mpi.M66])" office:value-type="float" office:value="0.0342" calcext:value-type="float">
            <text:p>0.03</text:p>
          </table:table-cell>
          <table:table-cell office:value-type="string" calcext:value-type="string">
            <text:p>&amp;</text:p>
          </table:table-cell>
          <table:table-cell table:formula="of:=AVERAGE([$fortran_bf_mpi.N62:$fortran_bf_mpi.N66])" office:value-type="float" office:value="240.352" calcext:value-type="float">
            <text:p>240.35</text:p>
          </table:table-cell>
          <table:table-cell office:value-type="string" calcext:value-type="string">
            <text:p>&amp;</text:p>
          </table:table-cell>
          <table:table-cell table:formula="of:=AVERAGE([$fortran_bf_mpi.O62:$fortran_bf_mpi.O66])" office:value-type="float" office:value="5802.0754" calcext:value-type="float">
            <text:p>5802.08</text:p>
          </table:table-cell>
          <table:table-cell office:value-type="string" calcext:value-type="string">
            <text:p>&amp;</text:p>
          </table:table-cell>
          <table:table-cell table:formula="of:=AVERAGE([$fortran_bf_mpi.P62:$fortran_bf_mpi.P66])" office:value-type="float" office:value="7.837" calcext:value-type="float">
            <text:p>7.84</text:p>
          </table:table-cell>
          <table:table-cell office:value-type="string" calcext:value-type="string">
            <text:p>&amp;</text:p>
          </table:table-cell>
          <table:table-cell table:formula="of:=AVERAGE([$fortran_bf_mpi.Q62:$fortran_bf_mpi.Q66])" office:value-type="float" office:value="0.0732" calcext:value-type="float">
            <text:p>0.07</text:p>
          </table:table-cell>
          <table:table-cell office:value-type="string" calcext:value-type="string">
            <text:p>&amp;</text:p>
          </table:table-cell>
          <table:table-cell table:formula="of:=AVERAGE([$fortran_bf_mpi.R62:$fortran_bf_mpi.R66])" office:value-type="float" office:value="6085.4796" calcext:value-type="float">
            <text:p>6085.48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18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AVERAGE([$fortran_bf_mpi.C67:$fortran_bf_mpi.C71])" office:value-type="float" office:value="1563.9128" calcext:value-type="float">
            <text:p>1563.91</text:p>
          </table:table-cell>
          <table:table-cell office:value-type="string" calcext:value-type="string">
            <text:p>&amp;</text:p>
          </table:table-cell>
          <table:table-cell table:formula="of:=AVERAGE([$fortran_bf_mpi.D67:$fortran_bf_mpi.D71])" office:value-type="float" office:value="252.1406" calcext:value-type="float">
            <text:p>252.14</text:p>
          </table:table-cell>
          <table:table-cell office:value-type="string" calcext:value-type="string">
            <text:p>&amp;</text:p>
          </table:table-cell>
          <table:table-cell table:formula="of:=AVERAGE([$fortran_bf_mpi.E67:$fortran_bf_mpi.E71])" office:value-type="float" office:value="236964.8002" calcext:value-type="float">
            <text:p>236964.80</text:p>
          </table:table-cell>
          <table:table-cell office:value-type="string" calcext:value-type="string">
            <text:p>&amp;</text:p>
          </table:table-cell>
          <table:table-cell table:formula="of:=AVERAGE([$fortran_bf_mpi.F67:$fortran_bf_mpi.F71])" office:value-type="float" office:value="12.4208" calcext:value-type="float">
            <text:p>12.42</text:p>
          </table:table-cell>
          <table:table-cell office:value-type="string" calcext:value-type="string">
            <text:p>&amp;</text:p>
          </table:table-cell>
          <table:table-cell table:formula="of:=AVERAGE([$fortran_bf_mpi.G67:$fortran_bf_mpi.G71])" office:value-type="float" office:value="0.003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67:$fortran_bf_mpi.I71])" office:value-type="float" office:value="0.0948" calcext:value-type="float">
            <text:p>0.09</text:p>
          </table:table-cell>
          <table:table-cell office:value-type="string" calcext:value-type="string">
            <text:p>&amp;</text:p>
          </table:table-cell>
          <table:table-cell table:formula="of:=[$'brute-force-f90'.U19]" office:value-type="float" office:value="238844.3588" calcext:value-type="float">
            <text:p>238844.36</text:p>
          </table:table-cell>
          <table:table-cell office:value-type="string" calcext:value-type="string">
            <text:p>&amp;</text:p>
          </table:table-cell>
          <table:table-cell table:formula="of:=[.$Q$16]/[.Q19]" office:value-type="float" office:value="20.8858849548009" calcext:value-type="float">
            <text:p>20.89</text:p>
          </table:table-cell>
          <table:table-cell office:value-type="string" calcext:value-type="string">
            <text:p>&amp;</text:p>
          </table:table-cell>
          <table:table-cell table:formula="of:=[.S19]/[.C19]" office:value-type="float" office:value="5.22147123870024" calcext:value-type="float">
            <text:p>5.22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AVERAGE([$fortran_bf_mpi.L67:$fortran_bf_mpi.L71])" office:value-type="float" office:value="38.0416" calcext:value-type="float">
            <text:p>38.04</text:p>
          </table:table-cell>
          <table:table-cell office:value-type="string" calcext:value-type="string">
            <text:p>&amp;</text:p>
          </table:table-cell>
          <table:table-cell table:formula="of:=AVERAGE([$fortran_bf_mpi.M67:$fortran_bf_mpi.M71])" office:value-type="float" office:value="0.0746" calcext:value-type="float">
            <text:p>0.07</text:p>
          </table:table-cell>
          <table:table-cell office:value-type="string" calcext:value-type="string">
            <text:p>&amp;</text:p>
          </table:table-cell>
          <table:table-cell table:formula="of:=AVERAGE([$fortran_bf_mpi.N67:$fortran_bf_mpi.N71])" office:value-type="float" office:value="259.592" calcext:value-type="float">
            <text:p>259.59</text:p>
          </table:table-cell>
          <table:table-cell office:value-type="string" calcext:value-type="string">
            <text:p>&amp;</text:p>
          </table:table-cell>
          <table:table-cell table:formula="of:=AVERAGE([$fortran_bf_mpi.O67:$fortran_bf_mpi.O71])" office:value-type="float" office:value="9155.8656" calcext:value-type="float">
            <text:p>9155.87</text:p>
          </table:table-cell>
          <table:table-cell office:value-type="string" calcext:value-type="string">
            <text:p>&amp;</text:p>
          </table:table-cell>
          <table:table-cell table:formula="of:=AVERAGE([$fortran_bf_mpi.P67:$fortran_bf_mpi.P71])" office:value-type="float" office:value="12.1124" calcext:value-type="float">
            <text:p>12.11</text:p>
          </table:table-cell>
          <table:table-cell office:value-type="string" calcext:value-type="string">
            <text:p>&amp;</text:p>
          </table:table-cell>
          <table:table-cell table:formula="of:=AVERAGE([$fortran_bf_mpi.Q67:$fortran_bf_mpi.Q71])" office:value-type="float" office:value="0.043" calcext:value-type="float">
            <text:p>0.04</text:p>
          </table:table-cell>
          <table:table-cell office:value-type="string" calcext:value-type="string">
            <text:p>&amp;</text:p>
          </table:table-cell>
          <table:table-cell table:formula="of:=AVERAGE([$fortran_bf_mpi.R67:$fortran_bf_mpi.R71])" office:value-type="float" office:value="9463.438" calcext:value-type="float">
            <text:p>9463.44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19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AVERAGE([$fortran_bf_mpi.C72:$fortran_bf_mpi.C76])" office:value-type="float" office:value="1638.589" calcext:value-type="float">
            <text:p>1638.59</text:p>
          </table:table-cell>
          <table:table-cell office:value-type="string" calcext:value-type="string">
            <text:p>&amp;</text:p>
          </table:table-cell>
          <table:table-cell table:formula="of:=AVERAGE([$fortran_bf_mpi.D72:$fortran_bf_mpi.D76])" office:value-type="float" office:value="262.1358" calcext:value-type="float">
            <text:p>262.14</text:p>
          </table:table-cell>
          <table:table-cell office:value-type="string" calcext:value-type="string">
            <text:p>&amp;</text:p>
          </table:table-cell>
          <table:table-cell table:formula="of:=AVERAGE([$fortran_bf_mpi.E72:$fortran_bf_mpi.E76])" office:value-type="float" office:value="58550.782" calcext:value-type="float">
            <text:p>58550.78</text:p>
          </table:table-cell>
          <table:table-cell office:value-type="string" calcext:value-type="string">
            <text:p>&amp;</text:p>
          </table:table-cell>
          <table:table-cell table:formula="of:=AVERAGE([$fortran_bf_mpi.F72:$fortran_bf_mpi.F76])" office:value-type="float" office:value="15.902" calcext:value-type="float">
            <text:p>15.90</text:p>
          </table:table-cell>
          <table:table-cell office:value-type="string" calcext:value-type="string">
            <text:p>&amp;</text:p>
          </table:table-cell>
          <table:table-cell table:formula="of:=AVERAGE([$fortran_bf_mpi.G72:$fortran_bf_mpi.G76])" office:value-type="float" office:value="0.0024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72:$fortran_bf_mpi.I76])" office:value-type="float" office:value="0.1382" calcext:value-type="float">
            <text:p>0.14</text:p>
          </table:table-cell>
          <table:table-cell office:value-type="string" calcext:value-type="string">
            <text:p>&amp;</text:p>
          </table:table-cell>
          <table:table-cell table:formula="of:=[$'brute-force-f90'.U20]" office:value-type="float" office:value="60513.8356" calcext:value-type="float">
            <text:p>60513.84</text:p>
          </table:table-cell>
          <table:table-cell office:value-type="string" calcext:value-type="string">
            <text:p>&amp;</text:p>
          </table:table-cell>
          <table:table-cell table:formula="of:=[.$Q$16]/[.Q20]" office:value-type="float" office:value="82.4352935248414" calcext:value-type="float">
            <text:p>82.44</text:p>
          </table:table-cell>
          <table:table-cell office:value-type="string" calcext:value-type="string">
            <text:p>&amp;</text:p>
          </table:table-cell>
          <table:table-cell table:formula="of:=[.S20]/[.C20]" office:value-type="float" office:value="10.3044116906052" calcext:value-type="float">
            <text:p>10.30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AVERAGE([$fortran_bf_mpi.L72:$fortran_bf_mpi.L76])" office:value-type="float" office:value="38.6084" calcext:value-type="float">
            <text:p>38.61</text:p>
          </table:table-cell>
          <table:table-cell office:value-type="string" calcext:value-type="string">
            <text:p>&amp;</text:p>
          </table:table-cell>
          <table:table-cell table:formula="of:=AVERAGE([$fortran_bf_mpi.M72:$fortran_bf_mpi.M76])" office:value-type="float" office:value="0.05" calcext:value-type="float">
            <text:p>0.05</text:p>
          </table:table-cell>
          <table:table-cell office:value-type="string" calcext:value-type="string">
            <text:p>&amp;</text:p>
          </table:table-cell>
          <table:table-cell table:formula="of:=AVERAGE([$fortran_bf_mpi.N72:$fortran_bf_mpi.N76])" office:value-type="float" office:value="271.1082" calcext:value-type="float">
            <text:p>271.11</text:p>
          </table:table-cell>
          <table:table-cell office:value-type="string" calcext:value-type="string">
            <text:p>&amp;</text:p>
          </table:table-cell>
          <table:table-cell table:formula="of:=AVERAGE([$fortran_bf_mpi.O72:$fortran_bf_mpi.O76])" office:value-type="float" office:value="1170.807" calcext:value-type="float">
            <text:p>1170.81</text:p>
          </table:table-cell>
          <table:table-cell office:value-type="string" calcext:value-type="string">
            <text:p>&amp;</text:p>
          </table:table-cell>
          <table:table-cell table:formula="of:=AVERAGE([$fortran_bf_mpi.P72:$fortran_bf_mpi.P76])" office:value-type="float" office:value="15.7172" calcext:value-type="float">
            <text:p>15.72</text:p>
          </table:table-cell>
          <table:table-cell office:value-type="string" calcext:value-type="string">
            <text:p>&amp;</text:p>
          </table:table-cell>
          <table:table-cell table:formula="of:=AVERAGE([$fortran_bf_mpi.Q72:$fortran_bf_mpi.Q76])" office:value-type="float" office:value="0.032" calcext:value-type="float">
            <text:p>0.03</text:p>
          </table:table-cell>
          <table:table-cell office:value-type="string" calcext:value-type="string">
            <text:p>&amp;</text:p>
          </table:table-cell>
          <table:table-cell table:formula="of:=AVERAGE([$fortran_bf_mpi.R72:$fortran_bf_mpi.R76])" office:value-type="float" office:value="1493.6478" calcext:value-type="float">
            <text:p>1493.65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20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AVERAGE([$fortran_bf_mpi.C77:$fortran_bf_mpi.C81])" office:value-type="float" office:value="1681.4534" calcext:value-type="float">
            <text:p>1681.45</text:p>
          </table:table-cell>
          <table:table-cell office:value-type="string" calcext:value-type="string">
            <text:p>&amp;</text:p>
          </table:table-cell>
          <table:table-cell table:formula="of:=AVERAGE([$fortran_bf_mpi.D77:$fortran_bf_mpi.D81])" office:value-type="float" office:value="263.391" calcext:value-type="float">
            <text:p>263.39</text:p>
          </table:table-cell>
          <table:table-cell office:value-type="string" calcext:value-type="string">
            <text:p>&amp;</text:p>
          </table:table-cell>
          <table:table-cell table:formula="of:=AVERAGE([$fortran_bf_mpi.E77:$fortran_bf_mpi.E81])" office:value-type="float" office:value="14173.7562" calcext:value-type="float">
            <text:p>14173.76</text:p>
          </table:table-cell>
          <table:table-cell office:value-type="string" calcext:value-type="string">
            <text:p>&amp;</text:p>
          </table:table-cell>
          <table:table-cell table:formula="of:=AVERAGE([$fortran_bf_mpi.F77:$fortran_bf_mpi.F81])" office:value-type="float" office:value="22.4522" calcext:value-type="float">
            <text:p>22.45</text:p>
          </table:table-cell>
          <table:table-cell office:value-type="string" calcext:value-type="string">
            <text:p>&amp;</text:p>
          </table:table-cell>
          <table:table-cell table:formula="of:=AVERAGE([$fortran_bf_mpi.G77:$fortran_bf_mpi.G81])" office:value-type="float" office:value="0.004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77:$fortran_bf_mpi.I81])" office:value-type="float" office:value="0.1726" calcext:value-type="float">
            <text:p>0.17</text:p>
          </table:table-cell>
          <table:table-cell office:value-type="string" calcext:value-type="string">
            <text:p>&amp;</text:p>
          </table:table-cell>
          <table:table-cell table:formula="of:=[$'brute-force-f90'.U21]" office:value-type="float" office:value="16194.917" calcext:value-type="float">
            <text:p>16194.92</text:p>
          </table:table-cell>
          <table:table-cell office:value-type="string" calcext:value-type="string">
            <text:p>&amp;</text:p>
          </table:table-cell>
          <table:table-cell table:formula="of:=[.$Q$16]/[.Q21]" office:value-type="float" office:value="308.027253242483" calcext:value-type="float">
            <text:p>308.03</text:p>
          </table:table-cell>
          <table:table-cell office:value-type="string" calcext:value-type="string">
            <text:p>&amp;</text:p>
          </table:table-cell>
          <table:table-cell table:formula="of:=[.S21]/[.C21]" office:value-type="float" office:value="19.2517033276552" calcext:value-type="float">
            <text:p>19.25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AVERAGE([$fortran_bf_mpi.L77:$fortran_bf_mpi.L81])" office:value-type="float" office:value="45.572" calcext:value-type="float">
            <text:p>45.57</text:p>
          </table:table-cell>
          <table:table-cell office:value-type="string" calcext:value-type="string">
            <text:p>&amp;</text:p>
          </table:table-cell>
          <table:table-cell table:formula="of:=AVERAGE([$fortran_bf_mpi.M77:$fortran_bf_mpi.M81])" office:value-type="float" office:value="0.1012" calcext:value-type="float">
            <text:p>0.10</text:p>
          </table:table-cell>
          <table:table-cell office:value-type="string" calcext:value-type="string">
            <text:p>&amp;</text:p>
          </table:table-cell>
          <table:table-cell table:formula="of:=AVERAGE([$fortran_bf_mpi.N77:$fortran_bf_mpi.N81])" office:value-type="float" office:value="273.1026" calcext:value-type="float">
            <text:p>273.10</text:p>
          </table:table-cell>
          <table:table-cell office:value-type="string" calcext:value-type="string">
            <text:p>&amp;</text:p>
          </table:table-cell>
          <table:table-cell table:formula="of:=AVERAGE([$fortran_bf_mpi.O77:$fortran_bf_mpi.O81])" office:value-type="float" office:value="33.6046" calcext:value-type="float">
            <text:p>33.60</text:p>
          </table:table-cell>
          <table:table-cell office:value-type="string" calcext:value-type="string">
            <text:p>&amp;</text:p>
          </table:table-cell>
          <table:table-cell table:formula="of:=AVERAGE([$fortran_bf_mpi.P77:$fortran_bf_mpi.P81])" office:value-type="float" office:value="22.3334" calcext:value-type="float">
            <text:p>22.33</text:p>
          </table:table-cell>
          <table:table-cell office:value-type="string" calcext:value-type="string">
            <text:p>&amp;</text:p>
          </table:table-cell>
          <table:table-cell table:formula="of:=AVERAGE([$fortran_bf_mpi.Q77:$fortran_bf_mpi.Q81])" office:value-type="float" office:value="0.0602" calcext:value-type="float">
            <text:p>0.06</text:p>
          </table:table-cell>
          <table:table-cell office:value-type="string" calcext:value-type="string">
            <text:p>&amp;</text:p>
          </table:table-cell>
          <table:table-cell table:formula="of:=AVERAGE([$fortran_bf_mpi.R77:$fortran_bf_mpi.R81])" office:value-type="float" office:value="366.3894" calcext:value-type="float">
            <text:p>366.39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21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AVERAGE([$fortran_bf_mpi.C82:$fortran_bf_mpi.C86])" office:value-type="float" office:value="1658.041" calcext:value-type="float">
            <text:p>1658.04</text:p>
          </table:table-cell>
          <table:table-cell office:value-type="string" calcext:value-type="string">
            <text:p>&amp;</text:p>
          </table:table-cell>
          <table:table-cell table:formula="of:=AVERAGE([$fortran_bf_mpi.D82:$fortran_bf_mpi.D86])" office:value-type="float" office:value="263.467" calcext:value-type="float">
            <text:p>263.47</text:p>
          </table:table-cell>
          <table:table-cell office:value-type="string" calcext:value-type="string">
            <text:p>&amp;</text:p>
          </table:table-cell>
          <table:table-cell table:formula="of:=AVERAGE([$fortran_bf_mpi.E82:$fortran_bf_mpi.E86])" office:value-type="float" office:value="3505.4228" calcext:value-type="float">
            <text:p>3505.42</text:p>
          </table:table-cell>
          <table:table-cell office:value-type="string" calcext:value-type="string">
            <text:p>&amp;</text:p>
          </table:table-cell>
          <table:table-cell table:formula="of:=AVERAGE([$fortran_bf_mpi.F82:$fortran_bf_mpi.F86])" office:value-type="float" office:value="35.7506" calcext:value-type="float">
            <text:p>35.75</text:p>
          </table:table-cell>
          <table:table-cell office:value-type="string" calcext:value-type="string">
            <text:p>&amp;</text:p>
          </table:table-cell>
          <table:table-cell table:formula="of:=AVERAGE([$fortran_bf_mpi.G82:$fortran_bf_mpi.G86])" office:value-type="float" office:value="0.002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AVERAGE([$fortran_bf_mpi.I82:$fortran_bf_mpi.I86])" office:value-type="float" office:value="0.1322" calcext:value-type="float">
            <text:p>0.13</text:p>
          </table:table-cell>
          <table:table-cell office:value-type="string" calcext:value-type="string">
            <text:p>&amp;</text:p>
          </table:table-cell>
          <table:table-cell table:formula="of:=[$'brute-force-f90'.U22]" office:value-type="float" office:value="5524.8144" calcext:value-type="float">
            <text:p>5524.81</text:p>
          </table:table-cell>
          <table:table-cell office:value-type="string" calcext:value-type="string">
            <text:p>&amp;</text:p>
          </table:table-cell>
          <table:table-cell table:formula="of:=[.$Q$16]/[.Q22]" office:value-type="float" office:value="902.921879149461" calcext:value-type="float">
            <text:p>902.92</text:p>
          </table:table-cell>
          <table:table-cell office:value-type="string" calcext:value-type="string">
            <text:p>&amp;</text:p>
          </table:table-cell>
          <table:table-cell table:formula="of:=[.S22]/[.C22]" office:value-type="float" office:value="28.2163087234206" calcext:value-type="float">
            <text:p>28.22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AVERAGE([$fortran_bf_mpi.L82:$fortran_bf_mpi.L86])" office:value-type="float" office:value="52.4164" calcext:value-type="float">
            <text:p>52.42</text:p>
          </table:table-cell>
          <table:table-cell office:value-type="string" calcext:value-type="string">
            <text:p>&amp;</text:p>
          </table:table-cell>
          <table:table-cell table:formula="of:=AVERAGE([$fortran_bf_mpi.M82:$fortran_bf_mpi.M86])" office:value-type="float" office:value="0.0968" calcext:value-type="float">
            <text:p>0.10</text:p>
          </table:table-cell>
          <table:table-cell office:value-type="string" calcext:value-type="string">
            <text:p>&amp;</text:p>
          </table:table-cell>
          <table:table-cell table:formula="of:=AVERAGE([$fortran_bf_mpi.N82:$fortran_bf_mpi.N86])" office:value-type="float" office:value="274.3606" calcext:value-type="float">
            <text:p>274.36</text:p>
          </table:table-cell>
          <table:table-cell office:value-type="string" calcext:value-type="string">
            <text:p>&amp;</text:p>
          </table:table-cell>
          <table:table-cell table:formula="of:=AVERAGE([$fortran_bf_mpi.O82:$fortran_bf_mpi.O86])" office:value-type="float" office:value="35.5448" calcext:value-type="float">
            <text:p>35.54</text:p>
          </table:table-cell>
          <table:table-cell office:value-type="string" calcext:value-type="string">
            <text:p>&amp;</text:p>
          </table:table-cell>
          <table:table-cell table:formula="of:=AVERAGE([$fortran_bf_mpi.P82:$fortran_bf_mpi.P86])" office:value-type="float" office:value="35.7294" calcext:value-type="float">
            <text:p>35.73</text:p>
          </table:table-cell>
          <table:table-cell office:value-type="string" calcext:value-type="string">
            <text:p>&amp;</text:p>
          </table:table-cell>
          <table:table-cell table:formula="of:=AVERAGE([$fortran_bf_mpi.Q82:$fortran_bf_mpi.Q86])" office:value-type="float" office:value="0.117" calcext:value-type="float">
            <text:p>0.12</text:p>
          </table:table-cell>
          <table:table-cell office:value-type="string" calcext:value-type="string">
            <text:p>&amp;</text:p>
          </table:table-cell>
          <table:table-cell table:formula="of:=AVERAGE([$fortran_bf_mpi.R82:$fortran_bf_mpi.R86])" office:value-type="float" office:value="390.5514" calcext:value-type="float">
            <text:p>390.55</text:p>
          </table:table-cell>
          <table:table-cell office:value-type="string" calcext:value-type="string">
            <text:p>\\</text:p>
          </table:table-cell>
          <table:table-cell/>
          <table:table-cell table:style-name="ce1" table:formula="of:=[.Q22]-[#REF!]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nranks</text:p>
          </table:table-cell>
          <table:table-cell/>
          <table:table-cell table:style-name="Default" office:value-type="string" calcext:value-type="string">
            <text:p>args+readpts</text:p>
          </table:table-cell>
          <table:table-cell/>
          <table:table-cell table:style-name="Default" office:value-type="string" calcext:value-type="string">
            <text:p>sort</text:p>
          </table:table-cell>
          <table:table-cell/>
          <table:table-cell table:style-name="Default" office:value-type="string" calcext:value-type="string">
            <text:p>getclosest</text:p>
          </table:table-cell>
          <table:table-cell/>
          <table:table-cell table:style-name="Default" office:value-type="string" calcext:value-type="string">
            <text:p>strip_alloc</text:p>
          </table:table-cell>
          <table:table-cell/>
          <table:table-cell table:style-name="Default" office:value-type="string" calcext:value-type="string">
            <text:p>strip_calc</text:p>
          </table:table-cell>
          <table:table-cell/>
          <table:table-cell table:style-name="Default" office:value-type="string" calcext:value-type="string">
            <text:p>writeFile</text:p>
          </table:table-cell>
          <table:table-cell/>
          <table:table-cell table:style-name="Default" office:value-type="string" calcext:value-type="string">
            <text:p>total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init</text:p>
          </table:table-cell>
          <table:table-cell/>
          <table:table-cell table:style-name="Default" office:value-type="string" calcext:value-type="string">
            <text:p>bcast</text:p>
          </table:table-cell>
          <table:table-cell/>
          <table:table-cell table:style-name="Default" office:value-type="string" calcext:value-type="string">
            <text:p>scatter1</text:p>
          </table:table-cell>
          <table:table-cell/>
          <table:table-cell table:style-name="Default" office:value-type="string" calcext:value-type="string">
            <text:p>allreduce1</text:p>
          </table:table-cell>
          <table:table-cell/>
          <table:table-cell table:style-name="Default" office:value-type="string" calcext:value-type="string">
            <text:p>scatter2</text:p>
          </table:table-cell>
          <table:table-cell/>
          <table:table-cell table:style-name="Default" office:value-type="string" calcext:value-type="string">
            <text:p>allreduce2</text:p>
          </table:table-cell>
          <table:table-cell/>
          <table:table-cell table:style-name="Default"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Seq</text:p>
          </table:table-cell>
          <table:table-cell/>
          <table:table-cell table:formula="of:=[$'f90-sequential'.O8]" office:value-type="float" office:value="0.648342270718176" calcext:value-type="float">
            <text:p>0.65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table:formula="of:=[$'f90-sequential'.P8]" office:value-type="float" office:value="14.6398027582341" calcext:value-type="float">
            <text:p>14.64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table:formula="of:=[$'f90-sequential'.R8]" office:value-type="float" office:value="0.0296816441593117" calcext:value-type="float">
            <text:p>0.03</text:p>
          </table:table-cell>
          <table:table-cell table:style-name="ce1"/>
          <table:table-cell table:formula="of:=[$'f90-sequential'.S8]" office:value-type="float" office:value="15.2809649826181" calcext:value-type="float">
            <text:p>15.28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TDEV([$fortran_bf_mpi.C27:$fortran_bf_mpi.C31])" office:value-type="float" office:value="1.23776318413499" calcext:value-type="float">
            <text:p>1.24</text:p>
          </table:table-cell>
          <table:table-cell table:style-name="ce1"/>
          <table:table-cell table:formula="of:=STDEV([$fortran_bf_mpi.D27:$fortran_bf_mpi.D31])" office:value-type="float" office:value="0.0638686151407716" calcext:value-type="float">
            <text:p>0.06</text:p>
          </table:table-cell>
          <table:table-cell table:style-name="ce1"/>
          <table:table-cell table:formula="of:=STDEV([$fortran_bf_mpi.E27:$fortran_bf_mpi.E31])" office:value-type="float" office:value="4.58134207410885" calcext:value-type="float">
            <text:p>4.58</text:p>
          </table:table-cell>
          <table:table-cell table:style-name="ce1"/>
          <table:table-cell table:formula="of:=STDEV([$fortran_bf_mpi.F27:$fortran_bf_mpi.F31])" office:value-type="float" office:value="0.00207364413533277" calcext:value-type="float">
            <text:p>0.00</text:p>
          </table:table-cell>
          <table:table-cell table:style-name="ce1"/>
          <table:table-cell table:formula="of:=STDEV([$fortran_bf_mpi.G27:$fortran_bf_mpi.G31])" office:value-type="float" office:value="0.000447213595499958" calcext:value-type="float">
            <text:p>0.00</text:p>
          </table:table-cell>
          <table:table-cell table:style-name="ce1"/>
          <table:table-cell table:formula="of:=STDEV([$fortran_bf_mpi.I27:$fortran_bf_mpi.I31])" office:value-type="float" office:value="0.0139570770578943" calcext:value-type="float">
            <text:p>0.01</text:p>
          </table:table-cell>
          <table:table-cell table:style-name="ce1"/>
          <table:table-cell table:formula="of:=STDEV([$fortran_bf_mpi.J27:$fortran_bf_mpi.J31])" office:value-type="float" office:value="4.11687323098489" calcext:value-type="float">
            <text:p>4.12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27:$fortran_bf_mpi.L31])" office:value-type="float" office:value="0.685096708501799" calcext:value-type="float">
            <text:p>0.69</text:p>
          </table:table-cell>
          <table:table-cell table:style-name="ce1"/>
          <table:table-cell table:formula="of:=STDEV([$fortran_bf_mpi.M27:$fortran_bf_mpi.M31])" office:value-type="float" office:value="0.000547722557505166" calcext:value-type="float">
            <text:p>0.00</text:p>
          </table:table-cell>
          <table:table-cell table:style-name="ce1"/>
          <table:table-cell table:formula="of:=STDEV([$fortran_bf_mpi.N27:$fortran_bf_mpi.N31])" office:value-type="float" office:value="0.00594138031100518" calcext:value-type="float">
            <text:p>0.01</text:p>
          </table:table-cell>
          <table:table-cell table:style-name="ce1"/>
          <table:table-cell table:formula="of:=STDEV([$fortran_bf_mpi.O27:$fortran_bf_mpi.O31])" office:value-type="float" office:value="0.000894427190999916" calcext:value-type="float">
            <text:p>0.00</text:p>
          </table:table-cell>
          <table:table-cell table:style-name="ce1"/>
          <table:table-cell table:formula="of:=STDEV([$fortran_bf_mpi.P27:$fortran_bf_mpi.P31])" office:value-type="float" office:value="0.000547722557505166" calcext:value-type="float">
            <text:p>0.00</text:p>
          </table:table-cell>
          <table:table-cell table:style-name="ce1"/>
          <table:table-cell table:formula="of:=STDEV([$fortran_bf_mpi.Q27:$fortran_bf_mpi.Q31])" office:value-type="float" office:value="0" calcext:value-type="float">
            <text:p>0.00</text:p>
          </table:table-cell>
          <table:table-cell table:style-name="ce1"/>
          <table:table-cell table:formula="of:=STDEV([$fortran_bf_mpi.R27:$fortran_bf_mpi.R31])" office:value-type="float" office:value="0.68503992584374" calcext:value-type="float">
            <text:p>0.6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STDEV([$fortran_bf_mpi.C2:$fortran_bf_mpi.C6])" office:value-type="float" office:value="0.650140600178146" calcext:value-type="float">
            <text:p>0.65</text:p>
          </table:table-cell>
          <table:table-cell table:style-name="ce1"/>
          <table:table-cell table:formula="of:=STDEV([$fortran_bf_mpi.D2:$fortran_bf_mpi.D6])" office:value-type="float" office:value="0.0396042926966257" calcext:value-type="float">
            <text:p>0.04</text:p>
          </table:table-cell>
          <table:table-cell table:style-name="ce1"/>
          <table:table-cell table:formula="of:=STDEV([$fortran_bf_mpi.E2:$fortran_bf_mpi.E6])" office:value-type="float" office:value="1.22359029090623" calcext:value-type="float">
            <text:p>1.22</text:p>
          </table:table-cell>
          <table:table-cell table:style-name="ce1"/>
          <table:table-cell table:formula="of:=STDEV([$fortran_bf_mpi.F2:$fortran_bf_mpi.F6])" office:value-type="float" office:value="0.00194935886896179" calcext:value-type="float">
            <text:p>0.00</text:p>
          </table:table-cell>
          <table:table-cell table:style-name="ce1"/>
          <table:table-cell table:formula="of:=STDEV([$fortran_bf_mpi.G2:$fortran_bf_mpi.G6])" office:value-type="float" office:value="0.000447213595499958" calcext:value-type="float">
            <text:p>0.00</text:p>
          </table:table-cell>
          <table:table-cell table:style-name="ce1"/>
          <table:table-cell table:formula="of:=STDEV([$fortran_bf_mpi.I2:$fortran_bf_mpi.I6])" office:value-type="float" office:value="0.0146355731011806" calcext:value-type="float">
            <text:p>0.01</text:p>
          </table:table-cell>
          <table:table-cell table:style-name="ce1"/>
          <table:table-cell table:formula="of:=STDEV([$fortran_bf_mpi.J2:$fortran_bf_mpi.J6])" office:value-type="float" office:value="2.63633745943116" calcext:value-type="float">
            <text:p>2.64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2:$fortran_bf_mpi.L6])" office:value-type="float" office:value="0.835007185597824" calcext:value-type="float">
            <text:p>0.84</text:p>
          </table:table-cell>
          <table:table-cell table:style-name="ce1"/>
          <table:table-cell table:formula="of:=STDEV([$fortran_bf_mpi.M2:$fortran_bf_mpi.M6])" office:value-type="float" office:value="0.000707106781186547" calcext:value-type="float">
            <text:p>0.00</text:p>
          </table:table-cell>
          <table:table-cell table:style-name="ce1"/>
          <table:table-cell table:formula="of:=STDEV([$fortran_bf_mpi.N2:$fortran_bf_mpi.N6])" office:value-type="float" office:value="0.0547978101752251" calcext:value-type="float">
            <text:p>0.05</text:p>
          </table:table-cell>
          <table:table-cell table:style-name="ce1"/>
          <table:table-cell table:formula="of:=STDEV([$fortran_bf_mpi.O2:$fortran_bf_mpi.O6])" office:value-type="float" office:value="1.63914267225278" calcext:value-type="float">
            <text:p>1.64</text:p>
          </table:table-cell>
          <table:table-cell table:style-name="ce1"/>
          <table:table-cell table:formula="of:=STDEV([$fortran_bf_mpi.P2:$fortran_bf_mpi.P6])" office:value-type="float" office:value="0.00178885438199983" calcext:value-type="float">
            <text:p>0.00</text:p>
          </table:table-cell>
          <table:table-cell table:style-name="ce1"/>
          <table:table-cell table:formula="of:=STDEV([$fortran_bf_mpi.Q2:$fortran_bf_mpi.Q6])" office:value-type="float" office:value="0.000836660026534076" calcext:value-type="float">
            <text:p>0.00</text:p>
          </table:table-cell>
          <table:table-cell table:style-name="ce1"/>
          <table:table-cell table:formula="of:=STDEV([$fortran_bf_mpi.R2:$fortran_bf_mpi.R6])" office:value-type="float" office:value="1.31144652960005" calcext:value-type="float">
            <text:p>1.3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STDEV([$fortran_bf_mpi.C7:$fortran_bf_mpi.C11])" office:value-type="float" office:value="0.665069018974722" calcext:value-type="float">
            <text:p>0.67</text:p>
          </table:table-cell>
          <table:table-cell table:style-name="ce1"/>
          <table:table-cell table:formula="of:=STDEV([$fortran_bf_mpi.D7:$fortran_bf_mpi.D11])" office:value-type="float" office:value="0.0460434577328854" calcext:value-type="float">
            <text:p>0.05</text:p>
          </table:table-cell>
          <table:table-cell table:style-name="ce1"/>
          <table:table-cell table:formula="of:=STDEV([$fortran_bf_mpi.E7:$fortran_bf_mpi.E11])" office:value-type="float" office:value="0.602512406511267" calcext:value-type="float">
            <text:p>0.60</text:p>
          </table:table-cell>
          <table:table-cell table:style-name="ce1"/>
          <table:table-cell table:formula="of:=STDEV([$fortran_bf_mpi.F7:$fortran_bf_mpi.F11])" office:value-type="float" office:value="0.0119791485507109" calcext:value-type="float">
            <text:p>0.01</text:p>
          </table:table-cell>
          <table:table-cell table:style-name="ce1"/>
          <table:table-cell table:formula="of:=STDEV([$fortran_bf_mpi.G7:$fortran_bf_mpi.G11])" office:value-type="float" office:value="0.000447213595499958" calcext:value-type="float">
            <text:p>0.00</text:p>
          </table:table-cell>
          <table:table-cell table:style-name="ce1"/>
          <table:table-cell table:formula="of:=STDEV([$fortran_bf_mpi.I7:$fortran_bf_mpi.I11])" office:value-type="float" office:value="0.00832466215530696" calcext:value-type="float">
            <text:p>0.01</text:p>
          </table:table-cell>
          <table:table-cell table:style-name="ce1"/>
          <table:table-cell table:formula="of:=STDEV([$fortran_bf_mpi.J7:$fortran_bf_mpi.J11])" office:value-type="float" office:value="1.79317252376898" calcext:value-type="float">
            <text:p>1.79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7:$fortran_bf_mpi.L11])" office:value-type="float" office:value="1.13591777871464" calcext:value-type="float">
            <text:p>1.14</text:p>
          </table:table-cell>
          <table:table-cell table:style-name="ce1"/>
          <table:table-cell table:formula="of:=STDEV([$fortran_bf_mpi.M7:$fortran_bf_mpi.M11])" office:value-type="float" office:value="0.00384707681233427" calcext:value-type="float">
            <text:p>0.00</text:p>
          </table:table-cell>
          <table:table-cell table:style-name="ce1"/>
          <table:table-cell table:formula="of:=STDEV([$fortran_bf_mpi.N7:$fortran_bf_mpi.N11])" office:value-type="float" office:value="0.0487103685060993" calcext:value-type="float">
            <text:p>0.05</text:p>
          </table:table-cell>
          <table:table-cell table:style-name="ce1"/>
          <table:table-cell table:formula="of:=STDEV([$fortran_bf_mpi.O7:$fortran_bf_mpi.O11])" office:value-type="float" office:value="4.27594506512888" calcext:value-type="float">
            <text:p>4.28</text:p>
          </table:table-cell>
          <table:table-cell table:style-name="ce1"/>
          <table:table-cell table:formula="of:=STDEV([$fortran_bf_mpi.P7:$fortran_bf_mpi.P11])" office:value-type="float" office:value="0.0139391534893623" calcext:value-type="float">
            <text:p>0.01</text:p>
          </table:table-cell>
          <table:table-cell table:style-name="ce1"/>
          <table:table-cell table:formula="of:=STDEV([$fortran_bf_mpi.Q7:$fortran_bf_mpi.Q11])" office:value-type="float" office:value="0.00545893762558247" calcext:value-type="float">
            <text:p>0.01</text:p>
          </table:table-cell>
          <table:table-cell table:style-name="ce1"/>
          <table:table-cell table:formula="of:=STDEV([$fortran_bf_mpi.R7:$fortran_bf_mpi.R11])" office:value-type="float" office:value="1.85598079192647" calcext:value-type="float">
            <text:p>1.8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STDEV([$fortran_bf_mpi.C12:$fortran_bf_mpi.C16])" office:value-type="float" office:value="2.01799385529292" calcext:value-type="float">
            <text:p>2.02</text:p>
          </table:table-cell>
          <table:table-cell table:style-name="ce1"/>
          <table:table-cell table:formula="of:=STDEV([$fortran_bf_mpi.D12:$fortran_bf_mpi.D16])" office:value-type="float" office:value="0.185136976317536" calcext:value-type="float">
            <text:p>0.19</text:p>
          </table:table-cell>
          <table:table-cell table:style-name="ce1"/>
          <table:table-cell table:formula="of:=STDEV([$fortran_bf_mpi.E12:$fortran_bf_mpi.E16])" office:value-type="float" office:value="0.284031160262391" calcext:value-type="float">
            <text:p>0.28</text:p>
          </table:table-cell>
          <table:table-cell table:style-name="ce1"/>
          <table:table-cell table:formula="of:=STDEV([$fortran_bf_mpi.F12:$fortran_bf_mpi.F16])" office:value-type="float" office:value="0.0254027557560199" calcext:value-type="float">
            <text:p>0.03</text:p>
          </table:table-cell>
          <table:table-cell table:style-name="ce1"/>
          <table:table-cell table:formula="of:=STDEV([$fortran_bf_mpi.G12:$fortran_bf_mpi.G16])" office:value-type="float" office:value="0" calcext:value-type="float">
            <text:p>0.00</text:p>
          </table:table-cell>
          <table:table-cell table:style-name="ce1"/>
          <table:table-cell table:formula="of:=STDEV([$fortran_bf_mpi.I12:$fortran_bf_mpi.I16])" office:value-type="float" office:value="0.0324006172780705" calcext:value-type="float">
            <text:p>0.03</text:p>
          </table:table-cell>
          <table:table-cell table:style-name="ce1"/>
          <table:table-cell table:formula="of:=STDEV([$fortran_bf_mpi.J12:$fortran_bf_mpi.J16])" office:value-type="float" office:value="2.42996271576335" calcext:value-type="float">
            <text:p>2.43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12:$fortran_bf_mpi.L16])" office:value-type="float" office:value="0.293556979136929" calcext:value-type="float">
            <text:p>0.29</text:p>
          </table:table-cell>
          <table:table-cell table:style-name="ce1"/>
          <table:table-cell table:formula="of:=STDEV([$fortran_bf_mpi.M12:$fortran_bf_mpi.M16])" office:value-type="float" office:value="0.00167332005306815" calcext:value-type="float">
            <text:p>0.00</text:p>
          </table:table-cell>
          <table:table-cell table:style-name="ce1"/>
          <table:table-cell table:formula="of:=STDEV([$fortran_bf_mpi.N12:$fortran_bf_mpi.N16])" office:value-type="float" office:value="0.206722761204469" calcext:value-type="float">
            <text:p>0.21</text:p>
          </table:table-cell>
          <table:table-cell table:style-name="ce1"/>
          <table:table-cell table:formula="of:=STDEV([$fortran_bf_mpi.O12:$fortran_bf_mpi.O16])" office:value-type="float" office:value="0.678454641077795" calcext:value-type="float">
            <text:p>0.68</text:p>
          </table:table-cell>
          <table:table-cell table:style-name="ce1"/>
          <table:table-cell table:formula="of:=STDEV([$fortran_bf_mpi.P12:$fortran_bf_mpi.P16])" office:value-type="float" office:value="0.0326603735434854" calcext:value-type="float">
            <text:p>0.03</text:p>
          </table:table-cell>
          <table:table-cell table:style-name="ce1"/>
          <table:table-cell table:formula="of:=STDEV([$fortran_bf_mpi.Q12:$fortran_bf_mpi.Q16])" office:value-type="float" office:value="0.0119373363863133" calcext:value-type="float">
            <text:p>0.01</text:p>
          </table:table-cell>
          <table:table-cell table:style-name="ce1"/>
          <table:table-cell table:formula="of:=STDEV([$fortran_bf_mpi.R12:$fortran_bf_mpi.R16])" office:value-type="float" office:value="0.495118672643236" calcext:value-type="float">
            <text:p>0.5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STDEV([$fortran_bf_mpi.C17:$fortran_bf_mpi.C21])" office:value-type="float" office:value="3.4669846697094" calcext:value-type="float">
            <text:p>3.47</text:p>
          </table:table-cell>
          <table:table-cell table:style-name="ce1"/>
          <table:table-cell table:formula="of:=STDEV([$fortran_bf_mpi.D17:$fortran_bf_mpi.D21])" office:value-type="float" office:value="0.43623124601523" calcext:value-type="float">
            <text:p>0.44</text:p>
          </table:table-cell>
          <table:table-cell table:style-name="ce1"/>
          <table:table-cell table:formula="of:=STDEV([$fortran_bf_mpi.E17:$fortran_bf_mpi.E21])" office:value-type="float" office:value="0.626930857431663" calcext:value-type="float">
            <text:p>0.63</text:p>
          </table:table-cell>
          <table:table-cell table:style-name="ce1"/>
          <table:table-cell table:formula="of:=STDEV([$fortran_bf_mpi.F17:$fortran_bf_mpi.F21])" office:value-type="float" office:value="0.042282384038746" calcext:value-type="float">
            <text:p>0.04</text:p>
          </table:table-cell>
          <table:table-cell table:style-name="ce1"/>
          <table:table-cell table:formula="of:=STDEV([$fortran_bf_mpi.G17:$fortran_bf_mpi.G21])" office:value-type="float" office:value="0.000547722557505166" calcext:value-type="float">
            <text:p>0.00</text:p>
          </table:table-cell>
          <table:table-cell table:style-name="ce1"/>
          <table:table-cell table:formula="of:=STDEV([$fortran_bf_mpi.I17:$fortran_bf_mpi.I21])" office:value-type="float" office:value="0.016798809481627" calcext:value-type="float">
            <text:p>0.02</text:p>
          </table:table-cell>
          <table:table-cell table:style-name="ce1"/>
          <table:table-cell table:formula="of:=STDEV([$fortran_bf_mpi.J17:$fortran_bf_mpi.J21])" office:value-type="float" office:value="7.60083284910279" calcext:value-type="float">
            <text:p>7.60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17:$fortran_bf_mpi.L21])" office:value-type="float" office:value="4.37074155035504" calcext:value-type="float">
            <text:p>4.37</text:p>
          </table:table-cell>
          <table:table-cell table:style-name="ce1"/>
          <table:table-cell table:formula="of:=STDEV([$fortran_bf_mpi.M17:$fortran_bf_mpi.M21])" office:value-type="float" office:value="0.0232099116758337" calcext:value-type="float">
            <text:p>0.02</text:p>
          </table:table-cell>
          <table:table-cell table:style-name="ce1"/>
          <table:table-cell table:formula="of:=STDEV([$fortran_bf_mpi.N17:$fortran_bf_mpi.N21])" office:value-type="float" office:value="0.454933841343992" calcext:value-type="float">
            <text:p>0.45</text:p>
          </table:table-cell>
          <table:table-cell table:style-name="ce1"/>
          <table:table-cell table:formula="of:=STDEV([$fortran_bf_mpi.O17:$fortran_bf_mpi.O21])" office:value-type="float" office:value="0.639617463801607" calcext:value-type="float">
            <text:p>0.64</text:p>
          </table:table-cell>
          <table:table-cell table:style-name="ce1"/>
          <table:table-cell table:formula="of:=STDEV([$fortran_bf_mpi.P17:$fortran_bf_mpi.P21])" office:value-type="float" office:value="0.0521085405667823" calcext:value-type="float">
            <text:p>0.05</text:p>
          </table:table-cell>
          <table:table-cell table:style-name="ce1"/>
          <table:table-cell table:formula="of:=STDEV([$fortran_bf_mpi.Q17:$fortran_bf_mpi.Q21])" office:value-type="float" office:value="0.0176550276125527" calcext:value-type="float">
            <text:p>0.02</text:p>
          </table:table-cell>
          <table:table-cell table:style-name="ce1"/>
          <table:table-cell table:formula="of:=STDEV([$fortran_bf_mpi.R17:$fortran_bf_mpi.R21])" office:value-type="float" office:value="4.37472436846026" calcext:value-type="float">
            <text:p>4.3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table:formula="of:=STDEV([$fortran_bf_mpi.C22:$fortran_bf_mpi.C26])" office:value-type="float" office:value="5.07180950943546" calcext:value-type="float">
            <text:p>5.07</text:p>
          </table:table-cell>
          <table:table-cell table:style-name="ce1"/>
          <table:table-cell table:formula="of:=STDEV([$fortran_bf_mpi.D22:$fortran_bf_mpi.D26])" office:value-type="float" office:value="0.348169068126392" calcext:value-type="float">
            <text:p>0.35</text:p>
          </table:table-cell>
          <table:table-cell table:style-name="ce1"/>
          <table:table-cell table:formula="of:=STDEV([$fortran_bf_mpi.E22:$fortran_bf_mpi.E26])" office:value-type="float" office:value="0.103296660158981" calcext:value-type="float">
            <text:p>0.10</text:p>
          </table:table-cell>
          <table:table-cell table:style-name="ce1"/>
          <table:table-cell table:formula="of:=STDEV([$fortran_bf_mpi.F22:$fortran_bf_mpi.F26])" office:value-type="float" office:value="0.105037136289981" calcext:value-type="float">
            <text:p>0.11</text:p>
          </table:table-cell>
          <table:table-cell table:style-name="ce1"/>
          <table:table-cell table:formula="of:=STDEV([$fortran_bf_mpi.G22:$fortran_bf_mpi.G26])" office:value-type="float" office:value="0.00151657508881031" calcext:value-type="float">
            <text:p>0.00</text:p>
          </table:table-cell>
          <table:table-cell table:style-name="ce1"/>
          <table:table-cell table:formula="of:=STDEV([$fortran_bf_mpi.I22:$fortran_bf_mpi.I26])" office:value-type="float" office:value="0.0335514530236769" calcext:value-type="float">
            <text:p>0.03</text:p>
          </table:table-cell>
          <table:table-cell table:style-name="ce1"/>
          <table:table-cell table:formula="of:=STDEV([$fortran_bf_mpi.J22:$fortran_bf_mpi.J26])" office:value-type="float" office:value="4.72942811553363" calcext:value-type="float">
            <text:p>4.73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22:$fortran_bf_mpi.L26])" office:value-type="float" office:value="1.06503037515369" calcext:value-type="float">
            <text:p>1.07</text:p>
          </table:table-cell>
          <table:table-cell table:style-name="ce1"/>
          <table:table-cell table:formula="of:=STDEV([$fortran_bf_mpi.M22:$fortran_bf_mpi.M26])" office:value-type="float" office:value="0.00494974746830583" calcext:value-type="float">
            <text:p>0.00</text:p>
          </table:table-cell>
          <table:table-cell table:style-name="ce1"/>
          <table:table-cell table:formula="of:=STDEV([$fortran_bf_mpi.N22:$fortran_bf_mpi.N26])" office:value-type="float" office:value="0.368652546444481" calcext:value-type="float">
            <text:p>0.37</text:p>
          </table:table-cell>
          <table:table-cell table:style-name="ce1"/>
          <table:table-cell table:formula="of:=STDEV([$fortran_bf_mpi.O22:$fortran_bf_mpi.O26])" office:value-type="float" office:value="0.091325242950676" calcext:value-type="float">
            <text:p>0.09</text:p>
          </table:table-cell>
          <table:table-cell table:style-name="ce1"/>
          <table:table-cell table:formula="of:=STDEV([$fortran_bf_mpi.P22:$fortran_bf_mpi.P26])" office:value-type="float" office:value="0.106889194963757" calcext:value-type="float">
            <text:p>0.11</text:p>
          </table:table-cell>
          <table:table-cell table:style-name="ce1"/>
          <table:table-cell table:formula="of:=STDEV([$fortran_bf_mpi.Q22:$fortran_bf_mpi.Q26])" office:value-type="float" office:value="0.0297875813049667" calcext:value-type="float">
            <text:p>0.03</text:p>
          </table:table-cell>
          <table:table-cell table:style-name="ce1"/>
          <table:table-cell table:formula="of:=STDEV([$fortran_bf_mpi.R22:$fortran_bf_mpi.R26])" office:value-type="float" office:value="1.06193394333169" calcext:value-type="float">
            <text:p>1.06</text:p>
          </table:table-cell>
          <table:table-cell table:number-columns-repeated="18"/>
        </table:table-row>
        <table:table-row table:style-name="ro1"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Seq</text:p>
          </table:table-cell>
          <table:table-cell/>
          <table:table-cell table:formula="of:=[$'f90-sequential'.O9]" office:value-type="float" office:value="9.26346162619569" calcext:value-type="float">
            <text:p>9.26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table:formula="of:=[$'f90-sequential'.P9]" office:value-type="float" office:value="2834.45185727006" calcext:value-type="float">
            <text:p>2834.45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table:formula="of:=[$'f90-sequential'.R9]" office:value-type="float" office:value="0.0322381761270702" calcext:value-type="float">
            <text:p>0.03</text:p>
          </table:table-cell>
          <table:table-cell table:style-name="ce1"/>
          <table:table-cell table:formula="of:=[$'f90-sequential'.S9]" office:value-type="float" office:value="2842.0824324462" calcext:value-type="float">
            <text:p>2842.08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TDEV([$fortran_bf_mpi.C57:$fortran_bf_mpi.C61])" office:value-type="float" office:value="6.82481219521827" calcext:value-type="float">
            <text:p>6.82</text:p>
          </table:table-cell>
          <table:table-cell table:style-name="ce1"/>
          <table:table-cell table:formula="of:=STDEV([$fortran_bf_mpi.D57:$fortran_bf_mpi.D61])" office:value-type="float" office:value="0.656519839761145" calcext:value-type="float">
            <text:p>0.66</text:p>
          </table:table-cell>
          <table:table-cell table:style-name="ce1"/>
          <table:table-cell table:formula="of:=STDEV([$fortran_bf_mpi.E57:$fortran_bf_mpi.E61])" office:value-type="float" office:value="322.217056972936" calcext:value-type="float">
            <text:p>322.22</text:p>
          </table:table-cell>
          <table:table-cell table:style-name="ce1"/>
          <table:table-cell table:formula="of:=STDEV([$fortran_bf_mpi.F57:$fortran_bf_mpi.F61])" office:value-type="float" office:value="0.0118869676536954" calcext:value-type="float">
            <text:p>0.01</text:p>
          </table:table-cell>
          <table:table-cell table:style-name="ce1"/>
          <table:table-cell table:formula="of:=STDEV([$fortran_bf_mpi.G57:$fortran_bf_mpi.G61])" office:value-type="float" office:value="0.00178885438199983" calcext:value-type="float">
            <text:p>0.00</text:p>
          </table:table-cell>
          <table:table-cell table:style-name="ce1"/>
          <table:table-cell table:formula="of:=STDEV([$fortran_bf_mpi.I57:$fortran_bf_mpi.I61])" office:value-type="float" office:value="0.0066858058601787" calcext:value-type="float">
            <text:p>0.01</text:p>
          </table:table-cell>
          <table:table-cell table:style-name="ce1"/>
          <table:table-cell table:formula="of:=STDEV([$fortran_bf_mpi.J57:$fortran_bf_mpi.J61])" office:value-type="float" office:value="317.38944581019" calcext:value-type="float">
            <text:p>317.39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57:$fortran_bf_mpi.L61])" office:value-type="float" office:value="2.95763836531784" calcext:value-type="float">
            <text:p>2.96</text:p>
          </table:table-cell>
          <table:table-cell table:style-name="ce1"/>
          <table:table-cell table:formula="of:=STDEV([$fortran_bf_mpi.M57:$fortran_bf_mpi.M61])" office:value-type="float" office:value="0.00109544511501033" calcext:value-type="float">
            <text:p>0.00</text:p>
          </table:table-cell>
          <table:table-cell table:style-name="ce1"/>
          <table:table-cell table:formula="of:=STDEV([$fortran_bf_mpi.N57:$fortran_bf_mpi.N61])" office:value-type="float" office:value="0.0246333107803235" calcext:value-type="float">
            <text:p>0.02</text:p>
          </table:table-cell>
          <table:table-cell table:style-name="ce1"/>
          <table:table-cell table:formula="of:=STDEV([$fortran_bf_mpi.O57:$fortran_bf_mpi.O61])" office:value-type="float" office:value="0.00178885438199983" calcext:value-type="float">
            <text:p>0.00</text:p>
          </table:table-cell>
          <table:table-cell table:style-name="ce1"/>
          <table:table-cell table:formula="of:=STDEV([$fortran_bf_mpi.P57:$fortran_bf_mpi.P61])" office:value-type="float" office:value="0.00219089023002066" calcext:value-type="float">
            <text:p>0.00</text:p>
          </table:table-cell>
          <table:table-cell table:style-name="ce1"/>
          <table:table-cell table:formula="of:=STDEV([$fortran_bf_mpi.Q57:$fortran_bf_mpi.Q61])" office:value-type="float" office:value="0" calcext:value-type="float">
            <text:p>0.00</text:p>
          </table:table-cell>
          <table:table-cell table:style-name="ce1"/>
          <table:table-cell table:formula="of:=STDEV([$fortran_bf_mpi.R57:$fortran_bf_mpi.R61])" office:value-type="float" office:value="2.9428372703906" calcext:value-type="float">
            <text:p>2.9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STDEV([$fortran_bf_mpi.C32:$fortran_bf_mpi.C36])" office:value-type="float" office:value="3.01209025429186" calcext:value-type="float">
            <text:p>3.01</text:p>
          </table:table-cell>
          <table:table-cell table:style-name="ce1"/>
          <table:table-cell table:formula="of:=STDEV([$fortran_bf_mpi.D32:$fortran_bf_mpi.D36])" office:value-type="float" office:value="0.66815439832422" calcext:value-type="float">
            <text:p>0.67</text:p>
          </table:table-cell>
          <table:table-cell table:style-name="ce1"/>
          <table:table-cell table:formula="of:=STDEV([$fortran_bf_mpi.E32:$fortran_bf_mpi.E36])" office:value-type="float" office:value="149.294667956695" calcext:value-type="float">
            <text:p>149.29</text:p>
          </table:table-cell>
          <table:table-cell table:style-name="ce1"/>
          <table:table-cell table:formula="of:=STDEV([$fortran_bf_mpi.F32:$fortran_bf_mpi.F36])" office:value-type="float" office:value="0.0214079424513427" calcext:value-type="float">
            <text:p>0.02</text:p>
          </table:table-cell>
          <table:table-cell table:style-name="ce1"/>
          <table:table-cell table:formula="of:=STDEV([$fortran_bf_mpi.G32:$fortran_bf_mpi.G36])" office:value-type="float" office:value="0.000447213595499958" calcext:value-type="float">
            <text:p>0.00</text:p>
          </table:table-cell>
          <table:table-cell table:style-name="ce1"/>
          <table:table-cell table:formula="of:=STDEV([$fortran_bf_mpi.I32:$fortran_bf_mpi.I36])" office:value-type="float" office:value="0.0416353215431321" calcext:value-type="float">
            <text:p>0.04</text:p>
          </table:table-cell>
          <table:table-cell table:style-name="ce1"/>
          <table:table-cell table:formula="of:=STDEV([$fortran_bf_mpi.J32:$fortran_bf_mpi.J36])" office:value-type="float" office:value="150.12529338789" calcext:value-type="float">
            <text:p>150.13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32:$fortran_bf_mpi.L36])" office:value-type="float" office:value="0.655873615874278" calcext:value-type="float">
            <text:p>0.66</text:p>
          </table:table-cell>
          <table:table-cell table:style-name="ce1"/>
          <table:table-cell table:formula="of:=STDEV([$fortran_bf_mpi.M32:$fortran_bf_mpi.M36])" office:value-type="float" office:value="0.00114017542509914" calcext:value-type="float">
            <text:p>0.00</text:p>
          </table:table-cell>
          <table:table-cell table:style-name="ce1"/>
          <table:table-cell table:formula="of:=STDEV([$fortran_bf_mpi.N32:$fortran_bf_mpi.N36])" office:value-type="float" office:value="0.682604936987713" calcext:value-type="float">
            <text:p>0.68</text:p>
          </table:table-cell>
          <table:table-cell table:style-name="ce1"/>
          <table:table-cell table:formula="of:=STDEV([$fortran_bf_mpi.O32:$fortran_bf_mpi.O36])" office:value-type="float" office:value="10.4117710645212" calcext:value-type="float">
            <text:p>10.41</text:p>
          </table:table-cell>
          <table:table-cell table:style-name="ce1"/>
          <table:table-cell table:formula="of:=STDEV([$fortran_bf_mpi.P32:$fortran_bf_mpi.P36])" office:value-type="float" office:value="0.02137054047047" calcext:value-type="float">
            <text:p>0.02</text:p>
          </table:table-cell>
          <table:table-cell table:style-name="ce1"/>
          <table:table-cell table:formula="of:=STDEV([$fortran_bf_mpi.Q32:$fortran_bf_mpi.Q36])" office:value-type="float" office:value="0.000447213595499958" calcext:value-type="float">
            <text:p>0.00</text:p>
          </table:table-cell>
          <table:table-cell table:style-name="ce1"/>
          <table:table-cell table:formula="of:=STDEV([$fortran_bf_mpi.R32:$fortran_bf_mpi.R36])" office:value-type="float" office:value="10.6202165702965" calcext:value-type="float">
            <text:p>10.6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STDEV([$fortran_bf_mpi.C37:$fortran_bf_mpi.C41])" office:value-type="float" office:value="10.7548820914039" calcext:value-type="float">
            <text:p>10.75</text:p>
          </table:table-cell>
          <table:table-cell table:style-name="ce1"/>
          <table:table-cell table:formula="of:=STDEV([$fortran_bf_mpi.D37:$fortran_bf_mpi.D41])" office:value-type="float" office:value="0.755110256849951" calcext:value-type="float">
            <text:p>0.76</text:p>
          </table:table-cell>
          <table:table-cell table:style-name="ce1"/>
          <table:table-cell table:formula="of:=STDEV([$fortran_bf_mpi.E37:$fortran_bf_mpi.E41])" office:value-type="float" office:value="31.8282079168778" calcext:value-type="float">
            <text:p>31.83</text:p>
          </table:table-cell>
          <table:table-cell table:style-name="ce1"/>
          <table:table-cell table:formula="of:=STDEV([$fortran_bf_mpi.F37:$fortran_bf_mpi.F41])" office:value-type="float" office:value="0.0283143073374575" calcext:value-type="float">
            <text:p>0.03</text:p>
          </table:table-cell>
          <table:table-cell table:style-name="ce1"/>
          <table:table-cell table:formula="of:=STDEV([$fortran_bf_mpi.G37:$fortran_bf_mpi.G41])" office:value-type="float" office:value="0" calcext:value-type="float">
            <text:p>0.00</text:p>
          </table:table-cell>
          <table:table-cell table:style-name="ce1"/>
          <table:table-cell table:formula="of:=STDEV([$fortran_bf_mpi.I37:$fortran_bf_mpi.I41])" office:value-type="float" office:value="0.0285096474899287" calcext:value-type="float">
            <text:p>0.03</text:p>
          </table:table-cell>
          <table:table-cell table:style-name="ce1"/>
          <table:table-cell table:formula="of:=STDEV([$fortran_bf_mpi.J37:$fortran_bf_mpi.J41])" office:value-type="float" office:value="29.6214442642489" calcext:value-type="float">
            <text:p>29.62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37:$fortran_bf_mpi.L41])" office:value-type="float" office:value="0.527203186636805" calcext:value-type="float">
            <text:p>0.53</text:p>
          </table:table-cell>
          <table:table-cell table:style-name="ce1"/>
          <table:table-cell table:formula="of:=STDEV([$fortran_bf_mpi.M37:$fortran_bf_mpi.M41])" office:value-type="float" office:value="0.00122474487139159" calcext:value-type="float">
            <text:p>0.00</text:p>
          </table:table-cell>
          <table:table-cell table:style-name="ce1"/>
          <table:table-cell table:formula="of:=STDEV([$fortran_bf_mpi.N37:$fortran_bf_mpi.N41])" office:value-type="float" office:value="0.764226602520482" calcext:value-type="float">
            <text:p>0.76</text:p>
          </table:table-cell>
          <table:table-cell table:style-name="ce1"/>
          <table:table-cell table:formula="of:=STDEV([$fortran_bf_mpi.O37:$fortran_bf_mpi.O41])" office:value-type="float" office:value="21.8311711825087" calcext:value-type="float">
            <text:p>21.83</text:p>
          </table:table-cell>
          <table:table-cell table:style-name="ce1"/>
          <table:table-cell table:formula="of:=STDEV([$fortran_bf_mpi.P37:$fortran_bf_mpi.P41])" office:value-type="float" office:value="0.0295330323536206" calcext:value-type="float">
            <text:p>0.03</text:p>
          </table:table-cell>
          <table:table-cell table:style-name="ce1"/>
          <table:table-cell table:formula="of:=STDEV([$fortran_bf_mpi.Q37:$fortran_bf_mpi.Q41])" office:value-type="float" office:value="0.00549545266561363" calcext:value-type="float">
            <text:p>0.01</text:p>
          </table:table-cell>
          <table:table-cell table:style-name="ce1"/>
          <table:table-cell table:formula="of:=STDEV([$fortran_bf_mpi.R37:$fortran_bf_mpi.R41])" office:value-type="float" office:value="22.4462279525982" calcext:value-type="float">
            <text:p>22.4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STDEV([$fortran_bf_mpi.C42:$fortran_bf_mpi.C46])" office:value-type="float" office:value="10.6485498543229" calcext:value-type="float">
            <text:p>10.65</text:p>
          </table:table-cell>
          <table:table-cell table:style-name="ce1"/>
          <table:table-cell table:formula="of:=STDEV([$fortran_bf_mpi.D42:$fortran_bf_mpi.D46])" office:value-type="float" office:value="0.321601150495455" calcext:value-type="float">
            <text:p>0.32</text:p>
          </table:table-cell>
          <table:table-cell table:style-name="ce1"/>
          <table:table-cell table:formula="of:=STDEV([$fortran_bf_mpi.E42:$fortran_bf_mpi.E46])" office:value-type="float" office:value="3.09237813017751" calcext:value-type="float">
            <text:p>3.09</text:p>
          </table:table-cell>
          <table:table-cell table:style-name="ce1"/>
          <table:table-cell table:formula="of:=STDEV([$fortran_bf_mpi.F42:$fortran_bf_mpi.F46])" office:value-type="float" office:value="0.0239520354041154" calcext:value-type="float">
            <text:p>0.02</text:p>
          </table:table-cell>
          <table:table-cell table:style-name="ce1"/>
          <table:table-cell table:formula="of:=STDEV([$fortran_bf_mpi.G42:$fortran_bf_mpi.G46])" office:value-type="float" office:value="0.000547722557505166" calcext:value-type="float">
            <text:p>0.00</text:p>
          </table:table-cell>
          <table:table-cell table:style-name="ce1"/>
          <table:table-cell table:formula="of:=STDEV([$fortran_bf_mpi.I42:$fortran_bf_mpi.I46])" office:value-type="float" office:value="0.034311805548528" calcext:value-type="float">
            <text:p>0.03</text:p>
          </table:table-cell>
          <table:table-cell table:style-name="ce1"/>
          <table:table-cell table:formula="of:=STDEV([$fortran_bf_mpi.J42:$fortran_bf_mpi.J46])" office:value-type="float" office:value="13.1210506248547" calcext:value-type="float">
            <text:p>13.12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42:$fortran_bf_mpi.L46])" office:value-type="float" office:value="1.16374932867865" calcext:value-type="float">
            <text:p>1.16</text:p>
          </table:table-cell>
          <table:table-cell table:style-name="ce1"/>
          <table:table-cell table:formula="of:=STDEV([$fortran_bf_mpi.M42:$fortran_bf_mpi.M46])" office:value-type="float" office:value="0.00634822809924155" calcext:value-type="float">
            <text:p>0.01</text:p>
          </table:table-cell>
          <table:table-cell table:style-name="ce1"/>
          <table:table-cell table:formula="of:=STDEV([$fortran_bf_mpi.N42:$fortran_bf_mpi.N46])" office:value-type="float" office:value="0.319228288220201" calcext:value-type="float">
            <text:p>0.32</text:p>
          </table:table-cell>
          <table:table-cell table:style-name="ce1"/>
          <table:table-cell table:formula="of:=STDEV([$fortran_bf_mpi.O42:$fortran_bf_mpi.O46])" office:value-type="float" office:value="4.07515355538905" calcext:value-type="float">
            <text:p>4.08</text:p>
          </table:table-cell>
          <table:table-cell table:style-name="ce1"/>
          <table:table-cell table:formula="of:=STDEV([$fortran_bf_mpi.P42:$fortran_bf_mpi.P46])" office:value-type="float" office:value="0.0288565417193398" calcext:value-type="float">
            <text:p>0.03</text:p>
          </table:table-cell>
          <table:table-cell table:style-name="ce1"/>
          <table:table-cell table:formula="of:=STDEV([$fortran_bf_mpi.Q42:$fortran_bf_mpi.Q46])" office:value-type="float" office:value="0.0107004672795163" calcext:value-type="float">
            <text:p>0.01</text:p>
          </table:table-cell>
          <table:table-cell table:style-name="ce1"/>
          <table:table-cell table:formula="of:=STDEV([$fortran_bf_mpi.R42:$fortran_bf_mpi.R46])" office:value-type="float" office:value="4.42284521546933" calcext:value-type="float">
            <text:p>4.4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STDEV([$fortran_bf_mpi.C47:$fortran_bf_mpi.C51])" office:value-type="float" office:value="3.60603704917184" calcext:value-type="float">
            <text:p>3.61</text:p>
          </table:table-cell>
          <table:table-cell table:style-name="ce1"/>
          <table:table-cell table:formula="of:=STDEV([$fortran_bf_mpi.D47:$fortran_bf_mpi.D51])" office:value-type="float" office:value="0.152873477097893" calcext:value-type="float">
            <text:p>0.15</text:p>
          </table:table-cell>
          <table:table-cell table:style-name="ce1"/>
          <table:table-cell table:formula="of:=STDEV([$fortran_bf_mpi.E47:$fortran_bf_mpi.E51])" office:value-type="float" office:value="4.15227892849217" calcext:value-type="float">
            <text:p>4.15</text:p>
          </table:table-cell>
          <table:table-cell table:style-name="ce1"/>
          <table:table-cell table:formula="of:=STDEV([$fortran_bf_mpi.F47:$fortran_bf_mpi.F51])" office:value-type="float" office:value="0.00996493853468249" calcext:value-type="float">
            <text:p>0.01</text:p>
          </table:table-cell>
          <table:table-cell table:style-name="ce1"/>
          <table:table-cell table:formula="of:=STDEV([$fortran_bf_mpi.G47:$fortran_bf_mpi.G51])" office:value-type="float" office:value="0" calcext:value-type="float">
            <text:p>0.00</text:p>
          </table:table-cell>
          <table:table-cell table:style-name="ce1"/>
          <table:table-cell table:formula="of:=STDEV([$fortran_bf_mpi.I47:$fortran_bf_mpi.I51])" office:value-type="float" office:value="0.029593918294136" calcext:value-type="float">
            <text:p>0.03</text:p>
          </table:table-cell>
          <table:table-cell table:style-name="ce1"/>
          <table:table-cell table:formula="of:=STDEV([$fortran_bf_mpi.J47:$fortran_bf_mpi.J51])" office:value-type="float" office:value="2.81525927757996" calcext:value-type="float">
            <text:p>2.82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47:$fortran_bf_mpi.L51])" office:value-type="float" office:value="0.87272034466947" calcext:value-type="float">
            <text:p>0.87</text:p>
          </table:table-cell>
          <table:table-cell table:style-name="ce1"/>
          <table:table-cell table:formula="of:=STDEV([$fortran_bf_mpi.M47:$fortran_bf_mpi.M51])" office:value-type="float" office:value="0.0128179561553315" calcext:value-type="float">
            <text:p>0.01</text:p>
          </table:table-cell>
          <table:table-cell table:style-name="ce1"/>
          <table:table-cell table:formula="of:=STDEV([$fortran_bf_mpi.N47:$fortran_bf_mpi.N51])" office:value-type="float" office:value="0.157047763435205" calcext:value-type="float">
            <text:p>0.16</text:p>
          </table:table-cell>
          <table:table-cell table:style-name="ce1"/>
          <table:table-cell table:formula="of:=STDEV([$fortran_bf_mpi.O47:$fortran_bf_mpi.O51])" office:value-type="float" office:value="4.00713710771169" calcext:value-type="float">
            <text:p>4.01</text:p>
          </table:table-cell>
          <table:table-cell table:style-name="ce1"/>
          <table:table-cell table:formula="of:=STDEV([$fortran_bf_mpi.P47:$fortran_bf_mpi.P51])" office:value-type="float" office:value="0.0107935165724614" calcext:value-type="float">
            <text:p>0.01</text:p>
          </table:table-cell>
          <table:table-cell table:style-name="ce1"/>
          <table:table-cell table:formula="of:=STDEV([$fortran_bf_mpi.Q47:$fortran_bf_mpi.Q51])" office:value-type="float" office:value="0.00311448230047949" calcext:value-type="float">
            <text:p>0.00</text:p>
          </table:table-cell>
          <table:table-cell table:style-name="ce1"/>
          <table:table-cell table:formula="of:=STDEV([$fortran_bf_mpi.R47:$fortran_bf_mpi.R51])" office:value-type="float" office:value="3.78325511960269" calcext:value-type="float">
            <text:p>3.7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table:formula="of:=STDEV([$fortran_bf_mpi.C52:$fortran_bf_mpi.C56])" office:value-type="float" office:value="31.0520690212424" calcext:value-type="float">
            <text:p>31.05</text:p>
          </table:table-cell>
          <table:table-cell table:style-name="ce1"/>
          <table:table-cell table:formula="of:=STDEV([$fortran_bf_mpi.D52:$fortran_bf_mpi.D56])" office:value-type="float" office:value="0.214133836653622" calcext:value-type="float">
            <text:p>0.21</text:p>
          </table:table-cell>
          <table:table-cell table:style-name="ce1"/>
          <table:table-cell table:formula="of:=STDEV([$fortran_bf_mpi.E52:$fortran_bf_mpi.E56])" office:value-type="float" office:value="7.55352960542288" calcext:value-type="float">
            <text:p>7.55</text:p>
          </table:table-cell>
          <table:table-cell table:style-name="ce1"/>
          <table:table-cell table:formula="of:=STDEV([$fortran_bf_mpi.F52:$fortran_bf_mpi.F56])" office:value-type="float" office:value="0.0169204018864801" calcext:value-type="float">
            <text:p>0.02</text:p>
          </table:table-cell>
          <table:table-cell table:style-name="ce1"/>
          <table:table-cell table:formula="of:=STDEV([$fortran_bf_mpi.G52:$fortran_bf_mpi.G56])" office:value-type="float" office:value="0" calcext:value-type="float">
            <text:p>0.00</text:p>
          </table:table-cell>
          <table:table-cell table:style-name="ce1"/>
          <table:table-cell table:formula="of:=STDEV([$fortran_bf_mpi.I52:$fortran_bf_mpi.I56])" office:value-type="float" office:value="0.0442797922307682" calcext:value-type="float">
            <text:p>0.04</text:p>
          </table:table-cell>
          <table:table-cell table:style-name="ce1"/>
          <table:table-cell table:formula="of:=STDEV([$fortran_bf_mpi.J52:$fortran_bf_mpi.J56])" office:value-type="float" office:value="28.8914701996974" calcext:value-type="float">
            <text:p>28.89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52:$fortran_bf_mpi.L56])" office:value-type="float" office:value="2.00851930535905" calcext:value-type="float">
            <text:p>2.01</text:p>
          </table:table-cell>
          <table:table-cell table:style-name="ce1"/>
          <table:table-cell table:formula="of:=STDEV([$fortran_bf_mpi.M52:$fortran_bf_mpi.M56])" office:value-type="float" office:value="0.0454180580826614" calcext:value-type="float">
            <text:p>0.05</text:p>
          </table:table-cell>
          <table:table-cell table:style-name="ce1"/>
          <table:table-cell table:formula="of:=STDEV([$fortran_bf_mpi.N52:$fortran_bf_mpi.N56])" office:value-type="float" office:value="0.216679486800204" calcext:value-type="float">
            <text:p>0.22</text:p>
          </table:table-cell>
          <table:table-cell table:style-name="ce1"/>
          <table:table-cell table:formula="of:=STDEV([$fortran_bf_mpi.O52:$fortran_bf_mpi.O56])" office:value-type="float" office:value="7.40142822028289" calcext:value-type="float">
            <text:p>7.40</text:p>
          </table:table-cell>
          <table:table-cell table:style-name="ce1"/>
          <table:table-cell table:formula="of:=STDEV([$fortran_bf_mpi.P52:$fortran_bf_mpi.P56])" office:value-type="float" office:value="0.0190131533418315" calcext:value-type="float">
            <text:p>0.02</text:p>
          </table:table-cell>
          <table:table-cell table:style-name="ce1"/>
          <table:table-cell table:formula="of:=STDEV([$fortran_bf_mpi.Q52:$fortran_bf_mpi.Q56])" office:value-type="float" office:value="0.00810555365166378" calcext:value-type="float">
            <text:p>0.01</text:p>
          </table:table-cell>
          <table:table-cell table:style-name="ce1"/>
          <table:table-cell table:formula="of:=STDEV([$fortran_bf_mpi.R52:$fortran_bf_mpi.R56])" office:value-type="float" office:value="5.68712675258781" calcext:value-type="float">
            <text:p>5.69</text:p>
          </table:table-cell>
          <table:table-cell table:number-columns-repeated="18"/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Seq</text:p>
          </table:table-cell>
          <table:table-cell/>
          <table:table-cell table:formula="of:=[$'f90-sequential'.O10]" office:value-type="float" office:value="72.7503774574401" calcext:value-type="float">
            <text:p>72.75</text:p>
          </table:table-cell>
          <table:table-cell table:style-name="ce1"/>
          <table:table-cell/>
          <table:table-cell table:style-name="ce1"/>
          <table:table-cell table:formula="of:=[$'f90-sequential'.P10]" office:value-type="float" office:value="180268.476248761" calcext:value-type="float">
            <text:p>180268.48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formula="of:=[$'f90-sequential'.R10]" office:value-type="float" office:value="0" calcext:value-type="float">
            <text:p>0.00</text:p>
          </table:table-cell>
          <table:table-cell table:style-name="ce1"/>
          <table:table-cell table:formula="of:=[$'f90-sequential'.S10]" office:value-type="float" office:value="180336.520276191" calcext:value-type="float">
            <text:p>180336.52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style-name="ce1"/>
          <table:table-cell office:value-type="float" office:value="0" calcext:value-type="float">
            <text:p>0.0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TDEV([$fortran_bf_mpi.C87:$fortran_bf_mpi.C91])" office:value-type="float" office:value="74.0609047048442" calcext:value-type="float">
            <text:p>74.06</text:p>
          </table:table-cell>
          <table:table-cell table:style-name="ce1"/>
          <table:table-cell table:formula="of:=STDEV([$fortran_bf_mpi.D87:$fortran_bf_mpi.D91])" office:value-type="float" office:value="15.2728865739257" calcext:value-type="float">
            <text:p>15.27</text:p>
          </table:table-cell>
          <table:table-cell table:style-name="ce1"/>
          <table:table-cell table:formula="of:=STDEV([$fortran_bf_mpi.E87:$fortran_bf_mpi.E91])" office:value-type="float" office:value="11517.0411844254" calcext:value-type="float">
            <text:p>11517.04</text:p>
          </table:table-cell>
          <table:table-cell table:style-name="ce1"/>
          <table:table-cell table:formula="of:=STDEV([$fortran_bf_mpi.F87:$fortran_bf_mpi.F91])" office:value-type="float" office:value="0.134192026588765" calcext:value-type="float">
            <text:p>0.13</text:p>
          </table:table-cell>
          <table:table-cell table:style-name="ce1"/>
          <table:table-cell table:formula="of:=STDEV([$fortran_bf_mpi.G87:$fortran_bf_mpi.G91])" office:value-type="float" office:value="0" calcext:value-type="float">
            <text:p>0.00</text:p>
          </table:table-cell>
          <table:table-cell table:style-name="ce1"/>
          <table:table-cell table:formula="of:=STDEV([$fortran_bf_mpi.I87:$fortran_bf_mpi.I91])" office:value-type="float" office:value="0.133644304031261" calcext:value-type="float">
            <text:p>0.13</text:p>
          </table:table-cell>
          <table:table-cell table:style-name="ce1"/>
          <table:table-cell table:formula="of:=STDEV([$fortran_bf_mpi.J87:$fortran_bf_mpi.J91])" office:value-type="float" office:value="11566.8105335373" calcext:value-type="float">
            <text:p>11566.81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87:$fortran_bf_mpi.L91])" office:value-type="float" office:value="2.01129020780195" calcext:value-type="float">
            <text:p>2.01</text:p>
          </table:table-cell>
          <table:table-cell table:style-name="ce1"/>
          <table:table-cell table:formula="of:=STDEV([$fortran_bf_mpi.M87:$fortran_bf_mpi.M91])" office:value-type="float" office:value="0.000547722557505166" calcext:value-type="float">
            <text:p>0.00</text:p>
          </table:table-cell>
          <table:table-cell table:style-name="ce1"/>
          <table:table-cell table:formula="of:=STDEV([$fortran_bf_mpi.N87:$fortran_bf_mpi.N91])" office:value-type="float" office:value="0.32490998753501" calcext:value-type="float">
            <text:p>0.32</text:p>
          </table:table-cell>
          <table:table-cell table:style-name="ce1"/>
          <table:table-cell table:formula="of:=STDEV([$fortran_bf_mpi.O87:$fortran_bf_mpi.O91])" office:value-type="float" office:value="0" calcext:value-type="float">
            <text:p>0.00</text:p>
          </table:table-cell>
          <table:table-cell table:style-name="ce1"/>
          <table:table-cell table:formula="of:=STDEV([$fortran_bf_mpi.P87:$fortran_bf_mpi.P91])" office:value-type="float" office:value="0" calcext:value-type="float">
            <text:p>0.00</text:p>
          </table:table-cell>
          <table:table-cell table:style-name="ce1"/>
          <table:table-cell table:formula="of:=STDEV([$fortran_bf_mpi.Q87:$fortran_bf_mpi.Q91])" office:value-type="float" office:value="0" calcext:value-type="float">
            <text:p>0.00</text:p>
          </table:table-cell>
          <table:table-cell table:style-name="ce1"/>
          <table:table-cell table:formula="of:=STDEV([$fortran_bf_mpi.R87:$fortran_bf_mpi.R91])" office:value-type="float" office:value="1.84440003795272" calcext:value-type="float">
            <text:p>1.8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STDEV([$fortran_bf_mpi.C62:$fortran_bf_mpi.C66])" office:value-type="float" office:value="86.3370917815744" calcext:value-type="float">
            <text:p>86.34</text:p>
          </table:table-cell>
          <table:table-cell table:style-name="ce1"/>
          <table:table-cell table:formula="of:=STDEV([$fortran_bf_mpi.D62:$fortran_bf_mpi.D66])" office:value-type="float" office:value="0.8197949743686" calcext:value-type="float">
            <text:p>0.82</text:p>
          </table:table-cell>
          <table:table-cell table:style-name="ce1"/>
          <table:table-cell table:formula="of:=STDEV([$fortran_bf_mpi.E62:$fortran_bf_mpi.E66])" office:value-type="float" office:value="7483.18257592924" calcext:value-type="float">
            <text:p>7483.18</text:p>
          </table:table-cell>
          <table:table-cell table:style-name="ce1"/>
          <table:table-cell table:formula="of:=STDEV([$fortran_bf_mpi.F62:$fortran_bf_mpi.F66])" office:value-type="float" office:value="0.396265315161446" calcext:value-type="float">
            <text:p>0.40</text:p>
          </table:table-cell>
          <table:table-cell table:style-name="ce1"/>
          <table:table-cell table:formula="of:=STDEV([$fortran_bf_mpi.G62:$fortran_bf_mpi.G66])" office:value-type="float" office:value="0" calcext:value-type="float">
            <text:p>0.00</text:p>
          </table:table-cell>
          <table:table-cell table:style-name="ce1"/>
          <table:table-cell table:formula="of:=STDEV([$fortran_bf_mpi.I62:$fortran_bf_mpi.I66])" office:value-type="float" office:value="0.0668221520156303" calcext:value-type="float">
            <text:p>0.07</text:p>
          </table:table-cell>
          <table:table-cell table:style-name="ce1"/>
          <table:table-cell table:formula="of:=STDEV([$fortran_bf_mpi.J62:$fortran_bf_mpi.J66])" office:value-type="float" office:value="7480.07003246794" calcext:value-type="float">
            <text:p>7480.07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62:$fortran_bf_mpi.L66])" office:value-type="float" office:value="0.872519512675792" calcext:value-type="float">
            <text:p>0.87</text:p>
          </table:table-cell>
          <table:table-cell table:style-name="ce1"/>
          <table:table-cell table:formula="of:=STDEV([$fortran_bf_mpi.M62:$fortran_bf_mpi.M66])" office:value-type="float" office:value="0.00516720427310553" calcext:value-type="float">
            <text:p>0.01</text:p>
          </table:table-cell>
          <table:table-cell table:style-name="ce1"/>
          <table:table-cell table:formula="of:=STDEV([$fortran_bf_mpi.N62:$fortran_bf_mpi.N66])" office:value-type="float" office:value="0.909622723990554" calcext:value-type="float">
            <text:p>0.91</text:p>
          </table:table-cell>
          <table:table-cell table:style-name="ce1"/>
          <table:table-cell table:formula="of:=STDEV([$fortran_bf_mpi.O62:$fortran_bf_mpi.O66])" office:value-type="float" office:value="3050.52640509032" calcext:value-type="float">
            <text:p>3050.53</text:p>
          </table:table-cell>
          <table:table-cell table:style-name="ce1"/>
          <table:table-cell table:formula="of:=STDEV([$fortran_bf_mpi.P62:$fortran_bf_mpi.P66])" office:value-type="float" office:value="0.316310764913242" calcext:value-type="float">
            <text:p>0.32</text:p>
          </table:table-cell>
          <table:table-cell table:style-name="ce1"/>
          <table:table-cell table:formula="of:=STDEV([$fortran_bf_mpi.Q62:$fortran_bf_mpi.Q66])" office:value-type="float" office:value="0.0668221520156303" calcext:value-type="float">
            <text:p>0.07</text:p>
          </table:table-cell>
          <table:table-cell table:style-name="ce1"/>
          <table:table-cell table:formula="of:=STDEV([$fortran_bf_mpi.R62:$fortran_bf_mpi.R66])" office:value-type="float" office:value="3050.24699534157" calcext:value-type="float">
            <text:p>3050.2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STDEV([$fortran_bf_mpi.C67:$fortran_bf_mpi.C71])" office:value-type="float" office:value="71.4732108884161" calcext:value-type="float">
            <text:p>71.47</text:p>
          </table:table-cell>
          <table:table-cell table:style-name="ce1"/>
          <table:table-cell table:formula="of:=STDEV([$fortran_bf_mpi.D67:$fortran_bf_mpi.D71])" office:value-type="float" office:value="10.4123411776603" calcext:value-type="float">
            <text:p>10.41</text:p>
          </table:table-cell>
          <table:table-cell table:style-name="ce1"/>
          <table:table-cell table:formula="of:=STDEV([$fortran_bf_mpi.E67:$fortran_bf_mpi.E71])" office:value-type="float" office:value="1007.1586634303" calcext:value-type="float">
            <text:p>1007.16</text:p>
          </table:table-cell>
          <table:table-cell table:style-name="ce1"/>
          <table:table-cell table:formula="of:=STDEV([$fortran_bf_mpi.F67:$fortran_bf_mpi.F71])" office:value-type="float" office:value="0.465294208001776" calcext:value-type="float">
            <text:p>0.47</text:p>
          </table:table-cell>
          <table:table-cell table:style-name="ce1"/>
          <table:table-cell table:formula="of:=STDEV([$fortran_bf_mpi.G67:$fortran_bf_mpi.G71])" office:value-type="float" office:value="0.00670820393249937" calcext:value-type="float">
            <text:p>0.01</text:p>
          </table:table-cell>
          <table:table-cell table:style-name="ce1"/>
          <table:table-cell table:formula="of:=STDEV([$fortran_bf_mpi.I67:$fortran_bf_mpi.I71])" office:value-type="float" office:value="0.0167092788593643" calcext:value-type="float">
            <text:p>0.02</text:p>
          </table:table-cell>
          <table:table-cell table:style-name="ce1"/>
          <table:table-cell table:formula="of:=STDEV([$fortran_bf_mpi.J67:$fortran_bf_mpi.J71])" office:value-type="float" office:value="986.939292574374" calcext:value-type="float">
            <text:p>986.94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67:$fortran_bf_mpi.L71])" office:value-type="float" office:value="0.905416092191872" calcext:value-type="float">
            <text:p>0.91</text:p>
          </table:table-cell>
          <table:table-cell table:style-name="ce1"/>
          <table:table-cell table:formula="of:=STDEV([$fortran_bf_mpi.M67:$fortran_bf_mpi.M71])" office:value-type="float" office:value="0.0207797978815964" calcext:value-type="float">
            <text:p>0.02</text:p>
          </table:table-cell>
          <table:table-cell table:style-name="ce1"/>
          <table:table-cell table:formula="of:=STDEV([$fortran_bf_mpi.N67:$fortran_bf_mpi.N71])" office:value-type="float" office:value="10.6326116500134" calcext:value-type="float">
            <text:p>10.63</text:p>
          </table:table-cell>
          <table:table-cell table:style-name="ce1"/>
          <table:table-cell table:formula="of:=STDEV([$fortran_bf_mpi.O67:$fortran_bf_mpi.O71])" office:value-type="float" office:value="1833.04765190769" calcext:value-type="float">
            <text:p>1833.05</text:p>
          </table:table-cell>
          <table:table-cell table:style-name="ce1"/>
          <table:table-cell table:formula="of:=STDEV([$fortran_bf_mpi.P67:$fortran_bf_mpi.P71])" office:value-type="float" office:value="0.478394502476774" calcext:value-type="float">
            <text:p>0.48</text:p>
          </table:table-cell>
          <table:table-cell table:style-name="ce1"/>
          <table:table-cell table:formula="of:=STDEV([$fortran_bf_mpi.Q67:$fortran_bf_mpi.Q71])" office:value-type="float" office:value="0.016431676725155" calcext:value-type="float">
            <text:p>0.02</text:p>
          </table:table-cell>
          <table:table-cell table:style-name="ce1"/>
          <table:table-cell table:formula="of:=STDEV([$fortran_bf_mpi.R67:$fortran_bf_mpi.R71])" office:value-type="float" office:value="1838.43594598235" calcext:value-type="float">
            <text:p>1838.4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STDEV([$fortran_bf_mpi.C72:$fortran_bf_mpi.C76])" office:value-type="float" office:value="44.0446222199715" calcext:value-type="float">
            <text:p>44.04</text:p>
          </table:table-cell>
          <table:table-cell table:style-name="ce1"/>
          <table:table-cell table:formula="of:=STDEV([$fortran_bf_mpi.D72:$fortran_bf_mpi.D76])" office:value-type="float" office:value="3.46440026555825" calcext:value-type="float">
            <text:p>3.46</text:p>
          </table:table-cell>
          <table:table-cell table:style-name="ce1"/>
          <table:table-cell table:formula="of:=STDEV([$fortran_bf_mpi.E72:$fortran_bf_mpi.E76])" office:value-type="float" office:value="60.3603960598347" calcext:value-type="float">
            <text:p>60.36</text:p>
          </table:table-cell>
          <table:table-cell table:style-name="ce1"/>
          <table:table-cell table:formula="of:=STDEV([$fortran_bf_mpi.F72:$fortran_bf_mpi.F76])" office:value-type="float" office:value="0.075296082235399" calcext:value-type="float">
            <text:p>0.08</text:p>
          </table:table-cell>
          <table:table-cell table:style-name="ce1"/>
          <table:table-cell table:formula="of:=STDEV([$fortran_bf_mpi.G72:$fortran_bf_mpi.G76])" office:value-type="float" office:value="0.00219089023002066" calcext:value-type="float">
            <text:p>0.00</text:p>
          </table:table-cell>
          <table:table-cell table:style-name="ce1"/>
          <table:table-cell table:formula="of:=STDEV([$fortran_bf_mpi.I72:$fortran_bf_mpi.I76])" office:value-type="float" office:value="0.0400898989771738" calcext:value-type="float">
            <text:p>0.04</text:p>
          </table:table-cell>
          <table:table-cell table:style-name="ce1"/>
          <table:table-cell table:formula="of:=STDEV([$fortran_bf_mpi.J72:$fortran_bf_mpi.J76])" office:value-type="float" office:value="63.9313023698109" calcext:value-type="float">
            <text:p>63.93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72:$fortran_bf_mpi.L76])" office:value-type="float" office:value="0.633915846149944" calcext:value-type="float">
            <text:p>0.63</text:p>
          </table:table-cell>
          <table:table-cell table:style-name="ce1"/>
          <table:table-cell table:formula="of:=STDEV([$fortran_bf_mpi.M72:$fortran_bf_mpi.M76])" office:value-type="float" office:value="0.0109544511501033" calcext:value-type="float">
            <text:p>0.01</text:p>
          </table:table-cell>
          <table:table-cell table:style-name="ce1"/>
          <table:table-cell table:formula="of:=STDEV([$fortran_bf_mpi.N72:$fortran_bf_mpi.N76])" office:value-type="float" office:value="3.59647524668249" calcext:value-type="float">
            <text:p>3.60</text:p>
          </table:table-cell>
          <table:table-cell table:style-name="ce1"/>
          <table:table-cell table:formula="of:=STDEV([$fortran_bf_mpi.O72:$fortran_bf_mpi.O76])" office:value-type="float" office:value="194.299310934187" calcext:value-type="float">
            <text:p>194.30</text:p>
          </table:table-cell>
          <table:table-cell table:style-name="ce1"/>
          <table:table-cell table:formula="of:=STDEV([$fortran_bf_mpi.P72:$fortran_bf_mpi.P76])" office:value-type="float" office:value="0.0802602018437534" calcext:value-type="float">
            <text:p>0.08</text:p>
          </table:table-cell>
          <table:table-cell table:style-name="ce1"/>
          <table:table-cell table:formula="of:=STDEV([$fortran_bf_mpi.Q72:$fortran_bf_mpi.Q76])" office:value-type="float" office:value="0.00913783344124853" calcext:value-type="float">
            <text:p>0.01</text:p>
          </table:table-cell>
          <table:table-cell table:style-name="ce1"/>
          <table:table-cell table:formula="of:=STDEV([$fortran_bf_mpi.R72:$fortran_bf_mpi.R76])" office:value-type="float" office:value="194.05659114212" calcext:value-type="float">
            <text:p>194.0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STDEV([$fortran_bf_mpi.C77:$fortran_bf_mpi.C81])" office:value-type="float" office:value="63.8284832837191" calcext:value-type="float">
            <text:p>63.83</text:p>
          </table:table-cell>
          <table:table-cell table:style-name="ce1"/>
          <table:table-cell table:formula="of:=STDEV([$fortran_bf_mpi.D77:$fortran_bf_mpi.D81])" office:value-type="float" office:value="0.832580926997506" calcext:value-type="float">
            <text:p>0.83</text:p>
          </table:table-cell>
          <table:table-cell table:style-name="ce1"/>
          <table:table-cell table:formula="of:=STDEV([$fortran_bf_mpi.E77:$fortran_bf_mpi.E81])" office:value-type="float" office:value="5.70025830116527" calcext:value-type="float">
            <text:p>5.70</text:p>
          </table:table-cell>
          <table:table-cell table:style-name="ce1"/>
          <table:table-cell table:formula="of:=STDEV([$fortran_bf_mpi.F77:$fortran_bf_mpi.F81])" office:value-type="float" office:value="0.101067799026199" calcext:value-type="float">
            <text:p>0.10</text:p>
          </table:table-cell>
          <table:table-cell table:style-name="ce1"/>
          <table:table-cell table:formula="of:=STDEV([$fortran_bf_mpi.G77:$fortran_bf_mpi.G81])" office:value-type="float" office:value="0" calcext:value-type="float">
            <text:p>0.00</text:p>
          </table:table-cell>
          <table:table-cell table:style-name="ce1"/>
          <table:table-cell table:formula="of:=STDEV([$fortran_bf_mpi.I77:$fortran_bf_mpi.I81])" office:value-type="float" office:value="0.0387143384290627" calcext:value-type="float">
            <text:p>0.04</text:p>
          </table:table-cell>
          <table:table-cell table:style-name="ce1"/>
          <table:table-cell table:formula="of:=STDEV([$fortran_bf_mpi.J77:$fortran_bf_mpi.J81])" office:value-type="float" office:value="62.4876761713858" calcext:value-type="float">
            <text:p>62.49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77:$fortran_bf_mpi.L81])" office:value-type="float" office:value="1.91849641646785" calcext:value-type="float">
            <text:p>1.92</text:p>
          </table:table-cell>
          <table:table-cell table:style-name="ce1"/>
          <table:table-cell table:formula="of:=STDEV([$fortran_bf_mpi.M77:$fortran_bf_mpi.M81])" office:value-type="float" office:value="0.00752994023880668" calcext:value-type="float">
            <text:p>0.01</text:p>
          </table:table-cell>
          <table:table-cell table:style-name="ce1"/>
          <table:table-cell table:formula="of:=STDEV([$fortran_bf_mpi.N77:$fortran_bf_mpi.N81])" office:value-type="float" office:value="0.882839056680202" calcext:value-type="float">
            <text:p>0.88</text:p>
          </table:table-cell>
          <table:table-cell table:style-name="ce1"/>
          <table:table-cell table:formula="of:=STDEV([$fortran_bf_mpi.O77:$fortran_bf_mpi.O81])" office:value-type="float" office:value="6.68108238236889" calcext:value-type="float">
            <text:p>6.68</text:p>
          </table:table-cell>
          <table:table-cell table:style-name="ce1"/>
          <table:table-cell table:formula="of:=STDEV([$fortran_bf_mpi.P77:$fortran_bf_mpi.P81])" office:value-type="float" office:value="0.0964432475604176" calcext:value-type="float">
            <text:p>0.10</text:p>
          </table:table-cell>
          <table:table-cell table:style-name="ce1"/>
          <table:table-cell table:formula="of:=STDEV([$fortran_bf_mpi.Q77:$fortran_bf_mpi.Q81])" office:value-type="float" office:value="0.0124779806058513" calcext:value-type="float">
            <text:p>0.01</text:p>
          </table:table-cell>
          <table:table-cell table:style-name="ce1"/>
          <table:table-cell table:formula="of:=STDEV([$fortran_bf_mpi.R77:$fortran_bf_mpi.R81])" office:value-type="float" office:value="6.5021894620197" calcext:value-type="float">
            <text:p>6.5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table:formula="of:=STDEV([$fortran_bf_mpi.C82:$fortran_bf_mpi.C86])" office:value-type="float" office:value="39.0086367680286" calcext:value-type="float">
            <text:p>39.01</text:p>
          </table:table-cell>
          <table:table-cell table:style-name="ce1"/>
          <table:table-cell table:formula="of:=STDEV([$fortran_bf_mpi.D82:$fortran_bf_mpi.D86])" office:value-type="float" office:value="0.661534579595061" calcext:value-type="float">
            <text:p>0.66</text:p>
          </table:table-cell>
          <table:table-cell table:style-name="ce1"/>
          <table:table-cell table:formula="of:=STDEV([$fortran_bf_mpi.E82:$fortran_bf_mpi.E86])" office:value-type="float" office:value="11.8182892670639" calcext:value-type="float">
            <text:p>11.82</text:p>
          </table:table-cell>
          <table:table-cell table:style-name="ce1"/>
          <table:table-cell table:formula="of:=STDEV([$fortran_bf_mpi.F82:$fortran_bf_mpi.F86])" office:value-type="float" office:value="0.202334623828945" calcext:value-type="float">
            <text:p>0.20</text:p>
          </table:table-cell>
          <table:table-cell table:style-name="ce1"/>
          <table:table-cell table:formula="of:=STDEV([$fortran_bf_mpi.G82:$fortran_bf_mpi.G86])" office:value-type="float" office:value="0" calcext:value-type="float">
            <text:p>0.00</text:p>
          </table:table-cell>
          <table:table-cell table:style-name="ce1"/>
          <table:table-cell table:formula="of:=STDEV([$fortran_bf_mpi.I82:$fortran_bf_mpi.I86])" office:value-type="float" office:value="0.0363689427946428" calcext:value-type="float">
            <text:p>0.04</text:p>
          </table:table-cell>
          <table:table-cell table:style-name="ce1"/>
          <table:table-cell table:formula="of:=STDEV([$fortran_bf_mpi.J82:$fortran_bf_mpi.J86])" office:value-type="float" office:value="41.8562797642121" calcext:value-type="float">
            <text:p>41.86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formula="of:=STDEV([$fortran_bf_mpi.L82:$fortran_bf_mpi.L86])" office:value-type="float" office:value="1.35164891891349" calcext:value-type="float">
            <text:p>1.35</text:p>
          </table:table-cell>
          <table:table-cell table:style-name="ce1"/>
          <table:table-cell table:formula="of:=STDEV([$fortran_bf_mpi.M82:$fortran_bf_mpi.M86])" office:value-type="float" office:value="0.00204939015319192" calcext:value-type="float">
            <text:p>0.00</text:p>
          </table:table-cell>
          <table:table-cell table:style-name="ce1"/>
          <table:table-cell table:formula="of:=STDEV([$fortran_bf_mpi.N82:$fortran_bf_mpi.N86])" office:value-type="float" office:value="0.453431692760883" calcext:value-type="float">
            <text:p>0.45</text:p>
          </table:table-cell>
          <table:table-cell table:style-name="ce1"/>
          <table:table-cell table:formula="of:=STDEV([$fortran_bf_mpi.O82:$fortran_bf_mpi.O86])" office:value-type="float" office:value="11.9110079422356" calcext:value-type="float">
            <text:p>11.91</text:p>
          </table:table-cell>
          <table:table-cell table:style-name="ce1"/>
          <table:table-cell table:formula="of:=STDEV([$fortran_bf_mpi.P82:$fortran_bf_mpi.P86])" office:value-type="float" office:value="0.220625927760088" calcext:value-type="float">
            <text:p>0.22</text:p>
          </table:table-cell>
          <table:table-cell table:style-name="ce1"/>
          <table:table-cell table:formula="of:=STDEV([$fortran_bf_mpi.Q82:$fortran_bf_mpi.Q86])" office:value-type="float" office:value="0.0397303410506379" calcext:value-type="float">
            <text:p>0.04</text:p>
          </table:table-cell>
          <table:table-cell table:style-name="ce1"/>
          <table:table-cell table:formula="of:=STDEV([$fortran_bf_mpi.R82:$fortran_bf_mpi.R86])" office:value-type="float" office:value="10.2511172464273" calcext:value-type="float">
            <text:p>10.2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15">
      <number:number number:decimal-places="16" number:min-decimal-places="16" number:min-integer-digits="1"/>
    </number:number-style>
    <number:number-style style:name="N116">
      <number:number number:decimal-places="17" number:min-decimal-places="17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8" number:min-decimal-places="18" number:min-integer-digits="1"/>
    </number:number-style>
    <number:number-style style:name="N123">
      <number:number number:decimal-places="19" number:min-decimal-places="19" number:min-integer-digits="1"/>
    </number:number-style>
    <number:number-style style:name="N124">
      <number:number number:decimal-places="20" number:min-decimal-places="20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6:55:42.3660415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8T20:51:39.600431103</meta:creation-date>
    <dc:date>2022-05-30T18:55:36.728200976</dc:date>
    <meta:editing-duration>PT2H48M16S</meta:editing-duration>
    <meta:editing-cycles>52</meta:editing-cycles>
    <meta:generator>LibreOffice/7.2.7.2$Linux_X86_64 LibreOffice_project/20$Build-2</meta:generator>
    <meta:document-statistic meta:table-count="10" meta:cell-count="8349" meta:object-count="0"/>
  </office:meta>
</office:document-meta>
</file>